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8" table:number-columns-repeated="8" table:default-cell-style-name="Default"/>
        <table:table-row table:style-name="ro1">
          <table:table-cell/>
          <table:table-cell office:value-type="string" calcext:value-type="string">
            <text:p>Time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manded Roll</text:p>
          </table:table-cell>
          <table:table-cell office:value-type="string" calcext:value-type="string">
            <text:p>Actual Roll</text:p>
          </table:table-cell>
          <table:table-cell office:value-type="string" calcext:value-type="string">
            <text:p>Absolute Roll Error</text:p>
          </table:table-cell>
          <table:table-cell office:value-type="string" calcext:value-type="string">
            <text:p>Signed Roll Error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035000" calcext:value-type="float">
            <text:p>57035000</text:p>
          </table:table-cell>
          <table:table-cell table:formula="of:=[.B2]/1000000" office:value-type="float" office:value="57.035" calcext:value-type="float">
            <text:p>57.035</text:p>
          </table:table-cell>
          <table:table-cell office:value-type="float" office:value="0" calcext:value-type="float">
            <text:p>0</text:p>
          </table:table-cell>
          <table:table-cell office:value-type="float" office:value="-14.58" calcext:value-type="float">
            <text:p>-14.58</text:p>
          </table:table-cell>
          <table:table-cell table:formula="of:=ABS([.D2]-[.E2])" office:value-type="float" office:value="14.58" calcext:value-type="float">
            <text:p>14.58</text:p>
          </table:table-cell>
          <table:table-cell table:formula="of:= [.D2]-[.E2]" office:value-type="float" office:value="14.58" calcext:value-type="float">
            <text:p>14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055000" calcext:value-type="float">
            <text:p>57055000</text:p>
          </table:table-cell>
          <table:table-cell table:formula="of:=[.B3]/1000000" office:value-type="float" office:value="57.055" calcext:value-type="float">
            <text:p>57.055</text:p>
          </table:table-cell>
          <table:table-cell office:value-type="float" office:value="0" calcext:value-type="float">
            <text:p>0</text:p>
          </table:table-cell>
          <table:table-cell office:value-type="float" office:value="-14.83" calcext:value-type="float">
            <text:p>-14.83</text:p>
          </table:table-cell>
          <table:table-cell table:formula="of:=ABS([.D3]-[.E3])" office:value-type="float" office:value="14.83" calcext:value-type="float">
            <text:p>14.83</text:p>
          </table:table-cell>
          <table:table-cell table:formula="of:= [.D3]-[.E3]" office:value-type="float" office:value="14.83" calcext:value-type="float">
            <text:p>14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075000" calcext:value-type="float">
            <text:p>57075000</text:p>
          </table:table-cell>
          <table:table-cell table:formula="of:=[.B4]/1000000" office:value-type="float" office:value="57.075" calcext:value-type="float">
            <text:p>57.075</text:p>
          </table:table-cell>
          <table:table-cell office:value-type="float" office:value="0" calcext:value-type="float">
            <text:p>0</text:p>
          </table:table-cell>
          <table:table-cell office:value-type="float" office:value="-14.9" calcext:value-type="float">
            <text:p>-14.9</text:p>
          </table:table-cell>
          <table:table-cell table:formula="of:=ABS([.D4]-[.E4])" office:value-type="float" office:value="14.9" calcext:value-type="float">
            <text:p>14.9</text:p>
          </table:table-cell>
          <table:table-cell table:formula="of:= [.D4]-[.E4]" office:value-type="float" office:value="14.9" calcext:value-type="float">
            <text:p>14.9</text:p>
          </table:table-cell>
          <table:table-cell table:number-columns-repeated="5"/>
          <table:table-cell office:value-type="string" calcext:value-type="string">
            <text:p>Til 98%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095000" calcext:value-type="float">
            <text:p>57095000</text:p>
          </table:table-cell>
          <table:table-cell table:formula="of:=[.B5]/1000000" office:value-type="float" office:value="57.095" calcext:value-type="float">
            <text:p>57.095</text:p>
          </table:table-cell>
          <table:table-cell office:value-type="float" office:value="0" calcext:value-type="float">
            <text:p>0</text:p>
          </table:table-cell>
          <table:table-cell office:value-type="float" office:value="-14.83" calcext:value-type="float">
            <text:p>-14.83</text:p>
          </table:table-cell>
          <table:table-cell table:formula="of:=ABS([.D5]-[.E5])" office:value-type="float" office:value="14.83" calcext:value-type="float">
            <text:p>14.83</text:p>
          </table:table-cell>
          <table:table-cell table:formula="of:= [.D5]-[.E5]" office:value-type="float" office:value="14.83" calcext:value-type="float">
            <text:p>14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115000" calcext:value-type="float">
            <text:p>57115000</text:p>
          </table:table-cell>
          <table:table-cell table:formula="of:=[.B6]/1000000" office:value-type="float" office:value="57.115" calcext:value-type="float">
            <text:p>57.115</text:p>
          </table:table-cell>
          <table:table-cell office:value-type="float" office:value="0" calcext:value-type="float">
            <text:p>0</text:p>
          </table:table-cell>
          <table:table-cell office:value-type="float" office:value="-14.63" calcext:value-type="float">
            <text:p>-14.63</text:p>
          </table:table-cell>
          <table:table-cell table:formula="of:=ABS([.D6]-[.E6])" office:value-type="float" office:value="14.63" calcext:value-type="float">
            <text:p>14.63</text:p>
          </table:table-cell>
          <table:table-cell table:formula="of:= [.D6]-[.E6]" office:value-type="float" office:value="14.63" calcext:value-type="float">
            <text:p>14.63</text:p>
          </table:table-cell>
          <table:table-cell table:number-columns-repeated="5"/>
          <table:table-cell office:value-type="string" calcext:value-type="string">
            <text:p>S to L</text:p>
          </table:table-cell>
          <table:table-cell office:value-type="float" office:value="61.135" calcext:value-type="float">
            <text:p>61.135</text:p>
          </table:table-cell>
          <table:table-cell office:value-type="float" office:value="62.595" calcext:value-type="float">
            <text:p>62.595</text:p>
          </table:table-cell>
          <table:table-cell table:formula="of:=[.O6]-[.N6]" office:value-type="float" office:value="1.46" calcext:value-type="float">
            <text:p>1.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135000" calcext:value-type="float">
            <text:p>57135000</text:p>
          </table:table-cell>
          <table:table-cell table:formula="of:=[.B7]/1000000" office:value-type="float" office:value="57.135" calcext:value-type="float">
            <text:p>57.135</text:p>
          </table:table-cell>
          <table:table-cell office:value-type="float" office:value="0" calcext:value-type="float">
            <text:p>0</text:p>
          </table:table-cell>
          <table:table-cell office:value-type="float" office:value="-14.33" calcext:value-type="float">
            <text:p>-14.33</text:p>
          </table:table-cell>
          <table:table-cell table:formula="of:=ABS([.D7]-[.E7])" office:value-type="float" office:value="14.33" calcext:value-type="float">
            <text:p>14.33</text:p>
          </table:table-cell>
          <table:table-cell table:formula="of:= [.D7]-[.E7]" office:value-type="float" office:value="14.33" calcext:value-type="float">
            <text:p>14.33</text:p>
          </table:table-cell>
          <table:table-cell table:number-columns-repeated="5"/>
          <table:table-cell office:value-type="string" calcext:value-type="string">
            <text:p>L to R</text:p>
          </table:table-cell>
          <table:table-cell office:value-type="float" office:value="65.235" calcext:value-type="float">
            <text:p>65.235</text:p>
          </table:table-cell>
          <table:table-cell office:value-type="float" office:value="67.095" calcext:value-type="float">
            <text:p>67.095</text:p>
          </table:table-cell>
          <table:table-cell table:formula="of:=[.O7]-[.N7]" office:value-type="float" office:value="1.86" calcext:value-type="float">
            <text:p>1.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155000" calcext:value-type="float">
            <text:p>57155000</text:p>
          </table:table-cell>
          <table:table-cell table:formula="of:=[.B8]/1000000" office:value-type="float" office:value="57.155" calcext:value-type="float">
            <text:p>57.155</text:p>
          </table:table-cell>
          <table:table-cell office:value-type="float" office:value="0" calcext:value-type="float">
            <text:p>0</text:p>
          </table:table-cell>
          <table:table-cell office:value-type="float" office:value="-13.95" calcext:value-type="float">
            <text:p>-13.95</text:p>
          </table:table-cell>
          <table:table-cell table:formula="of:=ABS([.D8]-[.E8])" office:value-type="float" office:value="13.95" calcext:value-type="float">
            <text:p>13.95</text:p>
          </table:table-cell>
          <table:table-cell table:formula="of:= [.D8]-[.E8]" office:value-type="float" office:value="13.95" calcext:value-type="float">
            <text:p>13.95</text:p>
          </table:table-cell>
          <table:table-cell table:number-columns-repeated="5"/>
          <table:table-cell office:value-type="string" calcext:value-type="string">
            <text:p>R to S</text:p>
          </table:table-cell>
          <table:table-cell office:value-type="float" office:value="69.335" calcext:value-type="float">
            <text:p>69.335</text:p>
          </table:table-cell>
          <table:table-cell office:value-type="float" office:value="71.395" calcext:value-type="float">
            <text:p>71.395</text:p>
          </table:table-cell>
          <table:table-cell table:formula="of:=[.O8]-[.N8]" office:value-type="float" office:value="2.06" calcext:value-type="float">
            <text:p>2.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175000" calcext:value-type="float">
            <text:p>57175000</text:p>
          </table:table-cell>
          <table:table-cell table:formula="of:=[.B9]/1000000" office:value-type="float" office:value="57.175" calcext:value-type="float">
            <text:p>57.175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formula="of:=ABS([.D9]-[.E9])" office:value-type="float" office:value="13.5" calcext:value-type="float">
            <text:p>13.5</text:p>
          </table:table-cell>
          <table:table-cell table:formula="of:= [.D9]-[.E9]" office:value-type="float" office:value="13.5" calcext:value-type="float">
            <text:p>13.5</text:p>
          </table:table-cell>
          <table:table-cell table:number-columns-repeated="5"/>
          <table:table-cell office:value-type="string" calcext:value-type="string">
            <text:p>S to R</text:p>
          </table:table-cell>
          <table:table-cell office:value-type="float" office:value="73.435" calcext:value-type="float">
            <text:p>73.435</text:p>
          </table:table-cell>
          <table:table-cell office:value-type="float" office:value="76.575" calcext:value-type="float">
            <text:p>76.575</text:p>
          </table:table-cell>
          <table:table-cell table:formula="of:=[.O9]-[.N9]" office:value-type="float" office:value="3.14" calcext:value-type="float">
            <text:p>3.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195000" calcext:value-type="float">
            <text:p>57195000</text:p>
          </table:table-cell>
          <table:table-cell table:formula="of:=[.B10]/1000000" office:value-type="float" office:value="57.195" calcext:value-type="float">
            <text:p>57.195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table:formula="of:=ABS([.D10]-[.E10])" office:value-type="float" office:value="13" calcext:value-type="float">
            <text:p>13</text:p>
          </table:table-cell>
          <table:table-cell table:formula="of:= [.D10]-[.E10]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R to L</text:p>
          </table:table-cell>
          <table:table-cell office:value-type="float" office:value="77.535" calcext:value-type="float">
            <text:p>77.535</text:p>
          </table:table-cell>
          <table:table-cell office:value-type="float" office:value="79.435" calcext:value-type="float">
            <text:p>79.435</text:p>
          </table:table-cell>
          <table:table-cell table:formula="of:=[.O10]-[.N10]" office:value-type="float" office:value="1.90000000000001" calcext:value-type="float">
            <text:p>1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215000" calcext:value-type="float">
            <text:p>57215000</text:p>
          </table:table-cell>
          <table:table-cell table:formula="of:=[.B11]/1000000" office:value-type="float" office:value="57.215" calcext:value-type="float">
            <text:p>57.215</text:p>
          </table:table-cell>
          <table:table-cell office:value-type="float" office:value="0" calcext:value-type="float">
            <text:p>0</text:p>
          </table:table-cell>
          <table:table-cell office:value-type="float" office:value="-12.46" calcext:value-type="float">
            <text:p>-12.46</text:p>
          </table:table-cell>
          <table:table-cell table:formula="of:=ABS([.D11]-[.E11])" office:value-type="float" office:value="12.46" calcext:value-type="float">
            <text:p>12.46</text:p>
          </table:table-cell>
          <table:table-cell table:formula="of:= [.D11]-[.E11]" office:value-type="float" office:value="12.46" calcext:value-type="float">
            <text:p>12.46</text:p>
          </table:table-cell>
          <table:table-cell table:number-columns-repeated="5"/>
          <table:table-cell office:value-type="string" calcext:value-type="string">
            <text:p>L to S</text:p>
          </table:table-cell>
          <table:table-cell office:value-type="float" office:value="81.635" calcext:value-type="float">
            <text:p>81.635</text:p>
          </table:table-cell>
          <table:table-cell office:value-type="float" office:value="83.155" calcext:value-type="float">
            <text:p>83.155</text:p>
          </table:table-cell>
          <table:table-cell table:formula="of:=[.O11]-[.N11]" office:value-type="float" office:value="1.52" calcext:value-type="float">
            <text:p>1.52</text:p>
          </table:table-cell>
          <table:table-cell/>
          <table:table-cell office:value-type="string" calcext:value-type="string">
            <text:p>Avg. Duration</text:p>
          </table:table-cell>
          <table:table-cell table:formula="of:=([.P6]+[.P7]+[.P8]+[.P9]+[.P10]+[.P11])/6" office:value-type="float" office:value="1.99" calcext:value-type="float">
            <text:p>1.99</text:p>
          </table:table-cell>
        </table:table-row>
        <table:table-row table:style-name="ro1">
          <table:table-cell/>
          <table:table-cell office:value-type="float" office:value="57235000" calcext:value-type="float">
            <text:p>57235000</text:p>
          </table:table-cell>
          <table:table-cell table:formula="of:=[.B12]/1000000" office:value-type="float" office:value="57.235" calcext:value-type="float">
            <text:p>57.235</text:p>
          </table:table-cell>
          <table:table-cell office:value-type="float" office:value="0" calcext:value-type="float">
            <text:p>0</text:p>
          </table:table-cell>
          <table:table-cell office:value-type="float" office:value="-11.87" calcext:value-type="float">
            <text:p>-11.87</text:p>
          </table:table-cell>
          <table:table-cell table:formula="of:=ABS([.D12]-[.E12])" office:value-type="float" office:value="11.87" calcext:value-type="float">
            <text:p>11.87</text:p>
          </table:table-cell>
          <table:table-cell table:formula="of:= [.D12]-[.E12]" office:value-type="float" office:value="11.87" calcext:value-type="float">
            <text:p>11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55000" calcext:value-type="float">
            <text:p>57255000</text:p>
          </table:table-cell>
          <table:table-cell table:formula="of:=[.B13]/1000000" office:value-type="float" office:value="57.255" calcext:value-type="float">
            <text:p>57.255</text:p>
          </table:table-cell>
          <table:table-cell office:value-type="float" office:value="0" calcext:value-type="float">
            <text:p>0</text:p>
          </table:table-cell>
          <table:table-cell office:value-type="float" office:value="-11.29" calcext:value-type="float">
            <text:p>-11.29</text:p>
          </table:table-cell>
          <table:table-cell table:formula="of:=ABS([.D13]-[.E13])" office:value-type="float" office:value="11.29" calcext:value-type="float">
            <text:p>11.29</text:p>
          </table:table-cell>
          <table:table-cell table:formula="of:= [.D13]-[.E13]" office:value-type="float" office:value="11.29" calcext:value-type="float">
            <text:p>11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75000" calcext:value-type="float">
            <text:p>57275000</text:p>
          </table:table-cell>
          <table:table-cell table:formula="of:=[.B14]/1000000" office:value-type="float" office:value="57.275" calcext:value-type="float">
            <text:p>57.275</text:p>
          </table:table-cell>
          <table:table-cell office:value-type="float" office:value="0" calcext:value-type="float">
            <text:p>0</text:p>
          </table:table-cell>
          <table:table-cell office:value-type="float" office:value="-10.7" calcext:value-type="float">
            <text:p>-10.7</text:p>
          </table:table-cell>
          <table:table-cell table:formula="of:=ABS([.D14]-[.E14])" office:value-type="float" office:value="10.7" calcext:value-type="float">
            <text:p>10.7</text:p>
          </table:table-cell>
          <table:table-cell table:formula="of:= [.D14]-[.E14]" office:value-type="float" office:value="10.7" calcext:value-type="float">
            <text:p>1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95000" calcext:value-type="float">
            <text:p>57295000</text:p>
          </table:table-cell>
          <table:table-cell table:formula="of:=[.B15]/1000000" office:value-type="float" office:value="57.295" calcext:value-type="float">
            <text:p>57.295</text:p>
          </table:table-cell>
          <table:table-cell office:value-type="float" office:value="0" calcext:value-type="float">
            <text:p>0</text:p>
          </table:table-cell>
          <table:table-cell office:value-type="float" office:value="-10.12" calcext:value-type="float">
            <text:p>-10.12</text:p>
          </table:table-cell>
          <table:table-cell table:formula="of:=ABS([.D15]-[.E15])" office:value-type="float" office:value="10.12" calcext:value-type="float">
            <text:p>10.12</text:p>
          </table:table-cell>
          <table:table-cell table:formula="of:= [.D15]-[.E15]" office:value-type="float" office:value="10.12" calcext:value-type="float">
            <text:p>10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15000" calcext:value-type="float">
            <text:p>57315000</text:p>
          </table:table-cell>
          <table:table-cell table:formula="of:=[.B16]/1000000" office:value-type="float" office:value="57.315" calcext:value-type="float">
            <text:p>57.315</text:p>
          </table:table-cell>
          <table:table-cell office:value-type="float" office:value="0" calcext:value-type="float">
            <text:p>0</text:p>
          </table:table-cell>
          <table:table-cell office:value-type="float" office:value="-9.53" calcext:value-type="float">
            <text:p>-9.53</text:p>
          </table:table-cell>
          <table:table-cell table:formula="of:=ABS([.D16]-[.E16])" office:value-type="float" office:value="9.53" calcext:value-type="float">
            <text:p>9.53</text:p>
          </table:table-cell>
          <table:table-cell table:formula="of:= [.D16]-[.E16]" office:value-type="float" office:value="9.53" calcext:value-type="float">
            <text:p>9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35000" calcext:value-type="float">
            <text:p>57335000</text:p>
          </table:table-cell>
          <table:table-cell table:formula="of:=[.B17]/1000000" office:value-type="float" office:value="57.335" calcext:value-type="float">
            <text:p>57.335</text:p>
          </table:table-cell>
          <table:table-cell office:value-type="float" office:value="0" calcext:value-type="float">
            <text:p>0</text:p>
          </table:table-cell>
          <table:table-cell office:value-type="float" office:value="-8.96" calcext:value-type="float">
            <text:p>-8.96</text:p>
          </table:table-cell>
          <table:table-cell table:formula="of:=ABS([.D17]-[.E17])" office:value-type="float" office:value="8.96" calcext:value-type="float">
            <text:p>8.96</text:p>
          </table:table-cell>
          <table:table-cell table:formula="of:= [.D17]-[.E17]" office:value-type="float" office:value="8.96" calcext:value-type="float">
            <text:p>8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55000" calcext:value-type="float">
            <text:p>57355000</text:p>
          </table:table-cell>
          <table:table-cell table:formula="of:=[.B18]/1000000" office:value-type="float" office:value="57.355" calcext:value-type="float">
            <text:p>57.355</text:p>
          </table:table-cell>
          <table:table-cell office:value-type="float" office:value="0" calcext:value-type="float">
            <text:p>0</text:p>
          </table:table-cell>
          <table:table-cell office:value-type="float" office:value="-8.4" calcext:value-type="float">
            <text:p>-8.4</text:p>
          </table:table-cell>
          <table:table-cell table:formula="of:=ABS([.D18]-[.E18])" office:value-type="float" office:value="8.4" calcext:value-type="float">
            <text:p>8.4</text:p>
          </table:table-cell>
          <table:table-cell table:formula="of:= [.D18]-[.E18]" office:value-type="float" office:value="8.4" calcext:value-type="float">
            <text:p>8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75000" calcext:value-type="float">
            <text:p>57375000</text:p>
          </table:table-cell>
          <table:table-cell table:formula="of:=[.B19]/1000000" office:value-type="float" office:value="57.375" calcext:value-type="float">
            <text:p>57.375</text:p>
          </table:table-cell>
          <table:table-cell office:value-type="float" office:value="0" calcext:value-type="float">
            <text:p>0</text:p>
          </table:table-cell>
          <table:table-cell office:value-type="float" office:value="-7.85" calcext:value-type="float">
            <text:p>-7.85</text:p>
          </table:table-cell>
          <table:table-cell table:formula="of:=ABS([.D19]-[.E19])" office:value-type="float" office:value="7.85" calcext:value-type="float">
            <text:p>7.85</text:p>
          </table:table-cell>
          <table:table-cell table:formula="of:= [.D19]-[.E19]" office:value-type="float" office:value="7.85" calcext:value-type="float">
            <text:p>7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95000" calcext:value-type="float">
            <text:p>57395000</text:p>
          </table:table-cell>
          <table:table-cell table:formula="of:=[.B20]/1000000" office:value-type="float" office:value="57.395" calcext:value-type="float">
            <text:p>57.395</text:p>
          </table:table-cell>
          <table:table-cell office:value-type="float" office:value="0" calcext:value-type="float">
            <text:p>0</text:p>
          </table:table-cell>
          <table:table-cell office:value-type="float" office:value="-7.32" calcext:value-type="float">
            <text:p>-7.32</text:p>
          </table:table-cell>
          <table:table-cell table:formula="of:=ABS([.D20]-[.E20])" office:value-type="float" office:value="7.32" calcext:value-type="float">
            <text:p>7.32</text:p>
          </table:table-cell>
          <table:table-cell table:formula="of:= [.D20]-[.E20]" office:value-type="float" office:value="7.32" calcext:value-type="float">
            <text:p>7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15000" calcext:value-type="float">
            <text:p>57415000</text:p>
          </table:table-cell>
          <table:table-cell table:formula="of:=[.B21]/1000000" office:value-type="float" office:value="57.415" calcext:value-type="float">
            <text:p>57.415</text:p>
          </table:table-cell>
          <table:table-cell office:value-type="float" office:value="0" calcext:value-type="float">
            <text:p>0</text:p>
          </table:table-cell>
          <table:table-cell office:value-type="float" office:value="-6.81" calcext:value-type="float">
            <text:p>-6.81</text:p>
          </table:table-cell>
          <table:table-cell table:formula="of:=ABS([.D21]-[.E21])" office:value-type="float" office:value="6.81" calcext:value-type="float">
            <text:p>6.81</text:p>
          </table:table-cell>
          <table:table-cell table:formula="of:= [.D21]-[.E21]" office:value-type="float" office:value="6.81" calcext:value-type="float">
            <text:p>6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35000" calcext:value-type="float">
            <text:p>57435000</text:p>
          </table:table-cell>
          <table:table-cell table:formula="of:=[.B22]/1000000" office:value-type="float" office:value="57.435" calcext:value-type="float">
            <text:p>57.435</text:p>
          </table:table-cell>
          <table:table-cell office:value-type="float" office:value="0" calcext:value-type="float">
            <text:p>0</text:p>
          </table:table-cell>
          <table:table-cell office:value-type="float" office:value="-6.33" calcext:value-type="float">
            <text:p>-6.33</text:p>
          </table:table-cell>
          <table:table-cell table:formula="of:=ABS([.D22]-[.E22])" office:value-type="float" office:value="6.33" calcext:value-type="float">
            <text:p>6.33</text:p>
          </table:table-cell>
          <table:table-cell table:formula="of:= [.D22]-[.E22]" office:value-type="float" office:value="6.33" calcext:value-type="float">
            <text:p>6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55000" calcext:value-type="float">
            <text:p>57455000</text:p>
          </table:table-cell>
          <table:table-cell table:formula="of:=[.B23]/1000000" office:value-type="float" office:value="57.455" calcext:value-type="float">
            <text:p>57.455</text:p>
          </table:table-cell>
          <table:table-cell office:value-type="float" office:value="0" calcext:value-type="float">
            <text:p>0</text:p>
          </table:table-cell>
          <table:table-cell office:value-type="float" office:value="-5.86" calcext:value-type="float">
            <text:p>-5.86</text:p>
          </table:table-cell>
          <table:table-cell table:formula="of:=ABS([.D23]-[.E23])" office:value-type="float" office:value="5.86" calcext:value-type="float">
            <text:p>5.86</text:p>
          </table:table-cell>
          <table:table-cell table:formula="of:= [.D23]-[.E23]" office:value-type="float" office:value="5.86" calcext:value-type="float">
            <text:p>5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75000" calcext:value-type="float">
            <text:p>57475000</text:p>
          </table:table-cell>
          <table:table-cell table:formula="of:=[.B24]/1000000" office:value-type="float" office:value="57.475" calcext:value-type="float">
            <text:p>57.475</text:p>
          </table:table-cell>
          <table:table-cell office:value-type="float" office:value="0" calcext:value-type="float">
            <text:p>0</text:p>
          </table:table-cell>
          <table:table-cell office:value-type="float" office:value="-5.42" calcext:value-type="float">
            <text:p>-5.42</text:p>
          </table:table-cell>
          <table:table-cell table:formula="of:=ABS([.D24]-[.E24])" office:value-type="float" office:value="5.42" calcext:value-type="float">
            <text:p>5.42</text:p>
          </table:table-cell>
          <table:table-cell table:formula="of:= [.D24]-[.E24]" office:value-type="float" office:value="5.42" calcext:value-type="float">
            <text:p>5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95000" calcext:value-type="float">
            <text:p>57495000</text:p>
          </table:table-cell>
          <table:table-cell table:formula="of:=[.B25]/1000000" office:value-type="float" office:value="57.495" calcext:value-type="float">
            <text:p>57.49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ABS([.D25]-[.E25])" office:value-type="float" office:value="5" calcext:value-type="float">
            <text:p>5</text:p>
          </table:table-cell>
          <table:table-cell table:formula="of:= [.D25]-[.E25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15000" calcext:value-type="float">
            <text:p>57515000</text:p>
          </table:table-cell>
          <table:table-cell table:formula="of:=[.B26]/1000000" office:value-type="float" office:value="57.515" calcext:value-type="float">
            <text:p>57.515</text:p>
          </table:table-cell>
          <table:table-cell office:value-type="float" office:value="0" calcext:value-type="float">
            <text:p>0</text:p>
          </table:table-cell>
          <table:table-cell office:value-type="float" office:value="-4.6" calcext:value-type="float">
            <text:p>-4.6</text:p>
          </table:table-cell>
          <table:table-cell table:formula="of:=ABS([.D26]-[.E26])" office:value-type="float" office:value="4.6" calcext:value-type="float">
            <text:p>4.6</text:p>
          </table:table-cell>
          <table:table-cell table:formula="of:= [.D26]-[.E26]" office:value-type="float" office:value="4.6" calcext:value-type="float">
            <text:p>4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35000" calcext:value-type="float">
            <text:p>57535000</text:p>
          </table:table-cell>
          <table:table-cell table:formula="of:=[.B27]/1000000" office:value-type="float" office:value="57.535" calcext:value-type="float">
            <text:p>57.535</text:p>
          </table:table-cell>
          <table:table-cell office:value-type="float" office:value="0" calcext:value-type="float">
            <text:p>0</text:p>
          </table:table-cell>
          <table:table-cell office:value-type="float" office:value="-4.23" calcext:value-type="float">
            <text:p>-4.23</text:p>
          </table:table-cell>
          <table:table-cell table:formula="of:=ABS([.D27]-[.E27])" office:value-type="float" office:value="4.23" calcext:value-type="float">
            <text:p>4.23</text:p>
          </table:table-cell>
          <table:table-cell table:formula="of:= [.D27]-[.E27]" office:value-type="float" office:value="4.23" calcext:value-type="float">
            <text:p>4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55000" calcext:value-type="float">
            <text:p>57555000</text:p>
          </table:table-cell>
          <table:table-cell table:formula="of:=[.B28]/1000000" office:value-type="float" office:value="57.555" calcext:value-type="float">
            <text:p>57.555</text:p>
          </table:table-cell>
          <table:table-cell office:value-type="float" office:value="0" calcext:value-type="float">
            <text:p>0</text:p>
          </table:table-cell>
          <table:table-cell office:value-type="float" office:value="-3.88" calcext:value-type="float">
            <text:p>-3.88</text:p>
          </table:table-cell>
          <table:table-cell table:formula="of:=ABS([.D28]-[.E28])" office:value-type="float" office:value="3.88" calcext:value-type="float">
            <text:p>3.88</text:p>
          </table:table-cell>
          <table:table-cell table:formula="of:= [.D28]-[.E28]" office:value-type="float" office:value="3.88" calcext:value-type="float">
            <text:p>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75000" calcext:value-type="float">
            <text:p>57575000</text:p>
          </table:table-cell>
          <table:table-cell table:formula="of:=[.B29]/1000000" office:value-type="float" office:value="57.575" calcext:value-type="float">
            <text:p>57.575</text:p>
          </table:table-cell>
          <table:table-cell office:value-type="float" office:value="0" calcext:value-type="float">
            <text:p>0</text:p>
          </table:table-cell>
          <table:table-cell office:value-type="float" office:value="-3.55" calcext:value-type="float">
            <text:p>-3.55</text:p>
          </table:table-cell>
          <table:table-cell table:formula="of:=ABS([.D29]-[.E29])" office:value-type="float" office:value="3.55" calcext:value-type="float">
            <text:p>3.55</text:p>
          </table:table-cell>
          <table:table-cell table:formula="of:= [.D29]-[.E29]" office:value-type="float" office:value="3.55" calcext:value-type="float">
            <text:p>3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95000" calcext:value-type="float">
            <text:p>57595000</text:p>
          </table:table-cell>
          <table:table-cell table:formula="of:=[.B30]/1000000" office:value-type="float" office:value="57.595" calcext:value-type="float">
            <text:p>57.595</text:p>
          </table:table-cell>
          <table:table-cell office:value-type="float" office:value="0" calcext:value-type="float">
            <text:p>0</text:p>
          </table:table-cell>
          <table:table-cell office:value-type="float" office:value="-3.24" calcext:value-type="float">
            <text:p>-3.24</text:p>
          </table:table-cell>
          <table:table-cell table:formula="of:=ABS([.D30]-[.E30])" office:value-type="float" office:value="3.24" calcext:value-type="float">
            <text:p>3.24</text:p>
          </table:table-cell>
          <table:table-cell table:formula="of:= [.D30]-[.E30]" office:value-type="float" office:value="3.24" calcext:value-type="float">
            <text:p>3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15000" calcext:value-type="float">
            <text:p>57615000</text:p>
          </table:table-cell>
          <table:table-cell table:formula="of:=[.B31]/1000000" office:value-type="float" office:value="57.615" calcext:value-type="float">
            <text:p>57.615</text:p>
          </table:table-cell>
          <table:table-cell office:value-type="float" office:value="0" calcext:value-type="float">
            <text:p>0</text:p>
          </table:table-cell>
          <table:table-cell office:value-type="float" office:value="-2.95" calcext:value-type="float">
            <text:p>-2.95</text:p>
          </table:table-cell>
          <table:table-cell table:formula="of:=ABS([.D31]-[.E31])" office:value-type="float" office:value="2.95" calcext:value-type="float">
            <text:p>2.95</text:p>
          </table:table-cell>
          <table:table-cell table:formula="of:= [.D31]-[.E31]" office:value-type="float" office:value="2.95" calcext:value-type="float">
            <text:p>2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35000" calcext:value-type="float">
            <text:p>57635000</text:p>
          </table:table-cell>
          <table:table-cell table:formula="of:=[.B32]/1000000" office:value-type="float" office:value="57.635" calcext:value-type="float">
            <text:p>57.635</text:p>
          </table:table-cell>
          <table:table-cell office:value-type="float" office:value="0" calcext:value-type="float">
            <text:p>0</text:p>
          </table:table-cell>
          <table:table-cell office:value-type="float" office:value="-2.68" calcext:value-type="float">
            <text:p>-2.68</text:p>
          </table:table-cell>
          <table:table-cell table:formula="of:=ABS([.D32]-[.E32])" office:value-type="float" office:value="2.68" calcext:value-type="float">
            <text:p>2.68</text:p>
          </table:table-cell>
          <table:table-cell table:formula="of:= [.D32]-[.E32]" office:value-type="float" office:value="2.68" calcext:value-type="float">
            <text:p>2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55000" calcext:value-type="float">
            <text:p>57655000</text:p>
          </table:table-cell>
          <table:table-cell table:formula="of:=[.B33]/1000000" office:value-type="float" office:value="57.655" calcext:value-type="float">
            <text:p>57.655</text:p>
          </table:table-cell>
          <table:table-cell office:value-type="float" office:value="0" calcext:value-type="float">
            <text:p>0</text:p>
          </table:table-cell>
          <table:table-cell office:value-type="float" office:value="-2.43" calcext:value-type="float">
            <text:p>-2.43</text:p>
          </table:table-cell>
          <table:table-cell table:formula="of:=ABS([.D33]-[.E33])" office:value-type="float" office:value="2.43" calcext:value-type="float">
            <text:p>2.43</text:p>
          </table:table-cell>
          <table:table-cell table:formula="of:= [.D33]-[.E33]" office:value-type="float" office:value="2.43" calcext:value-type="float">
            <text:p>2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75000" calcext:value-type="float">
            <text:p>57675000</text:p>
          </table:table-cell>
          <table:table-cell table:formula="of:=[.B34]/1000000" office:value-type="float" office:value="57.675" calcext:value-type="float">
            <text:p>57.675</text:p>
          </table:table-cell>
          <table:table-cell office:value-type="float" office:value="0" calcext:value-type="float">
            <text:p>0</text:p>
          </table:table-cell>
          <table:table-cell office:value-type="float" office:value="-2.19" calcext:value-type="float">
            <text:p>-2.19</text:p>
          </table:table-cell>
          <table:table-cell table:formula="of:=ABS([.D34]-[.E34])" office:value-type="float" office:value="2.19" calcext:value-type="float">
            <text:p>2.19</text:p>
          </table:table-cell>
          <table:table-cell table:formula="of:= [.D34]-[.E34]" office:value-type="float" office:value="2.19" calcext:value-type="float">
            <text:p>2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95000" calcext:value-type="float">
            <text:p>57695000</text:p>
          </table:table-cell>
          <table:table-cell table:formula="of:=[.B35]/1000000" office:value-type="float" office:value="57.695" calcext:value-type="float">
            <text:p>57.695</text:p>
          </table:table-cell>
          <table:table-cell office:value-type="float" office:value="0" calcext:value-type="float">
            <text:p>0</text:p>
          </table:table-cell>
          <table:table-cell office:value-type="float" office:value="-1.98" calcext:value-type="float">
            <text:p>-1.98</text:p>
          </table:table-cell>
          <table:table-cell table:formula="of:=ABS([.D35]-[.E35])" office:value-type="float" office:value="1.98" calcext:value-type="float">
            <text:p>1.98</text:p>
          </table:table-cell>
          <table:table-cell table:formula="of:= [.D35]-[.E35]" office:value-type="float" office:value="1.98" calcext:value-type="float">
            <text:p>1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15000" calcext:value-type="float">
            <text:p>57715000</text:p>
          </table:table-cell>
          <table:table-cell table:formula="of:=[.B36]/1000000" office:value-type="float" office:value="57.715" calcext:value-type="float">
            <text:p>57.715</text:p>
          </table:table-cell>
          <table:table-cell office:value-type="float" office:value="0" calcext:value-type="float">
            <text:p>0</text:p>
          </table:table-cell>
          <table:table-cell office:value-type="float" office:value="-1.77" calcext:value-type="float">
            <text:p>-1.77</text:p>
          </table:table-cell>
          <table:table-cell table:formula="of:=ABS([.D36]-[.E36])" office:value-type="float" office:value="1.77" calcext:value-type="float">
            <text:p>1.77</text:p>
          </table:table-cell>
          <table:table-cell table:formula="of:= [.D36]-[.E36]" office:value-type="float" office:value="1.77" calcext:value-type="float">
            <text:p>1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35000" calcext:value-type="float">
            <text:p>57735000</text:p>
          </table:table-cell>
          <table:table-cell table:formula="of:=[.B37]/1000000" office:value-type="float" office:value="57.735" calcext:value-type="float">
            <text:p>57.735</text:p>
          </table:table-cell>
          <table:table-cell office:value-type="float" office:value="0" calcext:value-type="float">
            <text:p>0</text:p>
          </table:table-cell>
          <table:table-cell office:value-type="float" office:value="-1.58" calcext:value-type="float">
            <text:p>-1.58</text:p>
          </table:table-cell>
          <table:table-cell table:formula="of:=ABS([.D37]-[.E37])" office:value-type="float" office:value="1.58" calcext:value-type="float">
            <text:p>1.58</text:p>
          </table:table-cell>
          <table:table-cell table:formula="of:= [.D37]-[.E37]" office:value-type="float" office:value="1.58" calcext:value-type="float">
            <text:p>1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55000" calcext:value-type="float">
            <text:p>57755000</text:p>
          </table:table-cell>
          <table:table-cell table:formula="of:=[.B38]/1000000" office:value-type="float" office:value="57.755" calcext:value-type="float">
            <text:p>57.755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formula="of:=ABS([.D38]-[.E38])" office:value-type="float" office:value="1.4" calcext:value-type="float">
            <text:p>1.4</text:p>
          </table:table-cell>
          <table:table-cell table:formula="of:= [.D38]-[.E38]" office:value-type="float" office:value="1.4" calcext:value-type="float">
            <text:p>1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75000" calcext:value-type="float">
            <text:p>57775000</text:p>
          </table:table-cell>
          <table:table-cell table:formula="of:=[.B39]/1000000" office:value-type="float" office:value="57.775" calcext:value-type="float">
            <text:p>57.775</text:p>
          </table:table-cell>
          <table:table-cell office:value-type="float" office:value="0" calcext:value-type="float">
            <text:p>0</text:p>
          </table:table-cell>
          <table:table-cell office:value-type="float" office:value="-1.24" calcext:value-type="float">
            <text:p>-1.24</text:p>
          </table:table-cell>
          <table:table-cell table:formula="of:=ABS([.D39]-[.E39])" office:value-type="float" office:value="1.24" calcext:value-type="float">
            <text:p>1.24</text:p>
          </table:table-cell>
          <table:table-cell table:formula="of:= [.D39]-[.E39]" office:value-type="float" office:value="1.24" calcext:value-type="float">
            <text:p>1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95000" calcext:value-type="float">
            <text:p>57795000</text:p>
          </table:table-cell>
          <table:table-cell table:formula="of:=[.B40]/1000000" office:value-type="float" office:value="57.795" calcext:value-type="float">
            <text:p>57.795</text:p>
          </table:table-cell>
          <table:table-cell office:value-type="float" office:value="0" calcext:value-type="float">
            <text:p>0</text:p>
          </table:table-cell>
          <table:table-cell office:value-type="float" office:value="-1.08" calcext:value-type="float">
            <text:p>-1.08</text:p>
          </table:table-cell>
          <table:table-cell table:formula="of:=ABS([.D40]-[.E40])" office:value-type="float" office:value="1.08" calcext:value-type="float">
            <text:p>1.08</text:p>
          </table:table-cell>
          <table:table-cell table:formula="of:= [.D40]-[.E40]" office:value-type="float" office:value="1.08" calcext:value-type="float">
            <text:p>1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15000" calcext:value-type="float">
            <text:p>57815000</text:p>
          </table:table-cell>
          <table:table-cell table:formula="of:=[.B41]/1000000" office:value-type="float" office:value="57.815" calcext:value-type="float">
            <text:p>57.815</text:p>
          </table:table-cell>
          <table:table-cell office:value-type="float" office:value="0" calcext:value-type="float">
            <text:p>0</text:p>
          </table:table-cell>
          <table:table-cell office:value-type="float" office:value="-0.94" calcext:value-type="float">
            <text:p>-0.94</text:p>
          </table:table-cell>
          <table:table-cell table:formula="of:=ABS([.D41]-[.E41])" office:value-type="float" office:value="0.94" calcext:value-type="float">
            <text:p>0.94</text:p>
          </table:table-cell>
          <table:table-cell table:formula="of:= [.D41]-[.E41]" office:value-type="float" office:value="0.94" calcext:value-type="float">
            <text:p>0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35000" calcext:value-type="float">
            <text:p>57835000</text:p>
          </table:table-cell>
          <table:table-cell table:formula="of:=[.B42]/1000000" office:value-type="float" office:value="57.835" calcext:value-type="float">
            <text:p>57.835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formula="of:=ABS([.D42]-[.E42])" office:value-type="float" office:value="0.8" calcext:value-type="float">
            <text:p>0.8</text:p>
          </table:table-cell>
          <table:table-cell table:formula="of:= [.D42]-[.E42]"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55000" calcext:value-type="float">
            <text:p>57855000</text:p>
          </table:table-cell>
          <table:table-cell table:formula="of:=[.B43]/1000000" office:value-type="float" office:value="57.855" calcext:value-type="float">
            <text:p>57.855</text:p>
          </table:table-cell>
          <table:table-cell office:value-type="float" office:value="0" calcext:value-type="float">
            <text:p>0</text:p>
          </table:table-cell>
          <table:table-cell office:value-type="float" office:value="-0.68" calcext:value-type="float">
            <text:p>-0.68</text:p>
          </table:table-cell>
          <table:table-cell table:formula="of:=ABS([.D43]-[.E43])" office:value-type="float" office:value="0.68" calcext:value-type="float">
            <text:p>0.68</text:p>
          </table:table-cell>
          <table:table-cell table:formula="of:= [.D43]-[.E43]" office:value-type="float" office:value="0.68" calcext:value-type="float">
            <text:p>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75000" calcext:value-type="float">
            <text:p>57875000</text:p>
          </table:table-cell>
          <table:table-cell table:formula="of:=[.B44]/1000000" office:value-type="float" office:value="57.875" calcext:value-type="float">
            <text:p>57.875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table:formula="of:=ABS([.D44]-[.E44])" office:value-type="float" office:value="0.56" calcext:value-type="float">
            <text:p>0.56</text:p>
          </table:table-cell>
          <table:table-cell table:formula="of:= [.D44]-[.E44]"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95000" calcext:value-type="float">
            <text:p>57895000</text:p>
          </table:table-cell>
          <table:table-cell table:formula="of:=[.B45]/1000000" office:value-type="float" office:value="57.895" calcext:value-type="float">
            <text:p>57.895</text:p>
          </table:table-cell>
          <table:table-cell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  <table:table-cell table:formula="of:=ABS([.D45]-[.E45])" office:value-type="float" office:value="0.45" calcext:value-type="float">
            <text:p>0.45</text:p>
          </table:table-cell>
          <table:table-cell table:formula="of:= [.D45]-[.E45]"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15000" calcext:value-type="float">
            <text:p>57915000</text:p>
          </table:table-cell>
          <table:table-cell table:formula="of:=[.B46]/1000000" office:value-type="float" office:value="57.915" calcext:value-type="float">
            <text:p>57.915</text:p>
          </table:table-cell>
          <table:table-cell office:value-type="float" office:value="0" calcext:value-type="float">
            <text:p>0</text:p>
          </table:table-cell>
          <table:table-cell office:value-type="float" office:value="-0.34" calcext:value-type="float">
            <text:p>-0.34</text:p>
          </table:table-cell>
          <table:table-cell table:formula="of:=ABS([.D46]-[.E46])" office:value-type="float" office:value="0.34" calcext:value-type="float">
            <text:p>0.34</text:p>
          </table:table-cell>
          <table:table-cell table:formula="of:= [.D46]-[.E46]" office:value-type="float" office:value="0.34" calcext:value-type="float">
            <text:p>0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35000" calcext:value-type="float">
            <text:p>57935000</text:p>
          </table:table-cell>
          <table:table-cell table:formula="of:=[.B47]/1000000" office:value-type="float" office:value="57.935" calcext:value-type="float">
            <text:p>57.93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table:formula="of:=ABS([.D47]-[.E47])" office:value-type="float" office:value="0.25" calcext:value-type="float">
            <text:p>0.25</text:p>
          </table:table-cell>
          <table:table-cell table:formula="of:= [.D47]-[.E47]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55000" calcext:value-type="float">
            <text:p>57955000</text:p>
          </table:table-cell>
          <table:table-cell table:formula="of:=[.B48]/1000000" office:value-type="float" office:value="57.955" calcext:value-type="float">
            <text:p>57.955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table:formula="of:=ABS([.D48]-[.E48])" office:value-type="float" office:value="0.16" calcext:value-type="float">
            <text:p>0.16</text:p>
          </table:table-cell>
          <table:table-cell table:formula="of:= [.D48]-[.E48]" office:value-type="float" office:value="0.16" calcext:value-type="float">
            <text:p>0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75000" calcext:value-type="float">
            <text:p>57975000</text:p>
          </table:table-cell>
          <table:table-cell table:formula="of:=[.B49]/1000000" office:value-type="float" office:value="57.975" calcext:value-type="float">
            <text:p>57.97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formula="of:=ABS([.D49]-[.E49])" office:value-type="float" office:value="0.07" calcext:value-type="float">
            <text:p>0.07</text:p>
          </table:table-cell>
          <table:table-cell table:formula="of:= [.D49]-[.E49]" office:value-type="float" office:value="0.07" calcext:value-type="float">
            <text:p>0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95000" calcext:value-type="float">
            <text:p>57995000</text:p>
          </table:table-cell>
          <table:table-cell table:formula="of:=[.B50]/1000000" office:value-type="float" office:value="57.995" calcext:value-type="float">
            <text:p>57.9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50]-[.E50])" office:value-type="float" office:value="0" calcext:value-type="float">
            <text:p>0</text:p>
          </table:table-cell>
          <table:table-cell table:formula="of:= [.D50]-[.E5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15000" calcext:value-type="float">
            <text:p>58015000</text:p>
          </table:table-cell>
          <table:table-cell table:formula="of:=[.B51]/1000000" office:value-type="float" office:value="58.015" calcext:value-type="float">
            <text:p>58.01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formula="of:=ABS([.D51]-[.E51])" office:value-type="float" office:value="0.07" calcext:value-type="float">
            <text:p>0.07</text:p>
          </table:table-cell>
          <table:table-cell table:formula="of:= [.D51]-[.E51]" office:value-type="float" office:value="-0.07" calcext:value-type="float">
            <text:p>-0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35000" calcext:value-type="float">
            <text:p>58035000</text:p>
          </table:table-cell>
          <table:table-cell table:formula="of:=[.B52]/1000000" office:value-type="float" office:value="58.035" calcext:value-type="float">
            <text:p>58.03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formula="of:=ABS([.D52]-[.E52])" office:value-type="float" office:value="0.14" calcext:value-type="float">
            <text:p>0.14</text:p>
          </table:table-cell>
          <table:table-cell table:formula="of:= [.D52]-[.E52]" office:value-type="float" office:value="-0.14" calcext:value-type="float">
            <text:p>-0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55000" calcext:value-type="float">
            <text:p>58055000</text:p>
          </table:table-cell>
          <table:table-cell table:formula="of:=[.B53]/1000000" office:value-type="float" office:value="58.055" calcext:value-type="float">
            <text:p>58.055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formula="of:=ABS([.D53]-[.E53])" office:value-type="float" office:value="0.21" calcext:value-type="float">
            <text:p>0.21</text:p>
          </table:table-cell>
          <table:table-cell table:formula="of:= [.D53]-[.E53]" office:value-type="float" office:value="-0.21" calcext:value-type="float">
            <text:p>-0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75000" calcext:value-type="float">
            <text:p>58075000</text:p>
          </table:table-cell>
          <table:table-cell table:formula="of:=[.B54]/1000000" office:value-type="float" office:value="58.075" calcext:value-type="float">
            <text:p>58.075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formula="of:=ABS([.D54]-[.E54])" office:value-type="float" office:value="0.27" calcext:value-type="float">
            <text:p>0.27</text:p>
          </table:table-cell>
          <table:table-cell table:formula="of:= [.D54]-[.E54]" office:value-type="float" office:value="-0.27" calcext:value-type="float">
            <text:p>-0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95000" calcext:value-type="float">
            <text:p>58095000</text:p>
          </table:table-cell>
          <table:table-cell table:formula="of:=[.B55]/1000000" office:value-type="float" office:value="58.095" calcext:value-type="float">
            <text:p>58.095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formula="of:=ABS([.D55]-[.E55])" office:value-type="float" office:value="0.33" calcext:value-type="float">
            <text:p>0.33</text:p>
          </table:table-cell>
          <table:table-cell table:formula="of:= [.D55]-[.E55]" office:value-type="float" office:value="-0.33" calcext:value-type="float">
            <text:p>-0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15000" calcext:value-type="float">
            <text:p>58115000</text:p>
          </table:table-cell>
          <table:table-cell table:formula="of:=[.B56]/1000000" office:value-type="float" office:value="58.115" calcext:value-type="float">
            <text:p>58.115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formula="of:=ABS([.D56]-[.E56])" office:value-type="float" office:value="0.38" calcext:value-type="float">
            <text:p>0.38</text:p>
          </table:table-cell>
          <table:table-cell table:formula="of:= [.D56]-[.E56]" office:value-type="float" office:value="-0.38" calcext:value-type="float">
            <text:p>-0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35000" calcext:value-type="float">
            <text:p>58135000</text:p>
          </table:table-cell>
          <table:table-cell table:formula="of:=[.B57]/1000000" office:value-type="float" office:value="58.135" calcext:value-type="float">
            <text:p>58.13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formula="of:=ABS([.D57]-[.E57])" office:value-type="float" office:value="0.43" calcext:value-type="float">
            <text:p>0.43</text:p>
          </table:table-cell>
          <table:table-cell table:formula="of:= [.D57]-[.E57]" office:value-type="float" office:value="-0.43" calcext:value-type="float">
            <text:p>-0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55000" calcext:value-type="float">
            <text:p>58155000</text:p>
          </table:table-cell>
          <table:table-cell table:formula="of:=[.B58]/1000000" office:value-type="float" office:value="58.155" calcext:value-type="float">
            <text:p>58.15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ABS([.D58]-[.E58])" office:value-type="float" office:value="0.48" calcext:value-type="float">
            <text:p>0.48</text:p>
          </table:table-cell>
          <table:table-cell table:formula="of:= [.D58]-[.E58]" office:value-type="float" office:value="-0.48" calcext:value-type="float">
            <text:p>-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75000" calcext:value-type="float">
            <text:p>58175000</text:p>
          </table:table-cell>
          <table:table-cell table:formula="of:=[.B59]/1000000" office:value-type="float" office:value="58.175" calcext:value-type="float">
            <text:p>58.17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59]-[.E59])" office:value-type="float" office:value="0.52" calcext:value-type="float">
            <text:p>0.52</text:p>
          </table:table-cell>
          <table:table-cell table:formula="of:= [.D59]-[.E59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95000" calcext:value-type="float">
            <text:p>58195000</text:p>
          </table:table-cell>
          <table:table-cell table:formula="of:=[.B60]/1000000" office:value-type="float" office:value="58.195" calcext:value-type="float">
            <text:p>58.19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table:formula="of:=ABS([.D60]-[.E60])" office:value-type="float" office:value="0.56" calcext:value-type="float">
            <text:p>0.56</text:p>
          </table:table-cell>
          <table:table-cell table:formula="of:= [.D60]-[.E60]" office:value-type="float" office:value="-0.56" calcext:value-type="float">
            <text:p>-0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15000" calcext:value-type="float">
            <text:p>58215000</text:p>
          </table:table-cell>
          <table:table-cell table:formula="of:=[.B61]/1000000" office:value-type="float" office:value="58.215" calcext:value-type="float">
            <text:p>58.2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ABS([.D61]-[.E61])" office:value-type="float" office:value="0.6" calcext:value-type="float">
            <text:p>0.6</text:p>
          </table:table-cell>
          <table:table-cell table:formula="of:= [.D61]-[.E61]" office:value-type="float" office:value="-0.6" calcext:value-type="float">
            <text:p>-0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35000" calcext:value-type="float">
            <text:p>58235000</text:p>
          </table:table-cell>
          <table:table-cell table:formula="of:=[.B62]/1000000" office:value-type="float" office:value="58.235" calcext:value-type="float">
            <text:p>58.23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62]-[.E62])" office:value-type="float" office:value="0.63" calcext:value-type="float">
            <text:p>0.63</text:p>
          </table:table-cell>
          <table:table-cell table:formula="of:= [.D62]-[.E62]" office:value-type="float" office:value="-0.63" calcext:value-type="float">
            <text:p>-0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55000" calcext:value-type="float">
            <text:p>58255000</text:p>
          </table:table-cell>
          <table:table-cell table:formula="of:=[.B63]/1000000" office:value-type="float" office:value="58.255" calcext:value-type="float">
            <text:p>58.25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63]-[.E63])" office:value-type="float" office:value="0.66" calcext:value-type="float">
            <text:p>0.66</text:p>
          </table:table-cell>
          <table:table-cell table:formula="of:= [.D63]-[.E63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75000" calcext:value-type="float">
            <text:p>58275000</text:p>
          </table:table-cell>
          <table:table-cell table:formula="of:=[.B64]/1000000" office:value-type="float" office:value="58.275" calcext:value-type="float">
            <text:p>58.27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64]-[.E64])" office:value-type="float" office:value="0.69" calcext:value-type="float">
            <text:p>0.69</text:p>
          </table:table-cell>
          <table:table-cell table:formula="of:= [.D64]-[.E64]" office:value-type="float" office:value="-0.69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95000" calcext:value-type="float">
            <text:p>58295000</text:p>
          </table:table-cell>
          <table:table-cell table:formula="of:=[.B65]/1000000" office:value-type="float" office:value="58.295" calcext:value-type="float">
            <text:p>58.29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65]-[.E65])" office:value-type="float" office:value="0.71" calcext:value-type="float">
            <text:p>0.71</text:p>
          </table:table-cell>
          <table:table-cell table:formula="of:= [.D65]-[.E65]" office:value-type="float" office:value="-0.71" calcext:value-type="float">
            <text:p>-0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15000" calcext:value-type="float">
            <text:p>58315000</text:p>
          </table:table-cell>
          <table:table-cell table:formula="of:=[.B66]/1000000" office:value-type="float" office:value="58.315" calcext:value-type="float">
            <text:p>58.31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ABS([.D66]-[.E66])" office:value-type="float" office:value="0.73" calcext:value-type="float">
            <text:p>0.73</text:p>
          </table:table-cell>
          <table:table-cell table:formula="of:= [.D66]-[.E66]" office:value-type="float" office:value="-0.73" calcext:value-type="float">
            <text:p>-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35000" calcext:value-type="float">
            <text:p>58335000</text:p>
          </table:table-cell>
          <table:table-cell table:formula="of:=[.B67]/1000000" office:value-type="float" office:value="58.335" calcext:value-type="float">
            <text:p>58.33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67]-[.E67])" office:value-type="float" office:value="0.75" calcext:value-type="float">
            <text:p>0.75</text:p>
          </table:table-cell>
          <table:table-cell table:formula="of:= [.D67]-[.E67]" office:value-type="float" office:value="-0.75" calcext:value-type="float">
            <text:p>-0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55000" calcext:value-type="float">
            <text:p>58355000</text:p>
          </table:table-cell>
          <table:table-cell table:formula="of:=[.B68]/1000000" office:value-type="float" office:value="58.355" calcext:value-type="float">
            <text:p>58.35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ABS([.D68]-[.E68])" office:value-type="float" office:value="0.77" calcext:value-type="float">
            <text:p>0.77</text:p>
          </table:table-cell>
          <table:table-cell table:formula="of:= [.D68]-[.E68]" office:value-type="float" office:value="-0.77" calcext:value-type="float">
            <text:p>-0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75000" calcext:value-type="float">
            <text:p>58375000</text:p>
          </table:table-cell>
          <table:table-cell table:formula="of:=[.B69]/1000000" office:value-type="float" office:value="58.375" calcext:value-type="float">
            <text:p>58.37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ABS([.D69]-[.E69])" office:value-type="float" office:value="0.78" calcext:value-type="float">
            <text:p>0.78</text:p>
          </table:table-cell>
          <table:table-cell table:formula="of:= [.D69]-[.E69]" office:value-type="float" office:value="-0.78" calcext:value-type="float">
            <text:p>-0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95000" calcext:value-type="float">
            <text:p>58395000</text:p>
          </table:table-cell>
          <table:table-cell table:formula="of:=[.B70]/1000000" office:value-type="float" office:value="58.395" calcext:value-type="float">
            <text:p>58.39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70]-[.E70])" office:value-type="float" office:value="0.79" calcext:value-type="float">
            <text:p>0.79</text:p>
          </table:table-cell>
          <table:table-cell table:formula="of:= [.D70]-[.E70]" office:value-type="float" office:value="-0.79" calcext:value-type="float">
            <text:p>-0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15000" calcext:value-type="float">
            <text:p>58415000</text:p>
          </table:table-cell>
          <table:table-cell table:formula="of:=[.B71]/1000000" office:value-type="float" office:value="58.415" calcext:value-type="float">
            <text:p>58.4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71]-[.E71])" office:value-type="float" office:value="0.8" calcext:value-type="float">
            <text:p>0.8</text:p>
          </table:table-cell>
          <table:table-cell table:formula="of:= [.D71]-[.E71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35000" calcext:value-type="float">
            <text:p>58435000</text:p>
          </table:table-cell>
          <table:table-cell table:formula="of:=[.B72]/1000000" office:value-type="float" office:value="58.435" calcext:value-type="float">
            <text:p>58.43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72]-[.E72])" office:value-type="float" office:value="0.81" calcext:value-type="float">
            <text:p>0.81</text:p>
          </table:table-cell>
          <table:table-cell table:formula="of:= [.D72]-[.E72]" office:value-type="float" office:value="-0.81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55000" calcext:value-type="float">
            <text:p>58455000</text:p>
          </table:table-cell>
          <table:table-cell table:formula="of:=[.B73]/1000000" office:value-type="float" office:value="58.455" calcext:value-type="float">
            <text:p>58.45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73]-[.E73])" office:value-type="float" office:value="0.82" calcext:value-type="float">
            <text:p>0.82</text:p>
          </table:table-cell>
          <table:table-cell table:formula="of:= [.D73]-[.E73]" office:value-type="float" office:value="-0.82" calcext:value-type="float">
            <text:p>-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75000" calcext:value-type="float">
            <text:p>58475000</text:p>
          </table:table-cell>
          <table:table-cell table:formula="of:=[.B74]/1000000" office:value-type="float" office:value="58.475" calcext:value-type="float">
            <text:p>58.47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74]-[.E74])" office:value-type="float" office:value="0.82" calcext:value-type="float">
            <text:p>0.82</text:p>
          </table:table-cell>
          <table:table-cell table:formula="of:= [.D74]-[.E74]" office:value-type="float" office:value="-0.82" calcext:value-type="float">
            <text:p>-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95000" calcext:value-type="float">
            <text:p>58495000</text:p>
          </table:table-cell>
          <table:table-cell table:formula="of:=[.B75]/1000000" office:value-type="float" office:value="58.495" calcext:value-type="float">
            <text:p>58.49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5]-[.E75])" office:value-type="float" office:value="0.83" calcext:value-type="float">
            <text:p>0.83</text:p>
          </table:table-cell>
          <table:table-cell table:formula="of:= [.D75]-[.E75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15000" calcext:value-type="float">
            <text:p>58515000</text:p>
          </table:table-cell>
          <table:table-cell table:formula="of:=[.B76]/1000000" office:value-type="float" office:value="58.515" calcext:value-type="float">
            <text:p>58.51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6]-[.E76])" office:value-type="float" office:value="0.83" calcext:value-type="float">
            <text:p>0.83</text:p>
          </table:table-cell>
          <table:table-cell table:formula="of:= [.D76]-[.E76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35000" calcext:value-type="float">
            <text:p>58535000</text:p>
          </table:table-cell>
          <table:table-cell table:formula="of:=[.B77]/1000000" office:value-type="float" office:value="58.535" calcext:value-type="float">
            <text:p>58.53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7]-[.E77])" office:value-type="float" office:value="0.83" calcext:value-type="float">
            <text:p>0.83</text:p>
          </table:table-cell>
          <table:table-cell table:formula="of:= [.D77]-[.E77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55000" calcext:value-type="float">
            <text:p>58555000</text:p>
          </table:table-cell>
          <table:table-cell table:formula="of:=[.B78]/1000000" office:value-type="float" office:value="58.555" calcext:value-type="float">
            <text:p>58.55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8]-[.E78])" office:value-type="float" office:value="0.83" calcext:value-type="float">
            <text:p>0.83</text:p>
          </table:table-cell>
          <table:table-cell table:formula="of:= [.D78]-[.E78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75000" calcext:value-type="float">
            <text:p>58575000</text:p>
          </table:table-cell>
          <table:table-cell table:formula="of:=[.B79]/1000000" office:value-type="float" office:value="58.575" calcext:value-type="float">
            <text:p>58.57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79]-[.E79])" office:value-type="float" office:value="0.83" calcext:value-type="float">
            <text:p>0.83</text:p>
          </table:table-cell>
          <table:table-cell table:formula="of:= [.D79]-[.E79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95000" calcext:value-type="float">
            <text:p>58595000</text:p>
          </table:table-cell>
          <table:table-cell table:formula="of:=[.B80]/1000000" office:value-type="float" office:value="58.595" calcext:value-type="float">
            <text:p>58.59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80]-[.E80])" office:value-type="float" office:value="0.83" calcext:value-type="float">
            <text:p>0.83</text:p>
          </table:table-cell>
          <table:table-cell table:formula="of:= [.D80]-[.E80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15000" calcext:value-type="float">
            <text:p>58615000</text:p>
          </table:table-cell>
          <table:table-cell table:formula="of:=[.B81]/1000000" office:value-type="float" office:value="58.615" calcext:value-type="float">
            <text:p>58.61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81]-[.E81])" office:value-type="float" office:value="0.83" calcext:value-type="float">
            <text:p>0.83</text:p>
          </table:table-cell>
          <table:table-cell table:formula="of:= [.D81]-[.E81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35000" calcext:value-type="float">
            <text:p>58635000</text:p>
          </table:table-cell>
          <table:table-cell table:formula="of:=[.B82]/1000000" office:value-type="float" office:value="58.635" calcext:value-type="float">
            <text:p>58.63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82]-[.E82])" office:value-type="float" office:value="0.83" calcext:value-type="float">
            <text:p>0.83</text:p>
          </table:table-cell>
          <table:table-cell table:formula="of:= [.D82]-[.E82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55000" calcext:value-type="float">
            <text:p>58655000</text:p>
          </table:table-cell>
          <table:table-cell table:formula="of:=[.B83]/1000000" office:value-type="float" office:value="58.655" calcext:value-type="float">
            <text:p>58.65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83]-[.E83])" office:value-type="float" office:value="0.83" calcext:value-type="float">
            <text:p>0.83</text:p>
          </table:table-cell>
          <table:table-cell table:formula="of:= [.D83]-[.E83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75000" calcext:value-type="float">
            <text:p>58675000</text:p>
          </table:table-cell>
          <table:table-cell table:formula="of:=[.B84]/1000000" office:value-type="float" office:value="58.675" calcext:value-type="float">
            <text:p>58.67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formula="of:=ABS([.D84]-[.E84])" office:value-type="float" office:value="0.83" calcext:value-type="float">
            <text:p>0.83</text:p>
          </table:table-cell>
          <table:table-cell table:formula="of:= [.D84]-[.E84]" office:value-type="float" office:value="-0.8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95000" calcext:value-type="float">
            <text:p>58695000</text:p>
          </table:table-cell>
          <table:table-cell table:formula="of:=[.B85]/1000000" office:value-type="float" office:value="58.695" calcext:value-type="float">
            <text:p>58.69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85]-[.E85])" office:value-type="float" office:value="0.82" calcext:value-type="float">
            <text:p>0.82</text:p>
          </table:table-cell>
          <table:table-cell table:formula="of:= [.D85]-[.E85]" office:value-type="float" office:value="-0.82" calcext:value-type="float">
            <text:p>-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715000" calcext:value-type="float">
            <text:p>58715000</text:p>
          </table:table-cell>
          <table:table-cell table:formula="of:=[.B86]/1000000" office:value-type="float" office:value="58.715" calcext:value-type="float">
            <text:p>58.71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86]-[.E86])" office:value-type="float" office:value="0.82" calcext:value-type="float">
            <text:p>0.82</text:p>
          </table:table-cell>
          <table:table-cell table:formula="of:= [.D86]-[.E86]" office:value-type="float" office:value="-0.82" calcext:value-type="float">
            <text:p>-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735000" calcext:value-type="float">
            <text:p>58735000</text:p>
          </table:table-cell>
          <table:table-cell table:formula="of:=[.B87]/1000000" office:value-type="float" office:value="58.735" calcext:value-type="float">
            <text:p>58.73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87]-[.E87])" office:value-type="float" office:value="0.82" calcext:value-type="float">
            <text:p>0.82</text:p>
          </table:table-cell>
          <table:table-cell table:formula="of:= [.D87]-[.E87]" office:value-type="float" office:value="-0.82" calcext:value-type="float">
            <text:p>-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755000" calcext:value-type="float">
            <text:p>58755000</text:p>
          </table:table-cell>
          <table:table-cell table:formula="of:=[.B88]/1000000" office:value-type="float" office:value="58.755" calcext:value-type="float">
            <text:p>58.75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88]-[.E88])" office:value-type="float" office:value="0.82" calcext:value-type="float">
            <text:p>0.82</text:p>
          </table:table-cell>
          <table:table-cell table:formula="of:= [.D88]-[.E88]" office:value-type="float" office:value="-0.82" calcext:value-type="float">
            <text:p>-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775000" calcext:value-type="float">
            <text:p>58775000</text:p>
          </table:table-cell>
          <table:table-cell table:formula="of:=[.B89]/1000000" office:value-type="float" office:value="58.775" calcext:value-type="float">
            <text:p>58.77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formula="of:=ABS([.D89]-[.E89])" office:value-type="float" office:value="0.82" calcext:value-type="float">
            <text:p>0.82</text:p>
          </table:table-cell>
          <table:table-cell table:formula="of:= [.D89]-[.E89]" office:value-type="float" office:value="-0.82" calcext:value-type="float">
            <text:p>-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795000" calcext:value-type="float">
            <text:p>58795000</text:p>
          </table:table-cell>
          <table:table-cell table:formula="of:=[.B90]/1000000" office:value-type="float" office:value="58.795" calcext:value-type="float">
            <text:p>58.79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0]-[.E90])" office:value-type="float" office:value="0.81" calcext:value-type="float">
            <text:p>0.81</text:p>
          </table:table-cell>
          <table:table-cell table:formula="of:= [.D90]-[.E90]" office:value-type="float" office:value="-0.81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15000" calcext:value-type="float">
            <text:p>58815000</text:p>
          </table:table-cell>
          <table:table-cell table:formula="of:=[.B91]/1000000" office:value-type="float" office:value="58.815" calcext:value-type="float">
            <text:p>58.81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1]-[.E91])" office:value-type="float" office:value="0.81" calcext:value-type="float">
            <text:p>0.81</text:p>
          </table:table-cell>
          <table:table-cell table:formula="of:= [.D91]-[.E91]" office:value-type="float" office:value="-0.81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35000" calcext:value-type="float">
            <text:p>58835000</text:p>
          </table:table-cell>
          <table:table-cell table:formula="of:=[.B92]/1000000" office:value-type="float" office:value="58.835" calcext:value-type="float">
            <text:p>58.83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2]-[.E92])" office:value-type="float" office:value="0.81" calcext:value-type="float">
            <text:p>0.81</text:p>
          </table:table-cell>
          <table:table-cell table:formula="of:= [.D92]-[.E92]" office:value-type="float" office:value="-0.81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55000" calcext:value-type="float">
            <text:p>58855000</text:p>
          </table:table-cell>
          <table:table-cell table:formula="of:=[.B93]/1000000" office:value-type="float" office:value="58.855" calcext:value-type="float">
            <text:p>58.85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3]-[.E93])" office:value-type="float" office:value="0.81" calcext:value-type="float">
            <text:p>0.81</text:p>
          </table:table-cell>
          <table:table-cell table:formula="of:= [.D93]-[.E93]" office:value-type="float" office:value="-0.81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75000" calcext:value-type="float">
            <text:p>58875000</text:p>
          </table:table-cell>
          <table:table-cell table:formula="of:=[.B94]/1000000" office:value-type="float" office:value="58.875" calcext:value-type="float">
            <text:p>58.87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4]-[.E94])" office:value-type="float" office:value="0.81" calcext:value-type="float">
            <text:p>0.81</text:p>
          </table:table-cell>
          <table:table-cell table:formula="of:= [.D94]-[.E94]" office:value-type="float" office:value="-0.81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95000" calcext:value-type="float">
            <text:p>58895000</text:p>
          </table:table-cell>
          <table:table-cell table:formula="of:=[.B95]/1000000" office:value-type="float" office:value="58.895" calcext:value-type="float">
            <text:p>58.895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formula="of:=ABS([.D95]-[.E95])" office:value-type="float" office:value="0.81" calcext:value-type="float">
            <text:p>0.81</text:p>
          </table:table-cell>
          <table:table-cell table:formula="of:= [.D95]-[.E95]" office:value-type="float" office:value="-0.81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15000" calcext:value-type="float">
            <text:p>58915000</text:p>
          </table:table-cell>
          <table:table-cell table:formula="of:=[.B96]/1000000" office:value-type="float" office:value="58.915" calcext:value-type="float">
            <text:p>58.9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96]-[.E96])" office:value-type="float" office:value="0.8" calcext:value-type="float">
            <text:p>0.8</text:p>
          </table:table-cell>
          <table:table-cell table:formula="of:= [.D96]-[.E96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35000" calcext:value-type="float">
            <text:p>58935000</text:p>
          </table:table-cell>
          <table:table-cell table:formula="of:=[.B97]/1000000" office:value-type="float" office:value="58.935" calcext:value-type="float">
            <text:p>58.9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97]-[.E97])" office:value-type="float" office:value="0.8" calcext:value-type="float">
            <text:p>0.8</text:p>
          </table:table-cell>
          <table:table-cell table:formula="of:= [.D97]-[.E97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55000" calcext:value-type="float">
            <text:p>58955000</text:p>
          </table:table-cell>
          <table:table-cell table:formula="of:=[.B98]/1000000" office:value-type="float" office:value="58.955" calcext:value-type="float">
            <text:p>58.95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98]-[.E98])" office:value-type="float" office:value="0.8" calcext:value-type="float">
            <text:p>0.8</text:p>
          </table:table-cell>
          <table:table-cell table:formula="of:= [.D98]-[.E98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75000" calcext:value-type="float">
            <text:p>58975000</text:p>
          </table:table-cell>
          <table:table-cell table:formula="of:=[.B99]/1000000" office:value-type="float" office:value="58.975" calcext:value-type="float">
            <text:p>58.9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99]-[.E99])" office:value-type="float" office:value="0.8" calcext:value-type="float">
            <text:p>0.8</text:p>
          </table:table-cell>
          <table:table-cell table:formula="of:= [.D99]-[.E99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95000" calcext:value-type="float">
            <text:p>58995000</text:p>
          </table:table-cell>
          <table:table-cell table:formula="of:=[.B100]/1000000" office:value-type="float" office:value="58.995" calcext:value-type="float">
            <text:p>58.99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0]-[.E100])" office:value-type="float" office:value="0.8" calcext:value-type="float">
            <text:p>0.8</text:p>
          </table:table-cell>
          <table:table-cell table:formula="of:= [.D100]-[.E100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15000" calcext:value-type="float">
            <text:p>59015000</text:p>
          </table:table-cell>
          <table:table-cell table:formula="of:=[.B101]/1000000" office:value-type="float" office:value="59.015" calcext:value-type="float">
            <text:p>59.0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1]-[.E101])" office:value-type="float" office:value="0.8" calcext:value-type="float">
            <text:p>0.8</text:p>
          </table:table-cell>
          <table:table-cell table:formula="of:= [.D101]-[.E101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35000" calcext:value-type="float">
            <text:p>59035000</text:p>
          </table:table-cell>
          <table:table-cell table:formula="of:=[.B102]/1000000" office:value-type="float" office:value="59.035" calcext:value-type="float">
            <text:p>59.0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2]-[.E102])" office:value-type="float" office:value="0.8" calcext:value-type="float">
            <text:p>0.8</text:p>
          </table:table-cell>
          <table:table-cell table:formula="of:= [.D102]-[.E102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55000" calcext:value-type="float">
            <text:p>59055000</text:p>
          </table:table-cell>
          <table:table-cell table:formula="of:=[.B103]/1000000" office:value-type="float" office:value="59.055" calcext:value-type="float">
            <text:p>59.05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3]-[.E103])" office:value-type="float" office:value="0.8" calcext:value-type="float">
            <text:p>0.8</text:p>
          </table:table-cell>
          <table:table-cell table:formula="of:= [.D103]-[.E103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75000" calcext:value-type="float">
            <text:p>59075000</text:p>
          </table:table-cell>
          <table:table-cell table:formula="of:=[.B104]/1000000" office:value-type="float" office:value="59.075" calcext:value-type="float">
            <text:p>59.0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4]-[.E104])" office:value-type="float" office:value="0.8" calcext:value-type="float">
            <text:p>0.8</text:p>
          </table:table-cell>
          <table:table-cell table:formula="of:= [.D104]-[.E104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95000" calcext:value-type="float">
            <text:p>59095000</text:p>
          </table:table-cell>
          <table:table-cell table:formula="of:=[.B105]/1000000" office:value-type="float" office:value="59.095" calcext:value-type="float">
            <text:p>59.09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5]-[.E105])" office:value-type="float" office:value="0.8" calcext:value-type="float">
            <text:p>0.8</text:p>
          </table:table-cell>
          <table:table-cell table:formula="of:= [.D105]-[.E105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15000" calcext:value-type="float">
            <text:p>59115000</text:p>
          </table:table-cell>
          <table:table-cell table:formula="of:=[.B106]/1000000" office:value-type="float" office:value="59.115" calcext:value-type="float">
            <text:p>59.1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ABS([.D106]-[.E106])" office:value-type="float" office:value="0.8" calcext:value-type="float">
            <text:p>0.8</text:p>
          </table:table-cell>
          <table:table-cell table:formula="of:= [.D106]-[.E106]" office:value-type="float" office:value="-0.8" calcext:value-type="float">
            <text:p>-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35000" calcext:value-type="float">
            <text:p>59135000</text:p>
          </table:table-cell>
          <table:table-cell table:formula="of:=[.B107]/1000000" office:value-type="float" office:value="59.135" calcext:value-type="float">
            <text:p>59.13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07]-[.E107])" office:value-type="float" office:value="0.79" calcext:value-type="float">
            <text:p>0.79</text:p>
          </table:table-cell>
          <table:table-cell table:formula="of:= [.D107]-[.E107]" office:value-type="float" office:value="-0.79" calcext:value-type="float">
            <text:p>-0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55000" calcext:value-type="float">
            <text:p>59155000</text:p>
          </table:table-cell>
          <table:table-cell table:formula="of:=[.B108]/1000000" office:value-type="float" office:value="59.155" calcext:value-type="float">
            <text:p>59.15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08]-[.E108])" office:value-type="float" office:value="0.79" calcext:value-type="float">
            <text:p>0.79</text:p>
          </table:table-cell>
          <table:table-cell table:formula="of:= [.D108]-[.E108]" office:value-type="float" office:value="-0.79" calcext:value-type="float">
            <text:p>-0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75000" calcext:value-type="float">
            <text:p>59175000</text:p>
          </table:table-cell>
          <table:table-cell table:formula="of:=[.B109]/1000000" office:value-type="float" office:value="59.175" calcext:value-type="float">
            <text:p>59.17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09]-[.E109])" office:value-type="float" office:value="0.79" calcext:value-type="float">
            <text:p>0.79</text:p>
          </table:table-cell>
          <table:table-cell table:formula="of:= [.D109]-[.E109]" office:value-type="float" office:value="-0.79" calcext:value-type="float">
            <text:p>-0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95000" calcext:value-type="float">
            <text:p>59195000</text:p>
          </table:table-cell>
          <table:table-cell table:formula="of:=[.B110]/1000000" office:value-type="float" office:value="59.195" calcext:value-type="float">
            <text:p>59.19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10]-[.E110])" office:value-type="float" office:value="0.79" calcext:value-type="float">
            <text:p>0.79</text:p>
          </table:table-cell>
          <table:table-cell table:formula="of:= [.D110]-[.E110]" office:value-type="float" office:value="-0.79" calcext:value-type="float">
            <text:p>-0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215000" calcext:value-type="float">
            <text:p>59215000</text:p>
          </table:table-cell>
          <table:table-cell table:formula="of:=[.B111]/1000000" office:value-type="float" office:value="59.215" calcext:value-type="float">
            <text:p>59.21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11]-[.E111])" office:value-type="float" office:value="0.79" calcext:value-type="float">
            <text:p>0.79</text:p>
          </table:table-cell>
          <table:table-cell table:formula="of:= [.D111]-[.E111]" office:value-type="float" office:value="-0.79" calcext:value-type="float">
            <text:p>-0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235000" calcext:value-type="float">
            <text:p>59235000</text:p>
          </table:table-cell>
          <table:table-cell table:formula="of:=[.B112]/1000000" office:value-type="float" office:value="59.235" calcext:value-type="float">
            <text:p>59.235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table:formula="of:=ABS([.D112]-[.E112])" office:value-type="float" office:value="0.79" calcext:value-type="float">
            <text:p>0.79</text:p>
          </table:table-cell>
          <table:table-cell table:formula="of:= [.D112]-[.E112]" office:value-type="float" office:value="-0.79" calcext:value-type="float">
            <text:p>-0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255000" calcext:value-type="float">
            <text:p>59255000</text:p>
          </table:table-cell>
          <table:table-cell table:formula="of:=[.B113]/1000000" office:value-type="float" office:value="59.255" calcext:value-type="float">
            <text:p>59.25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ABS([.D113]-[.E113])" office:value-type="float" office:value="0.78" calcext:value-type="float">
            <text:p>0.78</text:p>
          </table:table-cell>
          <table:table-cell table:formula="of:= [.D113]-[.E113]" office:value-type="float" office:value="-0.78" calcext:value-type="float">
            <text:p>-0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275000" calcext:value-type="float">
            <text:p>59275000</text:p>
          </table:table-cell>
          <table:table-cell table:formula="of:=[.B114]/1000000" office:value-type="float" office:value="59.275" calcext:value-type="float">
            <text:p>59.275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formula="of:=ABS([.D114]-[.E114])" office:value-type="float" office:value="0.78" calcext:value-type="float">
            <text:p>0.78</text:p>
          </table:table-cell>
          <table:table-cell table:formula="of:= [.D114]-[.E114]" office:value-type="float" office:value="-0.78" calcext:value-type="float">
            <text:p>-0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295000" calcext:value-type="float">
            <text:p>59295000</text:p>
          </table:table-cell>
          <table:table-cell table:formula="of:=[.B115]/1000000" office:value-type="float" office:value="59.295" calcext:value-type="float">
            <text:p>59.29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ABS([.D115]-[.E115])" office:value-type="float" office:value="0.77" calcext:value-type="float">
            <text:p>0.77</text:p>
          </table:table-cell>
          <table:table-cell table:formula="of:= [.D115]-[.E115]" office:value-type="float" office:value="-0.77" calcext:value-type="float">
            <text:p>-0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15000" calcext:value-type="float">
            <text:p>59315000</text:p>
          </table:table-cell>
          <table:table-cell table:formula="of:=[.B116]/1000000" office:value-type="float" office:value="59.315" calcext:value-type="float">
            <text:p>59.31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ABS([.D116]-[.E116])" office:value-type="float" office:value="0.77" calcext:value-type="float">
            <text:p>0.77</text:p>
          </table:table-cell>
          <table:table-cell table:formula="of:= [.D116]-[.E116]" office:value-type="float" office:value="-0.77" calcext:value-type="float">
            <text:p>-0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35000" calcext:value-type="float">
            <text:p>59335000</text:p>
          </table:table-cell>
          <table:table-cell table:formula="of:=[.B117]/1000000" office:value-type="float" office:value="59.335" calcext:value-type="float">
            <text:p>59.33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formula="of:=ABS([.D117]-[.E117])" office:value-type="float" office:value="0.77" calcext:value-type="float">
            <text:p>0.77</text:p>
          </table:table-cell>
          <table:table-cell table:formula="of:= [.D117]-[.E117]" office:value-type="float" office:value="-0.77" calcext:value-type="float">
            <text:p>-0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55000" calcext:value-type="float">
            <text:p>59355000</text:p>
          </table:table-cell>
          <table:table-cell table:formula="of:=[.B118]/1000000" office:value-type="float" office:value="59.355" calcext:value-type="float">
            <text:p>59.35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ABS([.D118]-[.E118])" office:value-type="float" office:value="0.76" calcext:value-type="float">
            <text:p>0.76</text:p>
          </table:table-cell>
          <table:table-cell table:formula="of:= [.D118]-[.E118]" office:value-type="float" office:value="-0.76" calcext:value-type="float">
            <text:p>-0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75000" calcext:value-type="float">
            <text:p>59375000</text:p>
          </table:table-cell>
          <table:table-cell table:formula="of:=[.B119]/1000000" office:value-type="float" office:value="59.375" calcext:value-type="float">
            <text:p>59.37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formula="of:=ABS([.D119]-[.E119])" office:value-type="float" office:value="0.76" calcext:value-type="float">
            <text:p>0.76</text:p>
          </table:table-cell>
          <table:table-cell table:formula="of:= [.D119]-[.E119]" office:value-type="float" office:value="-0.76" calcext:value-type="float">
            <text:p>-0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95000" calcext:value-type="float">
            <text:p>59395000</text:p>
          </table:table-cell>
          <table:table-cell table:formula="of:=[.B120]/1000000" office:value-type="float" office:value="59.395" calcext:value-type="float">
            <text:p>59.39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120]-[.E120])" office:value-type="float" office:value="0.75" calcext:value-type="float">
            <text:p>0.75</text:p>
          </table:table-cell>
          <table:table-cell table:formula="of:= [.D120]-[.E120]" office:value-type="float" office:value="-0.75" calcext:value-type="float">
            <text:p>-0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15000" calcext:value-type="float">
            <text:p>59415000</text:p>
          </table:table-cell>
          <table:table-cell table:formula="of:=[.B121]/1000000" office:value-type="float" office:value="59.415" calcext:value-type="float">
            <text:p>59.41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121]-[.E121])" office:value-type="float" office:value="0.75" calcext:value-type="float">
            <text:p>0.75</text:p>
          </table:table-cell>
          <table:table-cell table:formula="of:= [.D121]-[.E121]" office:value-type="float" office:value="-0.75" calcext:value-type="float">
            <text:p>-0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35000" calcext:value-type="float">
            <text:p>59435000</text:p>
          </table:table-cell>
          <table:table-cell table:formula="of:=[.B122]/1000000" office:value-type="float" office:value="59.435" calcext:value-type="float">
            <text:p>59.43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ABS([.D122]-[.E122])" office:value-type="float" office:value="0.75" calcext:value-type="float">
            <text:p>0.75</text:p>
          </table:table-cell>
          <table:table-cell table:formula="of:= [.D122]-[.E122]" office:value-type="float" office:value="-0.75" calcext:value-type="float">
            <text:p>-0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55000" calcext:value-type="float">
            <text:p>59455000</text:p>
          </table:table-cell>
          <table:table-cell table:formula="of:=[.B123]/1000000" office:value-type="float" office:value="59.455" calcext:value-type="float">
            <text:p>59.45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ABS([.D123]-[.E123])" office:value-type="float" office:value="0.74" calcext:value-type="float">
            <text:p>0.74</text:p>
          </table:table-cell>
          <table:table-cell table:formula="of:= [.D123]-[.E123]" office:value-type="float" office:value="-0.74" calcext:value-type="float">
            <text:p>-0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75000" calcext:value-type="float">
            <text:p>59475000</text:p>
          </table:table-cell>
          <table:table-cell table:formula="of:=[.B124]/1000000" office:value-type="float" office:value="59.475" calcext:value-type="float">
            <text:p>59.47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ABS([.D124]-[.E124])" office:value-type="float" office:value="0.74" calcext:value-type="float">
            <text:p>0.74</text:p>
          </table:table-cell>
          <table:table-cell table:formula="of:= [.D124]-[.E124]" office:value-type="float" office:value="-0.74" calcext:value-type="float">
            <text:p>-0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95000" calcext:value-type="float">
            <text:p>59495000</text:p>
          </table:table-cell>
          <table:table-cell table:formula="of:=[.B125]/1000000" office:value-type="float" office:value="59.495" calcext:value-type="float">
            <text:p>59.49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formula="of:=ABS([.D125]-[.E125])" office:value-type="float" office:value="0.74" calcext:value-type="float">
            <text:p>0.74</text:p>
          </table:table-cell>
          <table:table-cell table:formula="of:= [.D125]-[.E125]" office:value-type="float" office:value="-0.74" calcext:value-type="float">
            <text:p>-0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15000" calcext:value-type="float">
            <text:p>59515000</text:p>
          </table:table-cell>
          <table:table-cell table:formula="of:=[.B126]/1000000" office:value-type="float" office:value="59.515" calcext:value-type="float">
            <text:p>59.51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ABS([.D126]-[.E126])" office:value-type="float" office:value="0.73" calcext:value-type="float">
            <text:p>0.73</text:p>
          </table:table-cell>
          <table:table-cell table:formula="of:= [.D126]-[.E126]" office:value-type="float" office:value="-0.73" calcext:value-type="float">
            <text:p>-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35000" calcext:value-type="float">
            <text:p>59535000</text:p>
          </table:table-cell>
          <table:table-cell table:formula="of:=[.B127]/1000000" office:value-type="float" office:value="59.535" calcext:value-type="float">
            <text:p>59.53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ABS([.D127]-[.E127])" office:value-type="float" office:value="0.73" calcext:value-type="float">
            <text:p>0.73</text:p>
          </table:table-cell>
          <table:table-cell table:formula="of:= [.D127]-[.E127]" office:value-type="float" office:value="-0.73" calcext:value-type="float">
            <text:p>-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55000" calcext:value-type="float">
            <text:p>59555000</text:p>
          </table:table-cell>
          <table:table-cell table:formula="of:=[.B128]/1000000" office:value-type="float" office:value="59.555" calcext:value-type="float">
            <text:p>59.555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formula="of:=ABS([.D128]-[.E128])" office:value-type="float" office:value="0.73" calcext:value-type="float">
            <text:p>0.73</text:p>
          </table:table-cell>
          <table:table-cell table:formula="of:= [.D128]-[.E128]" office:value-type="float" office:value="-0.73" calcext:value-type="float">
            <text:p>-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75000" calcext:value-type="float">
            <text:p>59575000</text:p>
          </table:table-cell>
          <table:table-cell table:formula="of:=[.B129]/1000000" office:value-type="float" office:value="59.575" calcext:value-type="float">
            <text:p>59.57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129]-[.E129])" office:value-type="float" office:value="0.72" calcext:value-type="float">
            <text:p>0.72</text:p>
          </table:table-cell>
          <table:table-cell table:formula="of:= [.D129]-[.E129]" office:value-type="float" office:value="-0.72" calcext:value-type="float">
            <text:p>-0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95000" calcext:value-type="float">
            <text:p>59595000</text:p>
          </table:table-cell>
          <table:table-cell table:formula="of:=[.B130]/1000000" office:value-type="float" office:value="59.595" calcext:value-type="float">
            <text:p>59.59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130]-[.E130])" office:value-type="float" office:value="0.72" calcext:value-type="float">
            <text:p>0.72</text:p>
          </table:table-cell>
          <table:table-cell table:formula="of:= [.D130]-[.E130]" office:value-type="float" office:value="-0.72" calcext:value-type="float">
            <text:p>-0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15000" calcext:value-type="float">
            <text:p>59615000</text:p>
          </table:table-cell>
          <table:table-cell table:formula="of:=[.B131]/1000000" office:value-type="float" office:value="59.615" calcext:value-type="float">
            <text:p>59.61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131]-[.E131])" office:value-type="float" office:value="0.72" calcext:value-type="float">
            <text:p>0.72</text:p>
          </table:table-cell>
          <table:table-cell table:formula="of:= [.D131]-[.E131]" office:value-type="float" office:value="-0.72" calcext:value-type="float">
            <text:p>-0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35000" calcext:value-type="float">
            <text:p>59635000</text:p>
          </table:table-cell>
          <table:table-cell table:formula="of:=[.B132]/1000000" office:value-type="float" office:value="59.635" calcext:value-type="float">
            <text:p>59.63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table:formula="of:=ABS([.D132]-[.E132])" office:value-type="float" office:value="0.72" calcext:value-type="float">
            <text:p>0.72</text:p>
          </table:table-cell>
          <table:table-cell table:formula="of:= [.D132]-[.E132]" office:value-type="float" office:value="-0.72" calcext:value-type="float">
            <text:p>-0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55000" calcext:value-type="float">
            <text:p>59655000</text:p>
          </table:table-cell>
          <table:table-cell table:formula="of:=[.B133]/1000000" office:value-type="float" office:value="59.655" calcext:value-type="float">
            <text:p>59.65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133]-[.E133])" office:value-type="float" office:value="0.71" calcext:value-type="float">
            <text:p>0.71</text:p>
          </table:table-cell>
          <table:table-cell table:formula="of:= [.D133]-[.E133]" office:value-type="float" office:value="-0.71" calcext:value-type="float">
            <text:p>-0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75000" calcext:value-type="float">
            <text:p>59675000</text:p>
          </table:table-cell>
          <table:table-cell table:formula="of:=[.B134]/1000000" office:value-type="float" office:value="59.675" calcext:value-type="float">
            <text:p>59.67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134]-[.E134])" office:value-type="float" office:value="0.71" calcext:value-type="float">
            <text:p>0.71</text:p>
          </table:table-cell>
          <table:table-cell table:formula="of:= [.D134]-[.E134]" office:value-type="float" office:value="-0.71" calcext:value-type="float">
            <text:p>-0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95000" calcext:value-type="float">
            <text:p>59695000</text:p>
          </table:table-cell>
          <table:table-cell table:formula="of:=[.B135]/1000000" office:value-type="float" office:value="59.695" calcext:value-type="float">
            <text:p>59.69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135]-[.E135])" office:value-type="float" office:value="0.71" calcext:value-type="float">
            <text:p>0.71</text:p>
          </table:table-cell>
          <table:table-cell table:formula="of:= [.D135]-[.E135]" office:value-type="float" office:value="-0.71" calcext:value-type="float">
            <text:p>-0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15000" calcext:value-type="float">
            <text:p>59715000</text:p>
          </table:table-cell>
          <table:table-cell table:formula="of:=[.B136]/1000000" office:value-type="float" office:value="59.715" calcext:value-type="float">
            <text:p>59.71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136]-[.E136])" office:value-type="float" office:value="0.71" calcext:value-type="float">
            <text:p>0.71</text:p>
          </table:table-cell>
          <table:table-cell table:formula="of:= [.D136]-[.E136]" office:value-type="float" office:value="-0.71" calcext:value-type="float">
            <text:p>-0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35000" calcext:value-type="float">
            <text:p>59735000</text:p>
          </table:table-cell>
          <table:table-cell table:formula="of:=[.B137]/1000000" office:value-type="float" office:value="59.735" calcext:value-type="float">
            <text:p>59.735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formula="of:=ABS([.D137]-[.E137])" office:value-type="float" office:value="0.71" calcext:value-type="float">
            <text:p>0.71</text:p>
          </table:table-cell>
          <table:table-cell table:formula="of:= [.D137]-[.E137]" office:value-type="float" office:value="-0.71" calcext:value-type="float">
            <text:p>-0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55000" calcext:value-type="float">
            <text:p>59755000</text:p>
          </table:table-cell>
          <table:table-cell table:formula="of:=[.B138]/1000000" office:value-type="float" office:value="59.755" calcext:value-type="float">
            <text:p>59.75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ABS([.D138]-[.E138])" office:value-type="float" office:value="0.7" calcext:value-type="float">
            <text:p>0.7</text:p>
          </table:table-cell>
          <table:table-cell table:formula="of:= [.D138]-[.E138]" office:value-type="float" office:value="-0.7" calcext:value-type="float">
            <text:p>-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75000" calcext:value-type="float">
            <text:p>59775000</text:p>
          </table:table-cell>
          <table:table-cell table:formula="of:=[.B139]/1000000" office:value-type="float" office:value="59.775" calcext:value-type="float">
            <text:p>59.77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ABS([.D139]-[.E139])" office:value-type="float" office:value="0.7" calcext:value-type="float">
            <text:p>0.7</text:p>
          </table:table-cell>
          <table:table-cell table:formula="of:= [.D139]-[.E139]" office:value-type="float" office:value="-0.7" calcext:value-type="float">
            <text:p>-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95000" calcext:value-type="float">
            <text:p>59795000</text:p>
          </table:table-cell>
          <table:table-cell table:formula="of:=[.B140]/1000000" office:value-type="float" office:value="59.795" calcext:value-type="float">
            <text:p>59.79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ABS([.D140]-[.E140])" office:value-type="float" office:value="0.7" calcext:value-type="float">
            <text:p>0.7</text:p>
          </table:table-cell>
          <table:table-cell table:formula="of:= [.D140]-[.E140]" office:value-type="float" office:value="-0.7" calcext:value-type="float">
            <text:p>-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15000" calcext:value-type="float">
            <text:p>59815000</text:p>
          </table:table-cell>
          <table:table-cell table:formula="of:=[.B141]/1000000" office:value-type="float" office:value="59.815" calcext:value-type="float">
            <text:p>59.81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ABS([.D141]-[.E141])" office:value-type="float" office:value="0.7" calcext:value-type="float">
            <text:p>0.7</text:p>
          </table:table-cell>
          <table:table-cell table:formula="of:= [.D141]-[.E141]" office:value-type="float" office:value="-0.7" calcext:value-type="float">
            <text:p>-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35000" calcext:value-type="float">
            <text:p>59835000</text:p>
          </table:table-cell>
          <table:table-cell table:formula="of:=[.B142]/1000000" office:value-type="float" office:value="59.835" calcext:value-type="float">
            <text:p>59.83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42]-[.E142])" office:value-type="float" office:value="0.69" calcext:value-type="float">
            <text:p>0.69</text:p>
          </table:table-cell>
          <table:table-cell table:formula="of:= [.D142]-[.E142]" office:value-type="float" office:value="-0.69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55000" calcext:value-type="float">
            <text:p>59855000</text:p>
          </table:table-cell>
          <table:table-cell table:formula="of:=[.B143]/1000000" office:value-type="float" office:value="59.855" calcext:value-type="float">
            <text:p>59.85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43]-[.E143])" office:value-type="float" office:value="0.69" calcext:value-type="float">
            <text:p>0.69</text:p>
          </table:table-cell>
          <table:table-cell table:formula="of:= [.D143]-[.E143]" office:value-type="float" office:value="-0.69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75000" calcext:value-type="float">
            <text:p>59875000</text:p>
          </table:table-cell>
          <table:table-cell table:formula="of:=[.B144]/1000000" office:value-type="float" office:value="59.875" calcext:value-type="float">
            <text:p>59.87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44]-[.E144])" office:value-type="float" office:value="0.69" calcext:value-type="float">
            <text:p>0.69</text:p>
          </table:table-cell>
          <table:table-cell table:formula="of:= [.D144]-[.E144]" office:value-type="float" office:value="-0.69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95000" calcext:value-type="float">
            <text:p>59895000</text:p>
          </table:table-cell>
          <table:table-cell table:formula="of:=[.B145]/1000000" office:value-type="float" office:value="59.895" calcext:value-type="float">
            <text:p>59.89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45]-[.E145])" office:value-type="float" office:value="0.69" calcext:value-type="float">
            <text:p>0.69</text:p>
          </table:table-cell>
          <table:table-cell table:formula="of:= [.D145]-[.E145]" office:value-type="float" office:value="-0.69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15000" calcext:value-type="float">
            <text:p>59915000</text:p>
          </table:table-cell>
          <table:table-cell table:formula="of:=[.B146]/1000000" office:value-type="float" office:value="59.915" calcext:value-type="float">
            <text:p>59.91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46]-[.E146])" office:value-type="float" office:value="0.69" calcext:value-type="float">
            <text:p>0.69</text:p>
          </table:table-cell>
          <table:table-cell table:formula="of:= [.D146]-[.E146]" office:value-type="float" office:value="-0.69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35000" calcext:value-type="float">
            <text:p>59935000</text:p>
          </table:table-cell>
          <table:table-cell table:formula="of:=[.B147]/1000000" office:value-type="float" office:value="59.935" calcext:value-type="float">
            <text:p>59.935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formula="of:=ABS([.D147]-[.E147])" office:value-type="float" office:value="0.69" calcext:value-type="float">
            <text:p>0.69</text:p>
          </table:table-cell>
          <table:table-cell table:formula="of:= [.D147]-[.E147]" office:value-type="float" office:value="-0.69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55000" calcext:value-type="float">
            <text:p>59955000</text:p>
          </table:table-cell>
          <table:table-cell table:formula="of:=[.B148]/1000000" office:value-type="float" office:value="59.955" calcext:value-type="float">
            <text:p>59.95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48]-[.E148])" office:value-type="float" office:value="0.68" calcext:value-type="float">
            <text:p>0.68</text:p>
          </table:table-cell>
          <table:table-cell table:formula="of:= [.D148]-[.E148]" office:value-type="float" office:value="-0.68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75000" calcext:value-type="float">
            <text:p>59975000</text:p>
          </table:table-cell>
          <table:table-cell table:formula="of:=[.B149]/1000000" office:value-type="float" office:value="59.975" calcext:value-type="float">
            <text:p>59.97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49]-[.E149])" office:value-type="float" office:value="0.68" calcext:value-type="float">
            <text:p>0.68</text:p>
          </table:table-cell>
          <table:table-cell table:formula="of:= [.D149]-[.E149]" office:value-type="float" office:value="-0.68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95000" calcext:value-type="float">
            <text:p>59995000</text:p>
          </table:table-cell>
          <table:table-cell table:formula="of:=[.B150]/1000000" office:value-type="float" office:value="59.995" calcext:value-type="float">
            <text:p>59.99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50]-[.E150])" office:value-type="float" office:value="0.68" calcext:value-type="float">
            <text:p>0.68</text:p>
          </table:table-cell>
          <table:table-cell table:formula="of:= [.D150]-[.E150]" office:value-type="float" office:value="-0.68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15000" calcext:value-type="float">
            <text:p>60015000</text:p>
          </table:table-cell>
          <table:table-cell table:formula="of:=[.B151]/1000000" office:value-type="float" office:value="60.015" calcext:value-type="float">
            <text:p>60.01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51]-[.E151])" office:value-type="float" office:value="0.68" calcext:value-type="float">
            <text:p>0.68</text:p>
          </table:table-cell>
          <table:table-cell table:formula="of:= [.D151]-[.E151]" office:value-type="float" office:value="-0.68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35000" calcext:value-type="float">
            <text:p>60035000</text:p>
          </table:table-cell>
          <table:table-cell table:formula="of:=[.B152]/1000000" office:value-type="float" office:value="60.035" calcext:value-type="float">
            <text:p>60.03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52]-[.E152])" office:value-type="float" office:value="0.68" calcext:value-type="float">
            <text:p>0.68</text:p>
          </table:table-cell>
          <table:table-cell table:formula="of:= [.D152]-[.E152]" office:value-type="float" office:value="-0.68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55000" calcext:value-type="float">
            <text:p>60055000</text:p>
          </table:table-cell>
          <table:table-cell table:formula="of:=[.B153]/1000000" office:value-type="float" office:value="60.055" calcext:value-type="float">
            <text:p>60.05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53]-[.E153])" office:value-type="float" office:value="0.68" calcext:value-type="float">
            <text:p>0.68</text:p>
          </table:table-cell>
          <table:table-cell table:formula="of:= [.D153]-[.E153]" office:value-type="float" office:value="-0.68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75000" calcext:value-type="float">
            <text:p>60075000</text:p>
          </table:table-cell>
          <table:table-cell table:formula="of:=[.B154]/1000000" office:value-type="float" office:value="60.075" calcext:value-type="float">
            <text:p>60.075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formula="of:=ABS([.D154]-[.E154])" office:value-type="float" office:value="0.68" calcext:value-type="float">
            <text:p>0.68</text:p>
          </table:table-cell>
          <table:table-cell table:formula="of:= [.D154]-[.E154]" office:value-type="float" office:value="-0.68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95000" calcext:value-type="float">
            <text:p>60095000</text:p>
          </table:table-cell>
          <table:table-cell table:formula="of:=[.B155]/1000000" office:value-type="float" office:value="60.095" calcext:value-type="float">
            <text:p>60.09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55]-[.E155])" office:value-type="float" office:value="0.67" calcext:value-type="float">
            <text:p>0.67</text:p>
          </table:table-cell>
          <table:table-cell table:formula="of:= [.D155]-[.E155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115000" calcext:value-type="float">
            <text:p>60115000</text:p>
          </table:table-cell>
          <table:table-cell table:formula="of:=[.B156]/1000000" office:value-type="float" office:value="60.115" calcext:value-type="float">
            <text:p>60.11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56]-[.E156])" office:value-type="float" office:value="0.67" calcext:value-type="float">
            <text:p>0.67</text:p>
          </table:table-cell>
          <table:table-cell table:formula="of:= [.D156]-[.E156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135000" calcext:value-type="float">
            <text:p>60135000</text:p>
          </table:table-cell>
          <table:table-cell table:formula="of:=[.B157]/1000000" office:value-type="float" office:value="60.135" calcext:value-type="float">
            <text:p>60.13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57]-[.E157])" office:value-type="float" office:value="0.67" calcext:value-type="float">
            <text:p>0.67</text:p>
          </table:table-cell>
          <table:table-cell table:formula="of:= [.D157]-[.E157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155000" calcext:value-type="float">
            <text:p>60155000</text:p>
          </table:table-cell>
          <table:table-cell table:formula="of:=[.B158]/1000000" office:value-type="float" office:value="60.155" calcext:value-type="float">
            <text:p>60.15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58]-[.E158])" office:value-type="float" office:value="0.67" calcext:value-type="float">
            <text:p>0.67</text:p>
          </table:table-cell>
          <table:table-cell table:formula="of:= [.D158]-[.E158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175000" calcext:value-type="float">
            <text:p>60175000</text:p>
          </table:table-cell>
          <table:table-cell table:formula="of:=[.B159]/1000000" office:value-type="float" office:value="60.175" calcext:value-type="float">
            <text:p>60.17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59]-[.E159])" office:value-type="float" office:value="0.67" calcext:value-type="float">
            <text:p>0.67</text:p>
          </table:table-cell>
          <table:table-cell table:formula="of:= [.D159]-[.E159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195000" calcext:value-type="float">
            <text:p>60195000</text:p>
          </table:table-cell>
          <table:table-cell table:formula="of:=[.B160]/1000000" office:value-type="float" office:value="60.195" calcext:value-type="float">
            <text:p>60.19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0]-[.E160])" office:value-type="float" office:value="0.67" calcext:value-type="float">
            <text:p>0.67</text:p>
          </table:table-cell>
          <table:table-cell table:formula="of:= [.D160]-[.E160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15000" calcext:value-type="float">
            <text:p>60215000</text:p>
          </table:table-cell>
          <table:table-cell table:formula="of:=[.B161]/1000000" office:value-type="float" office:value="60.215" calcext:value-type="float">
            <text:p>60.21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61]-[.E161])" office:value-type="float" office:value="0.66" calcext:value-type="float">
            <text:p>0.66</text:p>
          </table:table-cell>
          <table:table-cell table:formula="of:= [.D161]-[.E161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35000" calcext:value-type="float">
            <text:p>60235000</text:p>
          </table:table-cell>
          <table:table-cell table:formula="of:=[.B162]/1000000" office:value-type="float" office:value="60.235" calcext:value-type="float">
            <text:p>60.23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2]-[.E162])" office:value-type="float" office:value="0.67" calcext:value-type="float">
            <text:p>0.67</text:p>
          </table:table-cell>
          <table:table-cell table:formula="of:= [.D162]-[.E162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55000" calcext:value-type="float">
            <text:p>60255000</text:p>
          </table:table-cell>
          <table:table-cell table:formula="of:=[.B163]/1000000" office:value-type="float" office:value="60.255" calcext:value-type="float">
            <text:p>60.25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3]-[.E163])" office:value-type="float" office:value="0.67" calcext:value-type="float">
            <text:p>0.67</text:p>
          </table:table-cell>
          <table:table-cell table:formula="of:= [.D163]-[.E163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75000" calcext:value-type="float">
            <text:p>60275000</text:p>
          </table:table-cell>
          <table:table-cell table:formula="of:=[.B164]/1000000" office:value-type="float" office:value="60.275" calcext:value-type="float">
            <text:p>60.27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4]-[.E164])" office:value-type="float" office:value="0.67" calcext:value-type="float">
            <text:p>0.67</text:p>
          </table:table-cell>
          <table:table-cell table:formula="of:= [.D164]-[.E164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95000" calcext:value-type="float">
            <text:p>60295000</text:p>
          </table:table-cell>
          <table:table-cell table:formula="of:=[.B165]/1000000" office:value-type="float" office:value="60.295" calcext:value-type="float">
            <text:p>60.29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5]-[.E165])" office:value-type="float" office:value="0.67" calcext:value-type="float">
            <text:p>0.67</text:p>
          </table:table-cell>
          <table:table-cell table:formula="of:= [.D165]-[.E165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15000" calcext:value-type="float">
            <text:p>60315000</text:p>
          </table:table-cell>
          <table:table-cell table:formula="of:=[.B166]/1000000" office:value-type="float" office:value="60.315" calcext:value-type="float">
            <text:p>60.31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6]-[.E166])" office:value-type="float" office:value="0.67" calcext:value-type="float">
            <text:p>0.67</text:p>
          </table:table-cell>
          <table:table-cell table:formula="of:= [.D166]-[.E166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35000" calcext:value-type="float">
            <text:p>60335000</text:p>
          </table:table-cell>
          <table:table-cell table:formula="of:=[.B167]/1000000" office:value-type="float" office:value="60.335" calcext:value-type="float">
            <text:p>60.33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7]-[.E167])" office:value-type="float" office:value="0.67" calcext:value-type="float">
            <text:p>0.67</text:p>
          </table:table-cell>
          <table:table-cell table:formula="of:= [.D167]-[.E167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55000" calcext:value-type="float">
            <text:p>60355000</text:p>
          </table:table-cell>
          <table:table-cell table:formula="of:=[.B168]/1000000" office:value-type="float" office:value="60.355" calcext:value-type="float">
            <text:p>60.35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68]-[.E168])" office:value-type="float" office:value="0.66" calcext:value-type="float">
            <text:p>0.66</text:p>
          </table:table-cell>
          <table:table-cell table:formula="of:= [.D168]-[.E168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75000" calcext:value-type="float">
            <text:p>60375000</text:p>
          </table:table-cell>
          <table:table-cell table:formula="of:=[.B169]/1000000" office:value-type="float" office:value="60.375" calcext:value-type="float">
            <text:p>60.37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69]-[.E169])" office:value-type="float" office:value="0.67" calcext:value-type="float">
            <text:p>0.67</text:p>
          </table:table-cell>
          <table:table-cell table:formula="of:= [.D169]-[.E169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95000" calcext:value-type="float">
            <text:p>60395000</text:p>
          </table:table-cell>
          <table:table-cell table:formula="of:=[.B170]/1000000" office:value-type="float" office:value="60.395" calcext:value-type="float">
            <text:p>60.39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0]-[.E170])" office:value-type="float" office:value="0.66" calcext:value-type="float">
            <text:p>0.66</text:p>
          </table:table-cell>
          <table:table-cell table:formula="of:= [.D170]-[.E170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15000" calcext:value-type="float">
            <text:p>60415000</text:p>
          </table:table-cell>
          <table:table-cell table:formula="of:=[.B171]/1000000" office:value-type="float" office:value="60.415" calcext:value-type="float">
            <text:p>60.41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1]-[.E171])" office:value-type="float" office:value="0.66" calcext:value-type="float">
            <text:p>0.66</text:p>
          </table:table-cell>
          <table:table-cell table:formula="of:= [.D171]-[.E171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35000" calcext:value-type="float">
            <text:p>60435000</text:p>
          </table:table-cell>
          <table:table-cell table:formula="of:=[.B172]/1000000" office:value-type="float" office:value="60.435" calcext:value-type="float">
            <text:p>60.43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72]-[.E172])" office:value-type="float" office:value="0.67" calcext:value-type="float">
            <text:p>0.67</text:p>
          </table:table-cell>
          <table:table-cell table:formula="of:= [.D172]-[.E172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55000" calcext:value-type="float">
            <text:p>60455000</text:p>
          </table:table-cell>
          <table:table-cell table:formula="of:=[.B173]/1000000" office:value-type="float" office:value="60.455" calcext:value-type="float">
            <text:p>60.45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formula="of:=ABS([.D173]-[.E173])" office:value-type="float" office:value="0.67" calcext:value-type="float">
            <text:p>0.67</text:p>
          </table:table-cell>
          <table:table-cell table:formula="of:= [.D173]-[.E173]" office:value-type="float" office:value="-0.67" calcext:value-type="float">
            <text:p>-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75000" calcext:value-type="float">
            <text:p>60475000</text:p>
          </table:table-cell>
          <table:table-cell table:formula="of:=[.B174]/1000000" office:value-type="float" office:value="60.475" calcext:value-type="float">
            <text:p>60.47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4]-[.E174])" office:value-type="float" office:value="0.66" calcext:value-type="float">
            <text:p>0.66</text:p>
          </table:table-cell>
          <table:table-cell table:formula="of:= [.D174]-[.E174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95000" calcext:value-type="float">
            <text:p>60495000</text:p>
          </table:table-cell>
          <table:table-cell table:formula="of:=[.B175]/1000000" office:value-type="float" office:value="60.495" calcext:value-type="float">
            <text:p>60.49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5]-[.E175])" office:value-type="float" office:value="0.66" calcext:value-type="float">
            <text:p>0.66</text:p>
          </table:table-cell>
          <table:table-cell table:formula="of:= [.D175]-[.E175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515000" calcext:value-type="float">
            <text:p>60515000</text:p>
          </table:table-cell>
          <table:table-cell table:formula="of:=[.B176]/1000000" office:value-type="float" office:value="60.515" calcext:value-type="float">
            <text:p>60.51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6]-[.E176])" office:value-type="float" office:value="0.66" calcext:value-type="float">
            <text:p>0.66</text:p>
          </table:table-cell>
          <table:table-cell table:formula="of:= [.D176]-[.E176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535000" calcext:value-type="float">
            <text:p>60535000</text:p>
          </table:table-cell>
          <table:table-cell table:formula="of:=[.B177]/1000000" office:value-type="float" office:value="60.535" calcext:value-type="float">
            <text:p>60.53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7]-[.E177])" office:value-type="float" office:value="0.66" calcext:value-type="float">
            <text:p>0.66</text:p>
          </table:table-cell>
          <table:table-cell table:formula="of:= [.D177]-[.E177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555000" calcext:value-type="float">
            <text:p>60555000</text:p>
          </table:table-cell>
          <table:table-cell table:formula="of:=[.B178]/1000000" office:value-type="float" office:value="60.555" calcext:value-type="float">
            <text:p>60.55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8]-[.E178])" office:value-type="float" office:value="0.66" calcext:value-type="float">
            <text:p>0.66</text:p>
          </table:table-cell>
          <table:table-cell table:formula="of:= [.D178]-[.E178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575000" calcext:value-type="float">
            <text:p>60575000</text:p>
          </table:table-cell>
          <table:table-cell table:formula="of:=[.B179]/1000000" office:value-type="float" office:value="60.575" calcext:value-type="float">
            <text:p>60.57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79]-[.E179])" office:value-type="float" office:value="0.66" calcext:value-type="float">
            <text:p>0.66</text:p>
          </table:table-cell>
          <table:table-cell table:formula="of:= [.D179]-[.E179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595000" calcext:value-type="float">
            <text:p>60595000</text:p>
          </table:table-cell>
          <table:table-cell table:formula="of:=[.B180]/1000000" office:value-type="float" office:value="60.595" calcext:value-type="float">
            <text:p>60.59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80]-[.E180])" office:value-type="float" office:value="0.66" calcext:value-type="float">
            <text:p>0.66</text:p>
          </table:table-cell>
          <table:table-cell table:formula="of:= [.D180]-[.E180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15000" calcext:value-type="float">
            <text:p>60615000</text:p>
          </table:table-cell>
          <table:table-cell table:formula="of:=[.B181]/1000000" office:value-type="float" office:value="60.615" calcext:value-type="float">
            <text:p>60.61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81]-[.E181])" office:value-type="float" office:value="0.66" calcext:value-type="float">
            <text:p>0.66</text:p>
          </table:table-cell>
          <table:table-cell table:formula="of:= [.D181]-[.E181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35000" calcext:value-type="float">
            <text:p>60635000</text:p>
          </table:table-cell>
          <table:table-cell table:formula="of:=[.B182]/1000000" office:value-type="float" office:value="60.635" calcext:value-type="float">
            <text:p>60.635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formula="of:=ABS([.D182]-[.E182])" office:value-type="float" office:value="0.66" calcext:value-type="float">
            <text:p>0.66</text:p>
          </table:table-cell>
          <table:table-cell table:formula="of:= [.D182]-[.E182]" office:value-type="float" office:value="-0.66" calcext:value-type="float">
            <text:p>-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55000" calcext:value-type="float">
            <text:p>60655000</text:p>
          </table:table-cell>
          <table:table-cell table:formula="of:=[.B183]/1000000" office:value-type="float" office:value="60.655" calcext:value-type="float">
            <text:p>60.65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ABS([.D183]-[.E183])" office:value-type="float" office:value="0.65" calcext:value-type="float">
            <text:p>0.65</text:p>
          </table:table-cell>
          <table:table-cell table:formula="of:= [.D183]-[.E183]" office:value-type="float" office:value="-0.65" calcext:value-type="float">
            <text:p>-0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75000" calcext:value-type="float">
            <text:p>60675000</text:p>
          </table:table-cell>
          <table:table-cell table:formula="of:=[.B184]/1000000" office:value-type="float" office:value="60.675" calcext:value-type="float">
            <text:p>60.67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ABS([.D184]-[.E184])" office:value-type="float" office:value="0.65" calcext:value-type="float">
            <text:p>0.65</text:p>
          </table:table-cell>
          <table:table-cell table:formula="of:= [.D184]-[.E184]" office:value-type="float" office:value="-0.65" calcext:value-type="float">
            <text:p>-0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95000" calcext:value-type="float">
            <text:p>60695000</text:p>
          </table:table-cell>
          <table:table-cell table:formula="of:=[.B185]/1000000" office:value-type="float" office:value="60.695" calcext:value-type="float">
            <text:p>60.695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table:formula="of:=ABS([.D185]-[.E185])" office:value-type="float" office:value="0.65" calcext:value-type="float">
            <text:p>0.65</text:p>
          </table:table-cell>
          <table:table-cell table:formula="of:= [.D185]-[.E185]" office:value-type="float" office:value="-0.65" calcext:value-type="float">
            <text:p>-0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15000" calcext:value-type="float">
            <text:p>60715000</text:p>
          </table:table-cell>
          <table:table-cell table:formula="of:=[.B186]/1000000" office:value-type="float" office:value="60.715" calcext:value-type="float">
            <text:p>60.71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formula="of:=ABS([.D186]-[.E186])" office:value-type="float" office:value="0.64" calcext:value-type="float">
            <text:p>0.64</text:p>
          </table:table-cell>
          <table:table-cell table:formula="of:= [.D186]-[.E186]" office:value-type="float" office:value="-0.64" calcext:value-type="float">
            <text:p>-0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35000" calcext:value-type="float">
            <text:p>60735000</text:p>
          </table:table-cell>
          <table:table-cell table:formula="of:=[.B187]/1000000" office:value-type="float" office:value="60.735" calcext:value-type="float">
            <text:p>60.73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formula="of:=ABS([.D187]-[.E187])" office:value-type="float" office:value="0.64" calcext:value-type="float">
            <text:p>0.64</text:p>
          </table:table-cell>
          <table:table-cell table:formula="of:= [.D187]-[.E187]" office:value-type="float" office:value="-0.64" calcext:value-type="float">
            <text:p>-0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55000" calcext:value-type="float">
            <text:p>60755000</text:p>
          </table:table-cell>
          <table:table-cell table:formula="of:=[.B188]/1000000" office:value-type="float" office:value="60.755" calcext:value-type="float">
            <text:p>60.75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88]-[.E188])" office:value-type="float" office:value="0.63" calcext:value-type="float">
            <text:p>0.63</text:p>
          </table:table-cell>
          <table:table-cell table:formula="of:= [.D188]-[.E188]" office:value-type="float" office:value="-0.63" calcext:value-type="float">
            <text:p>-0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75000" calcext:value-type="float">
            <text:p>60775000</text:p>
          </table:table-cell>
          <table:table-cell table:formula="of:=[.B189]/1000000" office:value-type="float" office:value="60.775" calcext:value-type="float">
            <text:p>60.77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89]-[.E189])" office:value-type="float" office:value="0.63" calcext:value-type="float">
            <text:p>0.63</text:p>
          </table:table-cell>
          <table:table-cell table:formula="of:= [.D189]-[.E189]" office:value-type="float" office:value="-0.63" calcext:value-type="float">
            <text:p>-0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95000" calcext:value-type="float">
            <text:p>60795000</text:p>
          </table:table-cell>
          <table:table-cell table:formula="of:=[.B190]/1000000" office:value-type="float" office:value="60.795" calcext:value-type="float">
            <text:p>60.795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formula="of:=ABS([.D190]-[.E190])" office:value-type="float" office:value="0.63" calcext:value-type="float">
            <text:p>0.63</text:p>
          </table:table-cell>
          <table:table-cell table:formula="of:= [.D190]-[.E190]" office:value-type="float" office:value="-0.63" calcext:value-type="float">
            <text:p>-0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15000" calcext:value-type="float">
            <text:p>60815000</text:p>
          </table:table-cell>
          <table:table-cell table:formula="of:=[.B191]/1000000" office:value-type="float" office:value="60.815" calcext:value-type="float">
            <text:p>60.81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91]-[.E191])" office:value-type="float" office:value="0.62" calcext:value-type="float">
            <text:p>0.62</text:p>
          </table:table-cell>
          <table:table-cell table:formula="of:= [.D191]-[.E191]" office:value-type="float" office:value="-0.62" calcext:value-type="float">
            <text:p>-0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35000" calcext:value-type="float">
            <text:p>60835000</text:p>
          </table:table-cell>
          <table:table-cell table:formula="of:=[.B192]/1000000" office:value-type="float" office:value="60.835" calcext:value-type="float">
            <text:p>60.835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table:formula="of:=ABS([.D192]-[.E192])" office:value-type="float" office:value="0.62" calcext:value-type="float">
            <text:p>0.62</text:p>
          </table:table-cell>
          <table:table-cell table:formula="of:= [.D192]-[.E192]" office:value-type="float" office:value="-0.62" calcext:value-type="float">
            <text:p>-0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55000" calcext:value-type="float">
            <text:p>60855000</text:p>
          </table:table-cell>
          <table:table-cell table:formula="of:=[.B193]/1000000" office:value-type="float" office:value="60.855" calcext:value-type="float">
            <text:p>60.855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formula="of:=ABS([.D193]-[.E193])" office:value-type="float" office:value="0.61" calcext:value-type="float">
            <text:p>0.61</text:p>
          </table:table-cell>
          <table:table-cell table:formula="of:= [.D193]-[.E193]" office:value-type="float" office:value="-0.61" calcext:value-type="float">
            <text:p>-0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75000" calcext:value-type="float">
            <text:p>60875000</text:p>
          </table:table-cell>
          <table:table-cell table:formula="of:=[.B194]/1000000" office:value-type="float" office:value="60.875" calcext:value-type="float">
            <text:p>60.875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formula="of:=ABS([.D194]-[.E194])" office:value-type="float" office:value="0.61" calcext:value-type="float">
            <text:p>0.61</text:p>
          </table:table-cell>
          <table:table-cell table:formula="of:= [.D194]-[.E194]" office:value-type="float" office:value="-0.61" calcext:value-type="float">
            <text:p>-0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95000" calcext:value-type="float">
            <text:p>60895000</text:p>
          </table:table-cell>
          <table:table-cell table:formula="of:=[.B195]/1000000" office:value-type="float" office:value="60.895" calcext:value-type="float">
            <text:p>60.895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formula="of:=ABS([.D195]-[.E195])" office:value-type="float" office:value="0.61" calcext:value-type="float">
            <text:p>0.61</text:p>
          </table:table-cell>
          <table:table-cell table:formula="of:= [.D195]-[.E195]" office:value-type="float" office:value="-0.61" calcext:value-type="float">
            <text:p>-0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15000" calcext:value-type="float">
            <text:p>60915000</text:p>
          </table:table-cell>
          <table:table-cell table:formula="of:=[.B196]/1000000" office:value-type="float" office:value="60.915" calcext:value-type="float">
            <text:p>60.91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ABS([.D196]-[.E196])" office:value-type="float" office:value="0.6" calcext:value-type="float">
            <text:p>0.6</text:p>
          </table:table-cell>
          <table:table-cell table:formula="of:= [.D196]-[.E196]" office:value-type="float" office:value="-0.6" calcext:value-type="float">
            <text:p>-0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35000" calcext:value-type="float">
            <text:p>60935000</text:p>
          </table:table-cell>
          <table:table-cell table:formula="of:=[.B197]/1000000" office:value-type="float" office:value="60.935" calcext:value-type="float">
            <text:p>60.93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ABS([.D197]-[.E197])" office:value-type="float" office:value="0.6" calcext:value-type="float">
            <text:p>0.6</text:p>
          </table:table-cell>
          <table:table-cell table:formula="of:= [.D197]-[.E197]" office:value-type="float" office:value="-0.6" calcext:value-type="float">
            <text:p>-0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55000" calcext:value-type="float">
            <text:p>60955000</text:p>
          </table:table-cell>
          <table:table-cell table:formula="of:=[.B198]/1000000" office:value-type="float" office:value="60.955" calcext:value-type="float">
            <text:p>60.9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ABS([.D198]-[.E198])" office:value-type="float" office:value="0.6" calcext:value-type="float">
            <text:p>0.6</text:p>
          </table:table-cell>
          <table:table-cell table:formula="of:= [.D198]-[.E198]" office:value-type="float" office:value="-0.6" calcext:value-type="float">
            <text:p>-0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75000" calcext:value-type="float">
            <text:p>60975000</text:p>
          </table:table-cell>
          <table:table-cell table:formula="of:=[.B199]/1000000" office:value-type="float" office:value="60.975" calcext:value-type="float">
            <text:p>60.97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ABS([.D199]-[.E199])" office:value-type="float" office:value="0.59" calcext:value-type="float">
            <text:p>0.59</text:p>
          </table:table-cell>
          <table:table-cell table:formula="of:= [.D199]-[.E199]" office:value-type="float" office:value="-0.59" calcext:value-type="float">
            <text:p>-0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95000" calcext:value-type="float">
            <text:p>60995000</text:p>
          </table:table-cell>
          <table:table-cell table:formula="of:=[.B200]/1000000" office:value-type="float" office:value="60.995" calcext:value-type="float">
            <text:p>60.99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ABS([.D200]-[.E200])" office:value-type="float" office:value="0.59" calcext:value-type="float">
            <text:p>0.59</text:p>
          </table:table-cell>
          <table:table-cell table:formula="of:= [.D200]-[.E200]" office:value-type="float" office:value="-0.59" calcext:value-type="float">
            <text:p>-0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15000" calcext:value-type="float">
            <text:p>61015000</text:p>
          </table:table-cell>
          <table:table-cell table:formula="of:=[.B201]/1000000" office:value-type="float" office:value="61.015" calcext:value-type="float">
            <text:p>61.01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ABS([.D201]-[.E201])" office:value-type="float" office:value="0.59" calcext:value-type="float">
            <text:p>0.59</text:p>
          </table:table-cell>
          <table:table-cell table:formula="of:= [.D201]-[.E201]" office:value-type="float" office:value="-0.59" calcext:value-type="float">
            <text:p>-0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35000" calcext:value-type="float">
            <text:p>61035000</text:p>
          </table:table-cell>
          <table:table-cell table:formula="of:=[.B202]/1000000" office:value-type="float" office:value="61.035" calcext:value-type="float">
            <text:p>61.035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formula="of:=ABS([.D202]-[.E202])" office:value-type="float" office:value="0.59" calcext:value-type="float">
            <text:p>0.59</text:p>
          </table:table-cell>
          <table:table-cell table:formula="of:= [.D202]-[.E202]" office:value-type="float" office:value="-0.59" calcext:value-type="float">
            <text:p>-0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55000" calcext:value-type="float">
            <text:p>61055000</text:p>
          </table:table-cell>
          <table:table-cell table:formula="of:=[.B203]/1000000" office:value-type="float" office:value="61.055" calcext:value-type="float">
            <text:p>61.055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ABS([.D203]-[.E203])" office:value-type="float" office:value="0.58" calcext:value-type="float">
            <text:p>0.58</text:p>
          </table:table-cell>
          <table:table-cell table:formula="of:= [.D203]-[.E203]" office:value-type="float" office:value="-0.58" calcext:value-type="float">
            <text:p>-0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75000" calcext:value-type="float">
            <text:p>61075000</text:p>
          </table:table-cell>
          <table:table-cell table:formula="of:=[.B204]/1000000" office:value-type="float" office:value="61.075" calcext:value-type="float">
            <text:p>61.075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ABS([.D204]-[.E204])" office:value-type="float" office:value="0.58" calcext:value-type="float">
            <text:p>0.58</text:p>
          </table:table-cell>
          <table:table-cell table:formula="of:= [.D204]-[.E204]" office:value-type="float" office:value="-0.58" calcext:value-type="float">
            <text:p>-0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95000" calcext:value-type="float">
            <text:p>61095000</text:p>
          </table:table-cell>
          <table:table-cell table:formula="of:=[.B205]/1000000" office:value-type="float" office:value="61.095" calcext:value-type="float">
            <text:p>61.095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ABS([.D205]-[.E205])" office:value-type="float" office:value="0.58" calcext:value-type="float">
            <text:p>0.58</text:p>
          </table:table-cell>
          <table:table-cell table:formula="of:= [.D205]-[.E205]" office:value-type="float" office:value="-0.58" calcext:value-type="float">
            <text:p>-0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15000" calcext:value-type="float">
            <text:p>61115000</text:p>
          </table:table-cell>
          <table:table-cell table:formula="of:=[.B206]/1000000" office:value-type="float" office:value="61.115" calcext:value-type="float">
            <text:p>61.115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formula="of:=ABS([.D206]-[.E206])" office:value-type="float" office:value="0.58" calcext:value-type="float">
            <text:p>0.58</text:p>
          </table:table-cell>
          <table:table-cell table:formula="of:= [.D206]-[.E206]" office:value-type="float" office:value="-0.58" calcext:value-type="float">
            <text:p>-0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35000" calcext:value-type="float">
            <text:p>61135000</text:p>
          </table:table-cell>
          <table:table-cell table:formula="of:=[.B207]/1000000" office:value-type="float" office:value="61.135" calcext:value-type="float">
            <text:p>61.135</text:p>
          </table:table-cell>
          <table:table-cell office:value-type="float" office:value="-64.94" calcext:value-type="float">
            <text:p>-64.94</text:p>
          </table:table-cell>
          <table:table-cell office:value-type="float" office:value="0.38" calcext:value-type="float">
            <text:p>0.38</text:p>
          </table:table-cell>
          <table:table-cell table:formula="of:=ABS([.D207]-[.E207])" office:value-type="float" office:value="65.32" calcext:value-type="float">
            <text:p>65.32</text:p>
          </table:table-cell>
          <table:table-cell table:formula="of:= [.D207]-[.E207]" office:value-type="float" office:value="-65.32" calcext:value-type="float">
            <text:p>-65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55000" calcext:value-type="float">
            <text:p>61155000</text:p>
          </table:table-cell>
          <table:table-cell table:formula="of:=[.B208]/1000000" office:value-type="float" office:value="61.155" calcext:value-type="float">
            <text:p>61.155</text:p>
          </table:table-cell>
          <table:table-cell office:value-type="float" office:value="-64.94" calcext:value-type="float">
            <text:p>-64.94</text:p>
          </table:table-cell>
          <table:table-cell office:value-type="float" office:value="0.02" calcext:value-type="float">
            <text:p>0.02</text:p>
          </table:table-cell>
          <table:table-cell table:formula="of:=ABS([.D208]-[.E208])" office:value-type="float" office:value="64.96" calcext:value-type="float">
            <text:p>64.96</text:p>
          </table:table-cell>
          <table:table-cell table:formula="of:= [.D208]-[.E208]" office:value-type="float" office:value="-64.96" calcext:value-type="float">
            <text:p>-64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75000" calcext:value-type="float">
            <text:p>61175000</text:p>
          </table:table-cell>
          <table:table-cell table:formula="of:=[.B209]/1000000" office:value-type="float" office:value="61.175" calcext:value-type="float">
            <text:p>61.17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0.47" calcext:value-type="float">
            <text:p>-0.47</text:p>
          </table:table-cell>
          <table:table-cell table:formula="of:=ABS([.D209]-[.E209])" office:value-type="float" office:value="64.47" calcext:value-type="float">
            <text:p>64.47</text:p>
          </table:table-cell>
          <table:table-cell table:formula="of:= [.D209]-[.E209]" office:value-type="float" office:value="-64.47" calcext:value-type="float">
            <text:p>-64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95000" calcext:value-type="float">
            <text:p>61195000</text:p>
          </table:table-cell>
          <table:table-cell table:formula="of:=[.B210]/1000000" office:value-type="float" office:value="61.195" calcext:value-type="float">
            <text:p>61.19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1.1" calcext:value-type="float">
            <text:p>-1.1</text:p>
          </table:table-cell>
          <table:table-cell table:formula="of:=ABS([.D210]-[.E210])" office:value-type="float" office:value="63.83" calcext:value-type="float">
            <text:p>63.83</text:p>
          </table:table-cell>
          <table:table-cell table:formula="of:= [.D210]-[.E210]" office:value-type="float" office:value="-63.83" calcext:value-type="float">
            <text:p>-63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15000" calcext:value-type="float">
            <text:p>61215000</text:p>
          </table:table-cell>
          <table:table-cell table:formula="of:=[.B211]/1000000" office:value-type="float" office:value="61.215" calcext:value-type="float">
            <text:p>61.21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1.85" calcext:value-type="float">
            <text:p>-1.85</text:p>
          </table:table-cell>
          <table:table-cell table:formula="of:=ABS([.D211]-[.E211])" office:value-type="float" office:value="63.08" calcext:value-type="float">
            <text:p>63.08</text:p>
          </table:table-cell>
          <table:table-cell table:formula="of:= [.D211]-[.E211]" office:value-type="float" office:value="-63.08" calcext:value-type="float">
            <text:p>-63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35000" calcext:value-type="float">
            <text:p>61235000</text:p>
          </table:table-cell>
          <table:table-cell table:formula="of:=[.B212]/1000000" office:value-type="float" office:value="61.235" calcext:value-type="float">
            <text:p>61.23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2.69" calcext:value-type="float">
            <text:p>-2.69</text:p>
          </table:table-cell>
          <table:table-cell table:formula="of:=ABS([.D212]-[.E212])" office:value-type="float" office:value="62.24" calcext:value-type="float">
            <text:p>62.24</text:p>
          </table:table-cell>
          <table:table-cell table:formula="of:= [.D212]-[.E212]" office:value-type="float" office:value="-62.24" calcext:value-type="float">
            <text:p>-62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55000" calcext:value-type="float">
            <text:p>61255000</text:p>
          </table:table-cell>
          <table:table-cell table:formula="of:=[.B213]/1000000" office:value-type="float" office:value="61.255" calcext:value-type="float">
            <text:p>61.25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3.62" calcext:value-type="float">
            <text:p>-3.62</text:p>
          </table:table-cell>
          <table:table-cell table:formula="of:=ABS([.D213]-[.E213])" office:value-type="float" office:value="61.3" calcext:value-type="float">
            <text:p>61.3</text:p>
          </table:table-cell>
          <table:table-cell table:formula="of:= [.D213]-[.E213]" office:value-type="float" office:value="-61.3" calcext:value-type="float">
            <text:p>-61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75000" calcext:value-type="float">
            <text:p>61275000</text:p>
          </table:table-cell>
          <table:table-cell table:formula="of:=[.B214]/1000000" office:value-type="float" office:value="61.275" calcext:value-type="float">
            <text:p>61.27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4.62" calcext:value-type="float">
            <text:p>-4.62</text:p>
          </table:table-cell>
          <table:table-cell table:formula="of:=ABS([.D214]-[.E214])" office:value-type="float" office:value="60.3" calcext:value-type="float">
            <text:p>60.3</text:p>
          </table:table-cell>
          <table:table-cell table:formula="of:= [.D214]-[.E214]" office:value-type="float" office:value="-60.3" calcext:value-type="float">
            <text:p>-60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95000" calcext:value-type="float">
            <text:p>61295000</text:p>
          </table:table-cell>
          <table:table-cell table:formula="of:=[.B215]/1000000" office:value-type="float" office:value="61.295" calcext:value-type="float">
            <text:p>61.29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5.69" calcext:value-type="float">
            <text:p>-5.69</text:p>
          </table:table-cell>
          <table:table-cell table:formula="of:=ABS([.D215]-[.E215])" office:value-type="float" office:value="59.22" calcext:value-type="float">
            <text:p>59.22</text:p>
          </table:table-cell>
          <table:table-cell table:formula="of:= [.D215]-[.E215]" office:value-type="float" office:value="-59.22" calcext:value-type="float">
            <text:p>-59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315000" calcext:value-type="float">
            <text:p>61315000</text:p>
          </table:table-cell>
          <table:table-cell table:formula="of:=[.B216]/1000000" office:value-type="float" office:value="61.315" calcext:value-type="float">
            <text:p>61.31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6.82" calcext:value-type="float">
            <text:p>-6.82</text:p>
          </table:table-cell>
          <table:table-cell table:formula="of:=ABS([.D216]-[.E216])" office:value-type="float" office:value="58.09" calcext:value-type="float">
            <text:p>58.09</text:p>
          </table:table-cell>
          <table:table-cell table:formula="of:= [.D216]-[.E216]" office:value-type="float" office:value="-58.09" calcext:value-type="float">
            <text:p>-58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335000" calcext:value-type="float">
            <text:p>61335000</text:p>
          </table:table-cell>
          <table:table-cell table:formula="of:=[.B217]/1000000" office:value-type="float" office:value="61.335" calcext:value-type="float">
            <text:p>61.335</text:p>
          </table:table-cell>
          <table:table-cell office:value-type="float" office:value="-64.9" calcext:value-type="float">
            <text:p>-64.9</text:p>
          </table:table-cell>
          <table:table-cell office:value-type="float" office:value="-8.01" calcext:value-type="float">
            <text:p>-8.01</text:p>
          </table:table-cell>
          <table:table-cell table:formula="of:=ABS([.D217]-[.E217])" office:value-type="float" office:value="56.89" calcext:value-type="float">
            <text:p>56.89</text:p>
          </table:table-cell>
          <table:table-cell table:formula="of:= [.D217]-[.E217]" office:value-type="float" office:value="-56.89" calcext:value-type="float">
            <text:p>-56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355000" calcext:value-type="float">
            <text:p>61355000</text:p>
          </table:table-cell>
          <table:table-cell table:formula="of:=[.B218]/1000000" office:value-type="float" office:value="61.355" calcext:value-type="float">
            <text:p>61.35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9.24" calcext:value-type="float">
            <text:p>-9.24</text:p>
          </table:table-cell>
          <table:table-cell table:formula="of:=ABS([.D218]-[.E218])" office:value-type="float" office:value="55.65" calcext:value-type="float">
            <text:p>55.65</text:p>
          </table:table-cell>
          <table:table-cell table:formula="of:= [.D218]-[.E218]" office:value-type="float" office:value="-55.65" calcext:value-type="float">
            <text:p>-55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375000" calcext:value-type="float">
            <text:p>61375000</text:p>
          </table:table-cell>
          <table:table-cell table:formula="of:=[.B219]/1000000" office:value-type="float" office:value="61.375" calcext:value-type="float">
            <text:p>61.37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10.51" calcext:value-type="float">
            <text:p>-10.51</text:p>
          </table:table-cell>
          <table:table-cell table:formula="of:=ABS([.D219]-[.E219])" office:value-type="float" office:value="54.38" calcext:value-type="float">
            <text:p>54.38</text:p>
          </table:table-cell>
          <table:table-cell table:formula="of:= [.D219]-[.E219]" office:value-type="float" office:value="-54.38" calcext:value-type="float">
            <text:p>-54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395000" calcext:value-type="float">
            <text:p>61395000</text:p>
          </table:table-cell>
          <table:table-cell table:formula="of:=[.B220]/1000000" office:value-type="float" office:value="61.395" calcext:value-type="float">
            <text:p>61.39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11.81" calcext:value-type="float">
            <text:p>-11.81</text:p>
          </table:table-cell>
          <table:table-cell table:formula="of:=ABS([.D220]-[.E220])" office:value-type="float" office:value="53.07" calcext:value-type="float">
            <text:p>53.07</text:p>
          </table:table-cell>
          <table:table-cell table:formula="of:= [.D220]-[.E220]" office:value-type="float" office:value="-53.07" calcext:value-type="float">
            <text:p>-53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415000" calcext:value-type="float">
            <text:p>61415000</text:p>
          </table:table-cell>
          <table:table-cell table:formula="of:=[.B221]/1000000" office:value-type="float" office:value="61.415" calcext:value-type="float">
            <text:p>61.41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13.15" calcext:value-type="float">
            <text:p>-13.15</text:p>
          </table:table-cell>
          <table:table-cell table:formula="of:=ABS([.D221]-[.E221])" office:value-type="float" office:value="51.73" calcext:value-type="float">
            <text:p>51.73</text:p>
          </table:table-cell>
          <table:table-cell table:formula="of:= [.D221]-[.E221]" office:value-type="float" office:value="-51.73" calcext:value-type="float">
            <text:p>-51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435000" calcext:value-type="float">
            <text:p>61435000</text:p>
          </table:table-cell>
          <table:table-cell table:formula="of:=[.B222]/1000000" office:value-type="float" office:value="61.435" calcext:value-type="float">
            <text:p>61.43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14.51" calcext:value-type="float">
            <text:p>-14.51</text:p>
          </table:table-cell>
          <table:table-cell table:formula="of:=ABS([.D222]-[.E222])" office:value-type="float" office:value="50.36" calcext:value-type="float">
            <text:p>50.36</text:p>
          </table:table-cell>
          <table:table-cell table:formula="of:= [.D222]-[.E222]" office:value-type="float" office:value="-50.36" calcext:value-type="float">
            <text:p>-50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455000" calcext:value-type="float">
            <text:p>61455000</text:p>
          </table:table-cell>
          <table:table-cell table:formula="of:=[.B223]/1000000" office:value-type="float" office:value="61.455" calcext:value-type="float">
            <text:p>61.45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15.9" calcext:value-type="float">
            <text:p>-15.9</text:p>
          </table:table-cell>
          <table:table-cell table:formula="of:=ABS([.D223]-[.E223])" office:value-type="float" office:value="48.97" calcext:value-type="float">
            <text:p>48.97</text:p>
          </table:table-cell>
          <table:table-cell table:formula="of:= [.D223]-[.E223]" office:value-type="float" office:value="-48.97" calcext:value-type="float">
            <text:p>-48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475000" calcext:value-type="float">
            <text:p>61475000</text:p>
          </table:table-cell>
          <table:table-cell table:formula="of:=[.B224]/1000000" office:value-type="float" office:value="61.475" calcext:value-type="float">
            <text:p>61.47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17.31" calcext:value-type="float">
            <text:p>-17.31</text:p>
          </table:table-cell>
          <table:table-cell table:formula="of:=ABS([.D224]-[.E224])" office:value-type="float" office:value="47.56" calcext:value-type="float">
            <text:p>47.56</text:p>
          </table:table-cell>
          <table:table-cell table:formula="of:= [.D224]-[.E224]" office:value-type="float" office:value="-47.56" calcext:value-type="float">
            <text:p>-47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495000" calcext:value-type="float">
            <text:p>61495000</text:p>
          </table:table-cell>
          <table:table-cell table:formula="of:=[.B225]/1000000" office:value-type="float" office:value="61.495" calcext:value-type="float">
            <text:p>61.49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18.74" calcext:value-type="float">
            <text:p>-18.74</text:p>
          </table:table-cell>
          <table:table-cell table:formula="of:=ABS([.D225]-[.E225])" office:value-type="float" office:value="46.12" calcext:value-type="float">
            <text:p>46.12</text:p>
          </table:table-cell>
          <table:table-cell table:formula="of:= [.D225]-[.E225]" office:value-type="float" office:value="-46.12" calcext:value-type="float">
            <text:p>-46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15000" calcext:value-type="float">
            <text:p>61515000</text:p>
          </table:table-cell>
          <table:table-cell table:formula="of:=[.B226]/1000000" office:value-type="float" office:value="61.515" calcext:value-type="float">
            <text:p>61.51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0.19" calcext:value-type="float">
            <text:p>-20.19</text:p>
          </table:table-cell>
          <table:table-cell table:formula="of:=ABS([.D226]-[.E226])" office:value-type="float" office:value="44.67" calcext:value-type="float">
            <text:p>44.67</text:p>
          </table:table-cell>
          <table:table-cell table:formula="of:= [.D226]-[.E226]" office:value-type="float" office:value="-44.67" calcext:value-type="float">
            <text:p>-44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35000" calcext:value-type="float">
            <text:p>61535000</text:p>
          </table:table-cell>
          <table:table-cell table:formula="of:=[.B227]/1000000" office:value-type="float" office:value="61.535" calcext:value-type="float">
            <text:p>61.53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1.66" calcext:value-type="float">
            <text:p>-21.66</text:p>
          </table:table-cell>
          <table:table-cell table:formula="of:=ABS([.D227]-[.E227])" office:value-type="float" office:value="43.2" calcext:value-type="float">
            <text:p>43.2</text:p>
          </table:table-cell>
          <table:table-cell table:formula="of:= [.D227]-[.E227]" office:value-type="float" office:value="-43.2" calcext:value-type="float">
            <text:p>-4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55000" calcext:value-type="float">
            <text:p>61555000</text:p>
          </table:table-cell>
          <table:table-cell table:formula="of:=[.B228]/1000000" office:value-type="float" office:value="61.555" calcext:value-type="float">
            <text:p>61.55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3.13" calcext:value-type="float">
            <text:p>-23.13</text:p>
          </table:table-cell>
          <table:table-cell table:formula="of:=ABS([.D228]-[.E228])" office:value-type="float" office:value="41.73" calcext:value-type="float">
            <text:p>41.73</text:p>
          </table:table-cell>
          <table:table-cell table:formula="of:= [.D228]-[.E228]" office:value-type="float" office:value="-41.73" calcext:value-type="float">
            <text:p>-41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75000" calcext:value-type="float">
            <text:p>61575000</text:p>
          </table:table-cell>
          <table:table-cell table:formula="of:=[.B229]/1000000" office:value-type="float" office:value="61.575" calcext:value-type="float">
            <text:p>61.57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4.62" calcext:value-type="float">
            <text:p>-24.62</text:p>
          </table:table-cell>
          <table:table-cell table:formula="of:=ABS([.D229]-[.E229])" office:value-type="float" office:value="40.24" calcext:value-type="float">
            <text:p>40.24</text:p>
          </table:table-cell>
          <table:table-cell table:formula="of:= [.D229]-[.E229]" office:value-type="float" office:value="-40.24" calcext:value-type="float">
            <text:p>-40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95000" calcext:value-type="float">
            <text:p>61595000</text:p>
          </table:table-cell>
          <table:table-cell table:formula="of:=[.B230]/1000000" office:value-type="float" office:value="61.595" calcext:value-type="float">
            <text:p>61.59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6.11" calcext:value-type="float">
            <text:p>-26.11</text:p>
          </table:table-cell>
          <table:table-cell table:formula="of:=ABS([.D230]-[.E230])" office:value-type="float" office:value="38.75" calcext:value-type="float">
            <text:p>38.75</text:p>
          </table:table-cell>
          <table:table-cell table:formula="of:= [.D230]-[.E230]" office:value-type="float" office:value="-38.75" calcext:value-type="float">
            <text:p>-38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15000" calcext:value-type="float">
            <text:p>61615000</text:p>
          </table:table-cell>
          <table:table-cell table:formula="of:=[.B231]/1000000" office:value-type="float" office:value="61.615" calcext:value-type="float">
            <text:p>61.61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7.62" calcext:value-type="float">
            <text:p>-27.62</text:p>
          </table:table-cell>
          <table:table-cell table:formula="of:=ABS([.D231]-[.E231])" office:value-type="float" office:value="37.24" calcext:value-type="float">
            <text:p>37.24</text:p>
          </table:table-cell>
          <table:table-cell table:formula="of:= [.D231]-[.E231]" office:value-type="float" office:value="-37.24" calcext:value-type="float">
            <text:p>-37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35000" calcext:value-type="float">
            <text:p>61635000</text:p>
          </table:table-cell>
          <table:table-cell table:formula="of:=[.B232]/1000000" office:value-type="float" office:value="61.635" calcext:value-type="float">
            <text:p>61.63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9.13" calcext:value-type="float">
            <text:p>-29.13</text:p>
          </table:table-cell>
          <table:table-cell table:formula="of:=ABS([.D232]-[.E232])" office:value-type="float" office:value="35.73" calcext:value-type="float">
            <text:p>35.73</text:p>
          </table:table-cell>
          <table:table-cell table:formula="of:= [.D232]-[.E232]" office:value-type="float" office:value="-35.73" calcext:value-type="float">
            <text:p>-35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55000" calcext:value-type="float">
            <text:p>61655000</text:p>
          </table:table-cell>
          <table:table-cell table:formula="of:=[.B233]/1000000" office:value-type="float" office:value="61.655" calcext:value-type="float">
            <text:p>61.65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30.65" calcext:value-type="float">
            <text:p>-30.65</text:p>
          </table:table-cell>
          <table:table-cell table:formula="of:=ABS([.D233]-[.E233])" office:value-type="float" office:value="34.21" calcext:value-type="float">
            <text:p>34.21</text:p>
          </table:table-cell>
          <table:table-cell table:formula="of:= [.D233]-[.E233]" office:value-type="float" office:value="-34.21" calcext:value-type="float">
            <text:p>-34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75000" calcext:value-type="float">
            <text:p>61675000</text:p>
          </table:table-cell>
          <table:table-cell table:formula="of:=[.B234]/1000000" office:value-type="float" office:value="61.675" calcext:value-type="float">
            <text:p>61.67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32.18" calcext:value-type="float">
            <text:p>-32.18</text:p>
          </table:table-cell>
          <table:table-cell table:formula="of:=ABS([.D234]-[.E234])" office:value-type="float" office:value="32.68" calcext:value-type="float">
            <text:p>32.68</text:p>
          </table:table-cell>
          <table:table-cell table:formula="of:= [.D234]-[.E234]" office:value-type="float" office:value="-32.68" calcext:value-type="float">
            <text:p>-32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95000" calcext:value-type="float">
            <text:p>61695000</text:p>
          </table:table-cell>
          <table:table-cell table:formula="of:=[.B235]/1000000" office:value-type="float" office:value="61.695" calcext:value-type="float">
            <text:p>61.69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33.71" calcext:value-type="float">
            <text:p>-33.71</text:p>
          </table:table-cell>
          <table:table-cell table:formula="of:=ABS([.D235]-[.E235])" office:value-type="float" office:value="31.15" calcext:value-type="float">
            <text:p>31.15</text:p>
          </table:table-cell>
          <table:table-cell table:formula="of:= [.D235]-[.E235]" office:value-type="float" office:value="-31.15" calcext:value-type="float">
            <text:p>-31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15000" calcext:value-type="float">
            <text:p>61715000</text:p>
          </table:table-cell>
          <table:table-cell table:formula="of:=[.B236]/1000000" office:value-type="float" office:value="61.715" calcext:value-type="float">
            <text:p>61.71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35.26" calcext:value-type="float">
            <text:p>-35.26</text:p>
          </table:table-cell>
          <table:table-cell table:formula="of:=ABS([.D236]-[.E236])" office:value-type="float" office:value="29.6" calcext:value-type="float">
            <text:p>29.6</text:p>
          </table:table-cell>
          <table:table-cell table:formula="of:= [.D236]-[.E236]" office:value-type="float" office:value="-29.6" calcext:value-type="float">
            <text:p>-2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35000" calcext:value-type="float">
            <text:p>61735000</text:p>
          </table:table-cell>
          <table:table-cell table:formula="of:=[.B237]/1000000" office:value-type="float" office:value="61.735" calcext:value-type="float">
            <text:p>61.73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36.81" calcext:value-type="float">
            <text:p>-36.81</text:p>
          </table:table-cell>
          <table:table-cell table:formula="of:=ABS([.D237]-[.E237])" office:value-type="float" office:value="28.05" calcext:value-type="float">
            <text:p>28.05</text:p>
          </table:table-cell>
          <table:table-cell table:formula="of:= [.D237]-[.E237]" office:value-type="float" office:value="-28.05" calcext:value-type="float">
            <text:p>-28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55000" calcext:value-type="float">
            <text:p>61755000</text:p>
          </table:table-cell>
          <table:table-cell table:formula="of:=[.B238]/1000000" office:value-type="float" office:value="61.755" calcext:value-type="float">
            <text:p>61.75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38.34" calcext:value-type="float">
            <text:p>-38.34</text:p>
          </table:table-cell>
          <table:table-cell table:formula="of:=ABS([.D238]-[.E238])" office:value-type="float" office:value="26.53" calcext:value-type="float">
            <text:p>26.53</text:p>
          </table:table-cell>
          <table:table-cell table:formula="of:= [.D238]-[.E238]" office:value-type="float" office:value="-26.53" calcext:value-type="float">
            <text:p>-26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75000" calcext:value-type="float">
            <text:p>61775000</text:p>
          </table:table-cell>
          <table:table-cell table:formula="of:=[.B239]/1000000" office:value-type="float" office:value="61.775" calcext:value-type="float">
            <text:p>61.77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39.85" calcext:value-type="float">
            <text:p>-39.85</text:p>
          </table:table-cell>
          <table:table-cell table:formula="of:=ABS([.D239]-[.E239])" office:value-type="float" office:value="25.02" calcext:value-type="float">
            <text:p>25.02</text:p>
          </table:table-cell>
          <table:table-cell table:formula="of:= [.D239]-[.E239]" office:value-type="float" office:value="-25.02" calcext:value-type="float">
            <text:p>-25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95000" calcext:value-type="float">
            <text:p>61795000</text:p>
          </table:table-cell>
          <table:table-cell table:formula="of:=[.B240]/1000000" office:value-type="float" office:value="61.795" calcext:value-type="float">
            <text:p>61.79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41.34" calcext:value-type="float">
            <text:p>-41.34</text:p>
          </table:table-cell>
          <table:table-cell table:formula="of:=ABS([.D240]-[.E240])" office:value-type="float" office:value="23.53" calcext:value-type="float">
            <text:p>23.53</text:p>
          </table:table-cell>
          <table:table-cell table:formula="of:= [.D240]-[.E240]" office:value-type="float" office:value="-23.53" calcext:value-type="float">
            <text:p>-23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815000" calcext:value-type="float">
            <text:p>61815000</text:p>
          </table:table-cell>
          <table:table-cell table:formula="of:=[.B241]/1000000" office:value-type="float" office:value="61.815" calcext:value-type="float">
            <text:p>61.81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42.79" calcext:value-type="float">
            <text:p>-42.79</text:p>
          </table:table-cell>
          <table:table-cell table:formula="of:=ABS([.D241]-[.E241])" office:value-type="float" office:value="22.08" calcext:value-type="float">
            <text:p>22.08</text:p>
          </table:table-cell>
          <table:table-cell table:formula="of:= [.D241]-[.E241]" office:value-type="float" office:value="-22.08" calcext:value-type="float">
            <text:p>-22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835000" calcext:value-type="float">
            <text:p>61835000</text:p>
          </table:table-cell>
          <table:table-cell table:formula="of:=[.B242]/1000000" office:value-type="float" office:value="61.835" calcext:value-type="float">
            <text:p>61.83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44.18" calcext:value-type="float">
            <text:p>-44.18</text:p>
          </table:table-cell>
          <table:table-cell table:formula="of:=ABS([.D242]-[.E242])" office:value-type="float" office:value="20.69" calcext:value-type="float">
            <text:p>20.69</text:p>
          </table:table-cell>
          <table:table-cell table:formula="of:= [.D242]-[.E242]" office:value-type="float" office:value="-20.69" calcext:value-type="float">
            <text:p>-2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855000" calcext:value-type="float">
            <text:p>61855000</text:p>
          </table:table-cell>
          <table:table-cell table:formula="of:=[.B243]/1000000" office:value-type="float" office:value="61.855" calcext:value-type="float">
            <text:p>61.85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45.53" calcext:value-type="float">
            <text:p>-45.53</text:p>
          </table:table-cell>
          <table:table-cell table:formula="of:=ABS([.D243]-[.E243])" office:value-type="float" office:value="19.34" calcext:value-type="float">
            <text:p>19.34</text:p>
          </table:table-cell>
          <table:table-cell table:formula="of:= [.D243]-[.E243]" office:value-type="float" office:value="-19.34" calcext:value-type="float">
            <text:p>-19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875000" calcext:value-type="float">
            <text:p>61875000</text:p>
          </table:table-cell>
          <table:table-cell table:formula="of:=[.B244]/1000000" office:value-type="float" office:value="61.875" calcext:value-type="float">
            <text:p>61.87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46.84" calcext:value-type="float">
            <text:p>-46.84</text:p>
          </table:table-cell>
          <table:table-cell table:formula="of:=ABS([.D244]-[.E244])" office:value-type="float" office:value="18.03" calcext:value-type="float">
            <text:p>18.03</text:p>
          </table:table-cell>
          <table:table-cell table:formula="of:= [.D244]-[.E244]" office:value-type="float" office:value="-18.03" calcext:value-type="float">
            <text:p>-18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895000" calcext:value-type="float">
            <text:p>61895000</text:p>
          </table:table-cell>
          <table:table-cell table:formula="of:=[.B245]/1000000" office:value-type="float" office:value="61.895" calcext:value-type="float">
            <text:p>61.89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48.08" calcext:value-type="float">
            <text:p>-48.08</text:p>
          </table:table-cell>
          <table:table-cell table:formula="of:=ABS([.D245]-[.E245])" office:value-type="float" office:value="16.79" calcext:value-type="float">
            <text:p>16.79</text:p>
          </table:table-cell>
          <table:table-cell table:formula="of:= [.D245]-[.E245]" office:value-type="float" office:value="-16.79" calcext:value-type="float">
            <text:p>-16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15000" calcext:value-type="float">
            <text:p>61915000</text:p>
          </table:table-cell>
          <table:table-cell table:formula="of:=[.B246]/1000000" office:value-type="float" office:value="61.915" calcext:value-type="float">
            <text:p>61.91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49.28" calcext:value-type="float">
            <text:p>-49.28</text:p>
          </table:table-cell>
          <table:table-cell table:formula="of:=ABS([.D246]-[.E246])" office:value-type="float" office:value="15.59" calcext:value-type="float">
            <text:p>15.59</text:p>
          </table:table-cell>
          <table:table-cell table:formula="of:= [.D246]-[.E246]" office:value-type="float" office:value="-15.59" calcext:value-type="float">
            <text:p>-15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35000" calcext:value-type="float">
            <text:p>61935000</text:p>
          </table:table-cell>
          <table:table-cell table:formula="of:=[.B247]/1000000" office:value-type="float" office:value="61.935" calcext:value-type="float">
            <text:p>61.93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50.41" calcext:value-type="float">
            <text:p>-50.41</text:p>
          </table:table-cell>
          <table:table-cell table:formula="of:=ABS([.D247]-[.E247])" office:value-type="float" office:value="14.46" calcext:value-type="float">
            <text:p>14.46</text:p>
          </table:table-cell>
          <table:table-cell table:formula="of:= [.D247]-[.E247]" office:value-type="float" office:value="-14.46" calcext:value-type="float">
            <text:p>-14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55000" calcext:value-type="float">
            <text:p>61955000</text:p>
          </table:table-cell>
          <table:table-cell table:formula="of:=[.B248]/1000000" office:value-type="float" office:value="61.955" calcext:value-type="float">
            <text:p>61.95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51.49" calcext:value-type="float">
            <text:p>-51.49</text:p>
          </table:table-cell>
          <table:table-cell table:formula="of:=ABS([.D248]-[.E248])" office:value-type="float" office:value="13.37" calcext:value-type="float">
            <text:p>13.37</text:p>
          </table:table-cell>
          <table:table-cell table:formula="of:= [.D248]-[.E248]" office:value-type="float" office:value="-13.37" calcext:value-type="float">
            <text:p>-13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75000" calcext:value-type="float">
            <text:p>61975000</text:p>
          </table:table-cell>
          <table:table-cell table:formula="of:=[.B249]/1000000" office:value-type="float" office:value="61.975" calcext:value-type="float">
            <text:p>61.97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52.51" calcext:value-type="float">
            <text:p>-52.51</text:p>
          </table:table-cell>
          <table:table-cell table:formula="of:=ABS([.D249]-[.E249])" office:value-type="float" office:value="12.35" calcext:value-type="float">
            <text:p>12.35</text:p>
          </table:table-cell>
          <table:table-cell table:formula="of:= [.D249]-[.E249]" office:value-type="float" office:value="-12.35" calcext:value-type="float">
            <text:p>-1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95000" calcext:value-type="float">
            <text:p>61995000</text:p>
          </table:table-cell>
          <table:table-cell table:formula="of:=[.B250]/1000000" office:value-type="float" office:value="61.995" calcext:value-type="float">
            <text:p>61.99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53.47" calcext:value-type="float">
            <text:p>-53.47</text:p>
          </table:table-cell>
          <table:table-cell table:formula="of:=ABS([.D250]-[.E250])" office:value-type="float" office:value="11.39" calcext:value-type="float">
            <text:p>11.39</text:p>
          </table:table-cell>
          <table:table-cell table:formula="of:= [.D250]-[.E250]" office:value-type="float" office:value="-11.39" calcext:value-type="float">
            <text:p>-11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15000" calcext:value-type="float">
            <text:p>62015000</text:p>
          </table:table-cell>
          <table:table-cell table:formula="of:=[.B251]/1000000" office:value-type="float" office:value="62.015" calcext:value-type="float">
            <text:p>62.01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54.37" calcext:value-type="float">
            <text:p>-54.37</text:p>
          </table:table-cell>
          <table:table-cell table:formula="of:=ABS([.D251]-[.E251])" office:value-type="float" office:value="10.49" calcext:value-type="float">
            <text:p>10.49</text:p>
          </table:table-cell>
          <table:table-cell table:formula="of:= [.D251]-[.E251]" office:value-type="float" office:value="-10.49" calcext:value-type="float">
            <text:p>-10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35000" calcext:value-type="float">
            <text:p>62035000</text:p>
          </table:table-cell>
          <table:table-cell table:formula="of:=[.B252]/1000000" office:value-type="float" office:value="62.035" calcext:value-type="float">
            <text:p>62.03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55.2" calcext:value-type="float">
            <text:p>-55.2</text:p>
          </table:table-cell>
          <table:table-cell table:formula="of:=ABS([.D252]-[.E252])" office:value-type="float" office:value="9.64999999999999" calcext:value-type="float">
            <text:p>9.65</text:p>
          </table:table-cell>
          <table:table-cell table:formula="of:= [.D252]-[.E252]" office:value-type="float" office:value="-9.64999999999999" calcext:value-type="float">
            <text:p>-9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55000" calcext:value-type="float">
            <text:p>62055000</text:p>
          </table:table-cell>
          <table:table-cell table:formula="of:=[.B253]/1000000" office:value-type="float" office:value="62.055" calcext:value-type="float">
            <text:p>62.05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55.99" calcext:value-type="float">
            <text:p>-55.99</text:p>
          </table:table-cell>
          <table:table-cell table:formula="of:=ABS([.D253]-[.E253])" office:value-type="float" office:value="8.85999999999999" calcext:value-type="float">
            <text:p>8.86</text:p>
          </table:table-cell>
          <table:table-cell table:formula="of:= [.D253]-[.E253]" office:value-type="float" office:value="-8.85999999999999" calcext:value-type="float">
            <text:p>-8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75000" calcext:value-type="float">
            <text:p>62075000</text:p>
          </table:table-cell>
          <table:table-cell table:formula="of:=[.B254]/1000000" office:value-type="float" office:value="62.075" calcext:value-type="float">
            <text:p>62.07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56.74" calcext:value-type="float">
            <text:p>-56.74</text:p>
          </table:table-cell>
          <table:table-cell table:formula="of:=ABS([.D254]-[.E254])" office:value-type="float" office:value="8.10999999999999" calcext:value-type="float">
            <text:p>8.11</text:p>
          </table:table-cell>
          <table:table-cell table:formula="of:= [.D254]-[.E254]" office:value-type="float" office:value="-8.10999999999999" calcext:value-type="float">
            <text:p>-8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95000" calcext:value-type="float">
            <text:p>62095000</text:p>
          </table:table-cell>
          <table:table-cell table:formula="of:=[.B255]/1000000" office:value-type="float" office:value="62.095" calcext:value-type="float">
            <text:p>62.09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57.44" calcext:value-type="float">
            <text:p>-57.44</text:p>
          </table:table-cell>
          <table:table-cell table:formula="of:=ABS([.D255]-[.E255])" office:value-type="float" office:value="7.40000000000001" calcext:value-type="float">
            <text:p>7.4</text:p>
          </table:table-cell>
          <table:table-cell table:formula="of:= [.D255]-[.E255]" office:value-type="float" office:value="-7.40000000000001" calcext:value-type="float">
            <text:p>-7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15000" calcext:value-type="float">
            <text:p>62115000</text:p>
          </table:table-cell>
          <table:table-cell table:formula="of:=[.B256]/1000000" office:value-type="float" office:value="62.115" calcext:value-type="float">
            <text:p>62.11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58.09" calcext:value-type="float">
            <text:p>-58.09</text:p>
          </table:table-cell>
          <table:table-cell table:formula="of:=ABS([.D256]-[.E256])" office:value-type="float" office:value="6.75" calcext:value-type="float">
            <text:p>6.75</text:p>
          </table:table-cell>
          <table:table-cell table:formula="of:= [.D256]-[.E256]" office:value-type="float" office:value="-6.75" calcext:value-type="float">
            <text:p>-6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35000" calcext:value-type="float">
            <text:p>62135000</text:p>
          </table:table-cell>
          <table:table-cell table:formula="of:=[.B257]/1000000" office:value-type="float" office:value="62.135" calcext:value-type="float">
            <text:p>62.13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58.7" calcext:value-type="float">
            <text:p>-58.7</text:p>
          </table:table-cell>
          <table:table-cell table:formula="of:=ABS([.D257]-[.E257])" office:value-type="float" office:value="6.13" calcext:value-type="float">
            <text:p>6.13</text:p>
          </table:table-cell>
          <table:table-cell table:formula="of:= [.D257]-[.E257]" office:value-type="float" office:value="-6.13" calcext:value-type="float">
            <text:p>-6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55000" calcext:value-type="float">
            <text:p>62155000</text:p>
          </table:table-cell>
          <table:table-cell table:formula="of:=[.B258]/1000000" office:value-type="float" office:value="62.155" calcext:value-type="float">
            <text:p>62.15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59.26" calcext:value-type="float">
            <text:p>-59.26</text:p>
          </table:table-cell>
          <table:table-cell table:formula="of:=ABS([.D258]-[.E258])" office:value-type="float" office:value="5.57" calcext:value-type="float">
            <text:p>5.57</text:p>
          </table:table-cell>
          <table:table-cell table:formula="of:= [.D258]-[.E258]" office:value-type="float" office:value="-5.57" calcext:value-type="float">
            <text:p>-5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75000" calcext:value-type="float">
            <text:p>62175000</text:p>
          </table:table-cell>
          <table:table-cell table:formula="of:=[.B259]/1000000" office:value-type="float" office:value="62.175" calcext:value-type="float">
            <text:p>62.17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59.79" calcext:value-type="float">
            <text:p>-59.79</text:p>
          </table:table-cell>
          <table:table-cell table:formula="of:=ABS([.D259]-[.E259])" office:value-type="float" office:value="5.02999999999999" calcext:value-type="float">
            <text:p>5.03</text:p>
          </table:table-cell>
          <table:table-cell table:formula="of:= [.D259]-[.E259]" office:value-type="float" office:value="-5.02999999999999" calcext:value-type="float">
            <text:p>-5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95000" calcext:value-type="float">
            <text:p>62195000</text:p>
          </table:table-cell>
          <table:table-cell table:formula="of:=[.B260]/1000000" office:value-type="float" office:value="62.195" calcext:value-type="float">
            <text:p>62.19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0.27" calcext:value-type="float">
            <text:p>-60.27</text:p>
          </table:table-cell>
          <table:table-cell table:formula="of:=ABS([.D260]-[.E260])" office:value-type="float" office:value="4.54999999999999" calcext:value-type="float">
            <text:p>4.55</text:p>
          </table:table-cell>
          <table:table-cell table:formula="of:= [.D260]-[.E260]" office:value-type="float" office:value="-4.54999999999999" calcext:value-type="float">
            <text:p>-4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15000" calcext:value-type="float">
            <text:p>62215000</text:p>
          </table:table-cell>
          <table:table-cell table:formula="of:=[.B261]/1000000" office:value-type="float" office:value="62.215" calcext:value-type="float">
            <text:p>62.21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0.72" calcext:value-type="float">
            <text:p>-60.72</text:p>
          </table:table-cell>
          <table:table-cell table:formula="of:=ABS([.D261]-[.E261])" office:value-type="float" office:value="4.09999999999999" calcext:value-type="float">
            <text:p>4.1</text:p>
          </table:table-cell>
          <table:table-cell table:formula="of:= [.D261]-[.E261]" office:value-type="float" office:value="-4.09999999999999" calcext:value-type="float">
            <text:p>-4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35000" calcext:value-type="float">
            <text:p>62235000</text:p>
          </table:table-cell>
          <table:table-cell table:formula="of:=[.B262]/1000000" office:value-type="float" office:value="62.235" calcext:value-type="float">
            <text:p>62.23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1.08" calcext:value-type="float">
            <text:p>-61.08</text:p>
          </table:table-cell>
          <table:table-cell table:formula="of:=ABS([.D262]-[.E262])" office:value-type="float" office:value="3.73" calcext:value-type="float">
            <text:p>3.73</text:p>
          </table:table-cell>
          <table:table-cell table:formula="of:= [.D262]-[.E262]" office:value-type="float" office:value="-3.73" calcext:value-type="float">
            <text:p>-3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55000" calcext:value-type="float">
            <text:p>62255000</text:p>
          </table:table-cell>
          <table:table-cell table:formula="of:=[.B263]/1000000" office:value-type="float" office:value="62.255" calcext:value-type="float">
            <text:p>62.25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1.47" calcext:value-type="float">
            <text:p>-61.47</text:p>
          </table:table-cell>
          <table:table-cell table:formula="of:=ABS([.D263]-[.E263])" office:value-type="float" office:value="3.34" calcext:value-type="float">
            <text:p>3.34</text:p>
          </table:table-cell>
          <table:table-cell table:formula="of:= [.D263]-[.E263]" office:value-type="float" office:value="-3.34" calcext:value-type="float">
            <text:p>-3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75000" calcext:value-type="float">
            <text:p>62275000</text:p>
          </table:table-cell>
          <table:table-cell table:formula="of:=[.B264]/1000000" office:value-type="float" office:value="62.275" calcext:value-type="float">
            <text:p>62.27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1.82" calcext:value-type="float">
            <text:p>-61.82</text:p>
          </table:table-cell>
          <table:table-cell table:formula="of:=ABS([.D264]-[.E264])" office:value-type="float" office:value="2.99" calcext:value-type="float">
            <text:p>2.99</text:p>
          </table:table-cell>
          <table:table-cell table:formula="of:= [.D264]-[.E264]" office:value-type="float" office:value="-2.99" calcext:value-type="float">
            <text:p>-2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95000" calcext:value-type="float">
            <text:p>62295000</text:p>
          </table:table-cell>
          <table:table-cell table:formula="of:=[.B265]/1000000" office:value-type="float" office:value="62.295" calcext:value-type="float">
            <text:p>62.29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2.15" calcext:value-type="float">
            <text:p>-62.15</text:p>
          </table:table-cell>
          <table:table-cell table:formula="of:=ABS([.D265]-[.E265])" office:value-type="float" office:value="2.66" calcext:value-type="float">
            <text:p>2.66</text:p>
          </table:table-cell>
          <table:table-cell table:formula="of:= [.D265]-[.E265]" office:value-type="float" office:value="-2.66" calcext:value-type="float">
            <text:p>-2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15000" calcext:value-type="float">
            <text:p>62315000</text:p>
          </table:table-cell>
          <table:table-cell table:formula="of:=[.B266]/1000000" office:value-type="float" office:value="62.315" calcext:value-type="float">
            <text:p>62.31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2.46" calcext:value-type="float">
            <text:p>-62.46</text:p>
          </table:table-cell>
          <table:table-cell table:formula="of:=ABS([.D266]-[.E266])" office:value-type="float" office:value="2.35" calcext:value-type="float">
            <text:p>2.35</text:p>
          </table:table-cell>
          <table:table-cell table:formula="of:= [.D266]-[.E266]" office:value-type="float" office:value="-2.35" calcext:value-type="float">
            <text:p>-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35000" calcext:value-type="float">
            <text:p>62335000</text:p>
          </table:table-cell>
          <table:table-cell table:formula="of:=[.B267]/1000000" office:value-type="float" office:value="62.335" calcext:value-type="float">
            <text:p>62.335</text:p>
          </table:table-cell>
          <table:table-cell office:value-type="float" office:value="-64.8" calcext:value-type="float">
            <text:p>-64.8</text:p>
          </table:table-cell>
          <table:table-cell office:value-type="float" office:value="-62.74" calcext:value-type="float">
            <text:p>-62.74</text:p>
          </table:table-cell>
          <table:table-cell table:formula="of:=ABS([.D267]-[.E267])" office:value-type="float" office:value="2.06" calcext:value-type="float">
            <text:p>2.06</text:p>
          </table:table-cell>
          <table:table-cell table:formula="of:= [.D267]-[.E267]" office:value-type="float" office:value="-2.06" calcext:value-type="float">
            <text:p>-2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55000" calcext:value-type="float">
            <text:p>62355000</text:p>
          </table:table-cell>
          <table:table-cell table:formula="of:=[.B268]/1000000" office:value-type="float" office:value="62.355" calcext:value-type="float">
            <text:p>62.355</text:p>
          </table:table-cell>
          <table:table-cell office:value-type="float" office:value="-64.8" calcext:value-type="float">
            <text:p>-64.8</text:p>
          </table:table-cell>
          <table:table-cell office:value-type="float" office:value="-63" calcext:value-type="float">
            <text:p>-63</text:p>
          </table:table-cell>
          <table:table-cell table:formula="of:=ABS([.D268]-[.E268])" office:value-type="float" office:value="1.8" calcext:value-type="float">
            <text:p>1.8</text:p>
          </table:table-cell>
          <table:table-cell table:formula="of:= [.D268]-[.E268]" office:value-type="float" office:value="-1.8" calcext:value-type="float">
            <text:p>-1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75000" calcext:value-type="float">
            <text:p>62375000</text:p>
          </table:table-cell>
          <table:table-cell table:formula="of:=[.B269]/1000000" office:value-type="float" office:value="62.375" calcext:value-type="float">
            <text:p>62.375</text:p>
          </table:table-cell>
          <table:table-cell office:value-type="float" office:value="-64.8" calcext:value-type="float">
            <text:p>-64.8</text:p>
          </table:table-cell>
          <table:table-cell office:value-type="float" office:value="-63.24" calcext:value-type="float">
            <text:p>-63.24</text:p>
          </table:table-cell>
          <table:table-cell table:formula="of:=ABS([.D269]-[.E269])" office:value-type="float" office:value="1.56" calcext:value-type="float">
            <text:p>1.56</text:p>
          </table:table-cell>
          <table:table-cell table:formula="of:= [.D269]-[.E269]" office:value-type="float" office:value="-1.56" calcext:value-type="float">
            <text:p>-1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95000" calcext:value-type="float">
            <text:p>62395000</text:p>
          </table:table-cell>
          <table:table-cell table:formula="of:=[.B270]/1000000" office:value-type="float" office:value="62.395" calcext:value-type="float">
            <text:p>62.395</text:p>
          </table:table-cell>
          <table:table-cell office:value-type="float" office:value="-64.8" calcext:value-type="float">
            <text:p>-64.8</text:p>
          </table:table-cell>
          <table:table-cell office:value-type="float" office:value="-63.46" calcext:value-type="float">
            <text:p>-63.46</text:p>
          </table:table-cell>
          <table:table-cell table:formula="of:=ABS([.D270]-[.E270])" office:value-type="float" office:value="1.34" calcext:value-type="float">
            <text:p>1.34</text:p>
          </table:table-cell>
          <table:table-cell table:formula="of:= [.D270]-[.E270]" office:value-type="float" office:value="-1.34" calcext:value-type="float">
            <text:p>-1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15000" calcext:value-type="float">
            <text:p>62415000</text:p>
          </table:table-cell>
          <table:table-cell table:formula="of:=[.B271]/1000000" office:value-type="float" office:value="62.415" calcext:value-type="float">
            <text:p>62.41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3.67" calcext:value-type="float">
            <text:p>-63.67</text:p>
          </table:table-cell>
          <table:table-cell table:formula="of:=ABS([.D271]-[.E271])" office:value-type="float" office:value="1.14" calcext:value-type="float">
            <text:p>1.14</text:p>
          </table:table-cell>
          <table:table-cell table:formula="of:= [.D271]-[.E271]" office:value-type="float" office:value="-1.14" calcext:value-type="float">
            <text:p>-1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35000" calcext:value-type="float">
            <text:p>62435000</text:p>
          </table:table-cell>
          <table:table-cell table:formula="of:=[.B272]/1000000" office:value-type="float" office:value="62.435" calcext:value-type="float">
            <text:p>62.43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3.79" calcext:value-type="float">
            <text:p>-63.79</text:p>
          </table:table-cell>
          <table:table-cell table:formula="of:=ABS([.D272]-[.E272])" office:value-type="float" office:value="1.02" calcext:value-type="float">
            <text:p>1.02</text:p>
          </table:table-cell>
          <table:table-cell table:formula="of:= [.D272]-[.E272]" office:value-type="float" office:value="-1.02" calcext:value-type="float">
            <text:p>-1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55000" calcext:value-type="float">
            <text:p>62455000</text:p>
          </table:table-cell>
          <table:table-cell table:formula="of:=[.B273]/1000000" office:value-type="float" office:value="62.455" calcext:value-type="float">
            <text:p>62.45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3.97" calcext:value-type="float">
            <text:p>-63.97</text:p>
          </table:table-cell>
          <table:table-cell table:formula="of:=ABS([.D273]-[.E273])" office:value-type="float" office:value="0.840000000000003" calcext:value-type="float">
            <text:p>0.84</text:p>
          </table:table-cell>
          <table:table-cell table:formula="of:= [.D273]-[.E273]" office:value-type="float" office:value="-0.840000000000003" calcext:value-type="float">
            <text:p>-0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75000" calcext:value-type="float">
            <text:p>62475000</text:p>
          </table:table-cell>
          <table:table-cell table:formula="of:=[.B274]/1000000" office:value-type="float" office:value="62.475" calcext:value-type="float">
            <text:p>62.47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4.13" calcext:value-type="float">
            <text:p>-64.13</text:p>
          </table:table-cell>
          <table:table-cell table:formula="of:=ABS([.D274]-[.E274])" office:value-type="float" office:value="0.689999999999998" calcext:value-type="float">
            <text:p>0.69</text:p>
          </table:table-cell>
          <table:table-cell table:formula="of:= [.D274]-[.E274]" office:value-type="float" office:value="-0.689999999999998" calcext:value-type="float">
            <text:p>-0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95000" calcext:value-type="float">
            <text:p>62495000</text:p>
          </table:table-cell>
          <table:table-cell table:formula="of:=[.B275]/1000000" office:value-type="float" office:value="62.495" calcext:value-type="float">
            <text:p>62.49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4.28" calcext:value-type="float">
            <text:p>-64.28</text:p>
          </table:table-cell>
          <table:table-cell table:formula="of:=ABS([.D275]-[.E275])" office:value-type="float" office:value="0.539999999999992" calcext:value-type="float">
            <text:p>0.54</text:p>
          </table:table-cell>
          <table:table-cell table:formula="of:= [.D275]-[.E275]" office:value-type="float" office:value="-0.539999999999992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15000" calcext:value-type="float">
            <text:p>62515000</text:p>
          </table:table-cell>
          <table:table-cell table:formula="of:=[.B276]/1000000" office:value-type="float" office:value="62.515" calcext:value-type="float">
            <text:p>62.51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4.42" calcext:value-type="float">
            <text:p>-64.42</text:p>
          </table:table-cell>
          <table:table-cell table:formula="of:=ABS([.D276]-[.E276])" office:value-type="float" office:value="0.399999999999991" calcext:value-type="float">
            <text:p>0.4</text:p>
          </table:table-cell>
          <table:table-cell table:formula="of:= [.D276]-[.E276]" office:value-type="float" office:value="-0.399999999999991" calcext:value-type="float">
            <text:p>-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35000" calcext:value-type="float">
            <text:p>62535000</text:p>
          </table:table-cell>
          <table:table-cell table:formula="of:=[.B277]/1000000" office:value-type="float" office:value="62.535" calcext:value-type="float">
            <text:p>62.53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4.55" calcext:value-type="float">
            <text:p>-64.55</text:p>
          </table:table-cell>
          <table:table-cell table:formula="of:=ABS([.D277]-[.E277])" office:value-type="float" office:value="0.280000000000001" calcext:value-type="float">
            <text:p>0.28</text:p>
          </table:table-cell>
          <table:table-cell table:formula="of:= [.D277]-[.E277]" office:value-type="float" office:value="-0.280000000000001" calcext:value-type="float">
            <text:p>-0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55000" calcext:value-type="float">
            <text:p>62555000</text:p>
          </table:table-cell>
          <table:table-cell table:formula="of:=[.B278]/1000000" office:value-type="float" office:value="62.555" calcext:value-type="float">
            <text:p>62.55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4.66" calcext:value-type="float">
            <text:p>-64.66</text:p>
          </table:table-cell>
          <table:table-cell table:formula="of:=ABS([.D278]-[.E278])" office:value-type="float" office:value="0.170000000000002" calcext:value-type="float">
            <text:p>0.17</text:p>
          </table:table-cell>
          <table:table-cell table:formula="of:= [.D278]-[.E278]" office:value-type="float" office:value="-0.170000000000002" calcext:value-type="float">
            <text:p>-0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75000" calcext:value-type="float">
            <text:p>62575000</text:p>
          </table:table-cell>
          <table:table-cell table:formula="of:=[.B279]/1000000" office:value-type="float" office:value="62.575" calcext:value-type="float">
            <text:p>62.57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64.77" calcext:value-type="float">
            <text:p>-64.77</text:p>
          </table:table-cell>
          <table:table-cell table:formula="of:=ABS([.D279]-[.E279])" office:value-type="float" office:value="0.0700000000000074" calcext:value-type="float">
            <text:p>0.07</text:p>
          </table:table-cell>
          <table:table-cell table:formula="of:= [.D279]-[.E279]" office:value-type="float" office:value="-0.0700000000000074" calcext:value-type="float">
            <text:p>-0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95000" calcext:value-type="float">
            <text:p>62595000</text:p>
          </table:table-cell>
          <table:table-cell table:formula="of:=[.B280]/1000000" office:value-type="float" office:value="62.595" calcext:value-type="float">
            <text:p>62.59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64.86" calcext:value-type="float">
            <text:p>-64.86</text:p>
          </table:table-cell>
          <table:table-cell table:formula="of:=ABS([.D280]-[.E280])" office:value-type="float" office:value="0.0100000000000051" calcext:value-type="float">
            <text:p>0.01</text:p>
          </table:table-cell>
          <table:table-cell table:formula="of:= [.D280]-[.E280]" office:value-type="float" office:value="0.0100000000000051" calcext:value-type="float">
            <text:p>0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15000" calcext:value-type="float">
            <text:p>62615000</text:p>
          </table:table-cell>
          <table:table-cell table:formula="of:=[.B281]/1000000" office:value-type="float" office:value="62.615" calcext:value-type="float">
            <text:p>62.61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64.96" calcext:value-type="float">
            <text:p>-64.96</text:p>
          </table:table-cell>
          <table:table-cell table:formula="of:=ABS([.D281]-[.E281])" office:value-type="float" office:value="0.109999999999999" calcext:value-type="float">
            <text:p>0.11</text:p>
          </table:table-cell>
          <table:table-cell table:formula="of:= [.D281]-[.E281]" office:value-type="float" office:value="0.109999999999999" calcext:value-type="float">
            <text:p>0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35000" calcext:value-type="float">
            <text:p>62635000</text:p>
          </table:table-cell>
          <table:table-cell table:formula="of:=[.B282]/1000000" office:value-type="float" office:value="62.635" calcext:value-type="float">
            <text:p>62.63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64.96" calcext:value-type="float">
            <text:p>-64.96</text:p>
          </table:table-cell>
          <table:table-cell table:formula="of:=ABS([.D282]-[.E282])" office:value-type="float" office:value="0.0999999999999943" calcext:value-type="float">
            <text:p>0.1</text:p>
          </table:table-cell>
          <table:table-cell table:formula="of:= [.D282]-[.E282]" office:value-type="float" office:value="0.0999999999999943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55000" calcext:value-type="float">
            <text:p>62655000</text:p>
          </table:table-cell>
          <table:table-cell table:formula="of:=[.B283]/1000000" office:value-type="float" office:value="62.655" calcext:value-type="float">
            <text:p>62.65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65.04" calcext:value-type="float">
            <text:p>-65.04</text:p>
          </table:table-cell>
          <table:table-cell table:formula="of:=ABS([.D283]-[.E283])" office:value-type="float" office:value="0.170000000000002" calcext:value-type="float">
            <text:p>0.17</text:p>
          </table:table-cell>
          <table:table-cell table:formula="of:= [.D283]-[.E283]" office:value-type="float" office:value="0.170000000000002" calcext:value-type="float">
            <text:p>0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75000" calcext:value-type="float">
            <text:p>62675000</text:p>
          </table:table-cell>
          <table:table-cell table:formula="of:=[.B284]/1000000" office:value-type="float" office:value="62.675" calcext:value-type="float">
            <text:p>62.67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65.11" calcext:value-type="float">
            <text:p>-65.11</text:p>
          </table:table-cell>
          <table:table-cell table:formula="of:=ABS([.D284]-[.E284])" office:value-type="float" office:value="0.230000000000004" calcext:value-type="float">
            <text:p>0.23</text:p>
          </table:table-cell>
          <table:table-cell table:formula="of:= [.D284]-[.E284]" office:value-type="float" office:value="0.230000000000004" calcext:value-type="float">
            <text:p>0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95000" calcext:value-type="float">
            <text:p>62695000</text:p>
          </table:table-cell>
          <table:table-cell table:formula="of:=[.B285]/1000000" office:value-type="float" office:value="62.695" calcext:value-type="float">
            <text:p>62.69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65.18" calcext:value-type="float">
            <text:p>-65.18</text:p>
          </table:table-cell>
          <table:table-cell table:formula="of:=ABS([.D285]-[.E285])" office:value-type="float" office:value="0.290000000000006" calcext:value-type="float">
            <text:p>0.29</text:p>
          </table:table-cell>
          <table:table-cell table:formula="of:= [.D285]-[.E285]" office:value-type="float" office:value="0.290000000000006" calcext:value-type="float">
            <text:p>0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15000" calcext:value-type="float">
            <text:p>62715000</text:p>
          </table:table-cell>
          <table:table-cell table:formula="of:=[.B286]/1000000" office:value-type="float" office:value="62.715" calcext:value-type="float">
            <text:p>62.71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65.24" calcext:value-type="float">
            <text:p>-65.24</text:p>
          </table:table-cell>
          <table:table-cell table:formula="of:=ABS([.D286]-[.E286])" office:value-type="float" office:value="0.349999999999994" calcext:value-type="float">
            <text:p>0.35</text:p>
          </table:table-cell>
          <table:table-cell table:formula="of:= [.D286]-[.E286]" office:value-type="float" office:value="0.349999999999994" calcext:value-type="float">
            <text:p>0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35000" calcext:value-type="float">
            <text:p>62735000</text:p>
          </table:table-cell>
          <table:table-cell table:formula="of:=[.B287]/1000000" office:value-type="float" office:value="62.735" calcext:value-type="float">
            <text:p>62.735</text:p>
          </table:table-cell>
          <table:table-cell office:value-type="float" office:value="-64.9" calcext:value-type="float">
            <text:p>-64.9</text:p>
          </table:table-cell>
          <table:table-cell office:value-type="float" office:value="-65.3" calcext:value-type="float">
            <text:p>-65.3</text:p>
          </table:table-cell>
          <table:table-cell table:formula="of:=ABS([.D287]-[.E287])" office:value-type="float" office:value="0.399999999999991" calcext:value-type="float">
            <text:p>0.4</text:p>
          </table:table-cell>
          <table:table-cell table:formula="of:= [.D287]-[.E287]" office:value-type="float" office:value="0.399999999999991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55000" calcext:value-type="float">
            <text:p>62755000</text:p>
          </table:table-cell>
          <table:table-cell table:formula="of:=[.B288]/1000000" office:value-type="float" office:value="62.755" calcext:value-type="float">
            <text:p>62.75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65.35" calcext:value-type="float">
            <text:p>-65.35</text:p>
          </table:table-cell>
          <table:table-cell table:formula="of:=ABS([.D288]-[.E288])" office:value-type="float" office:value="0.439999999999998" calcext:value-type="float">
            <text:p>0.44</text:p>
          </table:table-cell>
          <table:table-cell table:formula="of:= [.D288]-[.E288]" office:value-type="float" office:value="0.439999999999998" calcext:value-type="float">
            <text:p>0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75000" calcext:value-type="float">
            <text:p>62775000</text:p>
          </table:table-cell>
          <table:table-cell table:formula="of:=[.B289]/1000000" office:value-type="float" office:value="62.775" calcext:value-type="float">
            <text:p>62.77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65.4" calcext:value-type="float">
            <text:p>-65.4</text:p>
          </table:table-cell>
          <table:table-cell table:formula="of:=ABS([.D289]-[.E289])" office:value-type="float" office:value="0.480000000000004" calcext:value-type="float">
            <text:p>0.48</text:p>
          </table:table-cell>
          <table:table-cell table:formula="of:= [.D289]-[.E289]" office:value-type="float" office:value="0.480000000000004" calcext:value-type="float">
            <text:p>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95000" calcext:value-type="float">
            <text:p>62795000</text:p>
          </table:table-cell>
          <table:table-cell table:formula="of:=[.B290]/1000000" office:value-type="float" office:value="62.795" calcext:value-type="float">
            <text:p>62.79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65.44" calcext:value-type="float">
            <text:p>-65.44</text:p>
          </table:table-cell>
          <table:table-cell table:formula="of:=ABS([.D290]-[.E290])" office:value-type="float" office:value="0.509999999999991" calcext:value-type="float">
            <text:p>0.51</text:p>
          </table:table-cell>
          <table:table-cell table:formula="of:= [.D290]-[.E290]" office:value-type="float" office:value="0.509999999999991" calcext:value-type="float">
            <text:p>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15000" calcext:value-type="float">
            <text:p>62815000</text:p>
          </table:table-cell>
          <table:table-cell table:formula="of:=[.B291]/1000000" office:value-type="float" office:value="62.815" calcext:value-type="float">
            <text:p>62.81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65.49" calcext:value-type="float">
            <text:p>-65.49</text:p>
          </table:table-cell>
          <table:table-cell table:formula="of:=ABS([.D291]-[.E291])" office:value-type="float" office:value="0.559999999999988" calcext:value-type="float">
            <text:p>0.56</text:p>
          </table:table-cell>
          <table:table-cell table:formula="of:= [.D291]-[.E291]" office:value-type="float" office:value="0.559999999999988" calcext:value-type="float">
            <text:p>0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35000" calcext:value-type="float">
            <text:p>62835000</text:p>
          </table:table-cell>
          <table:table-cell table:formula="of:=[.B292]/1000000" office:value-type="float" office:value="62.835" calcext:value-type="float">
            <text:p>62.83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65.46" calcext:value-type="float">
            <text:p>-65.46</text:p>
          </table:table-cell>
          <table:table-cell table:formula="of:=ABS([.D292]-[.E292])" office:value-type="float" office:value="0.519999999999996" calcext:value-type="float">
            <text:p>0.52</text:p>
          </table:table-cell>
          <table:table-cell table:formula="of:= [.D292]-[.E292]" office:value-type="float" office:value="0.519999999999996" calcext:value-type="float">
            <text:p>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55000" calcext:value-type="float">
            <text:p>62855000</text:p>
          </table:table-cell>
          <table:table-cell table:formula="of:=[.B293]/1000000" office:value-type="float" office:value="62.855" calcext:value-type="float">
            <text:p>62.85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65.5" calcext:value-type="float">
            <text:p>-65.5</text:p>
          </table:table-cell>
          <table:table-cell table:formula="of:=ABS([.D293]-[.E293])" office:value-type="float" office:value="0.549999999999997" calcext:value-type="float">
            <text:p>0.55</text:p>
          </table:table-cell>
          <table:table-cell table:formula="of:= [.D293]-[.E293]" office:value-type="float" office:value="0.549999999999997" calcext:value-type="float">
            <text:p>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75000" calcext:value-type="float">
            <text:p>62875000</text:p>
          </table:table-cell>
          <table:table-cell table:formula="of:=[.B294]/1000000" office:value-type="float" office:value="62.875" calcext:value-type="float">
            <text:p>62.87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65.55" calcext:value-type="float">
            <text:p>-65.55</text:p>
          </table:table-cell>
          <table:table-cell table:formula="of:=ABS([.D294]-[.E294])" office:value-type="float" office:value="0.599999999999994" calcext:value-type="float">
            <text:p>0.6</text:p>
          </table:table-cell>
          <table:table-cell table:formula="of:= [.D294]-[.E294]" office:value-type="float" office:value="0.599999999999994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95000" calcext:value-type="float">
            <text:p>62895000</text:p>
          </table:table-cell>
          <table:table-cell table:formula="of:=[.B295]/1000000" office:value-type="float" office:value="62.895" calcext:value-type="float">
            <text:p>62.89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5.59" calcext:value-type="float">
            <text:p>-65.59</text:p>
          </table:table-cell>
          <table:table-cell table:formula="of:=ABS([.D295]-[.E295])" office:value-type="float" office:value="0.63000000000001" calcext:value-type="float">
            <text:p>0.63</text:p>
          </table:table-cell>
          <table:table-cell table:formula="of:= [.D295]-[.E295]" office:value-type="float" office:value="0.63000000000001" calcext:value-type="float">
            <text:p>0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15000" calcext:value-type="float">
            <text:p>62915000</text:p>
          </table:table-cell>
          <table:table-cell table:formula="of:=[.B296]/1000000" office:value-type="float" office:value="62.915" calcext:value-type="float">
            <text:p>62.91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5.63" calcext:value-type="float">
            <text:p>-65.63</text:p>
          </table:table-cell>
          <table:table-cell table:formula="of:=ABS([.D296]-[.E296])" office:value-type="float" office:value="0.659999999999997" calcext:value-type="float">
            <text:p>0.66</text:p>
          </table:table-cell>
          <table:table-cell table:formula="of:= [.D296]-[.E296]" office:value-type="float" office:value="0.659999999999997" calcext:value-type="float">
            <text:p>0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35000" calcext:value-type="float">
            <text:p>62935000</text:p>
          </table:table-cell>
          <table:table-cell table:formula="of:=[.B297]/1000000" office:value-type="float" office:value="62.935" calcext:value-type="float">
            <text:p>62.93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5.67" calcext:value-type="float">
            <text:p>-65.67</text:p>
          </table:table-cell>
          <table:table-cell table:formula="of:=ABS([.D297]-[.E297])" office:value-type="float" office:value="0.700000000000003" calcext:value-type="float">
            <text:p>0.7</text:p>
          </table:table-cell>
          <table:table-cell table:formula="of:= [.D297]-[.E297]" office:value-type="float" office:value="0.700000000000003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55000" calcext:value-type="float">
            <text:p>62955000</text:p>
          </table:table-cell>
          <table:table-cell table:formula="of:=[.B298]/1000000" office:value-type="float" office:value="62.955" calcext:value-type="float">
            <text:p>62.95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5.71" calcext:value-type="float">
            <text:p>-65.71</text:p>
          </table:table-cell>
          <table:table-cell table:formula="of:=ABS([.D298]-[.E298])" office:value-type="float" office:value="0.72999999999999" calcext:value-type="float">
            <text:p>0.73</text:p>
          </table:table-cell>
          <table:table-cell table:formula="of:= [.D298]-[.E298]" office:value-type="float" office:value="0.72999999999999" calcext:value-type="float">
            <text:p>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75000" calcext:value-type="float">
            <text:p>62975000</text:p>
          </table:table-cell>
          <table:table-cell table:formula="of:=[.B299]/1000000" office:value-type="float" office:value="62.975" calcext:value-type="float">
            <text:p>62.97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5.74" calcext:value-type="float">
            <text:p>-65.74</text:p>
          </table:table-cell>
          <table:table-cell table:formula="of:=ABS([.D299]-[.E299])" office:value-type="float" office:value="0.759999999999991" calcext:value-type="float">
            <text:p>0.76</text:p>
          </table:table-cell>
          <table:table-cell table:formula="of:= [.D299]-[.E299]" office:value-type="float" office:value="0.759999999999991" calcext:value-type="float">
            <text:p>0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95000" calcext:value-type="float">
            <text:p>62995000</text:p>
          </table:table-cell>
          <table:table-cell table:formula="of:=[.B300]/1000000" office:value-type="float" office:value="62.995" calcext:value-type="float">
            <text:p>62.99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5.78" calcext:value-type="float">
            <text:p>-65.78</text:p>
          </table:table-cell>
          <table:table-cell table:formula="of:=ABS([.D300]-[.E300])" office:value-type="float" office:value="0.799999999999997" calcext:value-type="float">
            <text:p>0.8</text:p>
          </table:table-cell>
          <table:table-cell table:formula="of:= [.D300]-[.E300]" office:value-type="float" office:value="0.799999999999997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15000" calcext:value-type="float">
            <text:p>63015000</text:p>
          </table:table-cell>
          <table:table-cell table:formula="of:=[.B301]/1000000" office:value-type="float" office:value="63.015" calcext:value-type="float">
            <text:p>63.0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82" calcext:value-type="float">
            <text:p>-65.82</text:p>
          </table:table-cell>
          <table:table-cell table:formula="of:=ABS([.D301]-[.E301])" office:value-type="float" office:value="0.829999999999998" calcext:value-type="float">
            <text:p>0.83</text:p>
          </table:table-cell>
          <table:table-cell table:formula="of:= [.D301]-[.E301]" office:value-type="float" office:value="0.829999999999998" calcext:value-type="float">
            <text:p>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35000" calcext:value-type="float">
            <text:p>63035000</text:p>
          </table:table-cell>
          <table:table-cell table:formula="of:=[.B302]/1000000" office:value-type="float" office:value="63.035" calcext:value-type="float">
            <text:p>63.0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79" calcext:value-type="float">
            <text:p>-65.79</text:p>
          </table:table-cell>
          <table:table-cell table:formula="of:=ABS([.D302]-[.E302])" office:value-type="float" office:value="0.800000000000011" calcext:value-type="float">
            <text:p>0.8</text:p>
          </table:table-cell>
          <table:table-cell table:formula="of:= [.D302]-[.E302]" office:value-type="float" office:value="0.800000000000011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55000" calcext:value-type="float">
            <text:p>63055000</text:p>
          </table:table-cell>
          <table:table-cell table:formula="of:=[.B303]/1000000" office:value-type="float" office:value="63.055" calcext:value-type="float">
            <text:p>63.0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84" calcext:value-type="float">
            <text:p>-65.84</text:p>
          </table:table-cell>
          <table:table-cell table:formula="of:=ABS([.D303]-[.E303])" office:value-type="float" office:value="0.850000000000009" calcext:value-type="float">
            <text:p>0.85</text:p>
          </table:table-cell>
          <table:table-cell table:formula="of:= [.D303]-[.E303]" office:value-type="float" office:value="0.850000000000009" calcext:value-type="float">
            <text:p>0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75000" calcext:value-type="float">
            <text:p>63075000</text:p>
          </table:table-cell>
          <table:table-cell table:formula="of:=[.B304]/1000000" office:value-type="float" office:value="63.075" calcext:value-type="float">
            <text:p>63.0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88" calcext:value-type="float">
            <text:p>-65.88</text:p>
          </table:table-cell>
          <table:table-cell table:formula="of:=ABS([.D304]-[.E304])" office:value-type="float" office:value="0.890000000000001" calcext:value-type="float">
            <text:p>0.89</text:p>
          </table:table-cell>
          <table:table-cell table:formula="of:= [.D304]-[.E304]" office:value-type="float" office:value="0.890000000000001" calcext:value-type="float">
            <text:p>0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95000" calcext:value-type="float">
            <text:p>63095000</text:p>
          </table:table-cell>
          <table:table-cell table:formula="of:=[.B305]/1000000" office:value-type="float" office:value="63.095" calcext:value-type="float">
            <text:p>63.0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92" calcext:value-type="float">
            <text:p>-65.92</text:p>
          </table:table-cell>
          <table:table-cell table:formula="of:=ABS([.D305]-[.E305])" office:value-type="float" office:value="0.930000000000007" calcext:value-type="float">
            <text:p>0.93</text:p>
          </table:table-cell>
          <table:table-cell table:formula="of:= [.D305]-[.E305]" office:value-type="float" office:value="0.930000000000007" calcext:value-type="float">
            <text:p>0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15000" calcext:value-type="float">
            <text:p>63115000</text:p>
          </table:table-cell>
          <table:table-cell table:formula="of:=[.B306]/1000000" office:value-type="float" office:value="63.115" calcext:value-type="float">
            <text:p>63.1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96" calcext:value-type="float">
            <text:p>-65.96</text:p>
          </table:table-cell>
          <table:table-cell table:formula="of:=ABS([.D306]-[.E306])" office:value-type="float" office:value="0.969999999999999" calcext:value-type="float">
            <text:p>0.97</text:p>
          </table:table-cell>
          <table:table-cell table:formula="of:= [.D306]-[.E306]" office:value-type="float" office:value="0.969999999999999" calcext:value-type="float">
            <text:p>0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35000" calcext:value-type="float">
            <text:p>63135000</text:p>
          </table:table-cell>
          <table:table-cell table:formula="of:=[.B307]/1000000" office:value-type="float" office:value="63.135" calcext:value-type="float">
            <text:p>63.1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" calcext:value-type="float">
            <text:p>-66</text:p>
          </table:table-cell>
          <table:table-cell table:formula="of:=ABS([.D307]-[.E307])" office:value-type="float" office:value="1.01000000000001" calcext:value-type="float">
            <text:p>1.01</text:p>
          </table:table-cell>
          <table:table-cell table:formula="of:= [.D307]-[.E307]" office:value-type="float" office:value="1.01000000000001" calcext:value-type="float">
            <text:p>1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55000" calcext:value-type="float">
            <text:p>63155000</text:p>
          </table:table-cell>
          <table:table-cell table:formula="of:=[.B308]/1000000" office:value-type="float" office:value="63.155" calcext:value-type="float">
            <text:p>63.1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04" calcext:value-type="float">
            <text:p>-66.04</text:p>
          </table:table-cell>
          <table:table-cell table:formula="of:=ABS([.D308]-[.E308])" office:value-type="float" office:value="1.05000000000001" calcext:value-type="float">
            <text:p>1.05</text:p>
          </table:table-cell>
          <table:table-cell table:formula="of:= [.D308]-[.E308]" office:value-type="float" office:value="1.05000000000001" calcext:value-type="float">
            <text:p>1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75000" calcext:value-type="float">
            <text:p>63175000</text:p>
          </table:table-cell>
          <table:table-cell table:formula="of:=[.B309]/1000000" office:value-type="float" office:value="63.175" calcext:value-type="float">
            <text:p>63.1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08" calcext:value-type="float">
            <text:p>-66.08</text:p>
          </table:table-cell>
          <table:table-cell table:formula="of:=ABS([.D309]-[.E309])" office:value-type="float" office:value="1.09" calcext:value-type="float">
            <text:p>1.09</text:p>
          </table:table-cell>
          <table:table-cell table:formula="of:= [.D309]-[.E309]" office:value-type="float" office:value="1.09" calcext:value-type="float">
            <text:p>1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95000" calcext:value-type="float">
            <text:p>63195000</text:p>
          </table:table-cell>
          <table:table-cell table:formula="of:=[.B310]/1000000" office:value-type="float" office:value="63.195" calcext:value-type="float">
            <text:p>63.1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12" calcext:value-type="float">
            <text:p>-66.12</text:p>
          </table:table-cell>
          <table:table-cell table:formula="of:=ABS([.D310]-[.E310])" office:value-type="float" office:value="1.13000000000001" calcext:value-type="float">
            <text:p>1.13</text:p>
          </table:table-cell>
          <table:table-cell table:formula="of:= [.D310]-[.E310]" office:value-type="float" office:value="1.13000000000001" calcext:value-type="float">
            <text:p>1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15000" calcext:value-type="float">
            <text:p>63215000</text:p>
          </table:table-cell>
          <table:table-cell table:formula="of:=[.B311]/1000000" office:value-type="float" office:value="63.215" calcext:value-type="float">
            <text:p>63.2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16" calcext:value-type="float">
            <text:p>-66.16</text:p>
          </table:table-cell>
          <table:table-cell table:formula="of:=ABS([.D311]-[.E311])" office:value-type="float" office:value="1.17" calcext:value-type="float">
            <text:p>1.17</text:p>
          </table:table-cell>
          <table:table-cell table:formula="of:= [.D311]-[.E311]" office:value-type="float" office:value="1.17" calcext:value-type="float">
            <text:p>1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35000" calcext:value-type="float">
            <text:p>63235000</text:p>
          </table:table-cell>
          <table:table-cell table:formula="of:=[.B312]/1000000" office:value-type="float" office:value="63.235" calcext:value-type="float">
            <text:p>63.2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15" calcext:value-type="float">
            <text:p>-66.15</text:p>
          </table:table-cell>
          <table:table-cell table:formula="of:=ABS([.D312]-[.E312])" office:value-type="float" office:value="1.16000000000001" calcext:value-type="float">
            <text:p>1.16</text:p>
          </table:table-cell>
          <table:table-cell table:formula="of:= [.D312]-[.E312]" office:value-type="float" office:value="1.16000000000001" calcext:value-type="float">
            <text:p>1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55000" calcext:value-type="float">
            <text:p>63255000</text:p>
          </table:table-cell>
          <table:table-cell table:formula="of:=[.B313]/1000000" office:value-type="float" office:value="63.255" calcext:value-type="float">
            <text:p>63.25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6.19" calcext:value-type="float">
            <text:p>-66.19</text:p>
          </table:table-cell>
          <table:table-cell table:formula="of:=ABS([.D313]-[.E313])" office:value-type="float" office:value="1.20999999999999" calcext:value-type="float">
            <text:p>1.21</text:p>
          </table:table-cell>
          <table:table-cell table:formula="of:= [.D313]-[.E313]" office:value-type="float" office:value="1.20999999999999" calcext:value-type="float">
            <text:p>1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75000" calcext:value-type="float">
            <text:p>63275000</text:p>
          </table:table-cell>
          <table:table-cell table:formula="of:=[.B314]/1000000" office:value-type="float" office:value="63.275" calcext:value-type="float">
            <text:p>63.27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6.24" calcext:value-type="float">
            <text:p>-66.24</text:p>
          </table:table-cell>
          <table:table-cell table:formula="of:=ABS([.D314]-[.E314])" office:value-type="float" office:value="1.25999999999999" calcext:value-type="float">
            <text:p>1.26</text:p>
          </table:table-cell>
          <table:table-cell table:formula="of:= [.D314]-[.E314]" office:value-type="float" office:value="1.25999999999999" calcext:value-type="float">
            <text:p>1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95000" calcext:value-type="float">
            <text:p>63295000</text:p>
          </table:table-cell>
          <table:table-cell table:formula="of:=[.B315]/1000000" office:value-type="float" office:value="63.295" calcext:value-type="float">
            <text:p>63.29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6.28" calcext:value-type="float">
            <text:p>-66.28</text:p>
          </table:table-cell>
          <table:table-cell table:formula="of:=ABS([.D315]-[.E315])" office:value-type="float" office:value="1.3" calcext:value-type="float">
            <text:p>1.3</text:p>
          </table:table-cell>
          <table:table-cell table:formula="of:= [.D315]-[.E315]"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15000" calcext:value-type="float">
            <text:p>63315000</text:p>
          </table:table-cell>
          <table:table-cell table:formula="of:=[.B316]/1000000" office:value-type="float" office:value="63.315" calcext:value-type="float">
            <text:p>63.31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6.34" calcext:value-type="float">
            <text:p>-66.34</text:p>
          </table:table-cell>
          <table:table-cell table:formula="of:=ABS([.D316]-[.E316])" office:value-type="float" office:value="1.37" calcext:value-type="float">
            <text:p>1.37</text:p>
          </table:table-cell>
          <table:table-cell table:formula="of:= [.D316]-[.E316]" office:value-type="float" office:value="1.37" calcext:value-type="float">
            <text:p>1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35000" calcext:value-type="float">
            <text:p>63335000</text:p>
          </table:table-cell>
          <table:table-cell table:formula="of:=[.B317]/1000000" office:value-type="float" office:value="63.335" calcext:value-type="float">
            <text:p>63.33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6.39" calcext:value-type="float">
            <text:p>-66.39</text:p>
          </table:table-cell>
          <table:table-cell table:formula="of:=ABS([.D317]-[.E317])" office:value-type="float" office:value="1.42" calcext:value-type="float">
            <text:p>1.42</text:p>
          </table:table-cell>
          <table:table-cell table:formula="of:= [.D317]-[.E317]" office:value-type="float" office:value="1.42" calcext:value-type="float">
            <text:p>1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55000" calcext:value-type="float">
            <text:p>63355000</text:p>
          </table:table-cell>
          <table:table-cell table:formula="of:=[.B318]/1000000" office:value-type="float" office:value="63.355" calcext:value-type="float">
            <text:p>63.35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6.44" calcext:value-type="float">
            <text:p>-66.44</text:p>
          </table:table-cell>
          <table:table-cell table:formula="of:=ABS([.D318]-[.E318])" office:value-type="float" office:value="1.48" calcext:value-type="float">
            <text:p>1.48</text:p>
          </table:table-cell>
          <table:table-cell table:formula="of:= [.D318]-[.E318]" office:value-type="float" office:value="1.48" calcext:value-type="float">
            <text:p>1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75000" calcext:value-type="float">
            <text:p>63375000</text:p>
          </table:table-cell>
          <table:table-cell table:formula="of:=[.B319]/1000000" office:value-type="float" office:value="63.375" calcext:value-type="float">
            <text:p>63.37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6.49" calcext:value-type="float">
            <text:p>-66.49</text:p>
          </table:table-cell>
          <table:table-cell table:formula="of:=ABS([.D319]-[.E319])" office:value-type="float" office:value="1.53" calcext:value-type="float">
            <text:p>1.53</text:p>
          </table:table-cell>
          <table:table-cell table:formula="of:= [.D319]-[.E319]" office:value-type="float" office:value="1.53" calcext:value-type="float">
            <text:p>1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95000" calcext:value-type="float">
            <text:p>63395000</text:p>
          </table:table-cell>
          <table:table-cell table:formula="of:=[.B320]/1000000" office:value-type="float" office:value="63.395" calcext:value-type="float">
            <text:p>63.39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66.54" calcext:value-type="float">
            <text:p>-66.54</text:p>
          </table:table-cell>
          <table:table-cell table:formula="of:=ABS([.D320]-[.E320])" office:value-type="float" office:value="1.59" calcext:value-type="float">
            <text:p>1.59</text:p>
          </table:table-cell>
          <table:table-cell table:formula="of:= [.D320]-[.E320]" office:value-type="float" office:value="1.59" calcext:value-type="float">
            <text:p>1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15000" calcext:value-type="float">
            <text:p>63415000</text:p>
          </table:table-cell>
          <table:table-cell table:formula="of:=[.B321]/1000000" office:value-type="float" office:value="63.415" calcext:value-type="float">
            <text:p>63.41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66.59" calcext:value-type="float">
            <text:p>-66.59</text:p>
          </table:table-cell>
          <table:table-cell table:formula="of:=ABS([.D321]-[.E321])" office:value-type="float" office:value="1.64" calcext:value-type="float">
            <text:p>1.64</text:p>
          </table:table-cell>
          <table:table-cell table:formula="of:= [.D321]-[.E321]" office:value-type="float" office:value="1.64" calcext:value-type="float">
            <text:p>1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35000" calcext:value-type="float">
            <text:p>63435000</text:p>
          </table:table-cell>
          <table:table-cell table:formula="of:=[.B322]/1000000" office:value-type="float" office:value="63.435" calcext:value-type="float">
            <text:p>63.43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66.59" calcext:value-type="float">
            <text:p>-66.59</text:p>
          </table:table-cell>
          <table:table-cell table:formula="of:=ABS([.D322]-[.E322])" office:value-type="float" office:value="1.65000000000001" calcext:value-type="float">
            <text:p>1.65</text:p>
          </table:table-cell>
          <table:table-cell table:formula="of:= [.D322]-[.E322]" office:value-type="float" office:value="1.65000000000001" calcext:value-type="float">
            <text:p>1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55000" calcext:value-type="float">
            <text:p>63455000</text:p>
          </table:table-cell>
          <table:table-cell table:formula="of:=[.B323]/1000000" office:value-type="float" office:value="63.455" calcext:value-type="float">
            <text:p>63.45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66.63" calcext:value-type="float">
            <text:p>-66.63</text:p>
          </table:table-cell>
          <table:table-cell table:formula="of:=ABS([.D323]-[.E323])" office:value-type="float" office:value="1.69" calcext:value-type="float">
            <text:p>1.69</text:p>
          </table:table-cell>
          <table:table-cell table:formula="of:= [.D323]-[.E323]" office:value-type="float" office:value="1.69" calcext:value-type="float">
            <text:p>1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75000" calcext:value-type="float">
            <text:p>63475000</text:p>
          </table:table-cell>
          <table:table-cell table:formula="of:=[.B324]/1000000" office:value-type="float" office:value="63.475" calcext:value-type="float">
            <text:p>63.47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66.68" calcext:value-type="float">
            <text:p>-66.68</text:p>
          </table:table-cell>
          <table:table-cell table:formula="of:=ABS([.D324]-[.E324])" office:value-type="float" office:value="1.75" calcext:value-type="float">
            <text:p>1.75</text:p>
          </table:table-cell>
          <table:table-cell table:formula="of:= [.D324]-[.E324]" office:value-type="float" office:value="1.75" calcext:value-type="float">
            <text:p>1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95000" calcext:value-type="float">
            <text:p>63495000</text:p>
          </table:table-cell>
          <table:table-cell table:formula="of:=[.B325]/1000000" office:value-type="float" office:value="63.495" calcext:value-type="float">
            <text:p>63.49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66.72" calcext:value-type="float">
            <text:p>-66.72</text:p>
          </table:table-cell>
          <table:table-cell table:formula="of:=ABS([.D325]-[.E325])" office:value-type="float" office:value="1.8" calcext:value-type="float">
            <text:p>1.8</text:p>
          </table:table-cell>
          <table:table-cell table:formula="of:= [.D325]-[.E325]" office:value-type="float" office:value="1.8" calcext:value-type="float">
            <text:p>1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15000" calcext:value-type="float">
            <text:p>63515000</text:p>
          </table:table-cell>
          <table:table-cell table:formula="of:=[.B326]/1000000" office:value-type="float" office:value="63.515" calcext:value-type="float">
            <text:p>63.51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66.76" calcext:value-type="float">
            <text:p>-66.76</text:p>
          </table:table-cell>
          <table:table-cell table:formula="of:=ABS([.D326]-[.E326])" office:value-type="float" office:value="1.84" calcext:value-type="float">
            <text:p>1.84</text:p>
          </table:table-cell>
          <table:table-cell table:formula="of:= [.D326]-[.E326]" office:value-type="float" office:value="1.84" calcext:value-type="float">
            <text:p>1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35000" calcext:value-type="float">
            <text:p>63535000</text:p>
          </table:table-cell>
          <table:table-cell table:formula="of:=[.B327]/1000000" office:value-type="float" office:value="63.535" calcext:value-type="float">
            <text:p>63.53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66.81" calcext:value-type="float">
            <text:p>-66.81</text:p>
          </table:table-cell>
          <table:table-cell table:formula="of:=ABS([.D327]-[.E327])" office:value-type="float" office:value="1.90000000000001" calcext:value-type="float">
            <text:p>1.9</text:p>
          </table:table-cell>
          <table:table-cell table:formula="of:= [.D327]-[.E327]" office:value-type="float" office:value="1.90000000000001" calcext:value-type="float">
            <text:p>1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55000" calcext:value-type="float">
            <text:p>63555000</text:p>
          </table:table-cell>
          <table:table-cell table:formula="of:=[.B328]/1000000" office:value-type="float" office:value="63.555" calcext:value-type="float">
            <text:p>63.555</text:p>
          </table:table-cell>
          <table:table-cell office:value-type="float" office:value="-64.9" calcext:value-type="float">
            <text:p>-64.9</text:p>
          </table:table-cell>
          <table:table-cell office:value-type="float" office:value="-66.85" calcext:value-type="float">
            <text:p>-66.85</text:p>
          </table:table-cell>
          <table:table-cell table:formula="of:=ABS([.D328]-[.E328])" office:value-type="float" office:value="1.94999999999999" calcext:value-type="float">
            <text:p>1.95</text:p>
          </table:table-cell>
          <table:table-cell table:formula="of:= [.D328]-[.E328]" office:value-type="float" office:value="1.94999999999999" calcext:value-type="float">
            <text:p>1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75000" calcext:value-type="float">
            <text:p>63575000</text:p>
          </table:table-cell>
          <table:table-cell table:formula="of:=[.B329]/1000000" office:value-type="float" office:value="63.575" calcext:value-type="float">
            <text:p>63.575</text:p>
          </table:table-cell>
          <table:table-cell office:value-type="float" office:value="-64.9" calcext:value-type="float">
            <text:p>-64.9</text:p>
          </table:table-cell>
          <table:table-cell office:value-type="float" office:value="-66.89" calcext:value-type="float">
            <text:p>-66.89</text:p>
          </table:table-cell>
          <table:table-cell table:formula="of:=ABS([.D329]-[.E329])" office:value-type="float" office:value="1.99" calcext:value-type="float">
            <text:p>1.99</text:p>
          </table:table-cell>
          <table:table-cell table:formula="of:= [.D329]-[.E329]" office:value-type="float" office:value="1.99" calcext:value-type="float">
            <text:p>1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95000" calcext:value-type="float">
            <text:p>63595000</text:p>
          </table:table-cell>
          <table:table-cell table:formula="of:=[.B330]/1000000" office:value-type="float" office:value="63.595" calcext:value-type="float">
            <text:p>63.59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66.92" calcext:value-type="float">
            <text:p>-66.92</text:p>
          </table:table-cell>
          <table:table-cell table:formula="of:=ABS([.D330]-[.E330])" office:value-type="float" office:value="2.03" calcext:value-type="float">
            <text:p>2.03</text:p>
          </table:table-cell>
          <table:table-cell table:formula="of:= [.D330]-[.E330]" office:value-type="float" office:value="2.03" calcext:value-type="float">
            <text:p>2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15000" calcext:value-type="float">
            <text:p>63615000</text:p>
          </table:table-cell>
          <table:table-cell table:formula="of:=[.B331]/1000000" office:value-type="float" office:value="63.615" calcext:value-type="float">
            <text:p>63.61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66.96" calcext:value-type="float">
            <text:p>-66.96</text:p>
          </table:table-cell>
          <table:table-cell table:formula="of:=ABS([.D331]-[.E331])" office:value-type="float" office:value="2.08" calcext:value-type="float">
            <text:p>2.08</text:p>
          </table:table-cell>
          <table:table-cell table:formula="of:= [.D331]-[.E331]" office:value-type="float" office:value="2.08" calcext:value-type="float">
            <text:p>2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35000" calcext:value-type="float">
            <text:p>63635000</text:p>
          </table:table-cell>
          <table:table-cell table:formula="of:=[.B332]/1000000" office:value-type="float" office:value="63.635" calcext:value-type="float">
            <text:p>63.63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66.97" calcext:value-type="float">
            <text:p>-66.97</text:p>
          </table:table-cell>
          <table:table-cell table:formula="of:=ABS([.D332]-[.E332])" office:value-type="float" office:value="2.09" calcext:value-type="float">
            <text:p>2.09</text:p>
          </table:table-cell>
          <table:table-cell table:formula="of:= [.D332]-[.E332]" office:value-type="float" office:value="2.09" calcext:value-type="float">
            <text:p>2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55000" calcext:value-type="float">
            <text:p>63655000</text:p>
          </table:table-cell>
          <table:table-cell table:formula="of:=[.B333]/1000000" office:value-type="float" office:value="63.655" calcext:value-type="float">
            <text:p>63.65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67" calcext:value-type="float">
            <text:p>-67</text:p>
          </table:table-cell>
          <table:table-cell table:formula="of:=ABS([.D333]-[.E333])" office:value-type="float" office:value="2.13" calcext:value-type="float">
            <text:p>2.13</text:p>
          </table:table-cell>
          <table:table-cell table:formula="of:= [.D333]-[.E333]" office:value-type="float" office:value="2.13" calcext:value-type="float">
            <text:p>2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75000" calcext:value-type="float">
            <text:p>63675000</text:p>
          </table:table-cell>
          <table:table-cell table:formula="of:=[.B334]/1000000" office:value-type="float" office:value="63.675" calcext:value-type="float">
            <text:p>63.67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67.03" calcext:value-type="float">
            <text:p>-67.03</text:p>
          </table:table-cell>
          <table:table-cell table:formula="of:=ABS([.D334]-[.E334])" office:value-type="float" office:value="2.17" calcext:value-type="float">
            <text:p>2.17</text:p>
          </table:table-cell>
          <table:table-cell table:formula="of:= [.D334]-[.E334]" office:value-type="float" office:value="2.17" calcext:value-type="float">
            <text:p>2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95000" calcext:value-type="float">
            <text:p>63695000</text:p>
          </table:table-cell>
          <table:table-cell table:formula="of:=[.B335]/1000000" office:value-type="float" office:value="63.695" calcext:value-type="float">
            <text:p>63.69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67.06" calcext:value-type="float">
            <text:p>-67.06</text:p>
          </table:table-cell>
          <table:table-cell table:formula="of:=ABS([.D335]-[.E335])" office:value-type="float" office:value="2.21000000000001" calcext:value-type="float">
            <text:p>2.21</text:p>
          </table:table-cell>
          <table:table-cell table:formula="of:= [.D335]-[.E335]" office:value-type="float" office:value="2.21000000000001" calcext:value-type="float">
            <text:p>2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15000" calcext:value-type="float">
            <text:p>63715000</text:p>
          </table:table-cell>
          <table:table-cell table:formula="of:=[.B336]/1000000" office:value-type="float" office:value="63.715" calcext:value-type="float">
            <text:p>63.71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67.09" calcext:value-type="float">
            <text:p>-67.09</text:p>
          </table:table-cell>
          <table:table-cell table:formula="of:=ABS([.D336]-[.E336])" office:value-type="float" office:value="2.25" calcext:value-type="float">
            <text:p>2.25</text:p>
          </table:table-cell>
          <table:table-cell table:formula="of:= [.D336]-[.E336]" office:value-type="float" office:value="2.25" calcext:value-type="float">
            <text:p>2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35000" calcext:value-type="float">
            <text:p>63735000</text:p>
          </table:table-cell>
          <table:table-cell table:formula="of:=[.B337]/1000000" office:value-type="float" office:value="63.735" calcext:value-type="float">
            <text:p>63.73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7.12" calcext:value-type="float">
            <text:p>-67.12</text:p>
          </table:table-cell>
          <table:table-cell table:formula="of:=ABS([.D337]-[.E337])" office:value-type="float" office:value="2.29000000000001" calcext:value-type="float">
            <text:p>2.29</text:p>
          </table:table-cell>
          <table:table-cell table:formula="of:= [.D337]-[.E337]" office:value-type="float" office:value="2.29000000000001" calcext:value-type="float">
            <text:p>2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55000" calcext:value-type="float">
            <text:p>63755000</text:p>
          </table:table-cell>
          <table:table-cell table:formula="of:=[.B338]/1000000" office:value-type="float" office:value="63.755" calcext:value-type="float">
            <text:p>63.75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7.14" calcext:value-type="float">
            <text:p>-67.14</text:p>
          </table:table-cell>
          <table:table-cell table:formula="of:=ABS([.D338]-[.E338])" office:value-type="float" office:value="2.32000000000001" calcext:value-type="float">
            <text:p>2.32</text:p>
          </table:table-cell>
          <table:table-cell table:formula="of:= [.D338]-[.E338]" office:value-type="float" office:value="2.32000000000001" calcext:value-type="float">
            <text:p>2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75000" calcext:value-type="float">
            <text:p>63775000</text:p>
          </table:table-cell>
          <table:table-cell table:formula="of:=[.B339]/1000000" office:value-type="float" office:value="63.775" calcext:value-type="float">
            <text:p>63.77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7.17" calcext:value-type="float">
            <text:p>-67.17</text:p>
          </table:table-cell>
          <table:table-cell table:formula="of:=ABS([.D339]-[.E339])" office:value-type="float" office:value="2.36" calcext:value-type="float">
            <text:p>2.36</text:p>
          </table:table-cell>
          <table:table-cell table:formula="of:= [.D339]-[.E339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95000" calcext:value-type="float">
            <text:p>63795000</text:p>
          </table:table-cell>
          <table:table-cell table:formula="of:=[.B340]/1000000" office:value-type="float" office:value="63.795" calcext:value-type="float">
            <text:p>63.795</text:p>
          </table:table-cell>
          <table:table-cell office:value-type="float" office:value="-64.8" calcext:value-type="float">
            <text:p>-64.8</text:p>
          </table:table-cell>
          <table:table-cell office:value-type="float" office:value="-67.19" calcext:value-type="float">
            <text:p>-67.19</text:p>
          </table:table-cell>
          <table:table-cell table:formula="of:=ABS([.D340]-[.E340])" office:value-type="float" office:value="2.39" calcext:value-type="float">
            <text:p>2.39</text:p>
          </table:table-cell>
          <table:table-cell table:formula="of:= [.D340]-[.E340]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15000" calcext:value-type="float">
            <text:p>63815000</text:p>
          </table:table-cell>
          <table:table-cell table:formula="of:=[.B341]/1000000" office:value-type="float" office:value="63.815" calcext:value-type="float">
            <text:p>63.81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22" calcext:value-type="float">
            <text:p>-67.22</text:p>
          </table:table-cell>
          <table:table-cell table:formula="of:=ABS([.D341]-[.E341])" office:value-type="float" office:value="2.42999999999999" calcext:value-type="float">
            <text:p>2.43</text:p>
          </table:table-cell>
          <table:table-cell table:formula="of:= [.D341]-[.E341]" office:value-type="float" office:value="2.42999999999999" calcext:value-type="float">
            <text:p>2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35000" calcext:value-type="float">
            <text:p>63835000</text:p>
          </table:table-cell>
          <table:table-cell table:formula="of:=[.B342]/1000000" office:value-type="float" office:value="63.835" calcext:value-type="float">
            <text:p>63.83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23" calcext:value-type="float">
            <text:p>-67.23</text:p>
          </table:table-cell>
          <table:table-cell table:formula="of:=ABS([.D342]-[.E342])" office:value-type="float" office:value="2.44" calcext:value-type="float">
            <text:p>2.44</text:p>
          </table:table-cell>
          <table:table-cell table:formula="of:= [.D342]-[.E342]" office:value-type="float" office:value="2.44" calcext:value-type="float">
            <text:p>2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55000" calcext:value-type="float">
            <text:p>63855000</text:p>
          </table:table-cell>
          <table:table-cell table:formula="of:=[.B343]/1000000" office:value-type="float" office:value="63.855" calcext:value-type="float">
            <text:p>63.855</text:p>
          </table:table-cell>
          <table:table-cell office:value-type="float" office:value="-64.78" calcext:value-type="float">
            <text:p>-64.78</text:p>
          </table:table-cell>
          <table:table-cell office:value-type="float" office:value="-67.25" calcext:value-type="float">
            <text:p>-67.25</text:p>
          </table:table-cell>
          <table:table-cell table:formula="of:=ABS([.D343]-[.E343])" office:value-type="float" office:value="2.47" calcext:value-type="float">
            <text:p>2.47</text:p>
          </table:table-cell>
          <table:table-cell table:formula="of:= [.D343]-[.E343]" office:value-type="float" office:value="2.47" calcext:value-type="float">
            <text:p>2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75000" calcext:value-type="float">
            <text:p>63875000</text:p>
          </table:table-cell>
          <table:table-cell table:formula="of:=[.B344]/1000000" office:value-type="float" office:value="63.875" calcext:value-type="float">
            <text:p>63.875</text:p>
          </table:table-cell>
          <table:table-cell office:value-type="float" office:value="-64.77" calcext:value-type="float">
            <text:p>-64.77</text:p>
          </table:table-cell>
          <table:table-cell office:value-type="float" office:value="-67.28" calcext:value-type="float">
            <text:p>-67.28</text:p>
          </table:table-cell>
          <table:table-cell table:formula="of:=ABS([.D344]-[.E344])" office:value-type="float" office:value="2.51000000000001" calcext:value-type="float">
            <text:p>2.51</text:p>
          </table:table-cell>
          <table:table-cell table:formula="of:= [.D344]-[.E344]" office:value-type="float" office:value="2.51000000000001" calcext:value-type="float">
            <text:p>2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95000" calcext:value-type="float">
            <text:p>63895000</text:p>
          </table:table-cell>
          <table:table-cell table:formula="of:=[.B345]/1000000" office:value-type="float" office:value="63.895" calcext:value-type="float">
            <text:p>63.895</text:p>
          </table:table-cell>
          <table:table-cell office:value-type="float" office:value="-64.76" calcext:value-type="float">
            <text:p>-64.76</text:p>
          </table:table-cell>
          <table:table-cell office:value-type="float" office:value="-67.3" calcext:value-type="float">
            <text:p>-67.3</text:p>
          </table:table-cell>
          <table:table-cell table:formula="of:=ABS([.D345]-[.E345])" office:value-type="float" office:value="2.53999999999999" calcext:value-type="float">
            <text:p>2.54</text:p>
          </table:table-cell>
          <table:table-cell table:formula="of:= [.D345]-[.E345]" office:value-type="float" office:value="2.53999999999999" calcext:value-type="float">
            <text:p>2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15000" calcext:value-type="float">
            <text:p>63915000</text:p>
          </table:table-cell>
          <table:table-cell table:formula="of:=[.B346]/1000000" office:value-type="float" office:value="63.915" calcext:value-type="float">
            <text:p>63.915</text:p>
          </table:table-cell>
          <table:table-cell office:value-type="float" office:value="-64.75" calcext:value-type="float">
            <text:p>-64.75</text:p>
          </table:table-cell>
          <table:table-cell office:value-type="float" office:value="-67.32" calcext:value-type="float">
            <text:p>-67.32</text:p>
          </table:table-cell>
          <table:table-cell table:formula="of:=ABS([.D346]-[.E346])" office:value-type="float" office:value="2.56999999999999" calcext:value-type="float">
            <text:p>2.57</text:p>
          </table:table-cell>
          <table:table-cell table:formula="of:= [.D346]-[.E346]" office:value-type="float" office:value="2.56999999999999" calcext:value-type="float">
            <text:p>2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35000" calcext:value-type="float">
            <text:p>63935000</text:p>
          </table:table-cell>
          <table:table-cell table:formula="of:=[.B347]/1000000" office:value-type="float" office:value="63.935" calcext:value-type="float">
            <text:p>63.935</text:p>
          </table:table-cell>
          <table:table-cell office:value-type="float" office:value="-64.74" calcext:value-type="float">
            <text:p>-64.74</text:p>
          </table:table-cell>
          <table:table-cell office:value-type="float" office:value="-67.34" calcext:value-type="float">
            <text:p>-67.34</text:p>
          </table:table-cell>
          <table:table-cell table:formula="of:=ABS([.D347]-[.E347])" office:value-type="float" office:value="2.60000000000001" calcext:value-type="float">
            <text:p>2.6</text:p>
          </table:table-cell>
          <table:table-cell table:formula="of:= [.D347]-[.E347]" office:value-type="float" office:value="2.60000000000001" calcext:value-type="float">
            <text:p>2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55000" calcext:value-type="float">
            <text:p>63955000</text:p>
          </table:table-cell>
          <table:table-cell table:formula="of:=[.B348]/1000000" office:value-type="float" office:value="63.955" calcext:value-type="float">
            <text:p>63.955</text:p>
          </table:table-cell>
          <table:table-cell office:value-type="float" office:value="-64.73" calcext:value-type="float">
            <text:p>-64.73</text:p>
          </table:table-cell>
          <table:table-cell office:value-type="float" office:value="-67.36" calcext:value-type="float">
            <text:p>-67.36</text:p>
          </table:table-cell>
          <table:table-cell table:formula="of:=ABS([.D348]-[.E348])" office:value-type="float" office:value="2.63" calcext:value-type="float">
            <text:p>2.63</text:p>
          </table:table-cell>
          <table:table-cell table:formula="of:= [.D348]-[.E348]" office:value-type="float" office:value="2.63" calcext:value-type="float">
            <text:p>2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75000" calcext:value-type="float">
            <text:p>63975000</text:p>
          </table:table-cell>
          <table:table-cell table:formula="of:=[.B349]/1000000" office:value-type="float" office:value="63.975" calcext:value-type="float">
            <text:p>63.975</text:p>
          </table:table-cell>
          <table:table-cell office:value-type="float" office:value="-64.72" calcext:value-type="float">
            <text:p>-64.72</text:p>
          </table:table-cell>
          <table:table-cell office:value-type="float" office:value="-67.38" calcext:value-type="float">
            <text:p>-67.38</text:p>
          </table:table-cell>
          <table:table-cell table:formula="of:=ABS([.D349]-[.E349])" office:value-type="float" office:value="2.66" calcext:value-type="float">
            <text:p>2.66</text:p>
          </table:table-cell>
          <table:table-cell table:formula="of:= [.D349]-[.E349]" office:value-type="float" office:value="2.66" calcext:value-type="float">
            <text:p>2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95000" calcext:value-type="float">
            <text:p>63995000</text:p>
          </table:table-cell>
          <table:table-cell table:formula="of:=[.B350]/1000000" office:value-type="float" office:value="63.995" calcext:value-type="float">
            <text:p>63.995</text:p>
          </table:table-cell>
          <table:table-cell office:value-type="float" office:value="-64.71" calcext:value-type="float">
            <text:p>-64.71</text:p>
          </table:table-cell>
          <table:table-cell office:value-type="float" office:value="-67.4" calcext:value-type="float">
            <text:p>-67.4</text:p>
          </table:table-cell>
          <table:table-cell table:formula="of:=ABS([.D350]-[.E350])" office:value-type="float" office:value="2.69000000000001" calcext:value-type="float">
            <text:p>2.69</text:p>
          </table:table-cell>
          <table:table-cell table:formula="of:= [.D350]-[.E350]" office:value-type="float" office:value="2.69000000000001" calcext:value-type="float">
            <text:p>2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15000" calcext:value-type="float">
            <text:p>64015000</text:p>
          </table:table-cell>
          <table:table-cell table:formula="of:=[.B351]/1000000" office:value-type="float" office:value="64.015" calcext:value-type="float">
            <text:p>64.015</text:p>
          </table:table-cell>
          <table:table-cell office:value-type="float" office:value="-64.7" calcext:value-type="float">
            <text:p>-64.7</text:p>
          </table:table-cell>
          <table:table-cell office:value-type="float" office:value="-67.42" calcext:value-type="float">
            <text:p>-67.42</text:p>
          </table:table-cell>
          <table:table-cell table:formula="of:=ABS([.D351]-[.E351])" office:value-type="float" office:value="2.72" calcext:value-type="float">
            <text:p>2.72</text:p>
          </table:table-cell>
          <table:table-cell table:formula="of:= [.D351]-[.E351]" office:value-type="float" office:value="2.72" calcext:value-type="float">
            <text:p>2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35000" calcext:value-type="float">
            <text:p>64035000</text:p>
          </table:table-cell>
          <table:table-cell table:formula="of:=[.B352]/1000000" office:value-type="float" office:value="64.035" calcext:value-type="float">
            <text:p>64.035</text:p>
          </table:table-cell>
          <table:table-cell office:value-type="float" office:value="-64.69" calcext:value-type="float">
            <text:p>-64.69</text:p>
          </table:table-cell>
          <table:table-cell office:value-type="float" office:value="-67.43" calcext:value-type="float">
            <text:p>-67.43</text:p>
          </table:table-cell>
          <table:table-cell table:formula="of:=ABS([.D352]-[.E352])" office:value-type="float" office:value="2.74000000000001" calcext:value-type="float">
            <text:p>2.74</text:p>
          </table:table-cell>
          <table:table-cell table:formula="of:= [.D352]-[.E352]" office:value-type="float" office:value="2.74000000000001" calcext:value-type="float">
            <text:p>2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55000" calcext:value-type="float">
            <text:p>64055000</text:p>
          </table:table-cell>
          <table:table-cell table:formula="of:=[.B353]/1000000" office:value-type="float" office:value="64.055" calcext:value-type="float">
            <text:p>64.055</text:p>
          </table:table-cell>
          <table:table-cell office:value-type="float" office:value="-64.68" calcext:value-type="float">
            <text:p>-64.68</text:p>
          </table:table-cell>
          <table:table-cell office:value-type="float" office:value="-67.44" calcext:value-type="float">
            <text:p>-67.44</text:p>
          </table:table-cell>
          <table:table-cell table:formula="of:=ABS([.D353]-[.E353])" office:value-type="float" office:value="2.75999999999999" calcext:value-type="float">
            <text:p>2.76</text:p>
          </table:table-cell>
          <table:table-cell table:formula="of:= [.D353]-[.E353]" office:value-type="float" office:value="2.75999999999999" calcext:value-type="float">
            <text:p>2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75000" calcext:value-type="float">
            <text:p>64075000</text:p>
          </table:table-cell>
          <table:table-cell table:formula="of:=[.B354]/1000000" office:value-type="float" office:value="64.075" calcext:value-type="float">
            <text:p>64.075</text:p>
          </table:table-cell>
          <table:table-cell office:value-type="float" office:value="-64.68" calcext:value-type="float">
            <text:p>-64.68</text:p>
          </table:table-cell>
          <table:table-cell office:value-type="float" office:value="-67.46" calcext:value-type="float">
            <text:p>-67.46</text:p>
          </table:table-cell>
          <table:table-cell table:formula="of:=ABS([.D354]-[.E354])" office:value-type="float" office:value="2.77999999999999" calcext:value-type="float">
            <text:p>2.78</text:p>
          </table:table-cell>
          <table:table-cell table:formula="of:= [.D354]-[.E354]" office:value-type="float" office:value="2.77999999999999" calcext:value-type="float">
            <text:p>2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95000" calcext:value-type="float">
            <text:p>64095000</text:p>
          </table:table-cell>
          <table:table-cell table:formula="of:=[.B355]/1000000" office:value-type="float" office:value="64.095" calcext:value-type="float">
            <text:p>64.095</text:p>
          </table:table-cell>
          <table:table-cell office:value-type="float" office:value="-64.67" calcext:value-type="float">
            <text:p>-64.67</text:p>
          </table:table-cell>
          <table:table-cell office:value-type="float" office:value="-67.47" calcext:value-type="float">
            <text:p>-67.47</text:p>
          </table:table-cell>
          <table:table-cell table:formula="of:=ABS([.D355]-[.E355])" office:value-type="float" office:value="2.8" calcext:value-type="float">
            <text:p>2.8</text:p>
          </table:table-cell>
          <table:table-cell table:formula="of:= [.D355]-[.E355]" office:value-type="float" office:value="2.8" calcext:value-type="float">
            <text:p>2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15000" calcext:value-type="float">
            <text:p>64115000</text:p>
          </table:table-cell>
          <table:table-cell table:formula="of:=[.B356]/1000000" office:value-type="float" office:value="64.115" calcext:value-type="float">
            <text:p>64.115</text:p>
          </table:table-cell>
          <table:table-cell office:value-type="float" office:value="-64.66" calcext:value-type="float">
            <text:p>-64.66</text:p>
          </table:table-cell>
          <table:table-cell office:value-type="float" office:value="-67.49" calcext:value-type="float">
            <text:p>-67.49</text:p>
          </table:table-cell>
          <table:table-cell table:formula="of:=ABS([.D356]-[.E356])" office:value-type="float" office:value="2.83" calcext:value-type="float">
            <text:p>2.83</text:p>
          </table:table-cell>
          <table:table-cell table:formula="of:= [.D356]-[.E356]" office:value-type="float" office:value="2.83" calcext:value-type="float">
            <text:p>2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35000" calcext:value-type="float">
            <text:p>64135000</text:p>
          </table:table-cell>
          <table:table-cell table:formula="of:=[.B357]/1000000" office:value-type="float" office:value="64.135" calcext:value-type="float">
            <text:p>64.135</text:p>
          </table:table-cell>
          <table:table-cell office:value-type="float" office:value="-64.65" calcext:value-type="float">
            <text:p>-64.65</text:p>
          </table:table-cell>
          <table:table-cell office:value-type="float" office:value="-67.5" calcext:value-type="float">
            <text:p>-67.5</text:p>
          </table:table-cell>
          <table:table-cell table:formula="of:=ABS([.D357]-[.E357])" office:value-type="float" office:value="2.84999999999999" calcext:value-type="float">
            <text:p>2.85</text:p>
          </table:table-cell>
          <table:table-cell table:formula="of:= [.D357]-[.E357]" office:value-type="float" office:value="2.84999999999999" calcext:value-type="float">
            <text:p>2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55000" calcext:value-type="float">
            <text:p>64155000</text:p>
          </table:table-cell>
          <table:table-cell table:formula="of:=[.B358]/1000000" office:value-type="float" office:value="64.155" calcext:value-type="float">
            <text:p>64.155</text:p>
          </table:table-cell>
          <table:table-cell office:value-type="float" office:value="-64.64" calcext:value-type="float">
            <text:p>-64.64</text:p>
          </table:table-cell>
          <table:table-cell office:value-type="float" office:value="-67.51" calcext:value-type="float">
            <text:p>-67.51</text:p>
          </table:table-cell>
          <table:table-cell table:formula="of:=ABS([.D358]-[.E358])" office:value-type="float" office:value="2.87" calcext:value-type="float">
            <text:p>2.87</text:p>
          </table:table-cell>
          <table:table-cell table:formula="of:= [.D358]-[.E358]" office:value-type="float" office:value="2.87" calcext:value-type="float">
            <text:p>2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75000" calcext:value-type="float">
            <text:p>64175000</text:p>
          </table:table-cell>
          <table:table-cell table:formula="of:=[.B359]/1000000" office:value-type="float" office:value="64.175" calcext:value-type="float">
            <text:p>64.175</text:p>
          </table:table-cell>
          <table:table-cell office:value-type="float" office:value="-64.63" calcext:value-type="float">
            <text:p>-64.63</text:p>
          </table:table-cell>
          <table:table-cell office:value-type="float" office:value="-67.53" calcext:value-type="float">
            <text:p>-67.53</text:p>
          </table:table-cell>
          <table:table-cell table:formula="of:=ABS([.D359]-[.E359])" office:value-type="float" office:value="2.90000000000001" calcext:value-type="float">
            <text:p>2.9</text:p>
          </table:table-cell>
          <table:table-cell table:formula="of:= [.D359]-[.E359]" office:value-type="float" office:value="2.90000000000001" calcext:value-type="float">
            <text:p>2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95000" calcext:value-type="float">
            <text:p>64195000</text:p>
          </table:table-cell>
          <table:table-cell table:formula="of:=[.B360]/1000000" office:value-type="float" office:value="64.195" calcext:value-type="float">
            <text:p>64.195</text:p>
          </table:table-cell>
          <table:table-cell office:value-type="float" office:value="-64.62" calcext:value-type="float">
            <text:p>-64.62</text:p>
          </table:table-cell>
          <table:table-cell office:value-type="float" office:value="-67.54" calcext:value-type="float">
            <text:p>-67.54</text:p>
          </table:table-cell>
          <table:table-cell table:formula="of:=ABS([.D360]-[.E360])" office:value-type="float" office:value="2.92" calcext:value-type="float">
            <text:p>2.92</text:p>
          </table:table-cell>
          <table:table-cell table:formula="of:= [.D360]-[.E360]" office:value-type="float" office:value="2.92" calcext:value-type="float">
            <text:p>2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15000" calcext:value-type="float">
            <text:p>64215000</text:p>
          </table:table-cell>
          <table:table-cell table:formula="of:=[.B361]/1000000" office:value-type="float" office:value="64.215" calcext:value-type="float">
            <text:p>64.215</text:p>
          </table:table-cell>
          <table:table-cell office:value-type="float" office:value="-64.61" calcext:value-type="float">
            <text:p>-64.61</text:p>
          </table:table-cell>
          <table:table-cell office:value-type="float" office:value="-67.55" calcext:value-type="float">
            <text:p>-67.55</text:p>
          </table:table-cell>
          <table:table-cell table:formula="of:=ABS([.D361]-[.E361])" office:value-type="float" office:value="2.94" calcext:value-type="float">
            <text:p>2.94</text:p>
          </table:table-cell>
          <table:table-cell table:formula="of:= [.D361]-[.E361]" office:value-type="float" office:value="2.94" calcext:value-type="float">
            <text:p>2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35000" calcext:value-type="float">
            <text:p>64235000</text:p>
          </table:table-cell>
          <table:table-cell table:formula="of:=[.B362]/1000000" office:value-type="float" office:value="64.235" calcext:value-type="float">
            <text:p>64.235</text:p>
          </table:table-cell>
          <table:table-cell office:value-type="float" office:value="-64.6" calcext:value-type="float">
            <text:p>-64.6</text:p>
          </table:table-cell>
          <table:table-cell office:value-type="float" office:value="-67.56" calcext:value-type="float">
            <text:p>-67.56</text:p>
          </table:table-cell>
          <table:table-cell table:formula="of:=ABS([.D362]-[.E362])" office:value-type="float" office:value="2.96000000000001" calcext:value-type="float">
            <text:p>2.96</text:p>
          </table:table-cell>
          <table:table-cell table:formula="of:= [.D362]-[.E362]" office:value-type="float" office:value="2.96000000000001" calcext:value-type="float">
            <text:p>2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55000" calcext:value-type="float">
            <text:p>64255000</text:p>
          </table:table-cell>
          <table:table-cell table:formula="of:=[.B363]/1000000" office:value-type="float" office:value="64.255" calcext:value-type="float">
            <text:p>64.255</text:p>
          </table:table-cell>
          <table:table-cell office:value-type="float" office:value="-64.59" calcext:value-type="float">
            <text:p>-64.59</text:p>
          </table:table-cell>
          <table:table-cell office:value-type="float" office:value="-67.56" calcext:value-type="float">
            <text:p>-67.56</text:p>
          </table:table-cell>
          <table:table-cell table:formula="of:=ABS([.D363]-[.E363])" office:value-type="float" office:value="2.97" calcext:value-type="float">
            <text:p>2.97</text:p>
          </table:table-cell>
          <table:table-cell table:formula="of:= [.D363]-[.E363]" office:value-type="float" office:value="2.97" calcext:value-type="float">
            <text:p>2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75000" calcext:value-type="float">
            <text:p>64275000</text:p>
          </table:table-cell>
          <table:table-cell table:formula="of:=[.B364]/1000000" office:value-type="float" office:value="64.275" calcext:value-type="float">
            <text:p>64.275</text:p>
          </table:table-cell>
          <table:table-cell office:value-type="float" office:value="-64.58" calcext:value-type="float">
            <text:p>-64.58</text:p>
          </table:table-cell>
          <table:table-cell office:value-type="float" office:value="-67.57" calcext:value-type="float">
            <text:p>-67.57</text:p>
          </table:table-cell>
          <table:table-cell table:formula="of:=ABS([.D364]-[.E364])" office:value-type="float" office:value="2.98999999999999" calcext:value-type="float">
            <text:p>2.99</text:p>
          </table:table-cell>
          <table:table-cell table:formula="of:= [.D364]-[.E364]" office:value-type="float" office:value="2.98999999999999" calcext:value-type="float">
            <text:p>2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95000" calcext:value-type="float">
            <text:p>64295000</text:p>
          </table:table-cell>
          <table:table-cell table:formula="of:=[.B365]/1000000" office:value-type="float" office:value="64.295" calcext:value-type="float">
            <text:p>64.295</text:p>
          </table:table-cell>
          <table:table-cell office:value-type="float" office:value="-64.57" calcext:value-type="float">
            <text:p>-64.57</text:p>
          </table:table-cell>
          <table:table-cell office:value-type="float" office:value="-67.58" calcext:value-type="float">
            <text:p>-67.58</text:p>
          </table:table-cell>
          <table:table-cell table:formula="of:=ABS([.D365]-[.E365])" office:value-type="float" office:value="3.01000000000001" calcext:value-type="float">
            <text:p>3.01</text:p>
          </table:table-cell>
          <table:table-cell table:formula="of:= [.D365]-[.E365]" office:value-type="float" office:value="3.01000000000001" calcext:value-type="float">
            <text:p>3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15000" calcext:value-type="float">
            <text:p>64315000</text:p>
          </table:table-cell>
          <table:table-cell table:formula="of:=[.B366]/1000000" office:value-type="float" office:value="64.315" calcext:value-type="float">
            <text:p>64.315</text:p>
          </table:table-cell>
          <table:table-cell office:value-type="float" office:value="-64.56" calcext:value-type="float">
            <text:p>-64.56</text:p>
          </table:table-cell>
          <table:table-cell office:value-type="float" office:value="-67.59" calcext:value-type="float">
            <text:p>-67.59</text:p>
          </table:table-cell>
          <table:table-cell table:formula="of:=ABS([.D366]-[.E366])" office:value-type="float" office:value="3.03" calcext:value-type="float">
            <text:p>3.03</text:p>
          </table:table-cell>
          <table:table-cell table:formula="of:= [.D366]-[.E366]" office:value-type="float" office:value="3.03" calcext:value-type="float">
            <text:p>3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35000" calcext:value-type="float">
            <text:p>64335000</text:p>
          </table:table-cell>
          <table:table-cell table:formula="of:=[.B367]/1000000" office:value-type="float" office:value="64.335" calcext:value-type="float">
            <text:p>64.335</text:p>
          </table:table-cell>
          <table:table-cell office:value-type="float" office:value="-64.55" calcext:value-type="float">
            <text:p>-64.55</text:p>
          </table:table-cell>
          <table:table-cell office:value-type="float" office:value="-67.6" calcext:value-type="float">
            <text:p>-67.6</text:p>
          </table:table-cell>
          <table:table-cell table:formula="of:=ABS([.D367]-[.E367])" office:value-type="float" office:value="3.05" calcext:value-type="float">
            <text:p>3.05</text:p>
          </table:table-cell>
          <table:table-cell table:formula="of:= [.D367]-[.E367]" office:value-type="float" office:value="3.05" calcext:value-type="float">
            <text:p>3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55000" calcext:value-type="float">
            <text:p>64355000</text:p>
          </table:table-cell>
          <table:table-cell table:formula="of:=[.B368]/1000000" office:value-type="float" office:value="64.355" calcext:value-type="float">
            <text:p>64.355</text:p>
          </table:table-cell>
          <table:table-cell office:value-type="float" office:value="-64.54" calcext:value-type="float">
            <text:p>-64.54</text:p>
          </table:table-cell>
          <table:table-cell office:value-type="float" office:value="-67.61" calcext:value-type="float">
            <text:p>-67.61</text:p>
          </table:table-cell>
          <table:table-cell table:formula="of:=ABS([.D368]-[.E368])" office:value-type="float" office:value="3.06999999999999" calcext:value-type="float">
            <text:p>3.07</text:p>
          </table:table-cell>
          <table:table-cell table:formula="of:= [.D368]-[.E368]" office:value-type="float" office:value="3.06999999999999" calcext:value-type="float">
            <text:p>3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75000" calcext:value-type="float">
            <text:p>64375000</text:p>
          </table:table-cell>
          <table:table-cell table:formula="of:=[.B369]/1000000" office:value-type="float" office:value="64.375" calcext:value-type="float">
            <text:p>64.375</text:p>
          </table:table-cell>
          <table:table-cell office:value-type="float" office:value="-64.53" calcext:value-type="float">
            <text:p>-64.53</text:p>
          </table:table-cell>
          <table:table-cell office:value-type="float" office:value="-67.62" calcext:value-type="float">
            <text:p>-67.62</text:p>
          </table:table-cell>
          <table:table-cell table:formula="of:=ABS([.D369]-[.E369])" office:value-type="float" office:value="3.09" calcext:value-type="float">
            <text:p>3.09</text:p>
          </table:table-cell>
          <table:table-cell table:formula="of:= [.D369]-[.E369]" office:value-type="float" office:value="3.09" calcext:value-type="float">
            <text:p>3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95000" calcext:value-type="float">
            <text:p>64395000</text:p>
          </table:table-cell>
          <table:table-cell table:formula="of:=[.B370]/1000000" office:value-type="float" office:value="64.395" calcext:value-type="float">
            <text:p>64.395</text:p>
          </table:table-cell>
          <table:table-cell office:value-type="float" office:value="-64.53" calcext:value-type="float">
            <text:p>-64.53</text:p>
          </table:table-cell>
          <table:table-cell office:value-type="float" office:value="-67.63" calcext:value-type="float">
            <text:p>-67.63</text:p>
          </table:table-cell>
          <table:table-cell table:formula="of:=ABS([.D370]-[.E370])" office:value-type="float" office:value="3.09999999999999" calcext:value-type="float">
            <text:p>3.1</text:p>
          </table:table-cell>
          <table:table-cell table:formula="of:= [.D370]-[.E370]" office:value-type="float" office:value="3.09999999999999" calcext:value-type="float">
            <text:p>3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15000" calcext:value-type="float">
            <text:p>64415000</text:p>
          </table:table-cell>
          <table:table-cell table:formula="of:=[.B371]/1000000" office:value-type="float" office:value="64.415" calcext:value-type="float">
            <text:p>64.415</text:p>
          </table:table-cell>
          <table:table-cell office:value-type="float" office:value="-64.52" calcext:value-type="float">
            <text:p>-64.52</text:p>
          </table:table-cell>
          <table:table-cell office:value-type="float" office:value="-67.64" calcext:value-type="float">
            <text:p>-67.64</text:p>
          </table:table-cell>
          <table:table-cell table:formula="of:=ABS([.D371]-[.E371])" office:value-type="float" office:value="3.12" calcext:value-type="float">
            <text:p>3.12</text:p>
          </table:table-cell>
          <table:table-cell table:formula="of:= [.D371]-[.E371]" office:value-type="float" office:value="3.12" calcext:value-type="float">
            <text:p>3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35000" calcext:value-type="float">
            <text:p>64435000</text:p>
          </table:table-cell>
          <table:table-cell table:formula="of:=[.B372]/1000000" office:value-type="float" office:value="64.435" calcext:value-type="float">
            <text:p>64.435</text:p>
          </table:table-cell>
          <table:table-cell office:value-type="float" office:value="-64.51" calcext:value-type="float">
            <text:p>-64.51</text:p>
          </table:table-cell>
          <table:table-cell office:value-type="float" office:value="-67.64" calcext:value-type="float">
            <text:p>-67.64</text:p>
          </table:table-cell>
          <table:table-cell table:formula="of:=ABS([.D372]-[.E372])" office:value-type="float" office:value="3.13" calcext:value-type="float">
            <text:p>3.13</text:p>
          </table:table-cell>
          <table:table-cell table:formula="of:= [.D372]-[.E372]" office:value-type="float" office:value="3.13" calcext:value-type="float">
            <text:p>3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55000" calcext:value-type="float">
            <text:p>64455000</text:p>
          </table:table-cell>
          <table:table-cell table:formula="of:=[.B373]/1000000" office:value-type="float" office:value="64.455" calcext:value-type="float">
            <text:p>64.455</text:p>
          </table:table-cell>
          <table:table-cell office:value-type="float" office:value="-64.5" calcext:value-type="float">
            <text:p>-64.5</text:p>
          </table:table-cell>
          <table:table-cell office:value-type="float" office:value="-67.64" calcext:value-type="float">
            <text:p>-67.64</text:p>
          </table:table-cell>
          <table:table-cell table:formula="of:=ABS([.D373]-[.E373])" office:value-type="float" office:value="3.14" calcext:value-type="float">
            <text:p>3.14</text:p>
          </table:table-cell>
          <table:table-cell table:formula="of:= [.D373]-[.E373]" office:value-type="float" office:value="3.14" calcext:value-type="float">
            <text:p>3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75000" calcext:value-type="float">
            <text:p>64475000</text:p>
          </table:table-cell>
          <table:table-cell table:formula="of:=[.B374]/1000000" office:value-type="float" office:value="64.475" calcext:value-type="float">
            <text:p>64.475</text:p>
          </table:table-cell>
          <table:table-cell office:value-type="float" office:value="-64.5" calcext:value-type="float">
            <text:p>-64.5</text:p>
          </table:table-cell>
          <table:table-cell office:value-type="float" office:value="-67.65" calcext:value-type="float">
            <text:p>-67.65</text:p>
          </table:table-cell>
          <table:table-cell table:formula="of:=ABS([.D374]-[.E374])" office:value-type="float" office:value="3.15000000000001" calcext:value-type="float">
            <text:p>3.15</text:p>
          </table:table-cell>
          <table:table-cell table:formula="of:= [.D374]-[.E374]" office:value-type="float" office:value="3.15000000000001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95000" calcext:value-type="float">
            <text:p>64495000</text:p>
          </table:table-cell>
          <table:table-cell table:formula="of:=[.B375]/1000000" office:value-type="float" office:value="64.495" calcext:value-type="float">
            <text:p>64.495</text:p>
          </table:table-cell>
          <table:table-cell office:value-type="float" office:value="-64.49" calcext:value-type="float">
            <text:p>-64.49</text:p>
          </table:table-cell>
          <table:table-cell office:value-type="float" office:value="-67.65" calcext:value-type="float">
            <text:p>-67.65</text:p>
          </table:table-cell>
          <table:table-cell table:formula="of:=ABS([.D375]-[.E375])" office:value-type="float" office:value="3.16000000000001" calcext:value-type="float">
            <text:p>3.16</text:p>
          </table:table-cell>
          <table:table-cell table:formula="of:= [.D375]-[.E375]" office:value-type="float" office:value="3.16000000000001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15000" calcext:value-type="float">
            <text:p>64515000</text:p>
          </table:table-cell>
          <table:table-cell table:formula="of:=[.B376]/1000000" office:value-type="float" office:value="64.515" calcext:value-type="float">
            <text:p>64.515</text:p>
          </table:table-cell>
          <table:table-cell office:value-type="float" office:value="-64.48" calcext:value-type="float">
            <text:p>-64.48</text:p>
          </table:table-cell>
          <table:table-cell office:value-type="float" office:value="-67.65" calcext:value-type="float">
            <text:p>-67.65</text:p>
          </table:table-cell>
          <table:table-cell table:formula="of:=ABS([.D376]-[.E376])" office:value-type="float" office:value="3.17" calcext:value-type="float">
            <text:p>3.17</text:p>
          </table:table-cell>
          <table:table-cell table:formula="of:= [.D376]-[.E376]" office:value-type="float" office:value="3.17" calcext:value-type="float">
            <text:p>3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35000" calcext:value-type="float">
            <text:p>64535000</text:p>
          </table:table-cell>
          <table:table-cell table:formula="of:=[.B377]/1000000" office:value-type="float" office:value="64.535" calcext:value-type="float">
            <text:p>64.535</text:p>
          </table:table-cell>
          <table:table-cell office:value-type="float" office:value="-64.47" calcext:value-type="float">
            <text:p>-64.47</text:p>
          </table:table-cell>
          <table:table-cell office:value-type="float" office:value="-67.65" calcext:value-type="float">
            <text:p>-67.65</text:p>
          </table:table-cell>
          <table:table-cell table:formula="of:=ABS([.D377]-[.E377])" office:value-type="float" office:value="3.18000000000001" calcext:value-type="float">
            <text:p>3.18</text:p>
          </table:table-cell>
          <table:table-cell table:formula="of:= [.D377]-[.E377]" office:value-type="float" office:value="3.18000000000001" calcext:value-type="float">
            <text:p>3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55000" calcext:value-type="float">
            <text:p>64555000</text:p>
          </table:table-cell>
          <table:table-cell table:formula="of:=[.B378]/1000000" office:value-type="float" office:value="64.555" calcext:value-type="float">
            <text:p>64.555</text:p>
          </table:table-cell>
          <table:table-cell office:value-type="float" office:value="-64.46" calcext:value-type="float">
            <text:p>-64.46</text:p>
          </table:table-cell>
          <table:table-cell office:value-type="float" office:value="-67.65" calcext:value-type="float">
            <text:p>-67.65</text:p>
          </table:table-cell>
          <table:table-cell table:formula="of:=ABS([.D378]-[.E378])" office:value-type="float" office:value="3.19000000000001" calcext:value-type="float">
            <text:p>3.19</text:p>
          </table:table-cell>
          <table:table-cell table:formula="of:= [.D378]-[.E378]" office:value-type="float" office:value="3.19000000000001" calcext:value-type="float">
            <text:p>3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75000" calcext:value-type="float">
            <text:p>64575000</text:p>
          </table:table-cell>
          <table:table-cell table:formula="of:=[.B379]/1000000" office:value-type="float" office:value="64.575" calcext:value-type="float">
            <text:p>64.575</text:p>
          </table:table-cell>
          <table:table-cell office:value-type="float" office:value="-64.46" calcext:value-type="float">
            <text:p>-64.46</text:p>
          </table:table-cell>
          <table:table-cell office:value-type="float" office:value="-67.65" calcext:value-type="float">
            <text:p>-67.65</text:p>
          </table:table-cell>
          <table:table-cell table:formula="of:=ABS([.D379]-[.E379])" office:value-type="float" office:value="3.19000000000001" calcext:value-type="float">
            <text:p>3.19</text:p>
          </table:table-cell>
          <table:table-cell table:formula="of:= [.D379]-[.E379]" office:value-type="float" office:value="3.19000000000001" calcext:value-type="float">
            <text:p>3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95000" calcext:value-type="float">
            <text:p>64595000</text:p>
          </table:table-cell>
          <table:table-cell table:formula="of:=[.B380]/1000000" office:value-type="float" office:value="64.595" calcext:value-type="float">
            <text:p>64.595</text:p>
          </table:table-cell>
          <table:table-cell office:value-type="float" office:value="-64.45" calcext:value-type="float">
            <text:p>-64.45</text:p>
          </table:table-cell>
          <table:table-cell office:value-type="float" office:value="-67.65" calcext:value-type="float">
            <text:p>-67.65</text:p>
          </table:table-cell>
          <table:table-cell table:formula="of:=ABS([.D380]-[.E380])" office:value-type="float" office:value="3.2" calcext:value-type="float">
            <text:p>3.2</text:p>
          </table:table-cell>
          <table:table-cell table:formula="of:= [.D380]-[.E380]"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15000" calcext:value-type="float">
            <text:p>64615000</text:p>
          </table:table-cell>
          <table:table-cell table:formula="of:=[.B381]/1000000" office:value-type="float" office:value="64.615" calcext:value-type="float">
            <text:p>64.615</text:p>
          </table:table-cell>
          <table:table-cell office:value-type="float" office:value="-64.44" calcext:value-type="float">
            <text:p>-64.44</text:p>
          </table:table-cell>
          <table:table-cell office:value-type="float" office:value="-67.65" calcext:value-type="float">
            <text:p>-67.65</text:p>
          </table:table-cell>
          <table:table-cell table:formula="of:=ABS([.D381]-[.E381])" office:value-type="float" office:value="3.21000000000001" calcext:value-type="float">
            <text:p>3.21</text:p>
          </table:table-cell>
          <table:table-cell table:formula="of:= [.D381]-[.E381]" office:value-type="float" office:value="3.21000000000001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35000" calcext:value-type="float">
            <text:p>64635000</text:p>
          </table:table-cell>
          <table:table-cell table:formula="of:=[.B382]/1000000" office:value-type="float" office:value="64.635" calcext:value-type="float">
            <text:p>64.635</text:p>
          </table:table-cell>
          <table:table-cell office:value-type="float" office:value="-64.43" calcext:value-type="float">
            <text:p>-64.43</text:p>
          </table:table-cell>
          <table:table-cell office:value-type="float" office:value="-67.65" calcext:value-type="float">
            <text:p>-67.65</text:p>
          </table:table-cell>
          <table:table-cell table:formula="of:=ABS([.D382]-[.E382])" office:value-type="float" office:value="3.22" calcext:value-type="float">
            <text:p>3.22</text:p>
          </table:table-cell>
          <table:table-cell table:formula="of:= [.D382]-[.E382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55000" calcext:value-type="float">
            <text:p>64655000</text:p>
          </table:table-cell>
          <table:table-cell table:formula="of:=[.B383]/1000000" office:value-type="float" office:value="64.655" calcext:value-type="float">
            <text:p>64.655</text:p>
          </table:table-cell>
          <table:table-cell office:value-type="float" office:value="-64.43" calcext:value-type="float">
            <text:p>-64.43</text:p>
          </table:table-cell>
          <table:table-cell office:value-type="float" office:value="-67.64" calcext:value-type="float">
            <text:p>-67.64</text:p>
          </table:table-cell>
          <table:table-cell table:formula="of:=ABS([.D383]-[.E383])" office:value-type="float" office:value="3.20999999999999" calcext:value-type="float">
            <text:p>3.21</text:p>
          </table:table-cell>
          <table:table-cell table:formula="of:= [.D383]-[.E383]" office:value-type="float" office:value="3.20999999999999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75000" calcext:value-type="float">
            <text:p>64675000</text:p>
          </table:table-cell>
          <table:table-cell table:formula="of:=[.B384]/1000000" office:value-type="float" office:value="64.675" calcext:value-type="float">
            <text:p>64.675</text:p>
          </table:table-cell>
          <table:table-cell office:value-type="float" office:value="-64.42" calcext:value-type="float">
            <text:p>-64.42</text:p>
          </table:table-cell>
          <table:table-cell office:value-type="float" office:value="-67.64" calcext:value-type="float">
            <text:p>-67.64</text:p>
          </table:table-cell>
          <table:table-cell table:formula="of:=ABS([.D384]-[.E384])" office:value-type="float" office:value="3.22" calcext:value-type="float">
            <text:p>3.22</text:p>
          </table:table-cell>
          <table:table-cell table:formula="of:= [.D384]-[.E384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95000" calcext:value-type="float">
            <text:p>64695000</text:p>
          </table:table-cell>
          <table:table-cell table:formula="of:=[.B385]/1000000" office:value-type="float" office:value="64.695" calcext:value-type="float">
            <text:p>64.695</text:p>
          </table:table-cell>
          <table:table-cell office:value-type="float" office:value="-64.41" calcext:value-type="float">
            <text:p>-64.41</text:p>
          </table:table-cell>
          <table:table-cell office:value-type="float" office:value="-67.63" calcext:value-type="float">
            <text:p>-67.63</text:p>
          </table:table-cell>
          <table:table-cell table:formula="of:=ABS([.D385]-[.E385])" office:value-type="float" office:value="3.22" calcext:value-type="float">
            <text:p>3.22</text:p>
          </table:table-cell>
          <table:table-cell table:formula="of:= [.D385]-[.E385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15000" calcext:value-type="float">
            <text:p>64715000</text:p>
          </table:table-cell>
          <table:table-cell table:formula="of:=[.B386]/1000000" office:value-type="float" office:value="64.715" calcext:value-type="float">
            <text:p>64.715</text:p>
          </table:table-cell>
          <table:table-cell office:value-type="float" office:value="-64.41" calcext:value-type="float">
            <text:p>-64.41</text:p>
          </table:table-cell>
          <table:table-cell office:value-type="float" office:value="-67.62" calcext:value-type="float">
            <text:p>-67.62</text:p>
          </table:table-cell>
          <table:table-cell table:formula="of:=ABS([.D386]-[.E386])" office:value-type="float" office:value="3.21000000000001" calcext:value-type="float">
            <text:p>3.21</text:p>
          </table:table-cell>
          <table:table-cell table:formula="of:= [.D386]-[.E386]" office:value-type="float" office:value="3.21000000000001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35000" calcext:value-type="float">
            <text:p>64735000</text:p>
          </table:table-cell>
          <table:table-cell table:formula="of:=[.B387]/1000000" office:value-type="float" office:value="64.735" calcext:value-type="float">
            <text:p>64.735</text:p>
          </table:table-cell>
          <table:table-cell office:value-type="float" office:value="-64.4" calcext:value-type="float">
            <text:p>-64.4</text:p>
          </table:table-cell>
          <table:table-cell office:value-type="float" office:value="-67.61" calcext:value-type="float">
            <text:p>-67.61</text:p>
          </table:table-cell>
          <table:table-cell table:formula="of:=ABS([.D387]-[.E387])" office:value-type="float" office:value="3.20999999999999" calcext:value-type="float">
            <text:p>3.21</text:p>
          </table:table-cell>
          <table:table-cell table:formula="of:= [.D387]-[.E387]" office:value-type="float" office:value="3.20999999999999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55000" calcext:value-type="float">
            <text:p>64755000</text:p>
          </table:table-cell>
          <table:table-cell table:formula="of:=[.B388]/1000000" office:value-type="float" office:value="64.755" calcext:value-type="float">
            <text:p>64.755</text:p>
          </table:table-cell>
          <table:table-cell office:value-type="float" office:value="-64.39" calcext:value-type="float">
            <text:p>-64.39</text:p>
          </table:table-cell>
          <table:table-cell office:value-type="float" office:value="-67.61" calcext:value-type="float">
            <text:p>-67.61</text:p>
          </table:table-cell>
          <table:table-cell table:formula="of:=ABS([.D388]-[.E388])" office:value-type="float" office:value="3.22" calcext:value-type="float">
            <text:p>3.22</text:p>
          </table:table-cell>
          <table:table-cell table:formula="of:= [.D388]-[.E388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75000" calcext:value-type="float">
            <text:p>64775000</text:p>
          </table:table-cell>
          <table:table-cell table:formula="of:=[.B389]/1000000" office:value-type="float" office:value="64.775" calcext:value-type="float">
            <text:p>64.775</text:p>
          </table:table-cell>
          <table:table-cell office:value-type="float" office:value="-64.38" calcext:value-type="float">
            <text:p>-64.38</text:p>
          </table:table-cell>
          <table:table-cell office:value-type="float" office:value="-67.6" calcext:value-type="float">
            <text:p>-67.6</text:p>
          </table:table-cell>
          <table:table-cell table:formula="of:=ABS([.D389]-[.E389])" office:value-type="float" office:value="3.22" calcext:value-type="float">
            <text:p>3.22</text:p>
          </table:table-cell>
          <table:table-cell table:formula="of:= [.D389]-[.E389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95000" calcext:value-type="float">
            <text:p>64795000</text:p>
          </table:table-cell>
          <table:table-cell table:formula="of:=[.B390]/1000000" office:value-type="float" office:value="64.795" calcext:value-type="float">
            <text:p>64.795</text:p>
          </table:table-cell>
          <table:table-cell office:value-type="float" office:value="-64.37" calcext:value-type="float">
            <text:p>-64.37</text:p>
          </table:table-cell>
          <table:table-cell office:value-type="float" office:value="-67.59" calcext:value-type="float">
            <text:p>-67.59</text:p>
          </table:table-cell>
          <table:table-cell table:formula="of:=ABS([.D390]-[.E390])" office:value-type="float" office:value="3.22" calcext:value-type="float">
            <text:p>3.22</text:p>
          </table:table-cell>
          <table:table-cell table:formula="of:= [.D390]-[.E390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15000" calcext:value-type="float">
            <text:p>64815000</text:p>
          </table:table-cell>
          <table:table-cell table:formula="of:=[.B391]/1000000" office:value-type="float" office:value="64.815" calcext:value-type="float">
            <text:p>64.815</text:p>
          </table:table-cell>
          <table:table-cell office:value-type="float" office:value="-64.37" calcext:value-type="float">
            <text:p>-64.37</text:p>
          </table:table-cell>
          <table:table-cell office:value-type="float" office:value="-67.59" calcext:value-type="float">
            <text:p>-67.59</text:p>
          </table:table-cell>
          <table:table-cell table:formula="of:=ABS([.D391]-[.E391])" office:value-type="float" office:value="3.22" calcext:value-type="float">
            <text:p>3.22</text:p>
          </table:table-cell>
          <table:table-cell table:formula="of:= [.D391]-[.E391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35000" calcext:value-type="float">
            <text:p>64835000</text:p>
          </table:table-cell>
          <table:table-cell table:formula="of:=[.B392]/1000000" office:value-type="float" office:value="64.835" calcext:value-type="float">
            <text:p>64.835</text:p>
          </table:table-cell>
          <table:table-cell office:value-type="float" office:value="-64.36" calcext:value-type="float">
            <text:p>-64.36</text:p>
          </table:table-cell>
          <table:table-cell office:value-type="float" office:value="-67.57" calcext:value-type="float">
            <text:p>-67.57</text:p>
          </table:table-cell>
          <table:table-cell table:formula="of:=ABS([.D392]-[.E392])" office:value-type="float" office:value="3.20999999999999" calcext:value-type="float">
            <text:p>3.21</text:p>
          </table:table-cell>
          <table:table-cell table:formula="of:= [.D392]-[.E392]" office:value-type="float" office:value="3.20999999999999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55000" calcext:value-type="float">
            <text:p>64855000</text:p>
          </table:table-cell>
          <table:table-cell table:formula="of:=[.B393]/1000000" office:value-type="float" office:value="64.855" calcext:value-type="float">
            <text:p>64.855</text:p>
          </table:table-cell>
          <table:table-cell office:value-type="float" office:value="-64.36" calcext:value-type="float">
            <text:p>-64.36</text:p>
          </table:table-cell>
          <table:table-cell office:value-type="float" office:value="-67.57" calcext:value-type="float">
            <text:p>-67.57</text:p>
          </table:table-cell>
          <table:table-cell table:formula="of:=ABS([.D393]-[.E393])" office:value-type="float" office:value="3.20999999999999" calcext:value-type="float">
            <text:p>3.21</text:p>
          </table:table-cell>
          <table:table-cell table:formula="of:= [.D393]-[.E393]" office:value-type="float" office:value="3.20999999999999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75000" calcext:value-type="float">
            <text:p>64875000</text:p>
          </table:table-cell>
          <table:table-cell table:formula="of:=[.B394]/1000000" office:value-type="float" office:value="64.875" calcext:value-type="float">
            <text:p>64.875</text:p>
          </table:table-cell>
          <table:table-cell office:value-type="float" office:value="-64.35" calcext:value-type="float">
            <text:p>-64.35</text:p>
          </table:table-cell>
          <table:table-cell office:value-type="float" office:value="-67.56" calcext:value-type="float">
            <text:p>-67.56</text:p>
          </table:table-cell>
          <table:table-cell table:formula="of:=ABS([.D394]-[.E394])" office:value-type="float" office:value="3.21000000000001" calcext:value-type="float">
            <text:p>3.21</text:p>
          </table:table-cell>
          <table:table-cell table:formula="of:= [.D394]-[.E394]" office:value-type="float" office:value="3.21000000000001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95000" calcext:value-type="float">
            <text:p>64895000</text:p>
          </table:table-cell>
          <table:table-cell table:formula="of:=[.B395]/1000000" office:value-type="float" office:value="64.895" calcext:value-type="float">
            <text:p>64.895</text:p>
          </table:table-cell>
          <table:table-cell office:value-type="float" office:value="-64.34" calcext:value-type="float">
            <text:p>-64.34</text:p>
          </table:table-cell>
          <table:table-cell office:value-type="float" office:value="-67.56" calcext:value-type="float">
            <text:p>-67.56</text:p>
          </table:table-cell>
          <table:table-cell table:formula="of:=ABS([.D395]-[.E395])" office:value-type="float" office:value="3.22" calcext:value-type="float">
            <text:p>3.22</text:p>
          </table:table-cell>
          <table:table-cell table:formula="of:= [.D395]-[.E395]" office:value-type="float" office:value="3.22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15000" calcext:value-type="float">
            <text:p>64915000</text:p>
          </table:table-cell>
          <table:table-cell table:formula="of:=[.B396]/1000000" office:value-type="float" office:value="64.915" calcext:value-type="float">
            <text:p>64.915</text:p>
          </table:table-cell>
          <table:table-cell office:value-type="float" office:value="-64.34" calcext:value-type="float">
            <text:p>-64.34</text:p>
          </table:table-cell>
          <table:table-cell office:value-type="float" office:value="-67.55" calcext:value-type="float">
            <text:p>-67.55</text:p>
          </table:table-cell>
          <table:table-cell table:formula="of:=ABS([.D396]-[.E396])" office:value-type="float" office:value="3.20999999999999" calcext:value-type="float">
            <text:p>3.21</text:p>
          </table:table-cell>
          <table:table-cell table:formula="of:= [.D396]-[.E396]" office:value-type="float" office:value="3.20999999999999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35000" calcext:value-type="float">
            <text:p>64935000</text:p>
          </table:table-cell>
          <table:table-cell table:formula="of:=[.B397]/1000000" office:value-type="float" office:value="64.935" calcext:value-type="float">
            <text:p>64.935</text:p>
          </table:table-cell>
          <table:table-cell office:value-type="float" office:value="-64.33" calcext:value-type="float">
            <text:p>-64.33</text:p>
          </table:table-cell>
          <table:table-cell office:value-type="float" office:value="-67.53" calcext:value-type="float">
            <text:p>-67.53</text:p>
          </table:table-cell>
          <table:table-cell table:formula="of:=ABS([.D397]-[.E397])" office:value-type="float" office:value="3.2" calcext:value-type="float">
            <text:p>3.2</text:p>
          </table:table-cell>
          <table:table-cell table:formula="of:= [.D397]-[.E397]"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55000" calcext:value-type="float">
            <text:p>64955000</text:p>
          </table:table-cell>
          <table:table-cell table:formula="of:=[.B398]/1000000" office:value-type="float" office:value="64.955" calcext:value-type="float">
            <text:p>64.955</text:p>
          </table:table-cell>
          <table:table-cell office:value-type="float" office:value="-64.32" calcext:value-type="float">
            <text:p>-64.32</text:p>
          </table:table-cell>
          <table:table-cell office:value-type="float" office:value="-67.52" calcext:value-type="float">
            <text:p>-67.52</text:p>
          </table:table-cell>
          <table:table-cell table:formula="of:=ABS([.D398]-[.E398])" office:value-type="float" office:value="3.2" calcext:value-type="float">
            <text:p>3.2</text:p>
          </table:table-cell>
          <table:table-cell table:formula="of:= [.D398]-[.E398]"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75000" calcext:value-type="float">
            <text:p>64975000</text:p>
          </table:table-cell>
          <table:table-cell table:formula="of:=[.B399]/1000000" office:value-type="float" office:value="64.975" calcext:value-type="float">
            <text:p>64.975</text:p>
          </table:table-cell>
          <table:table-cell office:value-type="float" office:value="-64.31" calcext:value-type="float">
            <text:p>-64.31</text:p>
          </table:table-cell>
          <table:table-cell office:value-type="float" office:value="-67.51" calcext:value-type="float">
            <text:p>-67.51</text:p>
          </table:table-cell>
          <table:table-cell table:formula="of:=ABS([.D399]-[.E399])" office:value-type="float" office:value="3.2" calcext:value-type="float">
            <text:p>3.2</text:p>
          </table:table-cell>
          <table:table-cell table:formula="of:= [.D399]-[.E399]" office:value-type="float" office:value="3.2" calcext:value-type="float">
            <text:p>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95000" calcext:value-type="float">
            <text:p>64995000</text:p>
          </table:table-cell>
          <table:table-cell table:formula="of:=[.B400]/1000000" office:value-type="float" office:value="64.995" calcext:value-type="float">
            <text:p>64.995</text:p>
          </table:table-cell>
          <table:table-cell office:value-type="float" office:value="-64.31" calcext:value-type="float">
            <text:p>-64.31</text:p>
          </table:table-cell>
          <table:table-cell office:value-type="float" office:value="-67.5" calcext:value-type="float">
            <text:p>-67.5</text:p>
          </table:table-cell>
          <table:table-cell table:formula="of:=ABS([.D400]-[.E400])" office:value-type="float" office:value="3.19" calcext:value-type="float">
            <text:p>3.19</text:p>
          </table:table-cell>
          <table:table-cell table:formula="of:= [.D400]-[.E400]" office:value-type="float" office:value="3.19" calcext:value-type="float">
            <text:p>3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15000" calcext:value-type="float">
            <text:p>65015000</text:p>
          </table:table-cell>
          <table:table-cell table:formula="of:=[.B401]/1000000" office:value-type="float" office:value="65.015" calcext:value-type="float">
            <text:p>65.015</text:p>
          </table:table-cell>
          <table:table-cell office:value-type="float" office:value="-64.3" calcext:value-type="float">
            <text:p>-64.3</text:p>
          </table:table-cell>
          <table:table-cell office:value-type="float" office:value="-67.48" calcext:value-type="float">
            <text:p>-67.48</text:p>
          </table:table-cell>
          <table:table-cell table:formula="of:=ABS([.D401]-[.E401])" office:value-type="float" office:value="3.18000000000001" calcext:value-type="float">
            <text:p>3.18</text:p>
          </table:table-cell>
          <table:table-cell table:formula="of:= [.D401]-[.E401]" office:value-type="float" office:value="3.18000000000001" calcext:value-type="float">
            <text:p>3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35000" calcext:value-type="float">
            <text:p>65035000</text:p>
          </table:table-cell>
          <table:table-cell table:formula="of:=[.B402]/1000000" office:value-type="float" office:value="65.035" calcext:value-type="float">
            <text:p>65.035</text:p>
          </table:table-cell>
          <table:table-cell office:value-type="float" office:value="-64.29" calcext:value-type="float">
            <text:p>-64.29</text:p>
          </table:table-cell>
          <table:table-cell office:value-type="float" office:value="-67.47" calcext:value-type="float">
            <text:p>-67.47</text:p>
          </table:table-cell>
          <table:table-cell table:formula="of:=ABS([.D402]-[.E402])" office:value-type="float" office:value="3.17999999999999" calcext:value-type="float">
            <text:p>3.18</text:p>
          </table:table-cell>
          <table:table-cell table:formula="of:= [.D402]-[.E402]" office:value-type="float" office:value="3.17999999999999" calcext:value-type="float">
            <text:p>3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55000" calcext:value-type="float">
            <text:p>65055000</text:p>
          </table:table-cell>
          <table:table-cell table:formula="of:=[.B403]/1000000" office:value-type="float" office:value="65.055" calcext:value-type="float">
            <text:p>65.055</text:p>
          </table:table-cell>
          <table:table-cell office:value-type="float" office:value="-64.29" calcext:value-type="float">
            <text:p>-64.29</text:p>
          </table:table-cell>
          <table:table-cell office:value-type="float" office:value="-67.45" calcext:value-type="float">
            <text:p>-67.45</text:p>
          </table:table-cell>
          <table:table-cell table:formula="of:=ABS([.D403]-[.E403])" office:value-type="float" office:value="3.16" calcext:value-type="float">
            <text:p>3.16</text:p>
          </table:table-cell>
          <table:table-cell table:formula="of:= [.D403]-[.E403]" office:value-type="float" office:value="3.16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75000" calcext:value-type="float">
            <text:p>65075000</text:p>
          </table:table-cell>
          <table:table-cell table:formula="of:=[.B404]/1000000" office:value-type="float" office:value="65.075" calcext:value-type="float">
            <text:p>65.075</text:p>
          </table:table-cell>
          <table:table-cell office:value-type="float" office:value="-64.28" calcext:value-type="float">
            <text:p>-64.28</text:p>
          </table:table-cell>
          <table:table-cell office:value-type="float" office:value="-67.44" calcext:value-type="float">
            <text:p>-67.44</text:p>
          </table:table-cell>
          <table:table-cell table:formula="of:=ABS([.D404]-[.E404])" office:value-type="float" office:value="3.16" calcext:value-type="float">
            <text:p>3.16</text:p>
          </table:table-cell>
          <table:table-cell table:formula="of:= [.D404]-[.E404]" office:value-type="float" office:value="3.16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95000" calcext:value-type="float">
            <text:p>65095000</text:p>
          </table:table-cell>
          <table:table-cell table:formula="of:=[.B405]/1000000" office:value-type="float" office:value="65.095" calcext:value-type="float">
            <text:p>65.095</text:p>
          </table:table-cell>
          <table:table-cell office:value-type="float" office:value="-64.27" calcext:value-type="float">
            <text:p>-64.27</text:p>
          </table:table-cell>
          <table:table-cell office:value-type="float" office:value="-67.43" calcext:value-type="float">
            <text:p>-67.43</text:p>
          </table:table-cell>
          <table:table-cell table:formula="of:=ABS([.D405]-[.E405])" office:value-type="float" office:value="3.16000000000001" calcext:value-type="float">
            <text:p>3.16</text:p>
          </table:table-cell>
          <table:table-cell table:formula="of:= [.D405]-[.E405]" office:value-type="float" office:value="3.16000000000001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15000" calcext:value-type="float">
            <text:p>65115000</text:p>
          </table:table-cell>
          <table:table-cell table:formula="of:=[.B406]/1000000" office:value-type="float" office:value="65.115" calcext:value-type="float">
            <text:p>65.115</text:p>
          </table:table-cell>
          <table:table-cell office:value-type="float" office:value="-64.27" calcext:value-type="float">
            <text:p>-64.27</text:p>
          </table:table-cell>
          <table:table-cell office:value-type="float" office:value="-67.43" calcext:value-type="float">
            <text:p>-67.43</text:p>
          </table:table-cell>
          <table:table-cell table:formula="of:=ABS([.D406]-[.E406])" office:value-type="float" office:value="3.16000000000001" calcext:value-type="float">
            <text:p>3.16</text:p>
          </table:table-cell>
          <table:table-cell table:formula="of:= [.D406]-[.E406]" office:value-type="float" office:value="3.16000000000001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35000" calcext:value-type="float">
            <text:p>65135000</text:p>
          </table:table-cell>
          <table:table-cell table:formula="of:=[.B407]/1000000" office:value-type="float" office:value="65.135" calcext:value-type="float">
            <text:p>65.135</text:p>
          </table:table-cell>
          <table:table-cell office:value-type="float" office:value="-64.26" calcext:value-type="float">
            <text:p>-64.26</text:p>
          </table:table-cell>
          <table:table-cell office:value-type="float" office:value="-67.42" calcext:value-type="float">
            <text:p>-67.42</text:p>
          </table:table-cell>
          <table:table-cell table:formula="of:=ABS([.D407]-[.E407])" office:value-type="float" office:value="3.16" calcext:value-type="float">
            <text:p>3.16</text:p>
          </table:table-cell>
          <table:table-cell table:formula="of:= [.D407]-[.E407]" office:value-type="float" office:value="3.16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55000" calcext:value-type="float">
            <text:p>65155000</text:p>
          </table:table-cell>
          <table:table-cell table:formula="of:=[.B408]/1000000" office:value-type="float" office:value="65.155" calcext:value-type="float">
            <text:p>65.155</text:p>
          </table:table-cell>
          <table:table-cell office:value-type="float" office:value="-64.26" calcext:value-type="float">
            <text:p>-64.26</text:p>
          </table:table-cell>
          <table:table-cell office:value-type="float" office:value="-67.41" calcext:value-type="float">
            <text:p>-67.41</text:p>
          </table:table-cell>
          <table:table-cell table:formula="of:=ABS([.D408]-[.E408])" office:value-type="float" office:value="3.14999999999999" calcext:value-type="float">
            <text:p>3.15</text:p>
          </table:table-cell>
          <table:table-cell table:formula="of:= [.D408]-[.E408]" office:value-type="float" office:value="3.14999999999999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75000" calcext:value-type="float">
            <text:p>65175000</text:p>
          </table:table-cell>
          <table:table-cell table:formula="of:=[.B409]/1000000" office:value-type="float" office:value="65.175" calcext:value-type="float">
            <text:p>65.175</text:p>
          </table:table-cell>
          <table:table-cell office:value-type="float" office:value="-64.25" calcext:value-type="float">
            <text:p>-64.25</text:p>
          </table:table-cell>
          <table:table-cell office:value-type="float" office:value="-67.41" calcext:value-type="float">
            <text:p>-67.41</text:p>
          </table:table-cell>
          <table:table-cell table:formula="of:=ABS([.D409]-[.E409])" office:value-type="float" office:value="3.16" calcext:value-type="float">
            <text:p>3.16</text:p>
          </table:table-cell>
          <table:table-cell table:formula="of:= [.D409]-[.E409]" office:value-type="float" office:value="3.16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95000" calcext:value-type="float">
            <text:p>65195000</text:p>
          </table:table-cell>
          <table:table-cell table:formula="of:=[.B410]/1000000" office:value-type="float" office:value="65.195" calcext:value-type="float">
            <text:p>65.195</text:p>
          </table:table-cell>
          <table:table-cell office:value-type="float" office:value="-64.25" calcext:value-type="float">
            <text:p>-64.25</text:p>
          </table:table-cell>
          <table:table-cell office:value-type="float" office:value="-67.41" calcext:value-type="float">
            <text:p>-67.41</text:p>
          </table:table-cell>
          <table:table-cell table:formula="of:=ABS([.D410]-[.E410])" office:value-type="float" office:value="3.16" calcext:value-type="float">
            <text:p>3.16</text:p>
          </table:table-cell>
          <table:table-cell table:formula="of:= [.D410]-[.E410]" office:value-type="float" office:value="3.16" calcext:value-type="float">
            <text:p>3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15000" calcext:value-type="float">
            <text:p>65215000</text:p>
          </table:table-cell>
          <table:table-cell table:formula="of:=[.B411]/1000000" office:value-type="float" office:value="65.215" calcext:value-type="float">
            <text:p>65.215</text:p>
          </table:table-cell>
          <table:table-cell office:value-type="float" office:value="-64.25" calcext:value-type="float">
            <text:p>-64.25</text:p>
          </table:table-cell>
          <table:table-cell office:value-type="float" office:value="-67.4" calcext:value-type="float">
            <text:p>-67.4</text:p>
          </table:table-cell>
          <table:table-cell table:formula="of:=ABS([.D411]-[.E411])" office:value-type="float" office:value="3.15000000000001" calcext:value-type="float">
            <text:p>3.15</text:p>
          </table:table-cell>
          <table:table-cell table:formula="of:= [.D411]-[.E411]" office:value-type="float" office:value="3.15000000000001" calcext:value-type="float">
            <text:p>3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35000" calcext:value-type="float">
            <text:p>65235000</text:p>
          </table:table-cell>
          <table:table-cell table:formula="of:=[.B412]/1000000" office:value-type="float" office:value="65.235" calcext:value-type="float">
            <text:p>65.235</text:p>
          </table:table-cell>
          <table:table-cell office:value-type="float" office:value="64.24" calcext:value-type="float">
            <text:p>64.24</text:p>
          </table:table-cell>
          <table:table-cell office:value-type="float" office:value="-67.07" calcext:value-type="float">
            <text:p>-67.07</text:p>
          </table:table-cell>
          <table:table-cell table:formula="of:=ABS([.D412]-[.E412])" office:value-type="float" office:value="131.31" calcext:value-type="float">
            <text:p>131.31</text:p>
          </table:table-cell>
          <table:table-cell table:formula="of:= [.D412]-[.E412]" office:value-type="float" office:value="131.31" calcext:value-type="float">
            <text:p>131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55000" calcext:value-type="float">
            <text:p>65255000</text:p>
          </table:table-cell>
          <table:table-cell table:formula="of:=[.B413]/1000000" office:value-type="float" office:value="65.255" calcext:value-type="float">
            <text:p>65.255</text:p>
          </table:table-cell>
          <table:table-cell office:value-type="float" office:value="64.24" calcext:value-type="float">
            <text:p>64.24</text:p>
          </table:table-cell>
          <table:table-cell office:value-type="float" office:value="-66.49" calcext:value-type="float">
            <text:p>-66.49</text:p>
          </table:table-cell>
          <table:table-cell table:formula="of:=ABS([.D413]-[.E413])" office:value-type="float" office:value="130.73" calcext:value-type="float">
            <text:p>130.73</text:p>
          </table:table-cell>
          <table:table-cell table:formula="of:= [.D413]-[.E413]" office:value-type="float" office:value="130.73" calcext:value-type="float">
            <text:p>13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75000" calcext:value-type="float">
            <text:p>65275000</text:p>
          </table:table-cell>
          <table:table-cell table:formula="of:=[.B414]/1000000" office:value-type="float" office:value="65.275" calcext:value-type="float">
            <text:p>65.275</text:p>
          </table:table-cell>
          <table:table-cell office:value-type="float" office:value="64.23" calcext:value-type="float">
            <text:p>64.23</text:p>
          </table:table-cell>
          <table:table-cell office:value-type="float" office:value="-65.69" calcext:value-type="float">
            <text:p>-65.69</text:p>
          </table:table-cell>
          <table:table-cell table:formula="of:=ABS([.D414]-[.E414])" office:value-type="float" office:value="129.92" calcext:value-type="float">
            <text:p>129.92</text:p>
          </table:table-cell>
          <table:table-cell table:formula="of:= [.D414]-[.E414]" office:value-type="float" office:value="129.92" calcext:value-type="float">
            <text:p>129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95000" calcext:value-type="float">
            <text:p>65295000</text:p>
          </table:table-cell>
          <table:table-cell table:formula="of:=[.B415]/1000000" office:value-type="float" office:value="65.295" calcext:value-type="float">
            <text:p>65.295</text:p>
          </table:table-cell>
          <table:table-cell office:value-type="float" office:value="64.23" calcext:value-type="float">
            <text:p>64.23</text:p>
          </table:table-cell>
          <table:table-cell office:value-type="float" office:value="-64.73" calcext:value-type="float">
            <text:p>-64.73</text:p>
          </table:table-cell>
          <table:table-cell table:formula="of:=ABS([.D415]-[.E415])" office:value-type="float" office:value="128.96" calcext:value-type="float">
            <text:p>128.96</text:p>
          </table:table-cell>
          <table:table-cell table:formula="of:= [.D415]-[.E415]" office:value-type="float" office:value="128.96" calcext:value-type="float">
            <text:p>128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15000" calcext:value-type="float">
            <text:p>65315000</text:p>
          </table:table-cell>
          <table:table-cell table:formula="of:=[.B416]/1000000" office:value-type="float" office:value="65.315" calcext:value-type="float">
            <text:p>65.315</text:p>
          </table:table-cell>
          <table:table-cell office:value-type="float" office:value="64.23" calcext:value-type="float">
            <text:p>64.23</text:p>
          </table:table-cell>
          <table:table-cell office:value-type="float" office:value="-63.61" calcext:value-type="float">
            <text:p>-63.61</text:p>
          </table:table-cell>
          <table:table-cell table:formula="of:=ABS([.D416]-[.E416])" office:value-type="float" office:value="127.84" calcext:value-type="float">
            <text:p>127.84</text:p>
          </table:table-cell>
          <table:table-cell table:formula="of:= [.D416]-[.E416]" office:value-type="float" office:value="127.84" calcext:value-type="float">
            <text:p>127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35000" calcext:value-type="float">
            <text:p>65335000</text:p>
          </table:table-cell>
          <table:table-cell table:formula="of:=[.B417]/1000000" office:value-type="float" office:value="65.335" calcext:value-type="float">
            <text:p>65.335</text:p>
          </table:table-cell>
          <table:table-cell office:value-type="float" office:value="64.23" calcext:value-type="float">
            <text:p>64.23</text:p>
          </table:table-cell>
          <table:table-cell office:value-type="float" office:value="-62.36" calcext:value-type="float">
            <text:p>-62.36</text:p>
          </table:table-cell>
          <table:table-cell table:formula="of:=ABS([.D417]-[.E417])" office:value-type="float" office:value="126.59" calcext:value-type="float">
            <text:p>126.59</text:p>
          </table:table-cell>
          <table:table-cell table:formula="of:= [.D417]-[.E417]" office:value-type="float" office:value="126.59" calcext:value-type="float">
            <text:p>126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55000" calcext:value-type="float">
            <text:p>65355000</text:p>
          </table:table-cell>
          <table:table-cell table:formula="of:=[.B418]/1000000" office:value-type="float" office:value="65.355" calcext:value-type="float">
            <text:p>65.355</text:p>
          </table:table-cell>
          <table:table-cell office:value-type="float" office:value="64.22" calcext:value-type="float">
            <text:p>64.22</text:p>
          </table:table-cell>
          <table:table-cell office:value-type="float" office:value="-61.01" calcext:value-type="float">
            <text:p>-61.01</text:p>
          </table:table-cell>
          <table:table-cell table:formula="of:=ABS([.D418]-[.E418])" office:value-type="float" office:value="125.23" calcext:value-type="float">
            <text:p>125.23</text:p>
          </table:table-cell>
          <table:table-cell table:formula="of:= [.D418]-[.E418]" office:value-type="float" office:value="125.23" calcext:value-type="float">
            <text:p>125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75000" calcext:value-type="float">
            <text:p>65375000</text:p>
          </table:table-cell>
          <table:table-cell table:formula="of:=[.B419]/1000000" office:value-type="float" office:value="65.375" calcext:value-type="float">
            <text:p>65.375</text:p>
          </table:table-cell>
          <table:table-cell office:value-type="float" office:value="64.21" calcext:value-type="float">
            <text:p>64.21</text:p>
          </table:table-cell>
          <table:table-cell office:value-type="float" office:value="-59.58" calcext:value-type="float">
            <text:p>-59.58</text:p>
          </table:table-cell>
          <table:table-cell table:formula="of:=ABS([.D419]-[.E419])" office:value-type="float" office:value="123.79" calcext:value-type="float">
            <text:p>123.79</text:p>
          </table:table-cell>
          <table:table-cell table:formula="of:= [.D419]-[.E419]" office:value-type="float" office:value="123.79" calcext:value-type="float">
            <text:p>123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95000" calcext:value-type="float">
            <text:p>65395000</text:p>
          </table:table-cell>
          <table:table-cell table:formula="of:=[.B420]/1000000" office:value-type="float" office:value="65.395" calcext:value-type="float">
            <text:p>65.395</text:p>
          </table:table-cell>
          <table:table-cell office:value-type="float" office:value="64.21" calcext:value-type="float">
            <text:p>64.21</text:p>
          </table:table-cell>
          <table:table-cell office:value-type="float" office:value="-58.07" calcext:value-type="float">
            <text:p>-58.07</text:p>
          </table:table-cell>
          <table:table-cell table:formula="of:=ABS([.D420]-[.E420])" office:value-type="float" office:value="122.28" calcext:value-type="float">
            <text:p>122.28</text:p>
          </table:table-cell>
          <table:table-cell table:formula="of:= [.D420]-[.E420]" office:value-type="float" office:value="122.28" calcext:value-type="float">
            <text:p>122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15000" calcext:value-type="float">
            <text:p>65415000</text:p>
          </table:table-cell>
          <table:table-cell table:formula="of:=[.B421]/1000000" office:value-type="float" office:value="65.415" calcext:value-type="float">
            <text:p>65.415</text:p>
          </table:table-cell>
          <table:table-cell office:value-type="float" office:value="64.2" calcext:value-type="float">
            <text:p>64.2</text:p>
          </table:table-cell>
          <table:table-cell office:value-type="float" office:value="-56.5" calcext:value-type="float">
            <text:p>-56.5</text:p>
          </table:table-cell>
          <table:table-cell table:formula="of:=ABS([.D421]-[.E421])" office:value-type="float" office:value="120.7" calcext:value-type="float">
            <text:p>120.7</text:p>
          </table:table-cell>
          <table:table-cell table:formula="of:= [.D421]-[.E421]" office:value-type="float" office:value="120.7" calcext:value-type="float">
            <text:p>12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35000" calcext:value-type="float">
            <text:p>65435000</text:p>
          </table:table-cell>
          <table:table-cell table:formula="of:=[.B422]/1000000" office:value-type="float" office:value="65.435" calcext:value-type="float">
            <text:p>65.435</text:p>
          </table:table-cell>
          <table:table-cell office:value-type="float" office:value="64.19" calcext:value-type="float">
            <text:p>64.19</text:p>
          </table:table-cell>
          <table:table-cell office:value-type="float" office:value="-54.86" calcext:value-type="float">
            <text:p>-54.86</text:p>
          </table:table-cell>
          <table:table-cell table:formula="of:=ABS([.D422]-[.E422])" office:value-type="float" office:value="119.05" calcext:value-type="float">
            <text:p>119.05</text:p>
          </table:table-cell>
          <table:table-cell table:formula="of:= [.D422]-[.E422]" office:value-type="float" office:value="119.05" calcext:value-type="float">
            <text:p>119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55000" calcext:value-type="float">
            <text:p>65455000</text:p>
          </table:table-cell>
          <table:table-cell table:formula="of:=[.B423]/1000000" office:value-type="float" office:value="65.455" calcext:value-type="float">
            <text:p>65.455</text:p>
          </table:table-cell>
          <table:table-cell office:value-type="float" office:value="64.18" calcext:value-type="float">
            <text:p>64.18</text:p>
          </table:table-cell>
          <table:table-cell office:value-type="float" office:value="-53.18" calcext:value-type="float">
            <text:p>-53.18</text:p>
          </table:table-cell>
          <table:table-cell table:formula="of:=ABS([.D423]-[.E423])" office:value-type="float" office:value="117.36" calcext:value-type="float">
            <text:p>117.36</text:p>
          </table:table-cell>
          <table:table-cell table:formula="of:= [.D423]-[.E423]" office:value-type="float" office:value="117.36" calcext:value-type="float">
            <text:p>117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75000" calcext:value-type="float">
            <text:p>65475000</text:p>
          </table:table-cell>
          <table:table-cell table:formula="of:=[.B424]/1000000" office:value-type="float" office:value="65.475" calcext:value-type="float">
            <text:p>65.475</text:p>
          </table:table-cell>
          <table:table-cell office:value-type="float" office:value="64.17" calcext:value-type="float">
            <text:p>64.17</text:p>
          </table:table-cell>
          <table:table-cell office:value-type="float" office:value="-51.47" calcext:value-type="float">
            <text:p>-51.47</text:p>
          </table:table-cell>
          <table:table-cell table:formula="of:=ABS([.D424]-[.E424])" office:value-type="float" office:value="115.64" calcext:value-type="float">
            <text:p>115.64</text:p>
          </table:table-cell>
          <table:table-cell table:formula="of:= [.D424]-[.E424]" office:value-type="float" office:value="115.64" calcext:value-type="float">
            <text:p>115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95000" calcext:value-type="float">
            <text:p>65495000</text:p>
          </table:table-cell>
          <table:table-cell table:formula="of:=[.B425]/1000000" office:value-type="float" office:value="65.495" calcext:value-type="float">
            <text:p>65.495</text:p>
          </table:table-cell>
          <table:table-cell office:value-type="float" office:value="64.16" calcext:value-type="float">
            <text:p>64.16</text:p>
          </table:table-cell>
          <table:table-cell office:value-type="float" office:value="-49.73" calcext:value-type="float">
            <text:p>-49.73</text:p>
          </table:table-cell>
          <table:table-cell table:formula="of:=ABS([.D425]-[.E425])" office:value-type="float" office:value="113.89" calcext:value-type="float">
            <text:p>113.89</text:p>
          </table:table-cell>
          <table:table-cell table:formula="of:= [.D425]-[.E425]" office:value-type="float" office:value="113.89" calcext:value-type="float">
            <text:p>113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15000" calcext:value-type="float">
            <text:p>65515000</text:p>
          </table:table-cell>
          <table:table-cell table:formula="of:=[.B426]/1000000" office:value-type="float" office:value="65.515" calcext:value-type="float">
            <text:p>65.515</text:p>
          </table:table-cell>
          <table:table-cell office:value-type="float" office:value="64.15" calcext:value-type="float">
            <text:p>64.15</text:p>
          </table:table-cell>
          <table:table-cell office:value-type="float" office:value="-47.94" calcext:value-type="float">
            <text:p>-47.94</text:p>
          </table:table-cell>
          <table:table-cell table:formula="of:=ABS([.D426]-[.E426])" office:value-type="float" office:value="112.09" calcext:value-type="float">
            <text:p>112.09</text:p>
          </table:table-cell>
          <table:table-cell table:formula="of:= [.D426]-[.E426]" office:value-type="float" office:value="112.09" calcext:value-type="float">
            <text:p>112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35000" calcext:value-type="float">
            <text:p>65535000</text:p>
          </table:table-cell>
          <table:table-cell table:formula="of:=[.B427]/1000000" office:value-type="float" office:value="65.535" calcext:value-type="float">
            <text:p>65.535</text:p>
          </table:table-cell>
          <table:table-cell office:value-type="float" office:value="64.13" calcext:value-type="float">
            <text:p>64.13</text:p>
          </table:table-cell>
          <table:table-cell office:value-type="float" office:value="-46.13" calcext:value-type="float">
            <text:p>-46.13</text:p>
          </table:table-cell>
          <table:table-cell table:formula="of:=ABS([.D427]-[.E427])" office:value-type="float" office:value="110.26" calcext:value-type="float">
            <text:p>110.26</text:p>
          </table:table-cell>
          <table:table-cell table:formula="of:= [.D427]-[.E427]" office:value-type="float" office:value="110.26" calcext:value-type="float">
            <text:p>110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55000" calcext:value-type="float">
            <text:p>65555000</text:p>
          </table:table-cell>
          <table:table-cell table:formula="of:=[.B428]/1000000" office:value-type="float" office:value="65.555" calcext:value-type="float">
            <text:p>65.555</text:p>
          </table:table-cell>
          <table:table-cell office:value-type="float" office:value="64.12" calcext:value-type="float">
            <text:p>64.12</text:p>
          </table:table-cell>
          <table:table-cell office:value-type="float" office:value="-44.3" calcext:value-type="float">
            <text:p>-44.3</text:p>
          </table:table-cell>
          <table:table-cell table:formula="of:=ABS([.D428]-[.E428])" office:value-type="float" office:value="108.42" calcext:value-type="float">
            <text:p>108.42</text:p>
          </table:table-cell>
          <table:table-cell table:formula="of:= [.D428]-[.E428]" office:value-type="float" office:value="108.42" calcext:value-type="float">
            <text:p>108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75000" calcext:value-type="float">
            <text:p>65575000</text:p>
          </table:table-cell>
          <table:table-cell table:formula="of:=[.B429]/1000000" office:value-type="float" office:value="65.575" calcext:value-type="float">
            <text:p>65.575</text:p>
          </table:table-cell>
          <table:table-cell office:value-type="float" office:value="64.11" calcext:value-type="float">
            <text:p>64.11</text:p>
          </table:table-cell>
          <table:table-cell office:value-type="float" office:value="-42.45" calcext:value-type="float">
            <text:p>-42.45</text:p>
          </table:table-cell>
          <table:table-cell table:formula="of:=ABS([.D429]-[.E429])" office:value-type="float" office:value="106.56" calcext:value-type="float">
            <text:p>106.56</text:p>
          </table:table-cell>
          <table:table-cell table:formula="of:= [.D429]-[.E429]" office:value-type="float" office:value="106.56" calcext:value-type="float">
            <text:p>106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95000" calcext:value-type="float">
            <text:p>65595000</text:p>
          </table:table-cell>
          <table:table-cell table:formula="of:=[.B430]/1000000" office:value-type="float" office:value="65.595" calcext:value-type="float">
            <text:p>65.595</text:p>
          </table:table-cell>
          <table:table-cell office:value-type="float" office:value="64.1" calcext:value-type="float">
            <text:p>64.1</text:p>
          </table:table-cell>
          <table:table-cell office:value-type="float" office:value="-40.58" calcext:value-type="float">
            <text:p>-40.58</text:p>
          </table:table-cell>
          <table:table-cell table:formula="of:=ABS([.D430]-[.E430])" office:value-type="float" office:value="104.68" calcext:value-type="float">
            <text:p>104.68</text:p>
          </table:table-cell>
          <table:table-cell table:formula="of:= [.D430]-[.E430]" office:value-type="float" office:value="104.68" calcext:value-type="float">
            <text:p>104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15000" calcext:value-type="float">
            <text:p>65615000</text:p>
          </table:table-cell>
          <table:table-cell table:formula="of:=[.B431]/1000000" office:value-type="float" office:value="65.615" calcext:value-type="float">
            <text:p>65.615</text:p>
          </table:table-cell>
          <table:table-cell office:value-type="float" office:value="64.09" calcext:value-type="float">
            <text:p>64.09</text:p>
          </table:table-cell>
          <table:table-cell office:value-type="float" office:value="-38.7" calcext:value-type="float">
            <text:p>-38.7</text:p>
          </table:table-cell>
          <table:table-cell table:formula="of:=ABS([.D431]-[.E431])" office:value-type="float" office:value="102.79" calcext:value-type="float">
            <text:p>102.79</text:p>
          </table:table-cell>
          <table:table-cell table:formula="of:= [.D431]-[.E431]" office:value-type="float" office:value="102.79" calcext:value-type="float">
            <text:p>102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35000" calcext:value-type="float">
            <text:p>65635000</text:p>
          </table:table-cell>
          <table:table-cell table:formula="of:=[.B432]/1000000" office:value-type="float" office:value="65.635" calcext:value-type="float">
            <text:p>65.635</text:p>
          </table:table-cell>
          <table:table-cell office:value-type="float" office:value="64.09" calcext:value-type="float">
            <text:p>64.09</text:p>
          </table:table-cell>
          <table:table-cell office:value-type="float" office:value="-36.8" calcext:value-type="float">
            <text:p>-36.8</text:p>
          </table:table-cell>
          <table:table-cell table:formula="of:=ABS([.D432]-[.E432])" office:value-type="float" office:value="100.89" calcext:value-type="float">
            <text:p>100.89</text:p>
          </table:table-cell>
          <table:table-cell table:formula="of:= [.D432]-[.E432]" office:value-type="float" office:value="100.89" calcext:value-type="float">
            <text:p>100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55000" calcext:value-type="float">
            <text:p>65655000</text:p>
          </table:table-cell>
          <table:table-cell table:formula="of:=[.B433]/1000000" office:value-type="float" office:value="65.655" calcext:value-type="float">
            <text:p>65.655</text:p>
          </table:table-cell>
          <table:table-cell office:value-type="float" office:value="64.09" calcext:value-type="float">
            <text:p>64.09</text:p>
          </table:table-cell>
          <table:table-cell office:value-type="float" office:value="-34.9" calcext:value-type="float">
            <text:p>-34.9</text:p>
          </table:table-cell>
          <table:table-cell table:formula="of:=ABS([.D433]-[.E433])" office:value-type="float" office:value="98.99" calcext:value-type="float">
            <text:p>98.99</text:p>
          </table:table-cell>
          <table:table-cell table:formula="of:= [.D433]-[.E433]" office:value-type="float" office:value="98.99" calcext:value-type="float">
            <text:p>98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75000" calcext:value-type="float">
            <text:p>65675000</text:p>
          </table:table-cell>
          <table:table-cell table:formula="of:=[.B434]/1000000" office:value-type="float" office:value="65.675" calcext:value-type="float">
            <text:p>65.675</text:p>
          </table:table-cell>
          <table:table-cell office:value-type="float" office:value="64.08" calcext:value-type="float">
            <text:p>64.08</text:p>
          </table:table-cell>
          <table:table-cell office:value-type="float" office:value="-32.98" calcext:value-type="float">
            <text:p>-32.98</text:p>
          </table:table-cell>
          <table:table-cell table:formula="of:=ABS([.D434]-[.E434])" office:value-type="float" office:value="97.06" calcext:value-type="float">
            <text:p>97.06</text:p>
          </table:table-cell>
          <table:table-cell table:formula="of:= [.D434]-[.E434]" office:value-type="float" office:value="97.06" calcext:value-type="float">
            <text:p>97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95000" calcext:value-type="float">
            <text:p>65695000</text:p>
          </table:table-cell>
          <table:table-cell table:formula="of:=[.B435]/1000000" office:value-type="float" office:value="65.695" calcext:value-type="float">
            <text:p>65.695</text:p>
          </table:table-cell>
          <table:table-cell office:value-type="float" office:value="64.09" calcext:value-type="float">
            <text:p>64.09</text:p>
          </table:table-cell>
          <table:table-cell office:value-type="float" office:value="-31.06" calcext:value-type="float">
            <text:p>-31.06</text:p>
          </table:table-cell>
          <table:table-cell table:formula="of:=ABS([.D435]-[.E435])" office:value-type="float" office:value="95.15" calcext:value-type="float">
            <text:p>95.15</text:p>
          </table:table-cell>
          <table:table-cell table:formula="of:= [.D435]-[.E435]" office:value-type="float" office:value="95.15" calcext:value-type="float">
            <text:p>95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15000" calcext:value-type="float">
            <text:p>65715000</text:p>
          </table:table-cell>
          <table:table-cell table:formula="of:=[.B436]/1000000" office:value-type="float" office:value="65.715" calcext:value-type="float">
            <text:p>65.715</text:p>
          </table:table-cell>
          <table:table-cell office:value-type="float" office:value="64.09" calcext:value-type="float">
            <text:p>64.09</text:p>
          </table:table-cell>
          <table:table-cell office:value-type="float" office:value="-29.11" calcext:value-type="float">
            <text:p>-29.11</text:p>
          </table:table-cell>
          <table:table-cell table:formula="of:=ABS([.D436]-[.E436])" office:value-type="float" office:value="93.2" calcext:value-type="float">
            <text:p>93.2</text:p>
          </table:table-cell>
          <table:table-cell table:formula="of:= [.D436]-[.E436]" office:value-type="float" office:value="93.2" calcext:value-type="float">
            <text:p>9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35000" calcext:value-type="float">
            <text:p>65735000</text:p>
          </table:table-cell>
          <table:table-cell table:formula="of:=[.B437]/1000000" office:value-type="float" office:value="65.735" calcext:value-type="float">
            <text:p>65.735</text:p>
          </table:table-cell>
          <table:table-cell office:value-type="float" office:value="64.1" calcext:value-type="float">
            <text:p>64.1</text:p>
          </table:table-cell>
          <table:table-cell office:value-type="float" office:value="-27.16" calcext:value-type="float">
            <text:p>-27.16</text:p>
          </table:table-cell>
          <table:table-cell table:formula="of:=ABS([.D437]-[.E437])" office:value-type="float" office:value="91.26" calcext:value-type="float">
            <text:p>91.26</text:p>
          </table:table-cell>
          <table:table-cell table:formula="of:= [.D437]-[.E437]" office:value-type="float" office:value="91.26" calcext:value-type="float">
            <text:p>91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55000" calcext:value-type="float">
            <text:p>65755000</text:p>
          </table:table-cell>
          <table:table-cell table:formula="of:=[.B438]/1000000" office:value-type="float" office:value="65.755" calcext:value-type="float">
            <text:p>65.755</text:p>
          </table:table-cell>
          <table:table-cell office:value-type="float" office:value="64.11" calcext:value-type="float">
            <text:p>64.11</text:p>
          </table:table-cell>
          <table:table-cell office:value-type="float" office:value="-25.2" calcext:value-type="float">
            <text:p>-25.2</text:p>
          </table:table-cell>
          <table:table-cell table:formula="of:=ABS([.D438]-[.E438])" office:value-type="float" office:value="89.31" calcext:value-type="float">
            <text:p>89.31</text:p>
          </table:table-cell>
          <table:table-cell table:formula="of:= [.D438]-[.E438]" office:value-type="float" office:value="89.31" calcext:value-type="float">
            <text:p>89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75000" calcext:value-type="float">
            <text:p>65775000</text:p>
          </table:table-cell>
          <table:table-cell table:formula="of:=[.B439]/1000000" office:value-type="float" office:value="65.775" calcext:value-type="float">
            <text:p>65.775</text:p>
          </table:table-cell>
          <table:table-cell office:value-type="float" office:value="64.12" calcext:value-type="float">
            <text:p>64.12</text:p>
          </table:table-cell>
          <table:table-cell office:value-type="float" office:value="-23.24" calcext:value-type="float">
            <text:p>-23.24</text:p>
          </table:table-cell>
          <table:table-cell table:formula="of:=ABS([.D439]-[.E439])" office:value-type="float" office:value="87.36" calcext:value-type="float">
            <text:p>87.36</text:p>
          </table:table-cell>
          <table:table-cell table:formula="of:= [.D439]-[.E439]" office:value-type="float" office:value="87.36" calcext:value-type="float">
            <text:p>87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95000" calcext:value-type="float">
            <text:p>65795000</text:p>
          </table:table-cell>
          <table:table-cell table:formula="of:=[.B440]/1000000" office:value-type="float" office:value="65.795" calcext:value-type="float">
            <text:p>65.795</text:p>
          </table:table-cell>
          <table:table-cell office:value-type="float" office:value="64.13" calcext:value-type="float">
            <text:p>64.13</text:p>
          </table:table-cell>
          <table:table-cell office:value-type="float" office:value="-21.29" calcext:value-type="float">
            <text:p>-21.29</text:p>
          </table:table-cell>
          <table:table-cell table:formula="of:=ABS([.D440]-[.E440])" office:value-type="float" office:value="85.42" calcext:value-type="float">
            <text:p>85.42</text:p>
          </table:table-cell>
          <table:table-cell table:formula="of:= [.D440]-[.E440]" office:value-type="float" office:value="85.42" calcext:value-type="float">
            <text:p>85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15000" calcext:value-type="float">
            <text:p>65815000</text:p>
          </table:table-cell>
          <table:table-cell table:formula="of:=[.B441]/1000000" office:value-type="float" office:value="65.815" calcext:value-type="float">
            <text:p>65.815</text:p>
          </table:table-cell>
          <table:table-cell office:value-type="float" office:value="64.15" calcext:value-type="float">
            <text:p>64.15</text:p>
          </table:table-cell>
          <table:table-cell office:value-type="float" office:value="-19.31" calcext:value-type="float">
            <text:p>-19.31</text:p>
          </table:table-cell>
          <table:table-cell table:formula="of:=ABS([.D441]-[.E441])" office:value-type="float" office:value="83.46" calcext:value-type="float">
            <text:p>83.46</text:p>
          </table:table-cell>
          <table:table-cell table:formula="of:= [.D441]-[.E441]" office:value-type="float" office:value="83.46" calcext:value-type="float">
            <text:p>83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35000" calcext:value-type="float">
            <text:p>65835000</text:p>
          </table:table-cell>
          <table:table-cell table:formula="of:=[.B442]/1000000" office:value-type="float" office:value="65.835" calcext:value-type="float">
            <text:p>65.835</text:p>
          </table:table-cell>
          <table:table-cell office:value-type="float" office:value="64.17" calcext:value-type="float">
            <text:p>64.17</text:p>
          </table:table-cell>
          <table:table-cell office:value-type="float" office:value="-17.36" calcext:value-type="float">
            <text:p>-17.36</text:p>
          </table:table-cell>
          <table:table-cell table:formula="of:=ABS([.D442]-[.E442])" office:value-type="float" office:value="81.53" calcext:value-type="float">
            <text:p>81.53</text:p>
          </table:table-cell>
          <table:table-cell table:formula="of:= [.D442]-[.E442]" office:value-type="float" office:value="81.53" calcext:value-type="float">
            <text:p>81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55000" calcext:value-type="float">
            <text:p>65855000</text:p>
          </table:table-cell>
          <table:table-cell table:formula="of:=[.B443]/1000000" office:value-type="float" office:value="65.855" calcext:value-type="float">
            <text:p>65.855</text:p>
          </table:table-cell>
          <table:table-cell office:value-type="float" office:value="64.18" calcext:value-type="float">
            <text:p>64.18</text:p>
          </table:table-cell>
          <table:table-cell office:value-type="float" office:value="-15.39" calcext:value-type="float">
            <text:p>-15.39</text:p>
          </table:table-cell>
          <table:table-cell table:formula="of:=ABS([.D443]-[.E443])" office:value-type="float" office:value="79.57" calcext:value-type="float">
            <text:p>79.57</text:p>
          </table:table-cell>
          <table:table-cell table:formula="of:= [.D443]-[.E443]" office:value-type="float" office:value="79.57" calcext:value-type="float">
            <text:p>79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75000" calcext:value-type="float">
            <text:p>65875000</text:p>
          </table:table-cell>
          <table:table-cell table:formula="of:=[.B444]/1000000" office:value-type="float" office:value="65.875" calcext:value-type="float">
            <text:p>65.875</text:p>
          </table:table-cell>
          <table:table-cell office:value-type="float" office:value="64.2" calcext:value-type="float">
            <text:p>64.2</text:p>
          </table:table-cell>
          <table:table-cell office:value-type="float" office:value="-13.42" calcext:value-type="float">
            <text:p>-13.42</text:p>
          </table:table-cell>
          <table:table-cell table:formula="of:=ABS([.D444]-[.E444])" office:value-type="float" office:value="77.62" calcext:value-type="float">
            <text:p>77.62</text:p>
          </table:table-cell>
          <table:table-cell table:formula="of:= [.D444]-[.E444]" office:value-type="float" office:value="77.62" calcext:value-type="float">
            <text:p>77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95000" calcext:value-type="float">
            <text:p>65895000</text:p>
          </table:table-cell>
          <table:table-cell table:formula="of:=[.B445]/1000000" office:value-type="float" office:value="65.895" calcext:value-type="float">
            <text:p>65.895</text:p>
          </table:table-cell>
          <table:table-cell office:value-type="float" office:value="64.22" calcext:value-type="float">
            <text:p>64.22</text:p>
          </table:table-cell>
          <table:table-cell office:value-type="float" office:value="-11.45" calcext:value-type="float">
            <text:p>-11.45</text:p>
          </table:table-cell>
          <table:table-cell table:formula="of:=ABS([.D445]-[.E445])" office:value-type="float" office:value="75.67" calcext:value-type="float">
            <text:p>75.67</text:p>
          </table:table-cell>
          <table:table-cell table:formula="of:= [.D445]-[.E445]" office:value-type="float" office:value="75.67" calcext:value-type="float">
            <text:p>75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915000" calcext:value-type="float">
            <text:p>65915000</text:p>
          </table:table-cell>
          <table:table-cell table:formula="of:=[.B446]/1000000" office:value-type="float" office:value="65.915" calcext:value-type="float">
            <text:p>65.915</text:p>
          </table:table-cell>
          <table:table-cell office:value-type="float" office:value="64.25" calcext:value-type="float">
            <text:p>64.25</text:p>
          </table:table-cell>
          <table:table-cell office:value-type="float" office:value="-9.47" calcext:value-type="float">
            <text:p>-9.47</text:p>
          </table:table-cell>
          <table:table-cell table:formula="of:=ABS([.D446]-[.E446])" office:value-type="float" office:value="73.72" calcext:value-type="float">
            <text:p>73.72</text:p>
          </table:table-cell>
          <table:table-cell table:formula="of:= [.D446]-[.E446]" office:value-type="float" office:value="73.72" calcext:value-type="float">
            <text:p>73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935000" calcext:value-type="float">
            <text:p>65935000</text:p>
          </table:table-cell>
          <table:table-cell table:formula="of:=[.B447]/1000000" office:value-type="float" office:value="65.935" calcext:value-type="float">
            <text:p>65.935</text:p>
          </table:table-cell>
          <table:table-cell office:value-type="float" office:value="64.27" calcext:value-type="float">
            <text:p>64.27</text:p>
          </table:table-cell>
          <table:table-cell office:value-type="float" office:value="-7.5" calcext:value-type="float">
            <text:p>-7.5</text:p>
          </table:table-cell>
          <table:table-cell table:formula="of:=ABS([.D447]-[.E447])" office:value-type="float" office:value="71.77" calcext:value-type="float">
            <text:p>71.77</text:p>
          </table:table-cell>
          <table:table-cell table:formula="of:= [.D447]-[.E447]" office:value-type="float" office:value="71.77" calcext:value-type="float">
            <text:p>71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955000" calcext:value-type="float">
            <text:p>65955000</text:p>
          </table:table-cell>
          <table:table-cell table:formula="of:=[.B448]/1000000" office:value-type="float" office:value="65.955" calcext:value-type="float">
            <text:p>65.955</text:p>
          </table:table-cell>
          <table:table-cell office:value-type="float" office:value="64.29" calcext:value-type="float">
            <text:p>64.29</text:p>
          </table:table-cell>
          <table:table-cell office:value-type="float" office:value="-5.53" calcext:value-type="float">
            <text:p>-5.53</text:p>
          </table:table-cell>
          <table:table-cell table:formula="of:=ABS([.D448]-[.E448])" office:value-type="float" office:value="69.82" calcext:value-type="float">
            <text:p>69.82</text:p>
          </table:table-cell>
          <table:table-cell table:formula="of:= [.D448]-[.E448]" office:value-type="float" office:value="69.82" calcext:value-type="float">
            <text:p>69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975000" calcext:value-type="float">
            <text:p>65975000</text:p>
          </table:table-cell>
          <table:table-cell table:formula="of:=[.B449]/1000000" office:value-type="float" office:value="65.975" calcext:value-type="float">
            <text:p>65.975</text:p>
          </table:table-cell>
          <table:table-cell office:value-type="float" office:value="64.31" calcext:value-type="float">
            <text:p>64.31</text:p>
          </table:table-cell>
          <table:table-cell office:value-type="float" office:value="-3.57" calcext:value-type="float">
            <text:p>-3.57</text:p>
          </table:table-cell>
          <table:table-cell table:formula="of:=ABS([.D449]-[.E449])" office:value-type="float" office:value="67.88" calcext:value-type="float">
            <text:p>67.88</text:p>
          </table:table-cell>
          <table:table-cell table:formula="of:= [.D449]-[.E449]" office:value-type="float" office:value="67.88" calcext:value-type="float">
            <text:p>67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995000" calcext:value-type="float">
            <text:p>65995000</text:p>
          </table:table-cell>
          <table:table-cell table:formula="of:=[.B450]/1000000" office:value-type="float" office:value="65.995" calcext:value-type="float">
            <text:p>65.995</text:p>
          </table:table-cell>
          <table:table-cell office:value-type="float" office:value="64.34" calcext:value-type="float">
            <text:p>64.34</text:p>
          </table:table-cell>
          <table:table-cell office:value-type="float" office:value="-1.61" calcext:value-type="float">
            <text:p>-1.61</text:p>
          </table:table-cell>
          <table:table-cell table:formula="of:=ABS([.D450]-[.E450])" office:value-type="float" office:value="65.95" calcext:value-type="float">
            <text:p>65.95</text:p>
          </table:table-cell>
          <table:table-cell table:formula="of:= [.D450]-[.E450]" office:value-type="float" office:value="65.95" calcext:value-type="float">
            <text:p>65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15000" calcext:value-type="float">
            <text:p>66015000</text:p>
          </table:table-cell>
          <table:table-cell table:formula="of:=[.B451]/1000000" office:value-type="float" office:value="66.015" calcext:value-type="float">
            <text:p>66.015</text:p>
          </table:table-cell>
          <table:table-cell office:value-type="float" office:value="64.36" calcext:value-type="float">
            <text:p>64.36</text:p>
          </table:table-cell>
          <table:table-cell office:value-type="float" office:value="0.35" calcext:value-type="float">
            <text:p>0.35</text:p>
          </table:table-cell>
          <table:table-cell table:formula="of:=ABS([.D451]-[.E451])" office:value-type="float" office:value="64.01" calcext:value-type="float">
            <text:p>64.01</text:p>
          </table:table-cell>
          <table:table-cell table:formula="of:= [.D451]-[.E451]" office:value-type="float" office:value="64.01" calcext:value-type="float">
            <text:p>64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35000" calcext:value-type="float">
            <text:p>66035000</text:p>
          </table:table-cell>
          <table:table-cell table:formula="of:=[.B452]/1000000" office:value-type="float" office:value="66.035" calcext:value-type="float">
            <text:p>66.035</text:p>
          </table:table-cell>
          <table:table-cell office:value-type="float" office:value="64.38" calcext:value-type="float">
            <text:p>64.38</text:p>
          </table:table-cell>
          <table:table-cell office:value-type="float" office:value="2.27" calcext:value-type="float">
            <text:p>2.27</text:p>
          </table:table-cell>
          <table:table-cell table:formula="of:=ABS([.D452]-[.E452])" office:value-type="float" office:value="62.11" calcext:value-type="float">
            <text:p>62.11</text:p>
          </table:table-cell>
          <table:table-cell table:formula="of:= [.D452]-[.E452]" office:value-type="float" office:value="62.11" calcext:value-type="float">
            <text:p>62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55000" calcext:value-type="float">
            <text:p>66055000</text:p>
          </table:table-cell>
          <table:table-cell table:formula="of:=[.B453]/1000000" office:value-type="float" office:value="66.055" calcext:value-type="float">
            <text:p>66.055</text:p>
          </table:table-cell>
          <table:table-cell office:value-type="float" office:value="64.4" calcext:value-type="float">
            <text:p>64.4</text:p>
          </table:table-cell>
          <table:table-cell office:value-type="float" office:value="4.22" calcext:value-type="float">
            <text:p>4.22</text:p>
          </table:table-cell>
          <table:table-cell table:formula="of:=ABS([.D453]-[.E453])" office:value-type="float" office:value="60.18" calcext:value-type="float">
            <text:p>60.18</text:p>
          </table:table-cell>
          <table:table-cell table:formula="of:= [.D453]-[.E453]" office:value-type="float" office:value="60.18" calcext:value-type="float">
            <text:p>60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75000" calcext:value-type="float">
            <text:p>66075000</text:p>
          </table:table-cell>
          <table:table-cell table:formula="of:=[.B454]/1000000" office:value-type="float" office:value="66.075" calcext:value-type="float">
            <text:p>66.075</text:p>
          </table:table-cell>
          <table:table-cell office:value-type="float" office:value="64.43" calcext:value-type="float">
            <text:p>64.43</text:p>
          </table:table-cell>
          <table:table-cell office:value-type="float" office:value="6.17" calcext:value-type="float">
            <text:p>6.17</text:p>
          </table:table-cell>
          <table:table-cell table:formula="of:=ABS([.D454]-[.E454])" office:value-type="float" office:value="58.26" calcext:value-type="float">
            <text:p>58.26</text:p>
          </table:table-cell>
          <table:table-cell table:formula="of:= [.D454]-[.E454]" office:value-type="float" office:value="58.26" calcext:value-type="float">
            <text:p>58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95000" calcext:value-type="float">
            <text:p>66095000</text:p>
          </table:table-cell>
          <table:table-cell table:formula="of:=[.B455]/1000000" office:value-type="float" office:value="66.095" calcext:value-type="float">
            <text:p>66.095</text:p>
          </table:table-cell>
          <table:table-cell office:value-type="float" office:value="64.45" calcext:value-type="float">
            <text:p>64.45</text:p>
          </table:table-cell>
          <table:table-cell office:value-type="float" office:value="8.11" calcext:value-type="float">
            <text:p>8.11</text:p>
          </table:table-cell>
          <table:table-cell table:formula="of:=ABS([.D455]-[.E455])" office:value-type="float" office:value="56.34" calcext:value-type="float">
            <text:p>56.34</text:p>
          </table:table-cell>
          <table:table-cell table:formula="of:= [.D455]-[.E455]" office:value-type="float" office:value="56.34" calcext:value-type="float">
            <text:p>56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15000" calcext:value-type="float">
            <text:p>66115000</text:p>
          </table:table-cell>
          <table:table-cell table:formula="of:=[.B456]/1000000" office:value-type="float" office:value="66.115" calcext:value-type="float">
            <text:p>66.115</text:p>
          </table:table-cell>
          <table:table-cell office:value-type="float" office:value="64.47" calcext:value-type="float">
            <text:p>64.47</text:p>
          </table:table-cell>
          <table:table-cell office:value-type="float" office:value="10.06" calcext:value-type="float">
            <text:p>10.06</text:p>
          </table:table-cell>
          <table:table-cell table:formula="of:=ABS([.D456]-[.E456])" office:value-type="float" office:value="54.41" calcext:value-type="float">
            <text:p>54.41</text:p>
          </table:table-cell>
          <table:table-cell table:formula="of:= [.D456]-[.E456]" office:value-type="float" office:value="54.41" calcext:value-type="float">
            <text:p>54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35000" calcext:value-type="float">
            <text:p>66135000</text:p>
          </table:table-cell>
          <table:table-cell table:formula="of:=[.B457]/1000000" office:value-type="float" office:value="66.135" calcext:value-type="float">
            <text:p>66.135</text:p>
          </table:table-cell>
          <table:table-cell office:value-type="float" office:value="64.49" calcext:value-type="float">
            <text:p>64.49</text:p>
          </table:table-cell>
          <table:table-cell office:value-type="float" office:value="12.01" calcext:value-type="float">
            <text:p>12.01</text:p>
          </table:table-cell>
          <table:table-cell table:formula="of:=ABS([.D457]-[.E457])" office:value-type="float" office:value="52.48" calcext:value-type="float">
            <text:p>52.48</text:p>
          </table:table-cell>
          <table:table-cell table:formula="of:= [.D457]-[.E457]" office:value-type="float" office:value="52.48" calcext:value-type="float">
            <text:p>52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55000" calcext:value-type="float">
            <text:p>66155000</text:p>
          </table:table-cell>
          <table:table-cell table:formula="of:=[.B458]/1000000" office:value-type="float" office:value="66.155" calcext:value-type="float">
            <text:p>66.155</text:p>
          </table:table-cell>
          <table:table-cell office:value-type="float" office:value="64.51" calcext:value-type="float">
            <text:p>64.51</text:p>
          </table:table-cell>
          <table:table-cell office:value-type="float" office:value="13.96" calcext:value-type="float">
            <text:p>13.96</text:p>
          </table:table-cell>
          <table:table-cell table:formula="of:=ABS([.D458]-[.E458])" office:value-type="float" office:value="50.55" calcext:value-type="float">
            <text:p>50.55</text:p>
          </table:table-cell>
          <table:table-cell table:formula="of:= [.D458]-[.E458]" office:value-type="float" office:value="50.55" calcext:value-type="float">
            <text:p>5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75000" calcext:value-type="float">
            <text:p>66175000</text:p>
          </table:table-cell>
          <table:table-cell table:formula="of:=[.B459]/1000000" office:value-type="float" office:value="66.175" calcext:value-type="float">
            <text:p>66.175</text:p>
          </table:table-cell>
          <table:table-cell office:value-type="float" office:value="64.52" calcext:value-type="float">
            <text:p>64.52</text:p>
          </table:table-cell>
          <table:table-cell office:value-type="float" office:value="15.89" calcext:value-type="float">
            <text:p>15.89</text:p>
          </table:table-cell>
          <table:table-cell table:formula="of:=ABS([.D459]-[.E459])" office:value-type="float" office:value="48.63" calcext:value-type="float">
            <text:p>48.63</text:p>
          </table:table-cell>
          <table:table-cell table:formula="of:= [.D459]-[.E459]" office:value-type="float" office:value="48.63" calcext:value-type="float">
            <text:p>48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95000" calcext:value-type="float">
            <text:p>66195000</text:p>
          </table:table-cell>
          <table:table-cell table:formula="of:=[.B460]/1000000" office:value-type="float" office:value="66.195" calcext:value-type="float">
            <text:p>66.195</text:p>
          </table:table-cell>
          <table:table-cell office:value-type="float" office:value="64.54" calcext:value-type="float">
            <text:p>64.54</text:p>
          </table:table-cell>
          <table:table-cell office:value-type="float" office:value="17.82" calcext:value-type="float">
            <text:p>17.82</text:p>
          </table:table-cell>
          <table:table-cell table:formula="of:=ABS([.D460]-[.E460])" office:value-type="float" office:value="46.72" calcext:value-type="float">
            <text:p>46.72</text:p>
          </table:table-cell>
          <table:table-cell table:formula="of:= [.D460]-[.E460]" office:value-type="float" office:value="46.72" calcext:value-type="float">
            <text:p>46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15000" calcext:value-type="float">
            <text:p>66215000</text:p>
          </table:table-cell>
          <table:table-cell table:formula="of:=[.B461]/1000000" office:value-type="float" office:value="66.215" calcext:value-type="float">
            <text:p>66.215</text:p>
          </table:table-cell>
          <table:table-cell office:value-type="float" office:value="64.56" calcext:value-type="float">
            <text:p>64.56</text:p>
          </table:table-cell>
          <table:table-cell office:value-type="float" office:value="19.77" calcext:value-type="float">
            <text:p>19.77</text:p>
          </table:table-cell>
          <table:table-cell table:formula="of:=ABS([.D461]-[.E461])" office:value-type="float" office:value="44.79" calcext:value-type="float">
            <text:p>44.79</text:p>
          </table:table-cell>
          <table:table-cell table:formula="of:= [.D461]-[.E461]" office:value-type="float" office:value="44.79" calcext:value-type="float">
            <text:p>44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35000" calcext:value-type="float">
            <text:p>66235000</text:p>
          </table:table-cell>
          <table:table-cell table:formula="of:=[.B462]/1000000" office:value-type="float" office:value="66.235" calcext:value-type="float">
            <text:p>66.235</text:p>
          </table:table-cell>
          <table:table-cell office:value-type="float" office:value="64.58" calcext:value-type="float">
            <text:p>64.58</text:p>
          </table:table-cell>
          <table:table-cell office:value-type="float" office:value="21.66" calcext:value-type="float">
            <text:p>21.66</text:p>
          </table:table-cell>
          <table:table-cell table:formula="of:=ABS([.D462]-[.E462])" office:value-type="float" office:value="42.92" calcext:value-type="float">
            <text:p>42.92</text:p>
          </table:table-cell>
          <table:table-cell table:formula="of:= [.D462]-[.E462]" office:value-type="float" office:value="42.92" calcext:value-type="float">
            <text:p>42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55000" calcext:value-type="float">
            <text:p>66255000</text:p>
          </table:table-cell>
          <table:table-cell table:formula="of:=[.B463]/1000000" office:value-type="float" office:value="66.255" calcext:value-type="float">
            <text:p>66.255</text:p>
          </table:table-cell>
          <table:table-cell office:value-type="float" office:value="64.59" calcext:value-type="float">
            <text:p>64.59</text:p>
          </table:table-cell>
          <table:table-cell office:value-type="float" office:value="23.59" calcext:value-type="float">
            <text:p>23.59</text:p>
          </table:table-cell>
          <table:table-cell table:formula="of:=ABS([.D463]-[.E463])" office:value-type="float" office:value="41" calcext:value-type="float">
            <text:p>41</text:p>
          </table:table-cell>
          <table:table-cell table:formula="of:= [.D463]-[.E463]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75000" calcext:value-type="float">
            <text:p>66275000</text:p>
          </table:table-cell>
          <table:table-cell table:formula="of:=[.B464]/1000000" office:value-type="float" office:value="66.275" calcext:value-type="float">
            <text:p>66.275</text:p>
          </table:table-cell>
          <table:table-cell office:value-type="float" office:value="64.6" calcext:value-type="float">
            <text:p>64.6</text:p>
          </table:table-cell>
          <table:table-cell office:value-type="float" office:value="25.52" calcext:value-type="float">
            <text:p>25.52</text:p>
          </table:table-cell>
          <table:table-cell table:formula="of:=ABS([.D464]-[.E464])" office:value-type="float" office:value="39.08" calcext:value-type="float">
            <text:p>39.08</text:p>
          </table:table-cell>
          <table:table-cell table:formula="of:= [.D464]-[.E464]" office:value-type="float" office:value="39.08" calcext:value-type="float">
            <text:p>39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95000" calcext:value-type="float">
            <text:p>66295000</text:p>
          </table:table-cell>
          <table:table-cell table:formula="of:=[.B465]/1000000" office:value-type="float" office:value="66.295" calcext:value-type="float">
            <text:p>66.295</text:p>
          </table:table-cell>
          <table:table-cell office:value-type="float" office:value="64.62" calcext:value-type="float">
            <text:p>64.62</text:p>
          </table:table-cell>
          <table:table-cell office:value-type="float" office:value="27.44" calcext:value-type="float">
            <text:p>27.44</text:p>
          </table:table-cell>
          <table:table-cell table:formula="of:=ABS([.D465]-[.E465])" office:value-type="float" office:value="37.18" calcext:value-type="float">
            <text:p>37.18</text:p>
          </table:table-cell>
          <table:table-cell table:formula="of:= [.D465]-[.E465]" office:value-type="float" office:value="37.18" calcext:value-type="float">
            <text:p>37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15000" calcext:value-type="float">
            <text:p>66315000</text:p>
          </table:table-cell>
          <table:table-cell table:formula="of:=[.B466]/1000000" office:value-type="float" office:value="66.315" calcext:value-type="float">
            <text:p>66.315</text:p>
          </table:table-cell>
          <table:table-cell office:value-type="float" office:value="64.63" calcext:value-type="float">
            <text:p>64.63</text:p>
          </table:table-cell>
          <table:table-cell office:value-type="float" office:value="29.36" calcext:value-type="float">
            <text:p>29.36</text:p>
          </table:table-cell>
          <table:table-cell table:formula="of:=ABS([.D466]-[.E466])" office:value-type="float" office:value="35.27" calcext:value-type="float">
            <text:p>35.27</text:p>
          </table:table-cell>
          <table:table-cell table:formula="of:= [.D466]-[.E466]" office:value-type="float" office:value="35.27" calcext:value-type="float">
            <text:p>35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35000" calcext:value-type="float">
            <text:p>66335000</text:p>
          </table:table-cell>
          <table:table-cell table:formula="of:=[.B467]/1000000" office:value-type="float" office:value="66.335" calcext:value-type="float">
            <text:p>66.335</text:p>
          </table:table-cell>
          <table:table-cell office:value-type="float" office:value="64.65" calcext:value-type="float">
            <text:p>64.65</text:p>
          </table:table-cell>
          <table:table-cell office:value-type="float" office:value="31.28" calcext:value-type="float">
            <text:p>31.28</text:p>
          </table:table-cell>
          <table:table-cell table:formula="of:=ABS([.D467]-[.E467])" office:value-type="float" office:value="33.37" calcext:value-type="float">
            <text:p>33.37</text:p>
          </table:table-cell>
          <table:table-cell table:formula="of:= [.D467]-[.E467]" office:value-type="float" office:value="33.37" calcext:value-type="float">
            <text:p>33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55000" calcext:value-type="float">
            <text:p>66355000</text:p>
          </table:table-cell>
          <table:table-cell table:formula="of:=[.B468]/1000000" office:value-type="float" office:value="66.355" calcext:value-type="float">
            <text:p>66.355</text:p>
          </table:table-cell>
          <table:table-cell office:value-type="float" office:value="64.66" calcext:value-type="float">
            <text:p>64.66</text:p>
          </table:table-cell>
          <table:table-cell office:value-type="float" office:value="33.18" calcext:value-type="float">
            <text:p>33.18</text:p>
          </table:table-cell>
          <table:table-cell table:formula="of:=ABS([.D468]-[.E468])" office:value-type="float" office:value="31.48" calcext:value-type="float">
            <text:p>31.48</text:p>
          </table:table-cell>
          <table:table-cell table:formula="of:= [.D468]-[.E468]" office:value-type="float" office:value="31.48" calcext:value-type="float">
            <text:p>31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75000" calcext:value-type="float">
            <text:p>66375000</text:p>
          </table:table-cell>
          <table:table-cell table:formula="of:=[.B469]/1000000" office:value-type="float" office:value="66.375" calcext:value-type="float">
            <text:p>66.375</text:p>
          </table:table-cell>
          <table:table-cell office:value-type="float" office:value="64.67" calcext:value-type="float">
            <text:p>64.67</text:p>
          </table:table-cell>
          <table:table-cell office:value-type="float" office:value="35.04" calcext:value-type="float">
            <text:p>35.04</text:p>
          </table:table-cell>
          <table:table-cell table:formula="of:=ABS([.D469]-[.E469])" office:value-type="float" office:value="29.63" calcext:value-type="float">
            <text:p>29.63</text:p>
          </table:table-cell>
          <table:table-cell table:formula="of:= [.D469]-[.E469]" office:value-type="float" office:value="29.63" calcext:value-type="float">
            <text:p>29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95000" calcext:value-type="float">
            <text:p>66395000</text:p>
          </table:table-cell>
          <table:table-cell table:formula="of:=[.B470]/1000000" office:value-type="float" office:value="66.395" calcext:value-type="float">
            <text:p>66.395</text:p>
          </table:table-cell>
          <table:table-cell office:value-type="float" office:value="64.69" calcext:value-type="float">
            <text:p>64.69</text:p>
          </table:table-cell>
          <table:table-cell office:value-type="float" office:value="36.85" calcext:value-type="float">
            <text:p>36.85</text:p>
          </table:table-cell>
          <table:table-cell table:formula="of:=ABS([.D470]-[.E470])" office:value-type="float" office:value="27.84" calcext:value-type="float">
            <text:p>27.84</text:p>
          </table:table-cell>
          <table:table-cell table:formula="of:= [.D470]-[.E470]" office:value-type="float" office:value="27.84" calcext:value-type="float">
            <text:p>27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15000" calcext:value-type="float">
            <text:p>66415000</text:p>
          </table:table-cell>
          <table:table-cell table:formula="of:=[.B471]/1000000" office:value-type="float" office:value="66.415" calcext:value-type="float">
            <text:p>66.415</text:p>
          </table:table-cell>
          <table:table-cell office:value-type="float" office:value="64.7" calcext:value-type="float">
            <text:p>64.7</text:p>
          </table:table-cell>
          <table:table-cell office:value-type="float" office:value="38.63" calcext:value-type="float">
            <text:p>38.63</text:p>
          </table:table-cell>
          <table:table-cell table:formula="of:=ABS([.D471]-[.E471])" office:value-type="float" office:value="26.07" calcext:value-type="float">
            <text:p>26.07</text:p>
          </table:table-cell>
          <table:table-cell table:formula="of:= [.D471]-[.E471]" office:value-type="float" office:value="26.07" calcext:value-type="float">
            <text:p>26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35000" calcext:value-type="float">
            <text:p>66435000</text:p>
          </table:table-cell>
          <table:table-cell table:formula="of:=[.B472]/1000000" office:value-type="float" office:value="66.435" calcext:value-type="float">
            <text:p>66.435</text:p>
          </table:table-cell>
          <table:table-cell office:value-type="float" office:value="64.71" calcext:value-type="float">
            <text:p>64.71</text:p>
          </table:table-cell>
          <table:table-cell office:value-type="float" office:value="40.3" calcext:value-type="float">
            <text:p>40.3</text:p>
          </table:table-cell>
          <table:table-cell table:formula="of:=ABS([.D472]-[.E472])" office:value-type="float" office:value="24.41" calcext:value-type="float">
            <text:p>24.41</text:p>
          </table:table-cell>
          <table:table-cell table:formula="of:= [.D472]-[.E472]" office:value-type="float" office:value="24.41" calcext:value-type="float">
            <text:p>24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55000" calcext:value-type="float">
            <text:p>66455000</text:p>
          </table:table-cell>
          <table:table-cell table:formula="of:=[.B473]/1000000" office:value-type="float" office:value="66.455" calcext:value-type="float">
            <text:p>66.455</text:p>
          </table:table-cell>
          <table:table-cell office:value-type="float" office:value="64.72" calcext:value-type="float">
            <text:p>64.72</text:p>
          </table:table-cell>
          <table:table-cell office:value-type="float" office:value="41.95" calcext:value-type="float">
            <text:p>41.95</text:p>
          </table:table-cell>
          <table:table-cell table:formula="of:=ABS([.D473]-[.E473])" office:value-type="float" office:value="22.77" calcext:value-type="float">
            <text:p>22.77</text:p>
          </table:table-cell>
          <table:table-cell table:formula="of:= [.D473]-[.E473]" office:value-type="float" office:value="22.77" calcext:value-type="float">
            <text:p>22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75000" calcext:value-type="float">
            <text:p>66475000</text:p>
          </table:table-cell>
          <table:table-cell table:formula="of:=[.B474]/1000000" office:value-type="float" office:value="66.475" calcext:value-type="float">
            <text:p>66.475</text:p>
          </table:table-cell>
          <table:table-cell office:value-type="float" office:value="64.73" calcext:value-type="float">
            <text:p>64.73</text:p>
          </table:table-cell>
          <table:table-cell office:value-type="float" office:value="43.54" calcext:value-type="float">
            <text:p>43.54</text:p>
          </table:table-cell>
          <table:table-cell table:formula="of:=ABS([.D474]-[.E474])" office:value-type="float" office:value="21.19" calcext:value-type="float">
            <text:p>21.19</text:p>
          </table:table-cell>
          <table:table-cell table:formula="of:= [.D474]-[.E474]" office:value-type="float" office:value="21.19" calcext:value-type="float">
            <text:p>21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95000" calcext:value-type="float">
            <text:p>66495000</text:p>
          </table:table-cell>
          <table:table-cell table:formula="of:=[.B475]/1000000" office:value-type="float" office:value="66.495" calcext:value-type="float">
            <text:p>66.495</text:p>
          </table:table-cell>
          <table:table-cell office:value-type="float" office:value="64.74" calcext:value-type="float">
            <text:p>64.74</text:p>
          </table:table-cell>
          <table:table-cell office:value-type="float" office:value="45.05" calcext:value-type="float">
            <text:p>45.05</text:p>
          </table:table-cell>
          <table:table-cell table:formula="of:=ABS([.D475]-[.E475])" office:value-type="float" office:value="19.69" calcext:value-type="float">
            <text:p>19.69</text:p>
          </table:table-cell>
          <table:table-cell table:formula="of:= [.D475]-[.E475]" office:value-type="float" office:value="19.69" calcext:value-type="float">
            <text:p>19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15000" calcext:value-type="float">
            <text:p>66515000</text:p>
          </table:table-cell>
          <table:table-cell table:formula="of:=[.B476]/1000000" office:value-type="float" office:value="66.515" calcext:value-type="float">
            <text:p>66.515</text:p>
          </table:table-cell>
          <table:table-cell office:value-type="float" office:value="64.75" calcext:value-type="float">
            <text:p>64.75</text:p>
          </table:table-cell>
          <table:table-cell office:value-type="float" office:value="46.5" calcext:value-type="float">
            <text:p>46.5</text:p>
          </table:table-cell>
          <table:table-cell table:formula="of:=ABS([.D476]-[.E476])" office:value-type="float" office:value="18.25" calcext:value-type="float">
            <text:p>18.25</text:p>
          </table:table-cell>
          <table:table-cell table:formula="of:= [.D476]-[.E476]" office:value-type="float" office:value="18.25" calcext:value-type="float">
            <text:p>18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35000" calcext:value-type="float">
            <text:p>66535000</text:p>
          </table:table-cell>
          <table:table-cell table:formula="of:=[.B477]/1000000" office:value-type="float" office:value="66.535" calcext:value-type="float">
            <text:p>66.535</text:p>
          </table:table-cell>
          <table:table-cell office:value-type="float" office:value="64.76" calcext:value-type="float">
            <text:p>64.76</text:p>
          </table:table-cell>
          <table:table-cell office:value-type="float" office:value="47.88" calcext:value-type="float">
            <text:p>47.88</text:p>
          </table:table-cell>
          <table:table-cell table:formula="of:=ABS([.D477]-[.E477])" office:value-type="float" office:value="16.88" calcext:value-type="float">
            <text:p>16.88</text:p>
          </table:table-cell>
          <table:table-cell table:formula="of:= [.D477]-[.E477]" office:value-type="float" office:value="16.88" calcext:value-type="float">
            <text:p>16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55000" calcext:value-type="float">
            <text:p>66555000</text:p>
          </table:table-cell>
          <table:table-cell table:formula="of:=[.B478]/1000000" office:value-type="float" office:value="66.555" calcext:value-type="float">
            <text:p>66.555</text:p>
          </table:table-cell>
          <table:table-cell office:value-type="float" office:value="64.78" calcext:value-type="float">
            <text:p>64.78</text:p>
          </table:table-cell>
          <table:table-cell office:value-type="float" office:value="49.18" calcext:value-type="float">
            <text:p>49.18</text:p>
          </table:table-cell>
          <table:table-cell table:formula="of:=ABS([.D478]-[.E478])" office:value-type="float" office:value="15.6" calcext:value-type="float">
            <text:p>15.6</text:p>
          </table:table-cell>
          <table:table-cell table:formula="of:= [.D478]-[.E478]" office:value-type="float" office:value="15.6" calcext:value-type="float">
            <text:p>15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75000" calcext:value-type="float">
            <text:p>66575000</text:p>
          </table:table-cell>
          <table:table-cell table:formula="of:=[.B479]/1000000" office:value-type="float" office:value="66.575" calcext:value-type="float">
            <text:p>66.575</text:p>
          </table:table-cell>
          <table:table-cell office:value-type="float" office:value="64.79" calcext:value-type="float">
            <text:p>64.79</text:p>
          </table:table-cell>
          <table:table-cell office:value-type="float" office:value="50.42" calcext:value-type="float">
            <text:p>50.42</text:p>
          </table:table-cell>
          <table:table-cell table:formula="of:=ABS([.D479]-[.E479])" office:value-type="float" office:value="14.37" calcext:value-type="float">
            <text:p>14.37</text:p>
          </table:table-cell>
          <table:table-cell table:formula="of:= [.D479]-[.E479]" office:value-type="float" office:value="14.37" calcext:value-type="float">
            <text:p>14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95000" calcext:value-type="float">
            <text:p>66595000</text:p>
          </table:table-cell>
          <table:table-cell table:formula="of:=[.B480]/1000000" office:value-type="float" office:value="66.595" calcext:value-type="float">
            <text:p>66.595</text:p>
          </table:table-cell>
          <table:table-cell office:value-type="float" office:value="64.8" calcext:value-type="float">
            <text:p>64.8</text:p>
          </table:table-cell>
          <table:table-cell office:value-type="float" office:value="51.59" calcext:value-type="float">
            <text:p>51.59</text:p>
          </table:table-cell>
          <table:table-cell table:formula="of:=ABS([.D480]-[.E480])" office:value-type="float" office:value="13.21" calcext:value-type="float">
            <text:p>13.21</text:p>
          </table:table-cell>
          <table:table-cell table:formula="of:= [.D480]-[.E480]" office:value-type="float" office:value="13.21" calcext:value-type="float">
            <text:p>13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15000" calcext:value-type="float">
            <text:p>66615000</text:p>
          </table:table-cell>
          <table:table-cell table:formula="of:=[.B481]/1000000" office:value-type="float" office:value="66.615" calcext:value-type="float">
            <text:p>66.615</text:p>
          </table:table-cell>
          <table:table-cell office:value-type="float" office:value="64.81" calcext:value-type="float">
            <text:p>64.81</text:p>
          </table:table-cell>
          <table:table-cell office:value-type="float" office:value="52.71" calcext:value-type="float">
            <text:p>52.71</text:p>
          </table:table-cell>
          <table:table-cell table:formula="of:=ABS([.D481]-[.E481])" office:value-type="float" office:value="12.1" calcext:value-type="float">
            <text:p>12.1</text:p>
          </table:table-cell>
          <table:table-cell table:formula="of:= [.D481]-[.E481]" office:value-type="float" office:value="12.1" calcext:value-type="float">
            <text:p>12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35000" calcext:value-type="float">
            <text:p>66635000</text:p>
          </table:table-cell>
          <table:table-cell table:formula="of:=[.B482]/1000000" office:value-type="float" office:value="66.635" calcext:value-type="float">
            <text:p>66.635</text:p>
          </table:table-cell>
          <table:table-cell office:value-type="float" office:value="64.82" calcext:value-type="float">
            <text:p>64.82</text:p>
          </table:table-cell>
          <table:table-cell office:value-type="float" office:value="53.73" calcext:value-type="float">
            <text:p>53.73</text:p>
          </table:table-cell>
          <table:table-cell table:formula="of:=ABS([.D482]-[.E482])" office:value-type="float" office:value="11.09" calcext:value-type="float">
            <text:p>11.09</text:p>
          </table:table-cell>
          <table:table-cell table:formula="of:= [.D482]-[.E482]" office:value-type="float" office:value="11.09" calcext:value-type="float">
            <text:p>11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55000" calcext:value-type="float">
            <text:p>66655000</text:p>
          </table:table-cell>
          <table:table-cell table:formula="of:=[.B483]/1000000" office:value-type="float" office:value="66.655" calcext:value-type="float">
            <text:p>66.655</text:p>
          </table:table-cell>
          <table:table-cell office:value-type="float" office:value="64.83" calcext:value-type="float">
            <text:p>64.83</text:p>
          </table:table-cell>
          <table:table-cell office:value-type="float" office:value="54.72" calcext:value-type="float">
            <text:p>54.72</text:p>
          </table:table-cell>
          <table:table-cell table:formula="of:=ABS([.D483]-[.E483])" office:value-type="float" office:value="10.11" calcext:value-type="float">
            <text:p>10.11</text:p>
          </table:table-cell>
          <table:table-cell table:formula="of:= [.D483]-[.E483]" office:value-type="float" office:value="10.11" calcext:value-type="float">
            <text:p>10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75000" calcext:value-type="float">
            <text:p>66675000</text:p>
          </table:table-cell>
          <table:table-cell table:formula="of:=[.B484]/1000000" office:value-type="float" office:value="66.675" calcext:value-type="float">
            <text:p>66.675</text:p>
          </table:table-cell>
          <table:table-cell office:value-type="float" office:value="64.84" calcext:value-type="float">
            <text:p>64.84</text:p>
          </table:table-cell>
          <table:table-cell office:value-type="float" office:value="55.65" calcext:value-type="float">
            <text:p>55.65</text:p>
          </table:table-cell>
          <table:table-cell table:formula="of:=ABS([.D484]-[.E484])" office:value-type="float" office:value="9.19000000000001" calcext:value-type="float">
            <text:p>9.19</text:p>
          </table:table-cell>
          <table:table-cell table:formula="of:= [.D484]-[.E484]" office:value-type="float" office:value="9.19000000000001" calcext:value-type="float">
            <text:p>9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95000" calcext:value-type="float">
            <text:p>66695000</text:p>
          </table:table-cell>
          <table:table-cell table:formula="of:=[.B485]/1000000" office:value-type="float" office:value="66.695" calcext:value-type="float">
            <text:p>66.695</text:p>
          </table:table-cell>
          <table:table-cell office:value-type="float" office:value="64.85" calcext:value-type="float">
            <text:p>64.85</text:p>
          </table:table-cell>
          <table:table-cell office:value-type="float" office:value="56.52" calcext:value-type="float">
            <text:p>56.52</text:p>
          </table:table-cell>
          <table:table-cell table:formula="of:=ABS([.D485]-[.E485])" office:value-type="float" office:value="8.32999999999999" calcext:value-type="float">
            <text:p>8.33</text:p>
          </table:table-cell>
          <table:table-cell table:formula="of:= [.D485]-[.E485]" office:value-type="float" office:value="8.32999999999999" calcext:value-type="float">
            <text:p>8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15000" calcext:value-type="float">
            <text:p>66715000</text:p>
          </table:table-cell>
          <table:table-cell table:formula="of:=[.B486]/1000000" office:value-type="float" office:value="66.715" calcext:value-type="float">
            <text:p>66.715</text:p>
          </table:table-cell>
          <table:table-cell office:value-type="float" office:value="64.86" calcext:value-type="float">
            <text:p>64.86</text:p>
          </table:table-cell>
          <table:table-cell office:value-type="float" office:value="57.34" calcext:value-type="float">
            <text:p>57.34</text:p>
          </table:table-cell>
          <table:table-cell table:formula="of:=ABS([.D486]-[.E486])" office:value-type="float" office:value="7.52" calcext:value-type="float">
            <text:p>7.52</text:p>
          </table:table-cell>
          <table:table-cell table:formula="of:= [.D486]-[.E486]" office:value-type="float" office:value="7.52" calcext:value-type="float">
            <text:p>7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35000" calcext:value-type="float">
            <text:p>66735000</text:p>
          </table:table-cell>
          <table:table-cell table:formula="of:=[.B487]/1000000" office:value-type="float" office:value="66.735" calcext:value-type="float">
            <text:p>66.735</text:p>
          </table:table-cell>
          <table:table-cell office:value-type="float" office:value="64.87" calcext:value-type="float">
            <text:p>64.87</text:p>
          </table:table-cell>
          <table:table-cell office:value-type="float" office:value="58.1" calcext:value-type="float">
            <text:p>58.1</text:p>
          </table:table-cell>
          <table:table-cell table:formula="of:=ABS([.D487]-[.E487])" office:value-type="float" office:value="6.77" calcext:value-type="float">
            <text:p>6.77</text:p>
          </table:table-cell>
          <table:table-cell table:formula="of:= [.D487]-[.E487]" office:value-type="float" office:value="6.77" calcext:value-type="float">
            <text:p>6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55000" calcext:value-type="float">
            <text:p>66755000</text:p>
          </table:table-cell>
          <table:table-cell table:formula="of:=[.B488]/1000000" office:value-type="float" office:value="66.755" calcext:value-type="float">
            <text:p>66.755</text:p>
          </table:table-cell>
          <table:table-cell office:value-type="float" office:value="64.88" calcext:value-type="float">
            <text:p>64.88</text:p>
          </table:table-cell>
          <table:table-cell office:value-type="float" office:value="58.8" calcext:value-type="float">
            <text:p>58.8</text:p>
          </table:table-cell>
          <table:table-cell table:formula="of:=ABS([.D488]-[.E488])" office:value-type="float" office:value="6.08" calcext:value-type="float">
            <text:p>6.08</text:p>
          </table:table-cell>
          <table:table-cell table:formula="of:= [.D488]-[.E488]" office:value-type="float" office:value="6.08" calcext:value-type="float">
            <text:p>6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75000" calcext:value-type="float">
            <text:p>66775000</text:p>
          </table:table-cell>
          <table:table-cell table:formula="of:=[.B489]/1000000" office:value-type="float" office:value="66.775" calcext:value-type="float">
            <text:p>66.775</text:p>
          </table:table-cell>
          <table:table-cell office:value-type="float" office:value="64.89" calcext:value-type="float">
            <text:p>64.89</text:p>
          </table:table-cell>
          <table:table-cell office:value-type="float" office:value="59.46" calcext:value-type="float">
            <text:p>59.46</text:p>
          </table:table-cell>
          <table:table-cell table:formula="of:=ABS([.D489]-[.E489])" office:value-type="float" office:value="5.43" calcext:value-type="float">
            <text:p>5.43</text:p>
          </table:table-cell>
          <table:table-cell table:formula="of:= [.D489]-[.E489]" office:value-type="float" office:value="5.43" calcext:value-type="float">
            <text:p>5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95000" calcext:value-type="float">
            <text:p>66795000</text:p>
          </table:table-cell>
          <table:table-cell table:formula="of:=[.B490]/1000000" office:value-type="float" office:value="66.795" calcext:value-type="float">
            <text:p>66.795</text:p>
          </table:table-cell>
          <table:table-cell office:value-type="float" office:value="64.9" calcext:value-type="float">
            <text:p>64.9</text:p>
          </table:table-cell>
          <table:table-cell office:value-type="float" office:value="60.08" calcext:value-type="float">
            <text:p>60.08</text:p>
          </table:table-cell>
          <table:table-cell table:formula="of:=ABS([.D490]-[.E490])" office:value-type="float" office:value="4.82000000000001" calcext:value-type="float">
            <text:p>4.82</text:p>
          </table:table-cell>
          <table:table-cell table:formula="of:= [.D490]-[.E490]" office:value-type="float" office:value="4.82000000000001" calcext:value-type="float">
            <text:p>4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15000" calcext:value-type="float">
            <text:p>66815000</text:p>
          </table:table-cell>
          <table:table-cell table:formula="of:=[.B491]/1000000" office:value-type="float" office:value="66.815" calcext:value-type="float">
            <text:p>66.815</text:p>
          </table:table-cell>
          <table:table-cell office:value-type="float" office:value="64.9" calcext:value-type="float">
            <text:p>64.9</text:p>
          </table:table-cell>
          <table:table-cell office:value-type="float" office:value="60.65" calcext:value-type="float">
            <text:p>60.65</text:p>
          </table:table-cell>
          <table:table-cell table:formula="of:=ABS([.D491]-[.E491])" office:value-type="float" office:value="4.25000000000001" calcext:value-type="float">
            <text:p>4.25</text:p>
          </table:table-cell>
          <table:table-cell table:formula="of:= [.D491]-[.E491]" office:value-type="float" office:value="4.25000000000001" calcext:value-type="float">
            <text:p>4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35000" calcext:value-type="float">
            <text:p>66835000</text:p>
          </table:table-cell>
          <table:table-cell table:formula="of:=[.B492]/1000000" office:value-type="float" office:value="66.835" calcext:value-type="float">
            <text:p>66.835</text:p>
          </table:table-cell>
          <table:table-cell office:value-type="float" office:value="64.91" calcext:value-type="float">
            <text:p>64.91</text:p>
          </table:table-cell>
          <table:table-cell office:value-type="float" office:value="61.15" calcext:value-type="float">
            <text:p>61.15</text:p>
          </table:table-cell>
          <table:table-cell table:formula="of:=ABS([.D492]-[.E492])" office:value-type="float" office:value="3.76" calcext:value-type="float">
            <text:p>3.76</text:p>
          </table:table-cell>
          <table:table-cell table:formula="of:= [.D492]-[.E492]" office:value-type="float" office:value="3.76" calcext:value-type="float">
            <text:p>3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55000" calcext:value-type="float">
            <text:p>66855000</text:p>
          </table:table-cell>
          <table:table-cell table:formula="of:=[.B493]/1000000" office:value-type="float" office:value="66.855" calcext:value-type="float">
            <text:p>66.855</text:p>
          </table:table-cell>
          <table:table-cell office:value-type="float" office:value="64.92" calcext:value-type="float">
            <text:p>64.92</text:p>
          </table:table-cell>
          <table:table-cell office:value-type="float" office:value="61.64" calcext:value-type="float">
            <text:p>61.64</text:p>
          </table:table-cell>
          <table:table-cell table:formula="of:=ABS([.D493]-[.E493])" office:value-type="float" office:value="3.28" calcext:value-type="float">
            <text:p>3.28</text:p>
          </table:table-cell>
          <table:table-cell table:formula="of:= [.D493]-[.E493]" office:value-type="float" office:value="3.28" calcext:value-type="float">
            <text:p>3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75000" calcext:value-type="float">
            <text:p>66875000</text:p>
          </table:table-cell>
          <table:table-cell table:formula="of:=[.B494]/1000000" office:value-type="float" office:value="66.875" calcext:value-type="float">
            <text:p>66.875</text:p>
          </table:table-cell>
          <table:table-cell office:value-type="float" office:value="64.92" calcext:value-type="float">
            <text:p>64.92</text:p>
          </table:table-cell>
          <table:table-cell office:value-type="float" office:value="62.09" calcext:value-type="float">
            <text:p>62.09</text:p>
          </table:table-cell>
          <table:table-cell table:formula="of:=ABS([.D494]-[.E494])" office:value-type="float" office:value="2.83" calcext:value-type="float">
            <text:p>2.83</text:p>
          </table:table-cell>
          <table:table-cell table:formula="of:= [.D494]-[.E494]" office:value-type="float" office:value="2.83" calcext:value-type="float">
            <text:p>2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95000" calcext:value-type="float">
            <text:p>66895000</text:p>
          </table:table-cell>
          <table:table-cell table:formula="of:=[.B495]/1000000" office:value-type="float" office:value="66.895" calcext:value-type="float">
            <text:p>66.895</text:p>
          </table:table-cell>
          <table:table-cell office:value-type="float" office:value="64.93" calcext:value-type="float">
            <text:p>64.93</text:p>
          </table:table-cell>
          <table:table-cell office:value-type="float" office:value="62.51" calcext:value-type="float">
            <text:p>62.51</text:p>
          </table:table-cell>
          <table:table-cell table:formula="of:=ABS([.D495]-[.E495])" office:value-type="float" office:value="2.42000000000001" calcext:value-type="float">
            <text:p>2.42</text:p>
          </table:table-cell>
          <table:table-cell table:formula="of:= [.D495]-[.E495]" office:value-type="float" office:value="2.42000000000001" calcext:value-type="float">
            <text:p>2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15000" calcext:value-type="float">
            <text:p>66915000</text:p>
          </table:table-cell>
          <table:table-cell table:formula="of:=[.B496]/1000000" office:value-type="float" office:value="66.915" calcext:value-type="float">
            <text:p>66.915</text:p>
          </table:table-cell>
          <table:table-cell office:value-type="float" office:value="64.93" calcext:value-type="float">
            <text:p>64.93</text:p>
          </table:table-cell>
          <table:table-cell office:value-type="float" office:value="62.89" calcext:value-type="float">
            <text:p>62.89</text:p>
          </table:table-cell>
          <table:table-cell table:formula="of:=ABS([.D496]-[.E496])" office:value-type="float" office:value="2.04000000000001" calcext:value-type="float">
            <text:p>2.04</text:p>
          </table:table-cell>
          <table:table-cell table:formula="of:= [.D496]-[.E496]" office:value-type="float" office:value="2.04000000000001" calcext:value-type="float">
            <text:p>2.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35000" calcext:value-type="float">
            <text:p>66935000</text:p>
          </table:table-cell>
          <table:table-cell table:formula="of:=[.B497]/1000000" office:value-type="float" office:value="66.935" calcext:value-type="float">
            <text:p>66.935</text:p>
          </table:table-cell>
          <table:table-cell office:value-type="float" office:value="64.94" calcext:value-type="float">
            <text:p>64.94</text:p>
          </table:table-cell>
          <table:table-cell office:value-type="float" office:value="63.24" calcext:value-type="float">
            <text:p>63.24</text:p>
          </table:table-cell>
          <table:table-cell table:formula="of:=ABS([.D497]-[.E497])" office:value-type="float" office:value="1.7" calcext:value-type="float">
            <text:p>1.7</text:p>
          </table:table-cell>
          <table:table-cell table:formula="of:= [.D497]-[.E497]" office:value-type="float" office:value="1.7" calcext:value-type="float">
            <text:p>1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55000" calcext:value-type="float">
            <text:p>66955000</text:p>
          </table:table-cell>
          <table:table-cell table:formula="of:=[.B498]/1000000" office:value-type="float" office:value="66.955" calcext:value-type="float">
            <text:p>66.955</text:p>
          </table:table-cell>
          <table:table-cell office:value-type="float" office:value="64.94" calcext:value-type="float">
            <text:p>64.94</text:p>
          </table:table-cell>
          <table:table-cell office:value-type="float" office:value="63.56" calcext:value-type="float">
            <text:p>63.56</text:p>
          </table:table-cell>
          <table:table-cell table:formula="of:=ABS([.D498]-[.E498])" office:value-type="float" office:value="1.38" calcext:value-type="float">
            <text:p>1.38</text:p>
          </table:table-cell>
          <table:table-cell table:formula="of:= [.D498]-[.E498]" office:value-type="float" office:value="1.38" calcext:value-type="float">
            <text:p>1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75000" calcext:value-type="float">
            <text:p>66975000</text:p>
          </table:table-cell>
          <table:table-cell table:formula="of:=[.B499]/1000000" office:value-type="float" office:value="66.975" calcext:value-type="float">
            <text:p>66.975</text:p>
          </table:table-cell>
          <table:table-cell office:value-type="float" office:value="64.95" calcext:value-type="float">
            <text:p>64.95</text:p>
          </table:table-cell>
          <table:table-cell office:value-type="float" office:value="63.86" calcext:value-type="float">
            <text:p>63.86</text:p>
          </table:table-cell>
          <table:table-cell table:formula="of:=ABS([.D499]-[.E499])" office:value-type="float" office:value="1.09" calcext:value-type="float">
            <text:p>1.09</text:p>
          </table:table-cell>
          <table:table-cell table:formula="of:= [.D499]-[.E499]" office:value-type="float" office:value="1.09" calcext:value-type="float">
            <text:p>1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95000" calcext:value-type="float">
            <text:p>66995000</text:p>
          </table:table-cell>
          <table:table-cell table:formula="of:=[.B500]/1000000" office:value-type="float" office:value="66.995" calcext:value-type="float">
            <text:p>66.995</text:p>
          </table:table-cell>
          <table:table-cell office:value-type="float" office:value="64.95" calcext:value-type="float">
            <text:p>64.95</text:p>
          </table:table-cell>
          <table:table-cell office:value-type="float" office:value="64.12" calcext:value-type="float">
            <text:p>64.12</text:p>
          </table:table-cell>
          <table:table-cell table:formula="of:=ABS([.D500]-[.E500])" office:value-type="float" office:value="0.829999999999998" calcext:value-type="float">
            <text:p>0.83</text:p>
          </table:table-cell>
          <table:table-cell table:formula="of:= [.D500]-[.E500]" office:value-type="float" office:value="0.829999999999998" calcext:value-type="float">
            <text:p>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15000" calcext:value-type="float">
            <text:p>67015000</text:p>
          </table:table-cell>
          <table:table-cell table:formula="of:=[.B501]/1000000" office:value-type="float" office:value="67.015" calcext:value-type="float">
            <text:p>67.015</text:p>
          </table:table-cell>
          <table:table-cell office:value-type="float" office:value="64.95" calcext:value-type="float">
            <text:p>64.95</text:p>
          </table:table-cell>
          <table:table-cell office:value-type="float" office:value="64.36" calcext:value-type="float">
            <text:p>64.36</text:p>
          </table:table-cell>
          <table:table-cell table:formula="of:=ABS([.D501]-[.E501])" office:value-type="float" office:value="0.590000000000003" calcext:value-type="float">
            <text:p>0.59</text:p>
          </table:table-cell>
          <table:table-cell table:formula="of:= [.D501]-[.E501]" office:value-type="float" office:value="0.590000000000003" calcext:value-type="float">
            <text:p>0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35000" calcext:value-type="float">
            <text:p>67035000</text:p>
          </table:table-cell>
          <table:table-cell table:formula="of:=[.B502]/1000000" office:value-type="float" office:value="67.035" calcext:value-type="float">
            <text:p>67.035</text:p>
          </table:table-cell>
          <table:table-cell office:value-type="float" office:value="64.95" calcext:value-type="float">
            <text:p>64.95</text:p>
          </table:table-cell>
          <table:table-cell office:value-type="float" office:value="64.54" calcext:value-type="float">
            <text:p>64.54</text:p>
          </table:table-cell>
          <table:table-cell table:formula="of:=ABS([.D502]-[.E502])" office:value-type="float" office:value="0.409999999999997" calcext:value-type="float">
            <text:p>0.41</text:p>
          </table:table-cell>
          <table:table-cell table:formula="of:= [.D502]-[.E502]" office:value-type="float" office:value="0.409999999999997" calcext:value-type="float">
            <text:p>0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55000" calcext:value-type="float">
            <text:p>67055000</text:p>
          </table:table-cell>
          <table:table-cell table:formula="of:=[.B503]/1000000" office:value-type="float" office:value="67.055" calcext:value-type="float">
            <text:p>67.055</text:p>
          </table:table-cell>
          <table:table-cell office:value-type="float" office:value="64.96" calcext:value-type="float">
            <text:p>64.96</text:p>
          </table:table-cell>
          <table:table-cell office:value-type="float" office:value="64.73" calcext:value-type="float">
            <text:p>64.73</text:p>
          </table:table-cell>
          <table:table-cell table:formula="of:=ABS([.D503]-[.E503])" office:value-type="float" office:value="0.22999999999999" calcext:value-type="float">
            <text:p>0.23</text:p>
          </table:table-cell>
          <table:table-cell table:formula="of:= [.D503]-[.E503]" office:value-type="float" office:value="0.22999999999999" calcext:value-type="float">
            <text:p>0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75000" calcext:value-type="float">
            <text:p>67075000</text:p>
          </table:table-cell>
          <table:table-cell table:formula="of:=[.B504]/1000000" office:value-type="float" office:value="67.075" calcext:value-type="float">
            <text:p>67.075</text:p>
          </table:table-cell>
          <table:table-cell office:value-type="float" office:value="64.96" calcext:value-type="float">
            <text:p>64.96</text:p>
          </table:table-cell>
          <table:table-cell office:value-type="float" office:value="64.91" calcext:value-type="float">
            <text:p>64.91</text:p>
          </table:table-cell>
          <table:table-cell table:formula="of:=ABS([.D504]-[.E504])" office:value-type="float" office:value="0.0499999999999972" calcext:value-type="float">
            <text:p>0.05</text:p>
          </table:table-cell>
          <table:table-cell table:formula="of:= [.D504]-[.E504]" office:value-type="float" office:value="0.0499999999999972" calcext:value-type="float">
            <text:p>0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95000" calcext:value-type="float">
            <text:p>67095000</text:p>
          </table:table-cell>
          <table:table-cell table:formula="of:=[.B505]/1000000" office:value-type="float" office:value="67.095" calcext:value-type="float">
            <text:p>67.09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07" calcext:value-type="float">
            <text:p>65.07</text:p>
          </table:table-cell>
          <table:table-cell table:formula="of:=ABS([.D505]-[.E505])" office:value-type="float" office:value="0.109999999999999" calcext:value-type="float">
            <text:p>0.11</text:p>
          </table:table-cell>
          <table:table-cell table:formula="of:= [.D505]-[.E505]" office:value-type="float" office:value="-0.109999999999999" calcext:value-type="float">
            <text:p>-0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115000" calcext:value-type="float">
            <text:p>67115000</text:p>
          </table:table-cell>
          <table:table-cell table:formula="of:=[.B506]/1000000" office:value-type="float" office:value="67.115" calcext:value-type="float">
            <text:p>67.11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21" calcext:value-type="float">
            <text:p>65.21</text:p>
          </table:table-cell>
          <table:table-cell table:formula="of:=ABS([.D506]-[.E506])" office:value-type="float" office:value="0.25" calcext:value-type="float">
            <text:p>0.25</text:p>
          </table:table-cell>
          <table:table-cell table:formula="of:= [.D506]-[.E506]" office:value-type="float" office:value="-0.25" calcext:value-type="float">
            <text:p>-0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135000" calcext:value-type="float">
            <text:p>67135000</text:p>
          </table:table-cell>
          <table:table-cell table:formula="of:=[.B507]/1000000" office:value-type="float" office:value="67.135" calcext:value-type="float">
            <text:p>67.13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33" calcext:value-type="float">
            <text:p>65.33</text:p>
          </table:table-cell>
          <table:table-cell table:formula="of:=ABS([.D507]-[.E507])" office:value-type="float" office:value="0.370000000000005" calcext:value-type="float">
            <text:p>0.37</text:p>
          </table:table-cell>
          <table:table-cell table:formula="of:= [.D507]-[.E507]" office:value-type="float" office:value="-0.370000000000005" calcext:value-type="float">
            <text:p>-0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155000" calcext:value-type="float">
            <text:p>67155000</text:p>
          </table:table-cell>
          <table:table-cell table:formula="of:=[.B508]/1000000" office:value-type="float" office:value="67.155" calcext:value-type="float">
            <text:p>67.15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44" calcext:value-type="float">
            <text:p>65.44</text:p>
          </table:table-cell>
          <table:table-cell table:formula="of:=ABS([.D508]-[.E508])" office:value-type="float" office:value="0.480000000000004" calcext:value-type="float">
            <text:p>0.48</text:p>
          </table:table-cell>
          <table:table-cell table:formula="of:= [.D508]-[.E508]" office:value-type="float" office:value="-0.480000000000004" calcext:value-type="float">
            <text:p>-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175000" calcext:value-type="float">
            <text:p>67175000</text:p>
          </table:table-cell>
          <table:table-cell table:formula="of:=[.B509]/1000000" office:value-type="float" office:value="67.175" calcext:value-type="float">
            <text:p>67.17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53" calcext:value-type="float">
            <text:p>65.53</text:p>
          </table:table-cell>
          <table:table-cell table:formula="of:=ABS([.D509]-[.E509])" office:value-type="float" office:value="0.570000000000007" calcext:value-type="float">
            <text:p>0.57</text:p>
          </table:table-cell>
          <table:table-cell table:formula="of:= [.D509]-[.E509]" office:value-type="float" office:value="-0.570000000000007" calcext:value-type="float">
            <text:p>-0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195000" calcext:value-type="float">
            <text:p>67195000</text:p>
          </table:table-cell>
          <table:table-cell table:formula="of:=[.B510]/1000000" office:value-type="float" office:value="67.195" calcext:value-type="float">
            <text:p>67.19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61" calcext:value-type="float">
            <text:p>65.61</text:p>
          </table:table-cell>
          <table:table-cell table:formula="of:=ABS([.D510]-[.E510])" office:value-type="float" office:value="0.650000000000006" calcext:value-type="float">
            <text:p>0.65</text:p>
          </table:table-cell>
          <table:table-cell table:formula="of:= [.D510]-[.E510]" office:value-type="float" office:value="-0.650000000000006" calcext:value-type="float">
            <text:p>-0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15000" calcext:value-type="float">
            <text:p>67215000</text:p>
          </table:table-cell>
          <table:table-cell table:formula="of:=[.B511]/1000000" office:value-type="float" office:value="67.215" calcext:value-type="float">
            <text:p>67.21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68" calcext:value-type="float">
            <text:p>65.68</text:p>
          </table:table-cell>
          <table:table-cell table:formula="of:=ABS([.D511]-[.E511])" office:value-type="float" office:value="0.720000000000013" calcext:value-type="float">
            <text:p>0.72</text:p>
          </table:table-cell>
          <table:table-cell table:formula="of:= [.D511]-[.E511]" office:value-type="float" office:value="-0.720000000000013" calcext:value-type="float">
            <text:p>-0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35000" calcext:value-type="float">
            <text:p>67235000</text:p>
          </table:table-cell>
          <table:table-cell table:formula="of:=[.B512]/1000000" office:value-type="float" office:value="67.235" calcext:value-type="float">
            <text:p>67.23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69" calcext:value-type="float">
            <text:p>65.69</text:p>
          </table:table-cell>
          <table:table-cell table:formula="of:=ABS([.D512]-[.E512])" office:value-type="float" office:value="0.730000000000004" calcext:value-type="float">
            <text:p>0.73</text:p>
          </table:table-cell>
          <table:table-cell table:formula="of:= [.D512]-[.E512]" office:value-type="float" office:value="-0.730000000000004" calcext:value-type="float">
            <text:p>-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55000" calcext:value-type="float">
            <text:p>67255000</text:p>
          </table:table-cell>
          <table:table-cell table:formula="of:=[.B513]/1000000" office:value-type="float" office:value="67.255" calcext:value-type="float">
            <text:p>67.25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74" calcext:value-type="float">
            <text:p>65.74</text:p>
          </table:table-cell>
          <table:table-cell table:formula="of:=ABS([.D513]-[.E513])" office:value-type="float" office:value="0.780000000000001" calcext:value-type="float">
            <text:p>0.78</text:p>
          </table:table-cell>
          <table:table-cell table:formula="of:= [.D513]-[.E513]" office:value-type="float" office:value="-0.780000000000001" calcext:value-type="float">
            <text:p>-0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75000" calcext:value-type="float">
            <text:p>67275000</text:p>
          </table:table-cell>
          <table:table-cell table:formula="of:=[.B514]/1000000" office:value-type="float" office:value="67.275" calcext:value-type="float">
            <text:p>67.27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79" calcext:value-type="float">
            <text:p>65.79</text:p>
          </table:table-cell>
          <table:table-cell table:formula="of:=ABS([.D514]-[.E514])" office:value-type="float" office:value="0.830000000000013" calcext:value-type="float">
            <text:p>0.83</text:p>
          </table:table-cell>
          <table:table-cell table:formula="of:= [.D514]-[.E514]" office:value-type="float" office:value="-0.830000000000013" calcext:value-type="float">
            <text:p>-0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95000" calcext:value-type="float">
            <text:p>67295000</text:p>
          </table:table-cell>
          <table:table-cell table:formula="of:=[.B515]/1000000" office:value-type="float" office:value="67.295" calcext:value-type="float">
            <text:p>67.29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83" calcext:value-type="float">
            <text:p>65.83</text:p>
          </table:table-cell>
          <table:table-cell table:formula="of:=ABS([.D515]-[.E515])" office:value-type="float" office:value="0.870000000000005" calcext:value-type="float">
            <text:p>0.87</text:p>
          </table:table-cell>
          <table:table-cell table:formula="of:= [.D515]-[.E515]" office:value-type="float" office:value="-0.870000000000005" calcext:value-type="float">
            <text:p>-0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15000" calcext:value-type="float">
            <text:p>67315000</text:p>
          </table:table-cell>
          <table:table-cell table:formula="of:=[.B516]/1000000" office:value-type="float" office:value="67.315" calcext:value-type="float">
            <text:p>67.315</text:p>
          </table:table-cell>
          <table:table-cell office:value-type="float" office:value="64.95" calcext:value-type="float">
            <text:p>64.95</text:p>
          </table:table-cell>
          <table:table-cell office:value-type="float" office:value="65.86" calcext:value-type="float">
            <text:p>65.86</text:p>
          </table:table-cell>
          <table:table-cell table:formula="of:=ABS([.D516]-[.E516])" office:value-type="float" office:value="0.909999999999997" calcext:value-type="float">
            <text:p>0.91</text:p>
          </table:table-cell>
          <table:table-cell table:formula="of:= [.D516]-[.E516]" office:value-type="float" office:value="-0.909999999999997" calcext:value-type="float">
            <text:p>-0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35000" calcext:value-type="float">
            <text:p>67335000</text:p>
          </table:table-cell>
          <table:table-cell table:formula="of:=[.B517]/1000000" office:value-type="float" office:value="67.335" calcext:value-type="float">
            <text:p>67.335</text:p>
          </table:table-cell>
          <table:table-cell office:value-type="float" office:value="64.95" calcext:value-type="float">
            <text:p>64.95</text:p>
          </table:table-cell>
          <table:table-cell office:value-type="float" office:value="65.88" calcext:value-type="float">
            <text:p>65.88</text:p>
          </table:table-cell>
          <table:table-cell table:formula="of:=ABS([.D517]-[.E517])" office:value-type="float" office:value="0.929999999999993" calcext:value-type="float">
            <text:p>0.93</text:p>
          </table:table-cell>
          <table:table-cell table:formula="of:= [.D517]-[.E517]" office:value-type="float" office:value="-0.929999999999993" calcext:value-type="float">
            <text:p>-0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55000" calcext:value-type="float">
            <text:p>67355000</text:p>
          </table:table-cell>
          <table:table-cell table:formula="of:=[.B518]/1000000" office:value-type="float" office:value="67.355" calcext:value-type="float">
            <text:p>67.355</text:p>
          </table:table-cell>
          <table:table-cell office:value-type="float" office:value="64.95" calcext:value-type="float">
            <text:p>64.95</text:p>
          </table:table-cell>
          <table:table-cell office:value-type="float" office:value="65.9" calcext:value-type="float">
            <text:p>65.9</text:p>
          </table:table-cell>
          <table:table-cell table:formula="of:=ABS([.D518]-[.E518])" office:value-type="float" office:value="0.950000000000003" calcext:value-type="float">
            <text:p>0.95</text:p>
          </table:table-cell>
          <table:table-cell table:formula="of:= [.D518]-[.E518]" office:value-type="float" office:value="-0.950000000000003" calcext:value-type="float">
            <text:p>-0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75000" calcext:value-type="float">
            <text:p>67375000</text:p>
          </table:table-cell>
          <table:table-cell table:formula="of:=[.B519]/1000000" office:value-type="float" office:value="67.375" calcext:value-type="float">
            <text:p>67.375</text:p>
          </table:table-cell>
          <table:table-cell office:value-type="float" office:value="64.95" calcext:value-type="float">
            <text:p>64.95</text:p>
          </table:table-cell>
          <table:table-cell office:value-type="float" office:value="65.92" calcext:value-type="float">
            <text:p>65.92</text:p>
          </table:table-cell>
          <table:table-cell table:formula="of:=ABS([.D519]-[.E519])" office:value-type="float" office:value="0.969999999999999" calcext:value-type="float">
            <text:p>0.97</text:p>
          </table:table-cell>
          <table:table-cell table:formula="of:= [.D519]-[.E519]" office:value-type="float" office:value="-0.969999999999999" calcext:value-type="float">
            <text:p>-0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95000" calcext:value-type="float">
            <text:p>67395000</text:p>
          </table:table-cell>
          <table:table-cell table:formula="of:=[.B520]/1000000" office:value-type="float" office:value="67.395" calcext:value-type="float">
            <text:p>67.39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93" calcext:value-type="float">
            <text:p>65.93</text:p>
          </table:table-cell>
          <table:table-cell table:formula="of:=ABS([.D520]-[.E520])" office:value-type="float" office:value="0.990000000000009" calcext:value-type="float">
            <text:p>0.99</text:p>
          </table:table-cell>
          <table:table-cell table:formula="of:= [.D520]-[.E520]" office:value-type="float" office:value="-0.990000000000009" calcext:value-type="float">
            <text:p>-0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15000" calcext:value-type="float">
            <text:p>67415000</text:p>
          </table:table-cell>
          <table:table-cell table:formula="of:=[.B521]/1000000" office:value-type="float" office:value="67.415" calcext:value-type="float">
            <text:p>67.41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94" calcext:value-type="float">
            <text:p>65.94</text:p>
          </table:table-cell>
          <table:table-cell table:formula="of:=ABS([.D521]-[.E521])" office:value-type="float" office:value="1" calcext:value-type="float">
            <text:p>1</text:p>
          </table:table-cell>
          <table:table-cell table:formula="of:= [.D521]-[.E521]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35000" calcext:value-type="float">
            <text:p>67435000</text:p>
          </table:table-cell>
          <table:table-cell table:formula="of:=[.B522]/1000000" office:value-type="float" office:value="67.435" calcext:value-type="float">
            <text:p>67.43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88" calcext:value-type="float">
            <text:p>65.88</text:p>
          </table:table-cell>
          <table:table-cell table:formula="of:=ABS([.D522]-[.E522])" office:value-type="float" office:value="0.939999999999998" calcext:value-type="float">
            <text:p>0.94</text:p>
          </table:table-cell>
          <table:table-cell table:formula="of:= [.D522]-[.E522]" office:value-type="float" office:value="-0.939999999999998" calcext:value-type="float">
            <text:p>-0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55000" calcext:value-type="float">
            <text:p>67455000</text:p>
          </table:table-cell>
          <table:table-cell table:formula="of:=[.B523]/1000000" office:value-type="float" office:value="67.455" calcext:value-type="float">
            <text:p>67.45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89" calcext:value-type="float">
            <text:p>65.89</text:p>
          </table:table-cell>
          <table:table-cell table:formula="of:=ABS([.D523]-[.E523])" office:value-type="float" office:value="0.950000000000003" calcext:value-type="float">
            <text:p>0.95</text:p>
          </table:table-cell>
          <table:table-cell table:formula="of:= [.D523]-[.E523]" office:value-type="float" office:value="-0.950000000000003" calcext:value-type="float">
            <text:p>-0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75000" calcext:value-type="float">
            <text:p>67475000</text:p>
          </table:table-cell>
          <table:table-cell table:formula="of:=[.B524]/1000000" office:value-type="float" office:value="67.475" calcext:value-type="float">
            <text:p>67.475</text:p>
          </table:table-cell>
          <table:table-cell office:value-type="float" office:value="64.93" calcext:value-type="float">
            <text:p>64.93</text:p>
          </table:table-cell>
          <table:table-cell office:value-type="float" office:value="65.89" calcext:value-type="float">
            <text:p>65.89</text:p>
          </table:table-cell>
          <table:table-cell table:formula="of:=ABS([.D524]-[.E524])" office:value-type="float" office:value="0.959999999999994" calcext:value-type="float">
            <text:p>0.96</text:p>
          </table:table-cell>
          <table:table-cell table:formula="of:= [.D524]-[.E524]" office:value-type="float" office:value="-0.959999999999994" calcext:value-type="float">
            <text:p>-0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95000" calcext:value-type="float">
            <text:p>67495000</text:p>
          </table:table-cell>
          <table:table-cell table:formula="of:=[.B525]/1000000" office:value-type="float" office:value="67.495" calcext:value-type="float">
            <text:p>67.495</text:p>
          </table:table-cell>
          <table:table-cell office:value-type="float" office:value="64.93" calcext:value-type="float">
            <text:p>64.93</text:p>
          </table:table-cell>
          <table:table-cell office:value-type="float" office:value="65.9" calcext:value-type="float">
            <text:p>65.9</text:p>
          </table:table-cell>
          <table:table-cell table:formula="of:=ABS([.D525]-[.E525])" office:value-type="float" office:value="0.969999999999999" calcext:value-type="float">
            <text:p>0.97</text:p>
          </table:table-cell>
          <table:table-cell table:formula="of:= [.D525]-[.E525]" office:value-type="float" office:value="-0.969999999999999" calcext:value-type="float">
            <text:p>-0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15000" calcext:value-type="float">
            <text:p>67515000</text:p>
          </table:table-cell>
          <table:table-cell table:formula="of:=[.B526]/1000000" office:value-type="float" office:value="67.515" calcext:value-type="float">
            <text:p>67.515</text:p>
          </table:table-cell>
          <table:table-cell office:value-type="float" office:value="64.93" calcext:value-type="float">
            <text:p>64.93</text:p>
          </table:table-cell>
          <table:table-cell office:value-type="float" office:value="65.9" calcext:value-type="float">
            <text:p>65.9</text:p>
          </table:table-cell>
          <table:table-cell table:formula="of:=ABS([.D526]-[.E526])" office:value-type="float" office:value="0.969999999999999" calcext:value-type="float">
            <text:p>0.97</text:p>
          </table:table-cell>
          <table:table-cell table:formula="of:= [.D526]-[.E526]" office:value-type="float" office:value="-0.969999999999999" calcext:value-type="float">
            <text:p>-0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35000" calcext:value-type="float">
            <text:p>67535000</text:p>
          </table:table-cell>
          <table:table-cell table:formula="of:=[.B527]/1000000" office:value-type="float" office:value="67.535" calcext:value-type="float">
            <text:p>67.535</text:p>
          </table:table-cell>
          <table:table-cell office:value-type="float" office:value="64.92" calcext:value-type="float">
            <text:p>64.92</text:p>
          </table:table-cell>
          <table:table-cell office:value-type="float" office:value="65.9" calcext:value-type="float">
            <text:p>65.9</text:p>
          </table:table-cell>
          <table:table-cell table:formula="of:=ABS([.D527]-[.E527])" office:value-type="float" office:value="0.980000000000004" calcext:value-type="float">
            <text:p>0.98</text:p>
          </table:table-cell>
          <table:table-cell table:formula="of:= [.D527]-[.E527]" office:value-type="float" office:value="-0.980000000000004" calcext:value-type="float">
            <text:p>-0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55000" calcext:value-type="float">
            <text:p>67555000</text:p>
          </table:table-cell>
          <table:table-cell table:formula="of:=[.B528]/1000000" office:value-type="float" office:value="67.555" calcext:value-type="float">
            <text:p>67.555</text:p>
          </table:table-cell>
          <table:table-cell office:value-type="float" office:value="64.92" calcext:value-type="float">
            <text:p>64.92</text:p>
          </table:table-cell>
          <table:table-cell office:value-type="float" office:value="65.91" calcext:value-type="float">
            <text:p>65.91</text:p>
          </table:table-cell>
          <table:table-cell table:formula="of:=ABS([.D528]-[.E528])" office:value-type="float" office:value="0.989999999999995" calcext:value-type="float">
            <text:p>0.99</text:p>
          </table:table-cell>
          <table:table-cell table:formula="of:= [.D528]-[.E528]" office:value-type="float" office:value="-0.989999999999995" calcext:value-type="float">
            <text:p>-0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75000" calcext:value-type="float">
            <text:p>67575000</text:p>
          </table:table-cell>
          <table:table-cell table:formula="of:=[.B529]/1000000" office:value-type="float" office:value="67.575" calcext:value-type="float">
            <text:p>67.575</text:p>
          </table:table-cell>
          <table:table-cell office:value-type="float" office:value="64.92" calcext:value-type="float">
            <text:p>64.92</text:p>
          </table:table-cell>
          <table:table-cell office:value-type="float" office:value="65.91" calcext:value-type="float">
            <text:p>65.91</text:p>
          </table:table-cell>
          <table:table-cell table:formula="of:=ABS([.D529]-[.E529])" office:value-type="float" office:value="0.989999999999995" calcext:value-type="float">
            <text:p>0.99</text:p>
          </table:table-cell>
          <table:table-cell table:formula="of:= [.D529]-[.E529]" office:value-type="float" office:value="-0.989999999999995" calcext:value-type="float">
            <text:p>-0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95000" calcext:value-type="float">
            <text:p>67595000</text:p>
          </table:table-cell>
          <table:table-cell table:formula="of:=[.B530]/1000000" office:value-type="float" office:value="67.595" calcext:value-type="float">
            <text:p>67.595</text:p>
          </table:table-cell>
          <table:table-cell office:value-type="float" office:value="64.91" calcext:value-type="float">
            <text:p>64.91</text:p>
          </table:table-cell>
          <table:table-cell office:value-type="float" office:value="65.92" calcext:value-type="float">
            <text:p>65.92</text:p>
          </table:table-cell>
          <table:table-cell table:formula="of:=ABS([.D530]-[.E530])" office:value-type="float" office:value="1.01000000000001" calcext:value-type="float">
            <text:p>1.01</text:p>
          </table:table-cell>
          <table:table-cell table:formula="of:= [.D530]-[.E530]" office:value-type="float" office:value="-1.01000000000001" calcext:value-type="float">
            <text:p>-1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15000" calcext:value-type="float">
            <text:p>67615000</text:p>
          </table:table-cell>
          <table:table-cell table:formula="of:=[.B531]/1000000" office:value-type="float" office:value="67.615" calcext:value-type="float">
            <text:p>67.615</text:p>
          </table:table-cell>
          <table:table-cell office:value-type="float" office:value="64.91" calcext:value-type="float">
            <text:p>64.91</text:p>
          </table:table-cell>
          <table:table-cell office:value-type="float" office:value="65.92" calcext:value-type="float">
            <text:p>65.92</text:p>
          </table:table-cell>
          <table:table-cell table:formula="of:=ABS([.D531]-[.E531])" office:value-type="float" office:value="1.01000000000001" calcext:value-type="float">
            <text:p>1.01</text:p>
          </table:table-cell>
          <table:table-cell table:formula="of:= [.D531]-[.E531]" office:value-type="float" office:value="-1.01000000000001" calcext:value-type="float">
            <text:p>-1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35000" calcext:value-type="float">
            <text:p>67635000</text:p>
          </table:table-cell>
          <table:table-cell table:formula="of:=[.B532]/1000000" office:value-type="float" office:value="67.635" calcext:value-type="float">
            <text:p>67.635</text:p>
          </table:table-cell>
          <table:table-cell office:value-type="float" office:value="64.91" calcext:value-type="float">
            <text:p>64.91</text:p>
          </table:table-cell>
          <table:table-cell office:value-type="float" office:value="65.85" calcext:value-type="float">
            <text:p>65.85</text:p>
          </table:table-cell>
          <table:table-cell table:formula="of:=ABS([.D532]-[.E532])" office:value-type="float" office:value="0.939999999999998" calcext:value-type="float">
            <text:p>0.94</text:p>
          </table:table-cell>
          <table:table-cell table:formula="of:= [.D532]-[.E532]" office:value-type="float" office:value="-0.939999999999998" calcext:value-type="float">
            <text:p>-0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55000" calcext:value-type="float">
            <text:p>67655000</text:p>
          </table:table-cell>
          <table:table-cell table:formula="of:=[.B533]/1000000" office:value-type="float" office:value="67.655" calcext:value-type="float">
            <text:p>67.655</text:p>
          </table:table-cell>
          <table:table-cell office:value-type="float" office:value="64.9" calcext:value-type="float">
            <text:p>64.9</text:p>
          </table:table-cell>
          <table:table-cell office:value-type="float" office:value="65.86" calcext:value-type="float">
            <text:p>65.86</text:p>
          </table:table-cell>
          <table:table-cell table:formula="of:=ABS([.D533]-[.E533])" office:value-type="float" office:value="0.959999999999994" calcext:value-type="float">
            <text:p>0.96</text:p>
          </table:table-cell>
          <table:table-cell table:formula="of:= [.D533]-[.E533]" office:value-type="float" office:value="-0.959999999999994" calcext:value-type="float">
            <text:p>-0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75000" calcext:value-type="float">
            <text:p>67675000</text:p>
          </table:table-cell>
          <table:table-cell table:formula="of:=[.B534]/1000000" office:value-type="float" office:value="67.675" calcext:value-type="float">
            <text:p>67.675</text:p>
          </table:table-cell>
          <table:table-cell office:value-type="float" office:value="64.9" calcext:value-type="float">
            <text:p>64.9</text:p>
          </table:table-cell>
          <table:table-cell office:value-type="float" office:value="65.87" calcext:value-type="float">
            <text:p>65.87</text:p>
          </table:table-cell>
          <table:table-cell table:formula="of:=ABS([.D534]-[.E534])" office:value-type="float" office:value="0.969999999999999" calcext:value-type="float">
            <text:p>0.97</text:p>
          </table:table-cell>
          <table:table-cell table:formula="of:= [.D534]-[.E534]" office:value-type="float" office:value="-0.969999999999999" calcext:value-type="float">
            <text:p>-0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95000" calcext:value-type="float">
            <text:p>67695000</text:p>
          </table:table-cell>
          <table:table-cell table:formula="of:=[.B535]/1000000" office:value-type="float" office:value="67.695" calcext:value-type="float">
            <text:p>67.695</text:p>
          </table:table-cell>
          <table:table-cell office:value-type="float" office:value="64.9" calcext:value-type="float">
            <text:p>64.9</text:p>
          </table:table-cell>
          <table:table-cell office:value-type="float" office:value="65.88" calcext:value-type="float">
            <text:p>65.88</text:p>
          </table:table-cell>
          <table:table-cell table:formula="of:=ABS([.D535]-[.E535])" office:value-type="float" office:value="0.97999999999999" calcext:value-type="float">
            <text:p>0.98</text:p>
          </table:table-cell>
          <table:table-cell table:formula="of:= [.D535]-[.E535]" office:value-type="float" office:value="-0.97999999999999" calcext:value-type="float">
            <text:p>-0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15000" calcext:value-type="float">
            <text:p>67715000</text:p>
          </table:table-cell>
          <table:table-cell table:formula="of:=[.B536]/1000000" office:value-type="float" office:value="67.715" calcext:value-type="float">
            <text:p>67.715</text:p>
          </table:table-cell>
          <table:table-cell office:value-type="float" office:value="64.89" calcext:value-type="float">
            <text:p>64.89</text:p>
          </table:table-cell>
          <table:table-cell office:value-type="float" office:value="65.89" calcext:value-type="float">
            <text:p>65.89</text:p>
          </table:table-cell>
          <table:table-cell table:formula="of:=ABS([.D536]-[.E536])" office:value-type="float" office:value="1" calcext:value-type="float">
            <text:p>1</text:p>
          </table:table-cell>
          <table:table-cell table:formula="of:= [.D536]-[.E536]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35000" calcext:value-type="float">
            <text:p>67735000</text:p>
          </table:table-cell>
          <table:table-cell table:formula="of:=[.B537]/1000000" office:value-type="float" office:value="67.735" calcext:value-type="float">
            <text:p>67.735</text:p>
          </table:table-cell>
          <table:table-cell office:value-type="float" office:value="64.89" calcext:value-type="float">
            <text:p>64.89</text:p>
          </table:table-cell>
          <table:table-cell office:value-type="float" office:value="65.9" calcext:value-type="float">
            <text:p>65.9</text:p>
          </table:table-cell>
          <table:table-cell table:formula="of:=ABS([.D537]-[.E537])" office:value-type="float" office:value="1.01000000000001" calcext:value-type="float">
            <text:p>1.01</text:p>
          </table:table-cell>
          <table:table-cell table:formula="of:= [.D537]-[.E537]" office:value-type="float" office:value="-1.01000000000001" calcext:value-type="float">
            <text:p>-1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55000" calcext:value-type="float">
            <text:p>67755000</text:p>
          </table:table-cell>
          <table:table-cell table:formula="of:=[.B538]/1000000" office:value-type="float" office:value="67.755" calcext:value-type="float">
            <text:p>67.755</text:p>
          </table:table-cell>
          <table:table-cell office:value-type="float" office:value="64.89" calcext:value-type="float">
            <text:p>64.89</text:p>
          </table:table-cell>
          <table:table-cell office:value-type="float" office:value="65.91" calcext:value-type="float">
            <text:p>65.91</text:p>
          </table:table-cell>
          <table:table-cell table:formula="of:=ABS([.D538]-[.E538])" office:value-type="float" office:value="1.02" calcext:value-type="float">
            <text:p>1.02</text:p>
          </table:table-cell>
          <table:table-cell table:formula="of:= [.D538]-[.E538]" office:value-type="float" office:value="-1.02" calcext:value-type="float">
            <text:p>-1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75000" calcext:value-type="float">
            <text:p>67775000</text:p>
          </table:table-cell>
          <table:table-cell table:formula="of:=[.B539]/1000000" office:value-type="float" office:value="67.775" calcext:value-type="float">
            <text:p>67.775</text:p>
          </table:table-cell>
          <table:table-cell office:value-type="float" office:value="64.88" calcext:value-type="float">
            <text:p>64.88</text:p>
          </table:table-cell>
          <table:table-cell office:value-type="float" office:value="65.93" calcext:value-type="float">
            <text:p>65.93</text:p>
          </table:table-cell>
          <table:table-cell table:formula="of:=ABS([.D539]-[.E539])" office:value-type="float" office:value="1.05000000000001" calcext:value-type="float">
            <text:p>1.05</text:p>
          </table:table-cell>
          <table:table-cell table:formula="of:= [.D539]-[.E539]" office:value-type="float" office:value="-1.05000000000001" calcext:value-type="float">
            <text:p>-1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95000" calcext:value-type="float">
            <text:p>67795000</text:p>
          </table:table-cell>
          <table:table-cell table:formula="of:=[.B540]/1000000" office:value-type="float" office:value="67.795" calcext:value-type="float">
            <text:p>67.795</text:p>
          </table:table-cell>
          <table:table-cell office:value-type="float" office:value="64.88" calcext:value-type="float">
            <text:p>64.88</text:p>
          </table:table-cell>
          <table:table-cell office:value-type="float" office:value="65.94" calcext:value-type="float">
            <text:p>65.94</text:p>
          </table:table-cell>
          <table:table-cell table:formula="of:=ABS([.D540]-[.E540])" office:value-type="float" office:value="1.06" calcext:value-type="float">
            <text:p>1.06</text:p>
          </table:table-cell>
          <table:table-cell table:formula="of:= [.D540]-[.E540]" office:value-type="float" office:value="-1.06" calcext:value-type="float">
            <text:p>-1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15000" calcext:value-type="float">
            <text:p>67815000</text:p>
          </table:table-cell>
          <table:table-cell table:formula="of:=[.B541]/1000000" office:value-type="float" office:value="67.815" calcext:value-type="float">
            <text:p>67.815</text:p>
          </table:table-cell>
          <table:table-cell office:value-type="float" office:value="64.88" calcext:value-type="float">
            <text:p>64.88</text:p>
          </table:table-cell>
          <table:table-cell office:value-type="float" office:value="65.96" calcext:value-type="float">
            <text:p>65.96</text:p>
          </table:table-cell>
          <table:table-cell table:formula="of:=ABS([.D541]-[.E541])" office:value-type="float" office:value="1.08" calcext:value-type="float">
            <text:p>1.08</text:p>
          </table:table-cell>
          <table:table-cell table:formula="of:= [.D541]-[.E541]" office:value-type="float" office:value="-1.08" calcext:value-type="float">
            <text:p>-1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35000" calcext:value-type="float">
            <text:p>67835000</text:p>
          </table:table-cell>
          <table:table-cell table:formula="of:=[.B542]/1000000" office:value-type="float" office:value="67.835" calcext:value-type="float">
            <text:p>67.835</text:p>
          </table:table-cell>
          <table:table-cell office:value-type="float" office:value="64.87" calcext:value-type="float">
            <text:p>64.87</text:p>
          </table:table-cell>
          <table:table-cell office:value-type="float" office:value="65.89" calcext:value-type="float">
            <text:p>65.89</text:p>
          </table:table-cell>
          <table:table-cell table:formula="of:=ABS([.D542]-[.E542])" office:value-type="float" office:value="1.02" calcext:value-type="float">
            <text:p>1.02</text:p>
          </table:table-cell>
          <table:table-cell table:formula="of:= [.D542]-[.E542]" office:value-type="float" office:value="-1.02" calcext:value-type="float">
            <text:p>-1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55000" calcext:value-type="float">
            <text:p>67855000</text:p>
          </table:table-cell>
          <table:table-cell table:formula="of:=[.B543]/1000000" office:value-type="float" office:value="67.855" calcext:value-type="float">
            <text:p>67.855</text:p>
          </table:table-cell>
          <table:table-cell office:value-type="float" office:value="64.87" calcext:value-type="float">
            <text:p>64.87</text:p>
          </table:table-cell>
          <table:table-cell office:value-type="float" office:value="65.9" calcext:value-type="float">
            <text:p>65.9</text:p>
          </table:table-cell>
          <table:table-cell table:formula="of:=ABS([.D543]-[.E543])" office:value-type="float" office:value="1.03" calcext:value-type="float">
            <text:p>1.03</text:p>
          </table:table-cell>
          <table:table-cell table:formula="of:= [.D543]-[.E543]" office:value-type="float" office:value="-1.03" calcext:value-type="float">
            <text:p>-1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75000" calcext:value-type="float">
            <text:p>67875000</text:p>
          </table:table-cell>
          <table:table-cell table:formula="of:=[.B544]/1000000" office:value-type="float" office:value="67.875" calcext:value-type="float">
            <text:p>67.875</text:p>
          </table:table-cell>
          <table:table-cell office:value-type="float" office:value="64.87" calcext:value-type="float">
            <text:p>64.87</text:p>
          </table:table-cell>
          <table:table-cell office:value-type="float" office:value="65.92" calcext:value-type="float">
            <text:p>65.92</text:p>
          </table:table-cell>
          <table:table-cell table:formula="of:=ABS([.D544]-[.E544])" office:value-type="float" office:value="1.05" calcext:value-type="float">
            <text:p>1.05</text:p>
          </table:table-cell>
          <table:table-cell table:formula="of:= [.D544]-[.E544]" office:value-type="float" office:value="-1.05" calcext:value-type="float">
            <text:p>-1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95000" calcext:value-type="float">
            <text:p>67895000</text:p>
          </table:table-cell>
          <table:table-cell table:formula="of:=[.B545]/1000000" office:value-type="float" office:value="67.895" calcext:value-type="float">
            <text:p>67.895</text:p>
          </table:table-cell>
          <table:table-cell office:value-type="float" office:value="64.87" calcext:value-type="float">
            <text:p>64.87</text:p>
          </table:table-cell>
          <table:table-cell office:value-type="float" office:value="65.94" calcext:value-type="float">
            <text:p>65.94</text:p>
          </table:table-cell>
          <table:table-cell table:formula="of:=ABS([.D545]-[.E545])" office:value-type="float" office:value="1.06999999999999" calcext:value-type="float">
            <text:p>1.07</text:p>
          </table:table-cell>
          <table:table-cell table:formula="of:= [.D545]-[.E545]" office:value-type="float" office:value="-1.06999999999999" calcext:value-type="float">
            <text:p>-1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15000" calcext:value-type="float">
            <text:p>67915000</text:p>
          </table:table-cell>
          <table:table-cell table:formula="of:=[.B546]/1000000" office:value-type="float" office:value="67.915" calcext:value-type="float">
            <text:p>67.915</text:p>
          </table:table-cell>
          <table:table-cell office:value-type="float" office:value="64.86" calcext:value-type="float">
            <text:p>64.86</text:p>
          </table:table-cell>
          <table:table-cell office:value-type="float" office:value="65.96" calcext:value-type="float">
            <text:p>65.96</text:p>
          </table:table-cell>
          <table:table-cell table:formula="of:=ABS([.D546]-[.E546])" office:value-type="float" office:value="1.09999999999999" calcext:value-type="float">
            <text:p>1.1</text:p>
          </table:table-cell>
          <table:table-cell table:formula="of:= [.D546]-[.E546]" office:value-type="float" office:value="-1.09999999999999" calcext:value-type="float">
            <text:p>-1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35000" calcext:value-type="float">
            <text:p>67935000</text:p>
          </table:table-cell>
          <table:table-cell table:formula="of:=[.B547]/1000000" office:value-type="float" office:value="67.935" calcext:value-type="float">
            <text:p>67.935</text:p>
          </table:table-cell>
          <table:table-cell office:value-type="float" office:value="64.86" calcext:value-type="float">
            <text:p>64.86</text:p>
          </table:table-cell>
          <table:table-cell office:value-type="float" office:value="65.98" calcext:value-type="float">
            <text:p>65.98</text:p>
          </table:table-cell>
          <table:table-cell table:formula="of:=ABS([.D547]-[.E547])" office:value-type="float" office:value="1.12" calcext:value-type="float">
            <text:p>1.12</text:p>
          </table:table-cell>
          <table:table-cell table:formula="of:= [.D547]-[.E547]" office:value-type="float" office:value="-1.12" calcext:value-type="float">
            <text:p>-1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55000" calcext:value-type="float">
            <text:p>67955000</text:p>
          </table:table-cell>
          <table:table-cell table:formula="of:=[.B548]/1000000" office:value-type="float" office:value="67.955" calcext:value-type="float">
            <text:p>67.955</text:p>
          </table:table-cell>
          <table:table-cell office:value-type="float" office:value="64.86" calcext:value-type="float">
            <text:p>64.86</text:p>
          </table:table-cell>
          <table:table-cell office:value-type="float" office:value="66.01" calcext:value-type="float">
            <text:p>66.01</text:p>
          </table:table-cell>
          <table:table-cell table:formula="of:=ABS([.D548]-[.E548])" office:value-type="float" office:value="1.15000000000001" calcext:value-type="float">
            <text:p>1.15</text:p>
          </table:table-cell>
          <table:table-cell table:formula="of:= [.D548]-[.E548]" office:value-type="float" office:value="-1.15000000000001" calcext:value-type="float">
            <text:p>-1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75000" calcext:value-type="float">
            <text:p>67975000</text:p>
          </table:table-cell>
          <table:table-cell table:formula="of:=[.B549]/1000000" office:value-type="float" office:value="67.975" calcext:value-type="float">
            <text:p>67.975</text:p>
          </table:table-cell>
          <table:table-cell office:value-type="float" office:value="64.86" calcext:value-type="float">
            <text:p>64.86</text:p>
          </table:table-cell>
          <table:table-cell office:value-type="float" office:value="66.03" calcext:value-type="float">
            <text:p>66.03</text:p>
          </table:table-cell>
          <table:table-cell table:formula="of:=ABS([.D549]-[.E549])" office:value-type="float" office:value="1.17" calcext:value-type="float">
            <text:p>1.17</text:p>
          </table:table-cell>
          <table:table-cell table:formula="of:= [.D549]-[.E549]" office:value-type="float" office:value="-1.17" calcext:value-type="float">
            <text:p>-1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95000" calcext:value-type="float">
            <text:p>67995000</text:p>
          </table:table-cell>
          <table:table-cell table:formula="of:=[.B550]/1000000" office:value-type="float" office:value="67.995" calcext:value-type="float">
            <text:p>67.995</text:p>
          </table:table-cell>
          <table:table-cell office:value-type="float" office:value="64.85" calcext:value-type="float">
            <text:p>64.85</text:p>
          </table:table-cell>
          <table:table-cell office:value-type="float" office:value="66.06" calcext:value-type="float">
            <text:p>66.06</text:p>
          </table:table-cell>
          <table:table-cell table:formula="of:=ABS([.D550]-[.E550])" office:value-type="float" office:value="1.21000000000001" calcext:value-type="float">
            <text:p>1.21</text:p>
          </table:table-cell>
          <table:table-cell table:formula="of:= [.D550]-[.E550]" office:value-type="float" office:value="-1.21000000000001" calcext:value-type="float">
            <text:p>-1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15000" calcext:value-type="float">
            <text:p>68015000</text:p>
          </table:table-cell>
          <table:table-cell table:formula="of:=[.B551]/1000000" office:value-type="float" office:value="68.015" calcext:value-type="float">
            <text:p>68.015</text:p>
          </table:table-cell>
          <table:table-cell office:value-type="float" office:value="64.85" calcext:value-type="float">
            <text:p>64.85</text:p>
          </table:table-cell>
          <table:table-cell office:value-type="float" office:value="66.07" calcext:value-type="float">
            <text:p>66.07</text:p>
          </table:table-cell>
          <table:table-cell table:formula="of:=ABS([.D551]-[.E551])" office:value-type="float" office:value="1.22" calcext:value-type="float">
            <text:p>1.22</text:p>
          </table:table-cell>
          <table:table-cell table:formula="of:= [.D551]-[.E551]" office:value-type="float" office:value="-1.22" calcext:value-type="float">
            <text:p>-1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35000" calcext:value-type="float">
            <text:p>68035000</text:p>
          </table:table-cell>
          <table:table-cell table:formula="of:=[.B552]/1000000" office:value-type="float" office:value="68.035" calcext:value-type="float">
            <text:p>68.035</text:p>
          </table:table-cell>
          <table:table-cell office:value-type="float" office:value="64.85" calcext:value-type="float">
            <text:p>64.85</text:p>
          </table:table-cell>
          <table:table-cell office:value-type="float" office:value="66" calcext:value-type="float">
            <text:p>66</text:p>
          </table:table-cell>
          <table:table-cell table:formula="of:=ABS([.D552]-[.E552])" office:value-type="float" office:value="1.15000000000001" calcext:value-type="float">
            <text:p>1.15</text:p>
          </table:table-cell>
          <table:table-cell table:formula="of:= [.D552]-[.E552]" office:value-type="float" office:value="-1.15000000000001" calcext:value-type="float">
            <text:p>-1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55000" calcext:value-type="float">
            <text:p>68055000</text:p>
          </table:table-cell>
          <table:table-cell table:formula="of:=[.B553]/1000000" office:value-type="float" office:value="68.055" calcext:value-type="float">
            <text:p>68.055</text:p>
          </table:table-cell>
          <table:table-cell office:value-type="float" office:value="64.85" calcext:value-type="float">
            <text:p>64.85</text:p>
          </table:table-cell>
          <table:table-cell office:value-type="float" office:value="66.03" calcext:value-type="float">
            <text:p>66.03</text:p>
          </table:table-cell>
          <table:table-cell table:formula="of:=ABS([.D553]-[.E553])" office:value-type="float" office:value="1.18000000000001" calcext:value-type="float">
            <text:p>1.18</text:p>
          </table:table-cell>
          <table:table-cell table:formula="of:= [.D553]-[.E553]" office:value-type="float" office:value="-1.18000000000001" calcext:value-type="float">
            <text:p>-1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75000" calcext:value-type="float">
            <text:p>68075000</text:p>
          </table:table-cell>
          <table:table-cell table:formula="of:=[.B554]/1000000" office:value-type="float" office:value="68.075" calcext:value-type="float">
            <text:p>68.075</text:p>
          </table:table-cell>
          <table:table-cell office:value-type="float" office:value="64.85" calcext:value-type="float">
            <text:p>64.85</text:p>
          </table:table-cell>
          <table:table-cell office:value-type="float" office:value="66.05" calcext:value-type="float">
            <text:p>66.05</text:p>
          </table:table-cell>
          <table:table-cell table:formula="of:=ABS([.D554]-[.E554])" office:value-type="float" office:value="1.2" calcext:value-type="float">
            <text:p>1.2</text:p>
          </table:table-cell>
          <table:table-cell table:formula="of:= [.D554]-[.E554]" office:value-type="float" office:value="-1.2" calcext:value-type="float">
            <text:p>-1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95000" calcext:value-type="float">
            <text:p>68095000</text:p>
          </table:table-cell>
          <table:table-cell table:formula="of:=[.B555]/1000000" office:value-type="float" office:value="68.095" calcext:value-type="float">
            <text:p>68.095</text:p>
          </table:table-cell>
          <table:table-cell office:value-type="float" office:value="64.85" calcext:value-type="float">
            <text:p>64.85</text:p>
          </table:table-cell>
          <table:table-cell office:value-type="float" office:value="66.07" calcext:value-type="float">
            <text:p>66.07</text:p>
          </table:table-cell>
          <table:table-cell table:formula="of:=ABS([.D555]-[.E555])" office:value-type="float" office:value="1.22" calcext:value-type="float">
            <text:p>1.22</text:p>
          </table:table-cell>
          <table:table-cell table:formula="of:= [.D555]-[.E555]" office:value-type="float" office:value="-1.22" calcext:value-type="float">
            <text:p>-1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15000" calcext:value-type="float">
            <text:p>68115000</text:p>
          </table:table-cell>
          <table:table-cell table:formula="of:=[.B556]/1000000" office:value-type="float" office:value="68.115" calcext:value-type="float">
            <text:p>68.115</text:p>
          </table:table-cell>
          <table:table-cell office:value-type="float" office:value="64.84" calcext:value-type="float">
            <text:p>64.84</text:p>
          </table:table-cell>
          <table:table-cell office:value-type="float" office:value="66.1" calcext:value-type="float">
            <text:p>66.1</text:p>
          </table:table-cell>
          <table:table-cell table:formula="of:=ABS([.D556]-[.E556])" office:value-type="float" office:value="1.25999999999999" calcext:value-type="float">
            <text:p>1.26</text:p>
          </table:table-cell>
          <table:table-cell table:formula="of:= [.D556]-[.E556]" office:value-type="float" office:value="-1.25999999999999" calcext:value-type="float">
            <text:p>-1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35000" calcext:value-type="float">
            <text:p>68135000</text:p>
          </table:table-cell>
          <table:table-cell table:formula="of:=[.B557]/1000000" office:value-type="float" office:value="68.135" calcext:value-type="float">
            <text:p>68.135</text:p>
          </table:table-cell>
          <table:table-cell office:value-type="float" office:value="64.84" calcext:value-type="float">
            <text:p>64.84</text:p>
          </table:table-cell>
          <table:table-cell office:value-type="float" office:value="66.13" calcext:value-type="float">
            <text:p>66.13</text:p>
          </table:table-cell>
          <table:table-cell table:formula="of:=ABS([.D557]-[.E557])" office:value-type="float" office:value="1.28999999999999" calcext:value-type="float">
            <text:p>1.29</text:p>
          </table:table-cell>
          <table:table-cell table:formula="of:= [.D557]-[.E557]" office:value-type="float" office:value="-1.28999999999999" calcext:value-type="float">
            <text:p>-1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55000" calcext:value-type="float">
            <text:p>68155000</text:p>
          </table:table-cell>
          <table:table-cell table:formula="of:=[.B558]/1000000" office:value-type="float" office:value="68.155" calcext:value-type="float">
            <text:p>68.155</text:p>
          </table:table-cell>
          <table:table-cell office:value-type="float" office:value="64.84" calcext:value-type="float">
            <text:p>64.84</text:p>
          </table:table-cell>
          <table:table-cell office:value-type="float" office:value="66.16" calcext:value-type="float">
            <text:p>66.16</text:p>
          </table:table-cell>
          <table:table-cell table:formula="of:=ABS([.D558]-[.E558])" office:value-type="float" office:value="1.31999999999999" calcext:value-type="float">
            <text:p>1.32</text:p>
          </table:table-cell>
          <table:table-cell table:formula="of:= [.D558]-[.E558]" office:value-type="float" office:value="-1.31999999999999" calcext:value-type="float">
            <text:p>-1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75000" calcext:value-type="float">
            <text:p>68175000</text:p>
          </table:table-cell>
          <table:table-cell table:formula="of:=[.B559]/1000000" office:value-type="float" office:value="68.175" calcext:value-type="float">
            <text:p>68.175</text:p>
          </table:table-cell>
          <table:table-cell office:value-type="float" office:value="64.84" calcext:value-type="float">
            <text:p>64.84</text:p>
          </table:table-cell>
          <table:table-cell office:value-type="float" office:value="66.19" calcext:value-type="float">
            <text:p>66.19</text:p>
          </table:table-cell>
          <table:table-cell table:formula="of:=ABS([.D559]-[.E559])" office:value-type="float" office:value="1.34999999999999" calcext:value-type="float">
            <text:p>1.35</text:p>
          </table:table-cell>
          <table:table-cell table:formula="of:= [.D559]-[.E559]" office:value-type="float" office:value="-1.34999999999999" calcext:value-type="float">
            <text:p>-1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95000" calcext:value-type="float">
            <text:p>68195000</text:p>
          </table:table-cell>
          <table:table-cell table:formula="of:=[.B560]/1000000" office:value-type="float" office:value="68.195" calcext:value-type="float">
            <text:p>68.195</text:p>
          </table:table-cell>
          <table:table-cell office:value-type="float" office:value="64.84" calcext:value-type="float">
            <text:p>64.84</text:p>
          </table:table-cell>
          <table:table-cell office:value-type="float" office:value="66.22" calcext:value-type="float">
            <text:p>66.22</text:p>
          </table:table-cell>
          <table:table-cell table:formula="of:=ABS([.D560]-[.E560])" office:value-type="float" office:value="1.38" calcext:value-type="float">
            <text:p>1.38</text:p>
          </table:table-cell>
          <table:table-cell table:formula="of:= [.D560]-[.E560]" office:value-type="float" office:value="-1.38" calcext:value-type="float">
            <text:p>-1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15000" calcext:value-type="float">
            <text:p>68215000</text:p>
          </table:table-cell>
          <table:table-cell table:formula="of:=[.B561]/1000000" office:value-type="float" office:value="68.215" calcext:value-type="float">
            <text:p>68.21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24" calcext:value-type="float">
            <text:p>66.24</text:p>
          </table:table-cell>
          <table:table-cell table:formula="of:=ABS([.D561]-[.E561])" office:value-type="float" office:value="1.41" calcext:value-type="float">
            <text:p>1.41</text:p>
          </table:table-cell>
          <table:table-cell table:formula="of:= [.D561]-[.E561]" office:value-type="float" office:value="-1.41" calcext:value-type="float">
            <text:p>-1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35000" calcext:value-type="float">
            <text:p>68235000</text:p>
          </table:table-cell>
          <table:table-cell table:formula="of:=[.B562]/1000000" office:value-type="float" office:value="68.235" calcext:value-type="float">
            <text:p>68.23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17" calcext:value-type="float">
            <text:p>66.17</text:p>
          </table:table-cell>
          <table:table-cell table:formula="of:=ABS([.D562]-[.E562])" office:value-type="float" office:value="1.34" calcext:value-type="float">
            <text:p>1.34</text:p>
          </table:table-cell>
          <table:table-cell table:formula="of:= [.D562]-[.E562]" office:value-type="float" office:value="-1.34" calcext:value-type="float">
            <text:p>-1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55000" calcext:value-type="float">
            <text:p>68255000</text:p>
          </table:table-cell>
          <table:table-cell table:formula="of:=[.B563]/1000000" office:value-type="float" office:value="68.255" calcext:value-type="float">
            <text:p>68.255</text:p>
          </table:table-cell>
          <table:table-cell office:value-type="float" office:value="64.84" calcext:value-type="float">
            <text:p>64.84</text:p>
          </table:table-cell>
          <table:table-cell office:value-type="float" office:value="66.2" calcext:value-type="float">
            <text:p>66.2</text:p>
          </table:table-cell>
          <table:table-cell table:formula="of:=ABS([.D563]-[.E563])" office:value-type="float" office:value="1.36" calcext:value-type="float">
            <text:p>1.36</text:p>
          </table:table-cell>
          <table:table-cell table:formula="of:= [.D563]-[.E563]" office:value-type="float" office:value="-1.36" calcext:value-type="float">
            <text:p>-1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75000" calcext:value-type="float">
            <text:p>68275000</text:p>
          </table:table-cell>
          <table:table-cell table:formula="of:=[.B564]/1000000" office:value-type="float" office:value="68.275" calcext:value-type="float">
            <text:p>68.27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23" calcext:value-type="float">
            <text:p>66.23</text:p>
          </table:table-cell>
          <table:table-cell table:formula="of:=ABS([.D564]-[.E564])" office:value-type="float" office:value="1.40000000000001" calcext:value-type="float">
            <text:p>1.4</text:p>
          </table:table-cell>
          <table:table-cell table:formula="of:= [.D564]-[.E564]" office:value-type="float" office:value="-1.40000000000001" calcext:value-type="float">
            <text:p>-1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95000" calcext:value-type="float">
            <text:p>68295000</text:p>
          </table:table-cell>
          <table:table-cell table:formula="of:=[.B565]/1000000" office:value-type="float" office:value="68.295" calcext:value-type="float">
            <text:p>68.29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25" calcext:value-type="float">
            <text:p>66.25</text:p>
          </table:table-cell>
          <table:table-cell table:formula="of:=ABS([.D565]-[.E565])" office:value-type="float" office:value="1.42" calcext:value-type="float">
            <text:p>1.42</text:p>
          </table:table-cell>
          <table:table-cell table:formula="of:= [.D565]-[.E565]" office:value-type="float" office:value="-1.42" calcext:value-type="float">
            <text:p>-1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315000" calcext:value-type="float">
            <text:p>68315000</text:p>
          </table:table-cell>
          <table:table-cell table:formula="of:=[.B566]/1000000" office:value-type="float" office:value="68.315" calcext:value-type="float">
            <text:p>68.31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28" calcext:value-type="float">
            <text:p>66.28</text:p>
          </table:table-cell>
          <table:table-cell table:formula="of:=ABS([.D566]-[.E566])" office:value-type="float" office:value="1.45" calcext:value-type="float">
            <text:p>1.45</text:p>
          </table:table-cell>
          <table:table-cell table:formula="of:= [.D566]-[.E566]" office:value-type="float" office:value="-1.45" calcext:value-type="float">
            <text:p>-1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335000" calcext:value-type="float">
            <text:p>68335000</text:p>
          </table:table-cell>
          <table:table-cell table:formula="of:=[.B567]/1000000" office:value-type="float" office:value="68.335" calcext:value-type="float">
            <text:p>68.33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3" calcext:value-type="float">
            <text:p>66.3</text:p>
          </table:table-cell>
          <table:table-cell table:formula="of:=ABS([.D567]-[.E567])" office:value-type="float" office:value="1.47" calcext:value-type="float">
            <text:p>1.47</text:p>
          </table:table-cell>
          <table:table-cell table:formula="of:= [.D567]-[.E567]" office:value-type="float" office:value="-1.47" calcext:value-type="float">
            <text:p>-1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355000" calcext:value-type="float">
            <text:p>68355000</text:p>
          </table:table-cell>
          <table:table-cell table:formula="of:=[.B568]/1000000" office:value-type="float" office:value="68.355" calcext:value-type="float">
            <text:p>68.35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33" calcext:value-type="float">
            <text:p>66.33</text:p>
          </table:table-cell>
          <table:table-cell table:formula="of:=ABS([.D568]-[.E568])" office:value-type="float" office:value="1.5" calcext:value-type="float">
            <text:p>1.5</text:p>
          </table:table-cell>
          <table:table-cell table:formula="of:= [.D568]-[.E568]" office:value-type="float" office:value="-1.5" calcext:value-type="float">
            <text:p>-1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375000" calcext:value-type="float">
            <text:p>68375000</text:p>
          </table:table-cell>
          <table:table-cell table:formula="of:=[.B569]/1000000" office:value-type="float" office:value="68.375" calcext:value-type="float">
            <text:p>68.37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36" calcext:value-type="float">
            <text:p>66.36</text:p>
          </table:table-cell>
          <table:table-cell table:formula="of:=ABS([.D569]-[.E569])" office:value-type="float" office:value="1.53" calcext:value-type="float">
            <text:p>1.53</text:p>
          </table:table-cell>
          <table:table-cell table:formula="of:= [.D569]-[.E569]" office:value-type="float" office:value="-1.53" calcext:value-type="float">
            <text:p>-1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395000" calcext:value-type="float">
            <text:p>68395000</text:p>
          </table:table-cell>
          <table:table-cell table:formula="of:=[.B570]/1000000" office:value-type="float" office:value="68.395" calcext:value-type="float">
            <text:p>68.39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39" calcext:value-type="float">
            <text:p>66.39</text:p>
          </table:table-cell>
          <table:table-cell table:formula="of:=ABS([.D570]-[.E570])" office:value-type="float" office:value="1.56" calcext:value-type="float">
            <text:p>1.56</text:p>
          </table:table-cell>
          <table:table-cell table:formula="of:= [.D570]-[.E570]" office:value-type="float" office:value="-1.56" calcext:value-type="float">
            <text:p>-1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15000" calcext:value-type="float">
            <text:p>68415000</text:p>
          </table:table-cell>
          <table:table-cell table:formula="of:=[.B571]/1000000" office:value-type="float" office:value="68.415" calcext:value-type="float">
            <text:p>68.41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" calcext:value-type="float">
            <text:p>66.4</text:p>
          </table:table-cell>
          <table:table-cell table:formula="of:=ABS([.D571]-[.E571])" office:value-type="float" office:value="1.58000000000001" calcext:value-type="float">
            <text:p>1.58</text:p>
          </table:table-cell>
          <table:table-cell table:formula="of:= [.D571]-[.E571]" office:value-type="float" office:value="-1.58000000000001" calcext:value-type="float">
            <text:p>-1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35000" calcext:value-type="float">
            <text:p>68435000</text:p>
          </table:table-cell>
          <table:table-cell table:formula="of:=[.B572]/1000000" office:value-type="float" office:value="68.435" calcext:value-type="float">
            <text:p>68.43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31" calcext:value-type="float">
            <text:p>66.31</text:p>
          </table:table-cell>
          <table:table-cell table:formula="of:=ABS([.D572]-[.E572])" office:value-type="float" office:value="1.49000000000001" calcext:value-type="float">
            <text:p>1.49</text:p>
          </table:table-cell>
          <table:table-cell table:formula="of:= [.D572]-[.E572]" office:value-type="float" office:value="-1.49000000000001" calcext:value-type="float">
            <text:p>-1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55000" calcext:value-type="float">
            <text:p>68455000</text:p>
          </table:table-cell>
          <table:table-cell table:formula="of:=[.B573]/1000000" office:value-type="float" office:value="68.455" calcext:value-type="float">
            <text:p>68.45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33" calcext:value-type="float">
            <text:p>66.33</text:p>
          </table:table-cell>
          <table:table-cell table:formula="of:=ABS([.D573]-[.E573])" office:value-type="float" office:value="1.5" calcext:value-type="float">
            <text:p>1.5</text:p>
          </table:table-cell>
          <table:table-cell table:formula="of:= [.D573]-[.E573]" office:value-type="float" office:value="-1.5" calcext:value-type="float">
            <text:p>-1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75000" calcext:value-type="float">
            <text:p>68475000</text:p>
          </table:table-cell>
          <table:table-cell table:formula="of:=[.B574]/1000000" office:value-type="float" office:value="68.475" calcext:value-type="float">
            <text:p>68.475</text:p>
          </table:table-cell>
          <table:table-cell office:value-type="float" office:value="64.83" calcext:value-type="float">
            <text:p>64.83</text:p>
          </table:table-cell>
          <table:table-cell office:value-type="float" office:value="66.35" calcext:value-type="float">
            <text:p>66.35</text:p>
          </table:table-cell>
          <table:table-cell table:formula="of:=ABS([.D574]-[.E574])" office:value-type="float" office:value="1.52" calcext:value-type="float">
            <text:p>1.52</text:p>
          </table:table-cell>
          <table:table-cell table:formula="of:= [.D574]-[.E574]" office:value-type="float" office:value="-1.52" calcext:value-type="float">
            <text:p>-1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95000" calcext:value-type="float">
            <text:p>68495000</text:p>
          </table:table-cell>
          <table:table-cell table:formula="of:=[.B575]/1000000" office:value-type="float" office:value="68.495" calcext:value-type="float">
            <text:p>68.49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37" calcext:value-type="float">
            <text:p>66.37</text:p>
          </table:table-cell>
          <table:table-cell table:formula="of:=ABS([.D575]-[.E575])" office:value-type="float" office:value="1.55000000000001" calcext:value-type="float">
            <text:p>1.55</text:p>
          </table:table-cell>
          <table:table-cell table:formula="of:= [.D575]-[.E575]" office:value-type="float" office:value="-1.55000000000001" calcext:value-type="float">
            <text:p>-1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15000" calcext:value-type="float">
            <text:p>68515000</text:p>
          </table:table-cell>
          <table:table-cell table:formula="of:=[.B576]/1000000" office:value-type="float" office:value="68.515" calcext:value-type="float">
            <text:p>68.51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39" calcext:value-type="float">
            <text:p>66.39</text:p>
          </table:table-cell>
          <table:table-cell table:formula="of:=ABS([.D576]-[.E576])" office:value-type="float" office:value="1.57000000000001" calcext:value-type="float">
            <text:p>1.57</text:p>
          </table:table-cell>
          <table:table-cell table:formula="of:= [.D576]-[.E576]" office:value-type="float" office:value="-1.57000000000001" calcext:value-type="float">
            <text:p>-1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35000" calcext:value-type="float">
            <text:p>68535000</text:p>
          </table:table-cell>
          <table:table-cell table:formula="of:=[.B577]/1000000" office:value-type="float" office:value="68.535" calcext:value-type="float">
            <text:p>68.53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1" calcext:value-type="float">
            <text:p>66.41</text:p>
          </table:table-cell>
          <table:table-cell table:formula="of:=ABS([.D577]-[.E577])" office:value-type="float" office:value="1.59" calcext:value-type="float">
            <text:p>1.59</text:p>
          </table:table-cell>
          <table:table-cell table:formula="of:= [.D577]-[.E577]" office:value-type="float" office:value="-1.59" calcext:value-type="float">
            <text:p>-1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55000" calcext:value-type="float">
            <text:p>68555000</text:p>
          </table:table-cell>
          <table:table-cell table:formula="of:=[.B578]/1000000" office:value-type="float" office:value="68.555" calcext:value-type="float">
            <text:p>68.55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4" calcext:value-type="float">
            <text:p>66.44</text:p>
          </table:table-cell>
          <table:table-cell table:formula="of:=ABS([.D578]-[.E578])" office:value-type="float" office:value="1.62" calcext:value-type="float">
            <text:p>1.62</text:p>
          </table:table-cell>
          <table:table-cell table:formula="of:= [.D578]-[.E578]" office:value-type="float" office:value="-1.62" calcext:value-type="float">
            <text:p>-1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75000" calcext:value-type="float">
            <text:p>68575000</text:p>
          </table:table-cell>
          <table:table-cell table:formula="of:=[.B579]/1000000" office:value-type="float" office:value="68.575" calcext:value-type="float">
            <text:p>68.57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6" calcext:value-type="float">
            <text:p>66.46</text:p>
          </table:table-cell>
          <table:table-cell table:formula="of:=ABS([.D579]-[.E579])" office:value-type="float" office:value="1.64" calcext:value-type="float">
            <text:p>1.64</text:p>
          </table:table-cell>
          <table:table-cell table:formula="of:= [.D579]-[.E579]" office:value-type="float" office:value="-1.64" calcext:value-type="float">
            <text:p>-1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95000" calcext:value-type="float">
            <text:p>68595000</text:p>
          </table:table-cell>
          <table:table-cell table:formula="of:=[.B580]/1000000" office:value-type="float" office:value="68.595" calcext:value-type="float">
            <text:p>68.59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9" calcext:value-type="float">
            <text:p>66.49</text:p>
          </table:table-cell>
          <table:table-cell table:formula="of:=ABS([.D580]-[.E580])" office:value-type="float" office:value="1.67" calcext:value-type="float">
            <text:p>1.67</text:p>
          </table:table-cell>
          <table:table-cell table:formula="of:= [.D580]-[.E580]" office:value-type="float" office:value="-1.67" calcext:value-type="float">
            <text:p>-1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15000" calcext:value-type="float">
            <text:p>68615000</text:p>
          </table:table-cell>
          <table:table-cell table:formula="of:=[.B581]/1000000" office:value-type="float" office:value="68.615" calcext:value-type="float">
            <text:p>68.61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" calcext:value-type="float">
            <text:p>66.5</text:p>
          </table:table-cell>
          <table:table-cell table:formula="of:=ABS([.D581]-[.E581])" office:value-type="float" office:value="1.69" calcext:value-type="float">
            <text:p>1.69</text:p>
          </table:table-cell>
          <table:table-cell table:formula="of:= [.D581]-[.E581]" office:value-type="float" office:value="-1.69" calcext:value-type="float">
            <text:p>-1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35000" calcext:value-type="float">
            <text:p>68635000</text:p>
          </table:table-cell>
          <table:table-cell table:formula="of:=[.B582]/1000000" office:value-type="float" office:value="68.635" calcext:value-type="float">
            <text:p>68.63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41" calcext:value-type="float">
            <text:p>66.41</text:p>
          </table:table-cell>
          <table:table-cell table:formula="of:=ABS([.D582]-[.E582])" office:value-type="float" office:value="1.59999999999999" calcext:value-type="float">
            <text:p>1.6</text:p>
          </table:table-cell>
          <table:table-cell table:formula="of:= [.D582]-[.E582]" office:value-type="float" office:value="-1.59999999999999" calcext:value-type="float">
            <text:p>-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55000" calcext:value-type="float">
            <text:p>68655000</text:p>
          </table:table-cell>
          <table:table-cell table:formula="of:=[.B583]/1000000" office:value-type="float" office:value="68.655" calcext:value-type="float">
            <text:p>68.65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4" calcext:value-type="float">
            <text:p>66.44</text:p>
          </table:table-cell>
          <table:table-cell table:formula="of:=ABS([.D583]-[.E583])" office:value-type="float" office:value="1.62" calcext:value-type="float">
            <text:p>1.62</text:p>
          </table:table-cell>
          <table:table-cell table:formula="of:= [.D583]-[.E583]" office:value-type="float" office:value="-1.62" calcext:value-type="float">
            <text:p>-1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75000" calcext:value-type="float">
            <text:p>68675000</text:p>
          </table:table-cell>
          <table:table-cell table:formula="of:=[.B584]/1000000" office:value-type="float" office:value="68.675" calcext:value-type="float">
            <text:p>68.67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6" calcext:value-type="float">
            <text:p>66.46</text:p>
          </table:table-cell>
          <table:table-cell table:formula="of:=ABS([.D584]-[.E584])" office:value-type="float" office:value="1.64" calcext:value-type="float">
            <text:p>1.64</text:p>
          </table:table-cell>
          <table:table-cell table:formula="of:= [.D584]-[.E584]" office:value-type="float" office:value="-1.64" calcext:value-type="float">
            <text:p>-1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95000" calcext:value-type="float">
            <text:p>68695000</text:p>
          </table:table-cell>
          <table:table-cell table:formula="of:=[.B585]/1000000" office:value-type="float" office:value="68.695" calcext:value-type="float">
            <text:p>68.695</text:p>
          </table:table-cell>
          <table:table-cell office:value-type="float" office:value="64.82" calcext:value-type="float">
            <text:p>64.82</text:p>
          </table:table-cell>
          <table:table-cell office:value-type="float" office:value="66.48" calcext:value-type="float">
            <text:p>66.48</text:p>
          </table:table-cell>
          <table:table-cell table:formula="of:=ABS([.D585]-[.E585])" office:value-type="float" office:value="1.66000000000001" calcext:value-type="float">
            <text:p>1.66</text:p>
          </table:table-cell>
          <table:table-cell table:formula="of:= [.D585]-[.E585]" office:value-type="float" office:value="-1.66000000000001" calcext:value-type="float">
            <text:p>-1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15000" calcext:value-type="float">
            <text:p>68715000</text:p>
          </table:table-cell>
          <table:table-cell table:formula="of:=[.B586]/1000000" office:value-type="float" office:value="68.715" calcext:value-type="float">
            <text:p>68.71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" calcext:value-type="float">
            <text:p>66.5</text:p>
          </table:table-cell>
          <table:table-cell table:formula="of:=ABS([.D586]-[.E586])" office:value-type="float" office:value="1.69" calcext:value-type="float">
            <text:p>1.69</text:p>
          </table:table-cell>
          <table:table-cell table:formula="of:= [.D586]-[.E586]" office:value-type="float" office:value="-1.69" calcext:value-type="float">
            <text:p>-1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35000" calcext:value-type="float">
            <text:p>68735000</text:p>
          </table:table-cell>
          <table:table-cell table:formula="of:=[.B587]/1000000" office:value-type="float" office:value="68.735" calcext:value-type="float">
            <text:p>68.73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2" calcext:value-type="float">
            <text:p>66.52</text:p>
          </table:table-cell>
          <table:table-cell table:formula="of:=ABS([.D587]-[.E587])" office:value-type="float" office:value="1.70999999999999" calcext:value-type="float">
            <text:p>1.71</text:p>
          </table:table-cell>
          <table:table-cell table:formula="of:= [.D587]-[.E587]" office:value-type="float" office:value="-1.70999999999999" calcext:value-type="float">
            <text:p>-1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55000" calcext:value-type="float">
            <text:p>68755000</text:p>
          </table:table-cell>
          <table:table-cell table:formula="of:=[.B588]/1000000" office:value-type="float" office:value="68.755" calcext:value-type="float">
            <text:p>68.75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5" calcext:value-type="float">
            <text:p>66.55</text:p>
          </table:table-cell>
          <table:table-cell table:formula="of:=ABS([.D588]-[.E588])" office:value-type="float" office:value="1.74" calcext:value-type="float">
            <text:p>1.74</text:p>
          </table:table-cell>
          <table:table-cell table:formula="of:= [.D588]-[.E588]" office:value-type="float" office:value="-1.74" calcext:value-type="float">
            <text:p>-1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75000" calcext:value-type="float">
            <text:p>68775000</text:p>
          </table:table-cell>
          <table:table-cell table:formula="of:=[.B589]/1000000" office:value-type="float" office:value="68.775" calcext:value-type="float">
            <text:p>68.77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7" calcext:value-type="float">
            <text:p>66.57</text:p>
          </table:table-cell>
          <table:table-cell table:formula="of:=ABS([.D589]-[.E589])" office:value-type="float" office:value="1.75999999999999" calcext:value-type="float">
            <text:p>1.76</text:p>
          </table:table-cell>
          <table:table-cell table:formula="of:= [.D589]-[.E589]" office:value-type="float" office:value="-1.75999999999999" calcext:value-type="float">
            <text:p>-1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95000" calcext:value-type="float">
            <text:p>68795000</text:p>
          </table:table-cell>
          <table:table-cell table:formula="of:=[.B590]/1000000" office:value-type="float" office:value="68.795" calcext:value-type="float">
            <text:p>68.79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" calcext:value-type="float">
            <text:p>66.6</text:p>
          </table:table-cell>
          <table:table-cell table:formula="of:=ABS([.D590]-[.E590])" office:value-type="float" office:value="1.78999999999999" calcext:value-type="float">
            <text:p>1.79</text:p>
          </table:table-cell>
          <table:table-cell table:formula="of:= [.D590]-[.E590]" office:value-type="float" office:value="-1.78999999999999" calcext:value-type="float">
            <text:p>-1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15000" calcext:value-type="float">
            <text:p>68815000</text:p>
          </table:table-cell>
          <table:table-cell table:formula="of:=[.B591]/1000000" office:value-type="float" office:value="68.815" calcext:value-type="float">
            <text:p>68.81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1" calcext:value-type="float">
            <text:p>66.61</text:p>
          </table:table-cell>
          <table:table-cell table:formula="of:=ABS([.D591]-[.E591])" office:value-type="float" office:value="1.8" calcext:value-type="float">
            <text:p>1.8</text:p>
          </table:table-cell>
          <table:table-cell table:formula="of:= [.D591]-[.E591]" office:value-type="float" office:value="-1.8" calcext:value-type="float">
            <text:p>-1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35000" calcext:value-type="float">
            <text:p>68835000</text:p>
          </table:table-cell>
          <table:table-cell table:formula="of:=[.B592]/1000000" office:value-type="float" office:value="68.835" calcext:value-type="float">
            <text:p>68.83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2" calcext:value-type="float">
            <text:p>66.52</text:p>
          </table:table-cell>
          <table:table-cell table:formula="of:=ABS([.D592]-[.E592])" office:value-type="float" office:value="1.70999999999999" calcext:value-type="float">
            <text:p>1.71</text:p>
          </table:table-cell>
          <table:table-cell table:formula="of:= [.D592]-[.E592]" office:value-type="float" office:value="-1.70999999999999" calcext:value-type="float">
            <text:p>-1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55000" calcext:value-type="float">
            <text:p>68855000</text:p>
          </table:table-cell>
          <table:table-cell table:formula="of:=[.B593]/1000000" office:value-type="float" office:value="68.855" calcext:value-type="float">
            <text:p>68.85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3" calcext:value-type="float">
            <text:p>66.53</text:p>
          </table:table-cell>
          <table:table-cell table:formula="of:=ABS([.D593]-[.E593])" office:value-type="float" office:value="1.72" calcext:value-type="float">
            <text:p>1.72</text:p>
          </table:table-cell>
          <table:table-cell table:formula="of:= [.D593]-[.E593]" office:value-type="float" office:value="-1.72" calcext:value-type="float">
            <text:p>-1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75000" calcext:value-type="float">
            <text:p>68875000</text:p>
          </table:table-cell>
          <table:table-cell table:formula="of:=[.B594]/1000000" office:value-type="float" office:value="68.875" calcext:value-type="float">
            <text:p>68.87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5" calcext:value-type="float">
            <text:p>66.55</text:p>
          </table:table-cell>
          <table:table-cell table:formula="of:=ABS([.D594]-[.E594])" office:value-type="float" office:value="1.74" calcext:value-type="float">
            <text:p>1.74</text:p>
          </table:table-cell>
          <table:table-cell table:formula="of:= [.D594]-[.E594]" office:value-type="float" office:value="-1.74" calcext:value-type="float">
            <text:p>-1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95000" calcext:value-type="float">
            <text:p>68895000</text:p>
          </table:table-cell>
          <table:table-cell table:formula="of:=[.B595]/1000000" office:value-type="float" office:value="68.895" calcext:value-type="float">
            <text:p>68.89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7" calcext:value-type="float">
            <text:p>66.57</text:p>
          </table:table-cell>
          <table:table-cell table:formula="of:=ABS([.D595]-[.E595])" office:value-type="float" office:value="1.75999999999999" calcext:value-type="float">
            <text:p>1.76</text:p>
          </table:table-cell>
          <table:table-cell table:formula="of:= [.D595]-[.E595]" office:value-type="float" office:value="-1.75999999999999" calcext:value-type="float">
            <text:p>-1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15000" calcext:value-type="float">
            <text:p>68915000</text:p>
          </table:table-cell>
          <table:table-cell table:formula="of:=[.B596]/1000000" office:value-type="float" office:value="68.915" calcext:value-type="float">
            <text:p>68.91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59" calcext:value-type="float">
            <text:p>66.59</text:p>
          </table:table-cell>
          <table:table-cell table:formula="of:=ABS([.D596]-[.E596])" office:value-type="float" office:value="1.78" calcext:value-type="float">
            <text:p>1.78</text:p>
          </table:table-cell>
          <table:table-cell table:formula="of:= [.D596]-[.E596]" office:value-type="float" office:value="-1.78" calcext:value-type="float">
            <text:p>-1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35000" calcext:value-type="float">
            <text:p>68935000</text:p>
          </table:table-cell>
          <table:table-cell table:formula="of:=[.B597]/1000000" office:value-type="float" office:value="68.935" calcext:value-type="float">
            <text:p>68.93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2" calcext:value-type="float">
            <text:p>66.62</text:p>
          </table:table-cell>
          <table:table-cell table:formula="of:=ABS([.D597]-[.E597])" office:value-type="float" office:value="1.81" calcext:value-type="float">
            <text:p>1.81</text:p>
          </table:table-cell>
          <table:table-cell table:formula="of:= [.D597]-[.E597]" office:value-type="float" office:value="-1.81" calcext:value-type="float">
            <text:p>-1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55000" calcext:value-type="float">
            <text:p>68955000</text:p>
          </table:table-cell>
          <table:table-cell table:formula="of:=[.B598]/1000000" office:value-type="float" office:value="68.955" calcext:value-type="float">
            <text:p>68.95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4" calcext:value-type="float">
            <text:p>66.64</text:p>
          </table:table-cell>
          <table:table-cell table:formula="of:=ABS([.D598]-[.E598])" office:value-type="float" office:value="1.83" calcext:value-type="float">
            <text:p>1.83</text:p>
          </table:table-cell>
          <table:table-cell table:formula="of:= [.D598]-[.E598]" office:value-type="float" office:value="-1.83" calcext:value-type="float">
            <text:p>-1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75000" calcext:value-type="float">
            <text:p>68975000</text:p>
          </table:table-cell>
          <table:table-cell table:formula="of:=[.B599]/1000000" office:value-type="float" office:value="68.975" calcext:value-type="float">
            <text:p>68.97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6" calcext:value-type="float">
            <text:p>66.66</text:p>
          </table:table-cell>
          <table:table-cell table:formula="of:=ABS([.D599]-[.E599])" office:value-type="float" office:value="1.84999999999999" calcext:value-type="float">
            <text:p>1.85</text:p>
          </table:table-cell>
          <table:table-cell table:formula="of:= [.D599]-[.E599]" office:value-type="float" office:value="-1.84999999999999" calcext:value-type="float">
            <text:p>-1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95000" calcext:value-type="float">
            <text:p>68995000</text:p>
          </table:table-cell>
          <table:table-cell table:formula="of:=[.B600]/1000000" office:value-type="float" office:value="68.995" calcext:value-type="float">
            <text:p>68.99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9" calcext:value-type="float">
            <text:p>66.69</text:p>
          </table:table-cell>
          <table:table-cell table:formula="of:=ABS([.D600]-[.E600])" office:value-type="float" office:value="1.88" calcext:value-type="float">
            <text:p>1.88</text:p>
          </table:table-cell>
          <table:table-cell table:formula="of:= [.D600]-[.E600]" office:value-type="float" office:value="-1.88" calcext:value-type="float">
            <text:p>-1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015000" calcext:value-type="float">
            <text:p>69015000</text:p>
          </table:table-cell>
          <table:table-cell table:formula="of:=[.B601]/1000000" office:value-type="float" office:value="69.015" calcext:value-type="float">
            <text:p>69.015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table:formula="of:=ABS([.D601]-[.E601])" office:value-type="float" office:value="1.90000000000001" calcext:value-type="float">
            <text:p>1.9</text:p>
          </table:table-cell>
          <table:table-cell table:formula="of:= [.D601]-[.E601]" office:value-type="float" office:value="-1.90000000000001" calcext:value-type="float">
            <text:p>-1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035000" calcext:value-type="float">
            <text:p>69035000</text:p>
          </table:table-cell>
          <table:table-cell table:formula="of:=[.B602]/1000000" office:value-type="float" office:value="69.035" calcext:value-type="float">
            <text:p>69.035</text:p>
          </table:table-cell>
          <table:table-cell office:value-type="float" office:value="64.8" calcext:value-type="float">
            <text:p>64.8</text:p>
          </table:table-cell>
          <table:table-cell office:value-type="float" office:value="66.62" calcext:value-type="float">
            <text:p>66.62</text:p>
          </table:table-cell>
          <table:table-cell table:formula="of:=ABS([.D602]-[.E602])" office:value-type="float" office:value="1.82000000000001" calcext:value-type="float">
            <text:p>1.82</text:p>
          </table:table-cell>
          <table:table-cell table:formula="of:= [.D602]-[.E602]" office:value-type="float" office:value="-1.82000000000001" calcext:value-type="float">
            <text:p>-1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055000" calcext:value-type="float">
            <text:p>69055000</text:p>
          </table:table-cell>
          <table:table-cell table:formula="of:=[.B603]/1000000" office:value-type="float" office:value="69.055" calcext:value-type="float">
            <text:p>69.05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3" calcext:value-type="float">
            <text:p>66.63</text:p>
          </table:table-cell>
          <table:table-cell table:formula="of:=ABS([.D603]-[.E603])" office:value-type="float" office:value="1.81999999999999" calcext:value-type="float">
            <text:p>1.82</text:p>
          </table:table-cell>
          <table:table-cell table:formula="of:= [.D603]-[.E603]" office:value-type="float" office:value="-1.81999999999999" calcext:value-type="float">
            <text:p>-1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075000" calcext:value-type="float">
            <text:p>69075000</text:p>
          </table:table-cell>
          <table:table-cell table:formula="of:=[.B604]/1000000" office:value-type="float" office:value="69.075" calcext:value-type="float">
            <text:p>69.07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5" calcext:value-type="float">
            <text:p>66.65</text:p>
          </table:table-cell>
          <table:table-cell table:formula="of:=ABS([.D604]-[.E604])" office:value-type="float" office:value="1.84" calcext:value-type="float">
            <text:p>1.84</text:p>
          </table:table-cell>
          <table:table-cell table:formula="of:= [.D604]-[.E604]" office:value-type="float" office:value="-1.84" calcext:value-type="float">
            <text:p>-1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095000" calcext:value-type="float">
            <text:p>69095000</text:p>
          </table:table-cell>
          <table:table-cell table:formula="of:=[.B605]/1000000" office:value-type="float" office:value="69.095" calcext:value-type="float">
            <text:p>69.09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67" calcext:value-type="float">
            <text:p>66.67</text:p>
          </table:table-cell>
          <table:table-cell table:formula="of:=ABS([.D605]-[.E605])" office:value-type="float" office:value="1.86" calcext:value-type="float">
            <text:p>1.86</text:p>
          </table:table-cell>
          <table:table-cell table:formula="of:= [.D605]-[.E605]" office:value-type="float" office:value="-1.86" calcext:value-type="float">
            <text:p>-1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15000" calcext:value-type="float">
            <text:p>69115000</text:p>
          </table:table-cell>
          <table:table-cell table:formula="of:=[.B606]/1000000" office:value-type="float" office:value="69.115" calcext:value-type="float">
            <text:p>69.115</text:p>
          </table:table-cell>
          <table:table-cell office:value-type="float" office:value="64.8" calcext:value-type="float">
            <text:p>64.8</text:p>
          </table:table-cell>
          <table:table-cell office:value-type="float" office:value="66.69" calcext:value-type="float">
            <text:p>66.69</text:p>
          </table:table-cell>
          <table:table-cell table:formula="of:=ABS([.D606]-[.E606])" office:value-type="float" office:value="1.89" calcext:value-type="float">
            <text:p>1.89</text:p>
          </table:table-cell>
          <table:table-cell table:formula="of:= [.D606]-[.E606]" office:value-type="float" office:value="-1.89" calcext:value-type="float">
            <text:p>-1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35000" calcext:value-type="float">
            <text:p>69135000</text:p>
          </table:table-cell>
          <table:table-cell table:formula="of:=[.B607]/1000000" office:value-type="float" office:value="69.135" calcext:value-type="float">
            <text:p>69.135</text:p>
          </table:table-cell>
          <table:table-cell office:value-type="float" office:value="64.8" calcext:value-type="float">
            <text:p>64.8</text:p>
          </table:table-cell>
          <table:table-cell office:value-type="float" office:value="66.71" calcext:value-type="float">
            <text:p>66.71</text:p>
          </table:table-cell>
          <table:table-cell table:formula="of:=ABS([.D607]-[.E607])" office:value-type="float" office:value="1.91" calcext:value-type="float">
            <text:p>1.91</text:p>
          </table:table-cell>
          <table:table-cell table:formula="of:= [.D607]-[.E607]" office:value-type="float" office:value="-1.91" calcext:value-type="float">
            <text:p>-1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55000" calcext:value-type="float">
            <text:p>69155000</text:p>
          </table:table-cell>
          <table:table-cell table:formula="of:=[.B608]/1000000" office:value-type="float" office:value="69.155" calcext:value-type="float">
            <text:p>69.155</text:p>
          </table:table-cell>
          <table:table-cell office:value-type="float" office:value="64.8" calcext:value-type="float">
            <text:p>64.8</text:p>
          </table:table-cell>
          <table:table-cell office:value-type="float" office:value="66.74" calcext:value-type="float">
            <text:p>66.74</text:p>
          </table:table-cell>
          <table:table-cell table:formula="of:=ABS([.D608]-[.E608])" office:value-type="float" office:value="1.94" calcext:value-type="float">
            <text:p>1.94</text:p>
          </table:table-cell>
          <table:table-cell table:formula="of:= [.D608]-[.E608]" office:value-type="float" office:value="-1.94" calcext:value-type="float">
            <text:p>-1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75000" calcext:value-type="float">
            <text:p>69175000</text:p>
          </table:table-cell>
          <table:table-cell table:formula="of:=[.B609]/1000000" office:value-type="float" office:value="69.175" calcext:value-type="float">
            <text:p>69.175</text:p>
          </table:table-cell>
          <table:table-cell office:value-type="float" office:value="64.8" calcext:value-type="float">
            <text:p>64.8</text:p>
          </table:table-cell>
          <table:table-cell office:value-type="float" office:value="66.76" calcext:value-type="float">
            <text:p>66.76</text:p>
          </table:table-cell>
          <table:table-cell table:formula="of:=ABS([.D609]-[.E609])" office:value-type="float" office:value="1.96000000000001" calcext:value-type="float">
            <text:p>1.96</text:p>
          </table:table-cell>
          <table:table-cell table:formula="of:= [.D609]-[.E609]" office:value-type="float" office:value="-1.96000000000001" calcext:value-type="float">
            <text:p>-1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95000" calcext:value-type="float">
            <text:p>69195000</text:p>
          </table:table-cell>
          <table:table-cell table:formula="of:=[.B610]/1000000" office:value-type="float" office:value="69.195" calcext:value-type="float">
            <text:p>69.195</text:p>
          </table:table-cell>
          <table:table-cell office:value-type="float" office:value="64.8" calcext:value-type="float">
            <text:p>64.8</text:p>
          </table:table-cell>
          <table:table-cell office:value-type="float" office:value="66.79" calcext:value-type="float">
            <text:p>66.79</text:p>
          </table:table-cell>
          <table:table-cell table:formula="of:=ABS([.D610]-[.E610])" office:value-type="float" office:value="1.99000000000001" calcext:value-type="float">
            <text:p>1.99</text:p>
          </table:table-cell>
          <table:table-cell table:formula="of:= [.D610]-[.E610]" office:value-type="float" office:value="-1.99000000000001" calcext:value-type="float">
            <text:p>-1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15000" calcext:value-type="float">
            <text:p>69215000</text:p>
          </table:table-cell>
          <table:table-cell table:formula="of:=[.B611]/1000000" office:value-type="float" office:value="69.215" calcext:value-type="float">
            <text:p>69.215</text:p>
          </table:table-cell>
          <table:table-cell office:value-type="float" office:value="64.8" calcext:value-type="float">
            <text:p>64.8</text:p>
          </table:table-cell>
          <table:table-cell office:value-type="float" office:value="66.8" calcext:value-type="float">
            <text:p>66.8</text:p>
          </table:table-cell>
          <table:table-cell table:formula="of:=ABS([.D611]-[.E611])" office:value-type="float" office:value="2" calcext:value-type="float">
            <text:p>2</text:p>
          </table:table-cell>
          <table:table-cell table:formula="of:= [.D611]-[.E611]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35000" calcext:value-type="float">
            <text:p>69235000</text:p>
          </table:table-cell>
          <table:table-cell table:formula="of:=[.B612]/1000000" office:value-type="float" office:value="69.235" calcext:value-type="float">
            <text:p>69.235</text:p>
          </table:table-cell>
          <table:table-cell office:value-type="float" office:value="64.8" calcext:value-type="float">
            <text:p>64.8</text:p>
          </table:table-cell>
          <table:table-cell office:value-type="float" office:value="66.73" calcext:value-type="float">
            <text:p>66.73</text:p>
          </table:table-cell>
          <table:table-cell table:formula="of:=ABS([.D612]-[.E612])" office:value-type="float" office:value="1.93000000000001" calcext:value-type="float">
            <text:p>1.93</text:p>
          </table:table-cell>
          <table:table-cell table:formula="of:= [.D612]-[.E612]" office:value-type="float" office:value="-1.93000000000001" calcext:value-type="float">
            <text:p>-1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55000" calcext:value-type="float">
            <text:p>69255000</text:p>
          </table:table-cell>
          <table:table-cell table:formula="of:=[.B613]/1000000" office:value-type="float" office:value="69.255" calcext:value-type="float">
            <text:p>69.25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74" calcext:value-type="float">
            <text:p>66.74</text:p>
          </table:table-cell>
          <table:table-cell table:formula="of:=ABS([.D613]-[.E613])" office:value-type="float" office:value="1.92999999999999" calcext:value-type="float">
            <text:p>1.93</text:p>
          </table:table-cell>
          <table:table-cell table:formula="of:= [.D613]-[.E613]" office:value-type="float" office:value="-1.92999999999999" calcext:value-type="float">
            <text:p>-1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75000" calcext:value-type="float">
            <text:p>69275000</text:p>
          </table:table-cell>
          <table:table-cell table:formula="of:=[.B614]/1000000" office:value-type="float" office:value="69.275" calcext:value-type="float">
            <text:p>69.275</text:p>
          </table:table-cell>
          <table:table-cell office:value-type="float" office:value="64.81" calcext:value-type="float">
            <text:p>64.81</text:p>
          </table:table-cell>
          <table:table-cell office:value-type="float" office:value="66.76" calcext:value-type="float">
            <text:p>66.76</text:p>
          </table:table-cell>
          <table:table-cell table:formula="of:=ABS([.D614]-[.E614])" office:value-type="float" office:value="1.95" calcext:value-type="float">
            <text:p>1.95</text:p>
          </table:table-cell>
          <table:table-cell table:formula="of:= [.D614]-[.E614]" office:value-type="float" office:value="-1.95" calcext:value-type="float">
            <text:p>-1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95000" calcext:value-type="float">
            <text:p>69295000</text:p>
          </table:table-cell>
          <table:table-cell table:formula="of:=[.B615]/1000000" office:value-type="float" office:value="69.295" calcext:value-type="float">
            <text:p>69.295</text:p>
          </table:table-cell>
          <table:table-cell office:value-type="float" office:value="64.8" calcext:value-type="float">
            <text:p>64.8</text:p>
          </table:table-cell>
          <table:table-cell office:value-type="float" office:value="66.78" calcext:value-type="float">
            <text:p>66.78</text:p>
          </table:table-cell>
          <table:table-cell table:formula="of:=ABS([.D615]-[.E615])" office:value-type="float" office:value="1.98" calcext:value-type="float">
            <text:p>1.98</text:p>
          </table:table-cell>
          <table:table-cell table:formula="of:= [.D615]-[.E615]" office:value-type="float" office:value="-1.98" calcext:value-type="float">
            <text:p>-1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15000" calcext:value-type="float">
            <text:p>69315000</text:p>
          </table:table-cell>
          <table:table-cell table:formula="of:=[.B616]/1000000" office:value-type="float" office:value="69.315" calcext:value-type="float">
            <text:p>69.315</text:p>
          </table:table-cell>
          <table:table-cell office:value-type="float" office:value="64.8" calcext:value-type="float">
            <text:p>64.8</text:p>
          </table:table-cell>
          <table:table-cell office:value-type="float" office:value="66.8" calcext:value-type="float">
            <text:p>66.8</text:p>
          </table:table-cell>
          <table:table-cell table:formula="of:=ABS([.D616]-[.E616])" office:value-type="float" office:value="2" calcext:value-type="float">
            <text:p>2</text:p>
          </table:table-cell>
          <table:table-cell table:formula="of:= [.D616]-[.E616]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35000" calcext:value-type="float">
            <text:p>69335000</text:p>
          </table:table-cell>
          <table:table-cell table:formula="of:=[.B617]/1000000" office:value-type="float" office:value="69.335" calcext:value-type="float">
            <text:p>69.335</text:p>
          </table:table-cell>
          <table:table-cell office:value-type="float" office:value="0" calcext:value-type="float">
            <text:p>0</text:p>
          </table:table-cell>
          <table:table-cell office:value-type="float" office:value="66.48" calcext:value-type="float">
            <text:p>66.48</text:p>
          </table:table-cell>
          <table:table-cell table:formula="of:=ABS([.D617]-[.E617])" office:value-type="float" office:value="66.48" calcext:value-type="float">
            <text:p>66.48</text:p>
          </table:table-cell>
          <table:table-cell table:formula="of:= [.D617]-[.E617]" office:value-type="float" office:value="-66.48" calcext:value-type="float">
            <text:p>-66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55000" calcext:value-type="float">
            <text:p>69355000</text:p>
          </table:table-cell>
          <table:table-cell table:formula="of:=[.B618]/1000000" office:value-type="float" office:value="69.355" calcext:value-type="float">
            <text:p>69.355</text:p>
          </table:table-cell>
          <table:table-cell office:value-type="float" office:value="0" calcext:value-type="float">
            <text:p>0</text:p>
          </table:table-cell>
          <table:table-cell office:value-type="float" office:value="65.88" calcext:value-type="float">
            <text:p>65.88</text:p>
          </table:table-cell>
          <table:table-cell table:formula="of:=ABS([.D618]-[.E618])" office:value-type="float" office:value="65.88" calcext:value-type="float">
            <text:p>65.88</text:p>
          </table:table-cell>
          <table:table-cell table:formula="of:= [.D618]-[.E618]" office:value-type="float" office:value="-65.88" calcext:value-type="float">
            <text:p>-65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75000" calcext:value-type="float">
            <text:p>69375000</text:p>
          </table:table-cell>
          <table:table-cell table:formula="of:=[.B619]/1000000" office:value-type="float" office:value="69.375" calcext:value-type="float">
            <text:p>69.375</text:p>
          </table:table-cell>
          <table:table-cell office:value-type="float" office:value="0" calcext:value-type="float">
            <text:p>0</text:p>
          </table:table-cell>
          <table:table-cell office:value-type="float" office:value="65.05" calcext:value-type="float">
            <text:p>65.05</text:p>
          </table:table-cell>
          <table:table-cell table:formula="of:=ABS([.D619]-[.E619])" office:value-type="float" office:value="65.05" calcext:value-type="float">
            <text:p>65.05</text:p>
          </table:table-cell>
          <table:table-cell table:formula="of:= [.D619]-[.E619]" office:value-type="float" office:value="-65.05" calcext:value-type="float">
            <text:p>-65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95000" calcext:value-type="float">
            <text:p>69395000</text:p>
          </table:table-cell>
          <table:table-cell table:formula="of:=[.B620]/1000000" office:value-type="float" office:value="69.395" calcext:value-type="float">
            <text:p>69.395</text:p>
          </table:table-cell>
          <table:table-cell office:value-type="float" office:value="0" calcext:value-type="float">
            <text:p>0</text:p>
          </table:table-cell>
          <table:table-cell office:value-type="float" office:value="64.03" calcext:value-type="float">
            <text:p>64.03</text:p>
          </table:table-cell>
          <table:table-cell table:formula="of:=ABS([.D620]-[.E620])" office:value-type="float" office:value="64.03" calcext:value-type="float">
            <text:p>64.03</text:p>
          </table:table-cell>
          <table:table-cell table:formula="of:= [.D620]-[.E620]" office:value-type="float" office:value="-64.03" calcext:value-type="float">
            <text:p>-64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15000" calcext:value-type="float">
            <text:p>69415000</text:p>
          </table:table-cell>
          <table:table-cell table:formula="of:=[.B621]/1000000" office:value-type="float" office:value="69.415" calcext:value-type="float">
            <text:p>69.415</text:p>
          </table:table-cell>
          <table:table-cell office:value-type="float" office:value="0" calcext:value-type="float">
            <text:p>0</text:p>
          </table:table-cell>
          <table:table-cell office:value-type="float" office:value="62.84" calcext:value-type="float">
            <text:p>62.84</text:p>
          </table:table-cell>
          <table:table-cell table:formula="of:=ABS([.D621]-[.E621])" office:value-type="float" office:value="62.84" calcext:value-type="float">
            <text:p>62.84</text:p>
          </table:table-cell>
          <table:table-cell table:formula="of:= [.D621]-[.E621]" office:value-type="float" office:value="-62.84" calcext:value-type="float">
            <text:p>-62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35000" calcext:value-type="float">
            <text:p>69435000</text:p>
          </table:table-cell>
          <table:table-cell table:formula="of:=[.B622]/1000000" office:value-type="float" office:value="69.435" calcext:value-type="float">
            <text:p>69.435</text:p>
          </table:table-cell>
          <table:table-cell office:value-type="float" office:value="0" calcext:value-type="float">
            <text:p>0</text:p>
          </table:table-cell>
          <table:table-cell office:value-type="float" office:value="61.44" calcext:value-type="float">
            <text:p>61.44</text:p>
          </table:table-cell>
          <table:table-cell table:formula="of:=ABS([.D622]-[.E622])" office:value-type="float" office:value="61.44" calcext:value-type="float">
            <text:p>61.44</text:p>
          </table:table-cell>
          <table:table-cell table:formula="of:= [.D622]-[.E622]" office:value-type="float" office:value="-61.44" calcext:value-type="float">
            <text:p>-61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55000" calcext:value-type="float">
            <text:p>69455000</text:p>
          </table:table-cell>
          <table:table-cell table:formula="of:=[.B623]/1000000" office:value-type="float" office:value="69.455" calcext:value-type="float">
            <text:p>69.455</text:p>
          </table:table-cell>
          <table:table-cell office:value-type="float" office:value="0" calcext:value-type="float">
            <text:p>0</text:p>
          </table:table-cell>
          <table:table-cell office:value-type="float" office:value="60.01" calcext:value-type="float">
            <text:p>60.01</text:p>
          </table:table-cell>
          <table:table-cell table:formula="of:=ABS([.D623]-[.E623])" office:value-type="float" office:value="60.01" calcext:value-type="float">
            <text:p>60.01</text:p>
          </table:table-cell>
          <table:table-cell table:formula="of:= [.D623]-[.E623]" office:value-type="float" office:value="-60.01" calcext:value-type="float">
            <text:p>-60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75000" calcext:value-type="float">
            <text:p>69475000</text:p>
          </table:table-cell>
          <table:table-cell table:formula="of:=[.B624]/1000000" office:value-type="float" office:value="69.475" calcext:value-type="float">
            <text:p>69.475</text:p>
          </table:table-cell>
          <table:table-cell office:value-type="float" office:value="0" calcext:value-type="float">
            <text:p>0</text:p>
          </table:table-cell>
          <table:table-cell office:value-type="float" office:value="58.47" calcext:value-type="float">
            <text:p>58.47</text:p>
          </table:table-cell>
          <table:table-cell table:formula="of:=ABS([.D624]-[.E624])" office:value-type="float" office:value="58.47" calcext:value-type="float">
            <text:p>58.47</text:p>
          </table:table-cell>
          <table:table-cell table:formula="of:= [.D624]-[.E624]" office:value-type="float" office:value="-58.47" calcext:value-type="float">
            <text:p>-58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95000" calcext:value-type="float">
            <text:p>69495000</text:p>
          </table:table-cell>
          <table:table-cell table:formula="of:=[.B625]/1000000" office:value-type="float" office:value="69.495" calcext:value-type="float">
            <text:p>69.495</text:p>
          </table:table-cell>
          <table:table-cell office:value-type="float" office:value="0" calcext:value-type="float">
            <text:p>0</text:p>
          </table:table-cell>
          <table:table-cell office:value-type="float" office:value="56.86" calcext:value-type="float">
            <text:p>56.86</text:p>
          </table:table-cell>
          <table:table-cell table:formula="of:=ABS([.D625]-[.E625])" office:value-type="float" office:value="56.86" calcext:value-type="float">
            <text:p>56.86</text:p>
          </table:table-cell>
          <table:table-cell table:formula="of:= [.D625]-[.E625]" office:value-type="float" office:value="-56.86" calcext:value-type="float">
            <text:p>-56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15000" calcext:value-type="float">
            <text:p>69515000</text:p>
          </table:table-cell>
          <table:table-cell table:formula="of:=[.B626]/1000000" office:value-type="float" office:value="69.515" calcext:value-type="float">
            <text:p>69.515</text:p>
          </table:table-cell>
          <table:table-cell office:value-type="float" office:value="0" calcext:value-type="float">
            <text:p>0</text:p>
          </table:table-cell>
          <table:table-cell office:value-type="float" office:value="55.18" calcext:value-type="float">
            <text:p>55.18</text:p>
          </table:table-cell>
          <table:table-cell table:formula="of:=ABS([.D626]-[.E626])" office:value-type="float" office:value="55.18" calcext:value-type="float">
            <text:p>55.18</text:p>
          </table:table-cell>
          <table:table-cell table:formula="of:= [.D626]-[.E626]" office:value-type="float" office:value="-55.18" calcext:value-type="float">
            <text:p>-55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35000" calcext:value-type="float">
            <text:p>69535000</text:p>
          </table:table-cell>
          <table:table-cell table:formula="of:=[.B627]/1000000" office:value-type="float" office:value="69.535" calcext:value-type="float">
            <text:p>69.535</text:p>
          </table:table-cell>
          <table:table-cell office:value-type="float" office:value="0" calcext:value-type="float">
            <text:p>0</text:p>
          </table:table-cell>
          <table:table-cell office:value-type="float" office:value="53.44" calcext:value-type="float">
            <text:p>53.44</text:p>
          </table:table-cell>
          <table:table-cell table:formula="of:=ABS([.D627]-[.E627])" office:value-type="float" office:value="53.44" calcext:value-type="float">
            <text:p>53.44</text:p>
          </table:table-cell>
          <table:table-cell table:formula="of:= [.D627]-[.E627]" office:value-type="float" office:value="-53.44" calcext:value-type="float">
            <text:p>-53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55000" calcext:value-type="float">
            <text:p>69555000</text:p>
          </table:table-cell>
          <table:table-cell table:formula="of:=[.B628]/1000000" office:value-type="float" office:value="69.555" calcext:value-type="float">
            <text:p>69.555</text:p>
          </table:table-cell>
          <table:table-cell office:value-type="float" office:value="0" calcext:value-type="float">
            <text:p>0</text:p>
          </table:table-cell>
          <table:table-cell office:value-type="float" office:value="51.66" calcext:value-type="float">
            <text:p>51.66</text:p>
          </table:table-cell>
          <table:table-cell table:formula="of:=ABS([.D628]-[.E628])" office:value-type="float" office:value="51.66" calcext:value-type="float">
            <text:p>51.66</text:p>
          </table:table-cell>
          <table:table-cell table:formula="of:= [.D628]-[.E628]" office:value-type="float" office:value="-51.66" calcext:value-type="float">
            <text:p>-51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75000" calcext:value-type="float">
            <text:p>69575000</text:p>
          </table:table-cell>
          <table:table-cell table:formula="of:=[.B629]/1000000" office:value-type="float" office:value="69.575" calcext:value-type="float">
            <text:p>69.575</text:p>
          </table:table-cell>
          <table:table-cell office:value-type="float" office:value="0" calcext:value-type="float">
            <text:p>0</text:p>
          </table:table-cell>
          <table:table-cell office:value-type="float" office:value="49.84" calcext:value-type="float">
            <text:p>49.84</text:p>
          </table:table-cell>
          <table:table-cell table:formula="of:=ABS([.D629]-[.E629])" office:value-type="float" office:value="49.84" calcext:value-type="float">
            <text:p>49.84</text:p>
          </table:table-cell>
          <table:table-cell table:formula="of:= [.D629]-[.E629]" office:value-type="float" office:value="-49.84" calcext:value-type="float">
            <text:p>-49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95000" calcext:value-type="float">
            <text:p>69595000</text:p>
          </table:table-cell>
          <table:table-cell table:formula="of:=[.B630]/1000000" office:value-type="float" office:value="69.595" calcext:value-type="float">
            <text:p>69.59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ABS([.D630]-[.E630])" office:value-type="float" office:value="48" calcext:value-type="float">
            <text:p>48</text:p>
          </table:table-cell>
          <table:table-cell table:formula="of:= [.D630]-[.E630]" office:value-type="float" office:value="-48" calcext:value-type="float">
            <text:p>-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15000" calcext:value-type="float">
            <text:p>69615000</text:p>
          </table:table-cell>
          <table:table-cell table:formula="of:=[.B631]/1000000" office:value-type="float" office:value="69.615" calcext:value-type="float">
            <text:p>69.615</text:p>
          </table:table-cell>
          <table:table-cell office:value-type="float" office:value="0" calcext:value-type="float">
            <text:p>0</text:p>
          </table:table-cell>
          <table:table-cell office:value-type="float" office:value="46.13" calcext:value-type="float">
            <text:p>46.13</text:p>
          </table:table-cell>
          <table:table-cell table:formula="of:=ABS([.D631]-[.E631])" office:value-type="float" office:value="46.13" calcext:value-type="float">
            <text:p>46.13</text:p>
          </table:table-cell>
          <table:table-cell table:formula="of:= [.D631]-[.E631]" office:value-type="float" office:value="-46.13" calcext:value-type="float">
            <text:p>-46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35000" calcext:value-type="float">
            <text:p>69635000</text:p>
          </table:table-cell>
          <table:table-cell table:formula="of:=[.B632]/1000000" office:value-type="float" office:value="69.635" calcext:value-type="float">
            <text:p>69.635</text:p>
          </table:table-cell>
          <table:table-cell office:value-type="float" office:value="0" calcext:value-type="float">
            <text:p>0</text:p>
          </table:table-cell>
          <table:table-cell office:value-type="float" office:value="44.18" calcext:value-type="float">
            <text:p>44.18</text:p>
          </table:table-cell>
          <table:table-cell table:formula="of:=ABS([.D632]-[.E632])" office:value-type="float" office:value="44.18" calcext:value-type="float">
            <text:p>44.18</text:p>
          </table:table-cell>
          <table:table-cell table:formula="of:= [.D632]-[.E632]" office:value-type="float" office:value="-44.18" calcext:value-type="float">
            <text:p>-44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55000" calcext:value-type="float">
            <text:p>69655000</text:p>
          </table:table-cell>
          <table:table-cell table:formula="of:=[.B633]/1000000" office:value-type="float" office:value="69.655" calcext:value-type="float">
            <text:p>69.655</text:p>
          </table:table-cell>
          <table:table-cell office:value-type="float" office:value="0" calcext:value-type="float">
            <text:p>0</text:p>
          </table:table-cell>
          <table:table-cell office:value-type="float" office:value="42.28" calcext:value-type="float">
            <text:p>42.28</text:p>
          </table:table-cell>
          <table:table-cell table:formula="of:=ABS([.D633]-[.E633])" office:value-type="float" office:value="42.28" calcext:value-type="float">
            <text:p>42.28</text:p>
          </table:table-cell>
          <table:table-cell table:formula="of:= [.D633]-[.E633]" office:value-type="float" office:value="-42.28" calcext:value-type="float">
            <text:p>-42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75000" calcext:value-type="float">
            <text:p>69675000</text:p>
          </table:table-cell>
          <table:table-cell table:formula="of:=[.B634]/1000000" office:value-type="float" office:value="69.675" calcext:value-type="float">
            <text:p>69.675</text:p>
          </table:table-cell>
          <table:table-cell office:value-type="float" office:value="0" calcext:value-type="float">
            <text:p>0</text:p>
          </table:table-cell>
          <table:table-cell office:value-type="float" office:value="40.36" calcext:value-type="float">
            <text:p>40.36</text:p>
          </table:table-cell>
          <table:table-cell table:formula="of:=ABS([.D634]-[.E634])" office:value-type="float" office:value="40.36" calcext:value-type="float">
            <text:p>40.36</text:p>
          </table:table-cell>
          <table:table-cell table:formula="of:= [.D634]-[.E634]" office:value-type="float" office:value="-40.36" calcext:value-type="float">
            <text:p>-40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95000" calcext:value-type="float">
            <text:p>69695000</text:p>
          </table:table-cell>
          <table:table-cell table:formula="of:=[.B635]/1000000" office:value-type="float" office:value="69.695" calcext:value-type="float">
            <text:p>69.695</text:p>
          </table:table-cell>
          <table:table-cell office:value-type="float" office:value="0" calcext:value-type="float">
            <text:p>0</text:p>
          </table:table-cell>
          <table:table-cell office:value-type="float" office:value="38.44" calcext:value-type="float">
            <text:p>38.44</text:p>
          </table:table-cell>
          <table:table-cell table:formula="of:=ABS([.D635]-[.E635])" office:value-type="float" office:value="38.44" calcext:value-type="float">
            <text:p>38.44</text:p>
          </table:table-cell>
          <table:table-cell table:formula="of:= [.D635]-[.E635]" office:value-type="float" office:value="-38.44" calcext:value-type="float">
            <text:p>-38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15000" calcext:value-type="float">
            <text:p>69715000</text:p>
          </table:table-cell>
          <table:table-cell table:formula="of:=[.B636]/1000000" office:value-type="float" office:value="69.715" calcext:value-type="float">
            <text:p>69.715</text:p>
          </table:table-cell>
          <table:table-cell office:value-type="float" office:value="0" calcext:value-type="float">
            <text:p>0</text:p>
          </table:table-cell>
          <table:table-cell office:value-type="float" office:value="36.52" calcext:value-type="float">
            <text:p>36.52</text:p>
          </table:table-cell>
          <table:table-cell table:formula="of:=ABS([.D636]-[.E636])" office:value-type="float" office:value="36.52" calcext:value-type="float">
            <text:p>36.52</text:p>
          </table:table-cell>
          <table:table-cell table:formula="of:= [.D636]-[.E636]" office:value-type="float" office:value="-36.52" calcext:value-type="float">
            <text:p>-36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35000" calcext:value-type="float">
            <text:p>69735000</text:p>
          </table:table-cell>
          <table:table-cell table:formula="of:=[.B637]/1000000" office:value-type="float" office:value="69.735" calcext:value-type="float">
            <text:p>69.735</text:p>
          </table:table-cell>
          <table:table-cell office:value-type="float" office:value="0" calcext:value-type="float">
            <text:p>0</text:p>
          </table:table-cell>
          <table:table-cell office:value-type="float" office:value="34.63" calcext:value-type="float">
            <text:p>34.63</text:p>
          </table:table-cell>
          <table:table-cell table:formula="of:=ABS([.D637]-[.E637])" office:value-type="float" office:value="34.63" calcext:value-type="float">
            <text:p>34.63</text:p>
          </table:table-cell>
          <table:table-cell table:formula="of:= [.D637]-[.E637]" office:value-type="float" office:value="-34.63" calcext:value-type="float">
            <text:p>-34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55000" calcext:value-type="float">
            <text:p>69755000</text:p>
          </table:table-cell>
          <table:table-cell table:formula="of:=[.B638]/1000000" office:value-type="float" office:value="69.755" calcext:value-type="float">
            <text:p>69.755</text:p>
          </table:table-cell>
          <table:table-cell office:value-type="float" office:value="0" calcext:value-type="float">
            <text:p>0</text:p>
          </table:table-cell>
          <table:table-cell office:value-type="float" office:value="32.78" calcext:value-type="float">
            <text:p>32.78</text:p>
          </table:table-cell>
          <table:table-cell table:formula="of:=ABS([.D638]-[.E638])" office:value-type="float" office:value="32.78" calcext:value-type="float">
            <text:p>32.78</text:p>
          </table:table-cell>
          <table:table-cell table:formula="of:= [.D638]-[.E638]" office:value-type="float" office:value="-32.78" calcext:value-type="float">
            <text:p>-32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75000" calcext:value-type="float">
            <text:p>69775000</text:p>
          </table:table-cell>
          <table:table-cell table:formula="of:=[.B639]/1000000" office:value-type="float" office:value="69.775" calcext:value-type="float">
            <text:p>69.775</text:p>
          </table:table-cell>
          <table:table-cell office:value-type="float" office:value="0" calcext:value-type="float">
            <text:p>0</text:p>
          </table:table-cell>
          <table:table-cell office:value-type="float" office:value="30.99" calcext:value-type="float">
            <text:p>30.99</text:p>
          </table:table-cell>
          <table:table-cell table:formula="of:=ABS([.D639]-[.E639])" office:value-type="float" office:value="30.99" calcext:value-type="float">
            <text:p>30.99</text:p>
          </table:table-cell>
          <table:table-cell table:formula="of:= [.D639]-[.E639]" office:value-type="float" office:value="-30.99" calcext:value-type="float">
            <text:p>-30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95000" calcext:value-type="float">
            <text:p>69795000</text:p>
          </table:table-cell>
          <table:table-cell table:formula="of:=[.B640]/1000000" office:value-type="float" office:value="69.795" calcext:value-type="float">
            <text:p>69.795</text:p>
          </table:table-cell>
          <table:table-cell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table:formula="of:=ABS([.D640]-[.E640])" office:value-type="float" office:value="29.27" calcext:value-type="float">
            <text:p>29.27</text:p>
          </table:table-cell>
          <table:table-cell table:formula="of:= [.D640]-[.E640]" office:value-type="float" office:value="-29.27" calcext:value-type="float">
            <text:p>-29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15000" calcext:value-type="float">
            <text:p>69815000</text:p>
          </table:table-cell>
          <table:table-cell table:formula="of:=[.B641]/1000000" office:value-type="float" office:value="69.815" calcext:value-type="float">
            <text:p>69.815</text:p>
          </table:table-cell>
          <table:table-cell office:value-type="float" office:value="0" calcext:value-type="float">
            <text:p>0</text:p>
          </table:table-cell>
          <table:table-cell office:value-type="float" office:value="27.61" calcext:value-type="float">
            <text:p>27.61</text:p>
          </table:table-cell>
          <table:table-cell table:formula="of:=ABS([.D641]-[.E641])" office:value-type="float" office:value="27.61" calcext:value-type="float">
            <text:p>27.61</text:p>
          </table:table-cell>
          <table:table-cell table:formula="of:= [.D641]-[.E641]" office:value-type="float" office:value="-27.61" calcext:value-type="float">
            <text:p>-27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35000" calcext:value-type="float">
            <text:p>69835000</text:p>
          </table:table-cell>
          <table:table-cell table:formula="of:=[.B642]/1000000" office:value-type="float" office:value="69.835" calcext:value-type="float">
            <text:p>69.835</text:p>
          </table:table-cell>
          <table:table-cell office:value-type="float" office:value="0" calcext:value-type="float">
            <text:p>0</text:p>
          </table:table-cell>
          <table:table-cell office:value-type="float" office:value="25.99" calcext:value-type="float">
            <text:p>25.99</text:p>
          </table:table-cell>
          <table:table-cell table:formula="of:=ABS([.D642]-[.E642])" office:value-type="float" office:value="25.99" calcext:value-type="float">
            <text:p>25.99</text:p>
          </table:table-cell>
          <table:table-cell table:formula="of:= [.D642]-[.E642]" office:value-type="float" office:value="-25.99" calcext:value-type="float">
            <text:p>-25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55000" calcext:value-type="float">
            <text:p>69855000</text:p>
          </table:table-cell>
          <table:table-cell table:formula="of:=[.B643]/1000000" office:value-type="float" office:value="69.855" calcext:value-type="float">
            <text:p>69.855</text:p>
          </table:table-cell>
          <table:table-cell office:value-type="float" office:value="0" calcext:value-type="float">
            <text:p>0</text:p>
          </table:table-cell>
          <table:table-cell office:value-type="float" office:value="24.48" calcext:value-type="float">
            <text:p>24.48</text:p>
          </table:table-cell>
          <table:table-cell table:formula="of:=ABS([.D643]-[.E643])" office:value-type="float" office:value="24.48" calcext:value-type="float">
            <text:p>24.48</text:p>
          </table:table-cell>
          <table:table-cell table:formula="of:= [.D643]-[.E643]" office:value-type="float" office:value="-24.48" calcext:value-type="float">
            <text:p>-24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75000" calcext:value-type="float">
            <text:p>69875000</text:p>
          </table:table-cell>
          <table:table-cell table:formula="of:=[.B644]/1000000" office:value-type="float" office:value="69.875" calcext:value-type="float">
            <text:p>69.875</text:p>
          </table:table-cell>
          <table:table-cell office:value-type="float" office:value="0" calcext:value-type="float">
            <text:p>0</text:p>
          </table:table-cell>
          <table:table-cell office:value-type="float" office:value="23.04" calcext:value-type="float">
            <text:p>23.04</text:p>
          </table:table-cell>
          <table:table-cell table:formula="of:=ABS([.D644]-[.E644])" office:value-type="float" office:value="23.04" calcext:value-type="float">
            <text:p>23.04</text:p>
          </table:table-cell>
          <table:table-cell table:formula="of:= [.D644]-[.E644]" office:value-type="float" office:value="-23.04" calcext:value-type="float">
            <text:p>-23.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95000" calcext:value-type="float">
            <text:p>69895000</text:p>
          </table:table-cell>
          <table:table-cell table:formula="of:=[.B645]/1000000" office:value-type="float" office:value="69.895" calcext:value-type="float">
            <text:p>69.895</text:p>
          </table:table-cell>
          <table:table-cell office:value-type="float" office:value="0" calcext:value-type="float">
            <text:p>0</text:p>
          </table:table-cell>
          <table:table-cell office:value-type="float" office:value="21.68" calcext:value-type="float">
            <text:p>21.68</text:p>
          </table:table-cell>
          <table:table-cell table:formula="of:=ABS([.D645]-[.E645])" office:value-type="float" office:value="21.68" calcext:value-type="float">
            <text:p>21.68</text:p>
          </table:table-cell>
          <table:table-cell table:formula="of:= [.D645]-[.E645]" office:value-type="float" office:value="-21.68" calcext:value-type="float">
            <text:p>-21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15000" calcext:value-type="float">
            <text:p>69915000</text:p>
          </table:table-cell>
          <table:table-cell table:formula="of:=[.B646]/1000000" office:value-type="float" office:value="69.915" calcext:value-type="float">
            <text:p>69.915</text:p>
          </table:table-cell>
          <table:table-cell office:value-type="float" office:value="0" calcext:value-type="float">
            <text:p>0</text:p>
          </table:table-cell>
          <table:table-cell office:value-type="float" office:value="20.39" calcext:value-type="float">
            <text:p>20.39</text:p>
          </table:table-cell>
          <table:table-cell table:formula="of:=ABS([.D646]-[.E646])" office:value-type="float" office:value="20.39" calcext:value-type="float">
            <text:p>20.39</text:p>
          </table:table-cell>
          <table:table-cell table:formula="of:= [.D646]-[.E646]" office:value-type="float" office:value="-20.39" calcext:value-type="float">
            <text:p>-20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35000" calcext:value-type="float">
            <text:p>69935000</text:p>
          </table:table-cell>
          <table:table-cell table:formula="of:=[.B647]/1000000" office:value-type="float" office:value="69.935" calcext:value-type="float">
            <text:p>69.935</text:p>
          </table:table-cell>
          <table:table-cell office:value-type="float" office:value="0" calcext:value-type="float">
            <text:p>0</text:p>
          </table:table-cell>
          <table:table-cell office:value-type="float" office:value="19.17" calcext:value-type="float">
            <text:p>19.17</text:p>
          </table:table-cell>
          <table:table-cell table:formula="of:=ABS([.D647]-[.E647])" office:value-type="float" office:value="19.17" calcext:value-type="float">
            <text:p>19.17</text:p>
          </table:table-cell>
          <table:table-cell table:formula="of:= [.D647]-[.E647]" office:value-type="float" office:value="-19.17" calcext:value-type="float">
            <text:p>-19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55000" calcext:value-type="float">
            <text:p>69955000</text:p>
          </table:table-cell>
          <table:table-cell table:formula="of:=[.B648]/1000000" office:value-type="float" office:value="69.955" calcext:value-type="float">
            <text:p>69.955</text:p>
          </table:table-cell>
          <table:table-cell office:value-type="float" office:value="0" calcext:value-type="float">
            <text:p>0</text:p>
          </table:table-cell>
          <table:table-cell office:value-type="float" office:value="18.03" calcext:value-type="float">
            <text:p>18.03</text:p>
          </table:table-cell>
          <table:table-cell table:formula="of:=ABS([.D648]-[.E648])" office:value-type="float" office:value="18.03" calcext:value-type="float">
            <text:p>18.03</text:p>
          </table:table-cell>
          <table:table-cell table:formula="of:= [.D648]-[.E648]" office:value-type="float" office:value="-18.03" calcext:value-type="float">
            <text:p>-18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75000" calcext:value-type="float">
            <text:p>69975000</text:p>
          </table:table-cell>
          <table:table-cell table:formula="of:=[.B649]/1000000" office:value-type="float" office:value="69.975" calcext:value-type="float">
            <text:p>69.975</text:p>
          </table:table-cell>
          <table:table-cell office:value-type="float" office:value="0" calcext:value-type="float">
            <text:p>0</text:p>
          </table:table-cell>
          <table:table-cell office:value-type="float" office:value="16.95" calcext:value-type="float">
            <text:p>16.95</text:p>
          </table:table-cell>
          <table:table-cell table:formula="of:=ABS([.D649]-[.E649])" office:value-type="float" office:value="16.95" calcext:value-type="float">
            <text:p>16.95</text:p>
          </table:table-cell>
          <table:table-cell table:formula="of:= [.D649]-[.E649]" office:value-type="float" office:value="-16.95" calcext:value-type="float">
            <text:p>-16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95000" calcext:value-type="float">
            <text:p>69995000</text:p>
          </table:table-cell>
          <table:table-cell table:formula="of:=[.B650]/1000000" office:value-type="float" office:value="69.995" calcext:value-type="float">
            <text:p>69.995</text:p>
          </table:table-cell>
          <table:table-cell office:value-type="float" office:value="0" calcext:value-type="float">
            <text:p>0</text:p>
          </table:table-cell>
          <table:table-cell office:value-type="float" office:value="15.94" calcext:value-type="float">
            <text:p>15.94</text:p>
          </table:table-cell>
          <table:table-cell table:formula="of:=ABS([.D650]-[.E650])" office:value-type="float" office:value="15.94" calcext:value-type="float">
            <text:p>15.94</text:p>
          </table:table-cell>
          <table:table-cell table:formula="of:= [.D650]-[.E650]" office:value-type="float" office:value="-15.94" calcext:value-type="float">
            <text:p>-15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15000" calcext:value-type="float">
            <text:p>70015000</text:p>
          </table:table-cell>
          <table:table-cell table:formula="of:=[.B651]/1000000" office:value-type="float" office:value="70.015" calcext:value-type="float">
            <text:p>70.015</text:p>
          </table:table-cell>
          <table:table-cell office:value-type="float" office:value="0" calcext:value-type="float">
            <text:p>0</text:p>
          </table:table-cell>
          <table:table-cell office:value-type="float" office:value="14.98" calcext:value-type="float">
            <text:p>14.98</text:p>
          </table:table-cell>
          <table:table-cell table:formula="of:=ABS([.D651]-[.E651])" office:value-type="float" office:value="14.98" calcext:value-type="float">
            <text:p>14.98</text:p>
          </table:table-cell>
          <table:table-cell table:formula="of:= [.D651]-[.E651]" office:value-type="float" office:value="-14.98" calcext:value-type="float">
            <text:p>-14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35000" calcext:value-type="float">
            <text:p>70035000</text:p>
          </table:table-cell>
          <table:table-cell table:formula="of:=[.B652]/1000000" office:value-type="float" office:value="70.035" calcext:value-type="float">
            <text:p>70.035</text:p>
          </table:table-cell>
          <table:table-cell office:value-type="float" office:value="0" calcext:value-type="float">
            <text:p>0</text:p>
          </table:table-cell>
          <table:table-cell office:value-type="float" office:value="14.08" calcext:value-type="float">
            <text:p>14.08</text:p>
          </table:table-cell>
          <table:table-cell table:formula="of:=ABS([.D652]-[.E652])" office:value-type="float" office:value="14.08" calcext:value-type="float">
            <text:p>14.08</text:p>
          </table:table-cell>
          <table:table-cell table:formula="of:= [.D652]-[.E652]" office:value-type="float" office:value="-14.08" calcext:value-type="float">
            <text:p>-14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55000" calcext:value-type="float">
            <text:p>70055000</text:p>
          </table:table-cell>
          <table:table-cell table:formula="of:=[.B653]/1000000" office:value-type="float" office:value="70.055" calcext:value-type="float">
            <text:p>70.055</text:p>
          </table:table-cell>
          <table:table-cell office:value-type="float" office:value="0" calcext:value-type="float">
            <text:p>0</text:p>
          </table:table-cell>
          <table:table-cell office:value-type="float" office:value="13.24" calcext:value-type="float">
            <text:p>13.24</text:p>
          </table:table-cell>
          <table:table-cell table:formula="of:=ABS([.D653]-[.E653])" office:value-type="float" office:value="13.24" calcext:value-type="float">
            <text:p>13.24</text:p>
          </table:table-cell>
          <table:table-cell table:formula="of:= [.D653]-[.E653]" office:value-type="float" office:value="-13.24" calcext:value-type="float">
            <text:p>-13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75000" calcext:value-type="float">
            <text:p>70075000</text:p>
          </table:table-cell>
          <table:table-cell table:formula="of:=[.B654]/1000000" office:value-type="float" office:value="70.075" calcext:value-type="float">
            <text:p>70.075</text:p>
          </table:table-cell>
          <table:table-cell office:value-type="float" office:value="0" calcext:value-type="float">
            <text:p>0</text:p>
          </table:table-cell>
          <table:table-cell office:value-type="float" office:value="12.45" calcext:value-type="float">
            <text:p>12.45</text:p>
          </table:table-cell>
          <table:table-cell table:formula="of:=ABS([.D654]-[.E654])" office:value-type="float" office:value="12.45" calcext:value-type="float">
            <text:p>12.45</text:p>
          </table:table-cell>
          <table:table-cell table:formula="of:= [.D654]-[.E654]" office:value-type="float" office:value="-12.45" calcext:value-type="float">
            <text:p>-12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95000" calcext:value-type="float">
            <text:p>70095000</text:p>
          </table:table-cell>
          <table:table-cell table:formula="of:=[.B655]/1000000" office:value-type="float" office:value="70.095" calcext:value-type="float">
            <text:p>70.095</text:p>
          </table:table-cell>
          <table:table-cell office:value-type="float" office:value="0" calcext:value-type="float">
            <text:p>0</text:p>
          </table:table-cell>
          <table:table-cell office:value-type="float" office:value="11.72" calcext:value-type="float">
            <text:p>11.72</text:p>
          </table:table-cell>
          <table:table-cell table:formula="of:=ABS([.D655]-[.E655])" office:value-type="float" office:value="11.72" calcext:value-type="float">
            <text:p>11.72</text:p>
          </table:table-cell>
          <table:table-cell table:formula="of:= [.D655]-[.E655]" office:value-type="float" office:value="-11.72" calcext:value-type="float">
            <text:p>-11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15000" calcext:value-type="float">
            <text:p>70115000</text:p>
          </table:table-cell>
          <table:table-cell table:formula="of:=[.B656]/1000000" office:value-type="float" office:value="70.115" calcext:value-type="float">
            <text:p>70.115</text:p>
          </table:table-cell>
          <table:table-cell office:value-type="float" office:value="0" calcext:value-type="float">
            <text:p>0</text:p>
          </table:table-cell>
          <table:table-cell office:value-type="float" office:value="11.03" calcext:value-type="float">
            <text:p>11.03</text:p>
          </table:table-cell>
          <table:table-cell table:formula="of:=ABS([.D656]-[.E656])" office:value-type="float" office:value="11.03" calcext:value-type="float">
            <text:p>11.03</text:p>
          </table:table-cell>
          <table:table-cell table:formula="of:= [.D656]-[.E656]" office:value-type="float" office:value="-11.03" calcext:value-type="float">
            <text:p>-11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35000" calcext:value-type="float">
            <text:p>70135000</text:p>
          </table:table-cell>
          <table:table-cell table:formula="of:=[.B657]/1000000" office:value-type="float" office:value="70.135" calcext:value-type="float">
            <text:p>70.135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  <table:table-cell table:formula="of:=ABS([.D657]-[.E657])" office:value-type="float" office:value="10.4" calcext:value-type="float">
            <text:p>10.4</text:p>
          </table:table-cell>
          <table:table-cell table:formula="of:= [.D657]-[.E657]" office:value-type="float" office:value="-10.4" calcext:value-type="float">
            <text:p>-1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55000" calcext:value-type="float">
            <text:p>70155000</text:p>
          </table:table-cell>
          <table:table-cell table:formula="of:=[.B658]/1000000" office:value-type="float" office:value="70.155" calcext:value-type="float">
            <text:p>70.155</text:p>
          </table:table-cell>
          <table:table-cell office:value-type="float" office:value="0" calcext:value-type="float">
            <text:p>0</text:p>
          </table:table-cell>
          <table:table-cell office:value-type="float" office:value="9.81" calcext:value-type="float">
            <text:p>9.81</text:p>
          </table:table-cell>
          <table:table-cell table:formula="of:=ABS([.D658]-[.E658])" office:value-type="float" office:value="9.81" calcext:value-type="float">
            <text:p>9.81</text:p>
          </table:table-cell>
          <table:table-cell table:formula="of:= [.D658]-[.E658]" office:value-type="float" office:value="-9.81" calcext:value-type="float">
            <text:p>-9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75000" calcext:value-type="float">
            <text:p>70175000</text:p>
          </table:table-cell>
          <table:table-cell table:formula="of:=[.B659]/1000000" office:value-type="float" office:value="70.175" calcext:value-type="float">
            <text:p>70.175</text:p>
          </table:table-cell>
          <table:table-cell office:value-type="float" office:value="0" calcext:value-type="float">
            <text:p>0</text:p>
          </table:table-cell>
          <table:table-cell office:value-type="float" office:value="9.26" calcext:value-type="float">
            <text:p>9.26</text:p>
          </table:table-cell>
          <table:table-cell table:formula="of:=ABS([.D659]-[.E659])" office:value-type="float" office:value="9.26" calcext:value-type="float">
            <text:p>9.26</text:p>
          </table:table-cell>
          <table:table-cell table:formula="of:= [.D659]-[.E659]" office:value-type="float" office:value="-9.26" calcext:value-type="float">
            <text:p>-9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95000" calcext:value-type="float">
            <text:p>70195000</text:p>
          </table:table-cell>
          <table:table-cell table:formula="of:=[.B660]/1000000" office:value-type="float" office:value="70.195" calcext:value-type="float">
            <text:p>70.195</text:p>
          </table:table-cell>
          <table:table-cell office:value-type="float" office:value="0" calcext:value-type="float">
            <text:p>0</text:p>
          </table:table-cell>
          <table:table-cell office:value-type="float" office:value="8.73" calcext:value-type="float">
            <text:p>8.73</text:p>
          </table:table-cell>
          <table:table-cell table:formula="of:=ABS([.D660]-[.E660])" office:value-type="float" office:value="8.73" calcext:value-type="float">
            <text:p>8.73</text:p>
          </table:table-cell>
          <table:table-cell table:formula="of:= [.D660]-[.E660]" office:value-type="float" office:value="-8.73" calcext:value-type="float">
            <text:p>-8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215000" calcext:value-type="float">
            <text:p>70215000</text:p>
          </table:table-cell>
          <table:table-cell table:formula="of:=[.B661]/1000000" office:value-type="float" office:value="70.215" calcext:value-type="float">
            <text:p>70.215</text:p>
          </table:table-cell>
          <table:table-cell office:value-type="float" office:value="0" calcext:value-type="float">
            <text:p>0</text:p>
          </table:table-cell>
          <table:table-cell office:value-type="float" office:value="8.23" calcext:value-type="float">
            <text:p>8.23</text:p>
          </table:table-cell>
          <table:table-cell table:formula="of:=ABS([.D661]-[.E661])" office:value-type="float" office:value="8.23" calcext:value-type="float">
            <text:p>8.23</text:p>
          </table:table-cell>
          <table:table-cell table:formula="of:= [.D661]-[.E661]" office:value-type="float" office:value="-8.23" calcext:value-type="float">
            <text:p>-8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235000" calcext:value-type="float">
            <text:p>70235000</text:p>
          </table:table-cell>
          <table:table-cell table:formula="of:=[.B662]/1000000" office:value-type="float" office:value="70.235" calcext:value-type="float">
            <text:p>70.235</text:p>
          </table:table-cell>
          <table:table-cell office:value-type="float" office:value="0" calcext:value-type="float">
            <text:p>0</text:p>
          </table:table-cell>
          <table:table-cell office:value-type="float" office:value="7.77" calcext:value-type="float">
            <text:p>7.77</text:p>
          </table:table-cell>
          <table:table-cell table:formula="of:=ABS([.D662]-[.E662])" office:value-type="float" office:value="7.77" calcext:value-type="float">
            <text:p>7.77</text:p>
          </table:table-cell>
          <table:table-cell table:formula="of:= [.D662]-[.E662]" office:value-type="float" office:value="-7.77" calcext:value-type="float">
            <text:p>-7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255000" calcext:value-type="float">
            <text:p>70255000</text:p>
          </table:table-cell>
          <table:table-cell table:formula="of:=[.B663]/1000000" office:value-type="float" office:value="70.255" calcext:value-type="float">
            <text:p>70.255</text:p>
          </table:table-cell>
          <table:table-cell office:value-type="float" office:value="0" calcext:value-type="float">
            <text:p>0</text:p>
          </table:table-cell>
          <table:table-cell office:value-type="float" office:value="7.34" calcext:value-type="float">
            <text:p>7.34</text:p>
          </table:table-cell>
          <table:table-cell table:formula="of:=ABS([.D663]-[.E663])" office:value-type="float" office:value="7.34" calcext:value-type="float">
            <text:p>7.34</text:p>
          </table:table-cell>
          <table:table-cell table:formula="of:= [.D663]-[.E663]" office:value-type="float" office:value="-7.34" calcext:value-type="float">
            <text:p>-7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275000" calcext:value-type="float">
            <text:p>70275000</text:p>
          </table:table-cell>
          <table:table-cell table:formula="of:=[.B664]/1000000" office:value-type="float" office:value="70.275" calcext:value-type="float">
            <text:p>70.275</text:p>
          </table:table-cell>
          <table:table-cell office:value-type="float" office:value="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table:formula="of:=ABS([.D664]-[.E664])" office:value-type="float" office:value="6.94" calcext:value-type="float">
            <text:p>6.94</text:p>
          </table:table-cell>
          <table:table-cell table:formula="of:= [.D664]-[.E664]" office:value-type="float" office:value="-6.94" calcext:value-type="float">
            <text:p>-6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295000" calcext:value-type="float">
            <text:p>70295000</text:p>
          </table:table-cell>
          <table:table-cell table:formula="of:=[.B665]/1000000" office:value-type="float" office:value="70.295" calcext:value-type="float">
            <text:p>70.295</text:p>
          </table:table-cell>
          <table:table-cell office:value-type="float" office:value="0" calcext:value-type="float">
            <text:p>0</text:p>
          </table:table-cell>
          <table:table-cell office:value-type="float" office:value="6.57" calcext:value-type="float">
            <text:p>6.57</text:p>
          </table:table-cell>
          <table:table-cell table:formula="of:=ABS([.D665]-[.E665])" office:value-type="float" office:value="6.57" calcext:value-type="float">
            <text:p>6.57</text:p>
          </table:table-cell>
          <table:table-cell table:formula="of:= [.D665]-[.E665]" office:value-type="float" office:value="-6.57" calcext:value-type="float">
            <text:p>-6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15000" calcext:value-type="float">
            <text:p>70315000</text:p>
          </table:table-cell>
          <table:table-cell table:formula="of:=[.B666]/1000000" office:value-type="float" office:value="70.315" calcext:value-type="float">
            <text:p>70.315</text:p>
          </table:table-cell>
          <table:table-cell office:value-type="float" office:value="0" calcext:value-type="float">
            <text:p>0</text:p>
          </table:table-cell>
          <table:table-cell office:value-type="float" office:value="6.23" calcext:value-type="float">
            <text:p>6.23</text:p>
          </table:table-cell>
          <table:table-cell table:formula="of:=ABS([.D666]-[.E666])" office:value-type="float" office:value="6.23" calcext:value-type="float">
            <text:p>6.23</text:p>
          </table:table-cell>
          <table:table-cell table:formula="of:= [.D666]-[.E666]" office:value-type="float" office:value="-6.23" calcext:value-type="float">
            <text:p>-6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35000" calcext:value-type="float">
            <text:p>70335000</text:p>
          </table:table-cell>
          <table:table-cell table:formula="of:=[.B667]/1000000" office:value-type="float" office:value="70.335" calcext:value-type="float">
            <text:p>70.335</text:p>
          </table:table-cell>
          <table:table-cell office:value-type="float" office:value="0" calcext:value-type="float">
            <text:p>0</text:p>
          </table:table-cell>
          <table:table-cell office:value-type="float" office:value="5.91" calcext:value-type="float">
            <text:p>5.91</text:p>
          </table:table-cell>
          <table:table-cell table:formula="of:=ABS([.D667]-[.E667])" office:value-type="float" office:value="5.91" calcext:value-type="float">
            <text:p>5.91</text:p>
          </table:table-cell>
          <table:table-cell table:formula="of:= [.D667]-[.E667]" office:value-type="float" office:value="-5.91" calcext:value-type="float">
            <text:p>-5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55000" calcext:value-type="float">
            <text:p>70355000</text:p>
          </table:table-cell>
          <table:table-cell table:formula="of:=[.B668]/1000000" office:value-type="float" office:value="70.355" calcext:value-type="float">
            <text:p>70.355</text:p>
          </table:table-cell>
          <table:table-cell office:value-type="float" office:value="0" calcext:value-type="float">
            <text:p>0</text:p>
          </table:table-cell>
          <table:table-cell office:value-type="float" office:value="5.61" calcext:value-type="float">
            <text:p>5.61</text:p>
          </table:table-cell>
          <table:table-cell table:formula="of:=ABS([.D668]-[.E668])" office:value-type="float" office:value="5.61" calcext:value-type="float">
            <text:p>5.61</text:p>
          </table:table-cell>
          <table:table-cell table:formula="of:= [.D668]-[.E668]" office:value-type="float" office:value="-5.61" calcext:value-type="float">
            <text:p>-5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75000" calcext:value-type="float">
            <text:p>70375000</text:p>
          </table:table-cell>
          <table:table-cell table:formula="of:=[.B669]/1000000" office:value-type="float" office:value="70.375" calcext:value-type="float">
            <text:p>70.375</text:p>
          </table:table-cell>
          <table:table-cell office:value-type="float" office:value="0" calcext:value-type="float">
            <text:p>0</text:p>
          </table:table-cell>
          <table:table-cell office:value-type="float" office:value="5.34" calcext:value-type="float">
            <text:p>5.34</text:p>
          </table:table-cell>
          <table:table-cell table:formula="of:=ABS([.D669]-[.E669])" office:value-type="float" office:value="5.34" calcext:value-type="float">
            <text:p>5.34</text:p>
          </table:table-cell>
          <table:table-cell table:formula="of:= [.D669]-[.E669]" office:value-type="float" office:value="-5.34" calcext:value-type="float">
            <text:p>-5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95000" calcext:value-type="float">
            <text:p>70395000</text:p>
          </table:table-cell>
          <table:table-cell table:formula="of:=[.B670]/1000000" office:value-type="float" office:value="70.395" calcext:value-type="float">
            <text:p>70.395</text:p>
          </table:table-cell>
          <table:table-cell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table:formula="of:=ABS([.D670]-[.E670])" office:value-type="float" office:value="5.08" calcext:value-type="float">
            <text:p>5.08</text:p>
          </table:table-cell>
          <table:table-cell table:formula="of:= [.D670]-[.E670]" office:value-type="float" office:value="-5.08" calcext:value-type="float">
            <text:p>-5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15000" calcext:value-type="float">
            <text:p>70415000</text:p>
          </table:table-cell>
          <table:table-cell table:formula="of:=[.B671]/1000000" office:value-type="float" office:value="70.415" calcext:value-type="float">
            <text:p>70.415</text:p>
          </table:table-cell>
          <table:table-cell office:value-type="float" office:value="0" calcext:value-type="float">
            <text:p>0</text:p>
          </table:table-cell>
          <table:table-cell office:value-type="float" office:value="4.84" calcext:value-type="float">
            <text:p>4.84</text:p>
          </table:table-cell>
          <table:table-cell table:formula="of:=ABS([.D671]-[.E671])" office:value-type="float" office:value="4.84" calcext:value-type="float">
            <text:p>4.84</text:p>
          </table:table-cell>
          <table:table-cell table:formula="of:= [.D671]-[.E671]" office:value-type="float" office:value="-4.84" calcext:value-type="float">
            <text:p>-4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35000" calcext:value-type="float">
            <text:p>70435000</text:p>
          </table:table-cell>
          <table:table-cell table:formula="of:=[.B672]/1000000" office:value-type="float" office:value="70.435" calcext:value-type="float">
            <text:p>70.435</text:p>
          </table:table-cell>
          <table:table-cell office:value-type="float" office:value="0" calcext:value-type="float">
            <text:p>0</text:p>
          </table:table-cell>
          <table:table-cell office:value-type="float" office:value="4.62" calcext:value-type="float">
            <text:p>4.62</text:p>
          </table:table-cell>
          <table:table-cell table:formula="of:=ABS([.D672]-[.E672])" office:value-type="float" office:value="4.62" calcext:value-type="float">
            <text:p>4.62</text:p>
          </table:table-cell>
          <table:table-cell table:formula="of:= [.D672]-[.E672]" office:value-type="float" office:value="-4.62" calcext:value-type="float">
            <text:p>-4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55000" calcext:value-type="float">
            <text:p>70455000</text:p>
          </table:table-cell>
          <table:table-cell table:formula="of:=[.B673]/1000000" office:value-type="float" office:value="70.455" calcext:value-type="float">
            <text:p>70.455</text:p>
          </table:table-cell>
          <table:table-cell office:value-type="float" office:value="0" calcext:value-type="float">
            <text:p>0</text:p>
          </table:table-cell>
          <table:table-cell office:value-type="float" office:value="4.41" calcext:value-type="float">
            <text:p>4.41</text:p>
          </table:table-cell>
          <table:table-cell table:formula="of:=ABS([.D673]-[.E673])" office:value-type="float" office:value="4.41" calcext:value-type="float">
            <text:p>4.41</text:p>
          </table:table-cell>
          <table:table-cell table:formula="of:= [.D673]-[.E673]" office:value-type="float" office:value="-4.41" calcext:value-type="float">
            <text:p>-4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75000" calcext:value-type="float">
            <text:p>70475000</text:p>
          </table:table-cell>
          <table:table-cell table:formula="of:=[.B674]/1000000" office:value-type="float" office:value="70.475" calcext:value-type="float">
            <text:p>70.475</text:p>
          </table:table-cell>
          <table:table-cell office:value-type="float" office:value="0" calcext:value-type="float">
            <text:p>0</text:p>
          </table:table-cell>
          <table:table-cell office:value-type="float" office:value="4.22" calcext:value-type="float">
            <text:p>4.22</text:p>
          </table:table-cell>
          <table:table-cell table:formula="of:=ABS([.D674]-[.E674])" office:value-type="float" office:value="4.22" calcext:value-type="float">
            <text:p>4.22</text:p>
          </table:table-cell>
          <table:table-cell table:formula="of:= [.D674]-[.E674]" office:value-type="float" office:value="-4.22" calcext:value-type="float">
            <text:p>-4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95000" calcext:value-type="float">
            <text:p>70495000</text:p>
          </table:table-cell>
          <table:table-cell table:formula="of:=[.B675]/1000000" office:value-type="float" office:value="70.495" calcext:value-type="float">
            <text:p>70.495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table:formula="of:=ABS([.D675]-[.E675])" office:value-type="float" office:value="4.05" calcext:value-type="float">
            <text:p>4.05</text:p>
          </table:table-cell>
          <table:table-cell table:formula="of:= [.D675]-[.E675]" office:value-type="float" office:value="-4.05" calcext:value-type="float">
            <text:p>-4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15000" calcext:value-type="float">
            <text:p>70515000</text:p>
          </table:table-cell>
          <table:table-cell table:formula="of:=[.B676]/1000000" office:value-type="float" office:value="70.515" calcext:value-type="float">
            <text:p>70.515</text:p>
          </table:table-cell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table:formula="of:=ABS([.D676]-[.E676])" office:value-type="float" office:value="3.88" calcext:value-type="float">
            <text:p>3.88</text:p>
          </table:table-cell>
          <table:table-cell table:formula="of:= [.D676]-[.E676]" office:value-type="float" office:value="-3.88" calcext:value-type="float">
            <text:p>-3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35000" calcext:value-type="float">
            <text:p>70535000</text:p>
          </table:table-cell>
          <table:table-cell table:formula="of:=[.B677]/1000000" office:value-type="float" office:value="70.535" calcext:value-type="float">
            <text:p>70.535</text:p>
          </table:table-cell>
          <table:table-cell office:value-type="float" office:value="0" calcext:value-type="float">
            <text:p>0</text:p>
          </table:table-cell>
          <table:table-cell office:value-type="float" office:value="3.73" calcext:value-type="float">
            <text:p>3.73</text:p>
          </table:table-cell>
          <table:table-cell table:formula="of:=ABS([.D677]-[.E677])" office:value-type="float" office:value="3.73" calcext:value-type="float">
            <text:p>3.73</text:p>
          </table:table-cell>
          <table:table-cell table:formula="of:= [.D677]-[.E677]" office:value-type="float" office:value="-3.73" calcext:value-type="float">
            <text:p>-3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55000" calcext:value-type="float">
            <text:p>70555000</text:p>
          </table:table-cell>
          <table:table-cell table:formula="of:=[.B678]/1000000" office:value-type="float" office:value="70.555" calcext:value-type="float">
            <text:p>70.555</text:p>
          </table:table-cell>
          <table:table-cell office:value-type="float" office:value="0" calcext:value-type="float">
            <text:p>0</text:p>
          </table:table-cell>
          <table:table-cell office:value-type="float" office:value="3.59" calcext:value-type="float">
            <text:p>3.59</text:p>
          </table:table-cell>
          <table:table-cell table:formula="of:=ABS([.D678]-[.E678])" office:value-type="float" office:value="3.59" calcext:value-type="float">
            <text:p>3.59</text:p>
          </table:table-cell>
          <table:table-cell table:formula="of:= [.D678]-[.E678]" office:value-type="float" office:value="-3.59" calcext:value-type="float">
            <text:p>-3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75000" calcext:value-type="float">
            <text:p>70575000</text:p>
          </table:table-cell>
          <table:table-cell table:formula="of:=[.B679]/1000000" office:value-type="float" office:value="70.575" calcext:value-type="float">
            <text:p>70.575</text:p>
          </table:table-cell>
          <table:table-cell office:value-type="float" office:value="0" calcext:value-type="float">
            <text:p>0</text:p>
          </table:table-cell>
          <table:table-cell office:value-type="float" office:value="3.46" calcext:value-type="float">
            <text:p>3.46</text:p>
          </table:table-cell>
          <table:table-cell table:formula="of:=ABS([.D679]-[.E679])" office:value-type="float" office:value="3.46" calcext:value-type="float">
            <text:p>3.46</text:p>
          </table:table-cell>
          <table:table-cell table:formula="of:= [.D679]-[.E679]" office:value-type="float" office:value="-3.46" calcext:value-type="float">
            <text:p>-3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95000" calcext:value-type="float">
            <text:p>70595000</text:p>
          </table:table-cell>
          <table:table-cell table:formula="of:=[.B680]/1000000" office:value-type="float" office:value="70.595" calcext:value-type="float">
            <text:p>70.595</text:p>
          </table:table-cell>
          <table:table-cell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table:formula="of:=ABS([.D680]-[.E680])" office:value-type="float" office:value="3.34" calcext:value-type="float">
            <text:p>3.34</text:p>
          </table:table-cell>
          <table:table-cell table:formula="of:= [.D680]-[.E680]" office:value-type="float" office:value="-3.34" calcext:value-type="float">
            <text:p>-3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615000" calcext:value-type="float">
            <text:p>70615000</text:p>
          </table:table-cell>
          <table:table-cell table:formula="of:=[.B681]/1000000" office:value-type="float" office:value="70.615" calcext:value-type="float">
            <text:p>70.615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table:formula="of:=ABS([.D681]-[.E681])" office:value-type="float" office:value="3.23" calcext:value-type="float">
            <text:p>3.23</text:p>
          </table:table-cell>
          <table:table-cell table:formula="of:= [.D681]-[.E681]" office:value-type="float" office:value="-3.23" calcext:value-type="float">
            <text:p>-3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635000" calcext:value-type="float">
            <text:p>70635000</text:p>
          </table:table-cell>
          <table:table-cell table:formula="of:=[.B682]/1000000" office:value-type="float" office:value="70.635" calcext:value-type="float">
            <text:p>70.635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table:formula="of:=ABS([.D682]-[.E682])" office:value-type="float" office:value="3.12" calcext:value-type="float">
            <text:p>3.12</text:p>
          </table:table-cell>
          <table:table-cell table:formula="of:= [.D682]-[.E682]" office:value-type="float" office:value="-3.12" calcext:value-type="float">
            <text:p>-3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655000" calcext:value-type="float">
            <text:p>70655000</text:p>
          </table:table-cell>
          <table:table-cell table:formula="of:=[.B683]/1000000" office:value-type="float" office:value="70.655" calcext:value-type="float">
            <text:p>70.655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table:formula="of:=ABS([.D683]-[.E683])" office:value-type="float" office:value="3.03" calcext:value-type="float">
            <text:p>3.03</text:p>
          </table:table-cell>
          <table:table-cell table:formula="of:= [.D683]-[.E683]" office:value-type="float" office:value="-3.03" calcext:value-type="float">
            <text:p>-3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675000" calcext:value-type="float">
            <text:p>70675000</text:p>
          </table:table-cell>
          <table:table-cell table:formula="of:=[.B684]/1000000" office:value-type="float" office:value="70.675" calcext:value-type="float">
            <text:p>70.675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table:formula="of:=ABS([.D684]-[.E684])" office:value-type="float" office:value="2.94" calcext:value-type="float">
            <text:p>2.94</text:p>
          </table:table-cell>
          <table:table-cell table:formula="of:= [.D684]-[.E684]" office:value-type="float" office:value="-2.94" calcext:value-type="float">
            <text:p>-2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695000" calcext:value-type="float">
            <text:p>70695000</text:p>
          </table:table-cell>
          <table:table-cell table:formula="of:=[.B685]/1000000" office:value-type="float" office:value="70.695" calcext:value-type="float">
            <text:p>70.695</text:p>
          </table:table-cell>
          <table:table-cell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  <table:table-cell table:formula="of:=ABS([.D685]-[.E685])" office:value-type="float" office:value="2.85" calcext:value-type="float">
            <text:p>2.85</text:p>
          </table:table-cell>
          <table:table-cell table:formula="of:= [.D685]-[.E685]" office:value-type="float" office:value="-2.85" calcext:value-type="float">
            <text:p>-2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15000" calcext:value-type="float">
            <text:p>70715000</text:p>
          </table:table-cell>
          <table:table-cell table:formula="of:=[.B686]/1000000" office:value-type="float" office:value="70.715" calcext:value-type="float">
            <text:p>70.715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table:formula="of:=ABS([.D686]-[.E686])" office:value-type="float" office:value="2.77" calcext:value-type="float">
            <text:p>2.77</text:p>
          </table:table-cell>
          <table:table-cell table:formula="of:= [.D686]-[.E686]" office:value-type="float" office:value="-2.77" calcext:value-type="float">
            <text:p>-2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35000" calcext:value-type="float">
            <text:p>70735000</text:p>
          </table:table-cell>
          <table:table-cell table:formula="of:=[.B687]/1000000" office:value-type="float" office:value="70.735" calcext:value-type="float">
            <text:p>70.735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formula="of:=ABS([.D687]-[.E687])" office:value-type="float" office:value="2.7" calcext:value-type="float">
            <text:p>2.7</text:p>
          </table:table-cell>
          <table:table-cell table:formula="of:= [.D687]-[.E687]" office:value-type="float" office:value="-2.7" calcext:value-type="float">
            <text:p>-2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55000" calcext:value-type="float">
            <text:p>70755000</text:p>
          </table:table-cell>
          <table:table-cell table:formula="of:=[.B688]/1000000" office:value-type="float" office:value="70.755" calcext:value-type="float">
            <text:p>70.755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table:formula="of:=ABS([.D688]-[.E688])" office:value-type="float" office:value="2.64" calcext:value-type="float">
            <text:p>2.64</text:p>
          </table:table-cell>
          <table:table-cell table:formula="of:= [.D688]-[.E688]" office:value-type="float" office:value="-2.64" calcext:value-type="float">
            <text:p>-2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75000" calcext:value-type="float">
            <text:p>70775000</text:p>
          </table:table-cell>
          <table:table-cell table:formula="of:=[.B689]/1000000" office:value-type="float" office:value="70.775" calcext:value-type="float">
            <text:p>70.775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table:formula="of:=ABS([.D689]-[.E689])" office:value-type="float" office:value="2.58" calcext:value-type="float">
            <text:p>2.58</text:p>
          </table:table-cell>
          <table:table-cell table:formula="of:= [.D689]-[.E689]" office:value-type="float" office:value="-2.58" calcext:value-type="float">
            <text:p>-2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95000" calcext:value-type="float">
            <text:p>70795000</text:p>
          </table:table-cell>
          <table:table-cell table:formula="of:=[.B690]/1000000" office:value-type="float" office:value="70.795" calcext:value-type="float">
            <text:p>70.795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table:formula="of:=ABS([.D690]-[.E690])" office:value-type="float" office:value="2.52" calcext:value-type="float">
            <text:p>2.52</text:p>
          </table:table-cell>
          <table:table-cell table:formula="of:= [.D690]-[.E690]" office:value-type="float" office:value="-2.52" calcext:value-type="float">
            <text:p>-2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15000" calcext:value-type="float">
            <text:p>70815000</text:p>
          </table:table-cell>
          <table:table-cell table:formula="of:=[.B691]/1000000" office:value-type="float" office:value="70.815" calcext:value-type="float">
            <text:p>70.815</text:p>
          </table:table-cell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table:formula="of:=ABS([.D691]-[.E691])" office:value-type="float" office:value="2.47" calcext:value-type="float">
            <text:p>2.47</text:p>
          </table:table-cell>
          <table:table-cell table:formula="of:= [.D691]-[.E691]" office:value-type="float" office:value="-2.47" calcext:value-type="float">
            <text:p>-2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35000" calcext:value-type="float">
            <text:p>70835000</text:p>
          </table:table-cell>
          <table:table-cell table:formula="of:=[.B692]/1000000" office:value-type="float" office:value="70.835" calcext:value-type="float">
            <text:p>70.835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table:formula="of:=ABS([.D692]-[.E692])" office:value-type="float" office:value="2.42" calcext:value-type="float">
            <text:p>2.42</text:p>
          </table:table-cell>
          <table:table-cell table:formula="of:= [.D692]-[.E692]" office:value-type="float" office:value="-2.42" calcext:value-type="float">
            <text:p>-2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55000" calcext:value-type="float">
            <text:p>70855000</text:p>
          </table:table-cell>
          <table:table-cell table:formula="of:=[.B693]/1000000" office:value-type="float" office:value="70.855" calcext:value-type="float">
            <text:p>70.855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table:formula="of:=ABS([.D693]-[.E693])" office:value-type="float" office:value="2.37" calcext:value-type="float">
            <text:p>2.37</text:p>
          </table:table-cell>
          <table:table-cell table:formula="of:= [.D693]-[.E693]" office:value-type="float" office:value="-2.37" calcext:value-type="float">
            <text:p>-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75000" calcext:value-type="float">
            <text:p>70875000</text:p>
          </table:table-cell>
          <table:table-cell table:formula="of:=[.B694]/1000000" office:value-type="float" office:value="70.875" calcext:value-type="float">
            <text:p>70.875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table:formula="of:=ABS([.D694]-[.E694])" office:value-type="float" office:value="2.33" calcext:value-type="float">
            <text:p>2.33</text:p>
          </table:table-cell>
          <table:table-cell table:formula="of:= [.D694]-[.E694]" office:value-type="float" office:value="-2.33" calcext:value-type="float">
            <text:p>-2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95000" calcext:value-type="float">
            <text:p>70895000</text:p>
          </table:table-cell>
          <table:table-cell table:formula="of:=[.B695]/1000000" office:value-type="float" office:value="70.895" calcext:value-type="float">
            <text:p>70.895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table:formula="of:=ABS([.D695]-[.E695])" office:value-type="float" office:value="2.29" calcext:value-type="float">
            <text:p>2.29</text:p>
          </table:table-cell>
          <table:table-cell table:formula="of:= [.D695]-[.E695]" office:value-type="float" office:value="-2.29" calcext:value-type="float">
            <text:p>-2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15000" calcext:value-type="float">
            <text:p>70915000</text:p>
          </table:table-cell>
          <table:table-cell table:formula="of:=[.B696]/1000000" office:value-type="float" office:value="70.915" calcext:value-type="float">
            <text:p>70.915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table:formula="of:=ABS([.D696]-[.E696])" office:value-type="float" office:value="2.25" calcext:value-type="float">
            <text:p>2.25</text:p>
          </table:table-cell>
          <table:table-cell table:formula="of:= [.D696]-[.E696]" office:value-type="float" office:value="-2.25" calcext:value-type="float">
            <text:p>-2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35000" calcext:value-type="float">
            <text:p>70935000</text:p>
          </table:table-cell>
          <table:table-cell table:formula="of:=[.B697]/1000000" office:value-type="float" office:value="70.935" calcext:value-type="float">
            <text:p>70.935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table:formula="of:=ABS([.D697]-[.E697])" office:value-type="float" office:value="2.22" calcext:value-type="float">
            <text:p>2.22</text:p>
          </table:table-cell>
          <table:table-cell table:formula="of:= [.D697]-[.E697]" office:value-type="float" office:value="-2.22" calcext:value-type="float">
            <text:p>-2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55000" calcext:value-type="float">
            <text:p>70955000</text:p>
          </table:table-cell>
          <table:table-cell table:formula="of:=[.B698]/1000000" office:value-type="float" office:value="70.955" calcext:value-type="float">
            <text:p>70.955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table:formula="of:=ABS([.D698]-[.E698])" office:value-type="float" office:value="2.18" calcext:value-type="float">
            <text:p>2.18</text:p>
          </table:table-cell>
          <table:table-cell table:formula="of:= [.D698]-[.E698]" office:value-type="float" office:value="-2.18" calcext:value-type="float">
            <text:p>-2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75000" calcext:value-type="float">
            <text:p>70975000</text:p>
          </table:table-cell>
          <table:table-cell table:formula="of:=[.B699]/1000000" office:value-type="float" office:value="70.975" calcext:value-type="float">
            <text:p>70.975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table:formula="of:=ABS([.D699]-[.E699])" office:value-type="float" office:value="2.15" calcext:value-type="float">
            <text:p>2.15</text:p>
          </table:table-cell>
          <table:table-cell table:formula="of:= [.D699]-[.E699]" office:value-type="float" office:value="-2.15" calcext:value-type="float">
            <text:p>-2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95000" calcext:value-type="float">
            <text:p>70995000</text:p>
          </table:table-cell>
          <table:table-cell table:formula="of:=[.B700]/1000000" office:value-type="float" office:value="70.995" calcext:value-type="float">
            <text:p>70.995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table:formula="of:=ABS([.D700]-[.E700])" office:value-type="float" office:value="2.13" calcext:value-type="float">
            <text:p>2.13</text:p>
          </table:table-cell>
          <table:table-cell table:formula="of:= [.D700]-[.E700]" office:value-type="float" office:value="-2.13" calcext:value-type="float">
            <text:p>-2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15000" calcext:value-type="float">
            <text:p>71015000</text:p>
          </table:table-cell>
          <table:table-cell table:formula="of:=[.B701]/1000000" office:value-type="float" office:value="71.015" calcext:value-type="float">
            <text:p>71.01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formula="of:=ABS([.D701]-[.E701])" office:value-type="float" office:value="2.1" calcext:value-type="float">
            <text:p>2.1</text:p>
          </table:table-cell>
          <table:table-cell table:formula="of:= [.D701]-[.E701]" office:value-type="float" office:value="-2.1" calcext:value-type="float">
            <text:p>-2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35000" calcext:value-type="float">
            <text:p>71035000</text:p>
          </table:table-cell>
          <table:table-cell table:formula="of:=[.B702]/1000000" office:value-type="float" office:value="71.035" calcext:value-type="float">
            <text:p>71.035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table:formula="of:=ABS([.D702]-[.E702])" office:value-type="float" office:value="2.08" calcext:value-type="float">
            <text:p>2.08</text:p>
          </table:table-cell>
          <table:table-cell table:formula="of:= [.D702]-[.E702]" office:value-type="float" office:value="-2.08" calcext:value-type="float">
            <text:p>-2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55000" calcext:value-type="float">
            <text:p>71055000</text:p>
          </table:table-cell>
          <table:table-cell table:formula="of:=[.B703]/1000000" office:value-type="float" office:value="71.055" calcext:value-type="float">
            <text:p>71.055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table:formula="of:=ABS([.D703]-[.E703])" office:value-type="float" office:value="2.05" calcext:value-type="float">
            <text:p>2.05</text:p>
          </table:table-cell>
          <table:table-cell table:formula="of:= [.D703]-[.E703]" office:value-type="float" office:value="-2.05" calcext:value-type="float">
            <text:p>-2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75000" calcext:value-type="float">
            <text:p>71075000</text:p>
          </table:table-cell>
          <table:table-cell table:formula="of:=[.B704]/1000000" office:value-type="float" office:value="71.075" calcext:value-type="float">
            <text:p>71.075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table:formula="of:=ABS([.D704]-[.E704])" office:value-type="float" office:value="2.03" calcext:value-type="float">
            <text:p>2.03</text:p>
          </table:table-cell>
          <table:table-cell table:formula="of:= [.D704]-[.E704]" office:value-type="float" office:value="-2.03" calcext:value-type="float">
            <text:p>-2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95000" calcext:value-type="float">
            <text:p>71095000</text:p>
          </table:table-cell>
          <table:table-cell table:formula="of:=[.B705]/1000000" office:value-type="float" office:value="71.095" calcext:value-type="float">
            <text:p>71.095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table:formula="of:=ABS([.D705]-[.E705])" office:value-type="float" office:value="2.01" calcext:value-type="float">
            <text:p>2.01</text:p>
          </table:table-cell>
          <table:table-cell table:formula="of:= [.D705]-[.E705]" office:value-type="float" office:value="-2.01" calcext:value-type="float">
            <text:p>-2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15000" calcext:value-type="float">
            <text:p>71115000</text:p>
          </table:table-cell>
          <table:table-cell table:formula="of:=[.B706]/1000000" office:value-type="float" office:value="71.115" calcext:value-type="float">
            <text:p>71.115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formula="of:=ABS([.D706]-[.E706])" office:value-type="float" office:value="1.99" calcext:value-type="float">
            <text:p>1.99</text:p>
          </table:table-cell>
          <table:table-cell table:formula="of:= [.D706]-[.E706]" office:value-type="float" office:value="-1.99" calcext:value-type="float">
            <text:p>-1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35000" calcext:value-type="float">
            <text:p>71135000</text:p>
          </table:table-cell>
          <table:table-cell table:formula="of:=[.B707]/1000000" office:value-type="float" office:value="71.135" calcext:value-type="float">
            <text:p>71.135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table:formula="of:=ABS([.D707]-[.E707])" office:value-type="float" office:value="1.98" calcext:value-type="float">
            <text:p>1.98</text:p>
          </table:table-cell>
          <table:table-cell table:formula="of:= [.D707]-[.E707]" office:value-type="float" office:value="-1.98" calcext:value-type="float">
            <text:p>-1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55000" calcext:value-type="float">
            <text:p>71155000</text:p>
          </table:table-cell>
          <table:table-cell table:formula="of:=[.B708]/1000000" office:value-type="float" office:value="71.155" calcext:value-type="float">
            <text:p>71.155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table:formula="of:=ABS([.D708]-[.E708])" office:value-type="float" office:value="1.96" calcext:value-type="float">
            <text:p>1.96</text:p>
          </table:table-cell>
          <table:table-cell table:formula="of:= [.D708]-[.E708]" office:value-type="float" office:value="-1.96" calcext:value-type="float">
            <text:p>-1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75000" calcext:value-type="float">
            <text:p>71175000</text:p>
          </table:table-cell>
          <table:table-cell table:formula="of:=[.B709]/1000000" office:value-type="float" office:value="71.175" calcext:value-type="float">
            <text:p>71.175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table:formula="of:=ABS([.D709]-[.E709])" office:value-type="float" office:value="1.94" calcext:value-type="float">
            <text:p>1.94</text:p>
          </table:table-cell>
          <table:table-cell table:formula="of:= [.D709]-[.E709]" office:value-type="float" office:value="-1.94" calcext:value-type="float">
            <text:p>-1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95000" calcext:value-type="float">
            <text:p>71195000</text:p>
          </table:table-cell>
          <table:table-cell table:formula="of:=[.B710]/1000000" office:value-type="float" office:value="71.195" calcext:value-type="float">
            <text:p>71.195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table:formula="of:=ABS([.D710]-[.E710])" office:value-type="float" office:value="1.93" calcext:value-type="float">
            <text:p>1.93</text:p>
          </table:table-cell>
          <table:table-cell table:formula="of:= [.D710]-[.E710]" office:value-type="float" office:value="-1.93" calcext:value-type="float">
            <text:p>-1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15000" calcext:value-type="float">
            <text:p>71215000</text:p>
          </table:table-cell>
          <table:table-cell table:formula="of:=[.B711]/1000000" office:value-type="float" office:value="71.215" calcext:value-type="float">
            <text:p>71.215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table:formula="of:=ABS([.D711]-[.E711])" office:value-type="float" office:value="1.91" calcext:value-type="float">
            <text:p>1.91</text:p>
          </table:table-cell>
          <table:table-cell table:formula="of:= [.D711]-[.E711]" office:value-type="float" office:value="-1.91" calcext:value-type="float">
            <text:p>-1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35000" calcext:value-type="float">
            <text:p>71235000</text:p>
          </table:table-cell>
          <table:table-cell table:formula="of:=[.B712]/1000000" office:value-type="float" office:value="71.235" calcext:value-type="float">
            <text:p>71.23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formula="of:=ABS([.D712]-[.E712])" office:value-type="float" office:value="1.9" calcext:value-type="float">
            <text:p>1.9</text:p>
          </table:table-cell>
          <table:table-cell table:formula="of:= [.D712]-[.E712]" office:value-type="float" office:value="-1.9" calcext:value-type="float">
            <text:p>-1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55000" calcext:value-type="float">
            <text:p>71255000</text:p>
          </table:table-cell>
          <table:table-cell table:formula="of:=[.B713]/1000000" office:value-type="float" office:value="71.255" calcext:value-type="float">
            <text:p>71.255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table:formula="of:=ABS([.D713]-[.E713])" office:value-type="float" office:value="1.89" calcext:value-type="float">
            <text:p>1.89</text:p>
          </table:table-cell>
          <table:table-cell table:formula="of:= [.D713]-[.E713]" office:value-type="float" office:value="-1.89" calcext:value-type="float">
            <text:p>-1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75000" calcext:value-type="float">
            <text:p>71275000</text:p>
          </table:table-cell>
          <table:table-cell table:formula="of:=[.B714]/1000000" office:value-type="float" office:value="71.275" calcext:value-type="float">
            <text:p>71.275</text:p>
          </table:table-cell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formula="of:=ABS([.D714]-[.E714])" office:value-type="float" office:value="1.87" calcext:value-type="float">
            <text:p>1.87</text:p>
          </table:table-cell>
          <table:table-cell table:formula="of:= [.D714]-[.E714]" office:value-type="float" office:value="-1.87" calcext:value-type="float">
            <text:p>-1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95000" calcext:value-type="float">
            <text:p>71295000</text:p>
          </table:table-cell>
          <table:table-cell table:formula="of:=[.B715]/1000000" office:value-type="float" office:value="71.295" calcext:value-type="float">
            <text:p>71.295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formula="of:=ABS([.D715]-[.E715])" office:value-type="float" office:value="1.86" calcext:value-type="float">
            <text:p>1.86</text:p>
          </table:table-cell>
          <table:table-cell table:formula="of:= [.D715]-[.E715]" office:value-type="float" office:value="-1.86" calcext:value-type="float">
            <text:p>-1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15000" calcext:value-type="float">
            <text:p>71315000</text:p>
          </table:table-cell>
          <table:table-cell table:formula="of:=[.B716]/1000000" office:value-type="float" office:value="71.315" calcext:value-type="float">
            <text:p>71.315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table:formula="of:=ABS([.D716]-[.E716])" office:value-type="float" office:value="1.85" calcext:value-type="float">
            <text:p>1.85</text:p>
          </table:table-cell>
          <table:table-cell table:formula="of:= [.D716]-[.E716]" office:value-type="float" office:value="-1.85" calcext:value-type="float">
            <text:p>-1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35000" calcext:value-type="float">
            <text:p>71335000</text:p>
          </table:table-cell>
          <table:table-cell table:formula="of:=[.B717]/1000000" office:value-type="float" office:value="71.335" calcext:value-type="float">
            <text:p>71.335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formula="of:=ABS([.D717]-[.E717])" office:value-type="float" office:value="1.84" calcext:value-type="float">
            <text:p>1.84</text:p>
          </table:table-cell>
          <table:table-cell table:formula="of:= [.D717]-[.E717]" office:value-type="float" office:value="-1.84" calcext:value-type="float">
            <text:p>-1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55000" calcext:value-type="float">
            <text:p>71355000</text:p>
          </table:table-cell>
          <table:table-cell table:formula="of:=[.B718]/1000000" office:value-type="float" office:value="71.355" calcext:value-type="float">
            <text:p>71.355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formula="of:=ABS([.D718]-[.E718])" office:value-type="float" office:value="1.83" calcext:value-type="float">
            <text:p>1.83</text:p>
          </table:table-cell>
          <table:table-cell table:formula="of:= [.D718]-[.E718]" office:value-type="float" office:value="-1.83" calcext:value-type="float">
            <text:p>-1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75000" calcext:value-type="float">
            <text:p>71375000</text:p>
          </table:table-cell>
          <table:table-cell table:formula="of:=[.B719]/1000000" office:value-type="float" office:value="71.375" calcext:value-type="float">
            <text:p>71.375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formula="of:=ABS([.D719]-[.E719])" office:value-type="float" office:value="1.82" calcext:value-type="float">
            <text:p>1.82</text:p>
          </table:table-cell>
          <table:table-cell table:formula="of:= [.D719]-[.E719]" office:value-type="float" office:value="-1.82" calcext:value-type="float">
            <text:p>-1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95000" calcext:value-type="float">
            <text:p>71395000</text:p>
          </table:table-cell>
          <table:table-cell table:formula="of:=[.B720]/1000000" office:value-type="float" office:value="71.395" calcext:value-type="float">
            <text:p>71.395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table:formula="of:=ABS([.D720]-[.E720])" office:value-type="float" office:value="1.81" calcext:value-type="float">
            <text:p>1.81</text:p>
          </table:table-cell>
          <table:table-cell table:formula="of:= [.D720]-[.E720]" office:value-type="float" office:value="-1.81" calcext:value-type="float">
            <text:p>-1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415000" calcext:value-type="float">
            <text:p>71415000</text:p>
          </table:table-cell>
          <table:table-cell table:formula="of:=[.B721]/1000000" office:value-type="float" office:value="71.415" calcext:value-type="float">
            <text:p>71.41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formula="of:=ABS([.D721]-[.E721])" office:value-type="float" office:value="1.8" calcext:value-type="float">
            <text:p>1.8</text:p>
          </table:table-cell>
          <table:table-cell table:formula="of:= [.D721]-[.E721]" office:value-type="float" office:value="-1.8" calcext:value-type="float">
            <text:p>-1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435000" calcext:value-type="float">
            <text:p>71435000</text:p>
          </table:table-cell>
          <table:table-cell table:formula="of:=[.B722]/1000000" office:value-type="float" office:value="71.435" calcext:value-type="float">
            <text:p>71.435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table:formula="of:=ABS([.D722]-[.E722])" office:value-type="float" office:value="1.79" calcext:value-type="float">
            <text:p>1.79</text:p>
          </table:table-cell>
          <table:table-cell table:formula="of:= [.D722]-[.E722]" office:value-type="float" office:value="-1.79" calcext:value-type="float">
            <text:p>-1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455000" calcext:value-type="float">
            <text:p>71455000</text:p>
          </table:table-cell>
          <table:table-cell table:formula="of:=[.B723]/1000000" office:value-type="float" office:value="71.455" calcext:value-type="float">
            <text:p>71.455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formula="of:=ABS([.D723]-[.E723])" office:value-type="float" office:value="1.78" calcext:value-type="float">
            <text:p>1.78</text:p>
          </table:table-cell>
          <table:table-cell table:formula="of:= [.D723]-[.E723]" office:value-type="float" office:value="-1.78" calcext:value-type="float">
            <text:p>-1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475000" calcext:value-type="float">
            <text:p>71475000</text:p>
          </table:table-cell>
          <table:table-cell table:formula="of:=[.B724]/1000000" office:value-type="float" office:value="71.475" calcext:value-type="float">
            <text:p>71.475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table:formula="of:=ABS([.D724]-[.E724])" office:value-type="float" office:value="1.77" calcext:value-type="float">
            <text:p>1.77</text:p>
          </table:table-cell>
          <table:table-cell table:formula="of:= [.D724]-[.E724]" office:value-type="float" office:value="-1.77" calcext:value-type="float">
            <text:p>-1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495000" calcext:value-type="float">
            <text:p>71495000</text:p>
          </table:table-cell>
          <table:table-cell table:formula="of:=[.B725]/1000000" office:value-type="float" office:value="71.495" calcext:value-type="float">
            <text:p>71.495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table:formula="of:=ABS([.D725]-[.E725])" office:value-type="float" office:value="1.76" calcext:value-type="float">
            <text:p>1.76</text:p>
          </table:table-cell>
          <table:table-cell table:formula="of:= [.D725]-[.E725]" office:value-type="float" office:value="-1.76" calcext:value-type="float">
            <text:p>-1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15000" calcext:value-type="float">
            <text:p>71515000</text:p>
          </table:table-cell>
          <table:table-cell table:formula="of:=[.B726]/1000000" office:value-type="float" office:value="71.515" calcext:value-type="float">
            <text:p>71.515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formula="of:=ABS([.D726]-[.E726])" office:value-type="float" office:value="1.75" calcext:value-type="float">
            <text:p>1.75</text:p>
          </table:table-cell>
          <table:table-cell table:formula="of:= [.D726]-[.E726]" office:value-type="float" office:value="-1.75" calcext:value-type="float">
            <text:p>-1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35000" calcext:value-type="float">
            <text:p>71535000</text:p>
          </table:table-cell>
          <table:table-cell table:formula="of:=[.B727]/1000000" office:value-type="float" office:value="71.535" calcext:value-type="float">
            <text:p>71.535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table:formula="of:=ABS([.D727]-[.E727])" office:value-type="float" office:value="1.74" calcext:value-type="float">
            <text:p>1.74</text:p>
          </table:table-cell>
          <table:table-cell table:formula="of:= [.D727]-[.E727]" office:value-type="float" office:value="-1.74" calcext:value-type="float">
            <text:p>-1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55000" calcext:value-type="float">
            <text:p>71555000</text:p>
          </table:table-cell>
          <table:table-cell table:formula="of:=[.B728]/1000000" office:value-type="float" office:value="71.555" calcext:value-type="float">
            <text:p>71.555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table:formula="of:=ABS([.D728]-[.E728])" office:value-type="float" office:value="1.73" calcext:value-type="float">
            <text:p>1.73</text:p>
          </table:table-cell>
          <table:table-cell table:formula="of:= [.D728]-[.E728]" office:value-type="float" office:value="-1.73" calcext:value-type="float">
            <text:p>-1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75000" calcext:value-type="float">
            <text:p>71575000</text:p>
          </table:table-cell>
          <table:table-cell table:formula="of:=[.B729]/1000000" office:value-type="float" office:value="71.575" calcext:value-type="float">
            <text:p>71.575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table:formula="of:=ABS([.D729]-[.E729])" office:value-type="float" office:value="1.73" calcext:value-type="float">
            <text:p>1.73</text:p>
          </table:table-cell>
          <table:table-cell table:formula="of:= [.D729]-[.E729]" office:value-type="float" office:value="-1.73" calcext:value-type="float">
            <text:p>-1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95000" calcext:value-type="float">
            <text:p>71595000</text:p>
          </table:table-cell>
          <table:table-cell table:formula="of:=[.B730]/1000000" office:value-type="float" office:value="71.595" calcext:value-type="float">
            <text:p>71.595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formula="of:=ABS([.D730]-[.E730])" office:value-type="float" office:value="1.72" calcext:value-type="float">
            <text:p>1.72</text:p>
          </table:table-cell>
          <table:table-cell table:formula="of:= [.D730]-[.E730]" office:value-type="float" office:value="-1.72" calcext:value-type="float">
            <text:p>-1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15000" calcext:value-type="float">
            <text:p>71615000</text:p>
          </table:table-cell>
          <table:table-cell table:formula="of:=[.B731]/1000000" office:value-type="float" office:value="71.615" calcext:value-type="float">
            <text:p>71.615</text:p>
          </table:table-cell>
          <table:table-cell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table:formula="of:=ABS([.D731]-[.E731])" office:value-type="float" office:value="1.71" calcext:value-type="float">
            <text:p>1.71</text:p>
          </table:table-cell>
          <table:table-cell table:formula="of:= [.D731]-[.E731]" office:value-type="float" office:value="-1.71" calcext:value-type="float">
            <text:p>-1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35000" calcext:value-type="float">
            <text:p>71635000</text:p>
          </table:table-cell>
          <table:table-cell table:formula="of:=[.B732]/1000000" office:value-type="float" office:value="71.635" calcext:value-type="float">
            <text:p>71.63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formula="of:=ABS([.D732]-[.E732])" office:value-type="float" office:value="1.7" calcext:value-type="float">
            <text:p>1.7</text:p>
          </table:table-cell>
          <table:table-cell table:formula="of:= [.D732]-[.E732]" office:value-type="float" office:value="-1.7" calcext:value-type="float">
            <text:p>-1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55000" calcext:value-type="float">
            <text:p>71655000</text:p>
          </table:table-cell>
          <table:table-cell table:formula="of:=[.B733]/1000000" office:value-type="float" office:value="71.655" calcext:value-type="float">
            <text:p>71.655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table:formula="of:=ABS([.D733]-[.E733])" office:value-type="float" office:value="1.69" calcext:value-type="float">
            <text:p>1.69</text:p>
          </table:table-cell>
          <table:table-cell table:formula="of:= [.D733]-[.E733]" office:value-type="float" office:value="-1.69" calcext:value-type="float">
            <text:p>-1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75000" calcext:value-type="float">
            <text:p>71675000</text:p>
          </table:table-cell>
          <table:table-cell table:formula="of:=[.B734]/1000000" office:value-type="float" office:value="71.675" calcext:value-type="float">
            <text:p>71.675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table:formula="of:=ABS([.D734]-[.E734])" office:value-type="float" office:value="1.69" calcext:value-type="float">
            <text:p>1.69</text:p>
          </table:table-cell>
          <table:table-cell table:formula="of:= [.D734]-[.E734]" office:value-type="float" office:value="-1.69" calcext:value-type="float">
            <text:p>-1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95000" calcext:value-type="float">
            <text:p>71695000</text:p>
          </table:table-cell>
          <table:table-cell table:formula="of:=[.B735]/1000000" office:value-type="float" office:value="71.695" calcext:value-type="float">
            <text:p>71.695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formula="of:=ABS([.D735]-[.E735])" office:value-type="float" office:value="1.68" calcext:value-type="float">
            <text:p>1.68</text:p>
          </table:table-cell>
          <table:table-cell table:formula="of:= [.D735]-[.E735]" office:value-type="float" office:value="-1.68" calcext:value-type="float">
            <text:p>-1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15000" calcext:value-type="float">
            <text:p>71715000</text:p>
          </table:table-cell>
          <table:table-cell table:formula="of:=[.B736]/1000000" office:value-type="float" office:value="71.715" calcext:value-type="float">
            <text:p>71.715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table:formula="of:=ABS([.D736]-[.E736])" office:value-type="float" office:value="1.67" calcext:value-type="float">
            <text:p>1.67</text:p>
          </table:table-cell>
          <table:table-cell table:formula="of:= [.D736]-[.E736]" office:value-type="float" office:value="-1.67" calcext:value-type="float">
            <text:p>-1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35000" calcext:value-type="float">
            <text:p>71735000</text:p>
          </table:table-cell>
          <table:table-cell table:formula="of:=[.B737]/1000000" office:value-type="float" office:value="71.735" calcext:value-type="float">
            <text:p>71.735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formula="of:=ABS([.D737]-[.E737])" office:value-type="float" office:value="1.66" calcext:value-type="float">
            <text:p>1.66</text:p>
          </table:table-cell>
          <table:table-cell table:formula="of:= [.D737]-[.E737]" office:value-type="float" office:value="-1.66" calcext:value-type="float">
            <text:p>-1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55000" calcext:value-type="float">
            <text:p>71755000</text:p>
          </table:table-cell>
          <table:table-cell table:formula="of:=[.B738]/1000000" office:value-type="float" office:value="71.755" calcext:value-type="float">
            <text:p>71.755</text:p>
          </table:table-cell>
          <table:table-cell office:value-type="float" office:value="0" calcext:value-type="float">
            <text:p>0</text:p>
          </table:table-cell>
          <table:table-cell office:value-type="float" office:value="1.66" calcext:value-type="float">
            <text:p>1.66</text:p>
          </table:table-cell>
          <table:table-cell table:formula="of:=ABS([.D738]-[.E738])" office:value-type="float" office:value="1.66" calcext:value-type="float">
            <text:p>1.66</text:p>
          </table:table-cell>
          <table:table-cell table:formula="of:= [.D738]-[.E738]" office:value-type="float" office:value="-1.66" calcext:value-type="float">
            <text:p>-1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75000" calcext:value-type="float">
            <text:p>71775000</text:p>
          </table:table-cell>
          <table:table-cell table:formula="of:=[.B739]/1000000" office:value-type="float" office:value="71.775" calcext:value-type="float">
            <text:p>71.775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formula="of:=ABS([.D739]-[.E739])" office:value-type="float" office:value="1.65" calcext:value-type="float">
            <text:p>1.65</text:p>
          </table:table-cell>
          <table:table-cell table:formula="of:= [.D739]-[.E739]" office:value-type="float" office:value="-1.65" calcext:value-type="float">
            <text:p>-1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95000" calcext:value-type="float">
            <text:p>71795000</text:p>
          </table:table-cell>
          <table:table-cell table:formula="of:=[.B740]/1000000" office:value-type="float" office:value="71.795" calcext:value-type="float">
            <text:p>71.795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formula="of:=ABS([.D740]-[.E740])" office:value-type="float" office:value="1.65" calcext:value-type="float">
            <text:p>1.65</text:p>
          </table:table-cell>
          <table:table-cell table:formula="of:= [.D740]-[.E740]" office:value-type="float" office:value="-1.65" calcext:value-type="float">
            <text:p>-1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815000" calcext:value-type="float">
            <text:p>71815000</text:p>
          </table:table-cell>
          <table:table-cell table:formula="of:=[.B741]/1000000" office:value-type="float" office:value="71.815" calcext:value-type="float">
            <text:p>71.815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table:formula="of:=ABS([.D741]-[.E741])" office:value-type="float" office:value="1.64" calcext:value-type="float">
            <text:p>1.64</text:p>
          </table:table-cell>
          <table:table-cell table:formula="of:= [.D741]-[.E741]" office:value-type="float" office:value="-1.64" calcext:value-type="float">
            <text:p>-1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835000" calcext:value-type="float">
            <text:p>71835000</text:p>
          </table:table-cell>
          <table:table-cell table:formula="of:=[.B742]/1000000" office:value-type="float" office:value="71.835" calcext:value-type="float">
            <text:p>71.835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table:formula="of:=ABS([.D742]-[.E742])" office:value-type="float" office:value="1.64" calcext:value-type="float">
            <text:p>1.64</text:p>
          </table:table-cell>
          <table:table-cell table:formula="of:= [.D742]-[.E742]" office:value-type="float" office:value="-1.64" calcext:value-type="float">
            <text:p>-1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855000" calcext:value-type="float">
            <text:p>71855000</text:p>
          </table:table-cell>
          <table:table-cell table:formula="of:=[.B743]/1000000" office:value-type="float" office:value="71.855" calcext:value-type="float">
            <text:p>71.855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formula="of:=ABS([.D743]-[.E743])" office:value-type="float" office:value="1.63" calcext:value-type="float">
            <text:p>1.63</text:p>
          </table:table-cell>
          <table:table-cell table:formula="of:= [.D743]-[.E743]" office:value-type="float" office:value="-1.63" calcext:value-type="float">
            <text:p>-1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875000" calcext:value-type="float">
            <text:p>71875000</text:p>
          </table:table-cell>
          <table:table-cell table:formula="of:=[.B744]/1000000" office:value-type="float" office:value="71.875" calcext:value-type="float">
            <text:p>71.875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formula="of:=ABS([.D744]-[.E744])" office:value-type="float" office:value="1.63" calcext:value-type="float">
            <text:p>1.63</text:p>
          </table:table-cell>
          <table:table-cell table:formula="of:= [.D744]-[.E744]" office:value-type="float" office:value="-1.63" calcext:value-type="float">
            <text:p>-1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895000" calcext:value-type="float">
            <text:p>71895000</text:p>
          </table:table-cell>
          <table:table-cell table:formula="of:=[.B745]/1000000" office:value-type="float" office:value="71.895" calcext:value-type="float">
            <text:p>71.895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table:formula="of:=ABS([.D745]-[.E745])" office:value-type="float" office:value="1.62" calcext:value-type="float">
            <text:p>1.62</text:p>
          </table:table-cell>
          <table:table-cell table:formula="of:= [.D745]-[.E745]" office:value-type="float" office:value="-1.62" calcext:value-type="float">
            <text:p>-1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15000" calcext:value-type="float">
            <text:p>71915000</text:p>
          </table:table-cell>
          <table:table-cell table:formula="of:=[.B746]/1000000" office:value-type="float" office:value="71.915" calcext:value-type="float">
            <text:p>71.915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table:formula="of:=ABS([.D746]-[.E746])" office:value-type="float" office:value="1.62" calcext:value-type="float">
            <text:p>1.62</text:p>
          </table:table-cell>
          <table:table-cell table:formula="of:= [.D746]-[.E746]" office:value-type="float" office:value="-1.62" calcext:value-type="float">
            <text:p>-1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35000" calcext:value-type="float">
            <text:p>71935000</text:p>
          </table:table-cell>
          <table:table-cell table:formula="of:=[.B747]/1000000" office:value-type="float" office:value="71.935" calcext:value-type="float">
            <text:p>71.935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formula="of:=ABS([.D747]-[.E747])" office:value-type="float" office:value="1.61" calcext:value-type="float">
            <text:p>1.61</text:p>
          </table:table-cell>
          <table:table-cell table:formula="of:= [.D747]-[.E747]" office:value-type="float" office:value="-1.61" calcext:value-type="float">
            <text:p>-1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55000" calcext:value-type="float">
            <text:p>71955000</text:p>
          </table:table-cell>
          <table:table-cell table:formula="of:=[.B748]/1000000" office:value-type="float" office:value="71.955" calcext:value-type="float">
            <text:p>71.955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formula="of:=ABS([.D748]-[.E748])" office:value-type="float" office:value="1.61" calcext:value-type="float">
            <text:p>1.61</text:p>
          </table:table-cell>
          <table:table-cell table:formula="of:= [.D748]-[.E748]" office:value-type="float" office:value="-1.61" calcext:value-type="float">
            <text:p>-1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75000" calcext:value-type="float">
            <text:p>71975000</text:p>
          </table:table-cell>
          <table:table-cell table:formula="of:=[.B749]/1000000" office:value-type="float" office:value="71.975" calcext:value-type="float">
            <text:p>71.975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formula="of:=ABS([.D749]-[.E749])" office:value-type="float" office:value="1.61" calcext:value-type="float">
            <text:p>1.61</text:p>
          </table:table-cell>
          <table:table-cell table:formula="of:= [.D749]-[.E749]" office:value-type="float" office:value="-1.61" calcext:value-type="float">
            <text:p>-1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95000" calcext:value-type="float">
            <text:p>71995000</text:p>
          </table:table-cell>
          <table:table-cell table:formula="of:=[.B750]/1000000" office:value-type="float" office:value="71.995" calcext:value-type="float">
            <text:p>71.99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formula="of:=ABS([.D750]-[.E750])" office:value-type="float" office:value="1.6" calcext:value-type="float">
            <text:p>1.6</text:p>
          </table:table-cell>
          <table:table-cell table:formula="of:= [.D750]-[.E750]" office:value-type="float" office:value="-1.6" calcext:value-type="float">
            <text:p>-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15000" calcext:value-type="float">
            <text:p>72015000</text:p>
          </table:table-cell>
          <table:table-cell table:formula="of:=[.B751]/1000000" office:value-type="float" office:value="72.015" calcext:value-type="float">
            <text:p>72.0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formula="of:=ABS([.D751]-[.E751])" office:value-type="float" office:value="1.6" calcext:value-type="float">
            <text:p>1.6</text:p>
          </table:table-cell>
          <table:table-cell table:formula="of:= [.D751]-[.E751]" office:value-type="float" office:value="-1.6" calcext:value-type="float">
            <text:p>-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35000" calcext:value-type="float">
            <text:p>72035000</text:p>
          </table:table-cell>
          <table:table-cell table:formula="of:=[.B752]/1000000" office:value-type="float" office:value="72.035" calcext:value-type="float">
            <text:p>72.035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formula="of:=ABS([.D752]-[.E752])" office:value-type="float" office:value="1.59" calcext:value-type="float">
            <text:p>1.59</text:p>
          </table:table-cell>
          <table:table-cell table:formula="of:= [.D752]-[.E752]" office:value-type="float" office:value="-1.59" calcext:value-type="float">
            <text:p>-1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55000" calcext:value-type="float">
            <text:p>72055000</text:p>
          </table:table-cell>
          <table:table-cell table:formula="of:=[.B753]/1000000" office:value-type="float" office:value="72.055" calcext:value-type="float">
            <text:p>72.055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table:formula="of:=ABS([.D753]-[.E753])" office:value-type="float" office:value="1.58" calcext:value-type="float">
            <text:p>1.58</text:p>
          </table:table-cell>
          <table:table-cell table:formula="of:= [.D753]-[.E753]" office:value-type="float" office:value="-1.58" calcext:value-type="float">
            <text:p>-1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75000" calcext:value-type="float">
            <text:p>72075000</text:p>
          </table:table-cell>
          <table:table-cell table:formula="of:=[.B754]/1000000" office:value-type="float" office:value="72.075" calcext:value-type="float">
            <text:p>72.075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table:formula="of:=ABS([.D754]-[.E754])" office:value-type="float" office:value="1.58" calcext:value-type="float">
            <text:p>1.58</text:p>
          </table:table-cell>
          <table:table-cell table:formula="of:= [.D754]-[.E754]" office:value-type="float" office:value="-1.58" calcext:value-type="float">
            <text:p>-1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95000" calcext:value-type="float">
            <text:p>72095000</text:p>
          </table:table-cell>
          <table:table-cell table:formula="of:=[.B755]/1000000" office:value-type="float" office:value="72.095" calcext:value-type="float">
            <text:p>72.095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formula="of:=ABS([.D755]-[.E755])" office:value-type="float" office:value="1.57" calcext:value-type="float">
            <text:p>1.57</text:p>
          </table:table-cell>
          <table:table-cell table:formula="of:= [.D755]-[.E755]" office:value-type="float" office:value="-1.57" calcext:value-type="float">
            <text:p>-1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15000" calcext:value-type="float">
            <text:p>72115000</text:p>
          </table:table-cell>
          <table:table-cell table:formula="of:=[.B756]/1000000" office:value-type="float" office:value="72.115" calcext:value-type="float">
            <text:p>72.115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formula="of:=ABS([.D756]-[.E756])" office:value-type="float" office:value="1.57" calcext:value-type="float">
            <text:p>1.57</text:p>
          </table:table-cell>
          <table:table-cell table:formula="of:= [.D756]-[.E756]" office:value-type="float" office:value="-1.57" calcext:value-type="float">
            <text:p>-1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35000" calcext:value-type="float">
            <text:p>72135000</text:p>
          </table:table-cell>
          <table:table-cell table:formula="of:=[.B757]/1000000" office:value-type="float" office:value="72.135" calcext:value-type="float">
            <text:p>72.135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formula="of:=ABS([.D757]-[.E757])" office:value-type="float" office:value="1.56" calcext:value-type="float">
            <text:p>1.56</text:p>
          </table:table-cell>
          <table:table-cell table:formula="of:= [.D757]-[.E757]" office:value-type="float" office:value="-1.56" calcext:value-type="float">
            <text:p>-1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55000" calcext:value-type="float">
            <text:p>72155000</text:p>
          </table:table-cell>
          <table:table-cell table:formula="of:=[.B758]/1000000" office:value-type="float" office:value="72.155" calcext:value-type="float">
            <text:p>72.155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formula="of:=ABS([.D758]-[.E758])" office:value-type="float" office:value="1.56" calcext:value-type="float">
            <text:p>1.56</text:p>
          </table:table-cell>
          <table:table-cell table:formula="of:= [.D758]-[.E758]" office:value-type="float" office:value="-1.56" calcext:value-type="float">
            <text:p>-1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75000" calcext:value-type="float">
            <text:p>72175000</text:p>
          </table:table-cell>
          <table:table-cell table:formula="of:=[.B759]/1000000" office:value-type="float" office:value="72.175" calcext:value-type="float">
            <text:p>72.175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table:formula="of:=ABS([.D759]-[.E759])" office:value-type="float" office:value="1.55" calcext:value-type="float">
            <text:p>1.55</text:p>
          </table:table-cell>
          <table:table-cell table:formula="of:= [.D759]-[.E759]" office:value-type="float" office:value="-1.55" calcext:value-type="float">
            <text:p>-1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95000" calcext:value-type="float">
            <text:p>72195000</text:p>
          </table:table-cell>
          <table:table-cell table:formula="of:=[.B760]/1000000" office:value-type="float" office:value="72.195" calcext:value-type="float">
            <text:p>72.195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table:formula="of:=ABS([.D760]-[.E760])" office:value-type="float" office:value="1.54" calcext:value-type="float">
            <text:p>1.54</text:p>
          </table:table-cell>
          <table:table-cell table:formula="of:= [.D760]-[.E760]" office:value-type="float" office:value="-1.54" calcext:value-type="float">
            <text:p>-1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15000" calcext:value-type="float">
            <text:p>72215000</text:p>
          </table:table-cell>
          <table:table-cell table:formula="of:=[.B761]/1000000" office:value-type="float" office:value="72.215" calcext:value-type="float">
            <text:p>72.215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table:formula="of:=ABS([.D761]-[.E761])" office:value-type="float" office:value="1.54" calcext:value-type="float">
            <text:p>1.54</text:p>
          </table:table-cell>
          <table:table-cell table:formula="of:= [.D761]-[.E761]" office:value-type="float" office:value="-1.54" calcext:value-type="float">
            <text:p>-1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35000" calcext:value-type="float">
            <text:p>72235000</text:p>
          </table:table-cell>
          <table:table-cell table:formula="of:=[.B762]/1000000" office:value-type="float" office:value="72.235" calcext:value-type="float">
            <text:p>72.235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formula="of:=ABS([.D762]-[.E762])" office:value-type="float" office:value="1.53" calcext:value-type="float">
            <text:p>1.53</text:p>
          </table:table-cell>
          <table:table-cell table:formula="of:= [.D762]-[.E762]" office:value-type="float" office:value="-1.53" calcext:value-type="float">
            <text:p>-1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55000" calcext:value-type="float">
            <text:p>72255000</text:p>
          </table:table-cell>
          <table:table-cell table:formula="of:=[.B763]/1000000" office:value-type="float" office:value="72.255" calcext:value-type="float">
            <text:p>72.255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formula="of:=ABS([.D763]-[.E763])" office:value-type="float" office:value="1.52" calcext:value-type="float">
            <text:p>1.52</text:p>
          </table:table-cell>
          <table:table-cell table:formula="of:= [.D763]-[.E763]" office:value-type="float" office:value="-1.52" calcext:value-type="float">
            <text:p>-1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75000" calcext:value-type="float">
            <text:p>72275000</text:p>
          </table:table-cell>
          <table:table-cell table:formula="of:=[.B764]/1000000" office:value-type="float" office:value="72.275" calcext:value-type="float">
            <text:p>72.275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formula="of:=ABS([.D764]-[.E764])" office:value-type="float" office:value="1.52" calcext:value-type="float">
            <text:p>1.52</text:p>
          </table:table-cell>
          <table:table-cell table:formula="of:= [.D764]-[.E764]" office:value-type="float" office:value="-1.52" calcext:value-type="float">
            <text:p>-1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95000" calcext:value-type="float">
            <text:p>72295000</text:p>
          </table:table-cell>
          <table:table-cell table:formula="of:=[.B765]/1000000" office:value-type="float" office:value="72.295" calcext:value-type="float">
            <text:p>72.295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formula="of:=ABS([.D765]-[.E765])" office:value-type="float" office:value="1.51" calcext:value-type="float">
            <text:p>1.51</text:p>
          </table:table-cell>
          <table:table-cell table:formula="of:= [.D765]-[.E765]" office:value-type="float" office:value="-1.51" calcext:value-type="float">
            <text:p>-1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15000" calcext:value-type="float">
            <text:p>72315000</text:p>
          </table:table-cell>
          <table:table-cell table:formula="of:=[.B766]/1000000" office:value-type="float" office:value="72.315" calcext:value-type="float">
            <text:p>72.315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formula="of:=ABS([.D766]-[.E766])" office:value-type="float" office:value="1.51" calcext:value-type="float">
            <text:p>1.51</text:p>
          </table:table-cell>
          <table:table-cell table:formula="of:= [.D766]-[.E766]" office:value-type="float" office:value="-1.51" calcext:value-type="float">
            <text:p>-1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35000" calcext:value-type="float">
            <text:p>72335000</text:p>
          </table:table-cell>
          <table:table-cell table:formula="of:=[.B767]/1000000" office:value-type="float" office:value="72.335" calcext:value-type="float">
            <text:p>72.33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formula="of:=ABS([.D767]-[.E767])" office:value-type="float" office:value="1.5" calcext:value-type="float">
            <text:p>1.5</text:p>
          </table:table-cell>
          <table:table-cell table:formula="of:= [.D767]-[.E767]" office:value-type="float" office:value="-1.5" calcext:value-type="float">
            <text:p>-1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55000" calcext:value-type="float">
            <text:p>72355000</text:p>
          </table:table-cell>
          <table:table-cell table:formula="of:=[.B768]/1000000" office:value-type="float" office:value="72.355" calcext:value-type="float">
            <text:p>72.355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table:formula="of:=ABS([.D768]-[.E768])" office:value-type="float" office:value="1.49" calcext:value-type="float">
            <text:p>1.49</text:p>
          </table:table-cell>
          <table:table-cell table:formula="of:= [.D768]-[.E768]" office:value-type="float" office:value="-1.49" calcext:value-type="float">
            <text:p>-1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75000" calcext:value-type="float">
            <text:p>72375000</text:p>
          </table:table-cell>
          <table:table-cell table:formula="of:=[.B769]/1000000" office:value-type="float" office:value="72.375" calcext:value-type="float">
            <text:p>72.375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table:formula="of:=ABS([.D769]-[.E769])" office:value-type="float" office:value="1.49" calcext:value-type="float">
            <text:p>1.49</text:p>
          </table:table-cell>
          <table:table-cell table:formula="of:= [.D769]-[.E769]" office:value-type="float" office:value="-1.49" calcext:value-type="float">
            <text:p>-1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95000" calcext:value-type="float">
            <text:p>72395000</text:p>
          </table:table-cell>
          <table:table-cell table:formula="of:=[.B770]/1000000" office:value-type="float" office:value="72.395" calcext:value-type="float">
            <text:p>72.395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formula="of:=ABS([.D770]-[.E770])" office:value-type="float" office:value="1.48" calcext:value-type="float">
            <text:p>1.48</text:p>
          </table:table-cell>
          <table:table-cell table:formula="of:= [.D770]-[.E770]" office:value-type="float" office:value="-1.48" calcext:value-type="float">
            <text:p>-1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15000" calcext:value-type="float">
            <text:p>72415000</text:p>
          </table:table-cell>
          <table:table-cell table:formula="of:=[.B771]/1000000" office:value-type="float" office:value="72.415" calcext:value-type="float">
            <text:p>72.415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formula="of:=ABS([.D771]-[.E771])" office:value-type="float" office:value="1.48" calcext:value-type="float">
            <text:p>1.48</text:p>
          </table:table-cell>
          <table:table-cell table:formula="of:= [.D771]-[.E771]" office:value-type="float" office:value="-1.48" calcext:value-type="float">
            <text:p>-1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35000" calcext:value-type="float">
            <text:p>72435000</text:p>
          </table:table-cell>
          <table:table-cell table:formula="of:=[.B772]/1000000" office:value-type="float" office:value="72.435" calcext:value-type="float">
            <text:p>72.435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table:formula="of:=ABS([.D772]-[.E772])" office:value-type="float" office:value="1.47" calcext:value-type="float">
            <text:p>1.47</text:p>
          </table:table-cell>
          <table:table-cell table:formula="of:= [.D772]-[.E772]" office:value-type="float" office:value="-1.47" calcext:value-type="float">
            <text:p>-1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55000" calcext:value-type="float">
            <text:p>72455000</text:p>
          </table:table-cell>
          <table:table-cell table:formula="of:=[.B773]/1000000" office:value-type="float" office:value="72.455" calcext:value-type="float">
            <text:p>72.455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table:formula="of:=ABS([.D773]-[.E773])" office:value-type="float" office:value="1.47" calcext:value-type="float">
            <text:p>1.47</text:p>
          </table:table-cell>
          <table:table-cell table:formula="of:= [.D773]-[.E773]" office:value-type="float" office:value="-1.47" calcext:value-type="float">
            <text:p>-1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75000" calcext:value-type="float">
            <text:p>72475000</text:p>
          </table:table-cell>
          <table:table-cell table:formula="of:=[.B774]/1000000" office:value-type="float" office:value="72.475" calcext:value-type="float">
            <text:p>72.475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table:formula="of:=ABS([.D774]-[.E774])" office:value-type="float" office:value="1.46" calcext:value-type="float">
            <text:p>1.46</text:p>
          </table:table-cell>
          <table:table-cell table:formula="of:= [.D774]-[.E774]" office:value-type="float" office:value="-1.46" calcext:value-type="float">
            <text:p>-1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95000" calcext:value-type="float">
            <text:p>72495000</text:p>
          </table:table-cell>
          <table:table-cell table:formula="of:=[.B775]/1000000" office:value-type="float" office:value="72.495" calcext:value-type="float">
            <text:p>72.495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table:formula="of:=ABS([.D775]-[.E775])" office:value-type="float" office:value="1.45" calcext:value-type="float">
            <text:p>1.45</text:p>
          </table:table-cell>
          <table:table-cell table:formula="of:= [.D775]-[.E775]" office:value-type="float" office:value="-1.45" calcext:value-type="float">
            <text:p>-1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15000" calcext:value-type="float">
            <text:p>72515000</text:p>
          </table:table-cell>
          <table:table-cell table:formula="of:=[.B776]/1000000" office:value-type="float" office:value="72.515" calcext:value-type="float">
            <text:p>72.515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table:formula="of:=ABS([.D776]-[.E776])" office:value-type="float" office:value="1.45" calcext:value-type="float">
            <text:p>1.45</text:p>
          </table:table-cell>
          <table:table-cell table:formula="of:= [.D776]-[.E776]" office:value-type="float" office:value="-1.45" calcext:value-type="float">
            <text:p>-1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35000" calcext:value-type="float">
            <text:p>72535000</text:p>
          </table:table-cell>
          <table:table-cell table:formula="of:=[.B777]/1000000" office:value-type="float" office:value="72.535" calcext:value-type="float">
            <text:p>72.535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formula="of:=ABS([.D777]-[.E777])" office:value-type="float" office:value="1.44" calcext:value-type="float">
            <text:p>1.44</text:p>
          </table:table-cell>
          <table:table-cell table:formula="of:= [.D777]-[.E777]" office:value-type="float" office:value="-1.44" calcext:value-type="float">
            <text:p>-1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55000" calcext:value-type="float">
            <text:p>72555000</text:p>
          </table:table-cell>
          <table:table-cell table:formula="of:=[.B778]/1000000" office:value-type="float" office:value="72.555" calcext:value-type="float">
            <text:p>72.555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formula="of:=ABS([.D778]-[.E778])" office:value-type="float" office:value="1.44" calcext:value-type="float">
            <text:p>1.44</text:p>
          </table:table-cell>
          <table:table-cell table:formula="of:= [.D778]-[.E778]" office:value-type="float" office:value="-1.44" calcext:value-type="float">
            <text:p>-1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75000" calcext:value-type="float">
            <text:p>72575000</text:p>
          </table:table-cell>
          <table:table-cell table:formula="of:=[.B779]/1000000" office:value-type="float" office:value="72.575" calcext:value-type="float">
            <text:p>72.575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table:formula="of:=ABS([.D779]-[.E779])" office:value-type="float" office:value="1.43" calcext:value-type="float">
            <text:p>1.43</text:p>
          </table:table-cell>
          <table:table-cell table:formula="of:= [.D779]-[.E779]" office:value-type="float" office:value="-1.43" calcext:value-type="float">
            <text:p>-1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95000" calcext:value-type="float">
            <text:p>72595000</text:p>
          </table:table-cell>
          <table:table-cell table:formula="of:=[.B780]/1000000" office:value-type="float" office:value="72.595" calcext:value-type="float">
            <text:p>72.595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formula="of:=ABS([.D780]-[.E780])" office:value-type="float" office:value="1.42" calcext:value-type="float">
            <text:p>1.42</text:p>
          </table:table-cell>
          <table:table-cell table:formula="of:= [.D780]-[.E780]" office:value-type="float" office:value="-1.42" calcext:value-type="float">
            <text:p>-1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615000" calcext:value-type="float">
            <text:p>72615000</text:p>
          </table:table-cell>
          <table:table-cell table:formula="of:=[.B781]/1000000" office:value-type="float" office:value="72.615" calcext:value-type="float">
            <text:p>72.615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table:formula="of:=ABS([.D781]-[.E781])" office:value-type="float" office:value="1.42" calcext:value-type="float">
            <text:p>1.42</text:p>
          </table:table-cell>
          <table:table-cell table:formula="of:= [.D781]-[.E781]" office:value-type="float" office:value="-1.42" calcext:value-type="float">
            <text:p>-1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635000" calcext:value-type="float">
            <text:p>72635000</text:p>
          </table:table-cell>
          <table:table-cell table:formula="of:=[.B782]/1000000" office:value-type="float" office:value="72.635" calcext:value-type="float">
            <text:p>72.635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table:formula="of:=ABS([.D782]-[.E782])" office:value-type="float" office:value="1.41" calcext:value-type="float">
            <text:p>1.41</text:p>
          </table:table-cell>
          <table:table-cell table:formula="of:= [.D782]-[.E782]" office:value-type="float" office:value="-1.41" calcext:value-type="float">
            <text:p>-1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655000" calcext:value-type="float">
            <text:p>72655000</text:p>
          </table:table-cell>
          <table:table-cell table:formula="of:=[.B783]/1000000" office:value-type="float" office:value="72.655" calcext:value-type="float">
            <text:p>72.655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table:formula="of:=ABS([.D783]-[.E783])" office:value-type="float" office:value="1.41" calcext:value-type="float">
            <text:p>1.41</text:p>
          </table:table-cell>
          <table:table-cell table:formula="of:= [.D783]-[.E783]" office:value-type="float" office:value="-1.41" calcext:value-type="float">
            <text:p>-1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675000" calcext:value-type="float">
            <text:p>72675000</text:p>
          </table:table-cell>
          <table:table-cell table:formula="of:=[.B784]/1000000" office:value-type="float" office:value="72.675" calcext:value-type="float">
            <text:p>72.67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formula="of:=ABS([.D784]-[.E784])" office:value-type="float" office:value="1.4" calcext:value-type="float">
            <text:p>1.4</text:p>
          </table:table-cell>
          <table:table-cell table:formula="of:= [.D784]-[.E784]" office:value-type="float" office:value="-1.4" calcext:value-type="float">
            <text:p>-1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695000" calcext:value-type="float">
            <text:p>72695000</text:p>
          </table:table-cell>
          <table:table-cell table:formula="of:=[.B785]/1000000" office:value-type="float" office:value="72.695" calcext:value-type="float">
            <text:p>72.69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formula="of:=ABS([.D785]-[.E785])" office:value-type="float" office:value="1.4" calcext:value-type="float">
            <text:p>1.4</text:p>
          </table:table-cell>
          <table:table-cell table:formula="of:= [.D785]-[.E785]" office:value-type="float" office:value="-1.4" calcext:value-type="float">
            <text:p>-1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15000" calcext:value-type="float">
            <text:p>72715000</text:p>
          </table:table-cell>
          <table:table-cell table:formula="of:=[.B786]/1000000" office:value-type="float" office:value="72.715" calcext:value-type="float">
            <text:p>72.715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formula="of:=ABS([.D786]-[.E786])" office:value-type="float" office:value="1.39" calcext:value-type="float">
            <text:p>1.39</text:p>
          </table:table-cell>
          <table:table-cell table:formula="of:= [.D786]-[.E786]" office:value-type="float" office:value="-1.39" calcext:value-type="float">
            <text:p>-1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35000" calcext:value-type="float">
            <text:p>72735000</text:p>
          </table:table-cell>
          <table:table-cell table:formula="of:=[.B787]/1000000" office:value-type="float" office:value="72.735" calcext:value-type="float">
            <text:p>72.735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formula="of:=ABS([.D787]-[.E787])" office:value-type="float" office:value="1.38" calcext:value-type="float">
            <text:p>1.38</text:p>
          </table:table-cell>
          <table:table-cell table:formula="of:= [.D787]-[.E787]" office:value-type="float" office:value="-1.38" calcext:value-type="float">
            <text:p>-1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55000" calcext:value-type="float">
            <text:p>72755000</text:p>
          </table:table-cell>
          <table:table-cell table:formula="of:=[.B788]/1000000" office:value-type="float" office:value="72.755" calcext:value-type="float">
            <text:p>72.755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table:formula="of:=ABS([.D788]-[.E788])" office:value-type="float" office:value="1.38" calcext:value-type="float">
            <text:p>1.38</text:p>
          </table:table-cell>
          <table:table-cell table:formula="of:= [.D788]-[.E788]" office:value-type="float" office:value="-1.38" calcext:value-type="float">
            <text:p>-1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75000" calcext:value-type="float">
            <text:p>72775000</text:p>
          </table:table-cell>
          <table:table-cell table:formula="of:=[.B789]/1000000" office:value-type="float" office:value="72.775" calcext:value-type="float">
            <text:p>72.775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formula="of:=ABS([.D789]-[.E789])" office:value-type="float" office:value="1.37" calcext:value-type="float">
            <text:p>1.37</text:p>
          </table:table-cell>
          <table:table-cell table:formula="of:= [.D789]-[.E789]" office:value-type="float" office:value="-1.37" calcext:value-type="float">
            <text:p>-1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95000" calcext:value-type="float">
            <text:p>72795000</text:p>
          </table:table-cell>
          <table:table-cell table:formula="of:=[.B790]/1000000" office:value-type="float" office:value="72.795" calcext:value-type="float">
            <text:p>72.795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formula="of:=ABS([.D790]-[.E790])" office:value-type="float" office:value="1.37" calcext:value-type="float">
            <text:p>1.37</text:p>
          </table:table-cell>
          <table:table-cell table:formula="of:= [.D790]-[.E790]" office:value-type="float" office:value="-1.37" calcext:value-type="float">
            <text:p>-1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15000" calcext:value-type="float">
            <text:p>72815000</text:p>
          </table:table-cell>
          <table:table-cell table:formula="of:=[.B791]/1000000" office:value-type="float" office:value="72.815" calcext:value-type="float">
            <text:p>72.815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formula="of:=ABS([.D791]-[.E791])" office:value-type="float" office:value="1.37" calcext:value-type="float">
            <text:p>1.37</text:p>
          </table:table-cell>
          <table:table-cell table:formula="of:= [.D791]-[.E791]" office:value-type="float" office:value="-1.37" calcext:value-type="float">
            <text:p>-1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35000" calcext:value-type="float">
            <text:p>72835000</text:p>
          </table:table-cell>
          <table:table-cell table:formula="of:=[.B792]/1000000" office:value-type="float" office:value="72.835" calcext:value-type="float">
            <text:p>72.835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table:formula="of:=ABS([.D792]-[.E792])" office:value-type="float" office:value="1.36" calcext:value-type="float">
            <text:p>1.36</text:p>
          </table:table-cell>
          <table:table-cell table:formula="of:= [.D792]-[.E792]" office:value-type="float" office:value="-1.36" calcext:value-type="float">
            <text:p>-1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55000" calcext:value-type="float">
            <text:p>72855000</text:p>
          </table:table-cell>
          <table:table-cell table:formula="of:=[.B793]/1000000" office:value-type="float" office:value="72.855" calcext:value-type="float">
            <text:p>72.855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table:formula="of:=ABS([.D793]-[.E793])" office:value-type="float" office:value="1.36" calcext:value-type="float">
            <text:p>1.36</text:p>
          </table:table-cell>
          <table:table-cell table:formula="of:= [.D793]-[.E793]" office:value-type="float" office:value="-1.36" calcext:value-type="float">
            <text:p>-1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75000" calcext:value-type="float">
            <text:p>72875000</text:p>
          </table:table-cell>
          <table:table-cell table:formula="of:=[.B794]/1000000" office:value-type="float" office:value="72.875" calcext:value-type="float">
            <text:p>72.875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table:formula="of:=ABS([.D794]-[.E794])" office:value-type="float" office:value="1.35" calcext:value-type="float">
            <text:p>1.35</text:p>
          </table:table-cell>
          <table:table-cell table:formula="of:= [.D794]-[.E794]" office:value-type="float" office:value="-1.35" calcext:value-type="float">
            <text:p>-1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95000" calcext:value-type="float">
            <text:p>72895000</text:p>
          </table:table-cell>
          <table:table-cell table:formula="of:=[.B795]/1000000" office:value-type="float" office:value="72.895" calcext:value-type="float">
            <text:p>72.895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table:formula="of:=ABS([.D795]-[.E795])" office:value-type="float" office:value="1.35" calcext:value-type="float">
            <text:p>1.35</text:p>
          </table:table-cell>
          <table:table-cell table:formula="of:= [.D795]-[.E795]" office:value-type="float" office:value="-1.35" calcext:value-type="float">
            <text:p>-1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15000" calcext:value-type="float">
            <text:p>72915000</text:p>
          </table:table-cell>
          <table:table-cell table:formula="of:=[.B796]/1000000" office:value-type="float" office:value="72.915" calcext:value-type="float">
            <text:p>72.915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formula="of:=ABS([.D796]-[.E796])" office:value-type="float" office:value="1.34" calcext:value-type="float">
            <text:p>1.34</text:p>
          </table:table-cell>
          <table:table-cell table:formula="of:= [.D796]-[.E796]" office:value-type="float" office:value="-1.34" calcext:value-type="float">
            <text:p>-1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35000" calcext:value-type="float">
            <text:p>72935000</text:p>
          </table:table-cell>
          <table:table-cell table:formula="of:=[.B797]/1000000" office:value-type="float" office:value="72.935" calcext:value-type="float">
            <text:p>72.935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formula="of:=ABS([.D797]-[.E797])" office:value-type="float" office:value="1.34" calcext:value-type="float">
            <text:p>1.34</text:p>
          </table:table-cell>
          <table:table-cell table:formula="of:= [.D797]-[.E797]" office:value-type="float" office:value="-1.34" calcext:value-type="float">
            <text:p>-1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55000" calcext:value-type="float">
            <text:p>72955000</text:p>
          </table:table-cell>
          <table:table-cell table:formula="of:=[.B798]/1000000" office:value-type="float" office:value="72.955" calcext:value-type="float">
            <text:p>72.955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formula="of:=ABS([.D798]-[.E798])" office:value-type="float" office:value="1.34" calcext:value-type="float">
            <text:p>1.34</text:p>
          </table:table-cell>
          <table:table-cell table:formula="of:= [.D798]-[.E798]" office:value-type="float" office:value="-1.34" calcext:value-type="float">
            <text:p>-1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75000" calcext:value-type="float">
            <text:p>72975000</text:p>
          </table:table-cell>
          <table:table-cell table:formula="of:=[.B799]/1000000" office:value-type="float" office:value="72.975" calcext:value-type="float">
            <text:p>72.975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table:formula="of:=ABS([.D799]-[.E799])" office:value-type="float" office:value="1.33" calcext:value-type="float">
            <text:p>1.33</text:p>
          </table:table-cell>
          <table:table-cell table:formula="of:= [.D799]-[.E799]" office:value-type="float" office:value="-1.33" calcext:value-type="float">
            <text:p>-1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95000" calcext:value-type="float">
            <text:p>72995000</text:p>
          </table:table-cell>
          <table:table-cell table:formula="of:=[.B800]/1000000" office:value-type="float" office:value="72.995" calcext:value-type="float">
            <text:p>72.995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table:formula="of:=ABS([.D800]-[.E800])" office:value-type="float" office:value="1.33" calcext:value-type="float">
            <text:p>1.33</text:p>
          </table:table-cell>
          <table:table-cell table:formula="of:= [.D800]-[.E800]" office:value-type="float" office:value="-1.33" calcext:value-type="float">
            <text:p>-1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15000" calcext:value-type="float">
            <text:p>73015000</text:p>
          </table:table-cell>
          <table:table-cell table:formula="of:=[.B801]/1000000" office:value-type="float" office:value="73.015" calcext:value-type="float">
            <text:p>73.015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table:formula="of:=ABS([.D801]-[.E801])" office:value-type="float" office:value="1.32" calcext:value-type="float">
            <text:p>1.32</text:p>
          </table:table-cell>
          <table:table-cell table:formula="of:= [.D801]-[.E801]" office:value-type="float" office:value="-1.32" calcext:value-type="float">
            <text:p>-1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35000" calcext:value-type="float">
            <text:p>73035000</text:p>
          </table:table-cell>
          <table:table-cell table:formula="of:=[.B802]/1000000" office:value-type="float" office:value="73.035" calcext:value-type="float">
            <text:p>73.035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table:formula="of:=ABS([.D802]-[.E802])" office:value-type="float" office:value="1.32" calcext:value-type="float">
            <text:p>1.32</text:p>
          </table:table-cell>
          <table:table-cell table:formula="of:= [.D802]-[.E802]" office:value-type="float" office:value="-1.32" calcext:value-type="float">
            <text:p>-1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55000" calcext:value-type="float">
            <text:p>73055000</text:p>
          </table:table-cell>
          <table:table-cell table:formula="of:=[.B803]/1000000" office:value-type="float" office:value="73.055" calcext:value-type="float">
            <text:p>73.05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table:formula="of:=ABS([.D803]-[.E803])" office:value-type="float" office:value="1.31" calcext:value-type="float">
            <text:p>1.31</text:p>
          </table:table-cell>
          <table:table-cell table:formula="of:= [.D803]-[.E803]" office:value-type="float" office:value="-1.31" calcext:value-type="float">
            <text:p>-1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75000" calcext:value-type="float">
            <text:p>73075000</text:p>
          </table:table-cell>
          <table:table-cell table:formula="of:=[.B804]/1000000" office:value-type="float" office:value="73.075" calcext:value-type="float">
            <text:p>73.07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table:formula="of:=ABS([.D804]-[.E804])" office:value-type="float" office:value="1.31" calcext:value-type="float">
            <text:p>1.31</text:p>
          </table:table-cell>
          <table:table-cell table:formula="of:= [.D804]-[.E804]" office:value-type="float" office:value="-1.31" calcext:value-type="float">
            <text:p>-1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95000" calcext:value-type="float">
            <text:p>73095000</text:p>
          </table:table-cell>
          <table:table-cell table:formula="of:=[.B805]/1000000" office:value-type="float" office:value="73.095" calcext:value-type="float">
            <text:p>73.095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table:formula="of:=ABS([.D805]-[.E805])" office:value-type="float" office:value="1.31" calcext:value-type="float">
            <text:p>1.31</text:p>
          </table:table-cell>
          <table:table-cell table:formula="of:= [.D805]-[.E805]" office:value-type="float" office:value="-1.31" calcext:value-type="float">
            <text:p>-1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15000" calcext:value-type="float">
            <text:p>73115000</text:p>
          </table:table-cell>
          <table:table-cell table:formula="of:=[.B806]/1000000" office:value-type="float" office:value="73.115" calcext:value-type="float">
            <text:p>73.11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formula="of:=ABS([.D806]-[.E806])" office:value-type="float" office:value="1.3" calcext:value-type="float">
            <text:p>1.3</text:p>
          </table:table-cell>
          <table:table-cell table:formula="of:= [.D806]-[.E806]" office:value-type="float" office:value="-1.3" calcext:value-type="float">
            <text:p>-1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35000" calcext:value-type="float">
            <text:p>73135000</text:p>
          </table:table-cell>
          <table:table-cell table:formula="of:=[.B807]/1000000" office:value-type="float" office:value="73.135" calcext:value-type="float">
            <text:p>73.13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formula="of:=ABS([.D807]-[.E807])" office:value-type="float" office:value="1.3" calcext:value-type="float">
            <text:p>1.3</text:p>
          </table:table-cell>
          <table:table-cell table:formula="of:= [.D807]-[.E807]" office:value-type="float" office:value="-1.3" calcext:value-type="float">
            <text:p>-1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55000" calcext:value-type="float">
            <text:p>73155000</text:p>
          </table:table-cell>
          <table:table-cell table:formula="of:=[.B808]/1000000" office:value-type="float" office:value="73.155" calcext:value-type="float">
            <text:p>73.155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table:formula="of:=ABS([.D808]-[.E808])" office:value-type="float" office:value="1.29" calcext:value-type="float">
            <text:p>1.29</text:p>
          </table:table-cell>
          <table:table-cell table:formula="of:= [.D808]-[.E808]" office:value-type="float" office:value="-1.29" calcext:value-type="float">
            <text:p>-1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75000" calcext:value-type="float">
            <text:p>73175000</text:p>
          </table:table-cell>
          <table:table-cell table:formula="of:=[.B809]/1000000" office:value-type="float" office:value="73.175" calcext:value-type="float">
            <text:p>73.175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table:formula="of:=ABS([.D809]-[.E809])" office:value-type="float" office:value="1.29" calcext:value-type="float">
            <text:p>1.29</text:p>
          </table:table-cell>
          <table:table-cell table:formula="of:= [.D809]-[.E809]" office:value-type="float" office:value="-1.29" calcext:value-type="float">
            <text:p>-1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95000" calcext:value-type="float">
            <text:p>73195000</text:p>
          </table:table-cell>
          <table:table-cell table:formula="of:=[.B810]/1000000" office:value-type="float" office:value="73.195" calcext:value-type="float">
            <text:p>73.195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formula="of:=ABS([.D810]-[.E810])" office:value-type="float" office:value="1.28" calcext:value-type="float">
            <text:p>1.28</text:p>
          </table:table-cell>
          <table:table-cell table:formula="of:= [.D810]-[.E810]" office:value-type="float" office:value="-1.28" calcext:value-type="float">
            <text:p>-1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15000" calcext:value-type="float">
            <text:p>73215000</text:p>
          </table:table-cell>
          <table:table-cell table:formula="of:=[.B811]/1000000" office:value-type="float" office:value="73.215" calcext:value-type="float">
            <text:p>73.215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formula="of:=ABS([.D811]-[.E811])" office:value-type="float" office:value="1.28" calcext:value-type="float">
            <text:p>1.28</text:p>
          </table:table-cell>
          <table:table-cell table:formula="of:= [.D811]-[.E811]" office:value-type="float" office:value="-1.28" calcext:value-type="float">
            <text:p>-1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35000" calcext:value-type="float">
            <text:p>73235000</text:p>
          </table:table-cell>
          <table:table-cell table:formula="of:=[.B812]/1000000" office:value-type="float" office:value="73.235" calcext:value-type="float">
            <text:p>73.235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table:formula="of:=ABS([.D812]-[.E812])" office:value-type="float" office:value="1.27" calcext:value-type="float">
            <text:p>1.27</text:p>
          </table:table-cell>
          <table:table-cell table:formula="of:= [.D812]-[.E812]" office:value-type="float" office:value="-1.27" calcext:value-type="float">
            <text:p>-1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55000" calcext:value-type="float">
            <text:p>73255000</text:p>
          </table:table-cell>
          <table:table-cell table:formula="of:=[.B813]/1000000" office:value-type="float" office:value="73.255" calcext:value-type="float">
            <text:p>73.255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table:formula="of:=ABS([.D813]-[.E813])" office:value-type="float" office:value="1.27" calcext:value-type="float">
            <text:p>1.27</text:p>
          </table:table-cell>
          <table:table-cell table:formula="of:= [.D813]-[.E813]" office:value-type="float" office:value="-1.27" calcext:value-type="float">
            <text:p>-1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75000" calcext:value-type="float">
            <text:p>73275000</text:p>
          </table:table-cell>
          <table:table-cell table:formula="of:=[.B814]/1000000" office:value-type="float" office:value="73.275" calcext:value-type="float">
            <text:p>73.275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formula="of:=ABS([.D814]-[.E814])" office:value-type="float" office:value="1.26" calcext:value-type="float">
            <text:p>1.26</text:p>
          </table:table-cell>
          <table:table-cell table:formula="of:= [.D814]-[.E814]" office:value-type="float" office:value="-1.26" calcext:value-type="float">
            <text:p>-1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95000" calcext:value-type="float">
            <text:p>73295000</text:p>
          </table:table-cell>
          <table:table-cell table:formula="of:=[.B815]/1000000" office:value-type="float" office:value="73.295" calcext:value-type="float">
            <text:p>73.295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formula="of:=ABS([.D815]-[.E815])" office:value-type="float" office:value="1.26" calcext:value-type="float">
            <text:p>1.26</text:p>
          </table:table-cell>
          <table:table-cell table:formula="of:= [.D815]-[.E815]" office:value-type="float" office:value="-1.26" calcext:value-type="float">
            <text:p>-1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15000" calcext:value-type="float">
            <text:p>73315000</text:p>
          </table:table-cell>
          <table:table-cell table:formula="of:=[.B816]/1000000" office:value-type="float" office:value="73.315" calcext:value-type="float">
            <text:p>73.31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formula="of:=ABS([.D816]-[.E816])" office:value-type="float" office:value="1.25" calcext:value-type="float">
            <text:p>1.25</text:p>
          </table:table-cell>
          <table:table-cell table:formula="of:= [.D816]-[.E816]" office:value-type="float" office:value="-1.25" calcext:value-type="float">
            <text:p>-1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35000" calcext:value-type="float">
            <text:p>73335000</text:p>
          </table:table-cell>
          <table:table-cell table:formula="of:=[.B817]/1000000" office:value-type="float" office:value="73.335" calcext:value-type="float">
            <text:p>73.33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formula="of:=ABS([.D817]-[.E817])" office:value-type="float" office:value="1.25" calcext:value-type="float">
            <text:p>1.25</text:p>
          </table:table-cell>
          <table:table-cell table:formula="of:= [.D817]-[.E817]" office:value-type="float" office:value="-1.25" calcext:value-type="float">
            <text:p>-1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55000" calcext:value-type="float">
            <text:p>73355000</text:p>
          </table:table-cell>
          <table:table-cell table:formula="of:=[.B818]/1000000" office:value-type="float" office:value="73.355" calcext:value-type="float">
            <text:p>73.355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formula="of:=ABS([.D818]-[.E818])" office:value-type="float" office:value="1.24" calcext:value-type="float">
            <text:p>1.24</text:p>
          </table:table-cell>
          <table:table-cell table:formula="of:= [.D818]-[.E818]" office:value-type="float" office:value="-1.24" calcext:value-type="float">
            <text:p>-1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75000" calcext:value-type="float">
            <text:p>73375000</text:p>
          </table:table-cell>
          <table:table-cell table:formula="of:=[.B819]/1000000" office:value-type="float" office:value="73.375" calcext:value-type="float">
            <text:p>73.375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formula="of:=ABS([.D819]-[.E819])" office:value-type="float" office:value="1.24" calcext:value-type="float">
            <text:p>1.24</text:p>
          </table:table-cell>
          <table:table-cell table:formula="of:= [.D819]-[.E819]" office:value-type="float" office:value="-1.24" calcext:value-type="float">
            <text:p>-1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95000" calcext:value-type="float">
            <text:p>73395000</text:p>
          </table:table-cell>
          <table:table-cell table:formula="of:=[.B820]/1000000" office:value-type="float" office:value="73.395" calcext:value-type="float">
            <text:p>73.395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table:formula="of:=ABS([.D820]-[.E820])" office:value-type="float" office:value="1.23" calcext:value-type="float">
            <text:p>1.23</text:p>
          </table:table-cell>
          <table:table-cell table:formula="of:= [.D820]-[.E820]" office:value-type="float" office:value="-1.23" calcext:value-type="float">
            <text:p>-1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15000" calcext:value-type="float">
            <text:p>73415000</text:p>
          </table:table-cell>
          <table:table-cell table:formula="of:=[.B821]/1000000" office:value-type="float" office:value="73.415" calcext:value-type="float">
            <text:p>73.415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table:formula="of:=ABS([.D821]-[.E821])" office:value-type="float" office:value="1.23" calcext:value-type="float">
            <text:p>1.23</text:p>
          </table:table-cell>
          <table:table-cell table:formula="of:= [.D821]-[.E821]" office:value-type="float" office:value="-1.23" calcext:value-type="float">
            <text:p>-1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35000" calcext:value-type="float">
            <text:p>73435000</text:p>
          </table:table-cell>
          <table:table-cell table:formula="of:=[.B822]/1000000" office:value-type="float" office:value="73.435" calcext:value-type="float">
            <text:p>73.435</text:p>
          </table:table-cell>
          <table:table-cell office:value-type="float" office:value="64.95" calcext:value-type="float">
            <text:p>64.95</text:p>
          </table:table-cell>
          <table:table-cell office:value-type="float" office:value="1.45" calcext:value-type="float">
            <text:p>1.45</text:p>
          </table:table-cell>
          <table:table-cell table:formula="of:=ABS([.D822]-[.E822])" office:value-type="float" office:value="63.5" calcext:value-type="float">
            <text:p>63.5</text:p>
          </table:table-cell>
          <table:table-cell table:formula="of:= [.D822]-[.E822]" office:value-type="float" office:value="63.5" calcext:value-type="float">
            <text:p>63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55000" calcext:value-type="float">
            <text:p>73455000</text:p>
          </table:table-cell>
          <table:table-cell table:formula="of:=[.B823]/1000000" office:value-type="float" office:value="73.455" calcext:value-type="float">
            <text:p>73.455</text:p>
          </table:table-cell>
          <table:table-cell office:value-type="float" office:value="64.95" calcext:value-type="float">
            <text:p>64.95</text:p>
          </table:table-cell>
          <table:table-cell office:value-type="float" office:value="1.86" calcext:value-type="float">
            <text:p>1.86</text:p>
          </table:table-cell>
          <table:table-cell table:formula="of:=ABS([.D823]-[.E823])" office:value-type="float" office:value="63.09" calcext:value-type="float">
            <text:p>63.09</text:p>
          </table:table-cell>
          <table:table-cell table:formula="of:= [.D823]-[.E823]" office:value-type="float" office:value="63.09" calcext:value-type="float">
            <text:p>63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75000" calcext:value-type="float">
            <text:p>73475000</text:p>
          </table:table-cell>
          <table:table-cell table:formula="of:=[.B824]/1000000" office:value-type="float" office:value="73.475" calcext:value-type="float">
            <text:p>73.475</text:p>
          </table:table-cell>
          <table:table-cell office:value-type="float" office:value="64.95" calcext:value-type="float">
            <text:p>64.95</text:p>
          </table:table-cell>
          <table:table-cell office:value-type="float" office:value="2.44" calcext:value-type="float">
            <text:p>2.44</text:p>
          </table:table-cell>
          <table:table-cell table:formula="of:=ABS([.D824]-[.E824])" office:value-type="float" office:value="62.51" calcext:value-type="float">
            <text:p>62.51</text:p>
          </table:table-cell>
          <table:table-cell table:formula="of:= [.D824]-[.E824]" office:value-type="float" office:value="62.51" calcext:value-type="float">
            <text:p>62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95000" calcext:value-type="float">
            <text:p>73495000</text:p>
          </table:table-cell>
          <table:table-cell table:formula="of:=[.B825]/1000000" office:value-type="float" office:value="73.495" calcext:value-type="float">
            <text:p>73.495</text:p>
          </table:table-cell>
          <table:table-cell office:value-type="float" office:value="64.95" calcext:value-type="float">
            <text:p>64.95</text:p>
          </table:table-cell>
          <table:table-cell office:value-type="float" office:value="3.16" calcext:value-type="float">
            <text:p>3.16</text:p>
          </table:table-cell>
          <table:table-cell table:formula="of:=ABS([.D825]-[.E825])" office:value-type="float" office:value="61.79" calcext:value-type="float">
            <text:p>61.79</text:p>
          </table:table-cell>
          <table:table-cell table:formula="of:= [.D825]-[.E825]" office:value-type="float" office:value="61.79" calcext:value-type="float">
            <text:p>61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15000" calcext:value-type="float">
            <text:p>73515000</text:p>
          </table:table-cell>
          <table:table-cell table:formula="of:=[.B826]/1000000" office:value-type="float" office:value="73.515" calcext:value-type="float">
            <text:p>73.515</text:p>
          </table:table-cell>
          <table:table-cell office:value-type="float" office:value="64.94" calcext:value-type="float">
            <text:p>64.94</text:p>
          </table:table-cell>
          <table:table-cell office:value-type="float" office:value="4" calcext:value-type="float">
            <text:p>4</text:p>
          </table:table-cell>
          <table:table-cell table:formula="of:=ABS([.D826]-[.E826])" office:value-type="float" office:value="60.94" calcext:value-type="float">
            <text:p>60.94</text:p>
          </table:table-cell>
          <table:table-cell table:formula="of:= [.D826]-[.E826]" office:value-type="float" office:value="60.94" calcext:value-type="float">
            <text:p>60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35000" calcext:value-type="float">
            <text:p>73535000</text:p>
          </table:table-cell>
          <table:table-cell table:formula="of:=[.B827]/1000000" office:value-type="float" office:value="73.535" calcext:value-type="float">
            <text:p>73.535</text:p>
          </table:table-cell>
          <table:table-cell office:value-type="float" office:value="64.93" calcext:value-type="float">
            <text:p>64.93</text:p>
          </table:table-cell>
          <table:table-cell office:value-type="float" office:value="4.95" calcext:value-type="float">
            <text:p>4.95</text:p>
          </table:table-cell>
          <table:table-cell table:formula="of:=ABS([.D827]-[.E827])" office:value-type="float" office:value="59.98" calcext:value-type="float">
            <text:p>59.98</text:p>
          </table:table-cell>
          <table:table-cell table:formula="of:= [.D827]-[.E827]" office:value-type="float" office:value="59.98" calcext:value-type="float">
            <text:p>59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55000" calcext:value-type="float">
            <text:p>73555000</text:p>
          </table:table-cell>
          <table:table-cell table:formula="of:=[.B828]/1000000" office:value-type="float" office:value="73.555" calcext:value-type="float">
            <text:p>73.555</text:p>
          </table:table-cell>
          <table:table-cell office:value-type="float" office:value="64.92" calcext:value-type="float">
            <text:p>64.92</text:p>
          </table:table-cell>
          <table:table-cell office:value-type="float" office:value="5.99" calcext:value-type="float">
            <text:p>5.99</text:p>
          </table:table-cell>
          <table:table-cell table:formula="of:=ABS([.D828]-[.E828])" office:value-type="float" office:value="58.93" calcext:value-type="float">
            <text:p>58.93</text:p>
          </table:table-cell>
          <table:table-cell table:formula="of:= [.D828]-[.E828]" office:value-type="float" office:value="58.93" calcext:value-type="float">
            <text:p>58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75000" calcext:value-type="float">
            <text:p>73575000</text:p>
          </table:table-cell>
          <table:table-cell table:formula="of:=[.B829]/1000000" office:value-type="float" office:value="73.575" calcext:value-type="float">
            <text:p>73.575</text:p>
          </table:table-cell>
          <table:table-cell office:value-type="float" office:value="64.91" calcext:value-type="float">
            <text:p>64.91</text:p>
          </table:table-cell>
          <table:table-cell office:value-type="float" office:value="7.11" calcext:value-type="float">
            <text:p>7.11</text:p>
          </table:table-cell>
          <table:table-cell table:formula="of:=ABS([.D829]-[.E829])" office:value-type="float" office:value="57.8" calcext:value-type="float">
            <text:p>57.8</text:p>
          </table:table-cell>
          <table:table-cell table:formula="of:= [.D829]-[.E829]" office:value-type="float" office:value="57.8" calcext:value-type="float">
            <text:p>57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95000" calcext:value-type="float">
            <text:p>73595000</text:p>
          </table:table-cell>
          <table:table-cell table:formula="of:=[.B830]/1000000" office:value-type="float" office:value="73.595" calcext:value-type="float">
            <text:p>73.595</text:p>
          </table:table-cell>
          <table:table-cell office:value-type="float" office:value="64.9" calcext:value-type="float">
            <text:p>64.9</text:p>
          </table:table-cell>
          <table:table-cell office:value-type="float" office:value="8.3" calcext:value-type="float">
            <text:p>8.3</text:p>
          </table:table-cell>
          <table:table-cell table:formula="of:=ABS([.D830]-[.E830])" office:value-type="float" office:value="56.6" calcext:value-type="float">
            <text:p>56.6</text:p>
          </table:table-cell>
          <table:table-cell table:formula="of:= [.D830]-[.E830]" office:value-type="float" office:value="56.6" calcext:value-type="float">
            <text:p>56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15000" calcext:value-type="float">
            <text:p>73615000</text:p>
          </table:table-cell>
          <table:table-cell table:formula="of:=[.B831]/1000000" office:value-type="float" office:value="73.615" calcext:value-type="float">
            <text:p>73.615</text:p>
          </table:table-cell>
          <table:table-cell office:value-type="float" office:value="64.89" calcext:value-type="float">
            <text:p>64.89</text:p>
          </table:table-cell>
          <table:table-cell office:value-type="float" office:value="9.55" calcext:value-type="float">
            <text:p>9.55</text:p>
          </table:table-cell>
          <table:table-cell table:formula="of:=ABS([.D831]-[.E831])" office:value-type="float" office:value="55.34" calcext:value-type="float">
            <text:p>55.34</text:p>
          </table:table-cell>
          <table:table-cell table:formula="of:= [.D831]-[.E831]" office:value-type="float" office:value="55.34" calcext:value-type="float">
            <text:p>55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35000" calcext:value-type="float">
            <text:p>73635000</text:p>
          </table:table-cell>
          <table:table-cell table:formula="of:=[.B832]/1000000" office:value-type="float" office:value="73.635" calcext:value-type="float">
            <text:p>73.635</text:p>
          </table:table-cell>
          <table:table-cell office:value-type="float" office:value="64.88" calcext:value-type="float">
            <text:p>64.88</text:p>
          </table:table-cell>
          <table:table-cell office:value-type="float" office:value="10.85" calcext:value-type="float">
            <text:p>10.85</text:p>
          </table:table-cell>
          <table:table-cell table:formula="of:=ABS([.D832]-[.E832])" office:value-type="float" office:value="54.03" calcext:value-type="float">
            <text:p>54.03</text:p>
          </table:table-cell>
          <table:table-cell table:formula="of:= [.D832]-[.E832]" office:value-type="float" office:value="54.03" calcext:value-type="float">
            <text:p>54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55000" calcext:value-type="float">
            <text:p>73655000</text:p>
          </table:table-cell>
          <table:table-cell table:formula="of:=[.B833]/1000000" office:value-type="float" office:value="73.655" calcext:value-type="float">
            <text:p>73.655</text:p>
          </table:table-cell>
          <table:table-cell office:value-type="float" office:value="64.87" calcext:value-type="float">
            <text:p>64.87</text:p>
          </table:table-cell>
          <table:table-cell office:value-type="float" office:value="12.19" calcext:value-type="float">
            <text:p>12.19</text:p>
          </table:table-cell>
          <table:table-cell table:formula="of:=ABS([.D833]-[.E833])" office:value-type="float" office:value="52.68" calcext:value-type="float">
            <text:p>52.68</text:p>
          </table:table-cell>
          <table:table-cell table:formula="of:= [.D833]-[.E833]" office:value-type="float" office:value="52.68" calcext:value-type="float">
            <text:p>52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75000" calcext:value-type="float">
            <text:p>73675000</text:p>
          </table:table-cell>
          <table:table-cell table:formula="of:=[.B834]/1000000" office:value-type="float" office:value="73.675" calcext:value-type="float">
            <text:p>73.675</text:p>
          </table:table-cell>
          <table:table-cell office:value-type="float" office:value="64.85" calcext:value-type="float">
            <text:p>64.85</text:p>
          </table:table-cell>
          <table:table-cell office:value-type="float" office:value="13.57" calcext:value-type="float">
            <text:p>13.57</text:p>
          </table:table-cell>
          <table:table-cell table:formula="of:=ABS([.D834]-[.E834])" office:value-type="float" office:value="51.28" calcext:value-type="float">
            <text:p>51.28</text:p>
          </table:table-cell>
          <table:table-cell table:formula="of:= [.D834]-[.E834]" office:value-type="float" office:value="51.28" calcext:value-type="float">
            <text:p>51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95000" calcext:value-type="float">
            <text:p>73695000</text:p>
          </table:table-cell>
          <table:table-cell table:formula="of:=[.B835]/1000000" office:value-type="float" office:value="73.695" calcext:value-type="float">
            <text:p>73.695</text:p>
          </table:table-cell>
          <table:table-cell office:value-type="float" office:value="64.84" calcext:value-type="float">
            <text:p>64.84</text:p>
          </table:table-cell>
          <table:table-cell office:value-type="float" office:value="14.98" calcext:value-type="float">
            <text:p>14.98</text:p>
          </table:table-cell>
          <table:table-cell table:formula="of:=ABS([.D835]-[.E835])" office:value-type="float" office:value="49.86" calcext:value-type="float">
            <text:p>49.86</text:p>
          </table:table-cell>
          <table:table-cell table:formula="of:= [.D835]-[.E835]" office:value-type="float" office:value="49.86" calcext:value-type="float">
            <text:p>49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15000" calcext:value-type="float">
            <text:p>73715000</text:p>
          </table:table-cell>
          <table:table-cell table:formula="of:=[.B836]/1000000" office:value-type="float" office:value="73.715" calcext:value-type="float">
            <text:p>73.715</text:p>
          </table:table-cell>
          <table:table-cell office:value-type="float" office:value="64.82" calcext:value-type="float">
            <text:p>64.82</text:p>
          </table:table-cell>
          <table:table-cell office:value-type="float" office:value="16.42" calcext:value-type="float">
            <text:p>16.42</text:p>
          </table:table-cell>
          <table:table-cell table:formula="of:=ABS([.D836]-[.E836])" office:value-type="float" office:value="48.4" calcext:value-type="float">
            <text:p>48.4</text:p>
          </table:table-cell>
          <table:table-cell table:formula="of:= [.D836]-[.E836]" office:value-type="float" office:value="48.4" calcext:value-type="float">
            <text:p>48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35000" calcext:value-type="float">
            <text:p>73735000</text:p>
          </table:table-cell>
          <table:table-cell table:formula="of:=[.B837]/1000000" office:value-type="float" office:value="73.735" calcext:value-type="float">
            <text:p>73.735</text:p>
          </table:table-cell>
          <table:table-cell office:value-type="float" office:value="64.81" calcext:value-type="float">
            <text:p>64.81</text:p>
          </table:table-cell>
          <table:table-cell office:value-type="float" office:value="17.88" calcext:value-type="float">
            <text:p>17.88</text:p>
          </table:table-cell>
          <table:table-cell table:formula="of:=ABS([.D837]-[.E837])" office:value-type="float" office:value="46.93" calcext:value-type="float">
            <text:p>46.93</text:p>
          </table:table-cell>
          <table:table-cell table:formula="of:= [.D837]-[.E837]" office:value-type="float" office:value="46.93" calcext:value-type="float">
            <text:p>46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55000" calcext:value-type="float">
            <text:p>73755000</text:p>
          </table:table-cell>
          <table:table-cell table:formula="of:=[.B838]/1000000" office:value-type="float" office:value="73.755" calcext:value-type="float">
            <text:p>73.755</text:p>
          </table:table-cell>
          <table:table-cell office:value-type="float" office:value="64.8" calcext:value-type="float">
            <text:p>64.8</text:p>
          </table:table-cell>
          <table:table-cell office:value-type="float" office:value="19.35" calcext:value-type="float">
            <text:p>19.35</text:p>
          </table:table-cell>
          <table:table-cell table:formula="of:=ABS([.D838]-[.E838])" office:value-type="float" office:value="45.45" calcext:value-type="float">
            <text:p>45.45</text:p>
          </table:table-cell>
          <table:table-cell table:formula="of:= [.D838]-[.E838]" office:value-type="float" office:value="45.45" calcext:value-type="float">
            <text:p>45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75000" calcext:value-type="float">
            <text:p>73775000</text:p>
          </table:table-cell>
          <table:table-cell table:formula="of:=[.B839]/1000000" office:value-type="float" office:value="73.775" calcext:value-type="float">
            <text:p>73.775</text:p>
          </table:table-cell>
          <table:table-cell office:value-type="float" office:value="64.78" calcext:value-type="float">
            <text:p>64.78</text:p>
          </table:table-cell>
          <table:table-cell office:value-type="float" office:value="20.84" calcext:value-type="float">
            <text:p>20.84</text:p>
          </table:table-cell>
          <table:table-cell table:formula="of:=ABS([.D839]-[.E839])" office:value-type="float" office:value="43.94" calcext:value-type="float">
            <text:p>43.94</text:p>
          </table:table-cell>
          <table:table-cell table:formula="of:= [.D839]-[.E839]" office:value-type="float" office:value="43.94" calcext:value-type="float">
            <text:p>43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95000" calcext:value-type="float">
            <text:p>73795000</text:p>
          </table:table-cell>
          <table:table-cell table:formula="of:=[.B840]/1000000" office:value-type="float" office:value="73.795" calcext:value-type="float">
            <text:p>73.795</text:p>
          </table:table-cell>
          <table:table-cell office:value-type="float" office:value="64.77" calcext:value-type="float">
            <text:p>64.77</text:p>
          </table:table-cell>
          <table:table-cell office:value-type="float" office:value="22.35" calcext:value-type="float">
            <text:p>22.35</text:p>
          </table:table-cell>
          <table:table-cell table:formula="of:=ABS([.D840]-[.E840])" office:value-type="float" office:value="42.42" calcext:value-type="float">
            <text:p>42.42</text:p>
          </table:table-cell>
          <table:table-cell table:formula="of:= [.D840]-[.E840]" office:value-type="float" office:value="42.42" calcext:value-type="float">
            <text:p>42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15000" calcext:value-type="float">
            <text:p>73815000</text:p>
          </table:table-cell>
          <table:table-cell table:formula="of:=[.B841]/1000000" office:value-type="float" office:value="73.815" calcext:value-type="float">
            <text:p>73.815</text:p>
          </table:table-cell>
          <table:table-cell office:value-type="float" office:value="64.76" calcext:value-type="float">
            <text:p>64.76</text:p>
          </table:table-cell>
          <table:table-cell office:value-type="float" office:value="23.86" calcext:value-type="float">
            <text:p>23.86</text:p>
          </table:table-cell>
          <table:table-cell table:formula="of:=ABS([.D841]-[.E841])" office:value-type="float" office:value="40.9" calcext:value-type="float">
            <text:p>40.9</text:p>
          </table:table-cell>
          <table:table-cell table:formula="of:= [.D841]-[.E841]" office:value-type="float" office:value="40.9" calcext:value-type="float">
            <text:p>40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35000" calcext:value-type="float">
            <text:p>73835000</text:p>
          </table:table-cell>
          <table:table-cell table:formula="of:=[.B842]/1000000" office:value-type="float" office:value="73.835" calcext:value-type="float">
            <text:p>73.835</text:p>
          </table:table-cell>
          <table:table-cell office:value-type="float" office:value="64.74" calcext:value-type="float">
            <text:p>64.74</text:p>
          </table:table-cell>
          <table:table-cell office:value-type="float" office:value="25.38" calcext:value-type="float">
            <text:p>25.38</text:p>
          </table:table-cell>
          <table:table-cell table:formula="of:=ABS([.D842]-[.E842])" office:value-type="float" office:value="39.36" calcext:value-type="float">
            <text:p>39.36</text:p>
          </table:table-cell>
          <table:table-cell table:formula="of:= [.D842]-[.E842]" office:value-type="float" office:value="39.36" calcext:value-type="float">
            <text:p>39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55000" calcext:value-type="float">
            <text:p>73855000</text:p>
          </table:table-cell>
          <table:table-cell table:formula="of:=[.B843]/1000000" office:value-type="float" office:value="73.855" calcext:value-type="float">
            <text:p>73.855</text:p>
          </table:table-cell>
          <table:table-cell office:value-type="float" office:value="64.73" calcext:value-type="float">
            <text:p>64.73</text:p>
          </table:table-cell>
          <table:table-cell office:value-type="float" office:value="26.91" calcext:value-type="float">
            <text:p>26.91</text:p>
          </table:table-cell>
          <table:table-cell table:formula="of:=ABS([.D843]-[.E843])" office:value-type="float" office:value="37.82" calcext:value-type="float">
            <text:p>37.82</text:p>
          </table:table-cell>
          <table:table-cell table:formula="of:= [.D843]-[.E843]" office:value-type="float" office:value="37.82" calcext:value-type="float">
            <text:p>37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75000" calcext:value-type="float">
            <text:p>73875000</text:p>
          </table:table-cell>
          <table:table-cell table:formula="of:=[.B844]/1000000" office:value-type="float" office:value="73.875" calcext:value-type="float">
            <text:p>73.875</text:p>
          </table:table-cell>
          <table:table-cell office:value-type="float" office:value="64.72" calcext:value-type="float">
            <text:p>64.72</text:p>
          </table:table-cell>
          <table:table-cell office:value-type="float" office:value="28.45" calcext:value-type="float">
            <text:p>28.45</text:p>
          </table:table-cell>
          <table:table-cell table:formula="of:=ABS([.D844]-[.E844])" office:value-type="float" office:value="36.27" calcext:value-type="float">
            <text:p>36.27</text:p>
          </table:table-cell>
          <table:table-cell table:formula="of:= [.D844]-[.E844]" office:value-type="float" office:value="36.27" calcext:value-type="float">
            <text:p>36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95000" calcext:value-type="float">
            <text:p>73895000</text:p>
          </table:table-cell>
          <table:table-cell table:formula="of:=[.B845]/1000000" office:value-type="float" office:value="73.895" calcext:value-type="float">
            <text:p>73.895</text:p>
          </table:table-cell>
          <table:table-cell office:value-type="float" office:value="64.71" calcext:value-type="float">
            <text:p>64.71</text:p>
          </table:table-cell>
          <table:table-cell office:value-type="float" office:value="29.99" calcext:value-type="float">
            <text:p>29.99</text:p>
          </table:table-cell>
          <table:table-cell table:formula="of:=ABS([.D845]-[.E845])" office:value-type="float" office:value="34.72" calcext:value-type="float">
            <text:p>34.72</text:p>
          </table:table-cell>
          <table:table-cell table:formula="of:= [.D845]-[.E845]" office:value-type="float" office:value="34.72" calcext:value-type="float">
            <text:p>34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915000" calcext:value-type="float">
            <text:p>73915000</text:p>
          </table:table-cell>
          <table:table-cell table:formula="of:=[.B846]/1000000" office:value-type="float" office:value="73.915" calcext:value-type="float">
            <text:p>73.915</text:p>
          </table:table-cell>
          <table:table-cell office:value-type="float" office:value="64.7" calcext:value-type="float">
            <text:p>64.7</text:p>
          </table:table-cell>
          <table:table-cell office:value-type="float" office:value="31.53" calcext:value-type="float">
            <text:p>31.53</text:p>
          </table:table-cell>
          <table:table-cell table:formula="of:=ABS([.D846]-[.E846])" office:value-type="float" office:value="33.17" calcext:value-type="float">
            <text:p>33.17</text:p>
          </table:table-cell>
          <table:table-cell table:formula="of:= [.D846]-[.E846]" office:value-type="float" office:value="33.17" calcext:value-type="float">
            <text:p>33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935000" calcext:value-type="float">
            <text:p>73935000</text:p>
          </table:table-cell>
          <table:table-cell table:formula="of:=[.B847]/1000000" office:value-type="float" office:value="73.935" calcext:value-type="float">
            <text:p>73.935</text:p>
          </table:table-cell>
          <table:table-cell office:value-type="float" office:value="64.69" calcext:value-type="float">
            <text:p>64.69</text:p>
          </table:table-cell>
          <table:table-cell office:value-type="float" office:value="33.08" calcext:value-type="float">
            <text:p>33.08</text:p>
          </table:table-cell>
          <table:table-cell table:formula="of:=ABS([.D847]-[.E847])" office:value-type="float" office:value="31.61" calcext:value-type="float">
            <text:p>31.61</text:p>
          </table:table-cell>
          <table:table-cell table:formula="of:= [.D847]-[.E847]" office:value-type="float" office:value="31.61" calcext:value-type="float">
            <text:p>31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955000" calcext:value-type="float">
            <text:p>73955000</text:p>
          </table:table-cell>
          <table:table-cell table:formula="of:=[.B848]/1000000" office:value-type="float" office:value="73.955" calcext:value-type="float">
            <text:p>73.955</text:p>
          </table:table-cell>
          <table:table-cell office:value-type="float" office:value="64.68" calcext:value-type="float">
            <text:p>64.68</text:p>
          </table:table-cell>
          <table:table-cell office:value-type="float" office:value="34.62" calcext:value-type="float">
            <text:p>34.62</text:p>
          </table:table-cell>
          <table:table-cell table:formula="of:=ABS([.D848]-[.E848])" office:value-type="float" office:value="30.06" calcext:value-type="float">
            <text:p>30.06</text:p>
          </table:table-cell>
          <table:table-cell table:formula="of:= [.D848]-[.E848]" office:value-type="float" office:value="30.06" calcext:value-type="float">
            <text:p>30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975000" calcext:value-type="float">
            <text:p>73975000</text:p>
          </table:table-cell>
          <table:table-cell table:formula="of:=[.B849]/1000000" office:value-type="float" office:value="73.975" calcext:value-type="float">
            <text:p>73.975</text:p>
          </table:table-cell>
          <table:table-cell office:value-type="float" office:value="64.67" calcext:value-type="float">
            <text:p>64.67</text:p>
          </table:table-cell>
          <table:table-cell office:value-type="float" office:value="36.17" calcext:value-type="float">
            <text:p>36.17</text:p>
          </table:table-cell>
          <table:table-cell table:formula="of:=ABS([.D849]-[.E849])" office:value-type="float" office:value="28.5" calcext:value-type="float">
            <text:p>28.5</text:p>
          </table:table-cell>
          <table:table-cell table:formula="of:= [.D849]-[.E849]" office:value-type="float" office:value="28.5" calcext:value-type="float">
            <text:p>28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995000" calcext:value-type="float">
            <text:p>73995000</text:p>
          </table:table-cell>
          <table:table-cell table:formula="of:=[.B850]/1000000" office:value-type="float" office:value="73.995" calcext:value-type="float">
            <text:p>73.995</text:p>
          </table:table-cell>
          <table:table-cell office:value-type="float" office:value="64.66" calcext:value-type="float">
            <text:p>64.66</text:p>
          </table:table-cell>
          <table:table-cell office:value-type="float" office:value="37.7" calcext:value-type="float">
            <text:p>37.7</text:p>
          </table:table-cell>
          <table:table-cell table:formula="of:=ABS([.D850]-[.E850])" office:value-type="float" office:value="26.96" calcext:value-type="float">
            <text:p>26.96</text:p>
          </table:table-cell>
          <table:table-cell table:formula="of:= [.D850]-[.E850]" office:value-type="float" office:value="26.96" calcext:value-type="float">
            <text:p>26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15000" calcext:value-type="float">
            <text:p>74015000</text:p>
          </table:table-cell>
          <table:table-cell table:formula="of:=[.B851]/1000000" office:value-type="float" office:value="74.015" calcext:value-type="float">
            <text:p>74.015</text:p>
          </table:table-cell>
          <table:table-cell office:value-type="float" office:value="64.65" calcext:value-type="float">
            <text:p>64.65</text:p>
          </table:table-cell>
          <table:table-cell office:value-type="float" office:value="39.2" calcext:value-type="float">
            <text:p>39.2</text:p>
          </table:table-cell>
          <table:table-cell table:formula="of:=ABS([.D851]-[.E851])" office:value-type="float" office:value="25.45" calcext:value-type="float">
            <text:p>25.45</text:p>
          </table:table-cell>
          <table:table-cell table:formula="of:= [.D851]-[.E851]" office:value-type="float" office:value="25.45" calcext:value-type="float">
            <text:p>25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35000" calcext:value-type="float">
            <text:p>74035000</text:p>
          </table:table-cell>
          <table:table-cell table:formula="of:=[.B852]/1000000" office:value-type="float" office:value="74.035" calcext:value-type="float">
            <text:p>74.035</text:p>
          </table:table-cell>
          <table:table-cell office:value-type="float" office:value="64.65" calcext:value-type="float">
            <text:p>64.65</text:p>
          </table:table-cell>
          <table:table-cell office:value-type="float" office:value="40.66" calcext:value-type="float">
            <text:p>40.66</text:p>
          </table:table-cell>
          <table:table-cell table:formula="of:=ABS([.D852]-[.E852])" office:value-type="float" office:value="23.99" calcext:value-type="float">
            <text:p>23.99</text:p>
          </table:table-cell>
          <table:table-cell table:formula="of:= [.D852]-[.E852]" office:value-type="float" office:value="23.99" calcext:value-type="float">
            <text:p>23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55000" calcext:value-type="float">
            <text:p>74055000</text:p>
          </table:table-cell>
          <table:table-cell table:formula="of:=[.B853]/1000000" office:value-type="float" office:value="74.055" calcext:value-type="float">
            <text:p>74.055</text:p>
          </table:table-cell>
          <table:table-cell office:value-type="float" office:value="64.64" calcext:value-type="float">
            <text:p>64.64</text:p>
          </table:table-cell>
          <table:table-cell office:value-type="float" office:value="42.08" calcext:value-type="float">
            <text:p>42.08</text:p>
          </table:table-cell>
          <table:table-cell table:formula="of:=ABS([.D853]-[.E853])" office:value-type="float" office:value="22.56" calcext:value-type="float">
            <text:p>22.56</text:p>
          </table:table-cell>
          <table:table-cell table:formula="of:= [.D853]-[.E853]" office:value-type="float" office:value="22.56" calcext:value-type="float">
            <text:p>22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75000" calcext:value-type="float">
            <text:p>74075000</text:p>
          </table:table-cell>
          <table:table-cell table:formula="of:=[.B854]/1000000" office:value-type="float" office:value="74.075" calcext:value-type="float">
            <text:p>74.075</text:p>
          </table:table-cell>
          <table:table-cell office:value-type="float" office:value="64.63" calcext:value-type="float">
            <text:p>64.63</text:p>
          </table:table-cell>
          <table:table-cell office:value-type="float" office:value="43.46" calcext:value-type="float">
            <text:p>43.46</text:p>
          </table:table-cell>
          <table:table-cell table:formula="of:=ABS([.D854]-[.E854])" office:value-type="float" office:value="21.17" calcext:value-type="float">
            <text:p>21.17</text:p>
          </table:table-cell>
          <table:table-cell table:formula="of:= [.D854]-[.E854]" office:value-type="float" office:value="21.17" calcext:value-type="float">
            <text:p>21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95000" calcext:value-type="float">
            <text:p>74095000</text:p>
          </table:table-cell>
          <table:table-cell table:formula="of:=[.B855]/1000000" office:value-type="float" office:value="74.095" calcext:value-type="float">
            <text:p>74.095</text:p>
          </table:table-cell>
          <table:table-cell office:value-type="float" office:value="64.62" calcext:value-type="float">
            <text:p>64.62</text:p>
          </table:table-cell>
          <table:table-cell office:value-type="float" office:value="44.78" calcext:value-type="float">
            <text:p>44.78</text:p>
          </table:table-cell>
          <table:table-cell table:formula="of:=ABS([.D855]-[.E855])" office:value-type="float" office:value="19.84" calcext:value-type="float">
            <text:p>19.84</text:p>
          </table:table-cell>
          <table:table-cell table:formula="of:= [.D855]-[.E855]" office:value-type="float" office:value="19.84" calcext:value-type="float">
            <text:p>19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15000" calcext:value-type="float">
            <text:p>74115000</text:p>
          </table:table-cell>
          <table:table-cell table:formula="of:=[.B856]/1000000" office:value-type="float" office:value="74.115" calcext:value-type="float">
            <text:p>74.115</text:p>
          </table:table-cell>
          <table:table-cell office:value-type="float" office:value="64.62" calcext:value-type="float">
            <text:p>64.62</text:p>
          </table:table-cell>
          <table:table-cell office:value-type="float" office:value="46.05" calcext:value-type="float">
            <text:p>46.05</text:p>
          </table:table-cell>
          <table:table-cell table:formula="of:=ABS([.D856]-[.E856])" office:value-type="float" office:value="18.57" calcext:value-type="float">
            <text:p>18.57</text:p>
          </table:table-cell>
          <table:table-cell table:formula="of:= [.D856]-[.E856]" office:value-type="float" office:value="18.57" calcext:value-type="float">
            <text:p>18.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35000" calcext:value-type="float">
            <text:p>74135000</text:p>
          </table:table-cell>
          <table:table-cell table:formula="of:=[.B857]/1000000" office:value-type="float" office:value="74.135" calcext:value-type="float">
            <text:p>74.135</text:p>
          </table:table-cell>
          <table:table-cell office:value-type="float" office:value="64.61" calcext:value-type="float">
            <text:p>64.61</text:p>
          </table:table-cell>
          <table:table-cell office:value-type="float" office:value="47.26" calcext:value-type="float">
            <text:p>47.26</text:p>
          </table:table-cell>
          <table:table-cell table:formula="of:=ABS([.D857]-[.E857])" office:value-type="float" office:value="17.35" calcext:value-type="float">
            <text:p>17.35</text:p>
          </table:table-cell>
          <table:table-cell table:formula="of:= [.D857]-[.E857]" office:value-type="float" office:value="17.35" calcext:value-type="float">
            <text:p>17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55000" calcext:value-type="float">
            <text:p>74155000</text:p>
          </table:table-cell>
          <table:table-cell table:formula="of:=[.B858]/1000000" office:value-type="float" office:value="74.155" calcext:value-type="float">
            <text:p>74.155</text:p>
          </table:table-cell>
          <table:table-cell office:value-type="float" office:value="64.6" calcext:value-type="float">
            <text:p>64.6</text:p>
          </table:table-cell>
          <table:table-cell office:value-type="float" office:value="48.41" calcext:value-type="float">
            <text:p>48.41</text:p>
          </table:table-cell>
          <table:table-cell table:formula="of:=ABS([.D858]-[.E858])" office:value-type="float" office:value="16.19" calcext:value-type="float">
            <text:p>16.19</text:p>
          </table:table-cell>
          <table:table-cell table:formula="of:= [.D858]-[.E858]" office:value-type="float" office:value="16.19" calcext:value-type="float">
            <text:p>16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75000" calcext:value-type="float">
            <text:p>74175000</text:p>
          </table:table-cell>
          <table:table-cell table:formula="of:=[.B859]/1000000" office:value-type="float" office:value="74.175" calcext:value-type="float">
            <text:p>74.175</text:p>
          </table:table-cell>
          <table:table-cell office:value-type="float" office:value="64.59" calcext:value-type="float">
            <text:p>64.59</text:p>
          </table:table-cell>
          <table:table-cell office:value-type="float" office:value="49.5" calcext:value-type="float">
            <text:p>49.5</text:p>
          </table:table-cell>
          <table:table-cell table:formula="of:=ABS([.D859]-[.E859])" office:value-type="float" office:value="15.09" calcext:value-type="float">
            <text:p>15.09</text:p>
          </table:table-cell>
          <table:table-cell table:formula="of:= [.D859]-[.E859]" office:value-type="float" office:value="15.09" calcext:value-type="float">
            <text:p>15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95000" calcext:value-type="float">
            <text:p>74195000</text:p>
          </table:table-cell>
          <table:table-cell table:formula="of:=[.B860]/1000000" office:value-type="float" office:value="74.195" calcext:value-type="float">
            <text:p>74.195</text:p>
          </table:table-cell>
          <table:table-cell office:value-type="float" office:value="64.58" calcext:value-type="float">
            <text:p>64.58</text:p>
          </table:table-cell>
          <table:table-cell office:value-type="float" office:value="50.53" calcext:value-type="float">
            <text:p>50.53</text:p>
          </table:table-cell>
          <table:table-cell table:formula="of:=ABS([.D860]-[.E860])" office:value-type="float" office:value="14.05" calcext:value-type="float">
            <text:p>14.05</text:p>
          </table:table-cell>
          <table:table-cell table:formula="of:= [.D860]-[.E860]" office:value-type="float" office:value="14.05" calcext:value-type="float">
            <text:p>14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15000" calcext:value-type="float">
            <text:p>74215000</text:p>
          </table:table-cell>
          <table:table-cell table:formula="of:=[.B861]/1000000" office:value-type="float" office:value="74.215" calcext:value-type="float">
            <text:p>74.215</text:p>
          </table:table-cell>
          <table:table-cell office:value-type="float" office:value="64.57" calcext:value-type="float">
            <text:p>64.57</text:p>
          </table:table-cell>
          <table:table-cell office:value-type="float" office:value="51.51" calcext:value-type="float">
            <text:p>51.51</text:p>
          </table:table-cell>
          <table:table-cell table:formula="of:=ABS([.D861]-[.E861])" office:value-type="float" office:value="13.06" calcext:value-type="float">
            <text:p>13.06</text:p>
          </table:table-cell>
          <table:table-cell table:formula="of:= [.D861]-[.E861]" office:value-type="float" office:value="13.06" calcext:value-type="float">
            <text:p>13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35000" calcext:value-type="float">
            <text:p>74235000</text:p>
          </table:table-cell>
          <table:table-cell table:formula="of:=[.B862]/1000000" office:value-type="float" office:value="74.235" calcext:value-type="float">
            <text:p>74.235</text:p>
          </table:table-cell>
          <table:table-cell office:value-type="float" office:value="64.57" calcext:value-type="float">
            <text:p>64.57</text:p>
          </table:table-cell>
          <table:table-cell office:value-type="float" office:value="52.4" calcext:value-type="float">
            <text:p>52.4</text:p>
          </table:table-cell>
          <table:table-cell table:formula="of:=ABS([.D862]-[.E862])" office:value-type="float" office:value="12.17" calcext:value-type="float">
            <text:p>12.17</text:p>
          </table:table-cell>
          <table:table-cell table:formula="of:= [.D862]-[.E862]" office:value-type="float" office:value="12.17" calcext:value-type="float">
            <text:p>12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55000" calcext:value-type="float">
            <text:p>74255000</text:p>
          </table:table-cell>
          <table:table-cell table:formula="of:=[.B863]/1000000" office:value-type="float" office:value="74.255" calcext:value-type="float">
            <text:p>74.255</text:p>
          </table:table-cell>
          <table:table-cell office:value-type="float" office:value="64.56" calcext:value-type="float">
            <text:p>64.56</text:p>
          </table:table-cell>
          <table:table-cell office:value-type="float" office:value="53.25" calcext:value-type="float">
            <text:p>53.25</text:p>
          </table:table-cell>
          <table:table-cell table:formula="of:=ABS([.D863]-[.E863])" office:value-type="float" office:value="11.31" calcext:value-type="float">
            <text:p>11.31</text:p>
          </table:table-cell>
          <table:table-cell table:formula="of:= [.D863]-[.E863]" office:value-type="float" office:value="11.31" calcext:value-type="float">
            <text:p>11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75000" calcext:value-type="float">
            <text:p>74275000</text:p>
          </table:table-cell>
          <table:table-cell table:formula="of:=[.B864]/1000000" office:value-type="float" office:value="74.275" calcext:value-type="float">
            <text:p>74.275</text:p>
          </table:table-cell>
          <table:table-cell office:value-type="float" office:value="64.55" calcext:value-type="float">
            <text:p>64.55</text:p>
          </table:table-cell>
          <table:table-cell office:value-type="float" office:value="54.05" calcext:value-type="float">
            <text:p>54.05</text:p>
          </table:table-cell>
          <table:table-cell table:formula="of:=ABS([.D864]-[.E864])" office:value-type="float" office:value="10.5" calcext:value-type="float">
            <text:p>10.5</text:p>
          </table:table-cell>
          <table:table-cell table:formula="of:= [.D864]-[.E864]" office:value-type="float" office:value="10.5" calcext:value-type="float">
            <text:p>1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95000" calcext:value-type="float">
            <text:p>74295000</text:p>
          </table:table-cell>
          <table:table-cell table:formula="of:=[.B865]/1000000" office:value-type="float" office:value="74.295" calcext:value-type="float">
            <text:p>74.295</text:p>
          </table:table-cell>
          <table:table-cell office:value-type="float" office:value="64.54" calcext:value-type="float">
            <text:p>64.54</text:p>
          </table:table-cell>
          <table:table-cell office:value-type="float" office:value="54.8" calcext:value-type="float">
            <text:p>54.8</text:p>
          </table:table-cell>
          <table:table-cell table:formula="of:=ABS([.D865]-[.E865])" office:value-type="float" office:value="9.74000000000001" calcext:value-type="float">
            <text:p>9.74</text:p>
          </table:table-cell>
          <table:table-cell table:formula="of:= [.D865]-[.E865]" office:value-type="float" office:value="9.74000000000001" calcext:value-type="float">
            <text:p>9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15000" calcext:value-type="float">
            <text:p>74315000</text:p>
          </table:table-cell>
          <table:table-cell table:formula="of:=[.B866]/1000000" office:value-type="float" office:value="74.315" calcext:value-type="float">
            <text:p>74.315</text:p>
          </table:table-cell>
          <table:table-cell office:value-type="float" office:value="64.53" calcext:value-type="float">
            <text:p>64.53</text:p>
          </table:table-cell>
          <table:table-cell office:value-type="float" office:value="55.49" calcext:value-type="float">
            <text:p>55.49</text:p>
          </table:table-cell>
          <table:table-cell table:formula="of:=ABS([.D866]-[.E866])" office:value-type="float" office:value="9.04" calcext:value-type="float">
            <text:p>9.04</text:p>
          </table:table-cell>
          <table:table-cell table:formula="of:= [.D866]-[.E866]" office:value-type="float" office:value="9.04" calcext:value-type="float">
            <text:p>9.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35000" calcext:value-type="float">
            <text:p>74335000</text:p>
          </table:table-cell>
          <table:table-cell table:formula="of:=[.B867]/1000000" office:value-type="float" office:value="74.335" calcext:value-type="float">
            <text:p>74.335</text:p>
          </table:table-cell>
          <table:table-cell office:value-type="float" office:value="64.52" calcext:value-type="float">
            <text:p>64.52</text:p>
          </table:table-cell>
          <table:table-cell office:value-type="float" office:value="56.14" calcext:value-type="float">
            <text:p>56.14</text:p>
          </table:table-cell>
          <table:table-cell table:formula="of:=ABS([.D867]-[.E867])" office:value-type="float" office:value="8.38" calcext:value-type="float">
            <text:p>8.38</text:p>
          </table:table-cell>
          <table:table-cell table:formula="of:= [.D867]-[.E867]" office:value-type="float" office:value="8.38" calcext:value-type="float">
            <text:p>8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55000" calcext:value-type="float">
            <text:p>74355000</text:p>
          </table:table-cell>
          <table:table-cell table:formula="of:=[.B868]/1000000" office:value-type="float" office:value="74.355" calcext:value-type="float">
            <text:p>74.355</text:p>
          </table:table-cell>
          <table:table-cell office:value-type="float" office:value="64.51" calcext:value-type="float">
            <text:p>64.51</text:p>
          </table:table-cell>
          <table:table-cell office:value-type="float" office:value="56.73" calcext:value-type="float">
            <text:p>56.73</text:p>
          </table:table-cell>
          <table:table-cell table:formula="of:=ABS([.D868]-[.E868])" office:value-type="float" office:value="7.78000000000001" calcext:value-type="float">
            <text:p>7.78</text:p>
          </table:table-cell>
          <table:table-cell table:formula="of:= [.D868]-[.E868]" office:value-type="float" office:value="7.78000000000001" calcext:value-type="float">
            <text:p>7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75000" calcext:value-type="float">
            <text:p>74375000</text:p>
          </table:table-cell>
          <table:table-cell table:formula="of:=[.B869]/1000000" office:value-type="float" office:value="74.375" calcext:value-type="float">
            <text:p>74.375</text:p>
          </table:table-cell>
          <table:table-cell office:value-type="float" office:value="64.5" calcext:value-type="float">
            <text:p>64.5</text:p>
          </table:table-cell>
          <table:table-cell office:value-type="float" office:value="57.27" calcext:value-type="float">
            <text:p>57.27</text:p>
          </table:table-cell>
          <table:table-cell table:formula="of:=ABS([.D869]-[.E869])" office:value-type="float" office:value="7.23" calcext:value-type="float">
            <text:p>7.23</text:p>
          </table:table-cell>
          <table:table-cell table:formula="of:= [.D869]-[.E869]" office:value-type="float" office:value="7.23" calcext:value-type="float">
            <text:p>7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95000" calcext:value-type="float">
            <text:p>74395000</text:p>
          </table:table-cell>
          <table:table-cell table:formula="of:=[.B870]/1000000" office:value-type="float" office:value="74.395" calcext:value-type="float">
            <text:p>74.395</text:p>
          </table:table-cell>
          <table:table-cell office:value-type="float" office:value="64.49" calcext:value-type="float">
            <text:p>64.49</text:p>
          </table:table-cell>
          <table:table-cell office:value-type="float" office:value="57.77" calcext:value-type="float">
            <text:p>57.77</text:p>
          </table:table-cell>
          <table:table-cell table:formula="of:=ABS([.D870]-[.E870])" office:value-type="float" office:value="6.71999999999999" calcext:value-type="float">
            <text:p>6.72</text:p>
          </table:table-cell>
          <table:table-cell table:formula="of:= [.D870]-[.E870]" office:value-type="float" office:value="6.71999999999999" calcext:value-type="float">
            <text:p>6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15000" calcext:value-type="float">
            <text:p>74415000</text:p>
          </table:table-cell>
          <table:table-cell table:formula="of:=[.B871]/1000000" office:value-type="float" office:value="74.415" calcext:value-type="float">
            <text:p>74.415</text:p>
          </table:table-cell>
          <table:table-cell office:value-type="float" office:value="64.48" calcext:value-type="float">
            <text:p>64.48</text:p>
          </table:table-cell>
          <table:table-cell office:value-type="float" office:value="58.24" calcext:value-type="float">
            <text:p>58.24</text:p>
          </table:table-cell>
          <table:table-cell table:formula="of:=ABS([.D871]-[.E871])" office:value-type="float" office:value="6.24" calcext:value-type="float">
            <text:p>6.24</text:p>
          </table:table-cell>
          <table:table-cell table:formula="of:= [.D871]-[.E871]" office:value-type="float" office:value="6.24" calcext:value-type="float">
            <text:p>6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35000" calcext:value-type="float">
            <text:p>74435000</text:p>
          </table:table-cell>
          <table:table-cell table:formula="of:=[.B872]/1000000" office:value-type="float" office:value="74.435" calcext:value-type="float">
            <text:p>74.435</text:p>
          </table:table-cell>
          <table:table-cell office:value-type="float" office:value="64.47" calcext:value-type="float">
            <text:p>64.47</text:p>
          </table:table-cell>
          <table:table-cell office:value-type="float" office:value="58.62" calcext:value-type="float">
            <text:p>58.62</text:p>
          </table:table-cell>
          <table:table-cell table:formula="of:=ABS([.D872]-[.E872])" office:value-type="float" office:value="5.85" calcext:value-type="float">
            <text:p>5.85</text:p>
          </table:table-cell>
          <table:table-cell table:formula="of:= [.D872]-[.E872]" office:value-type="float" office:value="5.85" calcext:value-type="float">
            <text:p>5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55000" calcext:value-type="float">
            <text:p>74455000</text:p>
          </table:table-cell>
          <table:table-cell table:formula="of:=[.B873]/1000000" office:value-type="float" office:value="74.455" calcext:value-type="float">
            <text:p>74.455</text:p>
          </table:table-cell>
          <table:table-cell office:value-type="float" office:value="64.46" calcext:value-type="float">
            <text:p>64.46</text:p>
          </table:table-cell>
          <table:table-cell office:value-type="float" office:value="59" calcext:value-type="float">
            <text:p>59</text:p>
          </table:table-cell>
          <table:table-cell table:formula="of:=ABS([.D873]-[.E873])" office:value-type="float" office:value="5.45999999999999" calcext:value-type="float">
            <text:p>5.46</text:p>
          </table:table-cell>
          <table:table-cell table:formula="of:= [.D873]-[.E873]" office:value-type="float" office:value="5.45999999999999" calcext:value-type="float">
            <text:p>5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75000" calcext:value-type="float">
            <text:p>74475000</text:p>
          </table:table-cell>
          <table:table-cell table:formula="of:=[.B874]/1000000" office:value-type="float" office:value="74.475" calcext:value-type="float">
            <text:p>74.475</text:p>
          </table:table-cell>
          <table:table-cell office:value-type="float" office:value="64.45" calcext:value-type="float">
            <text:p>64.45</text:p>
          </table:table-cell>
          <table:table-cell office:value-type="float" office:value="59.35" calcext:value-type="float">
            <text:p>59.35</text:p>
          </table:table-cell>
          <table:table-cell table:formula="of:=ABS([.D874]-[.E874])" office:value-type="float" office:value="5.1" calcext:value-type="float">
            <text:p>5.1</text:p>
          </table:table-cell>
          <table:table-cell table:formula="of:= [.D874]-[.E874]" office:value-type="float" office:value="5.1" calcext:value-type="float">
            <text:p>5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95000" calcext:value-type="float">
            <text:p>74495000</text:p>
          </table:table-cell>
          <table:table-cell table:formula="of:=[.B875]/1000000" office:value-type="float" office:value="74.495" calcext:value-type="float">
            <text:p>74.495</text:p>
          </table:table-cell>
          <table:table-cell office:value-type="float" office:value="64.45" calcext:value-type="float">
            <text:p>64.45</text:p>
          </table:table-cell>
          <table:table-cell office:value-type="float" office:value="59.67" calcext:value-type="float">
            <text:p>59.67</text:p>
          </table:table-cell>
          <table:table-cell table:formula="of:=ABS([.D875]-[.E875])" office:value-type="float" office:value="4.78" calcext:value-type="float">
            <text:p>4.78</text:p>
          </table:table-cell>
          <table:table-cell table:formula="of:= [.D875]-[.E875]" office:value-type="float" office:value="4.78" calcext:value-type="float">
            <text:p>4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15000" calcext:value-type="float">
            <text:p>74515000</text:p>
          </table:table-cell>
          <table:table-cell table:formula="of:=[.B876]/1000000" office:value-type="float" office:value="74.515" calcext:value-type="float">
            <text:p>74.515</text:p>
          </table:table-cell>
          <table:table-cell office:value-type="float" office:value="64.44" calcext:value-type="float">
            <text:p>64.44</text:p>
          </table:table-cell>
          <table:table-cell office:value-type="float" office:value="59.95" calcext:value-type="float">
            <text:p>59.95</text:p>
          </table:table-cell>
          <table:table-cell table:formula="of:=ABS([.D876]-[.E876])" office:value-type="float" office:value="4.49" calcext:value-type="float">
            <text:p>4.49</text:p>
          </table:table-cell>
          <table:table-cell table:formula="of:= [.D876]-[.E876]" office:value-type="float" office:value="4.49" calcext:value-type="float">
            <text:p>4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35000" calcext:value-type="float">
            <text:p>74535000</text:p>
          </table:table-cell>
          <table:table-cell table:formula="of:=[.B877]/1000000" office:value-type="float" office:value="74.535" calcext:value-type="float">
            <text:p>74.535</text:p>
          </table:table-cell>
          <table:table-cell office:value-type="float" office:value="64.44" calcext:value-type="float">
            <text:p>64.44</text:p>
          </table:table-cell>
          <table:table-cell office:value-type="float" office:value="60.21" calcext:value-type="float">
            <text:p>60.21</text:p>
          </table:table-cell>
          <table:table-cell table:formula="of:=ABS([.D877]-[.E877])" office:value-type="float" office:value="4.23" calcext:value-type="float">
            <text:p>4.23</text:p>
          </table:table-cell>
          <table:table-cell table:formula="of:= [.D877]-[.E877]" office:value-type="float" office:value="4.23" calcext:value-type="float">
            <text:p>4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55000" calcext:value-type="float">
            <text:p>74555000</text:p>
          </table:table-cell>
          <table:table-cell table:formula="of:=[.B878]/1000000" office:value-type="float" office:value="74.555" calcext:value-type="float">
            <text:p>74.555</text:p>
          </table:table-cell>
          <table:table-cell office:value-type="float" office:value="64.44" calcext:value-type="float">
            <text:p>64.44</text:p>
          </table:table-cell>
          <table:table-cell office:value-type="float" office:value="60.44" calcext:value-type="float">
            <text:p>60.44</text:p>
          </table:table-cell>
          <table:table-cell table:formula="of:=ABS([.D878]-[.E878])" office:value-type="float" office:value="4" calcext:value-type="float">
            <text:p>4</text:p>
          </table:table-cell>
          <table:table-cell table:formula="of:= [.D878]-[.E878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75000" calcext:value-type="float">
            <text:p>74575000</text:p>
          </table:table-cell>
          <table:table-cell table:formula="of:=[.B879]/1000000" office:value-type="float" office:value="74.575" calcext:value-type="float">
            <text:p>74.575</text:p>
          </table:table-cell>
          <table:table-cell office:value-type="float" office:value="64.44" calcext:value-type="float">
            <text:p>64.44</text:p>
          </table:table-cell>
          <table:table-cell office:value-type="float" office:value="60.65" calcext:value-type="float">
            <text:p>60.65</text:p>
          </table:table-cell>
          <table:table-cell table:formula="of:=ABS([.D879]-[.E879])" office:value-type="float" office:value="3.79" calcext:value-type="float">
            <text:p>3.79</text:p>
          </table:table-cell>
          <table:table-cell table:formula="of:= [.D879]-[.E879]" office:value-type="float" office:value="3.79" calcext:value-type="float">
            <text:p>3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95000" calcext:value-type="float">
            <text:p>74595000</text:p>
          </table:table-cell>
          <table:table-cell table:formula="of:=[.B880]/1000000" office:value-type="float" office:value="74.595" calcext:value-type="float">
            <text:p>74.595</text:p>
          </table:table-cell>
          <table:table-cell office:value-type="float" office:value="64.44" calcext:value-type="float">
            <text:p>64.44</text:p>
          </table:table-cell>
          <table:table-cell office:value-type="float" office:value="60.83" calcext:value-type="float">
            <text:p>60.83</text:p>
          </table:table-cell>
          <table:table-cell table:formula="of:=ABS([.D880]-[.E880])" office:value-type="float" office:value="3.61" calcext:value-type="float">
            <text:p>3.61</text:p>
          </table:table-cell>
          <table:table-cell table:formula="of:= [.D880]-[.E880]" office:value-type="float" office:value="3.61" calcext:value-type="float">
            <text:p>3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15000" calcext:value-type="float">
            <text:p>74615000</text:p>
          </table:table-cell>
          <table:table-cell table:formula="of:=[.B881]/1000000" office:value-type="float" office:value="74.615" calcext:value-type="float">
            <text:p>74.615</text:p>
          </table:table-cell>
          <table:table-cell office:value-type="float" office:value="64.44" calcext:value-type="float">
            <text:p>64.44</text:p>
          </table:table-cell>
          <table:table-cell office:value-type="float" office:value="61" calcext:value-type="float">
            <text:p>61</text:p>
          </table:table-cell>
          <table:table-cell table:formula="of:=ABS([.D881]-[.E881])" office:value-type="float" office:value="3.44" calcext:value-type="float">
            <text:p>3.44</text:p>
          </table:table-cell>
          <table:table-cell table:formula="of:= [.D881]-[.E881]" office:value-type="float" office:value="3.44" calcext:value-type="float">
            <text:p>3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35000" calcext:value-type="float">
            <text:p>74635000</text:p>
          </table:table-cell>
          <table:table-cell table:formula="of:=[.B882]/1000000" office:value-type="float" office:value="74.635" calcext:value-type="float">
            <text:p>74.635</text:p>
          </table:table-cell>
          <table:table-cell office:value-type="float" office:value="64.44" calcext:value-type="float">
            <text:p>64.44</text:p>
          </table:table-cell>
          <table:table-cell office:value-type="float" office:value="61.1" calcext:value-type="float">
            <text:p>61.1</text:p>
          </table:table-cell>
          <table:table-cell table:formula="of:=ABS([.D882]-[.E882])" office:value-type="float" office:value="3.34" calcext:value-type="float">
            <text:p>3.34</text:p>
          </table:table-cell>
          <table:table-cell table:formula="of:= [.D882]-[.E882]" office:value-type="float" office:value="3.34" calcext:value-type="float">
            <text:p>3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55000" calcext:value-type="float">
            <text:p>74655000</text:p>
          </table:table-cell>
          <table:table-cell table:formula="of:=[.B883]/1000000" office:value-type="float" office:value="74.655" calcext:value-type="float">
            <text:p>74.655</text:p>
          </table:table-cell>
          <table:table-cell office:value-type="float" office:value="64.45" calcext:value-type="float">
            <text:p>64.45</text:p>
          </table:table-cell>
          <table:table-cell office:value-type="float" office:value="61.23" calcext:value-type="float">
            <text:p>61.23</text:p>
          </table:table-cell>
          <table:table-cell table:formula="of:=ABS([.D883]-[.E883])" office:value-type="float" office:value="3.22000000000001" calcext:value-type="float">
            <text:p>3.22</text:p>
          </table:table-cell>
          <table:table-cell table:formula="of:= [.D883]-[.E883]" office:value-type="float" office:value="3.22000000000001" calcext:value-type="float">
            <text:p>3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75000" calcext:value-type="float">
            <text:p>74675000</text:p>
          </table:table-cell>
          <table:table-cell table:formula="of:=[.B884]/1000000" office:value-type="float" office:value="74.675" calcext:value-type="float">
            <text:p>74.675</text:p>
          </table:table-cell>
          <table:table-cell office:value-type="float" office:value="64.46" calcext:value-type="float">
            <text:p>64.46</text:p>
          </table:table-cell>
          <table:table-cell office:value-type="float" office:value="61.35" calcext:value-type="float">
            <text:p>61.35</text:p>
          </table:table-cell>
          <table:table-cell table:formula="of:=ABS([.D884]-[.E884])" office:value-type="float" office:value="3.10999999999999" calcext:value-type="float">
            <text:p>3.11</text:p>
          </table:table-cell>
          <table:table-cell table:formula="of:= [.D884]-[.E884]" office:value-type="float" office:value="3.10999999999999" calcext:value-type="float">
            <text:p>3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95000" calcext:value-type="float">
            <text:p>74695000</text:p>
          </table:table-cell>
          <table:table-cell table:formula="of:=[.B885]/1000000" office:value-type="float" office:value="74.695" calcext:value-type="float">
            <text:p>74.695</text:p>
          </table:table-cell>
          <table:table-cell office:value-type="float" office:value="64.46" calcext:value-type="float">
            <text:p>64.46</text:p>
          </table:table-cell>
          <table:table-cell office:value-type="float" office:value="61.45" calcext:value-type="float">
            <text:p>61.45</text:p>
          </table:table-cell>
          <table:table-cell table:formula="of:=ABS([.D885]-[.E885])" office:value-type="float" office:value="3.00999999999999" calcext:value-type="float">
            <text:p>3.01</text:p>
          </table:table-cell>
          <table:table-cell table:formula="of:= [.D885]-[.E885]" office:value-type="float" office:value="3.00999999999999" calcext:value-type="float">
            <text:p>3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15000" calcext:value-type="float">
            <text:p>74715000</text:p>
          </table:table-cell>
          <table:table-cell table:formula="of:=[.B886]/1000000" office:value-type="float" office:value="74.715" calcext:value-type="float">
            <text:p>74.715</text:p>
          </table:table-cell>
          <table:table-cell office:value-type="float" office:value="64.47" calcext:value-type="float">
            <text:p>64.47</text:p>
          </table:table-cell>
          <table:table-cell office:value-type="float" office:value="61.54" calcext:value-type="float">
            <text:p>61.54</text:p>
          </table:table-cell>
          <table:table-cell table:formula="of:=ABS([.D886]-[.E886])" office:value-type="float" office:value="2.93" calcext:value-type="float">
            <text:p>2.93</text:p>
          </table:table-cell>
          <table:table-cell table:formula="of:= [.D886]-[.E886]" office:value-type="float" office:value="2.93" calcext:value-type="float">
            <text:p>2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35000" calcext:value-type="float">
            <text:p>74735000</text:p>
          </table:table-cell>
          <table:table-cell table:formula="of:=[.B887]/1000000" office:value-type="float" office:value="74.735" calcext:value-type="float">
            <text:p>74.735</text:p>
          </table:table-cell>
          <table:table-cell office:value-type="float" office:value="64.48" calcext:value-type="float">
            <text:p>64.48</text:p>
          </table:table-cell>
          <table:table-cell office:value-type="float" office:value="61.63" calcext:value-type="float">
            <text:p>61.63</text:p>
          </table:table-cell>
          <table:table-cell table:formula="of:=ABS([.D887]-[.E887])" office:value-type="float" office:value="2.85" calcext:value-type="float">
            <text:p>2.85</text:p>
          </table:table-cell>
          <table:table-cell table:formula="of:= [.D887]-[.E887]" office:value-type="float" office:value="2.85" calcext:value-type="float">
            <text:p>2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55000" calcext:value-type="float">
            <text:p>74755000</text:p>
          </table:table-cell>
          <table:table-cell table:formula="of:=[.B888]/1000000" office:value-type="float" office:value="74.755" calcext:value-type="float">
            <text:p>74.755</text:p>
          </table:table-cell>
          <table:table-cell office:value-type="float" office:value="64.49" calcext:value-type="float">
            <text:p>64.49</text:p>
          </table:table-cell>
          <table:table-cell office:value-type="float" office:value="61.7" calcext:value-type="float">
            <text:p>61.7</text:p>
          </table:table-cell>
          <table:table-cell table:formula="of:=ABS([.D888]-[.E888])" office:value-type="float" office:value="2.78999999999999" calcext:value-type="float">
            <text:p>2.79</text:p>
          </table:table-cell>
          <table:table-cell table:formula="of:= [.D888]-[.E888]" office:value-type="float" office:value="2.78999999999999" calcext:value-type="float">
            <text:p>2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75000" calcext:value-type="float">
            <text:p>74775000</text:p>
          </table:table-cell>
          <table:table-cell table:formula="of:=[.B889]/1000000" office:value-type="float" office:value="74.775" calcext:value-type="float">
            <text:p>74.775</text:p>
          </table:table-cell>
          <table:table-cell office:value-type="float" office:value="64.51" calcext:value-type="float">
            <text:p>64.51</text:p>
          </table:table-cell>
          <table:table-cell office:value-type="float" office:value="61.77" calcext:value-type="float">
            <text:p>61.77</text:p>
          </table:table-cell>
          <table:table-cell table:formula="of:=ABS([.D889]-[.E889])" office:value-type="float" office:value="2.74" calcext:value-type="float">
            <text:p>2.74</text:p>
          </table:table-cell>
          <table:table-cell table:formula="of:= [.D889]-[.E889]" office:value-type="float" office:value="2.74" calcext:value-type="float">
            <text:p>2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95000" calcext:value-type="float">
            <text:p>74795000</text:p>
          </table:table-cell>
          <table:table-cell table:formula="of:=[.B890]/1000000" office:value-type="float" office:value="74.795" calcext:value-type="float">
            <text:p>74.795</text:p>
          </table:table-cell>
          <table:table-cell office:value-type="float" office:value="64.52" calcext:value-type="float">
            <text:p>64.52</text:p>
          </table:table-cell>
          <table:table-cell office:value-type="float" office:value="61.83" calcext:value-type="float">
            <text:p>61.83</text:p>
          </table:table-cell>
          <table:table-cell table:formula="of:=ABS([.D890]-[.E890])" office:value-type="float" office:value="2.69" calcext:value-type="float">
            <text:p>2.69</text:p>
          </table:table-cell>
          <table:table-cell table:formula="of:= [.D890]-[.E890]" office:value-type="float" office:value="2.69" calcext:value-type="float">
            <text:p>2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15000" calcext:value-type="float">
            <text:p>74815000</text:p>
          </table:table-cell>
          <table:table-cell table:formula="of:=[.B891]/1000000" office:value-type="float" office:value="74.815" calcext:value-type="float">
            <text:p>74.815</text:p>
          </table:table-cell>
          <table:table-cell office:value-type="float" office:value="64.53" calcext:value-type="float">
            <text:p>64.53</text:p>
          </table:table-cell>
          <table:table-cell office:value-type="float" office:value="61.88" calcext:value-type="float">
            <text:p>61.88</text:p>
          </table:table-cell>
          <table:table-cell table:formula="of:=ABS([.D891]-[.E891])" office:value-type="float" office:value="2.65" calcext:value-type="float">
            <text:p>2.65</text:p>
          </table:table-cell>
          <table:table-cell table:formula="of:= [.D891]-[.E891]" office:value-type="float" office:value="2.65" calcext:value-type="float">
            <text:p>2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35000" calcext:value-type="float">
            <text:p>74835000</text:p>
          </table:table-cell>
          <table:table-cell table:formula="of:=[.B892]/1000000" office:value-type="float" office:value="74.835" calcext:value-type="float">
            <text:p>74.835</text:p>
          </table:table-cell>
          <table:table-cell office:value-type="float" office:value="64.55" calcext:value-type="float">
            <text:p>64.55</text:p>
          </table:table-cell>
          <table:table-cell office:value-type="float" office:value="61.87" calcext:value-type="float">
            <text:p>61.87</text:p>
          </table:table-cell>
          <table:table-cell table:formula="of:=ABS([.D892]-[.E892])" office:value-type="float" office:value="2.68" calcext:value-type="float">
            <text:p>2.68</text:p>
          </table:table-cell>
          <table:table-cell table:formula="of:= [.D892]-[.E892]" office:value-type="float" office:value="2.68" calcext:value-type="float">
            <text:p>2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55000" calcext:value-type="float">
            <text:p>74855000</text:p>
          </table:table-cell>
          <table:table-cell table:formula="of:=[.B893]/1000000" office:value-type="float" office:value="74.855" calcext:value-type="float">
            <text:p>74.855</text:p>
          </table:table-cell>
          <table:table-cell office:value-type="float" office:value="64.56" calcext:value-type="float">
            <text:p>64.56</text:p>
          </table:table-cell>
          <table:table-cell office:value-type="float" office:value="61.91" calcext:value-type="float">
            <text:p>61.91</text:p>
          </table:table-cell>
          <table:table-cell table:formula="of:=ABS([.D893]-[.E893])" office:value-type="float" office:value="2.65000000000001" calcext:value-type="float">
            <text:p>2.65</text:p>
          </table:table-cell>
          <table:table-cell table:formula="of:= [.D893]-[.E893]" office:value-type="float" office:value="2.65000000000001" calcext:value-type="float">
            <text:p>2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75000" calcext:value-type="float">
            <text:p>74875000</text:p>
          </table:table-cell>
          <table:table-cell table:formula="of:=[.B894]/1000000" office:value-type="float" office:value="74.875" calcext:value-type="float">
            <text:p>74.875</text:p>
          </table:table-cell>
          <table:table-cell office:value-type="float" office:value="64.58" calcext:value-type="float">
            <text:p>64.58</text:p>
          </table:table-cell>
          <table:table-cell office:value-type="float" office:value="61.95" calcext:value-type="float">
            <text:p>61.95</text:p>
          </table:table-cell>
          <table:table-cell table:formula="of:=ABS([.D894]-[.E894])" office:value-type="float" office:value="2.63" calcext:value-type="float">
            <text:p>2.63</text:p>
          </table:table-cell>
          <table:table-cell table:formula="of:= [.D894]-[.E894]" office:value-type="float" office:value="2.63" calcext:value-type="float">
            <text:p>2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95000" calcext:value-type="float">
            <text:p>74895000</text:p>
          </table:table-cell>
          <table:table-cell table:formula="of:=[.B895]/1000000" office:value-type="float" office:value="74.895" calcext:value-type="float">
            <text:p>74.895</text:p>
          </table:table-cell>
          <table:table-cell office:value-type="float" office:value="64.59" calcext:value-type="float">
            <text:p>64.59</text:p>
          </table:table-cell>
          <table:table-cell office:value-type="float" office:value="61.99" calcext:value-type="float">
            <text:p>61.99</text:p>
          </table:table-cell>
          <table:table-cell table:formula="of:=ABS([.D895]-[.E895])" office:value-type="float" office:value="2.6" calcext:value-type="float">
            <text:p>2.6</text:p>
          </table:table-cell>
          <table:table-cell table:formula="of:= [.D895]-[.E895]" office:value-type="float" office:value="2.6" calcext:value-type="float">
            <text:p>2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15000" calcext:value-type="float">
            <text:p>74915000</text:p>
          </table:table-cell>
          <table:table-cell table:formula="of:=[.B896]/1000000" office:value-type="float" office:value="74.915" calcext:value-type="float">
            <text:p>74.915</text:p>
          </table:table-cell>
          <table:table-cell office:value-type="float" office:value="64.61" calcext:value-type="float">
            <text:p>64.61</text:p>
          </table:table-cell>
          <table:table-cell office:value-type="float" office:value="62.03" calcext:value-type="float">
            <text:p>62.03</text:p>
          </table:table-cell>
          <table:table-cell table:formula="of:=ABS([.D896]-[.E896])" office:value-type="float" office:value="2.58" calcext:value-type="float">
            <text:p>2.58</text:p>
          </table:table-cell>
          <table:table-cell table:formula="of:= [.D896]-[.E896]" office:value-type="float" office:value="2.58" calcext:value-type="float">
            <text:p>2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35000" calcext:value-type="float">
            <text:p>74935000</text:p>
          </table:table-cell>
          <table:table-cell table:formula="of:=[.B897]/1000000" office:value-type="float" office:value="74.935" calcext:value-type="float">
            <text:p>74.935</text:p>
          </table:table-cell>
          <table:table-cell office:value-type="float" office:value="64.63" calcext:value-type="float">
            <text:p>64.63</text:p>
          </table:table-cell>
          <table:table-cell office:value-type="float" office:value="62.07" calcext:value-type="float">
            <text:p>62.07</text:p>
          </table:table-cell>
          <table:table-cell table:formula="of:=ABS([.D897]-[.E897])" office:value-type="float" office:value="2.56" calcext:value-type="float">
            <text:p>2.56</text:p>
          </table:table-cell>
          <table:table-cell table:formula="of:= [.D897]-[.E897]" office:value-type="float" office:value="2.56" calcext:value-type="float">
            <text:p>2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55000" calcext:value-type="float">
            <text:p>74955000</text:p>
          </table:table-cell>
          <table:table-cell table:formula="of:=[.B898]/1000000" office:value-type="float" office:value="74.955" calcext:value-type="float">
            <text:p>74.955</text:p>
          </table:table-cell>
          <table:table-cell office:value-type="float" office:value="64.64" calcext:value-type="float">
            <text:p>64.64</text:p>
          </table:table-cell>
          <table:table-cell office:value-type="float" office:value="62.11" calcext:value-type="float">
            <text:p>62.11</text:p>
          </table:table-cell>
          <table:table-cell table:formula="of:=ABS([.D898]-[.E898])" office:value-type="float" office:value="2.53" calcext:value-type="float">
            <text:p>2.53</text:p>
          </table:table-cell>
          <table:table-cell table:formula="of:= [.D898]-[.E898]" office:value-type="float" office:value="2.53" calcext:value-type="float">
            <text:p>2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75000" calcext:value-type="float">
            <text:p>74975000</text:p>
          </table:table-cell>
          <table:table-cell table:formula="of:=[.B899]/1000000" office:value-type="float" office:value="74.975" calcext:value-type="float">
            <text:p>74.975</text:p>
          </table:table-cell>
          <table:table-cell office:value-type="float" office:value="64.66" calcext:value-type="float">
            <text:p>64.66</text:p>
          </table:table-cell>
          <table:table-cell office:value-type="float" office:value="62.14" calcext:value-type="float">
            <text:p>62.14</text:p>
          </table:table-cell>
          <table:table-cell table:formula="of:=ABS([.D899]-[.E899])" office:value-type="float" office:value="2.52" calcext:value-type="float">
            <text:p>2.52</text:p>
          </table:table-cell>
          <table:table-cell table:formula="of:= [.D899]-[.E899]" office:value-type="float" office:value="2.52" calcext:value-type="float">
            <text:p>2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95000" calcext:value-type="float">
            <text:p>74995000</text:p>
          </table:table-cell>
          <table:table-cell table:formula="of:=[.B900]/1000000" office:value-type="float" office:value="74.995" calcext:value-type="float">
            <text:p>74.995</text:p>
          </table:table-cell>
          <table:table-cell office:value-type="float" office:value="64.67" calcext:value-type="float">
            <text:p>64.67</text:p>
          </table:table-cell>
          <table:table-cell office:value-type="float" office:value="62.17" calcext:value-type="float">
            <text:p>62.17</text:p>
          </table:table-cell>
          <table:table-cell table:formula="of:=ABS([.D900]-[.E900])" office:value-type="float" office:value="2.5" calcext:value-type="float">
            <text:p>2.5</text:p>
          </table:table-cell>
          <table:table-cell table:formula="of:= [.D900]-[.E900]" office:value-type="float" office:value="2.5" calcext:value-type="float">
            <text:p>2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15000" calcext:value-type="float">
            <text:p>75015000</text:p>
          </table:table-cell>
          <table:table-cell table:formula="of:=[.B901]/1000000" office:value-type="float" office:value="75.015" calcext:value-type="float">
            <text:p>75.015</text:p>
          </table:table-cell>
          <table:table-cell office:value-type="float" office:value="64.69" calcext:value-type="float">
            <text:p>64.69</text:p>
          </table:table-cell>
          <table:table-cell office:value-type="float" office:value="62.21" calcext:value-type="float">
            <text:p>62.21</text:p>
          </table:table-cell>
          <table:table-cell table:formula="of:=ABS([.D901]-[.E901])" office:value-type="float" office:value="2.48" calcext:value-type="float">
            <text:p>2.48</text:p>
          </table:table-cell>
          <table:table-cell table:formula="of:= [.D901]-[.E901]" office:value-type="float" office:value="2.48" calcext:value-type="float">
            <text:p>2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35000" calcext:value-type="float">
            <text:p>75035000</text:p>
          </table:table-cell>
          <table:table-cell table:formula="of:=[.B902]/1000000" office:value-type="float" office:value="75.035" calcext:value-type="float">
            <text:p>75.035</text:p>
          </table:table-cell>
          <table:table-cell office:value-type="float" office:value="64.7" calcext:value-type="float">
            <text:p>64.7</text:p>
          </table:table-cell>
          <table:table-cell office:value-type="float" office:value="62.16" calcext:value-type="float">
            <text:p>62.16</text:p>
          </table:table-cell>
          <table:table-cell table:formula="of:=ABS([.D902]-[.E902])" office:value-type="float" office:value="2.54000000000001" calcext:value-type="float">
            <text:p>2.54</text:p>
          </table:table-cell>
          <table:table-cell table:formula="of:= [.D902]-[.E902]" office:value-type="float" office:value="2.54000000000001" calcext:value-type="float">
            <text:p>2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55000" calcext:value-type="float">
            <text:p>75055000</text:p>
          </table:table-cell>
          <table:table-cell table:formula="of:=[.B903]/1000000" office:value-type="float" office:value="75.055" calcext:value-type="float">
            <text:p>75.055</text:p>
          </table:table-cell>
          <table:table-cell office:value-type="float" office:value="64.72" calcext:value-type="float">
            <text:p>64.72</text:p>
          </table:table-cell>
          <table:table-cell office:value-type="float" office:value="62.2" calcext:value-type="float">
            <text:p>62.2</text:p>
          </table:table-cell>
          <table:table-cell table:formula="of:=ABS([.D903]-[.E903])" office:value-type="float" office:value="2.52" calcext:value-type="float">
            <text:p>2.52</text:p>
          </table:table-cell>
          <table:table-cell table:formula="of:= [.D903]-[.E903]" office:value-type="float" office:value="2.52" calcext:value-type="float">
            <text:p>2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75000" calcext:value-type="float">
            <text:p>75075000</text:p>
          </table:table-cell>
          <table:table-cell table:formula="of:=[.B904]/1000000" office:value-type="float" office:value="75.075" calcext:value-type="float">
            <text:p>75.075</text:p>
          </table:table-cell>
          <table:table-cell office:value-type="float" office:value="64.73" calcext:value-type="float">
            <text:p>64.73</text:p>
          </table:table-cell>
          <table:table-cell office:value-type="float" office:value="62.23" calcext:value-type="float">
            <text:p>62.23</text:p>
          </table:table-cell>
          <table:table-cell table:formula="of:=ABS([.D904]-[.E904])" office:value-type="float" office:value="2.50000000000001" calcext:value-type="float">
            <text:p>2.5</text:p>
          </table:table-cell>
          <table:table-cell table:formula="of:= [.D904]-[.E904]" office:value-type="float" office:value="2.50000000000001" calcext:value-type="float">
            <text:p>2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95000" calcext:value-type="float">
            <text:p>75095000</text:p>
          </table:table-cell>
          <table:table-cell table:formula="of:=[.B905]/1000000" office:value-type="float" office:value="75.095" calcext:value-type="float">
            <text:p>75.095</text:p>
          </table:table-cell>
          <table:table-cell office:value-type="float" office:value="64.74" calcext:value-type="float">
            <text:p>64.74</text:p>
          </table:table-cell>
          <table:table-cell office:value-type="float" office:value="62.26" calcext:value-type="float">
            <text:p>62.26</text:p>
          </table:table-cell>
          <table:table-cell table:formula="of:=ABS([.D905]-[.E905])" office:value-type="float" office:value="2.48" calcext:value-type="float">
            <text:p>2.48</text:p>
          </table:table-cell>
          <table:table-cell table:formula="of:= [.D905]-[.E905]" office:value-type="float" office:value="2.48" calcext:value-type="float">
            <text:p>2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115000" calcext:value-type="float">
            <text:p>75115000</text:p>
          </table:table-cell>
          <table:table-cell table:formula="of:=[.B906]/1000000" office:value-type="float" office:value="75.115" calcext:value-type="float">
            <text:p>75.115</text:p>
          </table:table-cell>
          <table:table-cell office:value-type="float" office:value="64.76" calcext:value-type="float">
            <text:p>64.76</text:p>
          </table:table-cell>
          <table:table-cell office:value-type="float" office:value="62.31" calcext:value-type="float">
            <text:p>62.31</text:p>
          </table:table-cell>
          <table:table-cell table:formula="of:=ABS([.D906]-[.E906])" office:value-type="float" office:value="2.45" calcext:value-type="float">
            <text:p>2.45</text:p>
          </table:table-cell>
          <table:table-cell table:formula="of:= [.D906]-[.E906]" office:value-type="float" office:value="2.45" calcext:value-type="float">
            <text:p>2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135000" calcext:value-type="float">
            <text:p>75135000</text:p>
          </table:table-cell>
          <table:table-cell table:formula="of:=[.B907]/1000000" office:value-type="float" office:value="75.135" calcext:value-type="float">
            <text:p>75.135</text:p>
          </table:table-cell>
          <table:table-cell office:value-type="float" office:value="64.77" calcext:value-type="float">
            <text:p>64.77</text:p>
          </table:table-cell>
          <table:table-cell office:value-type="float" office:value="62.35" calcext:value-type="float">
            <text:p>62.35</text:p>
          </table:table-cell>
          <table:table-cell table:formula="of:=ABS([.D907]-[.E907])" office:value-type="float" office:value="2.41999999999999" calcext:value-type="float">
            <text:p>2.42</text:p>
          </table:table-cell>
          <table:table-cell table:formula="of:= [.D907]-[.E907]" office:value-type="float" office:value="2.41999999999999" calcext:value-type="float">
            <text:p>2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155000" calcext:value-type="float">
            <text:p>75155000</text:p>
          </table:table-cell>
          <table:table-cell table:formula="of:=[.B908]/1000000" office:value-type="float" office:value="75.155" calcext:value-type="float">
            <text:p>75.155</text:p>
          </table:table-cell>
          <table:table-cell office:value-type="float" office:value="64.78" calcext:value-type="float">
            <text:p>64.78</text:p>
          </table:table-cell>
          <table:table-cell office:value-type="float" office:value="62.38" calcext:value-type="float">
            <text:p>62.38</text:p>
          </table:table-cell>
          <table:table-cell table:formula="of:=ABS([.D908]-[.E908])" office:value-type="float" office:value="2.4" calcext:value-type="float">
            <text:p>2.4</text:p>
          </table:table-cell>
          <table:table-cell table:formula="of:= [.D908]-[.E908]" office:value-type="float" office:value="2.4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175000" calcext:value-type="float">
            <text:p>75175000</text:p>
          </table:table-cell>
          <table:table-cell table:formula="of:=[.B909]/1000000" office:value-type="float" office:value="75.175" calcext:value-type="float">
            <text:p>75.175</text:p>
          </table:table-cell>
          <table:table-cell office:value-type="float" office:value="64.79" calcext:value-type="float">
            <text:p>64.79</text:p>
          </table:table-cell>
          <table:table-cell office:value-type="float" office:value="62.42" calcext:value-type="float">
            <text:p>62.42</text:p>
          </table:table-cell>
          <table:table-cell table:formula="of:=ABS([.D909]-[.E909])" office:value-type="float" office:value="2.37" calcext:value-type="float">
            <text:p>2.37</text:p>
          </table:table-cell>
          <table:table-cell table:formula="of:= [.D909]-[.E909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195000" calcext:value-type="float">
            <text:p>75195000</text:p>
          </table:table-cell>
          <table:table-cell table:formula="of:=[.B910]/1000000" office:value-type="float" office:value="75.195" calcext:value-type="float">
            <text:p>75.195</text:p>
          </table:table-cell>
          <table:table-cell office:value-type="float" office:value="64.8" calcext:value-type="float">
            <text:p>64.8</text:p>
          </table:table-cell>
          <table:table-cell office:value-type="float" office:value="62.46" calcext:value-type="float">
            <text:p>62.46</text:p>
          </table:table-cell>
          <table:table-cell table:formula="of:=ABS([.D910]-[.E910])" office:value-type="float" office:value="2.34" calcext:value-type="float">
            <text:p>2.34</text:p>
          </table:table-cell>
          <table:table-cell table:formula="of:= [.D910]-[.E910]" office:value-type="float" office:value="2.34" calcext:value-type="float">
            <text:p>2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15000" calcext:value-type="float">
            <text:p>75215000</text:p>
          </table:table-cell>
          <table:table-cell table:formula="of:=[.B911]/1000000" office:value-type="float" office:value="75.215" calcext:value-type="float">
            <text:p>75.215</text:p>
          </table:table-cell>
          <table:table-cell office:value-type="float" office:value="64.81" calcext:value-type="float">
            <text:p>64.81</text:p>
          </table:table-cell>
          <table:table-cell office:value-type="float" office:value="62.51" calcext:value-type="float">
            <text:p>62.51</text:p>
          </table:table-cell>
          <table:table-cell table:formula="of:=ABS([.D911]-[.E911])" office:value-type="float" office:value="2.3" calcext:value-type="float">
            <text:p>2.3</text:p>
          </table:table-cell>
          <table:table-cell table:formula="of:= [.D911]-[.E911]" office:value-type="float" office:value="2.3" calcext:value-type="float">
            <text:p>2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35000" calcext:value-type="float">
            <text:p>75235000</text:p>
          </table:table-cell>
          <table:table-cell table:formula="of:=[.B912]/1000000" office:value-type="float" office:value="75.235" calcext:value-type="float">
            <text:p>75.235</text:p>
          </table:table-cell>
          <table:table-cell office:value-type="float" office:value="64.82" calcext:value-type="float">
            <text:p>64.82</text:p>
          </table:table-cell>
          <table:table-cell office:value-type="float" office:value="62.47" calcext:value-type="float">
            <text:p>62.47</text:p>
          </table:table-cell>
          <table:table-cell table:formula="of:=ABS([.D912]-[.E912])" office:value-type="float" office:value="2.34999999999999" calcext:value-type="float">
            <text:p>2.35</text:p>
          </table:table-cell>
          <table:table-cell table:formula="of:= [.D912]-[.E912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55000" calcext:value-type="float">
            <text:p>75255000</text:p>
          </table:table-cell>
          <table:table-cell table:formula="of:=[.B913]/1000000" office:value-type="float" office:value="75.255" calcext:value-type="float">
            <text:p>75.255</text:p>
          </table:table-cell>
          <table:table-cell office:value-type="float" office:value="64.83" calcext:value-type="float">
            <text:p>64.83</text:p>
          </table:table-cell>
          <table:table-cell office:value-type="float" office:value="62.51" calcext:value-type="float">
            <text:p>62.51</text:p>
          </table:table-cell>
          <table:table-cell table:formula="of:=ABS([.D913]-[.E913])" office:value-type="float" office:value="2.32" calcext:value-type="float">
            <text:p>2.32</text:p>
          </table:table-cell>
          <table:table-cell table:formula="of:= [.D913]-[.E913]" office:value-type="float" office:value="2.32" calcext:value-type="float">
            <text:p>2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75000" calcext:value-type="float">
            <text:p>75275000</text:p>
          </table:table-cell>
          <table:table-cell table:formula="of:=[.B914]/1000000" office:value-type="float" office:value="75.275" calcext:value-type="float">
            <text:p>75.275</text:p>
          </table:table-cell>
          <table:table-cell office:value-type="float" office:value="64.84" calcext:value-type="float">
            <text:p>64.84</text:p>
          </table:table-cell>
          <table:table-cell office:value-type="float" office:value="62.55" calcext:value-type="float">
            <text:p>62.55</text:p>
          </table:table-cell>
          <table:table-cell table:formula="of:=ABS([.D914]-[.E914])" office:value-type="float" office:value="2.29000000000001" calcext:value-type="float">
            <text:p>2.29</text:p>
          </table:table-cell>
          <table:table-cell table:formula="of:= [.D914]-[.E914]" office:value-type="float" office:value="2.29000000000001" calcext:value-type="float">
            <text:p>2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95000" calcext:value-type="float">
            <text:p>75295000</text:p>
          </table:table-cell>
          <table:table-cell table:formula="of:=[.B915]/1000000" office:value-type="float" office:value="75.295" calcext:value-type="float">
            <text:p>75.295</text:p>
          </table:table-cell>
          <table:table-cell office:value-type="float" office:value="64.85" calcext:value-type="float">
            <text:p>64.85</text:p>
          </table:table-cell>
          <table:table-cell office:value-type="float" office:value="62.59" calcext:value-type="float">
            <text:p>62.59</text:p>
          </table:table-cell>
          <table:table-cell table:formula="of:=ABS([.D915]-[.E915])" office:value-type="float" office:value="2.25999999999999" calcext:value-type="float">
            <text:p>2.26</text:p>
          </table:table-cell>
          <table:table-cell table:formula="of:= [.D915]-[.E915]" office:value-type="float" office:value="2.25999999999999" calcext:value-type="float">
            <text:p>2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15000" calcext:value-type="float">
            <text:p>75315000</text:p>
          </table:table-cell>
          <table:table-cell table:formula="of:=[.B916]/1000000" office:value-type="float" office:value="75.315" calcext:value-type="float">
            <text:p>75.315</text:p>
          </table:table-cell>
          <table:table-cell office:value-type="float" office:value="64.86" calcext:value-type="float">
            <text:p>64.86</text:p>
          </table:table-cell>
          <table:table-cell office:value-type="float" office:value="62.65" calcext:value-type="float">
            <text:p>62.65</text:p>
          </table:table-cell>
          <table:table-cell table:formula="of:=ABS([.D916]-[.E916])" office:value-type="float" office:value="2.21" calcext:value-type="float">
            <text:p>2.21</text:p>
          </table:table-cell>
          <table:table-cell table:formula="of:= [.D916]-[.E916]" office:value-type="float" office:value="2.21" calcext:value-type="float">
            <text:p>2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35000" calcext:value-type="float">
            <text:p>75335000</text:p>
          </table:table-cell>
          <table:table-cell table:formula="of:=[.B917]/1000000" office:value-type="float" office:value="75.335" calcext:value-type="float">
            <text:p>75.335</text:p>
          </table:table-cell>
          <table:table-cell office:value-type="float" office:value="64.86" calcext:value-type="float">
            <text:p>64.86</text:p>
          </table:table-cell>
          <table:table-cell office:value-type="float" office:value="62.7" calcext:value-type="float">
            <text:p>62.7</text:p>
          </table:table-cell>
          <table:table-cell table:formula="of:=ABS([.D917]-[.E917])" office:value-type="float" office:value="2.16" calcext:value-type="float">
            <text:p>2.16</text:p>
          </table:table-cell>
          <table:table-cell table:formula="of:= [.D917]-[.E917]" office:value-type="float" office:value="2.16" calcext:value-type="float">
            <text:p>2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55000" calcext:value-type="float">
            <text:p>75355000</text:p>
          </table:table-cell>
          <table:table-cell table:formula="of:=[.B918]/1000000" office:value-type="float" office:value="75.355" calcext:value-type="float">
            <text:p>75.355</text:p>
          </table:table-cell>
          <table:table-cell office:value-type="float" office:value="64.87" calcext:value-type="float">
            <text:p>64.87</text:p>
          </table:table-cell>
          <table:table-cell office:value-type="float" office:value="62.75" calcext:value-type="float">
            <text:p>62.75</text:p>
          </table:table-cell>
          <table:table-cell table:formula="of:=ABS([.D918]-[.E918])" office:value-type="float" office:value="2.12" calcext:value-type="float">
            <text:p>2.12</text:p>
          </table:table-cell>
          <table:table-cell table:formula="of:= [.D918]-[.E918]" office:value-type="float" office:value="2.12" calcext:value-type="float">
            <text:p>2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75000" calcext:value-type="float">
            <text:p>75375000</text:p>
          </table:table-cell>
          <table:table-cell table:formula="of:=[.B919]/1000000" office:value-type="float" office:value="75.375" calcext:value-type="float">
            <text:p>75.375</text:p>
          </table:table-cell>
          <table:table-cell office:value-type="float" office:value="64.88" calcext:value-type="float">
            <text:p>64.88</text:p>
          </table:table-cell>
          <table:table-cell office:value-type="float" office:value="62.8" calcext:value-type="float">
            <text:p>62.8</text:p>
          </table:table-cell>
          <table:table-cell table:formula="of:=ABS([.D919]-[.E919])" office:value-type="float" office:value="2.08" calcext:value-type="float">
            <text:p>2.08</text:p>
          </table:table-cell>
          <table:table-cell table:formula="of:= [.D919]-[.E919]" office:value-type="float" office:value="2.08" calcext:value-type="float">
            <text:p>2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95000" calcext:value-type="float">
            <text:p>75395000</text:p>
          </table:table-cell>
          <table:table-cell table:formula="of:=[.B920]/1000000" office:value-type="float" office:value="75.395" calcext:value-type="float">
            <text:p>75.395</text:p>
          </table:table-cell>
          <table:table-cell office:value-type="float" office:value="64.89" calcext:value-type="float">
            <text:p>64.89</text:p>
          </table:table-cell>
          <table:table-cell office:value-type="float" office:value="62.85" calcext:value-type="float">
            <text:p>62.85</text:p>
          </table:table-cell>
          <table:table-cell table:formula="of:=ABS([.D920]-[.E920])" office:value-type="float" office:value="2.04" calcext:value-type="float">
            <text:p>2.04</text:p>
          </table:table-cell>
          <table:table-cell table:formula="of:= [.D920]-[.E920]" office:value-type="float" office:value="2.04" calcext:value-type="float">
            <text:p>2.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15000" calcext:value-type="float">
            <text:p>75415000</text:p>
          </table:table-cell>
          <table:table-cell table:formula="of:=[.B921]/1000000" office:value-type="float" office:value="75.415" calcext:value-type="float">
            <text:p>75.415</text:p>
          </table:table-cell>
          <table:table-cell office:value-type="float" office:value="64.89" calcext:value-type="float">
            <text:p>64.89</text:p>
          </table:table-cell>
          <table:table-cell office:value-type="float" office:value="62.9" calcext:value-type="float">
            <text:p>62.9</text:p>
          </table:table-cell>
          <table:table-cell table:formula="of:=ABS([.D921]-[.E921])" office:value-type="float" office:value="1.99" calcext:value-type="float">
            <text:p>1.99</text:p>
          </table:table-cell>
          <table:table-cell table:formula="of:= [.D921]-[.E921]" office:value-type="float" office:value="1.99" calcext:value-type="float">
            <text:p>1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35000" calcext:value-type="float">
            <text:p>75435000</text:p>
          </table:table-cell>
          <table:table-cell table:formula="of:=[.B922]/1000000" office:value-type="float" office:value="75.435" calcext:value-type="float">
            <text:p>75.435</text:p>
          </table:table-cell>
          <table:table-cell office:value-type="float" office:value="64.9" calcext:value-type="float">
            <text:p>64.9</text:p>
          </table:table-cell>
          <table:table-cell office:value-type="float" office:value="62.87" calcext:value-type="float">
            <text:p>62.87</text:p>
          </table:table-cell>
          <table:table-cell table:formula="of:=ABS([.D922]-[.E922])" office:value-type="float" office:value="2.03000000000001" calcext:value-type="float">
            <text:p>2.03</text:p>
          </table:table-cell>
          <table:table-cell table:formula="of:= [.D922]-[.E922]" office:value-type="float" office:value="2.03000000000001" calcext:value-type="float">
            <text:p>2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55000" calcext:value-type="float">
            <text:p>75455000</text:p>
          </table:table-cell>
          <table:table-cell table:formula="of:=[.B923]/1000000" office:value-type="float" office:value="75.455" calcext:value-type="float">
            <text:p>75.455</text:p>
          </table:table-cell>
          <table:table-cell office:value-type="float" office:value="64.91" calcext:value-type="float">
            <text:p>64.91</text:p>
          </table:table-cell>
          <table:table-cell office:value-type="float" office:value="62.92" calcext:value-type="float">
            <text:p>62.92</text:p>
          </table:table-cell>
          <table:table-cell table:formula="of:=ABS([.D923]-[.E923])" office:value-type="float" office:value="1.99" calcext:value-type="float">
            <text:p>1.99</text:p>
          </table:table-cell>
          <table:table-cell table:formula="of:= [.D923]-[.E923]" office:value-type="float" office:value="1.99" calcext:value-type="float">
            <text:p>1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75000" calcext:value-type="float">
            <text:p>75475000</text:p>
          </table:table-cell>
          <table:table-cell table:formula="of:=[.B924]/1000000" office:value-type="float" office:value="75.475" calcext:value-type="float">
            <text:p>75.475</text:p>
          </table:table-cell>
          <table:table-cell office:value-type="float" office:value="64.91" calcext:value-type="float">
            <text:p>64.91</text:p>
          </table:table-cell>
          <table:table-cell office:value-type="float" office:value="62.97" calcext:value-type="float">
            <text:p>62.97</text:p>
          </table:table-cell>
          <table:table-cell table:formula="of:=ABS([.D924]-[.E924])" office:value-type="float" office:value="1.94" calcext:value-type="float">
            <text:p>1.94</text:p>
          </table:table-cell>
          <table:table-cell table:formula="of:= [.D924]-[.E924]" office:value-type="float" office:value="1.94" calcext:value-type="float">
            <text:p>1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95000" calcext:value-type="float">
            <text:p>75495000</text:p>
          </table:table-cell>
          <table:table-cell table:formula="of:=[.B925]/1000000" office:value-type="float" office:value="75.495" calcext:value-type="float">
            <text:p>75.495</text:p>
          </table:table-cell>
          <table:table-cell office:value-type="float" office:value="64.92" calcext:value-type="float">
            <text:p>64.92</text:p>
          </table:table-cell>
          <table:table-cell office:value-type="float" office:value="63.01" calcext:value-type="float">
            <text:p>63.01</text:p>
          </table:table-cell>
          <table:table-cell table:formula="of:=ABS([.D925]-[.E925])" office:value-type="float" office:value="1.91" calcext:value-type="float">
            <text:p>1.91</text:p>
          </table:table-cell>
          <table:table-cell table:formula="of:= [.D925]-[.E925]" office:value-type="float" office:value="1.91" calcext:value-type="float">
            <text:p>1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15000" calcext:value-type="float">
            <text:p>75515000</text:p>
          </table:table-cell>
          <table:table-cell table:formula="of:=[.B926]/1000000" office:value-type="float" office:value="75.515" calcext:value-type="float">
            <text:p>75.515</text:p>
          </table:table-cell>
          <table:table-cell office:value-type="float" office:value="64.92" calcext:value-type="float">
            <text:p>64.92</text:p>
          </table:table-cell>
          <table:table-cell office:value-type="float" office:value="63.07" calcext:value-type="float">
            <text:p>63.07</text:p>
          </table:table-cell>
          <table:table-cell table:formula="of:=ABS([.D926]-[.E926])" office:value-type="float" office:value="1.85" calcext:value-type="float">
            <text:p>1.85</text:p>
          </table:table-cell>
          <table:table-cell table:formula="of:= [.D926]-[.E926]" office:value-type="float" office:value="1.85" calcext:value-type="float">
            <text:p>1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35000" calcext:value-type="float">
            <text:p>75535000</text:p>
          </table:table-cell>
          <table:table-cell table:formula="of:=[.B927]/1000000" office:value-type="float" office:value="75.535" calcext:value-type="float">
            <text:p>75.535</text:p>
          </table:table-cell>
          <table:table-cell office:value-type="float" office:value="64.93" calcext:value-type="float">
            <text:p>64.93</text:p>
          </table:table-cell>
          <table:table-cell office:value-type="float" office:value="63.12" calcext:value-type="float">
            <text:p>63.12</text:p>
          </table:table-cell>
          <table:table-cell table:formula="of:=ABS([.D927]-[.E927])" office:value-type="float" office:value="1.81000000000001" calcext:value-type="float">
            <text:p>1.81</text:p>
          </table:table-cell>
          <table:table-cell table:formula="of:= [.D927]-[.E927]" office:value-type="float" office:value="1.81000000000001" calcext:value-type="float">
            <text:p>1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55000" calcext:value-type="float">
            <text:p>75555000</text:p>
          </table:table-cell>
          <table:table-cell table:formula="of:=[.B928]/1000000" office:value-type="float" office:value="75.555" calcext:value-type="float">
            <text:p>75.555</text:p>
          </table:table-cell>
          <table:table-cell office:value-type="float" office:value="64.93" calcext:value-type="float">
            <text:p>64.93</text:p>
          </table:table-cell>
          <table:table-cell office:value-type="float" office:value="63.17" calcext:value-type="float">
            <text:p>63.17</text:p>
          </table:table-cell>
          <table:table-cell table:formula="of:=ABS([.D928]-[.E928])" office:value-type="float" office:value="1.76000000000001" calcext:value-type="float">
            <text:p>1.76</text:p>
          </table:table-cell>
          <table:table-cell table:formula="of:= [.D928]-[.E928]" office:value-type="float" office:value="1.76000000000001" calcext:value-type="float">
            <text:p>1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75000" calcext:value-type="float">
            <text:p>75575000</text:p>
          </table:table-cell>
          <table:table-cell table:formula="of:=[.B929]/1000000" office:value-type="float" office:value="75.575" calcext:value-type="float">
            <text:p>75.575</text:p>
          </table:table-cell>
          <table:table-cell office:value-type="float" office:value="64.94" calcext:value-type="float">
            <text:p>64.94</text:p>
          </table:table-cell>
          <table:table-cell office:value-type="float" office:value="63.22" calcext:value-type="float">
            <text:p>63.22</text:p>
          </table:table-cell>
          <table:table-cell table:formula="of:=ABS([.D929]-[.E929])" office:value-type="float" office:value="1.72" calcext:value-type="float">
            <text:p>1.72</text:p>
          </table:table-cell>
          <table:table-cell table:formula="of:= [.D929]-[.E929]" office:value-type="float" office:value="1.72" calcext:value-type="float">
            <text:p>1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95000" calcext:value-type="float">
            <text:p>75595000</text:p>
          </table:table-cell>
          <table:table-cell table:formula="of:=[.B930]/1000000" office:value-type="float" office:value="75.595" calcext:value-type="float">
            <text:p>75.595</text:p>
          </table:table-cell>
          <table:table-cell office:value-type="float" office:value="64.94" calcext:value-type="float">
            <text:p>64.94</text:p>
          </table:table-cell>
          <table:table-cell office:value-type="float" office:value="63.27" calcext:value-type="float">
            <text:p>63.27</text:p>
          </table:table-cell>
          <table:table-cell table:formula="of:=ABS([.D930]-[.E930])" office:value-type="float" office:value="1.66999999999999" calcext:value-type="float">
            <text:p>1.67</text:p>
          </table:table-cell>
          <table:table-cell table:formula="of:= [.D930]-[.E930]" office:value-type="float" office:value="1.66999999999999" calcext:value-type="float">
            <text:p>1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15000" calcext:value-type="float">
            <text:p>75615000</text:p>
          </table:table-cell>
          <table:table-cell table:formula="of:=[.B931]/1000000" office:value-type="float" office:value="75.615" calcext:value-type="float">
            <text:p>75.615</text:p>
          </table:table-cell>
          <table:table-cell office:value-type="float" office:value="64.95" calcext:value-type="float">
            <text:p>64.95</text:p>
          </table:table-cell>
          <table:table-cell office:value-type="float" office:value="63.33" calcext:value-type="float">
            <text:p>63.33</text:p>
          </table:table-cell>
          <table:table-cell table:formula="of:=ABS([.D931]-[.E931])" office:value-type="float" office:value="1.62" calcext:value-type="float">
            <text:p>1.62</text:p>
          </table:table-cell>
          <table:table-cell table:formula="of:= [.D931]-[.E931]" office:value-type="float" office:value="1.62" calcext:value-type="float">
            <text:p>1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35000" calcext:value-type="float">
            <text:p>75635000</text:p>
          </table:table-cell>
          <table:table-cell table:formula="of:=[.B932]/1000000" office:value-type="float" office:value="75.635" calcext:value-type="float">
            <text:p>75.635</text:p>
          </table:table-cell>
          <table:table-cell office:value-type="float" office:value="64.95" calcext:value-type="float">
            <text:p>64.95</text:p>
          </table:table-cell>
          <table:table-cell office:value-type="float" office:value="63.31" calcext:value-type="float">
            <text:p>63.31</text:p>
          </table:table-cell>
          <table:table-cell table:formula="of:=ABS([.D932]-[.E932])" office:value-type="float" office:value="1.64" calcext:value-type="float">
            <text:p>1.64</text:p>
          </table:table-cell>
          <table:table-cell table:formula="of:= [.D932]-[.E932]" office:value-type="float" office:value="1.64" calcext:value-type="float">
            <text:p>1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55000" calcext:value-type="float">
            <text:p>75655000</text:p>
          </table:table-cell>
          <table:table-cell table:formula="of:=[.B933]/1000000" office:value-type="float" office:value="75.655" calcext:value-type="float">
            <text:p>75.655</text:p>
          </table:table-cell>
          <table:table-cell office:value-type="float" office:value="64.95" calcext:value-type="float">
            <text:p>64.95</text:p>
          </table:table-cell>
          <table:table-cell office:value-type="float" office:value="63.36" calcext:value-type="float">
            <text:p>63.36</text:p>
          </table:table-cell>
          <table:table-cell table:formula="of:=ABS([.D933]-[.E933])" office:value-type="float" office:value="1.59" calcext:value-type="float">
            <text:p>1.59</text:p>
          </table:table-cell>
          <table:table-cell table:formula="of:= [.D933]-[.E933]" office:value-type="float" office:value="1.59" calcext:value-type="float">
            <text:p>1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75000" calcext:value-type="float">
            <text:p>75675000</text:p>
          </table:table-cell>
          <table:table-cell table:formula="of:=[.B934]/1000000" office:value-type="float" office:value="75.675" calcext:value-type="float">
            <text:p>75.675</text:p>
          </table:table-cell>
          <table:table-cell office:value-type="float" office:value="64.96" calcext:value-type="float">
            <text:p>64.96</text:p>
          </table:table-cell>
          <table:table-cell office:value-type="float" office:value="63.42" calcext:value-type="float">
            <text:p>63.42</text:p>
          </table:table-cell>
          <table:table-cell table:formula="of:=ABS([.D934]-[.E934])" office:value-type="float" office:value="1.53999999999999" calcext:value-type="float">
            <text:p>1.54</text:p>
          </table:table-cell>
          <table:table-cell table:formula="of:= [.D934]-[.E934]" office:value-type="float" office:value="1.53999999999999" calcext:value-type="float">
            <text:p>1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95000" calcext:value-type="float">
            <text:p>75695000</text:p>
          </table:table-cell>
          <table:table-cell table:formula="of:=[.B935]/1000000" office:value-type="float" office:value="75.695" calcext:value-type="float">
            <text:p>75.695</text:p>
          </table:table-cell>
          <table:table-cell office:value-type="float" office:value="64.96" calcext:value-type="float">
            <text:p>64.96</text:p>
          </table:table-cell>
          <table:table-cell office:value-type="float" office:value="63.47" calcext:value-type="float">
            <text:p>63.47</text:p>
          </table:table-cell>
          <table:table-cell table:formula="of:=ABS([.D935]-[.E935])" office:value-type="float" office:value="1.49" calcext:value-type="float">
            <text:p>1.49</text:p>
          </table:table-cell>
          <table:table-cell table:formula="of:= [.D935]-[.E935]" office:value-type="float" office:value="1.49" calcext:value-type="float">
            <text:p>1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715000" calcext:value-type="float">
            <text:p>75715000</text:p>
          </table:table-cell>
          <table:table-cell table:formula="of:=[.B936]/1000000" office:value-type="float" office:value="75.715" calcext:value-type="float">
            <text:p>75.715</text:p>
          </table:table-cell>
          <table:table-cell office:value-type="float" office:value="64.96" calcext:value-type="float">
            <text:p>64.96</text:p>
          </table:table-cell>
          <table:table-cell office:value-type="float" office:value="63.52" calcext:value-type="float">
            <text:p>63.52</text:p>
          </table:table-cell>
          <table:table-cell table:formula="of:=ABS([.D936]-[.E936])" office:value-type="float" office:value="1.43999999999999" calcext:value-type="float">
            <text:p>1.44</text:p>
          </table:table-cell>
          <table:table-cell table:formula="of:= [.D936]-[.E936]" office:value-type="float" office:value="1.43999999999999" calcext:value-type="float">
            <text:p>1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735000" calcext:value-type="float">
            <text:p>75735000</text:p>
          </table:table-cell>
          <table:table-cell table:formula="of:=[.B937]/1000000" office:value-type="float" office:value="75.735" calcext:value-type="float">
            <text:p>75.735</text:p>
          </table:table-cell>
          <table:table-cell office:value-type="float" office:value="64.97" calcext:value-type="float">
            <text:p>64.97</text:p>
          </table:table-cell>
          <table:table-cell office:value-type="float" office:value="63.57" calcext:value-type="float">
            <text:p>63.57</text:p>
          </table:table-cell>
          <table:table-cell table:formula="of:=ABS([.D937]-[.E937])" office:value-type="float" office:value="1.4" calcext:value-type="float">
            <text:p>1.4</text:p>
          </table:table-cell>
          <table:table-cell table:formula="of:= [.D937]-[.E937]" office:value-type="float" office:value="1.4" calcext:value-type="float">
            <text:p>1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755000" calcext:value-type="float">
            <text:p>75755000</text:p>
          </table:table-cell>
          <table:table-cell table:formula="of:=[.B938]/1000000" office:value-type="float" office:value="75.755" calcext:value-type="float">
            <text:p>75.755</text:p>
          </table:table-cell>
          <table:table-cell office:value-type="float" office:value="64.97" calcext:value-type="float">
            <text:p>64.97</text:p>
          </table:table-cell>
          <table:table-cell office:value-type="float" office:value="63.61" calcext:value-type="float">
            <text:p>63.61</text:p>
          </table:table-cell>
          <table:table-cell table:formula="of:=ABS([.D938]-[.E938])" office:value-type="float" office:value="1.36" calcext:value-type="float">
            <text:p>1.36</text:p>
          </table:table-cell>
          <table:table-cell table:formula="of:= [.D938]-[.E938]" office:value-type="float" office:value="1.36" calcext:value-type="float">
            <text:p>1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775000" calcext:value-type="float">
            <text:p>75775000</text:p>
          </table:table-cell>
          <table:table-cell table:formula="of:=[.B939]/1000000" office:value-type="float" office:value="75.775" calcext:value-type="float">
            <text:p>75.775</text:p>
          </table:table-cell>
          <table:table-cell office:value-type="float" office:value="64.97" calcext:value-type="float">
            <text:p>64.97</text:p>
          </table:table-cell>
          <table:table-cell office:value-type="float" office:value="63.66" calcext:value-type="float">
            <text:p>63.66</text:p>
          </table:table-cell>
          <table:table-cell table:formula="of:=ABS([.D939]-[.E939])" office:value-type="float" office:value="1.31" calcext:value-type="float">
            <text:p>1.31</text:p>
          </table:table-cell>
          <table:table-cell table:formula="of:= [.D939]-[.E939]" office:value-type="float" office:value="1.31" calcext:value-type="float">
            <text:p>1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795000" calcext:value-type="float">
            <text:p>75795000</text:p>
          </table:table-cell>
          <table:table-cell table:formula="of:=[.B940]/1000000" office:value-type="float" office:value="75.795" calcext:value-type="float">
            <text:p>75.795</text:p>
          </table:table-cell>
          <table:table-cell office:value-type="float" office:value="64.97" calcext:value-type="float">
            <text:p>64.97</text:p>
          </table:table-cell>
          <table:table-cell office:value-type="float" office:value="63.71" calcext:value-type="float">
            <text:p>63.71</text:p>
          </table:table-cell>
          <table:table-cell table:formula="of:=ABS([.D940]-[.E940])" office:value-type="float" office:value="1.26" calcext:value-type="float">
            <text:p>1.26</text:p>
          </table:table-cell>
          <table:table-cell table:formula="of:= [.D940]-[.E940]" office:value-type="float" office:value="1.26" calcext:value-type="float">
            <text:p>1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15000" calcext:value-type="float">
            <text:p>75815000</text:p>
          </table:table-cell>
          <table:table-cell table:formula="of:=[.B941]/1000000" office:value-type="float" office:value="75.815" calcext:value-type="float">
            <text:p>75.815</text:p>
          </table:table-cell>
          <table:table-cell office:value-type="float" office:value="64.98" calcext:value-type="float">
            <text:p>64.98</text:p>
          </table:table-cell>
          <table:table-cell office:value-type="float" office:value="63.76" calcext:value-type="float">
            <text:p>63.76</text:p>
          </table:table-cell>
          <table:table-cell table:formula="of:=ABS([.D941]-[.E941])" office:value-type="float" office:value="1.22000000000001" calcext:value-type="float">
            <text:p>1.22</text:p>
          </table:table-cell>
          <table:table-cell table:formula="of:= [.D941]-[.E941]" office:value-type="float" office:value="1.22000000000001" calcext:value-type="float">
            <text:p>1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35000" calcext:value-type="float">
            <text:p>75835000</text:p>
          </table:table-cell>
          <table:table-cell table:formula="of:=[.B942]/1000000" office:value-type="float" office:value="75.835" calcext:value-type="float">
            <text:p>75.835</text:p>
          </table:table-cell>
          <table:table-cell office:value-type="float" office:value="64.98" calcext:value-type="float">
            <text:p>64.98</text:p>
          </table:table-cell>
          <table:table-cell office:value-type="float" office:value="63.74" calcext:value-type="float">
            <text:p>63.74</text:p>
          </table:table-cell>
          <table:table-cell table:formula="of:=ABS([.D942]-[.E942])" office:value-type="float" office:value="1.24" calcext:value-type="float">
            <text:p>1.24</text:p>
          </table:table-cell>
          <table:table-cell table:formula="of:= [.D942]-[.E942]" office:value-type="float" office:value="1.24" calcext:value-type="float">
            <text:p>1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55000" calcext:value-type="float">
            <text:p>75855000</text:p>
          </table:table-cell>
          <table:table-cell table:formula="of:=[.B943]/1000000" office:value-type="float" office:value="75.855" calcext:value-type="float">
            <text:p>75.855</text:p>
          </table:table-cell>
          <table:table-cell office:value-type="float" office:value="64.98" calcext:value-type="float">
            <text:p>64.98</text:p>
          </table:table-cell>
          <table:table-cell office:value-type="float" office:value="63.79" calcext:value-type="float">
            <text:p>63.79</text:p>
          </table:table-cell>
          <table:table-cell table:formula="of:=ABS([.D943]-[.E943])" office:value-type="float" office:value="1.19" calcext:value-type="float">
            <text:p>1.19</text:p>
          </table:table-cell>
          <table:table-cell table:formula="of:= [.D943]-[.E943]" office:value-type="float" office:value="1.19" calcext:value-type="float">
            <text:p>1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75000" calcext:value-type="float">
            <text:p>75875000</text:p>
          </table:table-cell>
          <table:table-cell table:formula="of:=[.B944]/1000000" office:value-type="float" office:value="75.875" calcext:value-type="float">
            <text:p>75.875</text:p>
          </table:table-cell>
          <table:table-cell office:value-type="float" office:value="64.98" calcext:value-type="float">
            <text:p>64.98</text:p>
          </table:table-cell>
          <table:table-cell office:value-type="float" office:value="63.84" calcext:value-type="float">
            <text:p>63.84</text:p>
          </table:table-cell>
          <table:table-cell table:formula="of:=ABS([.D944]-[.E944])" office:value-type="float" office:value="1.14" calcext:value-type="float">
            <text:p>1.14</text:p>
          </table:table-cell>
          <table:table-cell table:formula="of:= [.D944]-[.E944]" office:value-type="float" office:value="1.14" calcext:value-type="float">
            <text:p>1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95000" calcext:value-type="float">
            <text:p>75895000</text:p>
          </table:table-cell>
          <table:table-cell table:formula="of:=[.B945]/1000000" office:value-type="float" office:value="75.895" calcext:value-type="float">
            <text:p>75.895</text:p>
          </table:table-cell>
          <table:table-cell office:value-type="float" office:value="64.99" calcext:value-type="float">
            <text:p>64.99</text:p>
          </table:table-cell>
          <table:table-cell office:value-type="float" office:value="63.89" calcext:value-type="float">
            <text:p>63.89</text:p>
          </table:table-cell>
          <table:table-cell table:formula="of:=ABS([.D945]-[.E945])" office:value-type="float" office:value="1.09999999999999" calcext:value-type="float">
            <text:p>1.1</text:p>
          </table:table-cell>
          <table:table-cell table:formula="of:= [.D945]-[.E945]" office:value-type="float" office:value="1.09999999999999" calcext:value-type="float">
            <text:p>1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15000" calcext:value-type="float">
            <text:p>75915000</text:p>
          </table:table-cell>
          <table:table-cell table:formula="of:=[.B946]/1000000" office:value-type="float" office:value="75.915" calcext:value-type="float">
            <text:p>75.915</text:p>
          </table:table-cell>
          <table:table-cell office:value-type="float" office:value="64.99" calcext:value-type="float">
            <text:p>64.99</text:p>
          </table:table-cell>
          <table:table-cell office:value-type="float" office:value="63.94" calcext:value-type="float">
            <text:p>63.94</text:p>
          </table:table-cell>
          <table:table-cell table:formula="of:=ABS([.D946]-[.E946])" office:value-type="float" office:value="1.05" calcext:value-type="float">
            <text:p>1.05</text:p>
          </table:table-cell>
          <table:table-cell table:formula="of:= [.D946]-[.E946]" office:value-type="float" office:value="1.05" calcext:value-type="float">
            <text:p>1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35000" calcext:value-type="float">
            <text:p>75935000</text:p>
          </table:table-cell>
          <table:table-cell table:formula="of:=[.B947]/1000000" office:value-type="float" office:value="75.935" calcext:value-type="float">
            <text:p>75.935</text:p>
          </table:table-cell>
          <table:table-cell office:value-type="float" office:value="64.99" calcext:value-type="float">
            <text:p>64.99</text:p>
          </table:table-cell>
          <table:table-cell office:value-type="float" office:value="63.99" calcext:value-type="float">
            <text:p>63.99</text:p>
          </table:table-cell>
          <table:table-cell table:formula="of:=ABS([.D947]-[.E947])" office:value-type="float" office:value="0.999999999999993" calcext:value-type="float">
            <text:p>1</text:p>
          </table:table-cell>
          <table:table-cell table:formula="of:= [.D947]-[.E947]" office:value-type="float" office:value="0.999999999999993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55000" calcext:value-type="float">
            <text:p>75955000</text:p>
          </table:table-cell>
          <table:table-cell table:formula="of:=[.B948]/1000000" office:value-type="float" office:value="75.955" calcext:value-type="float">
            <text:p>75.95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04" calcext:value-type="float">
            <text:p>64.04</text:p>
          </table:table-cell>
          <table:table-cell table:formula="of:=ABS([.D948]-[.E948])" office:value-type="float" office:value="0.949999999999989" calcext:value-type="float">
            <text:p>0.95</text:p>
          </table:table-cell>
          <table:table-cell table:formula="of:= [.D948]-[.E948]" office:value-type="float" office:value="0.949999999999989" calcext:value-type="float">
            <text:p>0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75000" calcext:value-type="float">
            <text:p>75975000</text:p>
          </table:table-cell>
          <table:table-cell table:formula="of:=[.B949]/1000000" office:value-type="float" office:value="75.975" calcext:value-type="float">
            <text:p>75.97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08" calcext:value-type="float">
            <text:p>64.08</text:p>
          </table:table-cell>
          <table:table-cell table:formula="of:=ABS([.D949]-[.E949])" office:value-type="float" office:value="0.909999999999997" calcext:value-type="float">
            <text:p>0.91</text:p>
          </table:table-cell>
          <table:table-cell table:formula="of:= [.D949]-[.E949]" office:value-type="float" office:value="0.909999999999997" calcext:value-type="float">
            <text:p>0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95000" calcext:value-type="float">
            <text:p>75995000</text:p>
          </table:table-cell>
          <table:table-cell table:formula="of:=[.B950]/1000000" office:value-type="float" office:value="75.995" calcext:value-type="float">
            <text:p>75.99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13" calcext:value-type="float">
            <text:p>64.13</text:p>
          </table:table-cell>
          <table:table-cell table:formula="of:=ABS([.D950]-[.E950])" office:value-type="float" office:value="0.859999999999999" calcext:value-type="float">
            <text:p>0.86</text:p>
          </table:table-cell>
          <table:table-cell table:formula="of:= [.D950]-[.E950]" office:value-type="float" office:value="0.859999999999999" calcext:value-type="float">
            <text:p>0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15000" calcext:value-type="float">
            <text:p>76015000</text:p>
          </table:table-cell>
          <table:table-cell table:formula="of:=[.B951]/1000000" office:value-type="float" office:value="76.015" calcext:value-type="float">
            <text:p>76.01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17" calcext:value-type="float">
            <text:p>64.17</text:p>
          </table:table-cell>
          <table:table-cell table:formula="of:=ABS([.D951]-[.E951])" office:value-type="float" office:value="0.819999999999993" calcext:value-type="float">
            <text:p>0.82</text:p>
          </table:table-cell>
          <table:table-cell table:formula="of:= [.D951]-[.E951]" office:value-type="float" office:value="0.819999999999993" calcext:value-type="float">
            <text:p>0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35000" calcext:value-type="float">
            <text:p>76035000</text:p>
          </table:table-cell>
          <table:table-cell table:formula="of:=[.B952]/1000000" office:value-type="float" office:value="76.035" calcext:value-type="float">
            <text:p>76.03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14" calcext:value-type="float">
            <text:p>64.14</text:p>
          </table:table-cell>
          <table:table-cell table:formula="of:=ABS([.D952]-[.E952])" office:value-type="float" office:value="0.849999999999994" calcext:value-type="float">
            <text:p>0.85</text:p>
          </table:table-cell>
          <table:table-cell table:formula="of:= [.D952]-[.E952]" office:value-type="float" office:value="0.849999999999994" calcext:value-type="float">
            <text:p>0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55000" calcext:value-type="float">
            <text:p>76055000</text:p>
          </table:table-cell>
          <table:table-cell table:formula="of:=[.B953]/1000000" office:value-type="float" office:value="76.055" calcext:value-type="float">
            <text:p>76.05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18" calcext:value-type="float">
            <text:p>64.18</text:p>
          </table:table-cell>
          <table:table-cell table:formula="of:=ABS([.D953]-[.E953])" office:value-type="float" office:value="0.809999999999988" calcext:value-type="float">
            <text:p>0.81</text:p>
          </table:table-cell>
          <table:table-cell table:formula="of:= [.D953]-[.E953]" office:value-type="float" office:value="0.809999999999988" calcext:value-type="float">
            <text:p>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75000" calcext:value-type="float">
            <text:p>76075000</text:p>
          </table:table-cell>
          <table:table-cell table:formula="of:=[.B954]/1000000" office:value-type="float" office:value="76.075" calcext:value-type="float">
            <text:p>76.07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22" calcext:value-type="float">
            <text:p>64.22</text:p>
          </table:table-cell>
          <table:table-cell table:formula="of:=ABS([.D954]-[.E954])" office:value-type="float" office:value="0.769999999999996" calcext:value-type="float">
            <text:p>0.77</text:p>
          </table:table-cell>
          <table:table-cell table:formula="of:= [.D954]-[.E954]" office:value-type="float" office:value="0.769999999999996" calcext:value-type="float">
            <text:p>0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95000" calcext:value-type="float">
            <text:p>76095000</text:p>
          </table:table-cell>
          <table:table-cell table:formula="of:=[.B955]/1000000" office:value-type="float" office:value="76.095" calcext:value-type="float">
            <text:p>76.09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25" calcext:value-type="float">
            <text:p>64.25</text:p>
          </table:table-cell>
          <table:table-cell table:formula="of:=ABS([.D955]-[.E955])" office:value-type="float" office:value="0.739999999999995" calcext:value-type="float">
            <text:p>0.74</text:p>
          </table:table-cell>
          <table:table-cell table:formula="of:= [.D955]-[.E955]" office:value-type="float" office:value="0.739999999999995" calcext:value-type="float">
            <text:p>0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15000" calcext:value-type="float">
            <text:p>76115000</text:p>
          </table:table-cell>
          <table:table-cell table:formula="of:=[.B956]/1000000" office:value-type="float" office:value="76.115" calcext:value-type="float">
            <text:p>76.11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29" calcext:value-type="float">
            <text:p>64.29</text:p>
          </table:table-cell>
          <table:table-cell table:formula="of:=ABS([.D956]-[.E956])" office:value-type="float" office:value="0.699999999999989" calcext:value-type="float">
            <text:p>0.7</text:p>
          </table:table-cell>
          <table:table-cell table:formula="of:= [.D956]-[.E956]" office:value-type="float" office:value="0.699999999999989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35000" calcext:value-type="float">
            <text:p>76135000</text:p>
          </table:table-cell>
          <table:table-cell table:formula="of:=[.B957]/1000000" office:value-type="float" office:value="76.135" calcext:value-type="float">
            <text:p>76.135</text:p>
          </table:table-cell>
          <table:table-cell office:value-type="float" office:value="65" calcext:value-type="float">
            <text:p>65</text:p>
          </table:table-cell>
          <table:table-cell office:value-type="float" office:value="64.33" calcext:value-type="float">
            <text:p>64.33</text:p>
          </table:table-cell>
          <table:table-cell table:formula="of:=ABS([.D957]-[.E957])" office:value-type="float" office:value="0.670000000000002" calcext:value-type="float">
            <text:p>0.67</text:p>
          </table:table-cell>
          <table:table-cell table:formula="of:= [.D957]-[.E957]" office:value-type="float" office:value="0.670000000000002" calcext:value-type="float">
            <text:p>0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55000" calcext:value-type="float">
            <text:p>76155000</text:p>
          </table:table-cell>
          <table:table-cell table:formula="of:=[.B958]/1000000" office:value-type="float" office:value="76.155" calcext:value-type="float">
            <text:p>76.15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36" calcext:value-type="float">
            <text:p>64.36</text:p>
          </table:table-cell>
          <table:table-cell table:formula="of:=ABS([.D958]-[.E958])" office:value-type="float" office:value="0.629999999999995" calcext:value-type="float">
            <text:p>0.63</text:p>
          </table:table-cell>
          <table:table-cell table:formula="of:= [.D958]-[.E958]" office:value-type="float" office:value="0.629999999999995" calcext:value-type="float">
            <text:p>0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75000" calcext:value-type="float">
            <text:p>76175000</text:p>
          </table:table-cell>
          <table:table-cell table:formula="of:=[.B959]/1000000" office:value-type="float" office:value="76.175" calcext:value-type="float">
            <text:p>76.17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4" calcext:value-type="float">
            <text:p>64.4</text:p>
          </table:table-cell>
          <table:table-cell table:formula="of:=ABS([.D959]-[.E959])" office:value-type="float" office:value="0.589999999999989" calcext:value-type="float">
            <text:p>0.59</text:p>
          </table:table-cell>
          <table:table-cell table:formula="of:= [.D959]-[.E959]" office:value-type="float" office:value="0.589999999999989" calcext:value-type="float">
            <text:p>0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95000" calcext:value-type="float">
            <text:p>76195000</text:p>
          </table:table-cell>
          <table:table-cell table:formula="of:=[.B960]/1000000" office:value-type="float" office:value="76.195" calcext:value-type="float">
            <text:p>76.19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44" calcext:value-type="float">
            <text:p>64.44</text:p>
          </table:table-cell>
          <table:table-cell table:formula="of:=ABS([.D960]-[.E960])" office:value-type="float" office:value="0.549999999999997" calcext:value-type="float">
            <text:p>0.55</text:p>
          </table:table-cell>
          <table:table-cell table:formula="of:= [.D960]-[.E960]" office:value-type="float" office:value="0.549999999999997" calcext:value-type="float">
            <text:p>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15000" calcext:value-type="float">
            <text:p>76215000</text:p>
          </table:table-cell>
          <table:table-cell table:formula="of:=[.B961]/1000000" office:value-type="float" office:value="76.215" calcext:value-type="float">
            <text:p>76.21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47" calcext:value-type="float">
            <text:p>64.47</text:p>
          </table:table-cell>
          <table:table-cell table:formula="of:=ABS([.D961]-[.E961])" office:value-type="float" office:value="0.519999999999996" calcext:value-type="float">
            <text:p>0.52</text:p>
          </table:table-cell>
          <table:table-cell table:formula="of:= [.D961]-[.E961]" office:value-type="float" office:value="0.519999999999996" calcext:value-type="float">
            <text:p>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35000" calcext:value-type="float">
            <text:p>76235000</text:p>
          </table:table-cell>
          <table:table-cell table:formula="of:=[.B962]/1000000" office:value-type="float" office:value="76.235" calcext:value-type="float">
            <text:p>76.23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45" calcext:value-type="float">
            <text:p>64.45</text:p>
          </table:table-cell>
          <table:table-cell table:formula="of:=ABS([.D962]-[.E962])" office:value-type="float" office:value="0.539999999999992" calcext:value-type="float">
            <text:p>0.54</text:p>
          </table:table-cell>
          <table:table-cell table:formula="of:= [.D962]-[.E962]" office:value-type="float" office:value="0.539999999999992" calcext:value-type="float">
            <text:p>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55000" calcext:value-type="float">
            <text:p>76255000</text:p>
          </table:table-cell>
          <table:table-cell table:formula="of:=[.B963]/1000000" office:value-type="float" office:value="76.255" calcext:value-type="float">
            <text:p>76.25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48" calcext:value-type="float">
            <text:p>64.48</text:p>
          </table:table-cell>
          <table:table-cell table:formula="of:=ABS([.D963]-[.E963])" office:value-type="float" office:value="0.509999999999991" calcext:value-type="float">
            <text:p>0.51</text:p>
          </table:table-cell>
          <table:table-cell table:formula="of:= [.D963]-[.E963]" office:value-type="float" office:value="0.509999999999991" calcext:value-type="float">
            <text:p>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75000" calcext:value-type="float">
            <text:p>76275000</text:p>
          </table:table-cell>
          <table:table-cell table:formula="of:=[.B964]/1000000" office:value-type="float" office:value="76.275" calcext:value-type="float">
            <text:p>76.27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52" calcext:value-type="float">
            <text:p>64.52</text:p>
          </table:table-cell>
          <table:table-cell table:formula="of:=ABS([.D964]-[.E964])" office:value-type="float" office:value="0.469999999999999" calcext:value-type="float">
            <text:p>0.47</text:p>
          </table:table-cell>
          <table:table-cell table:formula="of:= [.D964]-[.E964]" office:value-type="float" office:value="0.469999999999999" calcext:value-type="float">
            <text:p>0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95000" calcext:value-type="float">
            <text:p>76295000</text:p>
          </table:table-cell>
          <table:table-cell table:formula="of:=[.B965]/1000000" office:value-type="float" office:value="76.295" calcext:value-type="float">
            <text:p>76.29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55" calcext:value-type="float">
            <text:p>64.55</text:p>
          </table:table-cell>
          <table:table-cell table:formula="of:=ABS([.D965]-[.E965])" office:value-type="float" office:value="0.439999999999998" calcext:value-type="float">
            <text:p>0.44</text:p>
          </table:table-cell>
          <table:table-cell table:formula="of:= [.D965]-[.E965]" office:value-type="float" office:value="0.439999999999998" calcext:value-type="float">
            <text:p>0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15000" calcext:value-type="float">
            <text:p>76315000</text:p>
          </table:table-cell>
          <table:table-cell table:formula="of:=[.B966]/1000000" office:value-type="float" office:value="76.315" calcext:value-type="float">
            <text:p>76.31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59" calcext:value-type="float">
            <text:p>64.59</text:p>
          </table:table-cell>
          <table:table-cell table:formula="of:=ABS([.D966]-[.E966])" office:value-type="float" office:value="0.399999999999991" calcext:value-type="float">
            <text:p>0.4</text:p>
          </table:table-cell>
          <table:table-cell table:formula="of:= [.D966]-[.E966]" office:value-type="float" office:value="0.399999999999991" calcext:value-type="float">
            <text:p>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35000" calcext:value-type="float">
            <text:p>76335000</text:p>
          </table:table-cell>
          <table:table-cell table:formula="of:=[.B967]/1000000" office:value-type="float" office:value="76.335" calcext:value-type="float">
            <text:p>76.33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62" calcext:value-type="float">
            <text:p>64.62</text:p>
          </table:table-cell>
          <table:table-cell table:formula="of:=ABS([.D967]-[.E967])" office:value-type="float" office:value="0.36999999999999" calcext:value-type="float">
            <text:p>0.37</text:p>
          </table:table-cell>
          <table:table-cell table:formula="of:= [.D967]-[.E967]" office:value-type="float" office:value="0.36999999999999" calcext:value-type="float">
            <text:p>0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55000" calcext:value-type="float">
            <text:p>76355000</text:p>
          </table:table-cell>
          <table:table-cell table:formula="of:=[.B968]/1000000" office:value-type="float" office:value="76.355" calcext:value-type="float">
            <text:p>76.35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65" calcext:value-type="float">
            <text:p>64.65</text:p>
          </table:table-cell>
          <table:table-cell table:formula="of:=ABS([.D968]-[.E968])" office:value-type="float" office:value="0.339999999999989" calcext:value-type="float">
            <text:p>0.34</text:p>
          </table:table-cell>
          <table:table-cell table:formula="of:= [.D968]-[.E968]" office:value-type="float" office:value="0.339999999999989" calcext:value-type="float">
            <text:p>0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75000" calcext:value-type="float">
            <text:p>76375000</text:p>
          </table:table-cell>
          <table:table-cell table:formula="of:=[.B969]/1000000" office:value-type="float" office:value="76.375" calcext:value-type="float">
            <text:p>76.375</text:p>
          </table:table-cell>
          <table:table-cell office:value-type="float" office:value="64.99" calcext:value-type="float">
            <text:p>64.99</text:p>
          </table:table-cell>
          <table:table-cell office:value-type="float" office:value="64.68" calcext:value-type="float">
            <text:p>64.68</text:p>
          </table:table-cell>
          <table:table-cell table:formula="of:=ABS([.D969]-[.E969])" office:value-type="float" office:value="0.309999999999988" calcext:value-type="float">
            <text:p>0.31</text:p>
          </table:table-cell>
          <table:table-cell table:formula="of:= [.D969]-[.E969]" office:value-type="float" office:value="0.309999999999988" calcext:value-type="float">
            <text:p>0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95000" calcext:value-type="float">
            <text:p>76395000</text:p>
          </table:table-cell>
          <table:table-cell table:formula="of:=[.B970]/1000000" office:value-type="float" office:value="76.395" calcext:value-type="float">
            <text:p>76.395</text:p>
          </table:table-cell>
          <table:table-cell office:value-type="float" office:value="64.98" calcext:value-type="float">
            <text:p>64.98</text:p>
          </table:table-cell>
          <table:table-cell office:value-type="float" office:value="64.71" calcext:value-type="float">
            <text:p>64.71</text:p>
          </table:table-cell>
          <table:table-cell table:formula="of:=ABS([.D970]-[.E970])" office:value-type="float" office:value="0.27000000000001" calcext:value-type="float">
            <text:p>0.27</text:p>
          </table:table-cell>
          <table:table-cell table:formula="of:= [.D970]-[.E970]" office:value-type="float" office:value="0.27000000000001" calcext:value-type="float">
            <text:p>0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415000" calcext:value-type="float">
            <text:p>76415000</text:p>
          </table:table-cell>
          <table:table-cell table:formula="of:=[.B971]/1000000" office:value-type="float" office:value="76.415" calcext:value-type="float">
            <text:p>76.415</text:p>
          </table:table-cell>
          <table:table-cell office:value-type="float" office:value="64.98" calcext:value-type="float">
            <text:p>64.98</text:p>
          </table:table-cell>
          <table:table-cell office:value-type="float" office:value="64.75" calcext:value-type="float">
            <text:p>64.75</text:p>
          </table:table-cell>
          <table:table-cell table:formula="of:=ABS([.D971]-[.E971])" office:value-type="float" office:value="0.230000000000004" calcext:value-type="float">
            <text:p>0.23</text:p>
          </table:table-cell>
          <table:table-cell table:formula="of:= [.D971]-[.E971]" office:value-type="float" office:value="0.230000000000004" calcext:value-type="float">
            <text:p>0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435000" calcext:value-type="float">
            <text:p>76435000</text:p>
          </table:table-cell>
          <table:table-cell table:formula="of:=[.B972]/1000000" office:value-type="float" office:value="76.435" calcext:value-type="float">
            <text:p>76.435</text:p>
          </table:table-cell>
          <table:table-cell office:value-type="float" office:value="64.98" calcext:value-type="float">
            <text:p>64.98</text:p>
          </table:table-cell>
          <table:table-cell office:value-type="float" office:value="64.74" calcext:value-type="float">
            <text:p>64.74</text:p>
          </table:table-cell>
          <table:table-cell table:formula="of:=ABS([.D972]-[.E972])" office:value-type="float" office:value="0.240000000000009" calcext:value-type="float">
            <text:p>0.24</text:p>
          </table:table-cell>
          <table:table-cell table:formula="of:= [.D972]-[.E972]" office:value-type="float" office:value="0.240000000000009" calcext:value-type="float">
            <text:p>0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455000" calcext:value-type="float">
            <text:p>76455000</text:p>
          </table:table-cell>
          <table:table-cell table:formula="of:=[.B973]/1000000" office:value-type="float" office:value="76.455" calcext:value-type="float">
            <text:p>76.455</text:p>
          </table:table-cell>
          <table:table-cell office:value-type="float" office:value="64.98" calcext:value-type="float">
            <text:p>64.98</text:p>
          </table:table-cell>
          <table:table-cell office:value-type="float" office:value="64.78" calcext:value-type="float">
            <text:p>64.78</text:p>
          </table:table-cell>
          <table:table-cell table:formula="of:=ABS([.D973]-[.E973])" office:value-type="float" office:value="0.200000000000003" calcext:value-type="float">
            <text:p>0.2</text:p>
          </table:table-cell>
          <table:table-cell table:formula="of:= [.D973]-[.E973]" office:value-type="float" office:value="0.200000000000003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475000" calcext:value-type="float">
            <text:p>76475000</text:p>
          </table:table-cell>
          <table:table-cell table:formula="of:=[.B974]/1000000" office:value-type="float" office:value="76.475" calcext:value-type="float">
            <text:p>76.475</text:p>
          </table:table-cell>
          <table:table-cell office:value-type="float" office:value="64.98" calcext:value-type="float">
            <text:p>64.98</text:p>
          </table:table-cell>
          <table:table-cell office:value-type="float" office:value="64.81" calcext:value-type="float">
            <text:p>64.81</text:p>
          </table:table-cell>
          <table:table-cell table:formula="of:=ABS([.D974]-[.E974])" office:value-type="float" office:value="0.170000000000002" calcext:value-type="float">
            <text:p>0.17</text:p>
          </table:table-cell>
          <table:table-cell table:formula="of:= [.D974]-[.E974]" office:value-type="float" office:value="0.170000000000002" calcext:value-type="float">
            <text:p>0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495000" calcext:value-type="float">
            <text:p>76495000</text:p>
          </table:table-cell>
          <table:table-cell table:formula="of:=[.B975]/1000000" office:value-type="float" office:value="76.495" calcext:value-type="float">
            <text:p>76.495</text:p>
          </table:table-cell>
          <table:table-cell office:value-type="float" office:value="64.97" calcext:value-type="float">
            <text:p>64.97</text:p>
          </table:table-cell>
          <table:table-cell office:value-type="float" office:value="64.85" calcext:value-type="float">
            <text:p>64.85</text:p>
          </table:table-cell>
          <table:table-cell table:formula="of:=ABS([.D975]-[.E975])" office:value-type="float" office:value="0.120000000000005" calcext:value-type="float">
            <text:p>0.12</text:p>
          </table:table-cell>
          <table:table-cell table:formula="of:= [.D975]-[.E975]" office:value-type="float" office:value="0.120000000000005" calcext:value-type="float">
            <text:p>0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15000" calcext:value-type="float">
            <text:p>76515000</text:p>
          </table:table-cell>
          <table:table-cell table:formula="of:=[.B976]/1000000" office:value-type="float" office:value="76.515" calcext:value-type="float">
            <text:p>76.515</text:p>
          </table:table-cell>
          <table:table-cell office:value-type="float" office:value="64.97" calcext:value-type="float">
            <text:p>64.97</text:p>
          </table:table-cell>
          <table:table-cell office:value-type="float" office:value="64.89" calcext:value-type="float">
            <text:p>64.89</text:p>
          </table:table-cell>
          <table:table-cell table:formula="of:=ABS([.D976]-[.E976])" office:value-type="float" office:value="0.0799999999999983" calcext:value-type="float">
            <text:p>0.08</text:p>
          </table:table-cell>
          <table:table-cell table:formula="of:= [.D976]-[.E976]" office:value-type="float" office:value="0.0799999999999983" calcext:value-type="float">
            <text:p>0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35000" calcext:value-type="float">
            <text:p>76535000</text:p>
          </table:table-cell>
          <table:table-cell table:formula="of:=[.B977]/1000000" office:value-type="float" office:value="76.535" calcext:value-type="float">
            <text:p>76.535</text:p>
          </table:table-cell>
          <table:table-cell office:value-type="float" office:value="64.97" calcext:value-type="float">
            <text:p>64.97</text:p>
          </table:table-cell>
          <table:table-cell office:value-type="float" office:value="64.92" calcext:value-type="float">
            <text:p>64.92</text:p>
          </table:table-cell>
          <table:table-cell table:formula="of:=ABS([.D977]-[.E977])" office:value-type="float" office:value="0.0499999999999972" calcext:value-type="float">
            <text:p>0.05</text:p>
          </table:table-cell>
          <table:table-cell table:formula="of:= [.D977]-[.E977]" office:value-type="float" office:value="0.0499999999999972" calcext:value-type="float">
            <text:p>0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55000" calcext:value-type="float">
            <text:p>76555000</text:p>
          </table:table-cell>
          <table:table-cell table:formula="of:=[.B978]/1000000" office:value-type="float" office:value="76.555" calcext:value-type="float">
            <text:p>76.555</text:p>
          </table:table-cell>
          <table:table-cell office:value-type="float" office:value="64.97" calcext:value-type="float">
            <text:p>64.97</text:p>
          </table:table-cell>
          <table:table-cell office:value-type="float" office:value="64.96" calcext:value-type="float">
            <text:p>64.96</text:p>
          </table:table-cell>
          <table:table-cell table:formula="of:=ABS([.D978]-[.E978])" office:value-type="float" office:value="0.0100000000000051" calcext:value-type="float">
            <text:p>0.01</text:p>
          </table:table-cell>
          <table:table-cell table:formula="of:= [.D978]-[.E978]" office:value-type="float" office:value="0.0100000000000051" calcext:value-type="float">
            <text:p>0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75000" calcext:value-type="float">
            <text:p>76575000</text:p>
          </table:table-cell>
          <table:table-cell table:formula="of:=[.B979]/1000000" office:value-type="float" office:value="76.575" calcext:value-type="float">
            <text:p>76.575</text:p>
          </table:table-cell>
          <table:table-cell office:value-type="float" office:value="64.97" calcext:value-type="float">
            <text:p>64.97</text:p>
          </table:table-cell>
          <table:table-cell office:value-type="float" office:value="64.99" calcext:value-type="float">
            <text:p>64.99</text:p>
          </table:table-cell>
          <table:table-cell table:formula="of:=ABS([.D979]-[.E979])" office:value-type="float" office:value="0.019999999999996" calcext:value-type="float">
            <text:p>0.02</text:p>
          </table:table-cell>
          <table:table-cell table:formula="of:= [.D979]-[.E979]" office:value-type="float" office:value="-0.019999999999996" calcext:value-type="float">
            <text:p>-0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95000" calcext:value-type="float">
            <text:p>76595000</text:p>
          </table:table-cell>
          <table:table-cell table:formula="of:=[.B980]/1000000" office:value-type="float" office:value="76.595" calcext:value-type="float">
            <text:p>76.59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02" calcext:value-type="float">
            <text:p>65.02</text:p>
          </table:table-cell>
          <table:table-cell table:formula="of:=ABS([.D980]-[.E980])" office:value-type="float" office:value="0.0600000000000023" calcext:value-type="float">
            <text:p>0.06</text:p>
          </table:table-cell>
          <table:table-cell table:formula="of:= [.D980]-[.E980]" office:value-type="float" office:value="-0.0600000000000023" calcext:value-type="float">
            <text:p>-0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615000" calcext:value-type="float">
            <text:p>76615000</text:p>
          </table:table-cell>
          <table:table-cell table:formula="of:=[.B981]/1000000" office:value-type="float" office:value="76.615" calcext:value-type="float">
            <text:p>76.61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05" calcext:value-type="float">
            <text:p>65.05</text:p>
          </table:table-cell>
          <table:table-cell table:formula="of:=ABS([.D981]-[.E981])" office:value-type="float" office:value="0.0900000000000034" calcext:value-type="float">
            <text:p>0.09</text:p>
          </table:table-cell>
          <table:table-cell table:formula="of:= [.D981]-[.E981]" office:value-type="float" office:value="-0.0900000000000034" calcext:value-type="float">
            <text:p>-0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635000" calcext:value-type="float">
            <text:p>76635000</text:p>
          </table:table-cell>
          <table:table-cell table:formula="of:=[.B982]/1000000" office:value-type="float" office:value="76.635" calcext:value-type="float">
            <text:p>76.63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04" calcext:value-type="float">
            <text:p>65.04</text:p>
          </table:table-cell>
          <table:table-cell table:formula="of:=ABS([.D982]-[.E982])" office:value-type="float" office:value="0.0800000000000125" calcext:value-type="float">
            <text:p>0.08</text:p>
          </table:table-cell>
          <table:table-cell table:formula="of:= [.D982]-[.E982]" office:value-type="float" office:value="-0.0800000000000125" calcext:value-type="float">
            <text:p>-0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655000" calcext:value-type="float">
            <text:p>76655000</text:p>
          </table:table-cell>
          <table:table-cell table:formula="of:=[.B983]/1000000" office:value-type="float" office:value="76.655" calcext:value-type="float">
            <text:p>76.655</text:p>
          </table:table-cell>
          <table:table-cell office:value-type="float" office:value="64.96" calcext:value-type="float">
            <text:p>64.96</text:p>
          </table:table-cell>
          <table:table-cell office:value-type="float" office:value="65.06" calcext:value-type="float">
            <text:p>65.06</text:p>
          </table:table-cell>
          <table:table-cell table:formula="of:=ABS([.D983]-[.E983])" office:value-type="float" office:value="0.100000000000009" calcext:value-type="float">
            <text:p>0.1</text:p>
          </table:table-cell>
          <table:table-cell table:formula="of:= [.D983]-[.E983]" office:value-type="float" office:value="-0.100000000000009" calcext:value-type="float">
            <text:p>-0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675000" calcext:value-type="float">
            <text:p>76675000</text:p>
          </table:table-cell>
          <table:table-cell table:formula="of:=[.B984]/1000000" office:value-type="float" office:value="76.675" calcext:value-type="float">
            <text:p>76.675</text:p>
          </table:table-cell>
          <table:table-cell office:value-type="float" office:value="64.95" calcext:value-type="float">
            <text:p>64.95</text:p>
          </table:table-cell>
          <table:table-cell office:value-type="float" office:value="65.09" calcext:value-type="float">
            <text:p>65.09</text:p>
          </table:table-cell>
          <table:table-cell table:formula="of:=ABS([.D984]-[.E984])" office:value-type="float" office:value="0.140000000000001" calcext:value-type="float">
            <text:p>0.14</text:p>
          </table:table-cell>
          <table:table-cell table:formula="of:= [.D984]-[.E984]" office:value-type="float" office:value="-0.140000000000001" calcext:value-type="float">
            <text:p>-0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695000" calcext:value-type="float">
            <text:p>76695000</text:p>
          </table:table-cell>
          <table:table-cell table:formula="of:=[.B985]/1000000" office:value-type="float" office:value="76.695" calcext:value-type="float">
            <text:p>76.695</text:p>
          </table:table-cell>
          <table:table-cell office:value-type="float" office:value="64.95" calcext:value-type="float">
            <text:p>64.95</text:p>
          </table:table-cell>
          <table:table-cell office:value-type="float" office:value="65.11" calcext:value-type="float">
            <text:p>65.11</text:p>
          </table:table-cell>
          <table:table-cell table:formula="of:=ABS([.D985]-[.E985])" office:value-type="float" office:value="0.159999999999997" calcext:value-type="float">
            <text:p>0.16</text:p>
          </table:table-cell>
          <table:table-cell table:formula="of:= [.D985]-[.E985]" office:value-type="float" office:value="-0.159999999999997" calcext:value-type="float">
            <text:p>-0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715000" calcext:value-type="float">
            <text:p>76715000</text:p>
          </table:table-cell>
          <table:table-cell table:formula="of:=[.B986]/1000000" office:value-type="float" office:value="76.715" calcext:value-type="float">
            <text:p>76.715</text:p>
          </table:table-cell>
          <table:table-cell office:value-type="float" office:value="64.95" calcext:value-type="float">
            <text:p>64.95</text:p>
          </table:table-cell>
          <table:table-cell office:value-type="float" office:value="65.14" calcext:value-type="float">
            <text:p>65.14</text:p>
          </table:table-cell>
          <table:table-cell table:formula="of:=ABS([.D986]-[.E986])" office:value-type="float" office:value="0.189999999999998" calcext:value-type="float">
            <text:p>0.19</text:p>
          </table:table-cell>
          <table:table-cell table:formula="of:= [.D986]-[.E986]" office:value-type="float" office:value="-0.189999999999998" calcext:value-type="float">
            <text:p>-0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735000" calcext:value-type="float">
            <text:p>76735000</text:p>
          </table:table-cell>
          <table:table-cell table:formula="of:=[.B987]/1000000" office:value-type="float" office:value="76.735" calcext:value-type="float">
            <text:p>76.73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17" calcext:value-type="float">
            <text:p>65.17</text:p>
          </table:table-cell>
          <table:table-cell table:formula="of:=ABS([.D987]-[.E987])" office:value-type="float" office:value="0.230000000000004" calcext:value-type="float">
            <text:p>0.23</text:p>
          </table:table-cell>
          <table:table-cell table:formula="of:= [.D987]-[.E987]" office:value-type="float" office:value="-0.230000000000004" calcext:value-type="float">
            <text:p>-0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755000" calcext:value-type="float">
            <text:p>76755000</text:p>
          </table:table-cell>
          <table:table-cell table:formula="of:=[.B988]/1000000" office:value-type="float" office:value="76.755" calcext:value-type="float">
            <text:p>76.75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2" calcext:value-type="float">
            <text:p>65.2</text:p>
          </table:table-cell>
          <table:table-cell table:formula="of:=ABS([.D988]-[.E988])" office:value-type="float" office:value="0.260000000000005" calcext:value-type="float">
            <text:p>0.26</text:p>
          </table:table-cell>
          <table:table-cell table:formula="of:= [.D988]-[.E988]" office:value-type="float" office:value="-0.260000000000005" calcext:value-type="float">
            <text:p>-0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775000" calcext:value-type="float">
            <text:p>76775000</text:p>
          </table:table-cell>
          <table:table-cell table:formula="of:=[.B989]/1000000" office:value-type="float" office:value="76.775" calcext:value-type="float">
            <text:p>76.77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23" calcext:value-type="float">
            <text:p>65.23</text:p>
          </table:table-cell>
          <table:table-cell table:formula="of:=ABS([.D989]-[.E989])" office:value-type="float" office:value="0.290000000000006" calcext:value-type="float">
            <text:p>0.29</text:p>
          </table:table-cell>
          <table:table-cell table:formula="of:= [.D989]-[.E989]" office:value-type="float" office:value="-0.290000000000006" calcext:value-type="float">
            <text:p>-0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795000" calcext:value-type="float">
            <text:p>76795000</text:p>
          </table:table-cell>
          <table:table-cell table:formula="of:=[.B990]/1000000" office:value-type="float" office:value="76.795" calcext:value-type="float">
            <text:p>76.795</text:p>
          </table:table-cell>
          <table:table-cell office:value-type="float" office:value="64.94" calcext:value-type="float">
            <text:p>64.94</text:p>
          </table:table-cell>
          <table:table-cell office:value-type="float" office:value="65.26" calcext:value-type="float">
            <text:p>65.26</text:p>
          </table:table-cell>
          <table:table-cell table:formula="of:=ABS([.D990]-[.E990])" office:value-type="float" office:value="0.320000000000007" calcext:value-type="float">
            <text:p>0.32</text:p>
          </table:table-cell>
          <table:table-cell table:formula="of:= [.D990]-[.E990]" office:value-type="float" office:value="-0.320000000000007" calcext:value-type="float">
            <text:p>-0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15000" calcext:value-type="float">
            <text:p>76815000</text:p>
          </table:table-cell>
          <table:table-cell table:formula="of:=[.B991]/1000000" office:value-type="float" office:value="76.815" calcext:value-type="float">
            <text:p>76.815</text:p>
          </table:table-cell>
          <table:table-cell office:value-type="float" office:value="64.93" calcext:value-type="float">
            <text:p>64.93</text:p>
          </table:table-cell>
          <table:table-cell office:value-type="float" office:value="65.29" calcext:value-type="float">
            <text:p>65.29</text:p>
          </table:table-cell>
          <table:table-cell table:formula="of:=ABS([.D991]-[.E991])" office:value-type="float" office:value="0.359999999999999" calcext:value-type="float">
            <text:p>0.36</text:p>
          </table:table-cell>
          <table:table-cell table:formula="of:= [.D991]-[.E991]" office:value-type="float" office:value="-0.359999999999999" calcext:value-type="float">
            <text:p>-0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35000" calcext:value-type="float">
            <text:p>76835000</text:p>
          </table:table-cell>
          <table:table-cell table:formula="of:=[.B992]/1000000" office:value-type="float" office:value="76.835" calcext:value-type="float">
            <text:p>76.835</text:p>
          </table:table-cell>
          <table:table-cell office:value-type="float" office:value="64.93" calcext:value-type="float">
            <text:p>64.93</text:p>
          </table:table-cell>
          <table:table-cell office:value-type="float" office:value="65.28" calcext:value-type="float">
            <text:p>65.28</text:p>
          </table:table-cell>
          <table:table-cell table:formula="of:=ABS([.D992]-[.E992])" office:value-type="float" office:value="0.349999999999994" calcext:value-type="float">
            <text:p>0.35</text:p>
          </table:table-cell>
          <table:table-cell table:formula="of:= [.D992]-[.E992]" office:value-type="float" office:value="-0.349999999999994" calcext:value-type="float">
            <text:p>-0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55000" calcext:value-type="float">
            <text:p>76855000</text:p>
          </table:table-cell>
          <table:table-cell table:formula="of:=[.B993]/1000000" office:value-type="float" office:value="76.855" calcext:value-type="float">
            <text:p>76.855</text:p>
          </table:table-cell>
          <table:table-cell office:value-type="float" office:value="64.93" calcext:value-type="float">
            <text:p>64.93</text:p>
          </table:table-cell>
          <table:table-cell office:value-type="float" office:value="65.31" calcext:value-type="float">
            <text:p>65.31</text:p>
          </table:table-cell>
          <table:table-cell table:formula="of:=ABS([.D993]-[.E993])" office:value-type="float" office:value="0.379999999999995" calcext:value-type="float">
            <text:p>0.38</text:p>
          </table:table-cell>
          <table:table-cell table:formula="of:= [.D993]-[.E993]" office:value-type="float" office:value="-0.379999999999995" calcext:value-type="float">
            <text:p>-0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75000" calcext:value-type="float">
            <text:p>76875000</text:p>
          </table:table-cell>
          <table:table-cell table:formula="of:=[.B994]/1000000" office:value-type="float" office:value="76.875" calcext:value-type="float">
            <text:p>76.875</text:p>
          </table:table-cell>
          <table:table-cell office:value-type="float" office:value="64.92" calcext:value-type="float">
            <text:p>64.92</text:p>
          </table:table-cell>
          <table:table-cell office:value-type="float" office:value="65.34" calcext:value-type="float">
            <text:p>65.34</text:p>
          </table:table-cell>
          <table:table-cell table:formula="of:=ABS([.D994]-[.E994])" office:value-type="float" office:value="0.420000000000002" calcext:value-type="float">
            <text:p>0.42</text:p>
          </table:table-cell>
          <table:table-cell table:formula="of:= [.D994]-[.E994]" office:value-type="float" office:value="-0.420000000000002" calcext:value-type="float">
            <text:p>-0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95000" calcext:value-type="float">
            <text:p>76895000</text:p>
          </table:table-cell>
          <table:table-cell table:formula="of:=[.B995]/1000000" office:value-type="float" office:value="76.895" calcext:value-type="float">
            <text:p>76.895</text:p>
          </table:table-cell>
          <table:table-cell office:value-type="float" office:value="64.92" calcext:value-type="float">
            <text:p>64.92</text:p>
          </table:table-cell>
          <table:table-cell office:value-type="float" office:value="65.37" calcext:value-type="float">
            <text:p>65.37</text:p>
          </table:table-cell>
          <table:table-cell table:formula="of:=ABS([.D995]-[.E995])" office:value-type="float" office:value="0.450000000000003" calcext:value-type="float">
            <text:p>0.45</text:p>
          </table:table-cell>
          <table:table-cell table:formula="of:= [.D995]-[.E995]" office:value-type="float" office:value="-0.450000000000003" calcext:value-type="float">
            <text:p>-0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915000" calcext:value-type="float">
            <text:p>76915000</text:p>
          </table:table-cell>
          <table:table-cell table:formula="of:=[.B996]/1000000" office:value-type="float" office:value="76.915" calcext:value-type="float">
            <text:p>76.915</text:p>
          </table:table-cell>
          <table:table-cell office:value-type="float" office:value="64.92" calcext:value-type="float">
            <text:p>64.92</text:p>
          </table:table-cell>
          <table:table-cell office:value-type="float" office:value="65.4" calcext:value-type="float">
            <text:p>65.4</text:p>
          </table:table-cell>
          <table:table-cell table:formula="of:=ABS([.D996]-[.E996])" office:value-type="float" office:value="0.480000000000004" calcext:value-type="float">
            <text:p>0.48</text:p>
          </table:table-cell>
          <table:table-cell table:formula="of:= [.D996]-[.E996]" office:value-type="float" office:value="-0.480000000000004" calcext:value-type="float">
            <text:p>-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935000" calcext:value-type="float">
            <text:p>76935000</text:p>
          </table:table-cell>
          <table:table-cell table:formula="of:=[.B997]/1000000" office:value-type="float" office:value="76.935" calcext:value-type="float">
            <text:p>76.935</text:p>
          </table:table-cell>
          <table:table-cell office:value-type="float" office:value="64.91" calcext:value-type="float">
            <text:p>64.91</text:p>
          </table:table-cell>
          <table:table-cell office:value-type="float" office:value="65.42" calcext:value-type="float">
            <text:p>65.42</text:p>
          </table:table-cell>
          <table:table-cell table:formula="of:=ABS([.D997]-[.E997])" office:value-type="float" office:value="0.510000000000005" calcext:value-type="float">
            <text:p>0.51</text:p>
          </table:table-cell>
          <table:table-cell table:formula="of:= [.D997]-[.E997]" office:value-type="float" office:value="-0.510000000000005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955000" calcext:value-type="float">
            <text:p>76955000</text:p>
          </table:table-cell>
          <table:table-cell table:formula="of:=[.B998]/1000000" office:value-type="float" office:value="76.955" calcext:value-type="float">
            <text:p>76.955</text:p>
          </table:table-cell>
          <table:table-cell office:value-type="float" office:value="64.91" calcext:value-type="float">
            <text:p>64.91</text:p>
          </table:table-cell>
          <table:table-cell office:value-type="float" office:value="65.44" calcext:value-type="float">
            <text:p>65.44</text:p>
          </table:table-cell>
          <table:table-cell table:formula="of:=ABS([.D998]-[.E998])" office:value-type="float" office:value="0.530000000000001" calcext:value-type="float">
            <text:p>0.53</text:p>
          </table:table-cell>
          <table:table-cell table:formula="of:= [.D998]-[.E998]" office:value-type="float" office:value="-0.530000000000001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975000" calcext:value-type="float">
            <text:p>76975000</text:p>
          </table:table-cell>
          <table:table-cell table:formula="of:=[.B999]/1000000" office:value-type="float" office:value="76.975" calcext:value-type="float">
            <text:p>76.975</text:p>
          </table:table-cell>
          <table:table-cell office:value-type="float" office:value="64.91" calcext:value-type="float">
            <text:p>64.91</text:p>
          </table:table-cell>
          <table:table-cell office:value-type="float" office:value="65.47" calcext:value-type="float">
            <text:p>65.47</text:p>
          </table:table-cell>
          <table:table-cell table:formula="of:=ABS([.D999]-[.E999])" office:value-type="float" office:value="0.560000000000002" calcext:value-type="float">
            <text:p>0.56</text:p>
          </table:table-cell>
          <table:table-cell table:formula="of:= [.D999]-[.E999]" office:value-type="float" office:value="-0.560000000000002" calcext:value-type="float">
            <text:p>-0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995000" calcext:value-type="float">
            <text:p>76995000</text:p>
          </table:table-cell>
          <table:table-cell table:formula="of:=[.B1000]/1000000" office:value-type="float" office:value="76.995" calcext:value-type="float">
            <text:p>76.995</text:p>
          </table:table-cell>
          <table:table-cell office:value-type="float" office:value="64.9" calcext:value-type="float">
            <text:p>64.9</text:p>
          </table:table-cell>
          <table:table-cell office:value-type="float" office:value="65.5" calcext:value-type="float">
            <text:p>65.5</text:p>
          </table:table-cell>
          <table:table-cell table:formula="of:=ABS([.D1000]-[.E1000])" office:value-type="float" office:value="0.599999999999994" calcext:value-type="float">
            <text:p>0.6</text:p>
          </table:table-cell>
          <table:table-cell table:formula="of:= [.D1000]-[.E1000]" office:value-type="float" office:value="-0.599999999999994" calcext:value-type="float">
            <text:p>-0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15000" calcext:value-type="float">
            <text:p>77015000</text:p>
          </table:table-cell>
          <table:table-cell table:formula="of:=[.B1001]/1000000" office:value-type="float" office:value="77.015" calcext:value-type="float">
            <text:p>77.015</text:p>
          </table:table-cell>
          <table:table-cell office:value-type="float" office:value="64.9" calcext:value-type="float">
            <text:p>64.9</text:p>
          </table:table-cell>
          <table:table-cell office:value-type="float" office:value="65.52" calcext:value-type="float">
            <text:p>65.52</text:p>
          </table:table-cell>
          <table:table-cell table:formula="of:=ABS([.D1001]-[.E1001])" office:value-type="float" office:value="0.61999999999999" calcext:value-type="float">
            <text:p>0.62</text:p>
          </table:table-cell>
          <table:table-cell table:formula="of:= [.D1001]-[.E1001]" office:value-type="float" office:value="-0.61999999999999" calcext:value-type="float">
            <text:p>-0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35000" calcext:value-type="float">
            <text:p>77035000</text:p>
          </table:table-cell>
          <table:table-cell table:formula="of:=[.B1002]/1000000" office:value-type="float" office:value="77.035" calcext:value-type="float">
            <text:p>77.035</text:p>
          </table:table-cell>
          <table:table-cell office:value-type="float" office:value="64.9" calcext:value-type="float">
            <text:p>64.9</text:p>
          </table:table-cell>
          <table:table-cell office:value-type="float" office:value="65.52" calcext:value-type="float">
            <text:p>65.52</text:p>
          </table:table-cell>
          <table:table-cell table:formula="of:=ABS([.D1002]-[.E1002])" office:value-type="float" office:value="0.61999999999999" calcext:value-type="float">
            <text:p>0.62</text:p>
          </table:table-cell>
          <table:table-cell table:formula="of:= [.D1002]-[.E1002]" office:value-type="float" office:value="-0.61999999999999" calcext:value-type="float">
            <text:p>-0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55000" calcext:value-type="float">
            <text:p>77055000</text:p>
          </table:table-cell>
          <table:table-cell table:formula="of:=[.B1003]/1000000" office:value-type="float" office:value="77.055" calcext:value-type="float">
            <text:p>77.055</text:p>
          </table:table-cell>
          <table:table-cell office:value-type="float" office:value="64.9" calcext:value-type="float">
            <text:p>64.9</text:p>
          </table:table-cell>
          <table:table-cell office:value-type="float" office:value="65.54" calcext:value-type="float">
            <text:p>65.54</text:p>
          </table:table-cell>
          <table:table-cell table:formula="of:=ABS([.D1003]-[.E1003])" office:value-type="float" office:value="0.640000000000001" calcext:value-type="float">
            <text:p>0.64</text:p>
          </table:table-cell>
          <table:table-cell table:formula="of:= [.D1003]-[.E1003]" office:value-type="float" office:value="-0.640000000000001" calcext:value-type="float">
            <text:p>-0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75000" calcext:value-type="float">
            <text:p>77075000</text:p>
          </table:table-cell>
          <table:table-cell table:formula="of:=[.B1004]/1000000" office:value-type="float" office:value="77.075" calcext:value-type="float">
            <text:p>77.075</text:p>
          </table:table-cell>
          <table:table-cell office:value-type="float" office:value="64.89" calcext:value-type="float">
            <text:p>64.89</text:p>
          </table:table-cell>
          <table:table-cell office:value-type="float" office:value="65.57" calcext:value-type="float">
            <text:p>65.57</text:p>
          </table:table-cell>
          <table:table-cell table:formula="of:=ABS([.D1004]-[.E1004])" office:value-type="float" office:value="0.679999999999993" calcext:value-type="float">
            <text:p>0.68</text:p>
          </table:table-cell>
          <table:table-cell table:formula="of:= [.D1004]-[.E1004]" office:value-type="float" office:value="-0.679999999999993" calcext:value-type="float">
            <text:p>-0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95000" calcext:value-type="float">
            <text:p>77095000</text:p>
          </table:table-cell>
          <table:table-cell table:formula="of:=[.B1005]/1000000" office:value-type="float" office:value="77.095" calcext:value-type="float">
            <text:p>77.095</text:p>
          </table:table-cell>
          <table:table-cell office:value-type="float" office:value="64.89" calcext:value-type="float">
            <text:p>64.89</text:p>
          </table:table-cell>
          <table:table-cell office:value-type="float" office:value="65.59" calcext:value-type="float">
            <text:p>65.59</text:p>
          </table:table-cell>
          <table:table-cell table:formula="of:=ABS([.D1005]-[.E1005])" office:value-type="float" office:value="0.700000000000003" calcext:value-type="float">
            <text:p>0.7</text:p>
          </table:table-cell>
          <table:table-cell table:formula="of:= [.D1005]-[.E1005]" office:value-type="float" office:value="-0.700000000000003" calcext:value-type="float">
            <text:p>-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15000" calcext:value-type="float">
            <text:p>77115000</text:p>
          </table:table-cell>
          <table:table-cell table:formula="of:=[.B1006]/1000000" office:value-type="float" office:value="77.115" calcext:value-type="float">
            <text:p>77.115</text:p>
          </table:table-cell>
          <table:table-cell office:value-type="float" office:value="64.89" calcext:value-type="float">
            <text:p>64.89</text:p>
          </table:table-cell>
          <table:table-cell office:value-type="float" office:value="65.62" calcext:value-type="float">
            <text:p>65.62</text:p>
          </table:table-cell>
          <table:table-cell table:formula="of:=ABS([.D1006]-[.E1006])" office:value-type="float" office:value="0.730000000000004" calcext:value-type="float">
            <text:p>0.73</text:p>
          </table:table-cell>
          <table:table-cell table:formula="of:= [.D1006]-[.E1006]" office:value-type="float" office:value="-0.730000000000004" calcext:value-type="float">
            <text:p>-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35000" calcext:value-type="float">
            <text:p>77135000</text:p>
          </table:table-cell>
          <table:table-cell table:formula="of:=[.B1007]/1000000" office:value-type="float" office:value="77.135" calcext:value-type="float">
            <text:p>77.135</text:p>
          </table:table-cell>
          <table:table-cell office:value-type="float" office:value="64.88" calcext:value-type="float">
            <text:p>64.88</text:p>
          </table:table-cell>
          <table:table-cell office:value-type="float" office:value="65.64" calcext:value-type="float">
            <text:p>65.64</text:p>
          </table:table-cell>
          <table:table-cell table:formula="of:=ABS([.D1007]-[.E1007])" office:value-type="float" office:value="0.760000000000005" calcext:value-type="float">
            <text:p>0.76</text:p>
          </table:table-cell>
          <table:table-cell table:formula="of:= [.D1007]-[.E1007]" office:value-type="float" office:value="-0.760000000000005" calcext:value-type="float">
            <text:p>-0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55000" calcext:value-type="float">
            <text:p>77155000</text:p>
          </table:table-cell>
          <table:table-cell table:formula="of:=[.B1008]/1000000" office:value-type="float" office:value="77.155" calcext:value-type="float">
            <text:p>77.155</text:p>
          </table:table-cell>
          <table:table-cell office:value-type="float" office:value="64.88" calcext:value-type="float">
            <text:p>64.88</text:p>
          </table:table-cell>
          <table:table-cell office:value-type="float" office:value="65.66" calcext:value-type="float">
            <text:p>65.66</text:p>
          </table:table-cell>
          <table:table-cell table:formula="of:=ABS([.D1008]-[.E1008])" office:value-type="float" office:value="0.780000000000001" calcext:value-type="float">
            <text:p>0.78</text:p>
          </table:table-cell>
          <table:table-cell table:formula="of:= [.D1008]-[.E1008]" office:value-type="float" office:value="-0.780000000000001" calcext:value-type="float">
            <text:p>-0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75000" calcext:value-type="float">
            <text:p>77175000</text:p>
          </table:table-cell>
          <table:table-cell table:formula="of:=[.B1009]/1000000" office:value-type="float" office:value="77.175" calcext:value-type="float">
            <text:p>77.175</text:p>
          </table:table-cell>
          <table:table-cell office:value-type="float" office:value="64.88" calcext:value-type="float">
            <text:p>64.88</text:p>
          </table:table-cell>
          <table:table-cell office:value-type="float" office:value="65.69" calcext:value-type="float">
            <text:p>65.69</text:p>
          </table:table-cell>
          <table:table-cell table:formula="of:=ABS([.D1009]-[.E1009])" office:value-type="float" office:value="0.810000000000002" calcext:value-type="float">
            <text:p>0.81</text:p>
          </table:table-cell>
          <table:table-cell table:formula="of:= [.D1009]-[.E1009]" office:value-type="float" office:value="-0.810000000000002" calcext:value-type="float">
            <text:p>-0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95000" calcext:value-type="float">
            <text:p>77195000</text:p>
          </table:table-cell>
          <table:table-cell table:formula="of:=[.B1010]/1000000" office:value-type="float" office:value="77.195" calcext:value-type="float">
            <text:p>77.195</text:p>
          </table:table-cell>
          <table:table-cell office:value-type="float" office:value="64.87" calcext:value-type="float">
            <text:p>64.87</text:p>
          </table:table-cell>
          <table:table-cell office:value-type="float" office:value="65.71" calcext:value-type="float">
            <text:p>65.71</text:p>
          </table:table-cell>
          <table:table-cell table:formula="of:=ABS([.D1010]-[.E1010])" office:value-type="float" office:value="0.839999999999989" calcext:value-type="float">
            <text:p>0.84</text:p>
          </table:table-cell>
          <table:table-cell table:formula="of:= [.D1010]-[.E1010]" office:value-type="float" office:value="-0.839999999999989" calcext:value-type="float">
            <text:p>-0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15000" calcext:value-type="float">
            <text:p>77215000</text:p>
          </table:table-cell>
          <table:table-cell table:formula="of:=[.B1011]/1000000" office:value-type="float" office:value="77.215" calcext:value-type="float">
            <text:p>77.215</text:p>
          </table:table-cell>
          <table:table-cell office:value-type="float" office:value="64.87" calcext:value-type="float">
            <text:p>64.87</text:p>
          </table:table-cell>
          <table:table-cell office:value-type="float" office:value="65.73" calcext:value-type="float">
            <text:p>65.73</text:p>
          </table:table-cell>
          <table:table-cell table:formula="of:=ABS([.D1011]-[.E1011])" office:value-type="float" office:value="0.859999999999999" calcext:value-type="float">
            <text:p>0.86</text:p>
          </table:table-cell>
          <table:table-cell table:formula="of:= [.D1011]-[.E1011]" office:value-type="float" office:value="-0.859999999999999" calcext:value-type="float">
            <text:p>-0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35000" calcext:value-type="float">
            <text:p>77235000</text:p>
          </table:table-cell>
          <table:table-cell table:formula="of:=[.B1012]/1000000" office:value-type="float" office:value="77.235" calcext:value-type="float">
            <text:p>77.235</text:p>
          </table:table-cell>
          <table:table-cell office:value-type="float" office:value="64.87" calcext:value-type="float">
            <text:p>64.87</text:p>
          </table:table-cell>
          <table:table-cell office:value-type="float" office:value="65.74" calcext:value-type="float">
            <text:p>65.74</text:p>
          </table:table-cell>
          <table:table-cell table:formula="of:=ABS([.D1012]-[.E1012])" office:value-type="float" office:value="0.86999999999999" calcext:value-type="float">
            <text:p>0.87</text:p>
          </table:table-cell>
          <table:table-cell table:formula="of:= [.D1012]-[.E1012]" office:value-type="float" office:value="-0.86999999999999" calcext:value-type="float">
            <text:p>-0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55000" calcext:value-type="float">
            <text:p>77255000</text:p>
          </table:table-cell>
          <table:table-cell table:formula="of:=[.B1013]/1000000" office:value-type="float" office:value="77.255" calcext:value-type="float">
            <text:p>77.255</text:p>
          </table:table-cell>
          <table:table-cell office:value-type="float" office:value="64.86" calcext:value-type="float">
            <text:p>64.86</text:p>
          </table:table-cell>
          <table:table-cell office:value-type="float" office:value="65.76" calcext:value-type="float">
            <text:p>65.76</text:p>
          </table:table-cell>
          <table:table-cell table:formula="of:=ABS([.D1013]-[.E1013])" office:value-type="float" office:value="0.900000000000006" calcext:value-type="float">
            <text:p>0.9</text:p>
          </table:table-cell>
          <table:table-cell table:formula="of:= [.D1013]-[.E1013]" office:value-type="float" office:value="-0.900000000000006" calcext:value-type="float">
            <text:p>-0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75000" calcext:value-type="float">
            <text:p>77275000</text:p>
          </table:table-cell>
          <table:table-cell table:formula="of:=[.B1014]/1000000" office:value-type="float" office:value="77.275" calcext:value-type="float">
            <text:p>77.275</text:p>
          </table:table-cell>
          <table:table-cell office:value-type="float" office:value="64.86" calcext:value-type="float">
            <text:p>64.86</text:p>
          </table:table-cell>
          <table:table-cell office:value-type="float" office:value="65.78" calcext:value-type="float">
            <text:p>65.78</text:p>
          </table:table-cell>
          <table:table-cell table:formula="of:=ABS([.D1014]-[.E1014])" office:value-type="float" office:value="0.920000000000002" calcext:value-type="float">
            <text:p>0.92</text:p>
          </table:table-cell>
          <table:table-cell table:formula="of:= [.D1014]-[.E1014]" office:value-type="float" office:value="-0.920000000000002" calcext:value-type="float">
            <text:p>-0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95000" calcext:value-type="float">
            <text:p>77295000</text:p>
          </table:table-cell>
          <table:table-cell table:formula="of:=[.B1015]/1000000" office:value-type="float" office:value="77.295" calcext:value-type="float">
            <text:p>77.295</text:p>
          </table:table-cell>
          <table:table-cell office:value-type="float" office:value="64.86" calcext:value-type="float">
            <text:p>64.86</text:p>
          </table:table-cell>
          <table:table-cell office:value-type="float" office:value="65.8" calcext:value-type="float">
            <text:p>65.8</text:p>
          </table:table-cell>
          <table:table-cell table:formula="of:=ABS([.D1015]-[.E1015])" office:value-type="float" office:value="0.939999999999998" calcext:value-type="float">
            <text:p>0.94</text:p>
          </table:table-cell>
          <table:table-cell table:formula="of:= [.D1015]-[.E1015]" office:value-type="float" office:value="-0.939999999999998" calcext:value-type="float">
            <text:p>-0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315000" calcext:value-type="float">
            <text:p>77315000</text:p>
          </table:table-cell>
          <table:table-cell table:formula="of:=[.B1016]/1000000" office:value-type="float" office:value="77.315" calcext:value-type="float">
            <text:p>77.315</text:p>
          </table:table-cell>
          <table:table-cell office:value-type="float" office:value="64.86" calcext:value-type="float">
            <text:p>64.86</text:p>
          </table:table-cell>
          <table:table-cell office:value-type="float" office:value="65.82" calcext:value-type="float">
            <text:p>65.82</text:p>
          </table:table-cell>
          <table:table-cell table:formula="of:=ABS([.D1016]-[.E1016])" office:value-type="float" office:value="0.959999999999994" calcext:value-type="float">
            <text:p>0.96</text:p>
          </table:table-cell>
          <table:table-cell table:formula="of:= [.D1016]-[.E1016]" office:value-type="float" office:value="-0.959999999999994" calcext:value-type="float">
            <text:p>-0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335000" calcext:value-type="float">
            <text:p>77335000</text:p>
          </table:table-cell>
          <table:table-cell table:formula="of:=[.B1017]/1000000" office:value-type="float" office:value="77.335" calcext:value-type="float">
            <text:p>77.335</text:p>
          </table:table-cell>
          <table:table-cell office:value-type="float" office:value="64.85" calcext:value-type="float">
            <text:p>64.85</text:p>
          </table:table-cell>
          <table:table-cell office:value-type="float" office:value="65.84" calcext:value-type="float">
            <text:p>65.84</text:p>
          </table:table-cell>
          <table:table-cell table:formula="of:=ABS([.D1017]-[.E1017])" office:value-type="float" office:value="0.990000000000009" calcext:value-type="float">
            <text:p>0.99</text:p>
          </table:table-cell>
          <table:table-cell table:formula="of:= [.D1017]-[.E1017]" office:value-type="float" office:value="-0.990000000000009" calcext:value-type="float">
            <text:p>-0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355000" calcext:value-type="float">
            <text:p>77355000</text:p>
          </table:table-cell>
          <table:table-cell table:formula="of:=[.B1018]/1000000" office:value-type="float" office:value="77.355" calcext:value-type="float">
            <text:p>77.355</text:p>
          </table:table-cell>
          <table:table-cell office:value-type="float" office:value="64.85" calcext:value-type="float">
            <text:p>64.85</text:p>
          </table:table-cell>
          <table:table-cell office:value-type="float" office:value="65.86" calcext:value-type="float">
            <text:p>65.86</text:p>
          </table:table-cell>
          <table:table-cell table:formula="of:=ABS([.D1018]-[.E1018])" office:value-type="float" office:value="1.01000000000001" calcext:value-type="float">
            <text:p>1.01</text:p>
          </table:table-cell>
          <table:table-cell table:formula="of:= [.D1018]-[.E1018]" office:value-type="float" office:value="-1.01000000000001" calcext:value-type="float">
            <text:p>-1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375000" calcext:value-type="float">
            <text:p>77375000</text:p>
          </table:table-cell>
          <table:table-cell table:formula="of:=[.B1019]/1000000" office:value-type="float" office:value="77.375" calcext:value-type="float">
            <text:p>77.375</text:p>
          </table:table-cell>
          <table:table-cell office:value-type="float" office:value="64.85" calcext:value-type="float">
            <text:p>64.85</text:p>
          </table:table-cell>
          <table:table-cell office:value-type="float" office:value="65.87" calcext:value-type="float">
            <text:p>65.87</text:p>
          </table:table-cell>
          <table:table-cell table:formula="of:=ABS([.D1019]-[.E1019])" office:value-type="float" office:value="1.02000000000001" calcext:value-type="float">
            <text:p>1.02</text:p>
          </table:table-cell>
          <table:table-cell table:formula="of:= [.D1019]-[.E1019]" office:value-type="float" office:value="-1.02000000000001" calcext:value-type="float">
            <text:p>-1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395000" calcext:value-type="float">
            <text:p>77395000</text:p>
          </table:table-cell>
          <table:table-cell table:formula="of:=[.B1020]/1000000" office:value-type="float" office:value="77.395" calcext:value-type="float">
            <text:p>77.395</text:p>
          </table:table-cell>
          <table:table-cell office:value-type="float" office:value="64.84" calcext:value-type="float">
            <text:p>64.84</text:p>
          </table:table-cell>
          <table:table-cell office:value-type="float" office:value="65.89" calcext:value-type="float">
            <text:p>65.89</text:p>
          </table:table-cell>
          <table:table-cell table:formula="of:=ABS([.D1020]-[.E1020])" office:value-type="float" office:value="1.05" calcext:value-type="float">
            <text:p>1.05</text:p>
          </table:table-cell>
          <table:table-cell table:formula="of:= [.D1020]-[.E1020]" office:value-type="float" office:value="-1.05" calcext:value-type="float">
            <text:p>-1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15000" calcext:value-type="float">
            <text:p>77415000</text:p>
          </table:table-cell>
          <table:table-cell table:formula="of:=[.B1021]/1000000" office:value-type="float" office:value="77.415" calcext:value-type="float">
            <text:p>77.415</text:p>
          </table:table-cell>
          <table:table-cell office:value-type="float" office:value="64.84" calcext:value-type="float">
            <text:p>64.84</text:p>
          </table:table-cell>
          <table:table-cell office:value-type="float" office:value="65.91" calcext:value-type="float">
            <text:p>65.91</text:p>
          </table:table-cell>
          <table:table-cell table:formula="of:=ABS([.D1021]-[.E1021])" office:value-type="float" office:value="1.06999999999999" calcext:value-type="float">
            <text:p>1.07</text:p>
          </table:table-cell>
          <table:table-cell table:formula="of:= [.D1021]-[.E1021]" office:value-type="float" office:value="-1.06999999999999" calcext:value-type="float">
            <text:p>-1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35000" calcext:value-type="float">
            <text:p>77435000</text:p>
          </table:table-cell>
          <table:table-cell table:formula="of:=[.B1022]/1000000" office:value-type="float" office:value="77.435" calcext:value-type="float">
            <text:p>77.435</text:p>
          </table:table-cell>
          <table:table-cell office:value-type="float" office:value="64.84" calcext:value-type="float">
            <text:p>64.84</text:p>
          </table:table-cell>
          <table:table-cell office:value-type="float" office:value="65.9" calcext:value-type="float">
            <text:p>65.9</text:p>
          </table:table-cell>
          <table:table-cell table:formula="of:=ABS([.D1022]-[.E1022])" office:value-type="float" office:value="1.06" calcext:value-type="float">
            <text:p>1.06</text:p>
          </table:table-cell>
          <table:table-cell table:formula="of:= [.D1022]-[.E1022]" office:value-type="float" office:value="-1.06" calcext:value-type="float">
            <text:p>-1.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55000" calcext:value-type="float">
            <text:p>77455000</text:p>
          </table:table-cell>
          <table:table-cell table:formula="of:=[.B1023]/1000000" office:value-type="float" office:value="77.455" calcext:value-type="float">
            <text:p>77.455</text:p>
          </table:table-cell>
          <table:table-cell office:value-type="float" office:value="64.83" calcext:value-type="float">
            <text:p>64.83</text:p>
          </table:table-cell>
          <table:table-cell office:value-type="float" office:value="65.92" calcext:value-type="float">
            <text:p>65.92</text:p>
          </table:table-cell>
          <table:table-cell table:formula="of:=ABS([.D1023]-[.E1023])" office:value-type="float" office:value="1.09" calcext:value-type="float">
            <text:p>1.09</text:p>
          </table:table-cell>
          <table:table-cell table:formula="of:= [.D1023]-[.E1023]" office:value-type="float" office:value="-1.09" calcext:value-type="float">
            <text:p>-1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75000" calcext:value-type="float">
            <text:p>77475000</text:p>
          </table:table-cell>
          <table:table-cell table:formula="of:=[.B1024]/1000000" office:value-type="float" office:value="77.475" calcext:value-type="float">
            <text:p>77.475</text:p>
          </table:table-cell>
          <table:table-cell office:value-type="float" office:value="64.83" calcext:value-type="float">
            <text:p>64.83</text:p>
          </table:table-cell>
          <table:table-cell office:value-type="float" office:value="65.93" calcext:value-type="float">
            <text:p>65.93</text:p>
          </table:table-cell>
          <table:table-cell table:formula="of:=ABS([.D1024]-[.E1024])" office:value-type="float" office:value="1.10000000000001" calcext:value-type="float">
            <text:p>1.1</text:p>
          </table:table-cell>
          <table:table-cell table:formula="of:= [.D1024]-[.E1024]" office:value-type="float" office:value="-1.10000000000001" calcext:value-type="float">
            <text:p>-1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95000" calcext:value-type="float">
            <text:p>77495000</text:p>
          </table:table-cell>
          <table:table-cell table:formula="of:=[.B1025]/1000000" office:value-type="float" office:value="77.495" calcext:value-type="float">
            <text:p>77.495</text:p>
          </table:table-cell>
          <table:table-cell office:value-type="float" office:value="64.83" calcext:value-type="float">
            <text:p>64.83</text:p>
          </table:table-cell>
          <table:table-cell office:value-type="float" office:value="65.95" calcext:value-type="float">
            <text:p>65.95</text:p>
          </table:table-cell>
          <table:table-cell table:formula="of:=ABS([.D1025]-[.E1025])" office:value-type="float" office:value="1.12" calcext:value-type="float">
            <text:p>1.12</text:p>
          </table:table-cell>
          <table:table-cell table:formula="of:= [.D1025]-[.E1025]" office:value-type="float" office:value="-1.12" calcext:value-type="float">
            <text:p>-1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515000" calcext:value-type="float">
            <text:p>77515000</text:p>
          </table:table-cell>
          <table:table-cell table:formula="of:=[.B1026]/1000000" office:value-type="float" office:value="77.515" calcext:value-type="float">
            <text:p>77.515</text:p>
          </table:table-cell>
          <table:table-cell office:value-type="float" office:value="64.82" calcext:value-type="float">
            <text:p>64.82</text:p>
          </table:table-cell>
          <table:table-cell office:value-type="float" office:value="65.96" calcext:value-type="float">
            <text:p>65.96</text:p>
          </table:table-cell>
          <table:table-cell table:formula="of:=ABS([.D1026]-[.E1026])" office:value-type="float" office:value="1.14" calcext:value-type="float">
            <text:p>1.14</text:p>
          </table:table-cell>
          <table:table-cell table:formula="of:= [.D1026]-[.E1026]" office:value-type="float" office:value="-1.14" calcext:value-type="float">
            <text:p>-1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535000" calcext:value-type="float">
            <text:p>77535000</text:p>
          </table:table-cell>
          <table:table-cell table:formula="of:=[.B1027]/1000000" office:value-type="float" office:value="77.535" calcext:value-type="float">
            <text:p>77.535</text:p>
          </table:table-cell>
          <table:table-cell office:value-type="float" office:value="-64.82" calcext:value-type="float">
            <text:p>-64.82</text:p>
          </table:table-cell>
          <table:table-cell office:value-type="float" office:value="65.63" calcext:value-type="float">
            <text:p>65.63</text:p>
          </table:table-cell>
          <table:table-cell table:formula="of:=ABS([.D1027]-[.E1027])" office:value-type="float" office:value="130.45" calcext:value-type="float">
            <text:p>130.45</text:p>
          </table:table-cell>
          <table:table-cell table:formula="of:= [.D1027]-[.E1027]" office:value-type="float" office:value="-130.45" calcext:value-type="float">
            <text:p>-130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555000" calcext:value-type="float">
            <text:p>77555000</text:p>
          </table:table-cell>
          <table:table-cell table:formula="of:=[.B1028]/1000000" office:value-type="float" office:value="77.555" calcext:value-type="float">
            <text:p>77.555</text:p>
          </table:table-cell>
          <table:table-cell office:value-type="float" office:value="-64.82" calcext:value-type="float">
            <text:p>-64.82</text:p>
          </table:table-cell>
          <table:table-cell office:value-type="float" office:value="65.01" calcext:value-type="float">
            <text:p>65.01</text:p>
          </table:table-cell>
          <table:table-cell table:formula="of:=ABS([.D1028]-[.E1028])" office:value-type="float" office:value="129.83" calcext:value-type="float">
            <text:p>129.83</text:p>
          </table:table-cell>
          <table:table-cell table:formula="of:= [.D1028]-[.E1028]" office:value-type="float" office:value="-129.83" calcext:value-type="float">
            <text:p>-129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575000" calcext:value-type="float">
            <text:p>77575000</text:p>
          </table:table-cell>
          <table:table-cell table:formula="of:=[.B1029]/1000000" office:value-type="float" office:value="77.575" calcext:value-type="float">
            <text:p>77.575</text:p>
          </table:table-cell>
          <table:table-cell office:value-type="float" office:value="-64.82" calcext:value-type="float">
            <text:p>-64.82</text:p>
          </table:table-cell>
          <table:table-cell office:value-type="float" office:value="64.16" calcext:value-type="float">
            <text:p>64.16</text:p>
          </table:table-cell>
          <table:table-cell table:formula="of:=ABS([.D1029]-[.E1029])" office:value-type="float" office:value="128.98" calcext:value-type="float">
            <text:p>128.98</text:p>
          </table:table-cell>
          <table:table-cell table:formula="of:= [.D1029]-[.E1029]" office:value-type="float" office:value="-128.98" calcext:value-type="float">
            <text:p>-128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595000" calcext:value-type="float">
            <text:p>77595000</text:p>
          </table:table-cell>
          <table:table-cell table:formula="of:=[.B1030]/1000000" office:value-type="float" office:value="77.595" calcext:value-type="float">
            <text:p>77.595</text:p>
          </table:table-cell>
          <table:table-cell office:value-type="float" office:value="-64.82" calcext:value-type="float">
            <text:p>-64.82</text:p>
          </table:table-cell>
          <table:table-cell office:value-type="float" office:value="63.11" calcext:value-type="float">
            <text:p>63.11</text:p>
          </table:table-cell>
          <table:table-cell table:formula="of:=ABS([.D1030]-[.E1030])" office:value-type="float" office:value="127.93" calcext:value-type="float">
            <text:p>127.93</text:p>
          </table:table-cell>
          <table:table-cell table:formula="of:= [.D1030]-[.E1030]" office:value-type="float" office:value="-127.93" calcext:value-type="float">
            <text:p>-127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15000" calcext:value-type="float">
            <text:p>77615000</text:p>
          </table:table-cell>
          <table:table-cell table:formula="of:=[.B1031]/1000000" office:value-type="float" office:value="77.615" calcext:value-type="float">
            <text:p>77.615</text:p>
          </table:table-cell>
          <table:table-cell office:value-type="float" office:value="-64.81" calcext:value-type="float">
            <text:p>-64.81</text:p>
          </table:table-cell>
          <table:table-cell office:value-type="float" office:value="61.89" calcext:value-type="float">
            <text:p>61.89</text:p>
          </table:table-cell>
          <table:table-cell table:formula="of:=ABS([.D1031]-[.E1031])" office:value-type="float" office:value="126.7" calcext:value-type="float">
            <text:p>126.7</text:p>
          </table:table-cell>
          <table:table-cell table:formula="of:= [.D1031]-[.E1031]" office:value-type="float" office:value="-126.7" calcext:value-type="float">
            <text:p>-126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35000" calcext:value-type="float">
            <text:p>77635000</text:p>
          </table:table-cell>
          <table:table-cell table:formula="of:=[.B1032]/1000000" office:value-type="float" office:value="77.635" calcext:value-type="float">
            <text:p>77.635</text:p>
          </table:table-cell>
          <table:table-cell office:value-type="float" office:value="-64.81" calcext:value-type="float">
            <text:p>-64.81</text:p>
          </table:table-cell>
          <table:table-cell office:value-type="float" office:value="60.53" calcext:value-type="float">
            <text:p>60.53</text:p>
          </table:table-cell>
          <table:table-cell table:formula="of:=ABS([.D1032]-[.E1032])" office:value-type="float" office:value="125.34" calcext:value-type="float">
            <text:p>125.34</text:p>
          </table:table-cell>
          <table:table-cell table:formula="of:= [.D1032]-[.E1032]" office:value-type="float" office:value="-125.34" calcext:value-type="float">
            <text:p>-125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55000" calcext:value-type="float">
            <text:p>77655000</text:p>
          </table:table-cell>
          <table:table-cell table:formula="of:=[.B1033]/1000000" office:value-type="float" office:value="77.655" calcext:value-type="float">
            <text:p>77.655</text:p>
          </table:table-cell>
          <table:table-cell office:value-type="float" office:value="-64.81" calcext:value-type="float">
            <text:p>-64.81</text:p>
          </table:table-cell>
          <table:table-cell office:value-type="float" office:value="59.05" calcext:value-type="float">
            <text:p>59.05</text:p>
          </table:table-cell>
          <table:table-cell table:formula="of:=ABS([.D1033]-[.E1033])" office:value-type="float" office:value="123.86" calcext:value-type="float">
            <text:p>123.86</text:p>
          </table:table-cell>
          <table:table-cell table:formula="of:= [.D1033]-[.E1033]" office:value-type="float" office:value="-123.86" calcext:value-type="float">
            <text:p>-123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75000" calcext:value-type="float">
            <text:p>77675000</text:p>
          </table:table-cell>
          <table:table-cell table:formula="of:=[.B1034]/1000000" office:value-type="float" office:value="77.675" calcext:value-type="float">
            <text:p>77.675</text:p>
          </table:table-cell>
          <table:table-cell office:value-type="float" office:value="-64.81" calcext:value-type="float">
            <text:p>-64.81</text:p>
          </table:table-cell>
          <table:table-cell office:value-type="float" office:value="57.49" calcext:value-type="float">
            <text:p>57.49</text:p>
          </table:table-cell>
          <table:table-cell table:formula="of:=ABS([.D1034]-[.E1034])" office:value-type="float" office:value="122.3" calcext:value-type="float">
            <text:p>122.3</text:p>
          </table:table-cell>
          <table:table-cell table:formula="of:= [.D1034]-[.E1034]" office:value-type="float" office:value="-122.3" calcext:value-type="float">
            <text:p>-122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95000" calcext:value-type="float">
            <text:p>77695000</text:p>
          </table:table-cell>
          <table:table-cell table:formula="of:=[.B1035]/1000000" office:value-type="float" office:value="77.695" calcext:value-type="float">
            <text:p>77.695</text:p>
          </table:table-cell>
          <table:table-cell office:value-type="float" office:value="-64.8" calcext:value-type="float">
            <text:p>-64.8</text:p>
          </table:table-cell>
          <table:table-cell office:value-type="float" office:value="55.84" calcext:value-type="float">
            <text:p>55.84</text:p>
          </table:table-cell>
          <table:table-cell table:formula="of:=ABS([.D1035]-[.E1035])" office:value-type="float" office:value="120.64" calcext:value-type="float">
            <text:p>120.64</text:p>
          </table:table-cell>
          <table:table-cell table:formula="of:= [.D1035]-[.E1035]" office:value-type="float" office:value="-120.64" calcext:value-type="float">
            <text:p>-120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15000" calcext:value-type="float">
            <text:p>77715000</text:p>
          </table:table-cell>
          <table:table-cell table:formula="of:=[.B1036]/1000000" office:value-type="float" office:value="77.715" calcext:value-type="float">
            <text:p>77.715</text:p>
          </table:table-cell>
          <table:table-cell office:value-type="float" office:value="-64.8" calcext:value-type="float">
            <text:p>-64.8</text:p>
          </table:table-cell>
          <table:table-cell office:value-type="float" office:value="54.12" calcext:value-type="float">
            <text:p>54.12</text:p>
          </table:table-cell>
          <table:table-cell table:formula="of:=ABS([.D1036]-[.E1036])" office:value-type="float" office:value="118.92" calcext:value-type="float">
            <text:p>118.92</text:p>
          </table:table-cell>
          <table:table-cell table:formula="of:= [.D1036]-[.E1036]" office:value-type="float" office:value="-118.92" calcext:value-type="float">
            <text:p>-118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35000" calcext:value-type="float">
            <text:p>77735000</text:p>
          </table:table-cell>
          <table:table-cell table:formula="of:=[.B1037]/1000000" office:value-type="float" office:value="77.735" calcext:value-type="float">
            <text:p>77.735</text:p>
          </table:table-cell>
          <table:table-cell office:value-type="float" office:value="-64.79" calcext:value-type="float">
            <text:p>-64.79</text:p>
          </table:table-cell>
          <table:table-cell office:value-type="float" office:value="52.34" calcext:value-type="float">
            <text:p>52.34</text:p>
          </table:table-cell>
          <table:table-cell table:formula="of:=ABS([.D1037]-[.E1037])" office:value-type="float" office:value="117.13" calcext:value-type="float">
            <text:p>117.13</text:p>
          </table:table-cell>
          <table:table-cell table:formula="of:= [.D1037]-[.E1037]" office:value-type="float" office:value="-117.13" calcext:value-type="float">
            <text:p>-117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55000" calcext:value-type="float">
            <text:p>77755000</text:p>
          </table:table-cell>
          <table:table-cell table:formula="of:=[.B1038]/1000000" office:value-type="float" office:value="77.755" calcext:value-type="float">
            <text:p>77.755</text:p>
          </table:table-cell>
          <table:table-cell office:value-type="float" office:value="-64.78" calcext:value-type="float">
            <text:p>-64.78</text:p>
          </table:table-cell>
          <table:table-cell office:value-type="float" office:value="50.52" calcext:value-type="float">
            <text:p>50.52</text:p>
          </table:table-cell>
          <table:table-cell table:formula="of:=ABS([.D1038]-[.E1038])" office:value-type="float" office:value="115.3" calcext:value-type="float">
            <text:p>115.3</text:p>
          </table:table-cell>
          <table:table-cell table:formula="of:= [.D1038]-[.E1038]" office:value-type="float" office:value="-115.3" calcext:value-type="float">
            <text:p>-115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75000" calcext:value-type="float">
            <text:p>77775000</text:p>
          </table:table-cell>
          <table:table-cell table:formula="of:=[.B1039]/1000000" office:value-type="float" office:value="77.775" calcext:value-type="float">
            <text:p>77.775</text:p>
          </table:table-cell>
          <table:table-cell office:value-type="float" office:value="-64.78" calcext:value-type="float">
            <text:p>-64.78</text:p>
          </table:table-cell>
          <table:table-cell office:value-type="float" office:value="48.66" calcext:value-type="float">
            <text:p>48.66</text:p>
          </table:table-cell>
          <table:table-cell table:formula="of:=ABS([.D1039]-[.E1039])" office:value-type="float" office:value="113.44" calcext:value-type="float">
            <text:p>113.44</text:p>
          </table:table-cell>
          <table:table-cell table:formula="of:= [.D1039]-[.E1039]" office:value-type="float" office:value="-113.44" calcext:value-type="float">
            <text:p>-113.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95000" calcext:value-type="float">
            <text:p>77795000</text:p>
          </table:table-cell>
          <table:table-cell table:formula="of:=[.B1040]/1000000" office:value-type="float" office:value="77.795" calcext:value-type="float">
            <text:p>77.795</text:p>
          </table:table-cell>
          <table:table-cell office:value-type="float" office:value="-64.77" calcext:value-type="float">
            <text:p>-64.77</text:p>
          </table:table-cell>
          <table:table-cell office:value-type="float" office:value="46.78" calcext:value-type="float">
            <text:p>46.78</text:p>
          </table:table-cell>
          <table:table-cell table:formula="of:=ABS([.D1040]-[.E1040])" office:value-type="float" office:value="111.55" calcext:value-type="float">
            <text:p>111.55</text:p>
          </table:table-cell>
          <table:table-cell table:formula="of:= [.D1040]-[.E1040]" office:value-type="float" office:value="-111.55" calcext:value-type="float">
            <text:p>-111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815000" calcext:value-type="float">
            <text:p>77815000</text:p>
          </table:table-cell>
          <table:table-cell table:formula="of:=[.B1041]/1000000" office:value-type="float" office:value="77.815" calcext:value-type="float">
            <text:p>77.815</text:p>
          </table:table-cell>
          <table:table-cell office:value-type="float" office:value="-64.76" calcext:value-type="float">
            <text:p>-64.76</text:p>
          </table:table-cell>
          <table:table-cell office:value-type="float" office:value="44.87" calcext:value-type="float">
            <text:p>44.87</text:p>
          </table:table-cell>
          <table:table-cell table:formula="of:=ABS([.D1041]-[.E1041])" office:value-type="float" office:value="109.63" calcext:value-type="float">
            <text:p>109.63</text:p>
          </table:table-cell>
          <table:table-cell table:formula="of:= [.D1041]-[.E1041]" office:value-type="float" office:value="-109.63" calcext:value-type="float">
            <text:p>-109.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835000" calcext:value-type="float">
            <text:p>77835000</text:p>
          </table:table-cell>
          <table:table-cell table:formula="of:=[.B1042]/1000000" office:value-type="float" office:value="77.835" calcext:value-type="float">
            <text:p>77.835</text:p>
          </table:table-cell>
          <table:table-cell office:value-type="float" office:value="-64.75" calcext:value-type="float">
            <text:p>-64.75</text:p>
          </table:table-cell>
          <table:table-cell office:value-type="float" office:value="42.94" calcext:value-type="float">
            <text:p>42.94</text:p>
          </table:table-cell>
          <table:table-cell table:formula="of:=ABS([.D1042]-[.E1042])" office:value-type="float" office:value="107.69" calcext:value-type="float">
            <text:p>107.69</text:p>
          </table:table-cell>
          <table:table-cell table:formula="of:= [.D1042]-[.E1042]" office:value-type="float" office:value="-107.69" calcext:value-type="float">
            <text:p>-107.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855000" calcext:value-type="float">
            <text:p>77855000</text:p>
          </table:table-cell>
          <table:table-cell table:formula="of:=[.B1043]/1000000" office:value-type="float" office:value="77.855" calcext:value-type="float">
            <text:p>77.855</text:p>
          </table:table-cell>
          <table:table-cell office:value-type="float" office:value="-64.75" calcext:value-type="float">
            <text:p>-64.75</text:p>
          </table:table-cell>
          <table:table-cell office:value-type="float" office:value="40.99" calcext:value-type="float">
            <text:p>40.99</text:p>
          </table:table-cell>
          <table:table-cell table:formula="of:=ABS([.D1043]-[.E1043])" office:value-type="float" office:value="105.74" calcext:value-type="float">
            <text:p>105.74</text:p>
          </table:table-cell>
          <table:table-cell table:formula="of:= [.D1043]-[.E1043]" office:value-type="float" office:value="-105.74" calcext:value-type="float">
            <text:p>-105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875000" calcext:value-type="float">
            <text:p>77875000</text:p>
          </table:table-cell>
          <table:table-cell table:formula="of:=[.B1044]/1000000" office:value-type="float" office:value="77.875" calcext:value-type="float">
            <text:p>77.875</text:p>
          </table:table-cell>
          <table:table-cell office:value-type="float" office:value="-64.74" calcext:value-type="float">
            <text:p>-64.74</text:p>
          </table:table-cell>
          <table:table-cell office:value-type="float" office:value="39.04" calcext:value-type="float">
            <text:p>39.04</text:p>
          </table:table-cell>
          <table:table-cell table:formula="of:=ABS([.D1044]-[.E1044])" office:value-type="float" office:value="103.78" calcext:value-type="float">
            <text:p>103.78</text:p>
          </table:table-cell>
          <table:table-cell table:formula="of:= [.D1044]-[.E1044]" office:value-type="float" office:value="-103.78" calcext:value-type="float">
            <text:p>-103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895000" calcext:value-type="float">
            <text:p>77895000</text:p>
          </table:table-cell>
          <table:table-cell table:formula="of:=[.B1045]/1000000" office:value-type="float" office:value="77.895" calcext:value-type="float">
            <text:p>77.895</text:p>
          </table:table-cell>
          <table:table-cell office:value-type="float" office:value="-64.74" calcext:value-type="float">
            <text:p>-64.74</text:p>
          </table:table-cell>
          <table:table-cell office:value-type="float" office:value="37.07" calcext:value-type="float">
            <text:p>37.07</text:p>
          </table:table-cell>
          <table:table-cell table:formula="of:=ABS([.D1045]-[.E1045])" office:value-type="float" office:value="101.81" calcext:value-type="float">
            <text:p>101.81</text:p>
          </table:table-cell>
          <table:table-cell table:formula="of:= [.D1045]-[.E1045]" office:value-type="float" office:value="-101.81" calcext:value-type="float">
            <text:p>-101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15000" calcext:value-type="float">
            <text:p>77915000</text:p>
          </table:table-cell>
          <table:table-cell table:formula="of:=[.B1046]/1000000" office:value-type="float" office:value="77.915" calcext:value-type="float">
            <text:p>77.915</text:p>
          </table:table-cell>
          <table:table-cell office:value-type="float" office:value="-64.73" calcext:value-type="float">
            <text:p>-64.73</text:p>
          </table:table-cell>
          <table:table-cell office:value-type="float" office:value="35.08" calcext:value-type="float">
            <text:p>35.08</text:p>
          </table:table-cell>
          <table:table-cell table:formula="of:=ABS([.D1046]-[.E1046])" office:value-type="float" office:value="99.81" calcext:value-type="float">
            <text:p>99.81</text:p>
          </table:table-cell>
          <table:table-cell table:formula="of:= [.D1046]-[.E1046]" office:value-type="float" office:value="-99.81" calcext:value-type="float">
            <text:p>-99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35000" calcext:value-type="float">
            <text:p>77935000</text:p>
          </table:table-cell>
          <table:table-cell table:formula="of:=[.B1047]/1000000" office:value-type="float" office:value="77.935" calcext:value-type="float">
            <text:p>77.935</text:p>
          </table:table-cell>
          <table:table-cell office:value-type="float" office:value="-64.72" calcext:value-type="float">
            <text:p>-64.72</text:p>
          </table:table-cell>
          <table:table-cell office:value-type="float" office:value="33.08" calcext:value-type="float">
            <text:p>33.08</text:p>
          </table:table-cell>
          <table:table-cell table:formula="of:=ABS([.D1047]-[.E1047])" office:value-type="float" office:value="97.8" calcext:value-type="float">
            <text:p>97.8</text:p>
          </table:table-cell>
          <table:table-cell table:formula="of:= [.D1047]-[.E1047]" office:value-type="float" office:value="-97.8" calcext:value-type="float">
            <text:p>-97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55000" calcext:value-type="float">
            <text:p>77955000</text:p>
          </table:table-cell>
          <table:table-cell table:formula="of:=[.B1048]/1000000" office:value-type="float" office:value="77.955" calcext:value-type="float">
            <text:p>77.955</text:p>
          </table:table-cell>
          <table:table-cell office:value-type="float" office:value="-64.72" calcext:value-type="float">
            <text:p>-64.72</text:p>
          </table:table-cell>
          <table:table-cell office:value-type="float" office:value="31.08" calcext:value-type="float">
            <text:p>31.08</text:p>
          </table:table-cell>
          <table:table-cell table:formula="of:=ABS([.D1048]-[.E1048])" office:value-type="float" office:value="95.8" calcext:value-type="float">
            <text:p>95.8</text:p>
          </table:table-cell>
          <table:table-cell table:formula="of:= [.D1048]-[.E1048]" office:value-type="float" office:value="-95.8" calcext:value-type="float">
            <text:p>-95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75000" calcext:value-type="float">
            <text:p>77975000</text:p>
          </table:table-cell>
          <table:table-cell table:formula="of:=[.B1049]/1000000" office:value-type="float" office:value="77.975" calcext:value-type="float">
            <text:p>77.975</text:p>
          </table:table-cell>
          <table:table-cell office:value-type="float" office:value="-64.72" calcext:value-type="float">
            <text:p>-64.72</text:p>
          </table:table-cell>
          <table:table-cell office:value-type="float" office:value="29.08" calcext:value-type="float">
            <text:p>29.08</text:p>
          </table:table-cell>
          <table:table-cell table:formula="of:=ABS([.D1049]-[.E1049])" office:value-type="float" office:value="93.8" calcext:value-type="float">
            <text:p>93.8</text:p>
          </table:table-cell>
          <table:table-cell table:formula="of:= [.D1049]-[.E1049]" office:value-type="float" office:value="-93.8" calcext:value-type="float">
            <text:p>-93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95000" calcext:value-type="float">
            <text:p>77995000</text:p>
          </table:table-cell>
          <table:table-cell table:formula="of:=[.B1050]/1000000" office:value-type="float" office:value="77.995" calcext:value-type="float">
            <text:p>77.995</text:p>
          </table:table-cell>
          <table:table-cell office:value-type="float" office:value="-64.71" calcext:value-type="float">
            <text:p>-64.71</text:p>
          </table:table-cell>
          <table:table-cell office:value-type="float" office:value="27.08" calcext:value-type="float">
            <text:p>27.08</text:p>
          </table:table-cell>
          <table:table-cell table:formula="of:=ABS([.D1050]-[.E1050])" office:value-type="float" office:value="91.79" calcext:value-type="float">
            <text:p>91.79</text:p>
          </table:table-cell>
          <table:table-cell table:formula="of:= [.D1050]-[.E1050]" office:value-type="float" office:value="-91.79" calcext:value-type="float">
            <text:p>-91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015000" calcext:value-type="float">
            <text:p>78015000</text:p>
          </table:table-cell>
          <table:table-cell table:formula="of:=[.B1051]/1000000" office:value-type="float" office:value="78.015" calcext:value-type="float">
            <text:p>78.015</text:p>
          </table:table-cell>
          <table:table-cell office:value-type="float" office:value="-64.71" calcext:value-type="float">
            <text:p>-64.71</text:p>
          </table:table-cell>
          <table:table-cell office:value-type="float" office:value="25.08" calcext:value-type="float">
            <text:p>25.08</text:p>
          </table:table-cell>
          <table:table-cell table:formula="of:=ABS([.D1051]-[.E1051])" office:value-type="float" office:value="89.79" calcext:value-type="float">
            <text:p>89.79</text:p>
          </table:table-cell>
          <table:table-cell table:formula="of:= [.D1051]-[.E1051]" office:value-type="float" office:value="-89.79" calcext:value-type="float">
            <text:p>-89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035000" calcext:value-type="float">
            <text:p>78035000</text:p>
          </table:table-cell>
          <table:table-cell table:formula="of:=[.B1052]/1000000" office:value-type="float" office:value="78.035" calcext:value-type="float">
            <text:p>78.035</text:p>
          </table:table-cell>
          <table:table-cell office:value-type="float" office:value="-64.71" calcext:value-type="float">
            <text:p>-64.71</text:p>
          </table:table-cell>
          <table:table-cell office:value-type="float" office:value="23.1" calcext:value-type="float">
            <text:p>23.1</text:p>
          </table:table-cell>
          <table:table-cell table:formula="of:=ABS([.D1052]-[.E1052])" office:value-type="float" office:value="87.81" calcext:value-type="float">
            <text:p>87.81</text:p>
          </table:table-cell>
          <table:table-cell table:formula="of:= [.D1052]-[.E1052]" office:value-type="float" office:value="-87.81" calcext:value-type="float">
            <text:p>-87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055000" calcext:value-type="float">
            <text:p>78055000</text:p>
          </table:table-cell>
          <table:table-cell table:formula="of:=[.B1053]/1000000" office:value-type="float" office:value="78.055" calcext:value-type="float">
            <text:p>78.055</text:p>
          </table:table-cell>
          <table:table-cell office:value-type="float" office:value="-64.72" calcext:value-type="float">
            <text:p>-64.72</text:p>
          </table:table-cell>
          <table:table-cell office:value-type="float" office:value="21.1" calcext:value-type="float">
            <text:p>21.1</text:p>
          </table:table-cell>
          <table:table-cell table:formula="of:=ABS([.D1053]-[.E1053])" office:value-type="float" office:value="85.82" calcext:value-type="float">
            <text:p>85.82</text:p>
          </table:table-cell>
          <table:table-cell table:formula="of:= [.D1053]-[.E1053]" office:value-type="float" office:value="-85.82" calcext:value-type="float">
            <text:p>-85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075000" calcext:value-type="float">
            <text:p>78075000</text:p>
          </table:table-cell>
          <table:table-cell table:formula="of:=[.B1054]/1000000" office:value-type="float" office:value="78.075" calcext:value-type="float">
            <text:p>78.075</text:p>
          </table:table-cell>
          <table:table-cell office:value-type="float" office:value="-64.72" calcext:value-type="float">
            <text:p>-64.72</text:p>
          </table:table-cell>
          <table:table-cell office:value-type="float" office:value="19.11" calcext:value-type="float">
            <text:p>19.11</text:p>
          </table:table-cell>
          <table:table-cell table:formula="of:=ABS([.D1054]-[.E1054])" office:value-type="float" office:value="83.83" calcext:value-type="float">
            <text:p>83.83</text:p>
          </table:table-cell>
          <table:table-cell table:formula="of:= [.D1054]-[.E1054]" office:value-type="float" office:value="-83.83" calcext:value-type="float">
            <text:p>-83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095000" calcext:value-type="float">
            <text:p>78095000</text:p>
          </table:table-cell>
          <table:table-cell table:formula="of:=[.B1055]/1000000" office:value-type="float" office:value="78.095" calcext:value-type="float">
            <text:p>78.095</text:p>
          </table:table-cell>
          <table:table-cell office:value-type="float" office:value="-64.72" calcext:value-type="float">
            <text:p>-64.72</text:p>
          </table:table-cell>
          <table:table-cell office:value-type="float" office:value="17.11" calcext:value-type="float">
            <text:p>17.11</text:p>
          </table:table-cell>
          <table:table-cell table:formula="of:=ABS([.D1055]-[.E1055])" office:value-type="float" office:value="81.83" calcext:value-type="float">
            <text:p>81.83</text:p>
          </table:table-cell>
          <table:table-cell table:formula="of:= [.D1055]-[.E1055]" office:value-type="float" office:value="-81.83" calcext:value-type="float">
            <text:p>-81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15000" calcext:value-type="float">
            <text:p>78115000</text:p>
          </table:table-cell>
          <table:table-cell table:formula="of:=[.B1056]/1000000" office:value-type="float" office:value="78.115" calcext:value-type="float">
            <text:p>78.115</text:p>
          </table:table-cell>
          <table:table-cell office:value-type="float" office:value="-64.73" calcext:value-type="float">
            <text:p>-64.73</text:p>
          </table:table-cell>
          <table:table-cell office:value-type="float" office:value="15.11" calcext:value-type="float">
            <text:p>15.11</text:p>
          </table:table-cell>
          <table:table-cell table:formula="of:=ABS([.D1056]-[.E1056])" office:value-type="float" office:value="79.84" calcext:value-type="float">
            <text:p>79.84</text:p>
          </table:table-cell>
          <table:table-cell table:formula="of:= [.D1056]-[.E1056]" office:value-type="float" office:value="-79.84" calcext:value-type="float">
            <text:p>-79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35000" calcext:value-type="float">
            <text:p>78135000</text:p>
          </table:table-cell>
          <table:table-cell table:formula="of:=[.B1057]/1000000" office:value-type="float" office:value="78.135" calcext:value-type="float">
            <text:p>78.135</text:p>
          </table:table-cell>
          <table:table-cell office:value-type="float" office:value="-64.73" calcext:value-type="float">
            <text:p>-64.73</text:p>
          </table:table-cell>
          <table:table-cell office:value-type="float" office:value="13.1" calcext:value-type="float">
            <text:p>13.1</text:p>
          </table:table-cell>
          <table:table-cell table:formula="of:=ABS([.D1057]-[.E1057])" office:value-type="float" office:value="77.83" calcext:value-type="float">
            <text:p>77.83</text:p>
          </table:table-cell>
          <table:table-cell table:formula="of:= [.D1057]-[.E1057]" office:value-type="float" office:value="-77.83" calcext:value-type="float">
            <text:p>-77.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55000" calcext:value-type="float">
            <text:p>78155000</text:p>
          </table:table-cell>
          <table:table-cell table:formula="of:=[.B1058]/1000000" office:value-type="float" office:value="78.155" calcext:value-type="float">
            <text:p>78.155</text:p>
          </table:table-cell>
          <table:table-cell office:value-type="float" office:value="-64.74" calcext:value-type="float">
            <text:p>-64.74</text:p>
          </table:table-cell>
          <table:table-cell office:value-type="float" office:value="11.11" calcext:value-type="float">
            <text:p>11.11</text:p>
          </table:table-cell>
          <table:table-cell table:formula="of:=ABS([.D1058]-[.E1058])" office:value-type="float" office:value="75.85" calcext:value-type="float">
            <text:p>75.85</text:p>
          </table:table-cell>
          <table:table-cell table:formula="of:= [.D1058]-[.E1058]" office:value-type="float" office:value="-75.85" calcext:value-type="float">
            <text:p>-75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75000" calcext:value-type="float">
            <text:p>78175000</text:p>
          </table:table-cell>
          <table:table-cell table:formula="of:=[.B1059]/1000000" office:value-type="float" office:value="78.175" calcext:value-type="float">
            <text:p>78.175</text:p>
          </table:table-cell>
          <table:table-cell office:value-type="float" office:value="-64.75" calcext:value-type="float">
            <text:p>-64.75</text:p>
          </table:table-cell>
          <table:table-cell office:value-type="float" office:value="9.11" calcext:value-type="float">
            <text:p>9.11</text:p>
          </table:table-cell>
          <table:table-cell table:formula="of:=ABS([.D1059]-[.E1059])" office:value-type="float" office:value="73.86" calcext:value-type="float">
            <text:p>73.86</text:p>
          </table:table-cell>
          <table:table-cell table:formula="of:= [.D1059]-[.E1059]" office:value-type="float" office:value="-73.86" calcext:value-type="float">
            <text:p>-73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95000" calcext:value-type="float">
            <text:p>78195000</text:p>
          </table:table-cell>
          <table:table-cell table:formula="of:=[.B1060]/1000000" office:value-type="float" office:value="78.195" calcext:value-type="float">
            <text:p>78.195</text:p>
          </table:table-cell>
          <table:table-cell office:value-type="float" office:value="-64.75" calcext:value-type="float">
            <text:p>-64.75</text:p>
          </table:table-cell>
          <table:table-cell office:value-type="float" office:value="7.13" calcext:value-type="float">
            <text:p>7.13</text:p>
          </table:table-cell>
          <table:table-cell table:formula="of:=ABS([.D1060]-[.E1060])" office:value-type="float" office:value="71.88" calcext:value-type="float">
            <text:p>71.88</text:p>
          </table:table-cell>
          <table:table-cell table:formula="of:= [.D1060]-[.E1060]" office:value-type="float" office:value="-71.88" calcext:value-type="float">
            <text:p>-71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15000" calcext:value-type="float">
            <text:p>78215000</text:p>
          </table:table-cell>
          <table:table-cell table:formula="of:=[.B1061]/1000000" office:value-type="float" office:value="78.215" calcext:value-type="float">
            <text:p>78.215</text:p>
          </table:table-cell>
          <table:table-cell office:value-type="float" office:value="-64.76" calcext:value-type="float">
            <text:p>-64.76</text:p>
          </table:table-cell>
          <table:table-cell office:value-type="float" office:value="5.14" calcext:value-type="float">
            <text:p>5.14</text:p>
          </table:table-cell>
          <table:table-cell table:formula="of:=ABS([.D1061]-[.E1061])" office:value-type="float" office:value="69.9" calcext:value-type="float">
            <text:p>69.9</text:p>
          </table:table-cell>
          <table:table-cell table:formula="of:= [.D1061]-[.E1061]" office:value-type="float" office:value="-69.9" calcext:value-type="float">
            <text:p>-69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35000" calcext:value-type="float">
            <text:p>78235000</text:p>
          </table:table-cell>
          <table:table-cell table:formula="of:=[.B1062]/1000000" office:value-type="float" office:value="78.235" calcext:value-type="float">
            <text:p>78.235</text:p>
          </table:table-cell>
          <table:table-cell office:value-type="float" office:value="-64.77" calcext:value-type="float">
            <text:p>-64.77</text:p>
          </table:table-cell>
          <table:table-cell office:value-type="float" office:value="3.21" calcext:value-type="float">
            <text:p>3.21</text:p>
          </table:table-cell>
          <table:table-cell table:formula="of:=ABS([.D1062]-[.E1062])" office:value-type="float" office:value="67.98" calcext:value-type="float">
            <text:p>67.98</text:p>
          </table:table-cell>
          <table:table-cell table:formula="of:= [.D1062]-[.E1062]" office:value-type="float" office:value="-67.98" calcext:value-type="float">
            <text:p>-67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55000" calcext:value-type="float">
            <text:p>78255000</text:p>
          </table:table-cell>
          <table:table-cell table:formula="of:=[.B1063]/1000000" office:value-type="float" office:value="78.255" calcext:value-type="float">
            <text:p>78.255</text:p>
          </table:table-cell>
          <table:table-cell office:value-type="float" office:value="-64.78" calcext:value-type="float">
            <text:p>-64.78</text:p>
          </table:table-cell>
          <table:table-cell office:value-type="float" office:value="1.23" calcext:value-type="float">
            <text:p>1.23</text:p>
          </table:table-cell>
          <table:table-cell table:formula="of:=ABS([.D1063]-[.E1063])" office:value-type="float" office:value="66.01" calcext:value-type="float">
            <text:p>66.01</text:p>
          </table:table-cell>
          <table:table-cell table:formula="of:= [.D1063]-[.E1063]" office:value-type="float" office:value="-66.01" calcext:value-type="float">
            <text:p>-66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75000" calcext:value-type="float">
            <text:p>78275000</text:p>
          </table:table-cell>
          <table:table-cell table:formula="of:=[.B1064]/1000000" office:value-type="float" office:value="78.275" calcext:value-type="float">
            <text:p>78.27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0.74" calcext:value-type="float">
            <text:p>-0.74</text:p>
          </table:table-cell>
          <table:table-cell table:formula="of:=ABS([.D1064]-[.E1064])" office:value-type="float" office:value="64.05" calcext:value-type="float">
            <text:p>64.05</text:p>
          </table:table-cell>
          <table:table-cell table:formula="of:= [.D1064]-[.E1064]" office:value-type="float" office:value="-64.05" calcext:value-type="float">
            <text:p>-64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95000" calcext:value-type="float">
            <text:p>78295000</text:p>
          </table:table-cell>
          <table:table-cell table:formula="of:=[.B1065]/1000000" office:value-type="float" office:value="78.295" calcext:value-type="float">
            <text:p>78.29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2.7" calcext:value-type="float">
            <text:p>-2.7</text:p>
          </table:table-cell>
          <table:table-cell table:formula="of:=ABS([.D1065]-[.E1065])" office:value-type="float" office:value="62.09" calcext:value-type="float">
            <text:p>62.09</text:p>
          </table:table-cell>
          <table:table-cell table:formula="of:= [.D1065]-[.E1065]" office:value-type="float" office:value="-62.09" calcext:value-type="float">
            <text:p>-62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15000" calcext:value-type="float">
            <text:p>78315000</text:p>
          </table:table-cell>
          <table:table-cell table:formula="of:=[.B1066]/1000000" office:value-type="float" office:value="78.315" calcext:value-type="float">
            <text:p>78.315</text:p>
          </table:table-cell>
          <table:table-cell office:value-type="float" office:value="-64.8" calcext:value-type="float">
            <text:p>-64.8</text:p>
          </table:table-cell>
          <table:table-cell office:value-type="float" office:value="-4.68" calcext:value-type="float">
            <text:p>-4.68</text:p>
          </table:table-cell>
          <table:table-cell table:formula="of:=ABS([.D1066]-[.E1066])" office:value-type="float" office:value="60.12" calcext:value-type="float">
            <text:p>60.12</text:p>
          </table:table-cell>
          <table:table-cell table:formula="of:= [.D1066]-[.E1066]" office:value-type="float" office:value="-60.12" calcext:value-type="float">
            <text:p>-60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35000" calcext:value-type="float">
            <text:p>78335000</text:p>
          </table:table-cell>
          <table:table-cell table:formula="of:=[.B1067]/1000000" office:value-type="float" office:value="78.335" calcext:value-type="float">
            <text:p>78.33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.65" calcext:value-type="float">
            <text:p>-6.65</text:p>
          </table:table-cell>
          <table:table-cell table:formula="of:=ABS([.D1067]-[.E1067])" office:value-type="float" office:value="58.16" calcext:value-type="float">
            <text:p>58.16</text:p>
          </table:table-cell>
          <table:table-cell table:formula="of:= [.D1067]-[.E1067]" office:value-type="float" office:value="-58.16" calcext:value-type="float">
            <text:p>-58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55000" calcext:value-type="float">
            <text:p>78355000</text:p>
          </table:table-cell>
          <table:table-cell table:formula="of:=[.B1068]/1000000" office:value-type="float" office:value="78.355" calcext:value-type="float">
            <text:p>78.35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8.61" calcext:value-type="float">
            <text:p>-8.61</text:p>
          </table:table-cell>
          <table:table-cell table:formula="of:=ABS([.D1068]-[.E1068])" office:value-type="float" office:value="56.21" calcext:value-type="float">
            <text:p>56.21</text:p>
          </table:table-cell>
          <table:table-cell table:formula="of:= [.D1068]-[.E1068]" office:value-type="float" office:value="-56.21" calcext:value-type="float">
            <text:p>-56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75000" calcext:value-type="float">
            <text:p>78375000</text:p>
          </table:table-cell>
          <table:table-cell table:formula="of:=[.B1069]/1000000" office:value-type="float" office:value="78.375" calcext:value-type="float">
            <text:p>78.37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10.57" calcext:value-type="float">
            <text:p>-10.57</text:p>
          </table:table-cell>
          <table:table-cell table:formula="of:=ABS([.D1069]-[.E1069])" office:value-type="float" office:value="54.25" calcext:value-type="float">
            <text:p>54.25</text:p>
          </table:table-cell>
          <table:table-cell table:formula="of:= [.D1069]-[.E1069]" office:value-type="float" office:value="-54.25" calcext:value-type="float">
            <text:p>-54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95000" calcext:value-type="float">
            <text:p>78395000</text:p>
          </table:table-cell>
          <table:table-cell table:formula="of:=[.B1070]/1000000" office:value-type="float" office:value="78.395" calcext:value-type="float">
            <text:p>78.39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12.52" calcext:value-type="float">
            <text:p>-12.52</text:p>
          </table:table-cell>
          <table:table-cell table:formula="of:=ABS([.D1070]-[.E1070])" office:value-type="float" office:value="52.31" calcext:value-type="float">
            <text:p>52.31</text:p>
          </table:table-cell>
          <table:table-cell table:formula="of:= [.D1070]-[.E1070]" office:value-type="float" office:value="-52.31" calcext:value-type="float">
            <text:p>-52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15000" calcext:value-type="float">
            <text:p>78415000</text:p>
          </table:table-cell>
          <table:table-cell table:formula="of:=[.B1071]/1000000" office:value-type="float" office:value="78.415" calcext:value-type="float">
            <text:p>78.41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14.48" calcext:value-type="float">
            <text:p>-14.48</text:p>
          </table:table-cell>
          <table:table-cell table:formula="of:=ABS([.D1071]-[.E1071])" office:value-type="float" office:value="50.35" calcext:value-type="float">
            <text:p>50.35</text:p>
          </table:table-cell>
          <table:table-cell table:formula="of:= [.D1071]-[.E1071]" office:value-type="float" office:value="-50.35" calcext:value-type="float">
            <text:p>-50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35000" calcext:value-type="float">
            <text:p>78435000</text:p>
          </table:table-cell>
          <table:table-cell table:formula="of:=[.B1072]/1000000" office:value-type="float" office:value="78.435" calcext:value-type="float">
            <text:p>78.43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16.37" calcext:value-type="float">
            <text:p>-16.37</text:p>
          </table:table-cell>
          <table:table-cell table:formula="of:=ABS([.D1072]-[.E1072])" office:value-type="float" office:value="48.47" calcext:value-type="float">
            <text:p>48.47</text:p>
          </table:table-cell>
          <table:table-cell table:formula="of:= [.D1072]-[.E1072]" office:value-type="float" office:value="-48.47" calcext:value-type="float">
            <text:p>-48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55000" calcext:value-type="float">
            <text:p>78455000</text:p>
          </table:table-cell>
          <table:table-cell table:formula="of:=[.B1073]/1000000" office:value-type="float" office:value="78.455" calcext:value-type="float">
            <text:p>78.45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18.32" calcext:value-type="float">
            <text:p>-18.32</text:p>
          </table:table-cell>
          <table:table-cell table:formula="of:=ABS([.D1073]-[.E1073])" office:value-type="float" office:value="46.53" calcext:value-type="float">
            <text:p>46.53</text:p>
          </table:table-cell>
          <table:table-cell table:formula="of:= [.D1073]-[.E1073]" office:value-type="float" office:value="-46.53" calcext:value-type="float">
            <text:p>-46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75000" calcext:value-type="float">
            <text:p>78475000</text:p>
          </table:table-cell>
          <table:table-cell table:formula="of:=[.B1074]/1000000" office:value-type="float" office:value="78.475" calcext:value-type="float">
            <text:p>78.47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20.26" calcext:value-type="float">
            <text:p>-20.26</text:p>
          </table:table-cell>
          <table:table-cell table:formula="of:=ABS([.D1074]-[.E1074])" office:value-type="float" office:value="44.59" calcext:value-type="float">
            <text:p>44.59</text:p>
          </table:table-cell>
          <table:table-cell table:formula="of:= [.D1074]-[.E1074]" office:value-type="float" office:value="-44.59" calcext:value-type="float">
            <text:p>-44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95000" calcext:value-type="float">
            <text:p>78495000</text:p>
          </table:table-cell>
          <table:table-cell table:formula="of:=[.B1075]/1000000" office:value-type="float" office:value="78.495" calcext:value-type="float">
            <text:p>78.49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2.19" calcext:value-type="float">
            <text:p>-22.19</text:p>
          </table:table-cell>
          <table:table-cell table:formula="of:=ABS([.D1075]-[.E1075])" office:value-type="float" office:value="42.67" calcext:value-type="float">
            <text:p>42.67</text:p>
          </table:table-cell>
          <table:table-cell table:formula="of:= [.D1075]-[.E1075]" office:value-type="float" office:value="-42.67" calcext:value-type="float">
            <text:p>-42.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15000" calcext:value-type="float">
            <text:p>78515000</text:p>
          </table:table-cell>
          <table:table-cell table:formula="of:=[.B1076]/1000000" office:value-type="float" office:value="78.515" calcext:value-type="float">
            <text:p>78.51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24.13" calcext:value-type="float">
            <text:p>-24.13</text:p>
          </table:table-cell>
          <table:table-cell table:formula="of:=ABS([.D1076]-[.E1076])" office:value-type="float" office:value="40.73" calcext:value-type="float">
            <text:p>40.73</text:p>
          </table:table-cell>
          <table:table-cell table:formula="of:= [.D1076]-[.E1076]" office:value-type="float" office:value="-40.73" calcext:value-type="float">
            <text:p>-4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35000" calcext:value-type="float">
            <text:p>78535000</text:p>
          </table:table-cell>
          <table:table-cell table:formula="of:=[.B1077]/1000000" office:value-type="float" office:value="78.535" calcext:value-type="float">
            <text:p>78.53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26.06" calcext:value-type="float">
            <text:p>-26.06</text:p>
          </table:table-cell>
          <table:table-cell table:formula="of:=ABS([.D1077]-[.E1077])" office:value-type="float" office:value="38.81" calcext:value-type="float">
            <text:p>38.81</text:p>
          </table:table-cell>
          <table:table-cell table:formula="of:= [.D1077]-[.E1077]" office:value-type="float" office:value="-38.81" calcext:value-type="float">
            <text:p>-38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55000" calcext:value-type="float">
            <text:p>78555000</text:p>
          </table:table-cell>
          <table:table-cell table:formula="of:=[.B1078]/1000000" office:value-type="float" office:value="78.555" calcext:value-type="float">
            <text:p>78.55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27.99" calcext:value-type="float">
            <text:p>-27.99</text:p>
          </table:table-cell>
          <table:table-cell table:formula="of:=ABS([.D1078]-[.E1078])" office:value-type="float" office:value="36.88" calcext:value-type="float">
            <text:p>36.88</text:p>
          </table:table-cell>
          <table:table-cell table:formula="of:= [.D1078]-[.E1078]" office:value-type="float" office:value="-36.88" calcext:value-type="float">
            <text:p>-36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75000" calcext:value-type="float">
            <text:p>78575000</text:p>
          </table:table-cell>
          <table:table-cell table:formula="of:=[.B1079]/1000000" office:value-type="float" office:value="78.575" calcext:value-type="float">
            <text:p>78.57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29.91" calcext:value-type="float">
            <text:p>-29.91</text:p>
          </table:table-cell>
          <table:table-cell table:formula="of:=ABS([.D1079]-[.E1079])" office:value-type="float" office:value="34.96" calcext:value-type="float">
            <text:p>34.96</text:p>
          </table:table-cell>
          <table:table-cell table:formula="of:= [.D1079]-[.E1079]" office:value-type="float" office:value="-34.96" calcext:value-type="float">
            <text:p>-34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95000" calcext:value-type="float">
            <text:p>78595000</text:p>
          </table:table-cell>
          <table:table-cell table:formula="of:=[.B1080]/1000000" office:value-type="float" office:value="78.595" calcext:value-type="float">
            <text:p>78.59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31.79" calcext:value-type="float">
            <text:p>-31.79</text:p>
          </table:table-cell>
          <table:table-cell table:formula="of:=ABS([.D1080]-[.E1080])" office:value-type="float" office:value="33.09" calcext:value-type="float">
            <text:p>33.09</text:p>
          </table:table-cell>
          <table:table-cell table:formula="of:= [.D1080]-[.E1080]" office:value-type="float" office:value="-33.09" calcext:value-type="float">
            <text:p>-33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15000" calcext:value-type="float">
            <text:p>78615000</text:p>
          </table:table-cell>
          <table:table-cell table:formula="of:=[.B1081]/1000000" office:value-type="float" office:value="78.615" calcext:value-type="float">
            <text:p>78.61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33.63" calcext:value-type="float">
            <text:p>-33.63</text:p>
          </table:table-cell>
          <table:table-cell table:formula="of:=ABS([.D1081]-[.E1081])" office:value-type="float" office:value="31.25" calcext:value-type="float">
            <text:p>31.25</text:p>
          </table:table-cell>
          <table:table-cell table:formula="of:= [.D1081]-[.E1081]" office:value-type="float" office:value="-31.25" calcext:value-type="float">
            <text:p>-31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35000" calcext:value-type="float">
            <text:p>78635000</text:p>
          </table:table-cell>
          <table:table-cell table:formula="of:=[.B1082]/1000000" office:value-type="float" office:value="78.635" calcext:value-type="float">
            <text:p>78.63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35.37" calcext:value-type="float">
            <text:p>-35.37</text:p>
          </table:table-cell>
          <table:table-cell table:formula="of:=ABS([.D1082]-[.E1082])" office:value-type="float" office:value="29.52" calcext:value-type="float">
            <text:p>29.52</text:p>
          </table:table-cell>
          <table:table-cell table:formula="of:= [.D1082]-[.E1082]" office:value-type="float" office:value="-29.52" calcext:value-type="float">
            <text:p>-29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55000" calcext:value-type="float">
            <text:p>78655000</text:p>
          </table:table-cell>
          <table:table-cell table:formula="of:=[.B1083]/1000000" office:value-type="float" office:value="78.655" calcext:value-type="float">
            <text:p>78.65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37.1" calcext:value-type="float">
            <text:p>-37.1</text:p>
          </table:table-cell>
          <table:table-cell table:formula="of:=ABS([.D1083]-[.E1083])" office:value-type="float" office:value="27.79" calcext:value-type="float">
            <text:p>27.79</text:p>
          </table:table-cell>
          <table:table-cell table:formula="of:= [.D1083]-[.E1083]" office:value-type="float" office:value="-27.79" calcext:value-type="float">
            <text:p>-27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75000" calcext:value-type="float">
            <text:p>78675000</text:p>
          </table:table-cell>
          <table:table-cell table:formula="of:=[.B1084]/1000000" office:value-type="float" office:value="78.675" calcext:value-type="float">
            <text:p>78.67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38.78" calcext:value-type="float">
            <text:p>-38.78</text:p>
          </table:table-cell>
          <table:table-cell table:formula="of:=ABS([.D1084]-[.E1084])" office:value-type="float" office:value="26.11" calcext:value-type="float">
            <text:p>26.11</text:p>
          </table:table-cell>
          <table:table-cell table:formula="of:= [.D1084]-[.E1084]" office:value-type="float" office:value="-26.11" calcext:value-type="float">
            <text:p>-26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95000" calcext:value-type="float">
            <text:p>78695000</text:p>
          </table:table-cell>
          <table:table-cell table:formula="of:=[.B1085]/1000000" office:value-type="float" office:value="78.695" calcext:value-type="float">
            <text:p>78.695</text:p>
          </table:table-cell>
          <table:table-cell office:value-type="float" office:value="-64.9" calcext:value-type="float">
            <text:p>-64.9</text:p>
          </table:table-cell>
          <table:table-cell office:value-type="float" office:value="-40.38" calcext:value-type="float">
            <text:p>-40.38</text:p>
          </table:table-cell>
          <table:table-cell table:formula="of:=ABS([.D1085]-[.E1085])" office:value-type="float" office:value="24.52" calcext:value-type="float">
            <text:p>24.52</text:p>
          </table:table-cell>
          <table:table-cell table:formula="of:= [.D1085]-[.E1085]" office:value-type="float" office:value="-24.52" calcext:value-type="float">
            <text:p>-24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15000" calcext:value-type="float">
            <text:p>78715000</text:p>
          </table:table-cell>
          <table:table-cell table:formula="of:=[.B1086]/1000000" office:value-type="float" office:value="78.715" calcext:value-type="float">
            <text:p>78.715</text:p>
          </table:table-cell>
          <table:table-cell office:value-type="float" office:value="-64.9" calcext:value-type="float">
            <text:p>-64.9</text:p>
          </table:table-cell>
          <table:table-cell office:value-type="float" office:value="-41.93" calcext:value-type="float">
            <text:p>-41.93</text:p>
          </table:table-cell>
          <table:table-cell table:formula="of:=ABS([.D1086]-[.E1086])" office:value-type="float" office:value="22.97" calcext:value-type="float">
            <text:p>22.97</text:p>
          </table:table-cell>
          <table:table-cell table:formula="of:= [.D1086]-[.E1086]" office:value-type="float" office:value="-22.97" calcext:value-type="float">
            <text:p>-22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35000" calcext:value-type="float">
            <text:p>78735000</text:p>
          </table:table-cell>
          <table:table-cell table:formula="of:=[.B1087]/1000000" office:value-type="float" office:value="78.735" calcext:value-type="float">
            <text:p>78.735</text:p>
          </table:table-cell>
          <table:table-cell office:value-type="float" office:value="-64.9" calcext:value-type="float">
            <text:p>-64.9</text:p>
          </table:table-cell>
          <table:table-cell office:value-type="float" office:value="-43.41" calcext:value-type="float">
            <text:p>-43.41</text:p>
          </table:table-cell>
          <table:table-cell table:formula="of:=ABS([.D1087]-[.E1087])" office:value-type="float" office:value="21.49" calcext:value-type="float">
            <text:p>21.49</text:p>
          </table:table-cell>
          <table:table-cell table:formula="of:= [.D1087]-[.E1087]" office:value-type="float" office:value="-21.49" calcext:value-type="float">
            <text:p>-21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55000" calcext:value-type="float">
            <text:p>78755000</text:p>
          </table:table-cell>
          <table:table-cell table:formula="of:=[.B1088]/1000000" office:value-type="float" office:value="78.755" calcext:value-type="float">
            <text:p>78.75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44.81" calcext:value-type="float">
            <text:p>-44.81</text:p>
          </table:table-cell>
          <table:table-cell table:formula="of:=ABS([.D1088]-[.E1088])" office:value-type="float" office:value="20.1" calcext:value-type="float">
            <text:p>20.1</text:p>
          </table:table-cell>
          <table:table-cell table:formula="of:= [.D1088]-[.E1088]" office:value-type="float" office:value="-20.1" calcext:value-type="float">
            <text:p>-20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75000" calcext:value-type="float">
            <text:p>78775000</text:p>
          </table:table-cell>
          <table:table-cell table:formula="of:=[.B1089]/1000000" office:value-type="float" office:value="78.775" calcext:value-type="float">
            <text:p>78.77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46.15" calcext:value-type="float">
            <text:p>-46.15</text:p>
          </table:table-cell>
          <table:table-cell table:formula="of:=ABS([.D1089]-[.E1089])" office:value-type="float" office:value="18.76" calcext:value-type="float">
            <text:p>18.76</text:p>
          </table:table-cell>
          <table:table-cell table:formula="of:= [.D1089]-[.E1089]" office:value-type="float" office:value="-18.76" calcext:value-type="float">
            <text:p>-18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95000" calcext:value-type="float">
            <text:p>78795000</text:p>
          </table:table-cell>
          <table:table-cell table:formula="of:=[.B1090]/1000000" office:value-type="float" office:value="78.795" calcext:value-type="float">
            <text:p>78.79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47.41" calcext:value-type="float">
            <text:p>-47.41</text:p>
          </table:table-cell>
          <table:table-cell table:formula="of:=ABS([.D1090]-[.E1090])" office:value-type="float" office:value="17.51" calcext:value-type="float">
            <text:p>17.51</text:p>
          </table:table-cell>
          <table:table-cell table:formula="of:= [.D1090]-[.E1090]" office:value-type="float" office:value="-17.51" calcext:value-type="float">
            <text:p>-17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15000" calcext:value-type="float">
            <text:p>78815000</text:p>
          </table:table-cell>
          <table:table-cell table:formula="of:=[.B1091]/1000000" office:value-type="float" office:value="78.815" calcext:value-type="float">
            <text:p>78.81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48.62" calcext:value-type="float">
            <text:p>-48.62</text:p>
          </table:table-cell>
          <table:table-cell table:formula="of:=ABS([.D1091]-[.E1091])" office:value-type="float" office:value="16.3" calcext:value-type="float">
            <text:p>16.3</text:p>
          </table:table-cell>
          <table:table-cell table:formula="of:= [.D1091]-[.E1091]" office:value-type="float" office:value="-16.3" calcext:value-type="float">
            <text:p>-16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35000" calcext:value-type="float">
            <text:p>78835000</text:p>
          </table:table-cell>
          <table:table-cell table:formula="of:=[.B1092]/1000000" office:value-type="float" office:value="78.835" calcext:value-type="float">
            <text:p>78.83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49.71" calcext:value-type="float">
            <text:p>-49.71</text:p>
          </table:table-cell>
          <table:table-cell table:formula="of:=ABS([.D1092]-[.E1092])" office:value-type="float" office:value="15.21" calcext:value-type="float">
            <text:p>15.21</text:p>
          </table:table-cell>
          <table:table-cell table:formula="of:= [.D1092]-[.E1092]" office:value-type="float" office:value="-15.21" calcext:value-type="float">
            <text:p>-15.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55000" calcext:value-type="float">
            <text:p>78855000</text:p>
          </table:table-cell>
          <table:table-cell table:formula="of:=[.B1093]/1000000" office:value-type="float" office:value="78.855" calcext:value-type="float">
            <text:p>78.85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50.79" calcext:value-type="float">
            <text:p>-50.79</text:p>
          </table:table-cell>
          <table:table-cell table:formula="of:=ABS([.D1093]-[.E1093])" office:value-type="float" office:value="14.14" calcext:value-type="float">
            <text:p>14.14</text:p>
          </table:table-cell>
          <table:table-cell table:formula="of:= [.D1093]-[.E1093]" office:value-type="float" office:value="-14.14" calcext:value-type="float">
            <text:p>-14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75000" calcext:value-type="float">
            <text:p>78875000</text:p>
          </table:table-cell>
          <table:table-cell table:formula="of:=[.B1094]/1000000" office:value-type="float" office:value="78.875" calcext:value-type="float">
            <text:p>78.87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51.81" calcext:value-type="float">
            <text:p>-51.81</text:p>
          </table:table-cell>
          <table:table-cell table:formula="of:=ABS([.D1094]-[.E1094])" office:value-type="float" office:value="13.12" calcext:value-type="float">
            <text:p>13.12</text:p>
          </table:table-cell>
          <table:table-cell table:formula="of:= [.D1094]-[.E1094]" office:value-type="float" office:value="-13.12" calcext:value-type="float">
            <text:p>-13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95000" calcext:value-type="float">
            <text:p>78895000</text:p>
          </table:table-cell>
          <table:table-cell table:formula="of:=[.B1095]/1000000" office:value-type="float" office:value="78.895" calcext:value-type="float">
            <text:p>78.89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52.78" calcext:value-type="float">
            <text:p>-52.78</text:p>
          </table:table-cell>
          <table:table-cell table:formula="of:=ABS([.D1095]-[.E1095])" office:value-type="float" office:value="12.16" calcext:value-type="float">
            <text:p>12.16</text:p>
          </table:table-cell>
          <table:table-cell table:formula="of:= [.D1095]-[.E1095]" office:value-type="float" office:value="-12.16" calcext:value-type="float">
            <text:p>-12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15000" calcext:value-type="float">
            <text:p>78915000</text:p>
          </table:table-cell>
          <table:table-cell table:formula="of:=[.B1096]/1000000" office:value-type="float" office:value="78.915" calcext:value-type="float">
            <text:p>78.91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53.69" calcext:value-type="float">
            <text:p>-53.69</text:p>
          </table:table-cell>
          <table:table-cell table:formula="of:=ABS([.D1096]-[.E1096])" office:value-type="float" office:value="11.25" calcext:value-type="float">
            <text:p>11.25</text:p>
          </table:table-cell>
          <table:table-cell table:formula="of:= [.D1096]-[.E1096]" office:value-type="float" office:value="-11.25" calcext:value-type="float">
            <text:p>-11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35000" calcext:value-type="float">
            <text:p>78935000</text:p>
          </table:table-cell>
          <table:table-cell table:formula="of:=[.B1097]/1000000" office:value-type="float" office:value="78.935" calcext:value-type="float">
            <text:p>78.93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54.54" calcext:value-type="float">
            <text:p>-54.54</text:p>
          </table:table-cell>
          <table:table-cell table:formula="of:=ABS([.D1097]-[.E1097])" office:value-type="float" office:value="10.41" calcext:value-type="float">
            <text:p>10.41</text:p>
          </table:table-cell>
          <table:table-cell table:formula="of:= [.D1097]-[.E1097]" office:value-type="float" office:value="-10.41" calcext:value-type="float">
            <text:p>-10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55000" calcext:value-type="float">
            <text:p>78955000</text:p>
          </table:table-cell>
          <table:table-cell table:formula="of:=[.B1098]/1000000" office:value-type="float" office:value="78.955" calcext:value-type="float">
            <text:p>78.95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55.35" calcext:value-type="float">
            <text:p>-55.35</text:p>
          </table:table-cell>
          <table:table-cell table:formula="of:=ABS([.D1098]-[.E1098])" office:value-type="float" office:value="9.6" calcext:value-type="float">
            <text:p>9.6</text:p>
          </table:table-cell>
          <table:table-cell table:formula="of:= [.D1098]-[.E1098]" office:value-type="float" office:value="-9.6" calcext:value-type="float">
            <text:p>-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75000" calcext:value-type="float">
            <text:p>78975000</text:p>
          </table:table-cell>
          <table:table-cell table:formula="of:=[.B1099]/1000000" office:value-type="float" office:value="78.975" calcext:value-type="float">
            <text:p>78.97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56.11" calcext:value-type="float">
            <text:p>-56.11</text:p>
          </table:table-cell>
          <table:table-cell table:formula="of:=ABS([.D1099]-[.E1099])" office:value-type="float" office:value="8.84999999999999" calcext:value-type="float">
            <text:p>8.85</text:p>
          </table:table-cell>
          <table:table-cell table:formula="of:= [.D1099]-[.E1099]" office:value-type="float" office:value="-8.84999999999999" calcext:value-type="float">
            <text:p>-8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95000" calcext:value-type="float">
            <text:p>78995000</text:p>
          </table:table-cell>
          <table:table-cell table:formula="of:=[.B1100]/1000000" office:value-type="float" office:value="78.995" calcext:value-type="float">
            <text:p>78.99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56.82" calcext:value-type="float">
            <text:p>-56.82</text:p>
          </table:table-cell>
          <table:table-cell table:formula="of:=ABS([.D1100]-[.E1100])" office:value-type="float" office:value="8.13999999999999" calcext:value-type="float">
            <text:p>8.14</text:p>
          </table:table-cell>
          <table:table-cell table:formula="of:= [.D1100]-[.E1100]" office:value-type="float" office:value="-8.13999999999999" calcext:value-type="float">
            <text:p>-8.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15000" calcext:value-type="float">
            <text:p>79015000</text:p>
          </table:table-cell>
          <table:table-cell table:formula="of:=[.B1101]/1000000" office:value-type="float" office:value="79.015" calcext:value-type="float">
            <text:p>79.01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57.49" calcext:value-type="float">
            <text:p>-57.49</text:p>
          </table:table-cell>
          <table:table-cell table:formula="of:=ABS([.D1101]-[.E1101])" office:value-type="float" office:value="7.46999999999999" calcext:value-type="float">
            <text:p>7.47</text:p>
          </table:table-cell>
          <table:table-cell table:formula="of:= [.D1101]-[.E1101]" office:value-type="float" office:value="-7.46999999999999" calcext:value-type="float">
            <text:p>-7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35000" calcext:value-type="float">
            <text:p>79035000</text:p>
          </table:table-cell>
          <table:table-cell table:formula="of:=[.B1102]/1000000" office:value-type="float" office:value="79.035" calcext:value-type="float">
            <text:p>79.03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58.08" calcext:value-type="float">
            <text:p>-58.08</text:p>
          </table:table-cell>
          <table:table-cell table:formula="of:=ABS([.D1102]-[.E1102])" office:value-type="float" office:value="6.89" calcext:value-type="float">
            <text:p>6.89</text:p>
          </table:table-cell>
          <table:table-cell table:formula="of:= [.D1102]-[.E1102]" office:value-type="float" office:value="-6.89" calcext:value-type="float">
            <text:p>-6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55000" calcext:value-type="float">
            <text:p>79055000</text:p>
          </table:table-cell>
          <table:table-cell table:formula="of:=[.B1103]/1000000" office:value-type="float" office:value="79.055" calcext:value-type="float">
            <text:p>79.05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58.67" calcext:value-type="float">
            <text:p>-58.67</text:p>
          </table:table-cell>
          <table:table-cell table:formula="of:=ABS([.D1103]-[.E1103])" office:value-type="float" office:value="6.3" calcext:value-type="float">
            <text:p>6.3</text:p>
          </table:table-cell>
          <table:table-cell table:formula="of:= [.D1103]-[.E1103]" office:value-type="float" office:value="-6.3" calcext:value-type="float">
            <text:p>-6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75000" calcext:value-type="float">
            <text:p>79075000</text:p>
          </table:table-cell>
          <table:table-cell table:formula="of:=[.B1104]/1000000" office:value-type="float" office:value="79.075" calcext:value-type="float">
            <text:p>79.07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59.23" calcext:value-type="float">
            <text:p>-59.23</text:p>
          </table:table-cell>
          <table:table-cell table:formula="of:=ABS([.D1104]-[.E1104])" office:value-type="float" office:value="5.74" calcext:value-type="float">
            <text:p>5.74</text:p>
          </table:table-cell>
          <table:table-cell table:formula="of:= [.D1104]-[.E1104]" office:value-type="float" office:value="-5.74" calcext:value-type="float">
            <text:p>-5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95000" calcext:value-type="float">
            <text:p>79095000</text:p>
          </table:table-cell>
          <table:table-cell table:formula="of:=[.B1105]/1000000" office:value-type="float" office:value="79.095" calcext:value-type="float">
            <text:p>79.09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59.76" calcext:value-type="float">
            <text:p>-59.76</text:p>
          </table:table-cell>
          <table:table-cell table:formula="of:=ABS([.D1105]-[.E1105])" office:value-type="float" office:value="5.22000000000001" calcext:value-type="float">
            <text:p>5.22</text:p>
          </table:table-cell>
          <table:table-cell table:formula="of:= [.D1105]-[.E1105]" office:value-type="float" office:value="-5.22000000000001" calcext:value-type="float">
            <text:p>-5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15000" calcext:value-type="float">
            <text:p>79115000</text:p>
          </table:table-cell>
          <table:table-cell table:formula="of:=[.B1106]/1000000" office:value-type="float" office:value="79.115" calcext:value-type="float">
            <text:p>79.11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0.26" calcext:value-type="float">
            <text:p>-60.26</text:p>
          </table:table-cell>
          <table:table-cell table:formula="of:=ABS([.D1106]-[.E1106])" office:value-type="float" office:value="4.72000000000001" calcext:value-type="float">
            <text:p>4.72</text:p>
          </table:table-cell>
          <table:table-cell table:formula="of:= [.D1106]-[.E1106]" office:value-type="float" office:value="-4.72000000000001" calcext:value-type="float">
            <text:p>-4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35000" calcext:value-type="float">
            <text:p>79135000</text:p>
          </table:table-cell>
          <table:table-cell table:formula="of:=[.B1107]/1000000" office:value-type="float" office:value="79.135" calcext:value-type="float">
            <text:p>79.13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0.73" calcext:value-type="float">
            <text:p>-60.73</text:p>
          </table:table-cell>
          <table:table-cell table:formula="of:=ABS([.D1107]-[.E1107])" office:value-type="float" office:value="4.25000000000001" calcext:value-type="float">
            <text:p>4.25</text:p>
          </table:table-cell>
          <table:table-cell table:formula="of:= [.D1107]-[.E1107]" office:value-type="float" office:value="-4.25000000000001" calcext:value-type="float">
            <text:p>-4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55000" calcext:value-type="float">
            <text:p>79155000</text:p>
          </table:table-cell>
          <table:table-cell table:formula="of:=[.B1108]/1000000" office:value-type="float" office:value="79.155" calcext:value-type="float">
            <text:p>79.15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1.17" calcext:value-type="float">
            <text:p>-61.17</text:p>
          </table:table-cell>
          <table:table-cell table:formula="of:=ABS([.D1108]-[.E1108])" office:value-type="float" office:value="3.81" calcext:value-type="float">
            <text:p>3.81</text:p>
          </table:table-cell>
          <table:table-cell table:formula="of:= [.D1108]-[.E1108]" office:value-type="float" office:value="-3.81" calcext:value-type="float">
            <text:p>-3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75000" calcext:value-type="float">
            <text:p>79175000</text:p>
          </table:table-cell>
          <table:table-cell table:formula="of:=[.B1109]/1000000" office:value-type="float" office:value="79.175" calcext:value-type="float">
            <text:p>79.1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1.59" calcext:value-type="float">
            <text:p>-61.59</text:p>
          </table:table-cell>
          <table:table-cell table:formula="of:=ABS([.D1109]-[.E1109])" office:value-type="float" office:value="3.39999999999999" calcext:value-type="float">
            <text:p>3.4</text:p>
          </table:table-cell>
          <table:table-cell table:formula="of:= [.D1109]-[.E1109]" office:value-type="float" office:value="-3.39999999999999" calcext:value-type="float">
            <text:p>-3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95000" calcext:value-type="float">
            <text:p>79195000</text:p>
          </table:table-cell>
          <table:table-cell table:formula="of:=[.B1110]/1000000" office:value-type="float" office:value="79.195" calcext:value-type="float">
            <text:p>79.1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1.98" calcext:value-type="float">
            <text:p>-61.98</text:p>
          </table:table-cell>
          <table:table-cell table:formula="of:=ABS([.D1110]-[.E1110])" office:value-type="float" office:value="3.01" calcext:value-type="float">
            <text:p>3.01</text:p>
          </table:table-cell>
          <table:table-cell table:formula="of:= [.D1110]-[.E1110]" office:value-type="float" office:value="-3.01" calcext:value-type="float">
            <text:p>-3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215000" calcext:value-type="float">
            <text:p>79215000</text:p>
          </table:table-cell>
          <table:table-cell table:formula="of:=[.B1111]/1000000" office:value-type="float" office:value="79.215" calcext:value-type="float">
            <text:p>79.2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2.34" calcext:value-type="float">
            <text:p>-62.34</text:p>
          </table:table-cell>
          <table:table-cell table:formula="of:=ABS([.D1111]-[.E1111])" office:value-type="float" office:value="2.64999999999999" calcext:value-type="float">
            <text:p>2.65</text:p>
          </table:table-cell>
          <table:table-cell table:formula="of:= [.D1111]-[.E1111]" office:value-type="float" office:value="-2.64999999999999" calcext:value-type="float">
            <text:p>-2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235000" calcext:value-type="float">
            <text:p>79235000</text:p>
          </table:table-cell>
          <table:table-cell table:formula="of:=[.B1112]/1000000" office:value-type="float" office:value="79.235" calcext:value-type="float">
            <text:p>79.2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2.62" calcext:value-type="float">
            <text:p>-62.62</text:p>
          </table:table-cell>
          <table:table-cell table:formula="of:=ABS([.D1112]-[.E1112])" office:value-type="float" office:value="2.37" calcext:value-type="float">
            <text:p>2.37</text:p>
          </table:table-cell>
          <table:table-cell table:formula="of:= [.D1112]-[.E1112]" office:value-type="float" office:value="-2.37" calcext:value-type="float">
            <text:p>-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255000" calcext:value-type="float">
            <text:p>79255000</text:p>
          </table:table-cell>
          <table:table-cell table:formula="of:=[.B1113]/1000000" office:value-type="float" office:value="79.255" calcext:value-type="float">
            <text:p>79.2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2.94" calcext:value-type="float">
            <text:p>-62.94</text:p>
          </table:table-cell>
          <table:table-cell table:formula="of:=ABS([.D1113]-[.E1113])" office:value-type="float" office:value="2.05" calcext:value-type="float">
            <text:p>2.05</text:p>
          </table:table-cell>
          <table:table-cell table:formula="of:= [.D1113]-[.E1113]" office:value-type="float" office:value="-2.05" calcext:value-type="float">
            <text:p>-2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275000" calcext:value-type="float">
            <text:p>79275000</text:p>
          </table:table-cell>
          <table:table-cell table:formula="of:=[.B1114]/1000000" office:value-type="float" office:value="79.275" calcext:value-type="float">
            <text:p>79.2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3.25" calcext:value-type="float">
            <text:p>-63.25</text:p>
          </table:table-cell>
          <table:table-cell table:formula="of:=ABS([.D1114]-[.E1114])" office:value-type="float" office:value="1.74" calcext:value-type="float">
            <text:p>1.74</text:p>
          </table:table-cell>
          <table:table-cell table:formula="of:= [.D1114]-[.E1114]" office:value-type="float" office:value="-1.74" calcext:value-type="float">
            <text:p>-1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295000" calcext:value-type="float">
            <text:p>79295000</text:p>
          </table:table-cell>
          <table:table-cell table:formula="of:=[.B1115]/1000000" office:value-type="float" office:value="79.295" calcext:value-type="float">
            <text:p>79.2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3.53" calcext:value-type="float">
            <text:p>-63.53</text:p>
          </table:table-cell>
          <table:table-cell table:formula="of:=ABS([.D1115]-[.E1115])" office:value-type="float" office:value="1.45999999999999" calcext:value-type="float">
            <text:p>1.46</text:p>
          </table:table-cell>
          <table:table-cell table:formula="of:= [.D1115]-[.E1115]" office:value-type="float" office:value="-1.45999999999999" calcext:value-type="float">
            <text:p>-1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315000" calcext:value-type="float">
            <text:p>79315000</text:p>
          </table:table-cell>
          <table:table-cell table:formula="of:=[.B1116]/1000000" office:value-type="float" office:value="79.315" calcext:value-type="float">
            <text:p>79.3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3.8" calcext:value-type="float">
            <text:p>-63.8</text:p>
          </table:table-cell>
          <table:table-cell table:formula="of:=ABS([.D1116]-[.E1116])" office:value-type="float" office:value="1.19" calcext:value-type="float">
            <text:p>1.19</text:p>
          </table:table-cell>
          <table:table-cell table:formula="of:= [.D1116]-[.E1116]" office:value-type="float" office:value="-1.19" calcext:value-type="float">
            <text:p>-1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335000" calcext:value-type="float">
            <text:p>79335000</text:p>
          </table:table-cell>
          <table:table-cell table:formula="of:=[.B1117]/1000000" office:value-type="float" office:value="79.335" calcext:value-type="float">
            <text:p>79.3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4.05" calcext:value-type="float">
            <text:p>-64.05</text:p>
          </table:table-cell>
          <table:table-cell table:formula="of:=ABS([.D1117]-[.E1117])" office:value-type="float" office:value="0.939999999999998" calcext:value-type="float">
            <text:p>0.94</text:p>
          </table:table-cell>
          <table:table-cell table:formula="of:= [.D1117]-[.E1117]" office:value-type="float" office:value="-0.939999999999998" calcext:value-type="float">
            <text:p>-0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355000" calcext:value-type="float">
            <text:p>79355000</text:p>
          </table:table-cell>
          <table:table-cell table:formula="of:=[.B1118]/1000000" office:value-type="float" office:value="79.355" calcext:value-type="float">
            <text:p>79.3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4.29" calcext:value-type="float">
            <text:p>-64.29</text:p>
          </table:table-cell>
          <table:table-cell table:formula="of:=ABS([.D1118]-[.E1118])" office:value-type="float" office:value="0.699999999999989" calcext:value-type="float">
            <text:p>0.7</text:p>
          </table:table-cell>
          <table:table-cell table:formula="of:= [.D1118]-[.E1118]" office:value-type="float" office:value="-0.699999999999989" calcext:value-type="float">
            <text:p>-0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375000" calcext:value-type="float">
            <text:p>79375000</text:p>
          </table:table-cell>
          <table:table-cell table:formula="of:=[.B1119]/1000000" office:value-type="float" office:value="79.375" calcext:value-type="float">
            <text:p>79.3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4.51" calcext:value-type="float">
            <text:p>-64.51</text:p>
          </table:table-cell>
          <table:table-cell table:formula="of:=ABS([.D1119]-[.E1119])" office:value-type="float" office:value="0.47999999999999" calcext:value-type="float">
            <text:p>0.48</text:p>
          </table:table-cell>
          <table:table-cell table:formula="of:= [.D1119]-[.E1119]" office:value-type="float" office:value="-0.47999999999999" calcext:value-type="float">
            <text:p>-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395000" calcext:value-type="float">
            <text:p>79395000</text:p>
          </table:table-cell>
          <table:table-cell table:formula="of:=[.B1120]/1000000" office:value-type="float" office:value="79.395" calcext:value-type="float">
            <text:p>79.3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4.72" calcext:value-type="float">
            <text:p>-64.72</text:p>
          </table:table-cell>
          <table:table-cell table:formula="of:=ABS([.D1120]-[.E1120])" office:value-type="float" office:value="0.269999999999996" calcext:value-type="float">
            <text:p>0.27</text:p>
          </table:table-cell>
          <table:table-cell table:formula="of:= [.D1120]-[.E1120]" office:value-type="float" office:value="-0.269999999999996" calcext:value-type="float">
            <text:p>-0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15000" calcext:value-type="float">
            <text:p>79415000</text:p>
          </table:table-cell>
          <table:table-cell table:formula="of:=[.B1121]/1000000" office:value-type="float" office:value="79.415" calcext:value-type="float">
            <text:p>79.4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4.91" calcext:value-type="float">
            <text:p>-64.91</text:p>
          </table:table-cell>
          <table:table-cell table:formula="of:=ABS([.D1121]-[.E1121])" office:value-type="float" office:value="0.0799999999999983" calcext:value-type="float">
            <text:p>0.08</text:p>
          </table:table-cell>
          <table:table-cell table:formula="of:= [.D1121]-[.E1121]" office:value-type="float" office:value="-0.0799999999999983" calcext:value-type="float">
            <text:p>-0.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35000" calcext:value-type="float">
            <text:p>79435000</text:p>
          </table:table-cell>
          <table:table-cell table:formula="of:=[.B1122]/1000000" office:value-type="float" office:value="79.435" calcext:value-type="float">
            <text:p>79.4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02" calcext:value-type="float">
            <text:p>-65.02</text:p>
          </table:table-cell>
          <table:table-cell table:formula="of:=ABS([.D1122]-[.E1122])" office:value-type="float" office:value="0.0300000000000011" calcext:value-type="float">
            <text:p>0.03</text:p>
          </table:table-cell>
          <table:table-cell table:formula="of:= [.D1122]-[.E1122]" office:value-type="float" office:value="0.0300000000000011" calcext:value-type="float">
            <text:p>0.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55000" calcext:value-type="float">
            <text:p>79455000</text:p>
          </table:table-cell>
          <table:table-cell table:formula="of:=[.B1123]/1000000" office:value-type="float" office:value="79.455" calcext:value-type="float">
            <text:p>79.4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19" calcext:value-type="float">
            <text:p>-65.19</text:p>
          </table:table-cell>
          <table:table-cell table:formula="of:=ABS([.D1123]-[.E1123])" office:value-type="float" office:value="0.200000000000003" calcext:value-type="float">
            <text:p>0.2</text:p>
          </table:table-cell>
          <table:table-cell table:formula="of:= [.D1123]-[.E1123]" office:value-type="float" office:value="0.200000000000003" calcext:value-type="float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75000" calcext:value-type="float">
            <text:p>79475000</text:p>
          </table:table-cell>
          <table:table-cell table:formula="of:=[.B1124]/1000000" office:value-type="float" office:value="79.475" calcext:value-type="float">
            <text:p>79.4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35" calcext:value-type="float">
            <text:p>-65.35</text:p>
          </table:table-cell>
          <table:table-cell table:formula="of:=ABS([.D1124]-[.E1124])" office:value-type="float" office:value="0.359999999999999" calcext:value-type="float">
            <text:p>0.36</text:p>
          </table:table-cell>
          <table:table-cell table:formula="of:= [.D1124]-[.E1124]" office:value-type="float" office:value="0.359999999999999" calcext:value-type="float">
            <text:p>0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95000" calcext:value-type="float">
            <text:p>79495000</text:p>
          </table:table-cell>
          <table:table-cell table:formula="of:=[.B1125]/1000000" office:value-type="float" office:value="79.495" calcext:value-type="float">
            <text:p>79.4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5" calcext:value-type="float">
            <text:p>-65.5</text:p>
          </table:table-cell>
          <table:table-cell table:formula="of:=ABS([.D1125]-[.E1125])" office:value-type="float" office:value="0.510000000000005" calcext:value-type="float">
            <text:p>0.51</text:p>
          </table:table-cell>
          <table:table-cell table:formula="of:= [.D1125]-[.E1125]" office:value-type="float" office:value="0.510000000000005" calcext:value-type="float">
            <text:p>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515000" calcext:value-type="float">
            <text:p>79515000</text:p>
          </table:table-cell>
          <table:table-cell table:formula="of:=[.B1126]/1000000" office:value-type="float" office:value="79.515" calcext:value-type="float">
            <text:p>79.5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64" calcext:value-type="float">
            <text:p>-65.64</text:p>
          </table:table-cell>
          <table:table-cell table:formula="of:=ABS([.D1126]-[.E1126])" office:value-type="float" office:value="0.650000000000006" calcext:value-type="float">
            <text:p>0.65</text:p>
          </table:table-cell>
          <table:table-cell table:formula="of:= [.D1126]-[.E1126]" office:value-type="float" office:value="0.650000000000006" calcext:value-type="float">
            <text:p>0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535000" calcext:value-type="float">
            <text:p>79535000</text:p>
          </table:table-cell>
          <table:table-cell table:formula="of:=[.B1127]/1000000" office:value-type="float" office:value="79.535" calcext:value-type="float">
            <text:p>79.5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77" calcext:value-type="float">
            <text:p>-65.77</text:p>
          </table:table-cell>
          <table:table-cell table:formula="of:=ABS([.D1127]-[.E1127])" office:value-type="float" office:value="0.780000000000001" calcext:value-type="float">
            <text:p>0.78</text:p>
          </table:table-cell>
          <table:table-cell table:formula="of:= [.D1127]-[.E1127]" office:value-type="float" office:value="0.780000000000001" calcext:value-type="float">
            <text:p>0.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555000" calcext:value-type="float">
            <text:p>79555000</text:p>
          </table:table-cell>
          <table:table-cell table:formula="of:=[.B1128]/1000000" office:value-type="float" office:value="79.555" calcext:value-type="float">
            <text:p>79.5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5.89" calcext:value-type="float">
            <text:p>-65.89</text:p>
          </table:table-cell>
          <table:table-cell table:formula="of:=ABS([.D1128]-[.E1128])" office:value-type="float" office:value="0.900000000000006" calcext:value-type="float">
            <text:p>0.9</text:p>
          </table:table-cell>
          <table:table-cell table:formula="of:= [.D1128]-[.E1128]" office:value-type="float" office:value="0.900000000000006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575000" calcext:value-type="float">
            <text:p>79575000</text:p>
          </table:table-cell>
          <table:table-cell table:formula="of:=[.B1129]/1000000" office:value-type="float" office:value="79.575" calcext:value-type="float">
            <text:p>79.5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01" calcext:value-type="float">
            <text:p>-66.01</text:p>
          </table:table-cell>
          <table:table-cell table:formula="of:=ABS([.D1129]-[.E1129])" office:value-type="float" office:value="1.02000000000001" calcext:value-type="float">
            <text:p>1.02</text:p>
          </table:table-cell>
          <table:table-cell table:formula="of:= [.D1129]-[.E1129]" office:value-type="float" office:value="1.02000000000001" calcext:value-type="float">
            <text:p>1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595000" calcext:value-type="float">
            <text:p>79595000</text:p>
          </table:table-cell>
          <table:table-cell table:formula="of:=[.B1130]/1000000" office:value-type="float" office:value="79.595" calcext:value-type="float">
            <text:p>79.5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12" calcext:value-type="float">
            <text:p>-66.12</text:p>
          </table:table-cell>
          <table:table-cell table:formula="of:=ABS([.D1130]-[.E1130])" office:value-type="float" office:value="1.13000000000001" calcext:value-type="float">
            <text:p>1.13</text:p>
          </table:table-cell>
          <table:table-cell table:formula="of:= [.D1130]-[.E1130]" office:value-type="float" office:value="1.13000000000001" calcext:value-type="float">
            <text:p>1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15000" calcext:value-type="float">
            <text:p>79615000</text:p>
          </table:table-cell>
          <table:table-cell table:formula="of:=[.B1131]/1000000" office:value-type="float" office:value="79.615" calcext:value-type="float">
            <text:p>79.6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21" calcext:value-type="float">
            <text:p>-66.21</text:p>
          </table:table-cell>
          <table:table-cell table:formula="of:=ABS([.D1131]-[.E1131])" office:value-type="float" office:value="1.22" calcext:value-type="float">
            <text:p>1.22</text:p>
          </table:table-cell>
          <table:table-cell table:formula="of:= [.D1131]-[.E1131]" office:value-type="float" office:value="1.22" calcext:value-type="float">
            <text:p>1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35000" calcext:value-type="float">
            <text:p>79635000</text:p>
          </table:table-cell>
          <table:table-cell table:formula="of:=[.B1132]/1000000" office:value-type="float" office:value="79.635" calcext:value-type="float">
            <text:p>79.6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23" calcext:value-type="float">
            <text:p>-66.23</text:p>
          </table:table-cell>
          <table:table-cell table:formula="of:=ABS([.D1132]-[.E1132])" office:value-type="float" office:value="1.24000000000001" calcext:value-type="float">
            <text:p>1.24</text:p>
          </table:table-cell>
          <table:table-cell table:formula="of:= [.D1132]-[.E1132]" office:value-type="float" office:value="1.24000000000001" calcext:value-type="float">
            <text:p>1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55000" calcext:value-type="float">
            <text:p>79655000</text:p>
          </table:table-cell>
          <table:table-cell table:formula="of:=[.B1133]/1000000" office:value-type="float" office:value="79.655" calcext:value-type="float">
            <text:p>79.6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32" calcext:value-type="float">
            <text:p>-66.32</text:p>
          </table:table-cell>
          <table:table-cell table:formula="of:=ABS([.D1133]-[.E1133])" office:value-type="float" office:value="1.33" calcext:value-type="float">
            <text:p>1.33</text:p>
          </table:table-cell>
          <table:table-cell table:formula="of:= [.D1133]-[.E1133]" office:value-type="float" office:value="1.33" calcext:value-type="float">
            <text:p>1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75000" calcext:value-type="float">
            <text:p>79675000</text:p>
          </table:table-cell>
          <table:table-cell table:formula="of:=[.B1134]/1000000" office:value-type="float" office:value="79.675" calcext:value-type="float">
            <text:p>79.6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4" calcext:value-type="float">
            <text:p>-66.4</text:p>
          </table:table-cell>
          <table:table-cell table:formula="of:=ABS([.D1134]-[.E1134])" office:value-type="float" office:value="1.41000000000001" calcext:value-type="float">
            <text:p>1.41</text:p>
          </table:table-cell>
          <table:table-cell table:formula="of:= [.D1134]-[.E1134]" office:value-type="float" office:value="1.41000000000001" calcext:value-type="float">
            <text:p>1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95000" calcext:value-type="float">
            <text:p>79695000</text:p>
          </table:table-cell>
          <table:table-cell table:formula="of:=[.B1135]/1000000" office:value-type="float" office:value="79.695" calcext:value-type="float">
            <text:p>79.6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48" calcext:value-type="float">
            <text:p>-66.48</text:p>
          </table:table-cell>
          <table:table-cell table:formula="of:=ABS([.D1135]-[.E1135])" office:value-type="float" office:value="1.49000000000001" calcext:value-type="float">
            <text:p>1.49</text:p>
          </table:table-cell>
          <table:table-cell table:formula="of:= [.D1135]-[.E1135]" office:value-type="float" office:value="1.49000000000001" calcext:value-type="float">
            <text:p>1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15000" calcext:value-type="float">
            <text:p>79715000</text:p>
          </table:table-cell>
          <table:table-cell table:formula="of:=[.B1136]/1000000" office:value-type="float" office:value="79.715" calcext:value-type="float">
            <text:p>79.7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55" calcext:value-type="float">
            <text:p>-66.55</text:p>
          </table:table-cell>
          <table:table-cell table:formula="of:=ABS([.D1136]-[.E1136])" office:value-type="float" office:value="1.56" calcext:value-type="float">
            <text:p>1.56</text:p>
          </table:table-cell>
          <table:table-cell table:formula="of:= [.D1136]-[.E1136]" office:value-type="float" office:value="1.56" calcext:value-type="float">
            <text:p>1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35000" calcext:value-type="float">
            <text:p>79735000</text:p>
          </table:table-cell>
          <table:table-cell table:formula="of:=[.B1137]/1000000" office:value-type="float" office:value="79.735" calcext:value-type="float">
            <text:p>79.7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61" calcext:value-type="float">
            <text:p>-66.61</text:p>
          </table:table-cell>
          <table:table-cell table:formula="of:=ABS([.D1137]-[.E1137])" office:value-type="float" office:value="1.62" calcext:value-type="float">
            <text:p>1.62</text:p>
          </table:table-cell>
          <table:table-cell table:formula="of:= [.D1137]-[.E1137]" office:value-type="float" office:value="1.62" calcext:value-type="float">
            <text:p>1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55000" calcext:value-type="float">
            <text:p>79755000</text:p>
          </table:table-cell>
          <table:table-cell table:formula="of:=[.B1138]/1000000" office:value-type="float" office:value="79.755" calcext:value-type="float">
            <text:p>79.75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67" calcext:value-type="float">
            <text:p>-66.67</text:p>
          </table:table-cell>
          <table:table-cell table:formula="of:=ABS([.D1138]-[.E1138])" office:value-type="float" office:value="1.68000000000001" calcext:value-type="float">
            <text:p>1.68</text:p>
          </table:table-cell>
          <table:table-cell table:formula="of:= [.D1138]-[.E1138]" office:value-type="float" office:value="1.68000000000001" calcext:value-type="float">
            <text:p>1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75000" calcext:value-type="float">
            <text:p>79775000</text:p>
          </table:table-cell>
          <table:table-cell table:formula="of:=[.B1139]/1000000" office:value-type="float" office:value="79.775" calcext:value-type="float">
            <text:p>79.77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73" calcext:value-type="float">
            <text:p>-66.73</text:p>
          </table:table-cell>
          <table:table-cell table:formula="of:=ABS([.D1139]-[.E1139])" office:value-type="float" office:value="1.74000000000001" calcext:value-type="float">
            <text:p>1.74</text:p>
          </table:table-cell>
          <table:table-cell table:formula="of:= [.D1139]-[.E1139]" office:value-type="float" office:value="1.74000000000001" calcext:value-type="float">
            <text:p>1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95000" calcext:value-type="float">
            <text:p>79795000</text:p>
          </table:table-cell>
          <table:table-cell table:formula="of:=[.B1140]/1000000" office:value-type="float" office:value="79.795" calcext:value-type="float">
            <text:p>79.79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78" calcext:value-type="float">
            <text:p>-66.78</text:p>
          </table:table-cell>
          <table:table-cell table:formula="of:=ABS([.D1140]-[.E1140])" office:value-type="float" office:value="1.79000000000001" calcext:value-type="float">
            <text:p>1.79</text:p>
          </table:table-cell>
          <table:table-cell table:formula="of:= [.D1140]-[.E1140]" office:value-type="float" office:value="1.79000000000001" calcext:value-type="float">
            <text:p>1.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15000" calcext:value-type="float">
            <text:p>79815000</text:p>
          </table:table-cell>
          <table:table-cell table:formula="of:=[.B1141]/1000000" office:value-type="float" office:value="79.815" calcext:value-type="float">
            <text:p>79.81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83" calcext:value-type="float">
            <text:p>-66.83</text:p>
          </table:table-cell>
          <table:table-cell table:formula="of:=ABS([.D1141]-[.E1141])" office:value-type="float" office:value="1.84" calcext:value-type="float">
            <text:p>1.84</text:p>
          </table:table-cell>
          <table:table-cell table:formula="of:= [.D1141]-[.E1141]" office:value-type="float" office:value="1.84" calcext:value-type="float">
            <text:p>1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35000" calcext:value-type="float">
            <text:p>79835000</text:p>
          </table:table-cell>
          <table:table-cell table:formula="of:=[.B1142]/1000000" office:value-type="float" office:value="79.835" calcext:value-type="float">
            <text:p>79.835</text:p>
          </table:table-cell>
          <table:table-cell office:value-type="float" office:value="-64.99" calcext:value-type="float">
            <text:p>-64.99</text:p>
          </table:table-cell>
          <table:table-cell office:value-type="float" office:value="-66.8" calcext:value-type="float">
            <text:p>-66.8</text:p>
          </table:table-cell>
          <table:table-cell table:formula="of:=ABS([.D1142]-[.E1142])" office:value-type="float" office:value="1.81" calcext:value-type="float">
            <text:p>1.81</text:p>
          </table:table-cell>
          <table:table-cell table:formula="of:= [.D1142]-[.E1142]" office:value-type="float" office:value="1.81" calcext:value-type="float">
            <text:p>1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55000" calcext:value-type="float">
            <text:p>79855000</text:p>
          </table:table-cell>
          <table:table-cell table:formula="of:=[.B1143]/1000000" office:value-type="float" office:value="79.855" calcext:value-type="float">
            <text:p>79.85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6.84" calcext:value-type="float">
            <text:p>-66.84</text:p>
          </table:table-cell>
          <table:table-cell table:formula="of:=ABS([.D1143]-[.E1143])" office:value-type="float" office:value="1.86" calcext:value-type="float">
            <text:p>1.86</text:p>
          </table:table-cell>
          <table:table-cell table:formula="of:= [.D1143]-[.E1143]" office:value-type="float" office:value="1.86" calcext:value-type="float">
            <text:p>1.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75000" calcext:value-type="float">
            <text:p>79875000</text:p>
          </table:table-cell>
          <table:table-cell table:formula="of:=[.B1144]/1000000" office:value-type="float" office:value="79.875" calcext:value-type="float">
            <text:p>79.87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6.89" calcext:value-type="float">
            <text:p>-66.89</text:p>
          </table:table-cell>
          <table:table-cell table:formula="of:=ABS([.D1144]-[.E1144])" office:value-type="float" office:value="1.91" calcext:value-type="float">
            <text:p>1.91</text:p>
          </table:table-cell>
          <table:table-cell table:formula="of:= [.D1144]-[.E1144]" office:value-type="float" office:value="1.91" calcext:value-type="float">
            <text:p>1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95000" calcext:value-type="float">
            <text:p>79895000</text:p>
          </table:table-cell>
          <table:table-cell table:formula="of:=[.B1145]/1000000" office:value-type="float" office:value="79.895" calcext:value-type="float">
            <text:p>79.89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6.93" calcext:value-type="float">
            <text:p>-66.93</text:p>
          </table:table-cell>
          <table:table-cell table:formula="of:=ABS([.D1145]-[.E1145])" office:value-type="float" office:value="1.95" calcext:value-type="float">
            <text:p>1.95</text:p>
          </table:table-cell>
          <table:table-cell table:formula="of:= [.D1145]-[.E1145]" office:value-type="float" office:value="1.95" calcext:value-type="float">
            <text:p>1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15000" calcext:value-type="float">
            <text:p>79915000</text:p>
          </table:table-cell>
          <table:table-cell table:formula="of:=[.B1146]/1000000" office:value-type="float" office:value="79.915" calcext:value-type="float">
            <text:p>79.91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6.96" calcext:value-type="float">
            <text:p>-66.96</text:p>
          </table:table-cell>
          <table:table-cell table:formula="of:=ABS([.D1146]-[.E1146])" office:value-type="float" office:value="1.97999999999999" calcext:value-type="float">
            <text:p>1.98</text:p>
          </table:table-cell>
          <table:table-cell table:formula="of:= [.D1146]-[.E1146]" office:value-type="float" office:value="1.97999999999999" calcext:value-type="float">
            <text:p>1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35000" calcext:value-type="float">
            <text:p>79935000</text:p>
          </table:table-cell>
          <table:table-cell table:formula="of:=[.B1147]/1000000" office:value-type="float" office:value="79.935" calcext:value-type="float">
            <text:p>79.93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7" calcext:value-type="float">
            <text:p>-67</text:p>
          </table:table-cell>
          <table:table-cell table:formula="of:=ABS([.D1147]-[.E1147])" office:value-type="float" office:value="2.02" calcext:value-type="float">
            <text:p>2.02</text:p>
          </table:table-cell>
          <table:table-cell table:formula="of:= [.D1147]-[.E1147]" office:value-type="float" office:value="2.02" calcext:value-type="float">
            <text:p>2.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55000" calcext:value-type="float">
            <text:p>79955000</text:p>
          </table:table-cell>
          <table:table-cell table:formula="of:=[.B1148]/1000000" office:value-type="float" office:value="79.955" calcext:value-type="float">
            <text:p>79.955</text:p>
          </table:table-cell>
          <table:table-cell office:value-type="float" office:value="-64.98" calcext:value-type="float">
            <text:p>-64.98</text:p>
          </table:table-cell>
          <table:table-cell office:value-type="float" office:value="-67.03" calcext:value-type="float">
            <text:p>-67.03</text:p>
          </table:table-cell>
          <table:table-cell table:formula="of:=ABS([.D1148]-[.E1148])" office:value-type="float" office:value="2.05" calcext:value-type="float">
            <text:p>2.05</text:p>
          </table:table-cell>
          <table:table-cell table:formula="of:= [.D1148]-[.E1148]" office:value-type="float" office:value="2.05" calcext:value-type="float">
            <text:p>2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75000" calcext:value-type="float">
            <text:p>79975000</text:p>
          </table:table-cell>
          <table:table-cell table:formula="of:=[.B1149]/1000000" office:value-type="float" office:value="79.975" calcext:value-type="float">
            <text:p>79.97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7.06" calcext:value-type="float">
            <text:p>-67.06</text:p>
          </table:table-cell>
          <table:table-cell table:formula="of:=ABS([.D1149]-[.E1149])" office:value-type="float" office:value="2.09" calcext:value-type="float">
            <text:p>2.09</text:p>
          </table:table-cell>
          <table:table-cell table:formula="of:= [.D1149]-[.E1149]" office:value-type="float" office:value="2.09" calcext:value-type="float">
            <text:p>2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95000" calcext:value-type="float">
            <text:p>79995000</text:p>
          </table:table-cell>
          <table:table-cell table:formula="of:=[.B1150]/1000000" office:value-type="float" office:value="79.995" calcext:value-type="float">
            <text:p>79.99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7.09" calcext:value-type="float">
            <text:p>-67.09</text:p>
          </table:table-cell>
          <table:table-cell table:formula="of:=ABS([.D1150]-[.E1150])" office:value-type="float" office:value="2.12" calcext:value-type="float">
            <text:p>2.12</text:p>
          </table:table-cell>
          <table:table-cell table:formula="of:= [.D1150]-[.E1150]" office:value-type="float" office:value="2.12" calcext:value-type="float">
            <text:p>2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15000" calcext:value-type="float">
            <text:p>80015000</text:p>
          </table:table-cell>
          <table:table-cell table:formula="of:=[.B1151]/1000000" office:value-type="float" office:value="80.015" calcext:value-type="float">
            <text:p>80.01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7.12" calcext:value-type="float">
            <text:p>-67.12</text:p>
          </table:table-cell>
          <table:table-cell table:formula="of:=ABS([.D1151]-[.E1151])" office:value-type="float" office:value="2.15000000000001" calcext:value-type="float">
            <text:p>2.15</text:p>
          </table:table-cell>
          <table:table-cell table:formula="of:= [.D1151]-[.E1151]" office:value-type="float" office:value="2.15000000000001" calcext:value-type="float">
            <text:p>2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35000" calcext:value-type="float">
            <text:p>80035000</text:p>
          </table:table-cell>
          <table:table-cell table:formula="of:=[.B1152]/1000000" office:value-type="float" office:value="80.035" calcext:value-type="float">
            <text:p>80.03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7.06" calcext:value-type="float">
            <text:p>-67.06</text:p>
          </table:table-cell>
          <table:table-cell table:formula="of:=ABS([.D1152]-[.E1152])" office:value-type="float" office:value="2.09" calcext:value-type="float">
            <text:p>2.09</text:p>
          </table:table-cell>
          <table:table-cell table:formula="of:= [.D1152]-[.E1152]" office:value-type="float" office:value="2.09" calcext:value-type="float">
            <text:p>2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55000" calcext:value-type="float">
            <text:p>80055000</text:p>
          </table:table-cell>
          <table:table-cell table:formula="of:=[.B1153]/1000000" office:value-type="float" office:value="80.055" calcext:value-type="float">
            <text:p>80.055</text:p>
          </table:table-cell>
          <table:table-cell office:value-type="float" office:value="-64.97" calcext:value-type="float">
            <text:p>-64.97</text:p>
          </table:table-cell>
          <table:table-cell office:value-type="float" office:value="-67.09" calcext:value-type="float">
            <text:p>-67.09</text:p>
          </table:table-cell>
          <table:table-cell table:formula="of:=ABS([.D1153]-[.E1153])" office:value-type="float" office:value="2.12" calcext:value-type="float">
            <text:p>2.12</text:p>
          </table:table-cell>
          <table:table-cell table:formula="of:= [.D1153]-[.E1153]" office:value-type="float" office:value="2.12" calcext:value-type="float">
            <text:p>2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75000" calcext:value-type="float">
            <text:p>80075000</text:p>
          </table:table-cell>
          <table:table-cell table:formula="of:=[.B1154]/1000000" office:value-type="float" office:value="80.075" calcext:value-type="float">
            <text:p>80.07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7.11" calcext:value-type="float">
            <text:p>-67.11</text:p>
          </table:table-cell>
          <table:table-cell table:formula="of:=ABS([.D1154]-[.E1154])" office:value-type="float" office:value="2.15000000000001" calcext:value-type="float">
            <text:p>2.15</text:p>
          </table:table-cell>
          <table:table-cell table:formula="of:= [.D1154]-[.E1154]" office:value-type="float" office:value="2.15000000000001" calcext:value-type="float">
            <text:p>2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95000" calcext:value-type="float">
            <text:p>80095000</text:p>
          </table:table-cell>
          <table:table-cell table:formula="of:=[.B1155]/1000000" office:value-type="float" office:value="80.095" calcext:value-type="float">
            <text:p>80.09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7.14" calcext:value-type="float">
            <text:p>-67.14</text:p>
          </table:table-cell>
          <table:table-cell table:formula="of:=ABS([.D1155]-[.E1155])" office:value-type="float" office:value="2.18000000000001" calcext:value-type="float">
            <text:p>2.18</text:p>
          </table:table-cell>
          <table:table-cell table:formula="of:= [.D1155]-[.E1155]" office:value-type="float" office:value="2.18000000000001" calcext:value-type="float">
            <text:p>2.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15000" calcext:value-type="float">
            <text:p>80115000</text:p>
          </table:table-cell>
          <table:table-cell table:formula="of:=[.B1156]/1000000" office:value-type="float" office:value="80.115" calcext:value-type="float">
            <text:p>80.11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7.16" calcext:value-type="float">
            <text:p>-67.16</text:p>
          </table:table-cell>
          <table:table-cell table:formula="of:=ABS([.D1156]-[.E1156])" office:value-type="float" office:value="2.2" calcext:value-type="float">
            <text:p>2.2</text:p>
          </table:table-cell>
          <table:table-cell table:formula="of:= [.D1156]-[.E1156]" office:value-type="float" office:value="2.2" calcext:value-type="float">
            <text:p>2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35000" calcext:value-type="float">
            <text:p>80135000</text:p>
          </table:table-cell>
          <table:table-cell table:formula="of:=[.B1157]/1000000" office:value-type="float" office:value="80.135" calcext:value-type="float">
            <text:p>80.13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7.18" calcext:value-type="float">
            <text:p>-67.18</text:p>
          </table:table-cell>
          <table:table-cell table:formula="of:=ABS([.D1157]-[.E1157])" office:value-type="float" office:value="2.22000000000001" calcext:value-type="float">
            <text:p>2.22</text:p>
          </table:table-cell>
          <table:table-cell table:formula="of:= [.D1157]-[.E1157]" office:value-type="float" office:value="2.22000000000001" calcext:value-type="float">
            <text:p>2.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55000" calcext:value-type="float">
            <text:p>80155000</text:p>
          </table:table-cell>
          <table:table-cell table:formula="of:=[.B1158]/1000000" office:value-type="float" office:value="80.155" calcext:value-type="float">
            <text:p>80.155</text:p>
          </table:table-cell>
          <table:table-cell office:value-type="float" office:value="-64.96" calcext:value-type="float">
            <text:p>-64.96</text:p>
          </table:table-cell>
          <table:table-cell office:value-type="float" office:value="-67.2" calcext:value-type="float">
            <text:p>-67.2</text:p>
          </table:table-cell>
          <table:table-cell table:formula="of:=ABS([.D1158]-[.E1158])" office:value-type="float" office:value="2.24000000000001" calcext:value-type="float">
            <text:p>2.24</text:p>
          </table:table-cell>
          <table:table-cell table:formula="of:= [.D1158]-[.E1158]" office:value-type="float" office:value="2.24000000000001" calcext:value-type="float">
            <text:p>2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75000" calcext:value-type="float">
            <text:p>80175000</text:p>
          </table:table-cell>
          <table:table-cell table:formula="of:=[.B1159]/1000000" office:value-type="float" office:value="80.175" calcext:value-type="float">
            <text:p>80.17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67.22" calcext:value-type="float">
            <text:p>-67.22</text:p>
          </table:table-cell>
          <table:table-cell table:formula="of:=ABS([.D1159]-[.E1159])" office:value-type="float" office:value="2.27" calcext:value-type="float">
            <text:p>2.27</text:p>
          </table:table-cell>
          <table:table-cell table:formula="of:= [.D1159]-[.E1159]" office:value-type="float" office:value="2.27" calcext:value-type="float">
            <text:p>2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95000" calcext:value-type="float">
            <text:p>80195000</text:p>
          </table:table-cell>
          <table:table-cell table:formula="of:=[.B1160]/1000000" office:value-type="float" office:value="80.195" calcext:value-type="float">
            <text:p>80.19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67.23" calcext:value-type="float">
            <text:p>-67.23</text:p>
          </table:table-cell>
          <table:table-cell table:formula="of:=ABS([.D1160]-[.E1160])" office:value-type="float" office:value="2.28" calcext:value-type="float">
            <text:p>2.28</text:p>
          </table:table-cell>
          <table:table-cell table:formula="of:= [.D1160]-[.E1160]" office:value-type="float" office:value="2.28" calcext:value-type="float">
            <text:p>2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215000" calcext:value-type="float">
            <text:p>80215000</text:p>
          </table:table-cell>
          <table:table-cell table:formula="of:=[.B1161]/1000000" office:value-type="float" office:value="80.215" calcext:value-type="float">
            <text:p>80.215</text:p>
          </table:table-cell>
          <table:table-cell office:value-type="float" office:value="-64.95" calcext:value-type="float">
            <text:p>-64.95</text:p>
          </table:table-cell>
          <table:table-cell office:value-type="float" office:value="-67.25" calcext:value-type="float">
            <text:p>-67.25</text:p>
          </table:table-cell>
          <table:table-cell table:formula="of:=ABS([.D1161]-[.E1161])" office:value-type="float" office:value="2.3" calcext:value-type="float">
            <text:p>2.3</text:p>
          </table:table-cell>
          <table:table-cell table:formula="of:= [.D1161]-[.E1161]" office:value-type="float" office:value="2.3" calcext:value-type="float">
            <text:p>2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235000" calcext:value-type="float">
            <text:p>80235000</text:p>
          </table:table-cell>
          <table:table-cell table:formula="of:=[.B1162]/1000000" office:value-type="float" office:value="80.235" calcext:value-type="float">
            <text:p>80.23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67.17" calcext:value-type="float">
            <text:p>-67.17</text:p>
          </table:table-cell>
          <table:table-cell table:formula="of:=ABS([.D1162]-[.E1162])" office:value-type="float" office:value="2.23" calcext:value-type="float">
            <text:p>2.23</text:p>
          </table:table-cell>
          <table:table-cell table:formula="of:= [.D1162]-[.E1162]" office:value-type="float" office:value="2.23" calcext:value-type="float">
            <text:p>2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255000" calcext:value-type="float">
            <text:p>80255000</text:p>
          </table:table-cell>
          <table:table-cell table:formula="of:=[.B1163]/1000000" office:value-type="float" office:value="80.255" calcext:value-type="float">
            <text:p>80.25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67.18" calcext:value-type="float">
            <text:p>-67.18</text:p>
          </table:table-cell>
          <table:table-cell table:formula="of:=ABS([.D1163]-[.E1163])" office:value-type="float" office:value="2.24000000000001" calcext:value-type="float">
            <text:p>2.24</text:p>
          </table:table-cell>
          <table:table-cell table:formula="of:= [.D1163]-[.E1163]" office:value-type="float" office:value="2.24000000000001" calcext:value-type="float">
            <text:p>2.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275000" calcext:value-type="float">
            <text:p>80275000</text:p>
          </table:table-cell>
          <table:table-cell table:formula="of:=[.B1164]/1000000" office:value-type="float" office:value="80.275" calcext:value-type="float">
            <text:p>80.27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67.19" calcext:value-type="float">
            <text:p>-67.19</text:p>
          </table:table-cell>
          <table:table-cell table:formula="of:=ABS([.D1164]-[.E1164])" office:value-type="float" office:value="2.25" calcext:value-type="float">
            <text:p>2.25</text:p>
          </table:table-cell>
          <table:table-cell table:formula="of:= [.D1164]-[.E1164]" office:value-type="float" office:value="2.25" calcext:value-type="float">
            <text:p>2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295000" calcext:value-type="float">
            <text:p>80295000</text:p>
          </table:table-cell>
          <table:table-cell table:formula="of:=[.B1165]/1000000" office:value-type="float" office:value="80.295" calcext:value-type="float">
            <text:p>80.295</text:p>
          </table:table-cell>
          <table:table-cell office:value-type="float" office:value="-64.94" calcext:value-type="float">
            <text:p>-64.94</text:p>
          </table:table-cell>
          <table:table-cell office:value-type="float" office:value="-67.21" calcext:value-type="float">
            <text:p>-67.21</text:p>
          </table:table-cell>
          <table:table-cell table:formula="of:=ABS([.D1165]-[.E1165])" office:value-type="float" office:value="2.27" calcext:value-type="float">
            <text:p>2.27</text:p>
          </table:table-cell>
          <table:table-cell table:formula="of:= [.D1165]-[.E1165]" office:value-type="float" office:value="2.27" calcext:value-type="float">
            <text:p>2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315000" calcext:value-type="float">
            <text:p>80315000</text:p>
          </table:table-cell>
          <table:table-cell table:formula="of:=[.B1166]/1000000" office:value-type="float" office:value="80.315" calcext:value-type="float">
            <text:p>80.31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67.22" calcext:value-type="float">
            <text:p>-67.22</text:p>
          </table:table-cell>
          <table:table-cell table:formula="of:=ABS([.D1166]-[.E1166])" office:value-type="float" office:value="2.28999999999999" calcext:value-type="float">
            <text:p>2.29</text:p>
          </table:table-cell>
          <table:table-cell table:formula="of:= [.D1166]-[.E1166]" office:value-type="float" office:value="2.28999999999999" calcext:value-type="float">
            <text:p>2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335000" calcext:value-type="float">
            <text:p>80335000</text:p>
          </table:table-cell>
          <table:table-cell table:formula="of:=[.B1167]/1000000" office:value-type="float" office:value="80.335" calcext:value-type="float">
            <text:p>80.33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67.24" calcext:value-type="float">
            <text:p>-67.24</text:p>
          </table:table-cell>
          <table:table-cell table:formula="of:=ABS([.D1167]-[.E1167])" office:value-type="float" office:value="2.30999999999999" calcext:value-type="float">
            <text:p>2.31</text:p>
          </table:table-cell>
          <table:table-cell table:formula="of:= [.D1167]-[.E1167]" office:value-type="float" office:value="2.30999999999999" calcext:value-type="float">
            <text:p>2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355000" calcext:value-type="float">
            <text:p>80355000</text:p>
          </table:table-cell>
          <table:table-cell table:formula="of:=[.B1168]/1000000" office:value-type="float" office:value="80.355" calcext:value-type="float">
            <text:p>80.355</text:p>
          </table:table-cell>
          <table:table-cell office:value-type="float" office:value="-64.93" calcext:value-type="float">
            <text:p>-64.93</text:p>
          </table:table-cell>
          <table:table-cell office:value-type="float" office:value="-67.25" calcext:value-type="float">
            <text:p>-67.25</text:p>
          </table:table-cell>
          <table:table-cell table:formula="of:=ABS([.D1168]-[.E1168])" office:value-type="float" office:value="2.31999999999999" calcext:value-type="float">
            <text:p>2.32</text:p>
          </table:table-cell>
          <table:table-cell table:formula="of:= [.D1168]-[.E1168]" office:value-type="float" office:value="2.31999999999999" calcext:value-type="float">
            <text:p>2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375000" calcext:value-type="float">
            <text:p>80375000</text:p>
          </table:table-cell>
          <table:table-cell table:formula="of:=[.B1169]/1000000" office:value-type="float" office:value="80.375" calcext:value-type="float">
            <text:p>80.37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67.27" calcext:value-type="float">
            <text:p>-67.27</text:p>
          </table:table-cell>
          <table:table-cell table:formula="of:=ABS([.D1169]-[.E1169])" office:value-type="float" office:value="2.34999999999999" calcext:value-type="float">
            <text:p>2.35</text:p>
          </table:table-cell>
          <table:table-cell table:formula="of:= [.D1169]-[.E1169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395000" calcext:value-type="float">
            <text:p>80395000</text:p>
          </table:table-cell>
          <table:table-cell table:formula="of:=[.B1170]/1000000" office:value-type="float" office:value="80.395" calcext:value-type="float">
            <text:p>80.39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67.28" calcext:value-type="float">
            <text:p>-67.28</text:p>
          </table:table-cell>
          <table:table-cell table:formula="of:=ABS([.D1170]-[.E1170])" office:value-type="float" office:value="2.36" calcext:value-type="float">
            <text:p>2.36</text:p>
          </table:table-cell>
          <table:table-cell table:formula="of:= [.D1170]-[.E1170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15000" calcext:value-type="float">
            <text:p>80415000</text:p>
          </table:table-cell>
          <table:table-cell table:formula="of:=[.B1171]/1000000" office:value-type="float" office:value="80.415" calcext:value-type="float">
            <text:p>80.415</text:p>
          </table:table-cell>
          <table:table-cell office:value-type="float" office:value="-64.92" calcext:value-type="float">
            <text:p>-64.92</text:p>
          </table:table-cell>
          <table:table-cell office:value-type="float" office:value="-67.29" calcext:value-type="float">
            <text:p>-67.29</text:p>
          </table:table-cell>
          <table:table-cell table:formula="of:=ABS([.D1171]-[.E1171])" office:value-type="float" office:value="2.37" calcext:value-type="float">
            <text:p>2.37</text:p>
          </table:table-cell>
          <table:table-cell table:formula="of:= [.D1171]-[.E1171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35000" calcext:value-type="float">
            <text:p>80435000</text:p>
          </table:table-cell>
          <table:table-cell table:formula="of:=[.B1172]/1000000" office:value-type="float" office:value="80.435" calcext:value-type="float">
            <text:p>80.43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67.2" calcext:value-type="float">
            <text:p>-67.2</text:p>
          </table:table-cell>
          <table:table-cell table:formula="of:=ABS([.D1172]-[.E1172])" office:value-type="float" office:value="2.29000000000001" calcext:value-type="float">
            <text:p>2.29</text:p>
          </table:table-cell>
          <table:table-cell table:formula="of:= [.D1172]-[.E1172]" office:value-type="float" office:value="2.29000000000001" calcext:value-type="float">
            <text:p>2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55000" calcext:value-type="float">
            <text:p>80455000</text:p>
          </table:table-cell>
          <table:table-cell table:formula="of:=[.B1173]/1000000" office:value-type="float" office:value="80.455" calcext:value-type="float">
            <text:p>80.45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67.21" calcext:value-type="float">
            <text:p>-67.21</text:p>
          </table:table-cell>
          <table:table-cell table:formula="of:=ABS([.D1173]-[.E1173])" office:value-type="float" office:value="2.3" calcext:value-type="float">
            <text:p>2.3</text:p>
          </table:table-cell>
          <table:table-cell table:formula="of:= [.D1173]-[.E1173]" office:value-type="float" office:value="2.3" calcext:value-type="float">
            <text:p>2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75000" calcext:value-type="float">
            <text:p>80475000</text:p>
          </table:table-cell>
          <table:table-cell table:formula="of:=[.B1174]/1000000" office:value-type="float" office:value="80.475" calcext:value-type="float">
            <text:p>80.475</text:p>
          </table:table-cell>
          <table:table-cell office:value-type="float" office:value="-64.91" calcext:value-type="float">
            <text:p>-64.91</text:p>
          </table:table-cell>
          <table:table-cell office:value-type="float" office:value="-67.22" calcext:value-type="float">
            <text:p>-67.22</text:p>
          </table:table-cell>
          <table:table-cell table:formula="of:=ABS([.D1174]-[.E1174])" office:value-type="float" office:value="2.31" calcext:value-type="float">
            <text:p>2.31</text:p>
          </table:table-cell>
          <table:table-cell table:formula="of:= [.D1174]-[.E1174]" office:value-type="float" office:value="2.31" calcext:value-type="float">
            <text:p>2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95000" calcext:value-type="float">
            <text:p>80495000</text:p>
          </table:table-cell>
          <table:table-cell table:formula="of:=[.B1175]/1000000" office:value-type="float" office:value="80.495" calcext:value-type="float">
            <text:p>80.495</text:p>
          </table:table-cell>
          <table:table-cell office:value-type="float" office:value="-64.9" calcext:value-type="float">
            <text:p>-64.9</text:p>
          </table:table-cell>
          <table:table-cell office:value-type="float" office:value="-67.23" calcext:value-type="float">
            <text:p>-67.23</text:p>
          </table:table-cell>
          <table:table-cell table:formula="of:=ABS([.D1175]-[.E1175])" office:value-type="float" office:value="2.33" calcext:value-type="float">
            <text:p>2.33</text:p>
          </table:table-cell>
          <table:table-cell table:formula="of:= [.D1175]-[.E1175]" office:value-type="float" office:value="2.33" calcext:value-type="float">
            <text:p>2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15000" calcext:value-type="float">
            <text:p>80515000</text:p>
          </table:table-cell>
          <table:table-cell table:formula="of:=[.B1176]/1000000" office:value-type="float" office:value="80.515" calcext:value-type="float">
            <text:p>80.515</text:p>
          </table:table-cell>
          <table:table-cell office:value-type="float" office:value="-64.9" calcext:value-type="float">
            <text:p>-64.9</text:p>
          </table:table-cell>
          <table:table-cell office:value-type="float" office:value="-67.24" calcext:value-type="float">
            <text:p>-67.24</text:p>
          </table:table-cell>
          <table:table-cell table:formula="of:=ABS([.D1176]-[.E1176])" office:value-type="float" office:value="2.33999999999999" calcext:value-type="float">
            <text:p>2.34</text:p>
          </table:table-cell>
          <table:table-cell table:formula="of:= [.D1176]-[.E1176]" office:value-type="float" office:value="2.33999999999999" calcext:value-type="float">
            <text:p>2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35000" calcext:value-type="float">
            <text:p>80535000</text:p>
          </table:table-cell>
          <table:table-cell table:formula="of:=[.B1177]/1000000" office:value-type="float" office:value="80.535" calcext:value-type="float">
            <text:p>80.535</text:p>
          </table:table-cell>
          <table:table-cell office:value-type="float" office:value="-64.9" calcext:value-type="float">
            <text:p>-64.9</text:p>
          </table:table-cell>
          <table:table-cell office:value-type="float" office:value="-67.25" calcext:value-type="float">
            <text:p>-67.25</text:p>
          </table:table-cell>
          <table:table-cell table:formula="of:=ABS([.D1177]-[.E1177])" office:value-type="float" office:value="2.34999999999999" calcext:value-type="float">
            <text:p>2.35</text:p>
          </table:table-cell>
          <table:table-cell table:formula="of:= [.D1177]-[.E1177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55000" calcext:value-type="float">
            <text:p>80555000</text:p>
          </table:table-cell>
          <table:table-cell table:formula="of:=[.B1178]/1000000" office:value-type="float" office:value="80.555" calcext:value-type="float">
            <text:p>80.55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67.26" calcext:value-type="float">
            <text:p>-67.26</text:p>
          </table:table-cell>
          <table:table-cell table:formula="of:=ABS([.D1178]-[.E1178])" office:value-type="float" office:value="2.37" calcext:value-type="float">
            <text:p>2.37</text:p>
          </table:table-cell>
          <table:table-cell table:formula="of:= [.D1178]-[.E1178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75000" calcext:value-type="float">
            <text:p>80575000</text:p>
          </table:table-cell>
          <table:table-cell table:formula="of:=[.B1179]/1000000" office:value-type="float" office:value="80.575" calcext:value-type="float">
            <text:p>80.57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67.27" calcext:value-type="float">
            <text:p>-67.27</text:p>
          </table:table-cell>
          <table:table-cell table:formula="of:=ABS([.D1179]-[.E1179])" office:value-type="float" office:value="2.38" calcext:value-type="float">
            <text:p>2.38</text:p>
          </table:table-cell>
          <table:table-cell table:formula="of:= [.D1179]-[.E1179]" office:value-type="float" office:value="2.38" calcext:value-type="float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95000" calcext:value-type="float">
            <text:p>80595000</text:p>
          </table:table-cell>
          <table:table-cell table:formula="of:=[.B1180]/1000000" office:value-type="float" office:value="80.595" calcext:value-type="float">
            <text:p>80.595</text:p>
          </table:table-cell>
          <table:table-cell office:value-type="float" office:value="-64.89" calcext:value-type="float">
            <text:p>-64.89</text:p>
          </table:table-cell>
          <table:table-cell office:value-type="float" office:value="-67.28" calcext:value-type="float">
            <text:p>-67.28</text:p>
          </table:table-cell>
          <table:table-cell table:formula="of:=ABS([.D1180]-[.E1180])" office:value-type="float" office:value="2.39" calcext:value-type="float">
            <text:p>2.39</text:p>
          </table:table-cell>
          <table:table-cell table:formula="of:= [.D1180]-[.E1180]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15000" calcext:value-type="float">
            <text:p>80615000</text:p>
          </table:table-cell>
          <table:table-cell table:formula="of:=[.B1181]/1000000" office:value-type="float" office:value="80.615" calcext:value-type="float">
            <text:p>80.61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67.28" calcext:value-type="float">
            <text:p>-67.28</text:p>
          </table:table-cell>
          <table:table-cell table:formula="of:=ABS([.D1181]-[.E1181])" office:value-type="float" office:value="2.40000000000001" calcext:value-type="float">
            <text:p>2.4</text:p>
          </table:table-cell>
          <table:table-cell table:formula="of:= [.D1181]-[.E1181]" office:value-type="float" office:value="2.40000000000001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35000" calcext:value-type="float">
            <text:p>80635000</text:p>
          </table:table-cell>
          <table:table-cell table:formula="of:=[.B1182]/1000000" office:value-type="float" office:value="80.635" calcext:value-type="float">
            <text:p>80.63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67.2" calcext:value-type="float">
            <text:p>-67.2</text:p>
          </table:table-cell>
          <table:table-cell table:formula="of:=ABS([.D1182]-[.E1182])" office:value-type="float" office:value="2.32000000000001" calcext:value-type="float">
            <text:p>2.32</text:p>
          </table:table-cell>
          <table:table-cell table:formula="of:= [.D1182]-[.E1182]" office:value-type="float" office:value="2.32000000000001" calcext:value-type="float">
            <text:p>2.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55000" calcext:value-type="float">
            <text:p>80655000</text:p>
          </table:table-cell>
          <table:table-cell table:formula="of:=[.B1183]/1000000" office:value-type="float" office:value="80.655" calcext:value-type="float">
            <text:p>80.655</text:p>
          </table:table-cell>
          <table:table-cell office:value-type="float" office:value="-64.88" calcext:value-type="float">
            <text:p>-64.88</text:p>
          </table:table-cell>
          <table:table-cell office:value-type="float" office:value="-67.21" calcext:value-type="float">
            <text:p>-67.21</text:p>
          </table:table-cell>
          <table:table-cell table:formula="of:=ABS([.D1183]-[.E1183])" office:value-type="float" office:value="2.33" calcext:value-type="float">
            <text:p>2.33</text:p>
          </table:table-cell>
          <table:table-cell table:formula="of:= [.D1183]-[.E1183]" office:value-type="float" office:value="2.33" calcext:value-type="float">
            <text:p>2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75000" calcext:value-type="float">
            <text:p>80675000</text:p>
          </table:table-cell>
          <table:table-cell table:formula="of:=[.B1184]/1000000" office:value-type="float" office:value="80.675" calcext:value-type="float">
            <text:p>80.67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67.22" calcext:value-type="float">
            <text:p>-67.22</text:p>
          </table:table-cell>
          <table:table-cell table:formula="of:=ABS([.D1184]-[.E1184])" office:value-type="float" office:value="2.34999999999999" calcext:value-type="float">
            <text:p>2.35</text:p>
          </table:table-cell>
          <table:table-cell table:formula="of:= [.D1184]-[.E1184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95000" calcext:value-type="float">
            <text:p>80695000</text:p>
          </table:table-cell>
          <table:table-cell table:formula="of:=[.B1185]/1000000" office:value-type="float" office:value="80.695" calcext:value-type="float">
            <text:p>80.69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67.22" calcext:value-type="float">
            <text:p>-67.22</text:p>
          </table:table-cell>
          <table:table-cell table:formula="of:=ABS([.D1185]-[.E1185])" office:value-type="float" office:value="2.34999999999999" calcext:value-type="float">
            <text:p>2.35</text:p>
          </table:table-cell>
          <table:table-cell table:formula="of:= [.D1185]-[.E1185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715000" calcext:value-type="float">
            <text:p>80715000</text:p>
          </table:table-cell>
          <table:table-cell table:formula="of:=[.B1186]/1000000" office:value-type="float" office:value="80.715" calcext:value-type="float">
            <text:p>80.71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67.23" calcext:value-type="float">
            <text:p>-67.23</text:p>
          </table:table-cell>
          <table:table-cell table:formula="of:=ABS([.D1186]-[.E1186])" office:value-type="float" office:value="2.36" calcext:value-type="float">
            <text:p>2.36</text:p>
          </table:table-cell>
          <table:table-cell table:formula="of:= [.D1186]-[.E1186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735000" calcext:value-type="float">
            <text:p>80735000</text:p>
          </table:table-cell>
          <table:table-cell table:formula="of:=[.B1187]/1000000" office:value-type="float" office:value="80.735" calcext:value-type="float">
            <text:p>80.735</text:p>
          </table:table-cell>
          <table:table-cell office:value-type="float" office:value="-64.87" calcext:value-type="float">
            <text:p>-64.87</text:p>
          </table:table-cell>
          <table:table-cell office:value-type="float" office:value="-67.24" calcext:value-type="float">
            <text:p>-67.24</text:p>
          </table:table-cell>
          <table:table-cell table:formula="of:=ABS([.D1187]-[.E1187])" office:value-type="float" office:value="2.36999999999999" calcext:value-type="float">
            <text:p>2.37</text:p>
          </table:table-cell>
          <table:table-cell table:formula="of:= [.D1187]-[.E1187]" office:value-type="float" office:value="2.36999999999999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755000" calcext:value-type="float">
            <text:p>80755000</text:p>
          </table:table-cell>
          <table:table-cell table:formula="of:=[.B1188]/1000000" office:value-type="float" office:value="80.755" calcext:value-type="float">
            <text:p>80.75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67.25" calcext:value-type="float">
            <text:p>-67.25</text:p>
          </table:table-cell>
          <table:table-cell table:formula="of:=ABS([.D1188]-[.E1188])" office:value-type="float" office:value="2.39" calcext:value-type="float">
            <text:p>2.39</text:p>
          </table:table-cell>
          <table:table-cell table:formula="of:= [.D1188]-[.E1188]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775000" calcext:value-type="float">
            <text:p>80775000</text:p>
          </table:table-cell>
          <table:table-cell table:formula="of:=[.B1189]/1000000" office:value-type="float" office:value="80.775" calcext:value-type="float">
            <text:p>80.77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67.26" calcext:value-type="float">
            <text:p>-67.26</text:p>
          </table:table-cell>
          <table:table-cell table:formula="of:=ABS([.D1189]-[.E1189])" office:value-type="float" office:value="2.40000000000001" calcext:value-type="float">
            <text:p>2.4</text:p>
          </table:table-cell>
          <table:table-cell table:formula="of:= [.D1189]-[.E1189]" office:value-type="float" office:value="2.40000000000001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795000" calcext:value-type="float">
            <text:p>80795000</text:p>
          </table:table-cell>
          <table:table-cell table:formula="of:=[.B1190]/1000000" office:value-type="float" office:value="80.795" calcext:value-type="float">
            <text:p>80.795</text:p>
          </table:table-cell>
          <table:table-cell office:value-type="float" office:value="-64.86" calcext:value-type="float">
            <text:p>-64.86</text:p>
          </table:table-cell>
          <table:table-cell office:value-type="float" office:value="-67.26" calcext:value-type="float">
            <text:p>-67.26</text:p>
          </table:table-cell>
          <table:table-cell table:formula="of:=ABS([.D1190]-[.E1190])" office:value-type="float" office:value="2.40000000000001" calcext:value-type="float">
            <text:p>2.4</text:p>
          </table:table-cell>
          <table:table-cell table:formula="of:= [.D1190]-[.E1190]" office:value-type="float" office:value="2.40000000000001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815000" calcext:value-type="float">
            <text:p>80815000</text:p>
          </table:table-cell>
          <table:table-cell table:formula="of:=[.B1191]/1000000" office:value-type="float" office:value="80.815" calcext:value-type="float">
            <text:p>80.81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67.27" calcext:value-type="float">
            <text:p>-67.27</text:p>
          </table:table-cell>
          <table:table-cell table:formula="of:=ABS([.D1191]-[.E1191])" office:value-type="float" office:value="2.42" calcext:value-type="float">
            <text:p>2.42</text:p>
          </table:table-cell>
          <table:table-cell table:formula="of:= [.D1191]-[.E1191]" office:value-type="float" office:value="2.42" calcext:value-type="float">
            <text:p>2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835000" calcext:value-type="float">
            <text:p>80835000</text:p>
          </table:table-cell>
          <table:table-cell table:formula="of:=[.B1192]/1000000" office:value-type="float" office:value="80.835" calcext:value-type="float">
            <text:p>80.83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67.19" calcext:value-type="float">
            <text:p>-67.19</text:p>
          </table:table-cell>
          <table:table-cell table:formula="of:=ABS([.D1192]-[.E1192])" office:value-type="float" office:value="2.34" calcext:value-type="float">
            <text:p>2.34</text:p>
          </table:table-cell>
          <table:table-cell table:formula="of:= [.D1192]-[.E1192]" office:value-type="float" office:value="2.34" calcext:value-type="float">
            <text:p>2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855000" calcext:value-type="float">
            <text:p>80855000</text:p>
          </table:table-cell>
          <table:table-cell table:formula="of:=[.B1193]/1000000" office:value-type="float" office:value="80.855" calcext:value-type="float">
            <text:p>80.85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67.21" calcext:value-type="float">
            <text:p>-67.21</text:p>
          </table:table-cell>
          <table:table-cell table:formula="of:=ABS([.D1193]-[.E1193])" office:value-type="float" office:value="2.36" calcext:value-type="float">
            <text:p>2.36</text:p>
          </table:table-cell>
          <table:table-cell table:formula="of:= [.D1193]-[.E1193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875000" calcext:value-type="float">
            <text:p>80875000</text:p>
          </table:table-cell>
          <table:table-cell table:formula="of:=[.B1194]/1000000" office:value-type="float" office:value="80.875" calcext:value-type="float">
            <text:p>80.875</text:p>
          </table:table-cell>
          <table:table-cell office:value-type="float" office:value="-64.85" calcext:value-type="float">
            <text:p>-64.85</text:p>
          </table:table-cell>
          <table:table-cell office:value-type="float" office:value="-67.22" calcext:value-type="float">
            <text:p>-67.22</text:p>
          </table:table-cell>
          <table:table-cell table:formula="of:=ABS([.D1194]-[.E1194])" office:value-type="float" office:value="2.37" calcext:value-type="float">
            <text:p>2.37</text:p>
          </table:table-cell>
          <table:table-cell table:formula="of:= [.D1194]-[.E1194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895000" calcext:value-type="float">
            <text:p>80895000</text:p>
          </table:table-cell>
          <table:table-cell table:formula="of:=[.B1195]/1000000" office:value-type="float" office:value="80.895" calcext:value-type="float">
            <text:p>80.89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67.23" calcext:value-type="float">
            <text:p>-67.23</text:p>
          </table:table-cell>
          <table:table-cell table:formula="of:=ABS([.D1195]-[.E1195])" office:value-type="float" office:value="2.39" calcext:value-type="float">
            <text:p>2.39</text:p>
          </table:table-cell>
          <table:table-cell table:formula="of:= [.D1195]-[.E1195]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915000" calcext:value-type="float">
            <text:p>80915000</text:p>
          </table:table-cell>
          <table:table-cell table:formula="of:=[.B1196]/1000000" office:value-type="float" office:value="80.915" calcext:value-type="float">
            <text:p>80.91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67.23" calcext:value-type="float">
            <text:p>-67.23</text:p>
          </table:table-cell>
          <table:table-cell table:formula="of:=ABS([.D1196]-[.E1196])" office:value-type="float" office:value="2.39" calcext:value-type="float">
            <text:p>2.39</text:p>
          </table:table-cell>
          <table:table-cell table:formula="of:= [.D1196]-[.E1196]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935000" calcext:value-type="float">
            <text:p>80935000</text:p>
          </table:table-cell>
          <table:table-cell table:formula="of:=[.B1197]/1000000" office:value-type="float" office:value="80.935" calcext:value-type="float">
            <text:p>80.93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67.23" calcext:value-type="float">
            <text:p>-67.23</text:p>
          </table:table-cell>
          <table:table-cell table:formula="of:=ABS([.D1197]-[.E1197])" office:value-type="float" office:value="2.39" calcext:value-type="float">
            <text:p>2.39</text:p>
          </table:table-cell>
          <table:table-cell table:formula="of:= [.D1197]-[.E1197]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955000" calcext:value-type="float">
            <text:p>80955000</text:p>
          </table:table-cell>
          <table:table-cell table:formula="of:=[.B1198]/1000000" office:value-type="float" office:value="80.955" calcext:value-type="float">
            <text:p>80.955</text:p>
          </table:table-cell>
          <table:table-cell office:value-type="float" office:value="-64.84" calcext:value-type="float">
            <text:p>-64.84</text:p>
          </table:table-cell>
          <table:table-cell office:value-type="float" office:value="-67.24" calcext:value-type="float">
            <text:p>-67.24</text:p>
          </table:table-cell>
          <table:table-cell table:formula="of:=ABS([.D1198]-[.E1198])" office:value-type="float" office:value="2.39999999999999" calcext:value-type="float">
            <text:p>2.4</text:p>
          </table:table-cell>
          <table:table-cell table:formula="of:= [.D1198]-[.E1198]" office:value-type="float" office:value="2.39999999999999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975000" calcext:value-type="float">
            <text:p>80975000</text:p>
          </table:table-cell>
          <table:table-cell table:formula="of:=[.B1199]/1000000" office:value-type="float" office:value="80.975" calcext:value-type="float">
            <text:p>80.97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7.24" calcext:value-type="float">
            <text:p>-67.24</text:p>
          </table:table-cell>
          <table:table-cell table:formula="of:=ABS([.D1199]-[.E1199])" office:value-type="float" office:value="2.41" calcext:value-type="float">
            <text:p>2.41</text:p>
          </table:table-cell>
          <table:table-cell table:formula="of:= [.D1199]-[.E1199]" office:value-type="float" office:value="2.41" calcext:value-type="float">
            <text:p>2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995000" calcext:value-type="float">
            <text:p>80995000</text:p>
          </table:table-cell>
          <table:table-cell table:formula="of:=[.B1200]/1000000" office:value-type="float" office:value="80.995" calcext:value-type="float">
            <text:p>80.99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7.24" calcext:value-type="float">
            <text:p>-67.24</text:p>
          </table:table-cell>
          <table:table-cell table:formula="of:=ABS([.D1200]-[.E1200])" office:value-type="float" office:value="2.41" calcext:value-type="float">
            <text:p>2.41</text:p>
          </table:table-cell>
          <table:table-cell table:formula="of:= [.D1200]-[.E1200]" office:value-type="float" office:value="2.41" calcext:value-type="float">
            <text:p>2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015000" calcext:value-type="float">
            <text:p>81015000</text:p>
          </table:table-cell>
          <table:table-cell table:formula="of:=[.B1201]/1000000" office:value-type="float" office:value="81.015" calcext:value-type="float">
            <text:p>81.01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7.25" calcext:value-type="float">
            <text:p>-67.25</text:p>
          </table:table-cell>
          <table:table-cell table:formula="of:=ABS([.D1201]-[.E1201])" office:value-type="float" office:value="2.42" calcext:value-type="float">
            <text:p>2.42</text:p>
          </table:table-cell>
          <table:table-cell table:formula="of:= [.D1201]-[.E1201]" office:value-type="float" office:value="2.42" calcext:value-type="float">
            <text:p>2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035000" calcext:value-type="float">
            <text:p>81035000</text:p>
          </table:table-cell>
          <table:table-cell table:formula="of:=[.B1202]/1000000" office:value-type="float" office:value="81.035" calcext:value-type="float">
            <text:p>81.03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7.18" calcext:value-type="float">
            <text:p>-67.18</text:p>
          </table:table-cell>
          <table:table-cell table:formula="of:=ABS([.D1202]-[.E1202])" office:value-type="float" office:value="2.35000000000001" calcext:value-type="float">
            <text:p>2.35</text:p>
          </table:table-cell>
          <table:table-cell table:formula="of:= [.D1202]-[.E1202]" office:value-type="float" office:value="2.35000000000001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055000" calcext:value-type="float">
            <text:p>81055000</text:p>
          </table:table-cell>
          <table:table-cell table:formula="of:=[.B1203]/1000000" office:value-type="float" office:value="81.055" calcext:value-type="float">
            <text:p>81.055</text:p>
          </table:table-cell>
          <table:table-cell office:value-type="float" office:value="-64.83" calcext:value-type="float">
            <text:p>-64.83</text:p>
          </table:table-cell>
          <table:table-cell office:value-type="float" office:value="-67.18" calcext:value-type="float">
            <text:p>-67.18</text:p>
          </table:table-cell>
          <table:table-cell table:formula="of:=ABS([.D1203]-[.E1203])" office:value-type="float" office:value="2.35000000000001" calcext:value-type="float">
            <text:p>2.35</text:p>
          </table:table-cell>
          <table:table-cell table:formula="of:= [.D1203]-[.E1203]" office:value-type="float" office:value="2.35000000000001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075000" calcext:value-type="float">
            <text:p>81075000</text:p>
          </table:table-cell>
          <table:table-cell table:formula="of:=[.B1204]/1000000" office:value-type="float" office:value="81.075" calcext:value-type="float">
            <text:p>81.07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7.19" calcext:value-type="float">
            <text:p>-67.19</text:p>
          </table:table-cell>
          <table:table-cell table:formula="of:=ABS([.D1204]-[.E1204])" office:value-type="float" office:value="2.37" calcext:value-type="float">
            <text:p>2.37</text:p>
          </table:table-cell>
          <table:table-cell table:formula="of:= [.D1204]-[.E1204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095000" calcext:value-type="float">
            <text:p>81095000</text:p>
          </table:table-cell>
          <table:table-cell table:formula="of:=[.B1205]/1000000" office:value-type="float" office:value="81.095" calcext:value-type="float">
            <text:p>81.09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7.2" calcext:value-type="float">
            <text:p>-67.2</text:p>
          </table:table-cell>
          <table:table-cell table:formula="of:=ABS([.D1205]-[.E1205])" office:value-type="float" office:value="2.38000000000001" calcext:value-type="float">
            <text:p>2.38</text:p>
          </table:table-cell>
          <table:table-cell table:formula="of:= [.D1205]-[.E1205]" office:value-type="float" office:value="2.38000000000001" calcext:value-type="float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15000" calcext:value-type="float">
            <text:p>81115000</text:p>
          </table:table-cell>
          <table:table-cell table:formula="of:=[.B1206]/1000000" office:value-type="float" office:value="81.115" calcext:value-type="float">
            <text:p>81.11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7.21" calcext:value-type="float">
            <text:p>-67.21</text:p>
          </table:table-cell>
          <table:table-cell table:formula="of:=ABS([.D1206]-[.E1206])" office:value-type="float" office:value="2.39" calcext:value-type="float">
            <text:p>2.39</text:p>
          </table:table-cell>
          <table:table-cell table:formula="of:= [.D1206]-[.E1206]" office:value-type="float" office:value="2.39" calcext:value-type="float">
            <text:p>2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35000" calcext:value-type="float">
            <text:p>81135000</text:p>
          </table:table-cell>
          <table:table-cell table:formula="of:=[.B1207]/1000000" office:value-type="float" office:value="81.135" calcext:value-type="float">
            <text:p>81.13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7.22" calcext:value-type="float">
            <text:p>-67.22</text:p>
          </table:table-cell>
          <table:table-cell table:formula="of:=ABS([.D1207]-[.E1207])" office:value-type="float" office:value="2.40000000000001" calcext:value-type="float">
            <text:p>2.4</text:p>
          </table:table-cell>
          <table:table-cell table:formula="of:= [.D1207]-[.E1207]" office:value-type="float" office:value="2.40000000000001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55000" calcext:value-type="float">
            <text:p>81155000</text:p>
          </table:table-cell>
          <table:table-cell table:formula="of:=[.B1208]/1000000" office:value-type="float" office:value="81.155" calcext:value-type="float">
            <text:p>81.155</text:p>
          </table:table-cell>
          <table:table-cell office:value-type="float" office:value="-64.82" calcext:value-type="float">
            <text:p>-64.82</text:p>
          </table:table-cell>
          <table:table-cell office:value-type="float" office:value="-67.22" calcext:value-type="float">
            <text:p>-67.22</text:p>
          </table:table-cell>
          <table:table-cell table:formula="of:=ABS([.D1208]-[.E1208])" office:value-type="float" office:value="2.40000000000001" calcext:value-type="float">
            <text:p>2.4</text:p>
          </table:table-cell>
          <table:table-cell table:formula="of:= [.D1208]-[.E1208]" office:value-type="float" office:value="2.40000000000001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75000" calcext:value-type="float">
            <text:p>81175000</text:p>
          </table:table-cell>
          <table:table-cell table:formula="of:=[.B1209]/1000000" office:value-type="float" office:value="81.175" calcext:value-type="float">
            <text:p>81.17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7.23" calcext:value-type="float">
            <text:p>-67.23</text:p>
          </table:table-cell>
          <table:table-cell table:formula="of:=ABS([.D1209]-[.E1209])" office:value-type="float" office:value="2.42" calcext:value-type="float">
            <text:p>2.42</text:p>
          </table:table-cell>
          <table:table-cell table:formula="of:= [.D1209]-[.E1209]" office:value-type="float" office:value="2.42" calcext:value-type="float">
            <text:p>2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95000" calcext:value-type="float">
            <text:p>81195000</text:p>
          </table:table-cell>
          <table:table-cell table:formula="of:=[.B1210]/1000000" office:value-type="float" office:value="81.195" calcext:value-type="float">
            <text:p>81.19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7.24" calcext:value-type="float">
            <text:p>-67.24</text:p>
          </table:table-cell>
          <table:table-cell table:formula="of:=ABS([.D1210]-[.E1210])" office:value-type="float" office:value="2.42999999999999" calcext:value-type="float">
            <text:p>2.43</text:p>
          </table:table-cell>
          <table:table-cell table:formula="of:= [.D1210]-[.E1210]" office:value-type="float" office:value="2.42999999999999" calcext:value-type="float">
            <text:p>2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15000" calcext:value-type="float">
            <text:p>81215000</text:p>
          </table:table-cell>
          <table:table-cell table:formula="of:=[.B1211]/1000000" office:value-type="float" office:value="81.215" calcext:value-type="float">
            <text:p>81.21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7.24" calcext:value-type="float">
            <text:p>-67.24</text:p>
          </table:table-cell>
          <table:table-cell table:formula="of:=ABS([.D1211]-[.E1211])" office:value-type="float" office:value="2.42999999999999" calcext:value-type="float">
            <text:p>2.43</text:p>
          </table:table-cell>
          <table:table-cell table:formula="of:= [.D1211]-[.E1211]" office:value-type="float" office:value="2.42999999999999" calcext:value-type="float">
            <text:p>2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35000" calcext:value-type="float">
            <text:p>81235000</text:p>
          </table:table-cell>
          <table:table-cell table:formula="of:=[.B1212]/1000000" office:value-type="float" office:value="81.235" calcext:value-type="float">
            <text:p>81.23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7.17" calcext:value-type="float">
            <text:p>-67.17</text:p>
          </table:table-cell>
          <table:table-cell table:formula="of:=ABS([.D1212]-[.E1212])" office:value-type="float" office:value="2.36" calcext:value-type="float">
            <text:p>2.36</text:p>
          </table:table-cell>
          <table:table-cell table:formula="of:= [.D1212]-[.E1212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55000" calcext:value-type="float">
            <text:p>81255000</text:p>
          </table:table-cell>
          <table:table-cell table:formula="of:=[.B1213]/1000000" office:value-type="float" office:value="81.255" calcext:value-type="float">
            <text:p>81.255</text:p>
          </table:table-cell>
          <table:table-cell office:value-type="float" office:value="-64.81" calcext:value-type="float">
            <text:p>-64.81</text:p>
          </table:table-cell>
          <table:table-cell office:value-type="float" office:value="-67.17" calcext:value-type="float">
            <text:p>-67.17</text:p>
          </table:table-cell>
          <table:table-cell table:formula="of:=ABS([.D1213]-[.E1213])" office:value-type="float" office:value="2.36" calcext:value-type="float">
            <text:p>2.36</text:p>
          </table:table-cell>
          <table:table-cell table:formula="of:= [.D1213]-[.E1213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75000" calcext:value-type="float">
            <text:p>81275000</text:p>
          </table:table-cell>
          <table:table-cell table:formula="of:=[.B1214]/1000000" office:value-type="float" office:value="81.275" calcext:value-type="float">
            <text:p>81.275</text:p>
          </table:table-cell>
          <table:table-cell office:value-type="float" office:value="-64.8" calcext:value-type="float">
            <text:p>-64.8</text:p>
          </table:table-cell>
          <table:table-cell office:value-type="float" office:value="-67.17" calcext:value-type="float">
            <text:p>-67.17</text:p>
          </table:table-cell>
          <table:table-cell table:formula="of:=ABS([.D1214]-[.E1214])" office:value-type="float" office:value="2.37" calcext:value-type="float">
            <text:p>2.37</text:p>
          </table:table-cell>
          <table:table-cell table:formula="of:= [.D1214]-[.E1214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95000" calcext:value-type="float">
            <text:p>81295000</text:p>
          </table:table-cell>
          <table:table-cell table:formula="of:=[.B1215]/1000000" office:value-type="float" office:value="81.295" calcext:value-type="float">
            <text:p>81.295</text:p>
          </table:table-cell>
          <table:table-cell office:value-type="float" office:value="-64.8" calcext:value-type="float">
            <text:p>-64.8</text:p>
          </table:table-cell>
          <table:table-cell office:value-type="float" office:value="-67.17" calcext:value-type="float">
            <text:p>-67.17</text:p>
          </table:table-cell>
          <table:table-cell table:formula="of:=ABS([.D1215]-[.E1215])" office:value-type="float" office:value="2.37" calcext:value-type="float">
            <text:p>2.37</text:p>
          </table:table-cell>
          <table:table-cell table:formula="of:= [.D1215]-[.E1215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15000" calcext:value-type="float">
            <text:p>81315000</text:p>
          </table:table-cell>
          <table:table-cell table:formula="of:=[.B1216]/1000000" office:value-type="float" office:value="81.315" calcext:value-type="float">
            <text:p>81.315</text:p>
          </table:table-cell>
          <table:table-cell office:value-type="float" office:value="-64.8" calcext:value-type="float">
            <text:p>-64.8</text:p>
          </table:table-cell>
          <table:table-cell office:value-type="float" office:value="-67.17" calcext:value-type="float">
            <text:p>-67.17</text:p>
          </table:table-cell>
          <table:table-cell table:formula="of:=ABS([.D1216]-[.E1216])" office:value-type="float" office:value="2.37" calcext:value-type="float">
            <text:p>2.37</text:p>
          </table:table-cell>
          <table:table-cell table:formula="of:= [.D1216]-[.E1216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35000" calcext:value-type="float">
            <text:p>81335000</text:p>
          </table:table-cell>
          <table:table-cell table:formula="of:=[.B1217]/1000000" office:value-type="float" office:value="81.335" calcext:value-type="float">
            <text:p>81.335</text:p>
          </table:table-cell>
          <table:table-cell office:value-type="float" office:value="-64.8" calcext:value-type="float">
            <text:p>-64.8</text:p>
          </table:table-cell>
          <table:table-cell office:value-type="float" office:value="-67.17" calcext:value-type="float">
            <text:p>-67.17</text:p>
          </table:table-cell>
          <table:table-cell table:formula="of:=ABS([.D1217]-[.E1217])" office:value-type="float" office:value="2.37" calcext:value-type="float">
            <text:p>2.37</text:p>
          </table:table-cell>
          <table:table-cell table:formula="of:= [.D1217]-[.E1217]" office:value-type="float" office:value="2.37" calcext:value-type="float">
            <text:p>2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55000" calcext:value-type="float">
            <text:p>81355000</text:p>
          </table:table-cell>
          <table:table-cell table:formula="of:=[.B1218]/1000000" office:value-type="float" office:value="81.355" calcext:value-type="float">
            <text:p>81.35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17" calcext:value-type="float">
            <text:p>-67.17</text:p>
          </table:table-cell>
          <table:table-cell table:formula="of:=ABS([.D1218]-[.E1218])" office:value-type="float" office:value="2.38" calcext:value-type="float">
            <text:p>2.38</text:p>
          </table:table-cell>
          <table:table-cell table:formula="of:= [.D1218]-[.E1218]" office:value-type="float" office:value="2.38" calcext:value-type="float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75000" calcext:value-type="float">
            <text:p>81375000</text:p>
          </table:table-cell>
          <table:table-cell table:formula="of:=[.B1219]/1000000" office:value-type="float" office:value="81.375" calcext:value-type="float">
            <text:p>81.37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17" calcext:value-type="float">
            <text:p>-67.17</text:p>
          </table:table-cell>
          <table:table-cell table:formula="of:=ABS([.D1219]-[.E1219])" office:value-type="float" office:value="2.38" calcext:value-type="float">
            <text:p>2.38</text:p>
          </table:table-cell>
          <table:table-cell table:formula="of:= [.D1219]-[.E1219]" office:value-type="float" office:value="2.38" calcext:value-type="float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95000" calcext:value-type="float">
            <text:p>81395000</text:p>
          </table:table-cell>
          <table:table-cell table:formula="of:=[.B1220]/1000000" office:value-type="float" office:value="81.395" calcext:value-type="float">
            <text:p>81.39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17" calcext:value-type="float">
            <text:p>-67.17</text:p>
          </table:table-cell>
          <table:table-cell table:formula="of:=ABS([.D1220]-[.E1220])" office:value-type="float" office:value="2.38" calcext:value-type="float">
            <text:p>2.38</text:p>
          </table:table-cell>
          <table:table-cell table:formula="of:= [.D1220]-[.E1220]" office:value-type="float" office:value="2.38" calcext:value-type="float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15000" calcext:value-type="float">
            <text:p>81415000</text:p>
          </table:table-cell>
          <table:table-cell table:formula="of:=[.B1221]/1000000" office:value-type="float" office:value="81.415" calcext:value-type="float">
            <text:p>81.41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17" calcext:value-type="float">
            <text:p>-67.17</text:p>
          </table:table-cell>
          <table:table-cell table:formula="of:=ABS([.D1221]-[.E1221])" office:value-type="float" office:value="2.38" calcext:value-type="float">
            <text:p>2.38</text:p>
          </table:table-cell>
          <table:table-cell table:formula="of:= [.D1221]-[.E1221]" office:value-type="float" office:value="2.38" calcext:value-type="float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35000" calcext:value-type="float">
            <text:p>81435000</text:p>
          </table:table-cell>
          <table:table-cell table:formula="of:=[.B1222]/1000000" office:value-type="float" office:value="81.435" calcext:value-type="float">
            <text:p>81.43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12" calcext:value-type="float">
            <text:p>-67.12</text:p>
          </table:table-cell>
          <table:table-cell table:formula="of:=ABS([.D1222]-[.E1222])" office:value-type="float" office:value="2.33" calcext:value-type="float">
            <text:p>2.33</text:p>
          </table:table-cell>
          <table:table-cell table:formula="of:= [.D1222]-[.E1222]" office:value-type="float" office:value="2.33" calcext:value-type="float">
            <text:p>2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55000" calcext:value-type="float">
            <text:p>81455000</text:p>
          </table:table-cell>
          <table:table-cell table:formula="of:=[.B1223]/1000000" office:value-type="float" office:value="81.455" calcext:value-type="float">
            <text:p>81.45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12" calcext:value-type="float">
            <text:p>-67.12</text:p>
          </table:table-cell>
          <table:table-cell table:formula="of:=ABS([.D1223]-[.E1223])" office:value-type="float" office:value="2.33" calcext:value-type="float">
            <text:p>2.33</text:p>
          </table:table-cell>
          <table:table-cell table:formula="of:= [.D1223]-[.E1223]" office:value-type="float" office:value="2.33" calcext:value-type="float">
            <text:p>2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75000" calcext:value-type="float">
            <text:p>81475000</text:p>
          </table:table-cell>
          <table:table-cell table:formula="of:=[.B1224]/1000000" office:value-type="float" office:value="81.475" calcext:value-type="float">
            <text:p>81.475</text:p>
          </table:table-cell>
          <table:table-cell office:value-type="float" office:value="-64.79" calcext:value-type="float">
            <text:p>-64.79</text:p>
          </table:table-cell>
          <table:table-cell office:value-type="float" office:value="-67.13" calcext:value-type="float">
            <text:p>-67.13</text:p>
          </table:table-cell>
          <table:table-cell table:formula="of:=ABS([.D1224]-[.E1224])" office:value-type="float" office:value="2.33999999999999" calcext:value-type="float">
            <text:p>2.34</text:p>
          </table:table-cell>
          <table:table-cell table:formula="of:= [.D1224]-[.E1224]" office:value-type="float" office:value="2.33999999999999" calcext:value-type="float">
            <text:p>2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95000" calcext:value-type="float">
            <text:p>81495000</text:p>
          </table:table-cell>
          <table:table-cell table:formula="of:=[.B1225]/1000000" office:value-type="float" office:value="81.495" calcext:value-type="float">
            <text:p>81.495</text:p>
          </table:table-cell>
          <table:table-cell office:value-type="float" office:value="-64.78" calcext:value-type="float">
            <text:p>-64.78</text:p>
          </table:table-cell>
          <table:table-cell office:value-type="float" office:value="-67.13" calcext:value-type="float">
            <text:p>-67.13</text:p>
          </table:table-cell>
          <table:table-cell table:formula="of:=ABS([.D1225]-[.E1225])" office:value-type="float" office:value="2.34999999999999" calcext:value-type="float">
            <text:p>2.35</text:p>
          </table:table-cell>
          <table:table-cell table:formula="of:= [.D1225]-[.E1225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515000" calcext:value-type="float">
            <text:p>81515000</text:p>
          </table:table-cell>
          <table:table-cell table:formula="of:=[.B1226]/1000000" office:value-type="float" office:value="81.515" calcext:value-type="float">
            <text:p>81.515</text:p>
          </table:table-cell>
          <table:table-cell office:value-type="float" office:value="-64.78" calcext:value-type="float">
            <text:p>-64.78</text:p>
          </table:table-cell>
          <table:table-cell office:value-type="float" office:value="-67.13" calcext:value-type="float">
            <text:p>-67.13</text:p>
          </table:table-cell>
          <table:table-cell table:formula="of:=ABS([.D1226]-[.E1226])" office:value-type="float" office:value="2.34999999999999" calcext:value-type="float">
            <text:p>2.35</text:p>
          </table:table-cell>
          <table:table-cell table:formula="of:= [.D1226]-[.E1226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535000" calcext:value-type="float">
            <text:p>81535000</text:p>
          </table:table-cell>
          <table:table-cell table:formula="of:=[.B1227]/1000000" office:value-type="float" office:value="81.535" calcext:value-type="float">
            <text:p>81.535</text:p>
          </table:table-cell>
          <table:table-cell office:value-type="float" office:value="-64.78" calcext:value-type="float">
            <text:p>-64.78</text:p>
          </table:table-cell>
          <table:table-cell office:value-type="float" office:value="-67.13" calcext:value-type="float">
            <text:p>-67.13</text:p>
          </table:table-cell>
          <table:table-cell table:formula="of:=ABS([.D1227]-[.E1227])" office:value-type="float" office:value="2.34999999999999" calcext:value-type="float">
            <text:p>2.35</text:p>
          </table:table-cell>
          <table:table-cell table:formula="of:= [.D1227]-[.E1227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555000" calcext:value-type="float">
            <text:p>81555000</text:p>
          </table:table-cell>
          <table:table-cell table:formula="of:=[.B1228]/1000000" office:value-type="float" office:value="81.555" calcext:value-type="float">
            <text:p>81.555</text:p>
          </table:table-cell>
          <table:table-cell office:value-type="float" office:value="-64.78" calcext:value-type="float">
            <text:p>-64.78</text:p>
          </table:table-cell>
          <table:table-cell office:value-type="float" office:value="-67.13" calcext:value-type="float">
            <text:p>-67.13</text:p>
          </table:table-cell>
          <table:table-cell table:formula="of:=ABS([.D1228]-[.E1228])" office:value-type="float" office:value="2.34999999999999" calcext:value-type="float">
            <text:p>2.35</text:p>
          </table:table-cell>
          <table:table-cell table:formula="of:= [.D1228]-[.E1228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575000" calcext:value-type="float">
            <text:p>81575000</text:p>
          </table:table-cell>
          <table:table-cell table:formula="of:=[.B1229]/1000000" office:value-type="float" office:value="81.575" calcext:value-type="float">
            <text:p>81.575</text:p>
          </table:table-cell>
          <table:table-cell office:value-type="float" office:value="-64.78" calcext:value-type="float">
            <text:p>-64.78</text:p>
          </table:table-cell>
          <table:table-cell office:value-type="float" office:value="-67.13" calcext:value-type="float">
            <text:p>-67.13</text:p>
          </table:table-cell>
          <table:table-cell table:formula="of:=ABS([.D1229]-[.E1229])" office:value-type="float" office:value="2.34999999999999" calcext:value-type="float">
            <text:p>2.35</text:p>
          </table:table-cell>
          <table:table-cell table:formula="of:= [.D1229]-[.E1229]" office:value-type="float" office:value="2.34999999999999" calcext:value-type="float">
            <text:p>2.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595000" calcext:value-type="float">
            <text:p>81595000</text:p>
          </table:table-cell>
          <table:table-cell table:formula="of:=[.B1230]/1000000" office:value-type="float" office:value="81.595" calcext:value-type="float">
            <text:p>81.595</text:p>
          </table:table-cell>
          <table:table-cell office:value-type="float" office:value="-64.77" calcext:value-type="float">
            <text:p>-64.77</text:p>
          </table:table-cell>
          <table:table-cell office:value-type="float" office:value="-67.13" calcext:value-type="float">
            <text:p>-67.13</text:p>
          </table:table-cell>
          <table:table-cell table:formula="of:=ABS([.D1230]-[.E1230])" office:value-type="float" office:value="2.36" calcext:value-type="float">
            <text:p>2.36</text:p>
          </table:table-cell>
          <table:table-cell table:formula="of:= [.D1230]-[.E1230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15000" calcext:value-type="float">
            <text:p>81615000</text:p>
          </table:table-cell>
          <table:table-cell table:formula="of:=[.B1231]/1000000" office:value-type="float" office:value="81.615" calcext:value-type="float">
            <text:p>81.615</text:p>
          </table:table-cell>
          <table:table-cell office:value-type="float" office:value="-64.77" calcext:value-type="float">
            <text:p>-64.77</text:p>
          </table:table-cell>
          <table:table-cell office:value-type="float" office:value="-67.13" calcext:value-type="float">
            <text:p>-67.13</text:p>
          </table:table-cell>
          <table:table-cell table:formula="of:=ABS([.D1231]-[.E1231])" office:value-type="float" office:value="2.36" calcext:value-type="float">
            <text:p>2.36</text:p>
          </table:table-cell>
          <table:table-cell table:formula="of:= [.D1231]-[.E1231]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35000" calcext:value-type="float">
            <text:p>81635000</text:p>
          </table:table-cell>
          <table:table-cell table:formula="of:=[.B1232]/1000000" office:value-type="float" office:value="81.635" calcext:value-type="float">
            <text:p>81.635</text:p>
          </table:table-cell>
          <table:table-cell office:value-type="float" office:value="0" calcext:value-type="float">
            <text:p>0</text:p>
          </table:table-cell>
          <table:table-cell office:value-type="float" office:value="-66.75" calcext:value-type="float">
            <text:p>-66.75</text:p>
          </table:table-cell>
          <table:table-cell table:formula="of:=ABS([.D1232]-[.E1232])" office:value-type="float" office:value="66.75" calcext:value-type="float">
            <text:p>66.75</text:p>
          </table:table-cell>
          <table:table-cell table:formula="of:= [.D1232]-[.E1232]" office:value-type="float" office:value="66.75" calcext:value-type="float">
            <text:p>66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55000" calcext:value-type="float">
            <text:p>81655000</text:p>
          </table:table-cell>
          <table:table-cell table:formula="of:=[.B1233]/1000000" office:value-type="float" office:value="81.655" calcext:value-type="float">
            <text:p>81.655</text:p>
          </table:table-cell>
          <table:table-cell office:value-type="float" office:value="0" calcext:value-type="float">
            <text:p>0</text:p>
          </table:table-cell>
          <table:table-cell office:value-type="float" office:value="-66.13" calcext:value-type="float">
            <text:p>-66.13</text:p>
          </table:table-cell>
          <table:table-cell table:formula="of:=ABS([.D1233]-[.E1233])" office:value-type="float" office:value="66.13" calcext:value-type="float">
            <text:p>66.13</text:p>
          </table:table-cell>
          <table:table-cell table:formula="of:= [.D1233]-[.E1233]" office:value-type="float" office:value="66.13" calcext:value-type="float">
            <text:p>66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75000" calcext:value-type="float">
            <text:p>81675000</text:p>
          </table:table-cell>
          <table:table-cell table:formula="of:=[.B1234]/1000000" office:value-type="float" office:value="81.675" calcext:value-type="float">
            <text:p>81.675</text:p>
          </table:table-cell>
          <table:table-cell office:value-type="float" office:value="0" calcext:value-type="float">
            <text:p>0</text:p>
          </table:table-cell>
          <table:table-cell office:value-type="float" office:value="-65.29" calcext:value-type="float">
            <text:p>-65.29</text:p>
          </table:table-cell>
          <table:table-cell table:formula="of:=ABS([.D1234]-[.E1234])" office:value-type="float" office:value="65.29" calcext:value-type="float">
            <text:p>65.29</text:p>
          </table:table-cell>
          <table:table-cell table:formula="of:= [.D1234]-[.E1234]" office:value-type="float" office:value="65.29" calcext:value-type="float">
            <text:p>65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95000" calcext:value-type="float">
            <text:p>81695000</text:p>
          </table:table-cell>
          <table:table-cell table:formula="of:=[.B1235]/1000000" office:value-type="float" office:value="81.695" calcext:value-type="float">
            <text:p>81.695</text:p>
          </table:table-cell>
          <table:table-cell office:value-type="float" office:value="0" calcext:value-type="float">
            <text:p>0</text:p>
          </table:table-cell>
          <table:table-cell office:value-type="float" office:value="-64.25" calcext:value-type="float">
            <text:p>-64.25</text:p>
          </table:table-cell>
          <table:table-cell table:formula="of:=ABS([.D1235]-[.E1235])" office:value-type="float" office:value="64.25" calcext:value-type="float">
            <text:p>64.25</text:p>
          </table:table-cell>
          <table:table-cell table:formula="of:= [.D1235]-[.E1235]" office:value-type="float" office:value="64.25" calcext:value-type="float">
            <text:p>64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715000" calcext:value-type="float">
            <text:p>81715000</text:p>
          </table:table-cell>
          <table:table-cell table:formula="of:=[.B1236]/1000000" office:value-type="float" office:value="81.715" calcext:value-type="float">
            <text:p>81.715</text:p>
          </table:table-cell>
          <table:table-cell office:value-type="float" office:value="0" calcext:value-type="float">
            <text:p>0</text:p>
          </table:table-cell>
          <table:table-cell office:value-type="float" office:value="-63.05" calcext:value-type="float">
            <text:p>-63.05</text:p>
          </table:table-cell>
          <table:table-cell table:formula="of:=ABS([.D1236]-[.E1236])" office:value-type="float" office:value="63.05" calcext:value-type="float">
            <text:p>63.05</text:p>
          </table:table-cell>
          <table:table-cell table:formula="of:= [.D1236]-[.E1236]" office:value-type="float" office:value="63.05" calcext:value-type="float">
            <text:p>63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735000" calcext:value-type="float">
            <text:p>81735000</text:p>
          </table:table-cell>
          <table:table-cell table:formula="of:=[.B1237]/1000000" office:value-type="float" office:value="81.735" calcext:value-type="float">
            <text:p>81.735</text:p>
          </table:table-cell>
          <table:table-cell office:value-type="float" office:value="0" calcext:value-type="float">
            <text:p>0</text:p>
          </table:table-cell>
          <table:table-cell office:value-type="float" office:value="-61.71" calcext:value-type="float">
            <text:p>-61.71</text:p>
          </table:table-cell>
          <table:table-cell table:formula="of:=ABS([.D1237]-[.E1237])" office:value-type="float" office:value="61.71" calcext:value-type="float">
            <text:p>61.71</text:p>
          </table:table-cell>
          <table:table-cell table:formula="of:= [.D1237]-[.E1237]" office:value-type="float" office:value="61.71" calcext:value-type="float">
            <text:p>61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755000" calcext:value-type="float">
            <text:p>81755000</text:p>
          </table:table-cell>
          <table:table-cell table:formula="of:=[.B1238]/1000000" office:value-type="float" office:value="81.755" calcext:value-type="float">
            <text:p>81.755</text:p>
          </table:table-cell>
          <table:table-cell office:value-type="float" office:value="0" calcext:value-type="float">
            <text:p>0</text:p>
          </table:table-cell>
          <table:table-cell office:value-type="float" office:value="-60.25" calcext:value-type="float">
            <text:p>-60.25</text:p>
          </table:table-cell>
          <table:table-cell table:formula="of:=ABS([.D1238]-[.E1238])" office:value-type="float" office:value="60.25" calcext:value-type="float">
            <text:p>60.25</text:p>
          </table:table-cell>
          <table:table-cell table:formula="of:= [.D1238]-[.E1238]" office:value-type="float" office:value="60.25" calcext:value-type="float">
            <text:p>60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775000" calcext:value-type="float">
            <text:p>81775000</text:p>
          </table:table-cell>
          <table:table-cell table:formula="of:=[.B1239]/1000000" office:value-type="float" office:value="81.775" calcext:value-type="float">
            <text:p>81.775</text:p>
          </table:table-cell>
          <table:table-cell office:value-type="float" office:value="0" calcext:value-type="float">
            <text:p>0</text:p>
          </table:table-cell>
          <table:table-cell office:value-type="float" office:value="-58.71" calcext:value-type="float">
            <text:p>-58.71</text:p>
          </table:table-cell>
          <table:table-cell table:formula="of:=ABS([.D1239]-[.E1239])" office:value-type="float" office:value="58.71" calcext:value-type="float">
            <text:p>58.71</text:p>
          </table:table-cell>
          <table:table-cell table:formula="of:= [.D1239]-[.E1239]" office:value-type="float" office:value="58.71" calcext:value-type="float">
            <text:p>58.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795000" calcext:value-type="float">
            <text:p>81795000</text:p>
          </table:table-cell>
          <table:table-cell table:formula="of:=[.B1240]/1000000" office:value-type="float" office:value="81.795" calcext:value-type="float">
            <text:p>81.795</text:p>
          </table:table-cell>
          <table:table-cell office:value-type="float" office:value="0" calcext:value-type="float">
            <text:p>0</text:p>
          </table:table-cell>
          <table:table-cell office:value-type="float" office:value="-57.09" calcext:value-type="float">
            <text:p>-57.09</text:p>
          </table:table-cell>
          <table:table-cell table:formula="of:=ABS([.D1240]-[.E1240])" office:value-type="float" office:value="57.09" calcext:value-type="float">
            <text:p>57.09</text:p>
          </table:table-cell>
          <table:table-cell table:formula="of:= [.D1240]-[.E1240]" office:value-type="float" office:value="57.09" calcext:value-type="float">
            <text:p>57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15000" calcext:value-type="float">
            <text:p>81815000</text:p>
          </table:table-cell>
          <table:table-cell table:formula="of:=[.B1241]/1000000" office:value-type="float" office:value="81.815" calcext:value-type="float">
            <text:p>81.815</text:p>
          </table:table-cell>
          <table:table-cell office:value-type="float" office:value="0" calcext:value-type="float">
            <text:p>0</text:p>
          </table:table-cell>
          <table:table-cell office:value-type="float" office:value="-55.39" calcext:value-type="float">
            <text:p>-55.39</text:p>
          </table:table-cell>
          <table:table-cell table:formula="of:=ABS([.D1241]-[.E1241])" office:value-type="float" office:value="55.39" calcext:value-type="float">
            <text:p>55.39</text:p>
          </table:table-cell>
          <table:table-cell table:formula="of:= [.D1241]-[.E1241]" office:value-type="float" office:value="55.39" calcext:value-type="float">
            <text:p>55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35000" calcext:value-type="float">
            <text:p>81835000</text:p>
          </table:table-cell>
          <table:table-cell table:formula="of:=[.B1242]/1000000" office:value-type="float" office:value="81.835" calcext:value-type="float">
            <text:p>81.835</text:p>
          </table:table-cell>
          <table:table-cell office:value-type="float" office:value="0" calcext:value-type="float">
            <text:p>0</text:p>
          </table:table-cell>
          <table:table-cell office:value-type="float" office:value="-53.61" calcext:value-type="float">
            <text:p>-53.61</text:p>
          </table:table-cell>
          <table:table-cell table:formula="of:=ABS([.D1242]-[.E1242])" office:value-type="float" office:value="53.61" calcext:value-type="float">
            <text:p>53.61</text:p>
          </table:table-cell>
          <table:table-cell table:formula="of:= [.D1242]-[.E1242]" office:value-type="float" office:value="53.61" calcext:value-type="float">
            <text:p>53.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55000" calcext:value-type="float">
            <text:p>81855000</text:p>
          </table:table-cell>
          <table:table-cell table:formula="of:=[.B1243]/1000000" office:value-type="float" office:value="81.855" calcext:value-type="float">
            <text:p>81.855</text:p>
          </table:table-cell>
          <table:table-cell office:value-type="float" office:value="0" calcext:value-type="float">
            <text:p>0</text:p>
          </table:table-cell>
          <table:table-cell office:value-type="float" office:value="-51.82" calcext:value-type="float">
            <text:p>-51.82</text:p>
          </table:table-cell>
          <table:table-cell table:formula="of:=ABS([.D1243]-[.E1243])" office:value-type="float" office:value="51.82" calcext:value-type="float">
            <text:p>51.82</text:p>
          </table:table-cell>
          <table:table-cell table:formula="of:= [.D1243]-[.E1243]" office:value-type="float" office:value="51.82" calcext:value-type="float">
            <text:p>51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75000" calcext:value-type="float">
            <text:p>81875000</text:p>
          </table:table-cell>
          <table:table-cell table:formula="of:=[.B1244]/1000000" office:value-type="float" office:value="81.875" calcext:value-type="float">
            <text:p>81.875</text:p>
          </table:table-cell>
          <table:table-cell office:value-type="float" office:value="0" calcext:value-type="float">
            <text:p>0</text:p>
          </table:table-cell>
          <table:table-cell office:value-type="float" office:value="-49.99" calcext:value-type="float">
            <text:p>-49.99</text:p>
          </table:table-cell>
          <table:table-cell table:formula="of:=ABS([.D1244]-[.E1244])" office:value-type="float" office:value="49.99" calcext:value-type="float">
            <text:p>49.99</text:p>
          </table:table-cell>
          <table:table-cell table:formula="of:= [.D1244]-[.E1244]" office:value-type="float" office:value="49.99" calcext:value-type="float">
            <text:p>49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95000" calcext:value-type="float">
            <text:p>81895000</text:p>
          </table:table-cell>
          <table:table-cell table:formula="of:=[.B1245]/1000000" office:value-type="float" office:value="81.895" calcext:value-type="float">
            <text:p>81.895</text:p>
          </table:table-cell>
          <table:table-cell office:value-type="float" office:value="0" calcext:value-type="float">
            <text:p>0</text:p>
          </table:table-cell>
          <table:table-cell office:value-type="float" office:value="-48.12" calcext:value-type="float">
            <text:p>-48.12</text:p>
          </table:table-cell>
          <table:table-cell table:formula="of:=ABS([.D1245]-[.E1245])" office:value-type="float" office:value="48.12" calcext:value-type="float">
            <text:p>48.12</text:p>
          </table:table-cell>
          <table:table-cell table:formula="of:= [.D1245]-[.E1245]" office:value-type="float" office:value="48.12" calcext:value-type="float">
            <text:p>48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915000" calcext:value-type="float">
            <text:p>81915000</text:p>
          </table:table-cell>
          <table:table-cell table:formula="of:=[.B1246]/1000000" office:value-type="float" office:value="81.915" calcext:value-type="float">
            <text:p>81.915</text:p>
          </table:table-cell>
          <table:table-cell office:value-type="float" office:value="0" calcext:value-type="float">
            <text:p>0</text:p>
          </table:table-cell>
          <table:table-cell office:value-type="float" office:value="-46.23" calcext:value-type="float">
            <text:p>-46.23</text:p>
          </table:table-cell>
          <table:table-cell table:formula="of:=ABS([.D1246]-[.E1246])" office:value-type="float" office:value="46.23" calcext:value-type="float">
            <text:p>46.23</text:p>
          </table:table-cell>
          <table:table-cell table:formula="of:= [.D1246]-[.E1246]" office:value-type="float" office:value="46.23" calcext:value-type="float">
            <text:p>46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935000" calcext:value-type="float">
            <text:p>81935000</text:p>
          </table:table-cell>
          <table:table-cell table:formula="of:=[.B1247]/1000000" office:value-type="float" office:value="81.935" calcext:value-type="float">
            <text:p>81.935</text:p>
          </table:table-cell>
          <table:table-cell office:value-type="float" office:value="0" calcext:value-type="float">
            <text:p>0</text:p>
          </table:table-cell>
          <table:table-cell office:value-type="float" office:value="-44.31" calcext:value-type="float">
            <text:p>-44.31</text:p>
          </table:table-cell>
          <table:table-cell table:formula="of:=ABS([.D1247]-[.E1247])" office:value-type="float" office:value="44.31" calcext:value-type="float">
            <text:p>44.31</text:p>
          </table:table-cell>
          <table:table-cell table:formula="of:= [.D1247]-[.E1247]" office:value-type="float" office:value="44.31" calcext:value-type="float">
            <text:p>44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955000" calcext:value-type="float">
            <text:p>81955000</text:p>
          </table:table-cell>
          <table:table-cell table:formula="of:=[.B1248]/1000000" office:value-type="float" office:value="81.955" calcext:value-type="float">
            <text:p>81.955</text:p>
          </table:table-cell>
          <table:table-cell office:value-type="float" office:value="0" calcext:value-type="float">
            <text:p>0</text:p>
          </table:table-cell>
          <table:table-cell office:value-type="float" office:value="-42.38" calcext:value-type="float">
            <text:p>-42.38</text:p>
          </table:table-cell>
          <table:table-cell table:formula="of:=ABS([.D1248]-[.E1248])" office:value-type="float" office:value="42.38" calcext:value-type="float">
            <text:p>42.38</text:p>
          </table:table-cell>
          <table:table-cell table:formula="of:= [.D1248]-[.E1248]" office:value-type="float" office:value="42.38" calcext:value-type="float">
            <text:p>4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975000" calcext:value-type="float">
            <text:p>81975000</text:p>
          </table:table-cell>
          <table:table-cell table:formula="of:=[.B1249]/1000000" office:value-type="float" office:value="81.975" calcext:value-type="float">
            <text:p>81.975</text:p>
          </table:table-cell>
          <table:table-cell office:value-type="float" office:value="0" calcext:value-type="float">
            <text:p>0</text:p>
          </table:table-cell>
          <table:table-cell office:value-type="float" office:value="-40.42" calcext:value-type="float">
            <text:p>-40.42</text:p>
          </table:table-cell>
          <table:table-cell table:formula="of:=ABS([.D1249]-[.E1249])" office:value-type="float" office:value="40.42" calcext:value-type="float">
            <text:p>40.42</text:p>
          </table:table-cell>
          <table:table-cell table:formula="of:= [.D1249]-[.E1249]" office:value-type="float" office:value="40.42" calcext:value-type="float">
            <text:p>40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995000" calcext:value-type="float">
            <text:p>81995000</text:p>
          </table:table-cell>
          <table:table-cell table:formula="of:=[.B1250]/1000000" office:value-type="float" office:value="81.995" calcext:value-type="float">
            <text:p>81.995</text:p>
          </table:table-cell>
          <table:table-cell office:value-type="float" office:value="0" calcext:value-type="float">
            <text:p>0</text:p>
          </table:table-cell>
          <table:table-cell office:value-type="float" office:value="-38.46" calcext:value-type="float">
            <text:p>-38.46</text:p>
          </table:table-cell>
          <table:table-cell table:formula="of:=ABS([.D1250]-[.E1250])" office:value-type="float" office:value="38.46" calcext:value-type="float">
            <text:p>38.46</text:p>
          </table:table-cell>
          <table:table-cell table:formula="of:= [.D1250]-[.E1250]" office:value-type="float" office:value="38.46" calcext:value-type="float">
            <text:p>38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015000" calcext:value-type="float">
            <text:p>82015000</text:p>
          </table:table-cell>
          <table:table-cell table:formula="of:=[.B1251]/1000000" office:value-type="float" office:value="82.015" calcext:value-type="float">
            <text:p>82.015</text:p>
          </table:table-cell>
          <table:table-cell office:value-type="float" office:value="0" calcext:value-type="float">
            <text:p>0</text:p>
          </table:table-cell>
          <table:table-cell office:value-type="float" office:value="-36.49" calcext:value-type="float">
            <text:p>-36.49</text:p>
          </table:table-cell>
          <table:table-cell table:formula="of:=ABS([.D1251]-[.E1251])" office:value-type="float" office:value="36.49" calcext:value-type="float">
            <text:p>36.49</text:p>
          </table:table-cell>
          <table:table-cell table:formula="of:= [.D1251]-[.E1251]" office:value-type="float" office:value="36.49" calcext:value-type="float">
            <text:p>36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035000" calcext:value-type="float">
            <text:p>82035000</text:p>
          </table:table-cell>
          <table:table-cell table:formula="of:=[.B1252]/1000000" office:value-type="float" office:value="82.035" calcext:value-type="float">
            <text:p>82.035</text:p>
          </table:table-cell>
          <table:table-cell office:value-type="float" office:value="0" calcext:value-type="float">
            <text:p>0</text:p>
          </table:table-cell>
          <table:table-cell office:value-type="float" office:value="-34.53" calcext:value-type="float">
            <text:p>-34.53</text:p>
          </table:table-cell>
          <table:table-cell table:formula="of:=ABS([.D1252]-[.E1252])" office:value-type="float" office:value="34.53" calcext:value-type="float">
            <text:p>34.53</text:p>
          </table:table-cell>
          <table:table-cell table:formula="of:= [.D1252]-[.E1252]" office:value-type="float" office:value="34.53" calcext:value-type="float">
            <text:p>34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055000" calcext:value-type="float">
            <text:p>82055000</text:p>
          </table:table-cell>
          <table:table-cell table:formula="of:=[.B1253]/1000000" office:value-type="float" office:value="82.055" calcext:value-type="float">
            <text:p>82.055</text:p>
          </table:table-cell>
          <table:table-cell office:value-type="float" office:value="0" calcext:value-type="float">
            <text:p>0</text:p>
          </table:table-cell>
          <table:table-cell office:value-type="float" office:value="-32.62" calcext:value-type="float">
            <text:p>-32.62</text:p>
          </table:table-cell>
          <table:table-cell table:formula="of:=ABS([.D1253]-[.E1253])" office:value-type="float" office:value="32.62" calcext:value-type="float">
            <text:p>32.62</text:p>
          </table:table-cell>
          <table:table-cell table:formula="of:= [.D1253]-[.E1253]" office:value-type="float" office:value="32.62" calcext:value-type="float">
            <text:p>32.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075000" calcext:value-type="float">
            <text:p>82075000</text:p>
          </table:table-cell>
          <table:table-cell table:formula="of:=[.B1254]/1000000" office:value-type="float" office:value="82.075" calcext:value-type="float">
            <text:p>82.075</text:p>
          </table:table-cell>
          <table:table-cell office:value-type="float" office:value="0" calcext:value-type="float">
            <text:p>0</text:p>
          </table:table-cell>
          <table:table-cell office:value-type="float" office:value="-30.75" calcext:value-type="float">
            <text:p>-30.75</text:p>
          </table:table-cell>
          <table:table-cell table:formula="of:=ABS([.D1254]-[.E1254])" office:value-type="float" office:value="30.75" calcext:value-type="float">
            <text:p>30.75</text:p>
          </table:table-cell>
          <table:table-cell table:formula="of:= [.D1254]-[.E1254]" office:value-type="float" office:value="30.75" calcext:value-type="float">
            <text:p>30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095000" calcext:value-type="float">
            <text:p>82095000</text:p>
          </table:table-cell>
          <table:table-cell table:formula="of:=[.B1255]/1000000" office:value-type="float" office:value="82.095" calcext:value-type="float">
            <text:p>82.095</text:p>
          </table:table-cell>
          <table:table-cell office:value-type="float" office:value="0" calcext:value-type="float">
            <text:p>0</text:p>
          </table:table-cell>
          <table:table-cell office:value-type="float" office:value="-28.95" calcext:value-type="float">
            <text:p>-28.95</text:p>
          </table:table-cell>
          <table:table-cell table:formula="of:=ABS([.D1255]-[.E1255])" office:value-type="float" office:value="28.95" calcext:value-type="float">
            <text:p>28.95</text:p>
          </table:table-cell>
          <table:table-cell table:formula="of:= [.D1255]-[.E1255]" office:value-type="float" office:value="28.95" calcext:value-type="float">
            <text:p>28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15000" calcext:value-type="float">
            <text:p>82115000</text:p>
          </table:table-cell>
          <table:table-cell table:formula="of:=[.B1256]/1000000" office:value-type="float" office:value="82.115" calcext:value-type="float">
            <text:p>82.115</text:p>
          </table:table-cell>
          <table:table-cell office:value-type="float" office:value="0" calcext:value-type="float">
            <text:p>0</text:p>
          </table:table-cell>
          <table:table-cell office:value-type="float" office:value="-27.2" calcext:value-type="float">
            <text:p>-27.2</text:p>
          </table:table-cell>
          <table:table-cell table:formula="of:=ABS([.D1256]-[.E1256])" office:value-type="float" office:value="27.2" calcext:value-type="float">
            <text:p>27.2</text:p>
          </table:table-cell>
          <table:table-cell table:formula="of:= [.D1256]-[.E1256]" office:value-type="float" office:value="27.2" calcext:value-type="float">
            <text:p>27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35000" calcext:value-type="float">
            <text:p>82135000</text:p>
          </table:table-cell>
          <table:table-cell table:formula="of:=[.B1257]/1000000" office:value-type="float" office:value="82.135" calcext:value-type="float">
            <text:p>82.135</text:p>
          </table:table-cell>
          <table:table-cell office:value-type="float" office:value="0" calcext:value-type="float">
            <text:p>0</text:p>
          </table:table-cell>
          <table:table-cell office:value-type="float" office:value="-25.52" calcext:value-type="float">
            <text:p>-25.52</text:p>
          </table:table-cell>
          <table:table-cell table:formula="of:=ABS([.D1257]-[.E1257])" office:value-type="float" office:value="25.52" calcext:value-type="float">
            <text:p>25.52</text:p>
          </table:table-cell>
          <table:table-cell table:formula="of:= [.D1257]-[.E1257]" office:value-type="float" office:value="25.52" calcext:value-type="float">
            <text:p>25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55000" calcext:value-type="float">
            <text:p>82155000</text:p>
          </table:table-cell>
          <table:table-cell table:formula="of:=[.B1258]/1000000" office:value-type="float" office:value="82.155" calcext:value-type="float">
            <text:p>82.155</text:p>
          </table:table-cell>
          <table:table-cell office:value-type="float" office:value="0" calcext:value-type="float">
            <text:p>0</text:p>
          </table:table-cell>
          <table:table-cell office:value-type="float" office:value="-23.91" calcext:value-type="float">
            <text:p>-23.91</text:p>
          </table:table-cell>
          <table:table-cell table:formula="of:=ABS([.D1258]-[.E1258])" office:value-type="float" office:value="23.91" calcext:value-type="float">
            <text:p>23.91</text:p>
          </table:table-cell>
          <table:table-cell table:formula="of:= [.D1258]-[.E1258]" office:value-type="float" office:value="23.91" calcext:value-type="float">
            <text:p>23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75000" calcext:value-type="float">
            <text:p>82175000</text:p>
          </table:table-cell>
          <table:table-cell table:formula="of:=[.B1259]/1000000" office:value-type="float" office:value="82.175" calcext:value-type="float">
            <text:p>82.175</text:p>
          </table:table-cell>
          <table:table-cell office:value-type="float" office:value="0" calcext:value-type="float">
            <text:p>0</text:p>
          </table:table-cell>
          <table:table-cell office:value-type="float" office:value="-22.38" calcext:value-type="float">
            <text:p>-22.38</text:p>
          </table:table-cell>
          <table:table-cell table:formula="of:=ABS([.D1259]-[.E1259])" office:value-type="float" office:value="22.38" calcext:value-type="float">
            <text:p>22.38</text:p>
          </table:table-cell>
          <table:table-cell table:formula="of:= [.D1259]-[.E1259]" office:value-type="float" office:value="22.38" calcext:value-type="float">
            <text:p>2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95000" calcext:value-type="float">
            <text:p>82195000</text:p>
          </table:table-cell>
          <table:table-cell table:formula="of:=[.B1260]/1000000" office:value-type="float" office:value="82.195" calcext:value-type="float">
            <text:p>82.195</text:p>
          </table:table-cell>
          <table:table-cell office:value-type="float" office:value="0" calcext:value-type="float">
            <text:p>0</text:p>
          </table:table-cell>
          <table:table-cell office:value-type="float" office:value="-20.93" calcext:value-type="float">
            <text:p>-20.93</text:p>
          </table:table-cell>
          <table:table-cell table:formula="of:=ABS([.D1260]-[.E1260])" office:value-type="float" office:value="20.93" calcext:value-type="float">
            <text:p>20.93</text:p>
          </table:table-cell>
          <table:table-cell table:formula="of:= [.D1260]-[.E1260]" office:value-type="float" office:value="20.93" calcext:value-type="float">
            <text:p>20.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15000" calcext:value-type="float">
            <text:p>82215000</text:p>
          </table:table-cell>
          <table:table-cell table:formula="of:=[.B1261]/1000000" office:value-type="float" office:value="82.215" calcext:value-type="float">
            <text:p>82.215</text:p>
          </table:table-cell>
          <table:table-cell office:value-type="float" office:value="0" calcext:value-type="float">
            <text:p>0</text:p>
          </table:table-cell>
          <table:table-cell office:value-type="float" office:value="-19.54" calcext:value-type="float">
            <text:p>-19.54</text:p>
          </table:table-cell>
          <table:table-cell table:formula="of:=ABS([.D1261]-[.E1261])" office:value-type="float" office:value="19.54" calcext:value-type="float">
            <text:p>19.54</text:p>
          </table:table-cell>
          <table:table-cell table:formula="of:= [.D1261]-[.E1261]" office:value-type="float" office:value="19.54" calcext:value-type="float">
            <text:p>19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35000" calcext:value-type="float">
            <text:p>82235000</text:p>
          </table:table-cell>
          <table:table-cell table:formula="of:=[.B1262]/1000000" office:value-type="float" office:value="82.235" calcext:value-type="float">
            <text:p>82.235</text:p>
          </table:table-cell>
          <table:table-cell office:value-type="float" office:value="0" calcext:value-type="float">
            <text:p>0</text:p>
          </table:table-cell>
          <table:table-cell office:value-type="float" office:value="-18.25" calcext:value-type="float">
            <text:p>-18.25</text:p>
          </table:table-cell>
          <table:table-cell table:formula="of:=ABS([.D1262]-[.E1262])" office:value-type="float" office:value="18.25" calcext:value-type="float">
            <text:p>18.25</text:p>
          </table:table-cell>
          <table:table-cell table:formula="of:= [.D1262]-[.E1262]" office:value-type="float" office:value="18.25" calcext:value-type="float">
            <text:p>18.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55000" calcext:value-type="float">
            <text:p>82255000</text:p>
          </table:table-cell>
          <table:table-cell table:formula="of:=[.B1263]/1000000" office:value-type="float" office:value="82.255" calcext:value-type="float">
            <text:p>82.255</text:p>
          </table:table-cell>
          <table:table-cell office:value-type="float" office:value="0" calcext:value-type="float">
            <text:p>0</text:p>
          </table:table-cell>
          <table:table-cell office:value-type="float" office:value="-17.01" calcext:value-type="float">
            <text:p>-17.01</text:p>
          </table:table-cell>
          <table:table-cell table:formula="of:=ABS([.D1263]-[.E1263])" office:value-type="float" office:value="17.01" calcext:value-type="float">
            <text:p>17.01</text:p>
          </table:table-cell>
          <table:table-cell table:formula="of:= [.D1263]-[.E1263]" office:value-type="float" office:value="17.01" calcext:value-type="float">
            <text:p>17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75000" calcext:value-type="float">
            <text:p>82275000</text:p>
          </table:table-cell>
          <table:table-cell table:formula="of:=[.B1264]/1000000" office:value-type="float" office:value="82.275" calcext:value-type="float">
            <text:p>82.275</text:p>
          </table:table-cell>
          <table:table-cell office:value-type="float" office:value="0" calcext:value-type="float">
            <text:p>0</text:p>
          </table:table-cell>
          <table:table-cell office:value-type="float" office:value="-15.84" calcext:value-type="float">
            <text:p>-15.84</text:p>
          </table:table-cell>
          <table:table-cell table:formula="of:=ABS([.D1264]-[.E1264])" office:value-type="float" office:value="15.84" calcext:value-type="float">
            <text:p>15.84</text:p>
          </table:table-cell>
          <table:table-cell table:formula="of:= [.D1264]-[.E1264]" office:value-type="float" office:value="15.84" calcext:value-type="float">
            <text:p>15.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95000" calcext:value-type="float">
            <text:p>82295000</text:p>
          </table:table-cell>
          <table:table-cell table:formula="of:=[.B1265]/1000000" office:value-type="float" office:value="82.295" calcext:value-type="float">
            <text:p>82.295</text:p>
          </table:table-cell>
          <table:table-cell office:value-type="float" office:value="0" calcext:value-type="float">
            <text:p>0</text:p>
          </table:table-cell>
          <table:table-cell office:value-type="float" office:value="-14.73" calcext:value-type="float">
            <text:p>-14.73</text:p>
          </table:table-cell>
          <table:table-cell table:formula="of:=ABS([.D1265]-[.E1265])" office:value-type="float" office:value="14.73" calcext:value-type="float">
            <text:p>14.73</text:p>
          </table:table-cell>
          <table:table-cell table:formula="of:= [.D1265]-[.E1265]" office:value-type="float" office:value="14.73" calcext:value-type="float">
            <text:p>14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315000" calcext:value-type="float">
            <text:p>82315000</text:p>
          </table:table-cell>
          <table:table-cell table:formula="of:=[.B1266]/1000000" office:value-type="float" office:value="82.315" calcext:value-type="float">
            <text:p>82.315</text:p>
          </table:table-cell>
          <table:table-cell office:value-type="float" office:value="0" calcext:value-type="float">
            <text:p>0</text:p>
          </table:table-cell>
          <table:table-cell office:value-type="float" office:value="-13.7" calcext:value-type="float">
            <text:p>-13.7</text:p>
          </table:table-cell>
          <table:table-cell table:formula="of:=ABS([.D1266]-[.E1266])" office:value-type="float" office:value="13.7" calcext:value-type="float">
            <text:p>13.7</text:p>
          </table:table-cell>
          <table:table-cell table:formula="of:= [.D1266]-[.E1266]" office:value-type="float" office:value="13.7" calcext:value-type="float">
            <text:p>13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335000" calcext:value-type="float">
            <text:p>82335000</text:p>
          </table:table-cell>
          <table:table-cell table:formula="of:=[.B1267]/1000000" office:value-type="float" office:value="82.335" calcext:value-type="float">
            <text:p>82.335</text:p>
          </table:table-cell>
          <table:table-cell office:value-type="float" office:value="0" calcext:value-type="float">
            <text:p>0</text:p>
          </table:table-cell>
          <table:table-cell office:value-type="float" office:value="-12.73" calcext:value-type="float">
            <text:p>-12.73</text:p>
          </table:table-cell>
          <table:table-cell table:formula="of:=ABS([.D1267]-[.E1267])" office:value-type="float" office:value="12.73" calcext:value-type="float">
            <text:p>12.73</text:p>
          </table:table-cell>
          <table:table-cell table:formula="of:= [.D1267]-[.E1267]" office:value-type="float" office:value="12.73" calcext:value-type="float">
            <text:p>12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355000" calcext:value-type="float">
            <text:p>82355000</text:p>
          </table:table-cell>
          <table:table-cell table:formula="of:=[.B1268]/1000000" office:value-type="float" office:value="82.355" calcext:value-type="float">
            <text:p>82.355</text:p>
          </table:table-cell>
          <table:table-cell office:value-type="float" office:value="0" calcext:value-type="float">
            <text:p>0</text:p>
          </table:table-cell>
          <table:table-cell office:value-type="float" office:value="-11.82" calcext:value-type="float">
            <text:p>-11.82</text:p>
          </table:table-cell>
          <table:table-cell table:formula="of:=ABS([.D1268]-[.E1268])" office:value-type="float" office:value="11.82" calcext:value-type="float">
            <text:p>11.82</text:p>
          </table:table-cell>
          <table:table-cell table:formula="of:= [.D1268]-[.E1268]" office:value-type="float" office:value="11.82" calcext:value-type="float">
            <text:p>11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375000" calcext:value-type="float">
            <text:p>82375000</text:p>
          </table:table-cell>
          <table:table-cell table:formula="of:=[.B1269]/1000000" office:value-type="float" office:value="82.375" calcext:value-type="float">
            <text:p>82.375</text:p>
          </table:table-cell>
          <table:table-cell office:value-type="float" office:value="0" calcext:value-type="float">
            <text:p>0</text:p>
          </table:table-cell>
          <table:table-cell office:value-type="float" office:value="-10.96" calcext:value-type="float">
            <text:p>-10.96</text:p>
          </table:table-cell>
          <table:table-cell table:formula="of:=ABS([.D1269]-[.E1269])" office:value-type="float" office:value="10.96" calcext:value-type="float">
            <text:p>10.96</text:p>
          </table:table-cell>
          <table:table-cell table:formula="of:= [.D1269]-[.E1269]" office:value-type="float" office:value="10.96" calcext:value-type="float">
            <text:p>10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395000" calcext:value-type="float">
            <text:p>82395000</text:p>
          </table:table-cell>
          <table:table-cell table:formula="of:=[.B1270]/1000000" office:value-type="float" office:value="82.395" calcext:value-type="float">
            <text:p>82.395</text:p>
          </table:table-cell>
          <table:table-cell office:value-type="float" office:value="0" calcext:value-type="float">
            <text:p>0</text:p>
          </table:table-cell>
          <table:table-cell office:value-type="float" office:value="-10.17" calcext:value-type="float">
            <text:p>-10.17</text:p>
          </table:table-cell>
          <table:table-cell table:formula="of:=ABS([.D1270]-[.E1270])" office:value-type="float" office:value="10.17" calcext:value-type="float">
            <text:p>10.17</text:p>
          </table:table-cell>
          <table:table-cell table:formula="of:= [.D1270]-[.E1270]" office:value-type="float" office:value="10.17" calcext:value-type="float">
            <text:p>10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15000" calcext:value-type="float">
            <text:p>82415000</text:p>
          </table:table-cell>
          <table:table-cell table:formula="of:=[.B1271]/1000000" office:value-type="float" office:value="82.415" calcext:value-type="float">
            <text:p>82.415</text:p>
          </table:table-cell>
          <table:table-cell office:value-type="float" office:value="0" calcext:value-type="float">
            <text:p>0</text:p>
          </table:table-cell>
          <table:table-cell office:value-type="float" office:value="-9.42" calcext:value-type="float">
            <text:p>-9.42</text:p>
          </table:table-cell>
          <table:table-cell table:formula="of:=ABS([.D1271]-[.E1271])" office:value-type="float" office:value="9.42" calcext:value-type="float">
            <text:p>9.42</text:p>
          </table:table-cell>
          <table:table-cell table:formula="of:= [.D1271]-[.E1271]" office:value-type="float" office:value="9.42" calcext:value-type="float">
            <text:p>9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35000" calcext:value-type="float">
            <text:p>82435000</text:p>
          </table:table-cell>
          <table:table-cell table:formula="of:=[.B1272]/1000000" office:value-type="float" office:value="82.435" calcext:value-type="float">
            <text:p>82.435</text:p>
          </table:table-cell>
          <table:table-cell office:value-type="float" office:value="0" calcext:value-type="float">
            <text:p>0</text:p>
          </table:table-cell>
          <table:table-cell office:value-type="float" office:value="-8.76" calcext:value-type="float">
            <text:p>-8.76</text:p>
          </table:table-cell>
          <table:table-cell table:formula="of:=ABS([.D1272]-[.E1272])" office:value-type="float" office:value="8.76" calcext:value-type="float">
            <text:p>8.76</text:p>
          </table:table-cell>
          <table:table-cell table:formula="of:= [.D1272]-[.E1272]" office:value-type="float" office:value="8.76" calcext:value-type="float">
            <text:p>8.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55000" calcext:value-type="float">
            <text:p>82455000</text:p>
          </table:table-cell>
          <table:table-cell table:formula="of:=[.B1273]/1000000" office:value-type="float" office:value="82.455" calcext:value-type="float">
            <text:p>82.455</text:p>
          </table:table-cell>
          <table:table-cell office:value-type="float" office:value="0" calcext:value-type="float">
            <text:p>0</text:p>
          </table:table-cell>
          <table:table-cell office:value-type="float" office:value="-8.11" calcext:value-type="float">
            <text:p>-8.11</text:p>
          </table:table-cell>
          <table:table-cell table:formula="of:=ABS([.D1273]-[.E1273])" office:value-type="float" office:value="8.11" calcext:value-type="float">
            <text:p>8.11</text:p>
          </table:table-cell>
          <table:table-cell table:formula="of:= [.D1273]-[.E1273]" office:value-type="float" office:value="8.11" calcext:value-type="float">
            <text:p>8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75000" calcext:value-type="float">
            <text:p>82475000</text:p>
          </table:table-cell>
          <table:table-cell table:formula="of:=[.B1274]/1000000" office:value-type="float" office:value="82.475" calcext:value-type="float">
            <text:p>82.475</text:p>
          </table:table-cell>
          <table:table-cell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formula="of:=ABS([.D1274]-[.E1274])" office:value-type="float" office:value="7.5" calcext:value-type="float">
            <text:p>7.5</text:p>
          </table:table-cell>
          <table:table-cell table:formula="of:= [.D1274]-[.E1274]" office:value-type="float" office:value="7.5" calcext:value-type="float">
            <text:p>7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95000" calcext:value-type="float">
            <text:p>82495000</text:p>
          </table:table-cell>
          <table:table-cell table:formula="of:=[.B1275]/1000000" office:value-type="float" office:value="82.495" calcext:value-type="float">
            <text:p>82.495</text:p>
          </table:table-cell>
          <table:table-cell office:value-type="float" office:value="0" calcext:value-type="float">
            <text:p>0</text:p>
          </table:table-cell>
          <table:table-cell office:value-type="float" office:value="-6.94" calcext:value-type="float">
            <text:p>-6.94</text:p>
          </table:table-cell>
          <table:table-cell table:formula="of:=ABS([.D1275]-[.E1275])" office:value-type="float" office:value="6.94" calcext:value-type="float">
            <text:p>6.94</text:p>
          </table:table-cell>
          <table:table-cell table:formula="of:= [.D1275]-[.E1275]" office:value-type="float" office:value="6.94" calcext:value-type="float">
            <text:p>6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515000" calcext:value-type="float">
            <text:p>82515000</text:p>
          </table:table-cell>
          <table:table-cell table:formula="of:=[.B1276]/1000000" office:value-type="float" office:value="82.515" calcext:value-type="float">
            <text:p>82.515</text:p>
          </table:table-cell>
          <table:table-cell office:value-type="float" office:value="0" calcext:value-type="float">
            <text:p>0</text:p>
          </table:table-cell>
          <table:table-cell office:value-type="float" office:value="-6.39" calcext:value-type="float">
            <text:p>-6.39</text:p>
          </table:table-cell>
          <table:table-cell table:formula="of:=ABS([.D1276]-[.E1276])" office:value-type="float" office:value="6.39" calcext:value-type="float">
            <text:p>6.39</text:p>
          </table:table-cell>
          <table:table-cell table:formula="of:= [.D1276]-[.E1276]" office:value-type="float" office:value="6.39" calcext:value-type="float">
            <text:p>6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535000" calcext:value-type="float">
            <text:p>82535000</text:p>
          </table:table-cell>
          <table:table-cell table:formula="of:=[.B1277]/1000000" office:value-type="float" office:value="82.535" calcext:value-type="float">
            <text:p>82.535</text:p>
          </table:table-cell>
          <table:table-cell office:value-type="float" office:value="0" calcext:value-type="float">
            <text:p>0</text:p>
          </table:table-cell>
          <table:table-cell office:value-type="float" office:value="-5.89" calcext:value-type="float">
            <text:p>-5.89</text:p>
          </table:table-cell>
          <table:table-cell table:formula="of:=ABS([.D1277]-[.E1277])" office:value-type="float" office:value="5.89" calcext:value-type="float">
            <text:p>5.89</text:p>
          </table:table-cell>
          <table:table-cell table:formula="of:= [.D1277]-[.E1277]" office:value-type="float" office:value="5.89" calcext:value-type="float">
            <text:p>5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555000" calcext:value-type="float">
            <text:p>82555000</text:p>
          </table:table-cell>
          <table:table-cell table:formula="of:=[.B1278]/1000000" office:value-type="float" office:value="82.555" calcext:value-type="float">
            <text:p>82.555</text:p>
          </table:table-cell>
          <table:table-cell office:value-type="float" office:value="0" calcext:value-type="float">
            <text:p>0</text:p>
          </table:table-cell>
          <table:table-cell office:value-type="float" office:value="-5.41" calcext:value-type="float">
            <text:p>-5.41</text:p>
          </table:table-cell>
          <table:table-cell table:formula="of:=ABS([.D1278]-[.E1278])" office:value-type="float" office:value="5.41" calcext:value-type="float">
            <text:p>5.41</text:p>
          </table:table-cell>
          <table:table-cell table:formula="of:= [.D1278]-[.E1278]" office:value-type="float" office:value="5.41" calcext:value-type="float">
            <text:p>5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575000" calcext:value-type="float">
            <text:p>82575000</text:p>
          </table:table-cell>
          <table:table-cell table:formula="of:=[.B1279]/1000000" office:value-type="float" office:value="82.575" calcext:value-type="float">
            <text:p>82.575</text:p>
          </table:table-cell>
          <table:table-cell office:value-type="float" office:value="0" calcext:value-type="float">
            <text:p>0</text:p>
          </table:table-cell>
          <table:table-cell office:value-type="float" office:value="-4.97" calcext:value-type="float">
            <text:p>-4.97</text:p>
          </table:table-cell>
          <table:table-cell table:formula="of:=ABS([.D1279]-[.E1279])" office:value-type="float" office:value="4.97" calcext:value-type="float">
            <text:p>4.97</text:p>
          </table:table-cell>
          <table:table-cell table:formula="of:= [.D1279]-[.E1279]" office:value-type="float" office:value="4.97" calcext:value-type="float">
            <text:p>4.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595000" calcext:value-type="float">
            <text:p>82595000</text:p>
          </table:table-cell>
          <table:table-cell table:formula="of:=[.B1280]/1000000" office:value-type="float" office:value="82.595" calcext:value-type="float">
            <text:p>82.595</text:p>
          </table:table-cell>
          <table:table-cell office:value-type="float" office:value="0" calcext:value-type="float">
            <text:p>0</text:p>
          </table:table-cell>
          <table:table-cell office:value-type="float" office:value="-4.56" calcext:value-type="float">
            <text:p>-4.56</text:p>
          </table:table-cell>
          <table:table-cell table:formula="of:=ABS([.D1280]-[.E1280])" office:value-type="float" office:value="4.56" calcext:value-type="float">
            <text:p>4.56</text:p>
          </table:table-cell>
          <table:table-cell table:formula="of:= [.D1280]-[.E1280]" office:value-type="float" office:value="4.56" calcext:value-type="float">
            <text:p>4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615000" calcext:value-type="float">
            <text:p>82615000</text:p>
          </table:table-cell>
          <table:table-cell table:formula="of:=[.B1281]/1000000" office:value-type="float" office:value="82.615" calcext:value-type="float">
            <text:p>82.615</text:p>
          </table:table-cell>
          <table:table-cell office:value-type="float" office:value="0" calcext:value-type="float">
            <text:p>0</text:p>
          </table:table-cell>
          <table:table-cell office:value-type="float" office:value="-4.17" calcext:value-type="float">
            <text:p>-4.17</text:p>
          </table:table-cell>
          <table:table-cell table:formula="of:=ABS([.D1281]-[.E1281])" office:value-type="float" office:value="4.17" calcext:value-type="float">
            <text:p>4.17</text:p>
          </table:table-cell>
          <table:table-cell table:formula="of:= [.D1281]-[.E1281]" office:value-type="float" office:value="4.17" calcext:value-type="float">
            <text:p>4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635000" calcext:value-type="float">
            <text:p>82635000</text:p>
          </table:table-cell>
          <table:table-cell table:formula="of:=[.B1282]/1000000" office:value-type="float" office:value="82.635" calcext:value-type="float">
            <text:p>82.635</text:p>
          </table:table-cell>
          <table:table-cell office:value-type="float" office:value="0" calcext:value-type="float">
            <text:p>0</text:p>
          </table:table-cell>
          <table:table-cell office:value-type="float" office:value="-3.82" calcext:value-type="float">
            <text:p>-3.82</text:p>
          </table:table-cell>
          <table:table-cell table:formula="of:=ABS([.D1282]-[.E1282])" office:value-type="float" office:value="3.82" calcext:value-type="float">
            <text:p>3.82</text:p>
          </table:table-cell>
          <table:table-cell table:formula="of:= [.D1282]-[.E1282]" office:value-type="float" office:value="3.82" calcext:value-type="float">
            <text:p>3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655000" calcext:value-type="float">
            <text:p>82655000</text:p>
          </table:table-cell>
          <table:table-cell table:formula="of:=[.B1283]/1000000" office:value-type="float" office:value="82.655" calcext:value-type="float">
            <text:p>82.655</text:p>
          </table:table-cell>
          <table:table-cell office:value-type="float" office:value="0" calcext:value-type="float">
            <text:p>0</text:p>
          </table:table-cell>
          <table:table-cell office:value-type="float" office:value="-3.49" calcext:value-type="float">
            <text:p>-3.49</text:p>
          </table:table-cell>
          <table:table-cell table:formula="of:=ABS([.D1283]-[.E1283])" office:value-type="float" office:value="3.49" calcext:value-type="float">
            <text:p>3.49</text:p>
          </table:table-cell>
          <table:table-cell table:formula="of:= [.D1283]-[.E1283]" office:value-type="float" office:value="3.49" calcext:value-type="float">
            <text:p>3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675000" calcext:value-type="float">
            <text:p>82675000</text:p>
          </table:table-cell>
          <table:table-cell table:formula="of:=[.B1284]/1000000" office:value-type="float" office:value="82.675" calcext:value-type="float">
            <text:p>82.675</text:p>
          </table:table-cell>
          <table:table-cell office:value-type="float" office:value="0" calcext:value-type="float">
            <text:p>0</text:p>
          </table:table-cell>
          <table:table-cell office:value-type="float" office:value="-3.19" calcext:value-type="float">
            <text:p>-3.19</text:p>
          </table:table-cell>
          <table:table-cell table:formula="of:=ABS([.D1284]-[.E1284])" office:value-type="float" office:value="3.19" calcext:value-type="float">
            <text:p>3.19</text:p>
          </table:table-cell>
          <table:table-cell table:formula="of:= [.D1284]-[.E1284]" office:value-type="float" office:value="3.19" calcext:value-type="float">
            <text:p>3.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695000" calcext:value-type="float">
            <text:p>82695000</text:p>
          </table:table-cell>
          <table:table-cell table:formula="of:=[.B1285]/1000000" office:value-type="float" office:value="82.695" calcext:value-type="float">
            <text:p>82.695</text:p>
          </table:table-cell>
          <table:table-cell office:value-type="float" office:value="0" calcext:value-type="float">
            <text:p>0</text:p>
          </table:table-cell>
          <table:table-cell office:value-type="float" office:value="-2.91" calcext:value-type="float">
            <text:p>-2.91</text:p>
          </table:table-cell>
          <table:table-cell table:formula="of:=ABS([.D1285]-[.E1285])" office:value-type="float" office:value="2.91" calcext:value-type="float">
            <text:p>2.91</text:p>
          </table:table-cell>
          <table:table-cell table:formula="of:= [.D1285]-[.E1285]" office:value-type="float" office:value="2.91" calcext:value-type="float">
            <text:p>2.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715000" calcext:value-type="float">
            <text:p>82715000</text:p>
          </table:table-cell>
          <table:table-cell table:formula="of:=[.B1286]/1000000" office:value-type="float" office:value="82.715" calcext:value-type="float">
            <text:p>82.715</text:p>
          </table:table-cell>
          <table:table-cell office:value-type="float" office:value="0" calcext:value-type="float">
            <text:p>0</text:p>
          </table:table-cell>
          <table:table-cell office:value-type="float" office:value="-2.64" calcext:value-type="float">
            <text:p>-2.64</text:p>
          </table:table-cell>
          <table:table-cell table:formula="of:=ABS([.D1286]-[.E1286])" office:value-type="float" office:value="2.64" calcext:value-type="float">
            <text:p>2.64</text:p>
          </table:table-cell>
          <table:table-cell table:formula="of:= [.D1286]-[.E1286]" office:value-type="float" office:value="2.64" calcext:value-type="float">
            <text:p>2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735000" calcext:value-type="float">
            <text:p>82735000</text:p>
          </table:table-cell>
          <table:table-cell table:formula="of:=[.B1287]/1000000" office:value-type="float" office:value="82.735" calcext:value-type="float">
            <text:p>82.735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table:formula="of:=ABS([.D1287]-[.E1287])" office:value-type="float" office:value="2.4" calcext:value-type="float">
            <text:p>2.4</text:p>
          </table:table-cell>
          <table:table-cell table:formula="of:= [.D1287]-[.E1287]" office:value-type="float" office:value="2.4" calcext:value-type="float">
            <text:p>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755000" calcext:value-type="float">
            <text:p>82755000</text:p>
          </table:table-cell>
          <table:table-cell table:formula="of:=[.B1288]/1000000" office:value-type="float" office:value="82.755" calcext:value-type="float">
            <text:p>82.755</text:p>
          </table:table-cell>
          <table:table-cell office:value-type="float" office:value="0" calcext:value-type="float">
            <text:p>0</text:p>
          </table:table-cell>
          <table:table-cell office:value-type="float" office:value="-2.17" calcext:value-type="float">
            <text:p>-2.17</text:p>
          </table:table-cell>
          <table:table-cell table:formula="of:=ABS([.D1288]-[.E1288])" office:value-type="float" office:value="2.17" calcext:value-type="float">
            <text:p>2.17</text:p>
          </table:table-cell>
          <table:table-cell table:formula="of:= [.D1288]-[.E1288]" office:value-type="float" office:value="2.17" calcext:value-type="float">
            <text:p>2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775000" calcext:value-type="float">
            <text:p>82775000</text:p>
          </table:table-cell>
          <table:table-cell table:formula="of:=[.B1289]/1000000" office:value-type="float" office:value="82.775" calcext:value-type="float">
            <text:p>82.775</text:p>
          </table:table-cell>
          <table:table-cell office:value-type="float" office:value="0" calcext:value-type="float">
            <text:p>0</text:p>
          </table:table-cell>
          <table:table-cell office:value-type="float" office:value="-1.96" calcext:value-type="float">
            <text:p>-1.96</text:p>
          </table:table-cell>
          <table:table-cell table:formula="of:=ABS([.D1289]-[.E1289])" office:value-type="float" office:value="1.96" calcext:value-type="float">
            <text:p>1.96</text:p>
          </table:table-cell>
          <table:table-cell table:formula="of:= [.D1289]-[.E1289]" office:value-type="float" office:value="1.96" calcext:value-type="float">
            <text:p>1.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795000" calcext:value-type="float">
            <text:p>82795000</text:p>
          </table:table-cell>
          <table:table-cell table:formula="of:=[.B1290]/1000000" office:value-type="float" office:value="82.795" calcext:value-type="float">
            <text:p>82.795</text:p>
          </table:table-cell>
          <table:table-cell office:value-type="float" office:value="0" calcext:value-type="float">
            <text:p>0</text:p>
          </table:table-cell>
          <table:table-cell office:value-type="float" office:value="-1.77" calcext:value-type="float">
            <text:p>-1.77</text:p>
          </table:table-cell>
          <table:table-cell table:formula="of:=ABS([.D1290]-[.E1290])" office:value-type="float" office:value="1.77" calcext:value-type="float">
            <text:p>1.77</text:p>
          </table:table-cell>
          <table:table-cell table:formula="of:= [.D1290]-[.E1290]" office:value-type="float" office:value="1.77" calcext:value-type="float">
            <text:p>1.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15000" calcext:value-type="float">
            <text:p>82815000</text:p>
          </table:table-cell>
          <table:table-cell table:formula="of:=[.B1291]/1000000" office:value-type="float" office:value="82.815" calcext:value-type="float">
            <text:p>82.815</text:p>
          </table:table-cell>
          <table:table-cell office:value-type="float" office:value="0" calcext:value-type="float">
            <text:p>0</text:p>
          </table:table-cell>
          <table:table-cell office:value-type="float" office:value="-1.59" calcext:value-type="float">
            <text:p>-1.59</text:p>
          </table:table-cell>
          <table:table-cell table:formula="of:=ABS([.D1291]-[.E1291])" office:value-type="float" office:value="1.59" calcext:value-type="float">
            <text:p>1.59</text:p>
          </table:table-cell>
          <table:table-cell table:formula="of:= [.D1291]-[.E1291]" office:value-type="float" office:value="1.59" calcext:value-type="float">
            <text:p>1.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35000" calcext:value-type="float">
            <text:p>82835000</text:p>
          </table:table-cell>
          <table:table-cell table:formula="of:=[.B1292]/1000000" office:value-type="float" office:value="82.835" calcext:value-type="float">
            <text:p>82.835</text:p>
          </table:table-cell>
          <table:table-cell office:value-type="float" office:value="0" calcext:value-type="float">
            <text:p>0</text:p>
          </table:table-cell>
          <table:table-cell office:value-type="float" office:value="-1.42" calcext:value-type="float">
            <text:p>-1.42</text:p>
          </table:table-cell>
          <table:table-cell table:formula="of:=ABS([.D1292]-[.E1292])" office:value-type="float" office:value="1.42" calcext:value-type="float">
            <text:p>1.42</text:p>
          </table:table-cell>
          <table:table-cell table:formula="of:= [.D1292]-[.E1292]" office:value-type="float" office:value="1.42" calcext:value-type="float">
            <text:p>1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55000" calcext:value-type="float">
            <text:p>82855000</text:p>
          </table:table-cell>
          <table:table-cell table:formula="of:=[.B1293]/1000000" office:value-type="float" office:value="82.855" calcext:value-type="float">
            <text:p>82.855</text:p>
          </table:table-cell>
          <table:table-cell office:value-type="float" office:value="0" calcext:value-type="float">
            <text:p>0</text:p>
          </table:table-cell>
          <table:table-cell office:value-type="float" office:value="-1.27" calcext:value-type="float">
            <text:p>-1.27</text:p>
          </table:table-cell>
          <table:table-cell table:formula="of:=ABS([.D1293]-[.E1293])" office:value-type="float" office:value="1.27" calcext:value-type="float">
            <text:p>1.27</text:p>
          </table:table-cell>
          <table:table-cell table:formula="of:= [.D1293]-[.E1293]" office:value-type="float" office:value="1.27" calcext:value-type="float">
            <text:p>1.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75000" calcext:value-type="float">
            <text:p>82875000</text:p>
          </table:table-cell>
          <table:table-cell table:formula="of:=[.B1294]/1000000" office:value-type="float" office:value="82.875" calcext:value-type="float">
            <text:p>82.875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table:formula="of:=ABS([.D1294]-[.E1294])" office:value-type="float" office:value="1.12" calcext:value-type="float">
            <text:p>1.12</text:p>
          </table:table-cell>
          <table:table-cell table:formula="of:= [.D1294]-[.E1294]" office:value-type="float" office:value="1.12" calcext:value-type="float">
            <text:p>1.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95000" calcext:value-type="float">
            <text:p>82895000</text:p>
          </table:table-cell>
          <table:table-cell table:formula="of:=[.B1295]/1000000" office:value-type="float" office:value="82.895" calcext:value-type="float">
            <text:p>82.895</text:p>
          </table:table-cell>
          <table:table-cell office:value-type="float" office:value="0" calcext:value-type="float">
            <text:p>0</text:p>
          </table:table-cell>
          <table:table-cell office:value-type="float" office:value="-0.99" calcext:value-type="float">
            <text:p>-0.99</text:p>
          </table:table-cell>
          <table:table-cell table:formula="of:=ABS([.D1295]-[.E1295])" office:value-type="float" office:value="0.99" calcext:value-type="float">
            <text:p>0.99</text:p>
          </table:table-cell>
          <table:table-cell table:formula="of:= [.D1295]-[.E1295]" office:value-type="float" office:value="0.99" calcext:value-type="float">
            <text:p>0.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15000" calcext:value-type="float">
            <text:p>82915000</text:p>
          </table:table-cell>
          <table:table-cell table:formula="of:=[.B1296]/1000000" office:value-type="float" office:value="82.915" calcext:value-type="float">
            <text:p>82.915</text:p>
          </table:table-cell>
          <table:table-cell office:value-type="float" office:value="0" calcext:value-type="float">
            <text:p>0</text:p>
          </table:table-cell>
          <table:table-cell office:value-type="float" office:value="-0.87" calcext:value-type="float">
            <text:p>-0.87</text:p>
          </table:table-cell>
          <table:table-cell table:formula="of:=ABS([.D1296]-[.E1296])" office:value-type="float" office:value="0.87" calcext:value-type="float">
            <text:p>0.87</text:p>
          </table:table-cell>
          <table:table-cell table:formula="of:= [.D1296]-[.E1296]" office:value-type="float" office:value="0.87" calcext:value-type="float">
            <text:p>0.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35000" calcext:value-type="float">
            <text:p>82935000</text:p>
          </table:table-cell>
          <table:table-cell table:formula="of:=[.B1297]/1000000" office:value-type="float" office:value="82.935" calcext:value-type="float">
            <text:p>82.935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formula="of:=ABS([.D1297]-[.E1297])" office:value-type="float" office:value="0.75" calcext:value-type="float">
            <text:p>0.75</text:p>
          </table:table-cell>
          <table:table-cell table:formula="of:= [.D1297]-[.E1297]"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55000" calcext:value-type="float">
            <text:p>82955000</text:p>
          </table:table-cell>
          <table:table-cell table:formula="of:=[.B1298]/1000000" office:value-type="float" office:value="82.955" calcext:value-type="float">
            <text:p>82.955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table:formula="of:=ABS([.D1298]-[.E1298])" office:value-type="float" office:value="0.65" calcext:value-type="float">
            <text:p>0.65</text:p>
          </table:table-cell>
          <table:table-cell table:formula="of:= [.D1298]-[.E1298]"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75000" calcext:value-type="float">
            <text:p>82975000</text:p>
          </table:table-cell>
          <table:table-cell table:formula="of:=[.B1299]/1000000" office:value-type="float" office:value="82.975" calcext:value-type="float">
            <text:p>82.975</text:p>
          </table:table-cell>
          <table:table-cell office:value-type="float" office:value="0" calcext:value-type="float">
            <text:p>0</text:p>
          </table:table-cell>
          <table:table-cell office:value-type="float" office:value="-0.55" calcext:value-type="float">
            <text:p>-0.55</text:p>
          </table:table-cell>
          <table:table-cell table:formula="of:=ABS([.D1299]-[.E1299])" office:value-type="float" office:value="0.55" calcext:value-type="float">
            <text:p>0.55</text:p>
          </table:table-cell>
          <table:table-cell table:formula="of:= [.D1299]-[.E1299]"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95000" calcext:value-type="float">
            <text:p>82995000</text:p>
          </table:table-cell>
          <table:table-cell table:formula="of:=[.B1300]/1000000" office:value-type="float" office:value="82.995" calcext:value-type="float">
            <text:p>82.995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  <table:table-cell table:formula="of:=ABS([.D1300]-[.E1300])" office:value-type="float" office:value="0.46" calcext:value-type="float">
            <text:p>0.46</text:p>
          </table:table-cell>
          <table:table-cell table:formula="of:= [.D1300]-[.E1300]"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15000" calcext:value-type="float">
            <text:p>83015000</text:p>
          </table:table-cell>
          <table:table-cell table:formula="of:=[.B1301]/1000000" office:value-type="float" office:value="83.015" calcext:value-type="float">
            <text:p>83.015</text:p>
          </table:table-cell>
          <table:table-cell office:value-type="float" office:value="0" calcext:value-type="float">
            <text:p>0</text:p>
          </table:table-cell>
          <table:table-cell office:value-type="float" office:value="-0.38" calcext:value-type="float">
            <text:p>-0.38</text:p>
          </table:table-cell>
          <table:table-cell table:formula="of:=ABS([.D1301]-[.E1301])" office:value-type="float" office:value="0.38" calcext:value-type="float">
            <text:p>0.38</text:p>
          </table:table-cell>
          <table:table-cell table:formula="of:= [.D1301]-[.E1301]" office:value-type="float" office:value="0.38" calcext:value-type="float">
            <text:p>0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35000" calcext:value-type="float">
            <text:p>83035000</text:p>
          </table:table-cell>
          <table:table-cell table:formula="of:=[.B1302]/1000000" office:value-type="float" office:value="83.035" calcext:value-type="float">
            <text:p>83.035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formula="of:=ABS([.D1302]-[.E1302])" office:value-type="float" office:value="0.3" calcext:value-type="float">
            <text:p>0.3</text:p>
          </table:table-cell>
          <table:table-cell table:formula="of:= [.D1302]-[.E1302]"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55000" calcext:value-type="float">
            <text:p>83055000</text:p>
          </table:table-cell>
          <table:table-cell table:formula="of:=[.B1303]/1000000" office:value-type="float" office:value="83.055" calcext:value-type="float">
            <text:p>83.055</text:p>
          </table:table-cell>
          <table:table-cell office:value-type="float" office:value="0" calcext:value-type="float">
            <text:p>0</text:p>
          </table:table-cell>
          <table:table-cell office:value-type="float" office:value="-0.23" calcext:value-type="float">
            <text:p>-0.23</text:p>
          </table:table-cell>
          <table:table-cell table:formula="of:=ABS([.D1303]-[.E1303])" office:value-type="float" office:value="0.23" calcext:value-type="float">
            <text:p>0.23</text:p>
          </table:table-cell>
          <table:table-cell table:formula="of:= [.D1303]-[.E1303]" office:value-type="float" office:value="0.23" calcext:value-type="float">
            <text:p>0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75000" calcext:value-type="float">
            <text:p>83075000</text:p>
          </table:table-cell>
          <table:table-cell table:formula="of:=[.B1304]/1000000" office:value-type="float" office:value="83.075" calcext:value-type="float">
            <text:p>83.075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table:formula="of:=ABS([.D1304]-[.E1304])" office:value-type="float" office:value="0.16" calcext:value-type="float">
            <text:p>0.16</text:p>
          </table:table-cell>
          <table:table-cell table:formula="of:= [.D1304]-[.E1304]" office:value-type="float" office:value="0.16" calcext:value-type="float">
            <text:p>0.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95000" calcext:value-type="float">
            <text:p>83095000</text:p>
          </table:table-cell>
          <table:table-cell table:formula="of:=[.B1305]/1000000" office:value-type="float" office:value="83.095" calcext:value-type="float">
            <text:p>83.09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formula="of:=ABS([.D1305]-[.E1305])" office:value-type="float" office:value="0.1" calcext:value-type="float">
            <text:p>0.1</text:p>
          </table:table-cell>
          <table:table-cell table:formula="of:= [.D1305]-[.E1305]"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115000" calcext:value-type="float">
            <text:p>83115000</text:p>
          </table:table-cell>
          <table:table-cell table:formula="of:=[.B1306]/1000000" office:value-type="float" office:value="83.115" calcext:value-type="float">
            <text:p>83.115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formula="of:=ABS([.D1306]-[.E1306])" office:value-type="float" office:value="0.04" calcext:value-type="float">
            <text:p>0.04</text:p>
          </table:table-cell>
          <table:table-cell table:formula="of:= [.D1306]-[.E1306]" office:value-type="float" office:value="0.04" calcext:value-type="float">
            <text:p>0.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135000" calcext:value-type="float">
            <text:p>83135000</text:p>
          </table:table-cell>
          <table:table-cell table:formula="of:=[.B1307]/1000000" office:value-type="float" office:value="83.135" calcext:value-type="float">
            <text:p>83.1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D1307]-[.E1307])" office:value-type="float" office:value="0" calcext:value-type="float">
            <text:p>0</text:p>
          </table:table-cell>
          <table:table-cell table:formula="of:= [.D1307]-[.E130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155000" calcext:value-type="float">
            <text:p>83155000</text:p>
          </table:table-cell>
          <table:table-cell table:formula="of:=[.B1308]/1000000" office:value-type="float" office:value="83.155" calcext:value-type="float">
            <text:p>83.15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formula="of:=ABS([.D1308]-[.E1308])" office:value-type="float" office:value="0.05" calcext:value-type="float">
            <text:p>0.05</text:p>
          </table:table-cell>
          <table:table-cell table:formula="of:= [.D1308]-[.E1308]" office:value-type="float" office:value="-0.05" calcext:value-type="float">
            <text:p>-0.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175000" calcext:value-type="float">
            <text:p>83175000</text:p>
          </table:table-cell>
          <table:table-cell table:formula="of:=[.B1309]/1000000" office:value-type="float" office:value="83.175" calcext:value-type="float">
            <text:p>83.17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formula="of:=ABS([.D1309]-[.E1309])" office:value-type="float" office:value="0.09" calcext:value-type="float">
            <text:p>0.09</text:p>
          </table:table-cell>
          <table:table-cell table:formula="of:= [.D1309]-[.E1309]" office:value-type="float" office:value="-0.09" calcext:value-type="float">
            <text:p>-0.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195000" calcext:value-type="float">
            <text:p>83195000</text:p>
          </table:table-cell>
          <table:table-cell table:formula="of:=[.B1310]/1000000" office:value-type="float" office:value="83.195" calcext:value-type="float">
            <text:p>83.19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formula="of:=ABS([.D1310]-[.E1310])" office:value-type="float" office:value="0.13" calcext:value-type="float">
            <text:p>0.13</text:p>
          </table:table-cell>
          <table:table-cell table:formula="of:= [.D1310]-[.E1310]" office:value-type="float" office:value="-0.13" calcext:value-type="float">
            <text:p>-0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215000" calcext:value-type="float">
            <text:p>83215000</text:p>
          </table:table-cell>
          <table:table-cell table:formula="of:=[.B1311]/1000000" office:value-type="float" office:value="83.215" calcext:value-type="float">
            <text:p>83.215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formula="of:=ABS([.D1311]-[.E1311])" office:value-type="float" office:value="0.17" calcext:value-type="float">
            <text:p>0.17</text:p>
          </table:table-cell>
          <table:table-cell table:formula="of:= [.D1311]-[.E1311]" office:value-type="float" office:value="-0.17" calcext:value-type="float">
            <text:p>-0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235000" calcext:value-type="float">
            <text:p>83235000</text:p>
          </table:table-cell>
          <table:table-cell table:formula="of:=[.B1312]/1000000" office:value-type="float" office:value="83.235" calcext:value-type="float">
            <text:p>83.23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ABS([.D1312]-[.E1312])" office:value-type="float" office:value="0.2" calcext:value-type="float">
            <text:p>0.2</text:p>
          </table:table-cell>
          <table:table-cell table:formula="of:= [.D1312]-[.E1312]" office:value-type="float" office:value="-0.2" calcext:value-type="float">
            <text:p>-0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255000" calcext:value-type="float">
            <text:p>83255000</text:p>
          </table:table-cell>
          <table:table-cell table:formula="of:=[.B1313]/1000000" office:value-type="float" office:value="83.255" calcext:value-type="float">
            <text:p>83.255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formula="of:=ABS([.D1313]-[.E1313])" office:value-type="float" office:value="0.23" calcext:value-type="float">
            <text:p>0.23</text:p>
          </table:table-cell>
          <table:table-cell table:formula="of:= [.D1313]-[.E1313]" office:value-type="float" office:value="-0.23" calcext:value-type="float">
            <text:p>-0.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275000" calcext:value-type="float">
            <text:p>83275000</text:p>
          </table:table-cell>
          <table:table-cell table:formula="of:=[.B1314]/1000000" office:value-type="float" office:value="83.275" calcext:value-type="float">
            <text:p>83.275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formula="of:=ABS([.D1314]-[.E1314])" office:value-type="float" office:value="0.26" calcext:value-type="float">
            <text:p>0.26</text:p>
          </table:table-cell>
          <table:table-cell table:formula="of:= [.D1314]-[.E1314]" office:value-type="float" office:value="-0.26" calcext:value-type="float">
            <text:p>-0.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295000" calcext:value-type="float">
            <text:p>83295000</text:p>
          </table:table-cell>
          <table:table-cell table:formula="of:=[.B1315]/1000000" office:value-type="float" office:value="83.295" calcext:value-type="float">
            <text:p>83.29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formula="of:=ABS([.D1315]-[.E1315])" office:value-type="float" office:value="0.29" calcext:value-type="float">
            <text:p>0.29</text:p>
          </table:table-cell>
          <table:table-cell table:formula="of:= [.D1315]-[.E1315]" office:value-type="float" office:value="-0.29" calcext:value-type="float">
            <text:p>-0.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315000" calcext:value-type="float">
            <text:p>83315000</text:p>
          </table:table-cell>
          <table:table-cell table:formula="of:=[.B1316]/1000000" office:value-type="float" office:value="83.315" calcext:value-type="float">
            <text:p>83.315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formula="of:=ABS([.D1316]-[.E1316])" office:value-type="float" office:value="0.31" calcext:value-type="float">
            <text:p>0.31</text:p>
          </table:table-cell>
          <table:table-cell table:formula="of:= [.D1316]-[.E1316]" office:value-type="float" office:value="-0.31" calcext:value-type="float">
            <text:p>-0.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335000" calcext:value-type="float">
            <text:p>83335000</text:p>
          </table:table-cell>
          <table:table-cell table:formula="of:=[.B1317]/1000000" office:value-type="float" office:value="83.335" calcext:value-type="float">
            <text:p>83.335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formula="of:=ABS([.D1317]-[.E1317])" office:value-type="float" office:value="0.34" calcext:value-type="float">
            <text:p>0.34</text:p>
          </table:table-cell>
          <table:table-cell table:formula="of:= [.D1317]-[.E1317]" office:value-type="float" office:value="-0.34" calcext:value-type="float">
            <text:p>-0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355000" calcext:value-type="float">
            <text:p>83355000</text:p>
          </table:table-cell>
          <table:table-cell table:formula="of:=[.B1318]/1000000" office:value-type="float" office:value="83.355" calcext:value-type="float">
            <text:p>83.35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formula="of:=ABS([.D1318]-[.E1318])" office:value-type="float" office:value="0.36" calcext:value-type="float">
            <text:p>0.36</text:p>
          </table:table-cell>
          <table:table-cell table:formula="of:= [.D1318]-[.E1318]" office:value-type="float" office:value="-0.36" calcext:value-type="float">
            <text:p>-0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375000" calcext:value-type="float">
            <text:p>83375000</text:p>
          </table:table-cell>
          <table:table-cell table:formula="of:=[.B1319]/1000000" office:value-type="float" office:value="83.375" calcext:value-type="float">
            <text:p>83.375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formula="of:=ABS([.D1319]-[.E1319])" office:value-type="float" office:value="0.37" calcext:value-type="float">
            <text:p>0.37</text:p>
          </table:table-cell>
          <table:table-cell table:formula="of:= [.D1319]-[.E1319]" office:value-type="float" office:value="-0.37" calcext:value-type="float">
            <text:p>-0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395000" calcext:value-type="float">
            <text:p>83395000</text:p>
          </table:table-cell>
          <table:table-cell table:formula="of:=[.B1320]/1000000" office:value-type="float" office:value="83.395" calcext:value-type="float">
            <text:p>83.39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table:formula="of:=ABS([.D1320]-[.E1320])" office:value-type="float" office:value="0.39" calcext:value-type="float">
            <text:p>0.39</text:p>
          </table:table-cell>
          <table:table-cell table:formula="of:= [.D1320]-[.E1320]" office:value-type="float" office:value="-0.39" calcext:value-type="float">
            <text:p>-0.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415000" calcext:value-type="float">
            <text:p>83415000</text:p>
          </table:table-cell>
          <table:table-cell table:formula="of:=[.B1321]/1000000" office:value-type="float" office:value="83.415" calcext:value-type="float">
            <text:p>83.415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formula="of:=ABS([.D1321]-[.E1321])" office:value-type="float" office:value="0.41" calcext:value-type="float">
            <text:p>0.41</text:p>
          </table:table-cell>
          <table:table-cell table:formula="of:= [.D1321]-[.E1321]" office:value-type="float" office:value="-0.41" calcext:value-type="float">
            <text:p>-0.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435000" calcext:value-type="float">
            <text:p>83435000</text:p>
          </table:table-cell>
          <table:table-cell table:formula="of:=[.B1322]/1000000" office:value-type="float" office:value="83.435" calcext:value-type="float">
            <text:p>83.43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formula="of:=ABS([.D1322]-[.E1322])" office:value-type="float" office:value="0.42" calcext:value-type="float">
            <text:p>0.42</text:p>
          </table:table-cell>
          <table:table-cell table:formula="of:= [.D1322]-[.E1322]" office:value-type="float" office:value="-0.42" calcext:value-type="float">
            <text:p>-0.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455000" calcext:value-type="float">
            <text:p>83455000</text:p>
          </table:table-cell>
          <table:table-cell table:formula="of:=[.B1323]/1000000" office:value-type="float" office:value="83.455" calcext:value-type="float">
            <text:p>83.45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formula="of:=ABS([.D1323]-[.E1323])" office:value-type="float" office:value="0.43" calcext:value-type="float">
            <text:p>0.43</text:p>
          </table:table-cell>
          <table:table-cell table:formula="of:= [.D1323]-[.E1323]" office:value-type="float" office:value="-0.43" calcext:value-type="float">
            <text:p>-0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475000" calcext:value-type="float">
            <text:p>83475000</text:p>
          </table:table-cell>
          <table:table-cell table:formula="of:=[.B1324]/1000000" office:value-type="float" office:value="83.475" calcext:value-type="float">
            <text:p>83.47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ABS([.D1324]-[.E1324])" office:value-type="float" office:value="0.45" calcext:value-type="float">
            <text:p>0.45</text:p>
          </table:table-cell>
          <table:table-cell table:formula="of:= [.D1324]-[.E1324]" office:value-type="float" office:value="-0.45" calcext:value-type="float">
            <text:p>-0.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495000" calcext:value-type="float">
            <text:p>83495000</text:p>
          </table:table-cell>
          <table:table-cell table:formula="of:=[.B1325]/1000000" office:value-type="float" office:value="83.495" calcext:value-type="float">
            <text:p>83.49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formula="of:=ABS([.D1325]-[.E1325])" office:value-type="float" office:value="0.46" calcext:value-type="float">
            <text:p>0.46</text:p>
          </table:table-cell>
          <table:table-cell table:formula="of:= [.D1325]-[.E1325]" office:value-type="float" office:value="-0.46" calcext:value-type="float">
            <text:p>-0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15000" calcext:value-type="float">
            <text:p>83515000</text:p>
          </table:table-cell>
          <table:table-cell table:formula="of:=[.B1326]/1000000" office:value-type="float" office:value="83.515" calcext:value-type="float">
            <text:p>83.515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formula="of:=ABS([.D1326]-[.E1326])" office:value-type="float" office:value="0.47" calcext:value-type="float">
            <text:p>0.47</text:p>
          </table:table-cell>
          <table:table-cell table:formula="of:= [.D1326]-[.E1326]" office:value-type="float" office:value="-0.47" calcext:value-type="float">
            <text:p>-0.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35000" calcext:value-type="float">
            <text:p>83535000</text:p>
          </table:table-cell>
          <table:table-cell table:formula="of:=[.B1327]/1000000" office:value-type="float" office:value="83.535" calcext:value-type="float">
            <text:p>83.53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ABS([.D1327]-[.E1327])" office:value-type="float" office:value="0.48" calcext:value-type="float">
            <text:p>0.48</text:p>
          </table:table-cell>
          <table:table-cell table:formula="of:= [.D1327]-[.E1327]" office:value-type="float" office:value="-0.48" calcext:value-type="float">
            <text:p>-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55000" calcext:value-type="float">
            <text:p>83555000</text:p>
          </table:table-cell>
          <table:table-cell table:formula="of:=[.B1328]/1000000" office:value-type="float" office:value="83.555" calcext:value-type="float">
            <text:p>83.55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formula="of:=ABS([.D1328]-[.E1328])" office:value-type="float" office:value="0.48" calcext:value-type="float">
            <text:p>0.48</text:p>
          </table:table-cell>
          <table:table-cell table:formula="of:= [.D1328]-[.E1328]" office:value-type="float" office:value="-0.48" calcext:value-type="float">
            <text:p>-0.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75000" calcext:value-type="float">
            <text:p>83575000</text:p>
          </table:table-cell>
          <table:table-cell table:formula="of:=[.B1329]/1000000" office:value-type="float" office:value="83.575" calcext:value-type="float">
            <text:p>83.575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ABS([.D1329]-[.E1329])" office:value-type="float" office:value="0.49" calcext:value-type="float">
            <text:p>0.49</text:p>
          </table:table-cell>
          <table:table-cell table:formula="of:= [.D1329]-[.E1329]" office:value-type="float" office:value="-0.49" calcext:value-type="float">
            <text:p>-0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95000" calcext:value-type="float">
            <text:p>83595000</text:p>
          </table:table-cell>
          <table:table-cell table:formula="of:=[.B1330]/1000000" office:value-type="float" office:value="83.595" calcext:value-type="float">
            <text:p>83.59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330]-[.E1330])" office:value-type="float" office:value="0.5" calcext:value-type="float">
            <text:p>0.5</text:p>
          </table:table-cell>
          <table:table-cell table:formula="of:= [.D1330]-[.E1330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615000" calcext:value-type="float">
            <text:p>83615000</text:p>
          </table:table-cell>
          <table:table-cell table:formula="of:=[.B1331]/1000000" office:value-type="float" office:value="83.615" calcext:value-type="float">
            <text:p>83.6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331]-[.E1331])" office:value-type="float" office:value="0.5" calcext:value-type="float">
            <text:p>0.5</text:p>
          </table:table-cell>
          <table:table-cell table:formula="of:= [.D1331]-[.E1331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635000" calcext:value-type="float">
            <text:p>83635000</text:p>
          </table:table-cell>
          <table:table-cell table:formula="of:=[.B1332]/1000000" office:value-type="float" office:value="83.635" calcext:value-type="float">
            <text:p>83.6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32]-[.E1332])" office:value-type="float" office:value="0.51" calcext:value-type="float">
            <text:p>0.51</text:p>
          </table:table-cell>
          <table:table-cell table:formula="of:= [.D1332]-[.E1332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655000" calcext:value-type="float">
            <text:p>83655000</text:p>
          </table:table-cell>
          <table:table-cell table:formula="of:=[.B1333]/1000000" office:value-type="float" office:value="83.655" calcext:value-type="float">
            <text:p>83.6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33]-[.E1333])" office:value-type="float" office:value="0.51" calcext:value-type="float">
            <text:p>0.51</text:p>
          </table:table-cell>
          <table:table-cell table:formula="of:= [.D1333]-[.E1333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675000" calcext:value-type="float">
            <text:p>83675000</text:p>
          </table:table-cell>
          <table:table-cell table:formula="of:=[.B1334]/1000000" office:value-type="float" office:value="83.675" calcext:value-type="float">
            <text:p>83.67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34]-[.E1334])" office:value-type="float" office:value="0.52" calcext:value-type="float">
            <text:p>0.52</text:p>
          </table:table-cell>
          <table:table-cell table:formula="of:= [.D1334]-[.E1334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695000" calcext:value-type="float">
            <text:p>83695000</text:p>
          </table:table-cell>
          <table:table-cell table:formula="of:=[.B1335]/1000000" office:value-type="float" office:value="83.695" calcext:value-type="float">
            <text:p>83.69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35]-[.E1335])" office:value-type="float" office:value="0.52" calcext:value-type="float">
            <text:p>0.52</text:p>
          </table:table-cell>
          <table:table-cell table:formula="of:= [.D1335]-[.E1335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15000" calcext:value-type="float">
            <text:p>83715000</text:p>
          </table:table-cell>
          <table:table-cell table:formula="of:=[.B1336]/1000000" office:value-type="float" office:value="83.715" calcext:value-type="float">
            <text:p>83.71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36]-[.E1336])" office:value-type="float" office:value="0.52" calcext:value-type="float">
            <text:p>0.52</text:p>
          </table:table-cell>
          <table:table-cell table:formula="of:= [.D1336]-[.E1336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35000" calcext:value-type="float">
            <text:p>83735000</text:p>
          </table:table-cell>
          <table:table-cell table:formula="of:=[.B1337]/1000000" office:value-type="float" office:value="83.735" calcext:value-type="float">
            <text:p>83.73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37]-[.E1337])" office:value-type="float" office:value="0.53" calcext:value-type="float">
            <text:p>0.53</text:p>
          </table:table-cell>
          <table:table-cell table:formula="of:= [.D1337]-[.E1337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55000" calcext:value-type="float">
            <text:p>83755000</text:p>
          </table:table-cell>
          <table:table-cell table:formula="of:=[.B1338]/1000000" office:value-type="float" office:value="83.755" calcext:value-type="float">
            <text:p>83.75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38]-[.E1338])" office:value-type="float" office:value="0.53" calcext:value-type="float">
            <text:p>0.53</text:p>
          </table:table-cell>
          <table:table-cell table:formula="of:= [.D1338]-[.E1338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75000" calcext:value-type="float">
            <text:p>83775000</text:p>
          </table:table-cell>
          <table:table-cell table:formula="of:=[.B1339]/1000000" office:value-type="float" office:value="83.775" calcext:value-type="float">
            <text:p>83.7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39]-[.E1339])" office:value-type="float" office:value="0.53" calcext:value-type="float">
            <text:p>0.53</text:p>
          </table:table-cell>
          <table:table-cell table:formula="of:= [.D1339]-[.E1339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95000" calcext:value-type="float">
            <text:p>83795000</text:p>
          </table:table-cell>
          <table:table-cell table:formula="of:=[.B1340]/1000000" office:value-type="float" office:value="83.795" calcext:value-type="float">
            <text:p>83.79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40]-[.E1340])" office:value-type="float" office:value="0.53" calcext:value-type="float">
            <text:p>0.53</text:p>
          </table:table-cell>
          <table:table-cell table:formula="of:= [.D1340]-[.E1340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15000" calcext:value-type="float">
            <text:p>83815000</text:p>
          </table:table-cell>
          <table:table-cell table:formula="of:=[.B1341]/1000000" office:value-type="float" office:value="83.815" calcext:value-type="float">
            <text:p>83.81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41]-[.E1341])" office:value-type="float" office:value="0.53" calcext:value-type="float">
            <text:p>0.53</text:p>
          </table:table-cell>
          <table:table-cell table:formula="of:= [.D1341]-[.E1341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35000" calcext:value-type="float">
            <text:p>83835000</text:p>
          </table:table-cell>
          <table:table-cell table:formula="of:=[.B1342]/1000000" office:value-type="float" office:value="83.835" calcext:value-type="float">
            <text:p>83.83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42]-[.E1342])" office:value-type="float" office:value="0.54" calcext:value-type="float">
            <text:p>0.54</text:p>
          </table:table-cell>
          <table:table-cell table:formula="of:= [.D1342]-[.E1342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55000" calcext:value-type="float">
            <text:p>83855000</text:p>
          </table:table-cell>
          <table:table-cell table:formula="of:=[.B1343]/1000000" office:value-type="float" office:value="83.855" calcext:value-type="float">
            <text:p>83.85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43]-[.E1343])" office:value-type="float" office:value="0.54" calcext:value-type="float">
            <text:p>0.54</text:p>
          </table:table-cell>
          <table:table-cell table:formula="of:= [.D1343]-[.E1343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75000" calcext:value-type="float">
            <text:p>83875000</text:p>
          </table:table-cell>
          <table:table-cell table:formula="of:=[.B1344]/1000000" office:value-type="float" office:value="83.875" calcext:value-type="float">
            <text:p>83.87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44]-[.E1344])" office:value-type="float" office:value="0.54" calcext:value-type="float">
            <text:p>0.54</text:p>
          </table:table-cell>
          <table:table-cell table:formula="of:= [.D1344]-[.E1344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95000" calcext:value-type="float">
            <text:p>83895000</text:p>
          </table:table-cell>
          <table:table-cell table:formula="of:=[.B1345]/1000000" office:value-type="float" office:value="83.895" calcext:value-type="float">
            <text:p>83.89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45]-[.E1345])" office:value-type="float" office:value="0.54" calcext:value-type="float">
            <text:p>0.54</text:p>
          </table:table-cell>
          <table:table-cell table:formula="of:= [.D1345]-[.E1345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915000" calcext:value-type="float">
            <text:p>83915000</text:p>
          </table:table-cell>
          <table:table-cell table:formula="of:=[.B1346]/1000000" office:value-type="float" office:value="83.915" calcext:value-type="float">
            <text:p>83.9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46]-[.E1346])" office:value-type="float" office:value="0.54" calcext:value-type="float">
            <text:p>0.54</text:p>
          </table:table-cell>
          <table:table-cell table:formula="of:= [.D1346]-[.E1346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935000" calcext:value-type="float">
            <text:p>83935000</text:p>
          </table:table-cell>
          <table:table-cell table:formula="of:=[.B1347]/1000000" office:value-type="float" office:value="83.935" calcext:value-type="float">
            <text:p>83.93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47]-[.E1347])" office:value-type="float" office:value="0.55" calcext:value-type="float">
            <text:p>0.55</text:p>
          </table:table-cell>
          <table:table-cell table:formula="of:= [.D1347]-[.E1347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955000" calcext:value-type="float">
            <text:p>83955000</text:p>
          </table:table-cell>
          <table:table-cell table:formula="of:=[.B1348]/1000000" office:value-type="float" office:value="83.955" calcext:value-type="float">
            <text:p>83.9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48]-[.E1348])" office:value-type="float" office:value="0.55" calcext:value-type="float">
            <text:p>0.55</text:p>
          </table:table-cell>
          <table:table-cell table:formula="of:= [.D1348]-[.E1348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975000" calcext:value-type="float">
            <text:p>83975000</text:p>
          </table:table-cell>
          <table:table-cell table:formula="of:=[.B1349]/1000000" office:value-type="float" office:value="83.975" calcext:value-type="float">
            <text:p>83.97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49]-[.E1349])" office:value-type="float" office:value="0.55" calcext:value-type="float">
            <text:p>0.55</text:p>
          </table:table-cell>
          <table:table-cell table:formula="of:= [.D1349]-[.E1349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995000" calcext:value-type="float">
            <text:p>83995000</text:p>
          </table:table-cell>
          <table:table-cell table:formula="of:=[.B1350]/1000000" office:value-type="float" office:value="83.995" calcext:value-type="float">
            <text:p>83.99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0]-[.E1350])" office:value-type="float" office:value="0.55" calcext:value-type="float">
            <text:p>0.55</text:p>
          </table:table-cell>
          <table:table-cell table:formula="of:= [.D1350]-[.E1350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015000" calcext:value-type="float">
            <text:p>84015000</text:p>
          </table:table-cell>
          <table:table-cell table:formula="of:=[.B1351]/1000000" office:value-type="float" office:value="84.015" calcext:value-type="float">
            <text:p>84.01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1]-[.E1351])" office:value-type="float" office:value="0.55" calcext:value-type="float">
            <text:p>0.55</text:p>
          </table:table-cell>
          <table:table-cell table:formula="of:= [.D1351]-[.E1351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035000" calcext:value-type="float">
            <text:p>84035000</text:p>
          </table:table-cell>
          <table:table-cell table:formula="of:=[.B1352]/1000000" office:value-type="float" office:value="84.035" calcext:value-type="float">
            <text:p>84.03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2]-[.E1352])" office:value-type="float" office:value="0.55" calcext:value-type="float">
            <text:p>0.55</text:p>
          </table:table-cell>
          <table:table-cell table:formula="of:= [.D1352]-[.E1352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055000" calcext:value-type="float">
            <text:p>84055000</text:p>
          </table:table-cell>
          <table:table-cell table:formula="of:=[.B1353]/1000000" office:value-type="float" office:value="84.055" calcext:value-type="float">
            <text:p>84.0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3]-[.E1353])" office:value-type="float" office:value="0.55" calcext:value-type="float">
            <text:p>0.55</text:p>
          </table:table-cell>
          <table:table-cell table:formula="of:= [.D1353]-[.E1353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075000" calcext:value-type="float">
            <text:p>84075000</text:p>
          </table:table-cell>
          <table:table-cell table:formula="of:=[.B1354]/1000000" office:value-type="float" office:value="84.075" calcext:value-type="float">
            <text:p>84.07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4]-[.E1354])" office:value-type="float" office:value="0.55" calcext:value-type="float">
            <text:p>0.55</text:p>
          </table:table-cell>
          <table:table-cell table:formula="of:= [.D1354]-[.E1354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095000" calcext:value-type="float">
            <text:p>84095000</text:p>
          </table:table-cell>
          <table:table-cell table:formula="of:=[.B1355]/1000000" office:value-type="float" office:value="84.095" calcext:value-type="float">
            <text:p>84.09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5]-[.E1355])" office:value-type="float" office:value="0.55" calcext:value-type="float">
            <text:p>0.55</text:p>
          </table:table-cell>
          <table:table-cell table:formula="of:= [.D1355]-[.E1355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15000" calcext:value-type="float">
            <text:p>84115000</text:p>
          </table:table-cell>
          <table:table-cell table:formula="of:=[.B1356]/1000000" office:value-type="float" office:value="84.115" calcext:value-type="float">
            <text:p>84.11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6]-[.E1356])" office:value-type="float" office:value="0.55" calcext:value-type="float">
            <text:p>0.55</text:p>
          </table:table-cell>
          <table:table-cell table:formula="of:= [.D1356]-[.E1356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35000" calcext:value-type="float">
            <text:p>84135000</text:p>
          </table:table-cell>
          <table:table-cell table:formula="of:=[.B1357]/1000000" office:value-type="float" office:value="84.135" calcext:value-type="float">
            <text:p>84.13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7]-[.E1357])" office:value-type="float" office:value="0.55" calcext:value-type="float">
            <text:p>0.55</text:p>
          </table:table-cell>
          <table:table-cell table:formula="of:= [.D1357]-[.E1357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55000" calcext:value-type="float">
            <text:p>84155000</text:p>
          </table:table-cell>
          <table:table-cell table:formula="of:=[.B1358]/1000000" office:value-type="float" office:value="84.155" calcext:value-type="float">
            <text:p>84.1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8]-[.E1358])" office:value-type="float" office:value="0.55" calcext:value-type="float">
            <text:p>0.55</text:p>
          </table:table-cell>
          <table:table-cell table:formula="of:= [.D1358]-[.E1358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75000" calcext:value-type="float">
            <text:p>84175000</text:p>
          </table:table-cell>
          <table:table-cell table:formula="of:=[.B1359]/1000000" office:value-type="float" office:value="84.175" calcext:value-type="float">
            <text:p>84.17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59]-[.E1359])" office:value-type="float" office:value="0.55" calcext:value-type="float">
            <text:p>0.55</text:p>
          </table:table-cell>
          <table:table-cell table:formula="of:= [.D1359]-[.E1359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95000" calcext:value-type="float">
            <text:p>84195000</text:p>
          </table:table-cell>
          <table:table-cell table:formula="of:=[.B1360]/1000000" office:value-type="float" office:value="84.195" calcext:value-type="float">
            <text:p>84.19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60]-[.E1360])" office:value-type="float" office:value="0.55" calcext:value-type="float">
            <text:p>0.55</text:p>
          </table:table-cell>
          <table:table-cell table:formula="of:= [.D1360]-[.E1360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15000" calcext:value-type="float">
            <text:p>84215000</text:p>
          </table:table-cell>
          <table:table-cell table:formula="of:=[.B1361]/1000000" office:value-type="float" office:value="84.215" calcext:value-type="float">
            <text:p>84.21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61]-[.E1361])" office:value-type="float" office:value="0.55" calcext:value-type="float">
            <text:p>0.55</text:p>
          </table:table-cell>
          <table:table-cell table:formula="of:= [.D1361]-[.E1361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35000" calcext:value-type="float">
            <text:p>84235000</text:p>
          </table:table-cell>
          <table:table-cell table:formula="of:=[.B1362]/1000000" office:value-type="float" office:value="84.235" calcext:value-type="float">
            <text:p>84.23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62]-[.E1362])" office:value-type="float" office:value="0.55" calcext:value-type="float">
            <text:p>0.55</text:p>
          </table:table-cell>
          <table:table-cell table:formula="of:= [.D1362]-[.E1362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55000" calcext:value-type="float">
            <text:p>84255000</text:p>
          </table:table-cell>
          <table:table-cell table:formula="of:=[.B1363]/1000000" office:value-type="float" office:value="84.255" calcext:value-type="float">
            <text:p>84.2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63]-[.E1363])" office:value-type="float" office:value="0.55" calcext:value-type="float">
            <text:p>0.55</text:p>
          </table:table-cell>
          <table:table-cell table:formula="of:= [.D1363]-[.E1363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75000" calcext:value-type="float">
            <text:p>84275000</text:p>
          </table:table-cell>
          <table:table-cell table:formula="of:=[.B1364]/1000000" office:value-type="float" office:value="84.275" calcext:value-type="float">
            <text:p>84.27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formula="of:=ABS([.D1364]-[.E1364])" office:value-type="float" office:value="0.55" calcext:value-type="float">
            <text:p>0.55</text:p>
          </table:table-cell>
          <table:table-cell table:formula="of:= [.D1364]-[.E1364]" office:value-type="float" office:value="-0.55" calcext:value-type="float">
            <text:p>-0.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95000" calcext:value-type="float">
            <text:p>84295000</text:p>
          </table:table-cell>
          <table:table-cell table:formula="of:=[.B1365]/1000000" office:value-type="float" office:value="84.295" calcext:value-type="float">
            <text:p>84.29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65]-[.E1365])" office:value-type="float" office:value="0.54" calcext:value-type="float">
            <text:p>0.54</text:p>
          </table:table-cell>
          <table:table-cell table:formula="of:= [.D1365]-[.E1365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315000" calcext:value-type="float">
            <text:p>84315000</text:p>
          </table:table-cell>
          <table:table-cell table:formula="of:=[.B1366]/1000000" office:value-type="float" office:value="84.315" calcext:value-type="float">
            <text:p>84.3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66]-[.E1366])" office:value-type="float" office:value="0.54" calcext:value-type="float">
            <text:p>0.54</text:p>
          </table:table-cell>
          <table:table-cell table:formula="of:= [.D1366]-[.E1366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335000" calcext:value-type="float">
            <text:p>84335000</text:p>
          </table:table-cell>
          <table:table-cell table:formula="of:=[.B1367]/1000000" office:value-type="float" office:value="84.335" calcext:value-type="float">
            <text:p>84.33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67]-[.E1367])" office:value-type="float" office:value="0.54" calcext:value-type="float">
            <text:p>0.54</text:p>
          </table:table-cell>
          <table:table-cell table:formula="of:= [.D1367]-[.E1367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355000" calcext:value-type="float">
            <text:p>84355000</text:p>
          </table:table-cell>
          <table:table-cell table:formula="of:=[.B1368]/1000000" office:value-type="float" office:value="84.355" calcext:value-type="float">
            <text:p>84.35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68]-[.E1368])" office:value-type="float" office:value="0.54" calcext:value-type="float">
            <text:p>0.54</text:p>
          </table:table-cell>
          <table:table-cell table:formula="of:= [.D1368]-[.E1368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375000" calcext:value-type="float">
            <text:p>84375000</text:p>
          </table:table-cell>
          <table:table-cell table:formula="of:=[.B1369]/1000000" office:value-type="float" office:value="84.375" calcext:value-type="float">
            <text:p>84.37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69]-[.E1369])" office:value-type="float" office:value="0.54" calcext:value-type="float">
            <text:p>0.54</text:p>
          </table:table-cell>
          <table:table-cell table:formula="of:= [.D1369]-[.E1369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395000" calcext:value-type="float">
            <text:p>84395000</text:p>
          </table:table-cell>
          <table:table-cell table:formula="of:=[.B1370]/1000000" office:value-type="float" office:value="84.395" calcext:value-type="float">
            <text:p>84.39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70]-[.E1370])" office:value-type="float" office:value="0.54" calcext:value-type="float">
            <text:p>0.54</text:p>
          </table:table-cell>
          <table:table-cell table:formula="of:= [.D1370]-[.E1370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415000" calcext:value-type="float">
            <text:p>84415000</text:p>
          </table:table-cell>
          <table:table-cell table:formula="of:=[.B1371]/1000000" office:value-type="float" office:value="84.415" calcext:value-type="float">
            <text:p>84.41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71]-[.E1371])" office:value-type="float" office:value="0.54" calcext:value-type="float">
            <text:p>0.54</text:p>
          </table:table-cell>
          <table:table-cell table:formula="of:= [.D1371]-[.E1371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435000" calcext:value-type="float">
            <text:p>84435000</text:p>
          </table:table-cell>
          <table:table-cell table:formula="of:=[.B1372]/1000000" office:value-type="float" office:value="84.435" calcext:value-type="float">
            <text:p>84.43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72]-[.E1372])" office:value-type="float" office:value="0.54" calcext:value-type="float">
            <text:p>0.54</text:p>
          </table:table-cell>
          <table:table-cell table:formula="of:= [.D1372]-[.E1372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455000" calcext:value-type="float">
            <text:p>84455000</text:p>
          </table:table-cell>
          <table:table-cell table:formula="of:=[.B1373]/1000000" office:value-type="float" office:value="84.455" calcext:value-type="float">
            <text:p>84.45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73]-[.E1373])" office:value-type="float" office:value="0.54" calcext:value-type="float">
            <text:p>0.54</text:p>
          </table:table-cell>
          <table:table-cell table:formula="of:= [.D1373]-[.E1373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475000" calcext:value-type="float">
            <text:p>84475000</text:p>
          </table:table-cell>
          <table:table-cell table:formula="of:=[.B1374]/1000000" office:value-type="float" office:value="84.475" calcext:value-type="float">
            <text:p>84.47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table:formula="of:=ABS([.D1374]-[.E1374])" office:value-type="float" office:value="0.54" calcext:value-type="float">
            <text:p>0.54</text:p>
          </table:table-cell>
          <table:table-cell table:formula="of:= [.D1374]-[.E1374]" office:value-type="float" office:value="-0.54" calcext:value-type="float">
            <text:p>-0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495000" calcext:value-type="float">
            <text:p>84495000</text:p>
          </table:table-cell>
          <table:table-cell table:formula="of:=[.B1375]/1000000" office:value-type="float" office:value="84.495" calcext:value-type="float">
            <text:p>84.49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75]-[.E1375])" office:value-type="float" office:value="0.53" calcext:value-type="float">
            <text:p>0.53</text:p>
          </table:table-cell>
          <table:table-cell table:formula="of:= [.D1375]-[.E1375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15000" calcext:value-type="float">
            <text:p>84515000</text:p>
          </table:table-cell>
          <table:table-cell table:formula="of:=[.B1376]/1000000" office:value-type="float" office:value="84.515" calcext:value-type="float">
            <text:p>84.51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76]-[.E1376])" office:value-type="float" office:value="0.53" calcext:value-type="float">
            <text:p>0.53</text:p>
          </table:table-cell>
          <table:table-cell table:formula="of:= [.D1376]-[.E1376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35000" calcext:value-type="float">
            <text:p>84535000</text:p>
          </table:table-cell>
          <table:table-cell table:formula="of:=[.B1377]/1000000" office:value-type="float" office:value="84.535" calcext:value-type="float">
            <text:p>84.53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77]-[.E1377])" office:value-type="float" office:value="0.53" calcext:value-type="float">
            <text:p>0.53</text:p>
          </table:table-cell>
          <table:table-cell table:formula="of:= [.D1377]-[.E1377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55000" calcext:value-type="float">
            <text:p>84555000</text:p>
          </table:table-cell>
          <table:table-cell table:formula="of:=[.B1378]/1000000" office:value-type="float" office:value="84.555" calcext:value-type="float">
            <text:p>84.55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78]-[.E1378])" office:value-type="float" office:value="0.53" calcext:value-type="float">
            <text:p>0.53</text:p>
          </table:table-cell>
          <table:table-cell table:formula="of:= [.D1378]-[.E1378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75000" calcext:value-type="float">
            <text:p>84575000</text:p>
          </table:table-cell>
          <table:table-cell table:formula="of:=[.B1379]/1000000" office:value-type="float" office:value="84.575" calcext:value-type="float">
            <text:p>84.5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79]-[.E1379])" office:value-type="float" office:value="0.53" calcext:value-type="float">
            <text:p>0.53</text:p>
          </table:table-cell>
          <table:table-cell table:formula="of:= [.D1379]-[.E1379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95000" calcext:value-type="float">
            <text:p>84595000</text:p>
          </table:table-cell>
          <table:table-cell table:formula="of:=[.B1380]/1000000" office:value-type="float" office:value="84.595" calcext:value-type="float">
            <text:p>84.59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80]-[.E1380])" office:value-type="float" office:value="0.53" calcext:value-type="float">
            <text:p>0.53</text:p>
          </table:table-cell>
          <table:table-cell table:formula="of:= [.D1380]-[.E1380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615000" calcext:value-type="float">
            <text:p>84615000</text:p>
          </table:table-cell>
          <table:table-cell table:formula="of:=[.B1381]/1000000" office:value-type="float" office:value="84.615" calcext:value-type="float">
            <text:p>84.61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81]-[.E1381])" office:value-type="float" office:value="0.53" calcext:value-type="float">
            <text:p>0.53</text:p>
          </table:table-cell>
          <table:table-cell table:formula="of:= [.D1381]-[.E1381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635000" calcext:value-type="float">
            <text:p>84635000</text:p>
          </table:table-cell>
          <table:table-cell table:formula="of:=[.B1382]/1000000" office:value-type="float" office:value="84.635" calcext:value-type="float">
            <text:p>84.63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82]-[.E1382])" office:value-type="float" office:value="0.53" calcext:value-type="float">
            <text:p>0.53</text:p>
          </table:table-cell>
          <table:table-cell table:formula="of:= [.D1382]-[.E1382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655000" calcext:value-type="float">
            <text:p>84655000</text:p>
          </table:table-cell>
          <table:table-cell table:formula="of:=[.B1383]/1000000" office:value-type="float" office:value="84.655" calcext:value-type="float">
            <text:p>84.65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83]-[.E1383])" office:value-type="float" office:value="0.53" calcext:value-type="float">
            <text:p>0.53</text:p>
          </table:table-cell>
          <table:table-cell table:formula="of:= [.D1383]-[.E1383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675000" calcext:value-type="float">
            <text:p>84675000</text:p>
          </table:table-cell>
          <table:table-cell table:formula="of:=[.B1384]/1000000" office:value-type="float" office:value="84.675" calcext:value-type="float">
            <text:p>84.6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table:formula="of:=ABS([.D1384]-[.E1384])" office:value-type="float" office:value="0.53" calcext:value-type="float">
            <text:p>0.53</text:p>
          </table:table-cell>
          <table:table-cell table:formula="of:= [.D1384]-[.E1384]" office:value-type="float" office:value="-0.53" calcext:value-type="float">
            <text:p>-0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695000" calcext:value-type="float">
            <text:p>84695000</text:p>
          </table:table-cell>
          <table:table-cell table:formula="of:=[.B1385]/1000000" office:value-type="float" office:value="84.695" calcext:value-type="float">
            <text:p>84.69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85]-[.E1385])" office:value-type="float" office:value="0.52" calcext:value-type="float">
            <text:p>0.52</text:p>
          </table:table-cell>
          <table:table-cell table:formula="of:= [.D1385]-[.E1385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15000" calcext:value-type="float">
            <text:p>84715000</text:p>
          </table:table-cell>
          <table:table-cell table:formula="of:=[.B1386]/1000000" office:value-type="float" office:value="84.715" calcext:value-type="float">
            <text:p>84.71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86]-[.E1386])" office:value-type="float" office:value="0.52" calcext:value-type="float">
            <text:p>0.52</text:p>
          </table:table-cell>
          <table:table-cell table:formula="of:= [.D1386]-[.E1386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35000" calcext:value-type="float">
            <text:p>84735000</text:p>
          </table:table-cell>
          <table:table-cell table:formula="of:=[.B1387]/1000000" office:value-type="float" office:value="84.735" calcext:value-type="float">
            <text:p>84.73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87]-[.E1387])" office:value-type="float" office:value="0.52" calcext:value-type="float">
            <text:p>0.52</text:p>
          </table:table-cell>
          <table:table-cell table:formula="of:= [.D1387]-[.E1387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55000" calcext:value-type="float">
            <text:p>84755000</text:p>
          </table:table-cell>
          <table:table-cell table:formula="of:=[.B1388]/1000000" office:value-type="float" office:value="84.755" calcext:value-type="float">
            <text:p>84.75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88]-[.E1388])" office:value-type="float" office:value="0.52" calcext:value-type="float">
            <text:p>0.52</text:p>
          </table:table-cell>
          <table:table-cell table:formula="of:= [.D1388]-[.E1388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75000" calcext:value-type="float">
            <text:p>84775000</text:p>
          </table:table-cell>
          <table:table-cell table:formula="of:=[.B1389]/1000000" office:value-type="float" office:value="84.775" calcext:value-type="float">
            <text:p>84.77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formula="of:=ABS([.D1389]-[.E1389])" office:value-type="float" office:value="0.52" calcext:value-type="float">
            <text:p>0.52</text:p>
          </table:table-cell>
          <table:table-cell table:formula="of:= [.D1389]-[.E1389]" office:value-type="float" office:value="-0.52" calcext:value-type="float">
            <text:p>-0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95000" calcext:value-type="float">
            <text:p>84795000</text:p>
          </table:table-cell>
          <table:table-cell table:formula="of:=[.B1390]/1000000" office:value-type="float" office:value="84.795" calcext:value-type="float">
            <text:p>84.79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0]-[.E1390])" office:value-type="float" office:value="0.51" calcext:value-type="float">
            <text:p>0.51</text:p>
          </table:table-cell>
          <table:table-cell table:formula="of:= [.D1390]-[.E1390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15000" calcext:value-type="float">
            <text:p>84815000</text:p>
          </table:table-cell>
          <table:table-cell table:formula="of:=[.B1391]/1000000" office:value-type="float" office:value="84.815" calcext:value-type="float">
            <text:p>84.81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1]-[.E1391])" office:value-type="float" office:value="0.51" calcext:value-type="float">
            <text:p>0.51</text:p>
          </table:table-cell>
          <table:table-cell table:formula="of:= [.D1391]-[.E1391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35000" calcext:value-type="float">
            <text:p>84835000</text:p>
          </table:table-cell>
          <table:table-cell table:formula="of:=[.B1392]/1000000" office:value-type="float" office:value="84.835" calcext:value-type="float">
            <text:p>84.8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2]-[.E1392])" office:value-type="float" office:value="0.51" calcext:value-type="float">
            <text:p>0.51</text:p>
          </table:table-cell>
          <table:table-cell table:formula="of:= [.D1392]-[.E1392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55000" calcext:value-type="float">
            <text:p>84855000</text:p>
          </table:table-cell>
          <table:table-cell table:formula="of:=[.B1393]/1000000" office:value-type="float" office:value="84.855" calcext:value-type="float">
            <text:p>84.8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3]-[.E1393])" office:value-type="float" office:value="0.51" calcext:value-type="float">
            <text:p>0.51</text:p>
          </table:table-cell>
          <table:table-cell table:formula="of:= [.D1393]-[.E1393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75000" calcext:value-type="float">
            <text:p>84875000</text:p>
          </table:table-cell>
          <table:table-cell table:formula="of:=[.B1394]/1000000" office:value-type="float" office:value="84.875" calcext:value-type="float">
            <text:p>84.8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4]-[.E1394])" office:value-type="float" office:value="0.51" calcext:value-type="float">
            <text:p>0.51</text:p>
          </table:table-cell>
          <table:table-cell table:formula="of:= [.D1394]-[.E1394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95000" calcext:value-type="float">
            <text:p>84895000</text:p>
          </table:table-cell>
          <table:table-cell table:formula="of:=[.B1395]/1000000" office:value-type="float" office:value="84.895" calcext:value-type="float">
            <text:p>84.89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5]-[.E1395])" office:value-type="float" office:value="0.51" calcext:value-type="float">
            <text:p>0.51</text:p>
          </table:table-cell>
          <table:table-cell table:formula="of:= [.D1395]-[.E1395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915000" calcext:value-type="float">
            <text:p>84915000</text:p>
          </table:table-cell>
          <table:table-cell table:formula="of:=[.B1396]/1000000" office:value-type="float" office:value="84.915" calcext:value-type="float">
            <text:p>84.91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6]-[.E1396])" office:value-type="float" office:value="0.51" calcext:value-type="float">
            <text:p>0.51</text:p>
          </table:table-cell>
          <table:table-cell table:formula="of:= [.D1396]-[.E1396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935000" calcext:value-type="float">
            <text:p>84935000</text:p>
          </table:table-cell>
          <table:table-cell table:formula="of:=[.B1397]/1000000" office:value-type="float" office:value="84.935" calcext:value-type="float">
            <text:p>84.9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7]-[.E1397])" office:value-type="float" office:value="0.51" calcext:value-type="float">
            <text:p>0.51</text:p>
          </table:table-cell>
          <table:table-cell table:formula="of:= [.D1397]-[.E1397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955000" calcext:value-type="float">
            <text:p>84955000</text:p>
          </table:table-cell>
          <table:table-cell table:formula="of:=[.B1398]/1000000" office:value-type="float" office:value="84.955" calcext:value-type="float">
            <text:p>84.9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8]-[.E1398])" office:value-type="float" office:value="0.51" calcext:value-type="float">
            <text:p>0.51</text:p>
          </table:table-cell>
          <table:table-cell table:formula="of:= [.D1398]-[.E1398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975000" calcext:value-type="float">
            <text:p>84975000</text:p>
          </table:table-cell>
          <table:table-cell table:formula="of:=[.B1399]/1000000" office:value-type="float" office:value="84.975" calcext:value-type="float">
            <text:p>84.9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399]-[.E1399])" office:value-type="float" office:value="0.51" calcext:value-type="float">
            <text:p>0.51</text:p>
          </table:table-cell>
          <table:table-cell table:formula="of:= [.D1399]-[.E1399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995000" calcext:value-type="float">
            <text:p>84995000</text:p>
          </table:table-cell>
          <table:table-cell table:formula="of:=[.B1400]/1000000" office:value-type="float" office:value="84.995" calcext:value-type="float">
            <text:p>84.99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00]-[.E1400])" office:value-type="float" office:value="0.51" calcext:value-type="float">
            <text:p>0.51</text:p>
          </table:table-cell>
          <table:table-cell table:formula="of:= [.D1400]-[.E1400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015000" calcext:value-type="float">
            <text:p>85015000</text:p>
          </table:table-cell>
          <table:table-cell table:formula="of:=[.B1401]/1000000" office:value-type="float" office:value="85.015" calcext:value-type="float">
            <text:p>85.01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01]-[.E1401])" office:value-type="float" office:value="0.51" calcext:value-type="float">
            <text:p>0.51</text:p>
          </table:table-cell>
          <table:table-cell table:formula="of:= [.D1401]-[.E1401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035000" calcext:value-type="float">
            <text:p>85035000</text:p>
          </table:table-cell>
          <table:table-cell table:formula="of:=[.B1402]/1000000" office:value-type="float" office:value="85.035" calcext:value-type="float">
            <text:p>85.0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02]-[.E1402])" office:value-type="float" office:value="0.51" calcext:value-type="float">
            <text:p>0.51</text:p>
          </table:table-cell>
          <table:table-cell table:formula="of:= [.D1402]-[.E1402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055000" calcext:value-type="float">
            <text:p>85055000</text:p>
          </table:table-cell>
          <table:table-cell table:formula="of:=[.B1403]/1000000" office:value-type="float" office:value="85.055" calcext:value-type="float">
            <text:p>85.0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03]-[.E1403])" office:value-type="float" office:value="0.51" calcext:value-type="float">
            <text:p>0.51</text:p>
          </table:table-cell>
          <table:table-cell table:formula="of:= [.D1403]-[.E1403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075000" calcext:value-type="float">
            <text:p>85075000</text:p>
          </table:table-cell>
          <table:table-cell table:formula="of:=[.B1404]/1000000" office:value-type="float" office:value="85.075" calcext:value-type="float">
            <text:p>85.0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04]-[.E1404])" office:value-type="float" office:value="0.51" calcext:value-type="float">
            <text:p>0.51</text:p>
          </table:table-cell>
          <table:table-cell table:formula="of:= [.D1404]-[.E1404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095000" calcext:value-type="float">
            <text:p>85095000</text:p>
          </table:table-cell>
          <table:table-cell table:formula="of:=[.B1405]/1000000" office:value-type="float" office:value="85.095" calcext:value-type="float">
            <text:p>85.09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05]-[.E1405])" office:value-type="float" office:value="0.51" calcext:value-type="float">
            <text:p>0.51</text:p>
          </table:table-cell>
          <table:table-cell table:formula="of:= [.D1405]-[.E1405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15000" calcext:value-type="float">
            <text:p>85115000</text:p>
          </table:table-cell>
          <table:table-cell table:formula="of:=[.B1406]/1000000" office:value-type="float" office:value="85.115" calcext:value-type="float">
            <text:p>85.1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06]-[.E1406])" office:value-type="float" office:value="0.5" calcext:value-type="float">
            <text:p>0.5</text:p>
          </table:table-cell>
          <table:table-cell table:formula="of:= [.D1406]-[.E1406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35000" calcext:value-type="float">
            <text:p>85135000</text:p>
          </table:table-cell>
          <table:table-cell table:formula="of:=[.B1407]/1000000" office:value-type="float" office:value="85.135" calcext:value-type="float">
            <text:p>85.13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07]-[.E1407])" office:value-type="float" office:value="0.5" calcext:value-type="float">
            <text:p>0.5</text:p>
          </table:table-cell>
          <table:table-cell table:formula="of:= [.D1407]-[.E1407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55000" calcext:value-type="float">
            <text:p>85155000</text:p>
          </table:table-cell>
          <table:table-cell table:formula="of:=[.B1408]/1000000" office:value-type="float" office:value="85.155" calcext:value-type="float">
            <text:p>85.15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08]-[.E1408])" office:value-type="float" office:value="0.5" calcext:value-type="float">
            <text:p>0.5</text:p>
          </table:table-cell>
          <table:table-cell table:formula="of:= [.D1408]-[.E1408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75000" calcext:value-type="float">
            <text:p>85175000</text:p>
          </table:table-cell>
          <table:table-cell table:formula="of:=[.B1409]/1000000" office:value-type="float" office:value="85.175" calcext:value-type="float">
            <text:p>85.1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09]-[.E1409])" office:value-type="float" office:value="0.5" calcext:value-type="float">
            <text:p>0.5</text:p>
          </table:table-cell>
          <table:table-cell table:formula="of:= [.D1409]-[.E1409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95000" calcext:value-type="float">
            <text:p>85195000</text:p>
          </table:table-cell>
          <table:table-cell table:formula="of:=[.B1410]/1000000" office:value-type="float" office:value="85.195" calcext:value-type="float">
            <text:p>85.19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10]-[.E1410])" office:value-type="float" office:value="0.5" calcext:value-type="float">
            <text:p>0.5</text:p>
          </table:table-cell>
          <table:table-cell table:formula="of:= [.D1410]-[.E1410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15000" calcext:value-type="float">
            <text:p>85215000</text:p>
          </table:table-cell>
          <table:table-cell table:formula="of:=[.B1411]/1000000" office:value-type="float" office:value="85.215" calcext:value-type="float">
            <text:p>85.2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11]-[.E1411])" office:value-type="float" office:value="0.5" calcext:value-type="float">
            <text:p>0.5</text:p>
          </table:table-cell>
          <table:table-cell table:formula="of:= [.D1411]-[.E1411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35000" calcext:value-type="float">
            <text:p>85235000</text:p>
          </table:table-cell>
          <table:table-cell table:formula="of:=[.B1412]/1000000" office:value-type="float" office:value="85.235" calcext:value-type="float">
            <text:p>85.23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12]-[.E1412])" office:value-type="float" office:value="0.5" calcext:value-type="float">
            <text:p>0.5</text:p>
          </table:table-cell>
          <table:table-cell table:formula="of:= [.D1412]-[.E1412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55000" calcext:value-type="float">
            <text:p>85255000</text:p>
          </table:table-cell>
          <table:table-cell table:formula="of:=[.B1413]/1000000" office:value-type="float" office:value="85.255" calcext:value-type="float">
            <text:p>85.25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13]-[.E1413])" office:value-type="float" office:value="0.5" calcext:value-type="float">
            <text:p>0.5</text:p>
          </table:table-cell>
          <table:table-cell table:formula="of:= [.D1413]-[.E1413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75000" calcext:value-type="float">
            <text:p>85275000</text:p>
          </table:table-cell>
          <table:table-cell table:formula="of:=[.B1414]/1000000" office:value-type="float" office:value="85.275" calcext:value-type="float">
            <text:p>85.2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14]-[.E1414])" office:value-type="float" office:value="0.5" calcext:value-type="float">
            <text:p>0.5</text:p>
          </table:table-cell>
          <table:table-cell table:formula="of:= [.D1414]-[.E1414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95000" calcext:value-type="float">
            <text:p>85295000</text:p>
          </table:table-cell>
          <table:table-cell table:formula="of:=[.B1415]/1000000" office:value-type="float" office:value="85.295" calcext:value-type="float">
            <text:p>85.29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15]-[.E1415])" office:value-type="float" office:value="0.51" calcext:value-type="float">
            <text:p>0.51</text:p>
          </table:table-cell>
          <table:table-cell table:formula="of:= [.D1415]-[.E1415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15000" calcext:value-type="float">
            <text:p>85315000</text:p>
          </table:table-cell>
          <table:table-cell table:formula="of:=[.B1416]/1000000" office:value-type="float" office:value="85.315" calcext:value-type="float">
            <text:p>85.31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16]-[.E1416])" office:value-type="float" office:value="0.51" calcext:value-type="float">
            <text:p>0.51</text:p>
          </table:table-cell>
          <table:table-cell table:formula="of:= [.D1416]-[.E1416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35000" calcext:value-type="float">
            <text:p>85335000</text:p>
          </table:table-cell>
          <table:table-cell table:formula="of:=[.B1417]/1000000" office:value-type="float" office:value="85.335" calcext:value-type="float">
            <text:p>85.3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17]-[.E1417])" office:value-type="float" office:value="0.51" calcext:value-type="float">
            <text:p>0.51</text:p>
          </table:table-cell>
          <table:table-cell table:formula="of:= [.D1417]-[.E1417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55000" calcext:value-type="float">
            <text:p>85355000</text:p>
          </table:table-cell>
          <table:table-cell table:formula="of:=[.B1418]/1000000" office:value-type="float" office:value="85.355" calcext:value-type="float">
            <text:p>85.3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18]-[.E1418])" office:value-type="float" office:value="0.51" calcext:value-type="float">
            <text:p>0.51</text:p>
          </table:table-cell>
          <table:table-cell table:formula="of:= [.D1418]-[.E1418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75000" calcext:value-type="float">
            <text:p>85375000</text:p>
          </table:table-cell>
          <table:table-cell table:formula="of:=[.B1419]/1000000" office:value-type="float" office:value="85.375" calcext:value-type="float">
            <text:p>85.3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19]-[.E1419])" office:value-type="float" office:value="0.51" calcext:value-type="float">
            <text:p>0.51</text:p>
          </table:table-cell>
          <table:table-cell table:formula="of:= [.D1419]-[.E1419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95000" calcext:value-type="float">
            <text:p>85395000</text:p>
          </table:table-cell>
          <table:table-cell table:formula="of:=[.B1420]/1000000" office:value-type="float" office:value="85.395" calcext:value-type="float">
            <text:p>85.39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0]-[.E1420])" office:value-type="float" office:value="0.51" calcext:value-type="float">
            <text:p>0.51</text:p>
          </table:table-cell>
          <table:table-cell table:formula="of:= [.D1420]-[.E1420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15000" calcext:value-type="float">
            <text:p>85415000</text:p>
          </table:table-cell>
          <table:table-cell table:formula="of:=[.B1421]/1000000" office:value-type="float" office:value="85.415" calcext:value-type="float">
            <text:p>85.41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1]-[.E1421])" office:value-type="float" office:value="0.51" calcext:value-type="float">
            <text:p>0.51</text:p>
          </table:table-cell>
          <table:table-cell table:formula="of:= [.D1421]-[.E1421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35000" calcext:value-type="float">
            <text:p>85435000</text:p>
          </table:table-cell>
          <table:table-cell table:formula="of:=[.B1422]/1000000" office:value-type="float" office:value="85.435" calcext:value-type="float">
            <text:p>85.4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2]-[.E1422])" office:value-type="float" office:value="0.51" calcext:value-type="float">
            <text:p>0.51</text:p>
          </table:table-cell>
          <table:table-cell table:formula="of:= [.D1422]-[.E1422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55000" calcext:value-type="float">
            <text:p>85455000</text:p>
          </table:table-cell>
          <table:table-cell table:formula="of:=[.B1423]/1000000" office:value-type="float" office:value="85.455" calcext:value-type="float">
            <text:p>85.4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3]-[.E1423])" office:value-type="float" office:value="0.51" calcext:value-type="float">
            <text:p>0.51</text:p>
          </table:table-cell>
          <table:table-cell table:formula="of:= [.D1423]-[.E1423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75000" calcext:value-type="float">
            <text:p>85475000</text:p>
          </table:table-cell>
          <table:table-cell table:formula="of:=[.B1424]/1000000" office:value-type="float" office:value="85.475" calcext:value-type="float">
            <text:p>85.4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4]-[.E1424])" office:value-type="float" office:value="0.51" calcext:value-type="float">
            <text:p>0.51</text:p>
          </table:table-cell>
          <table:table-cell table:formula="of:= [.D1424]-[.E1424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95000" calcext:value-type="float">
            <text:p>85495000</text:p>
          </table:table-cell>
          <table:table-cell table:formula="of:=[.B1425]/1000000" office:value-type="float" office:value="85.495" calcext:value-type="float">
            <text:p>85.49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5]-[.E1425])" office:value-type="float" office:value="0.51" calcext:value-type="float">
            <text:p>0.51</text:p>
          </table:table-cell>
          <table:table-cell table:formula="of:= [.D1425]-[.E1425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15000" calcext:value-type="float">
            <text:p>85515000</text:p>
          </table:table-cell>
          <table:table-cell table:formula="of:=[.B1426]/1000000" office:value-type="float" office:value="85.515" calcext:value-type="float">
            <text:p>85.51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6]-[.E1426])" office:value-type="float" office:value="0.51" calcext:value-type="float">
            <text:p>0.51</text:p>
          </table:table-cell>
          <table:table-cell table:formula="of:= [.D1426]-[.E1426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35000" calcext:value-type="float">
            <text:p>85535000</text:p>
          </table:table-cell>
          <table:table-cell table:formula="of:=[.B1427]/1000000" office:value-type="float" office:value="85.535" calcext:value-type="float">
            <text:p>85.53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7]-[.E1427])" office:value-type="float" office:value="0.51" calcext:value-type="float">
            <text:p>0.51</text:p>
          </table:table-cell>
          <table:table-cell table:formula="of:= [.D1427]-[.E1427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55000" calcext:value-type="float">
            <text:p>85555000</text:p>
          </table:table-cell>
          <table:table-cell table:formula="of:=[.B1428]/1000000" office:value-type="float" office:value="85.555" calcext:value-type="float">
            <text:p>85.55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8]-[.E1428])" office:value-type="float" office:value="0.51" calcext:value-type="float">
            <text:p>0.51</text:p>
          </table:table-cell>
          <table:table-cell table:formula="of:= [.D1428]-[.E1428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75000" calcext:value-type="float">
            <text:p>85575000</text:p>
          </table:table-cell>
          <table:table-cell table:formula="of:=[.B1429]/1000000" office:value-type="float" office:value="85.575" calcext:value-type="float">
            <text:p>85.5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formula="of:=ABS([.D1429]-[.E1429])" office:value-type="float" office:value="0.51" calcext:value-type="float">
            <text:p>0.51</text:p>
          </table:table-cell>
          <table:table-cell table:formula="of:= [.D1429]-[.E1429]" office:value-type="float" office:value="-0.51" calcext:value-type="float">
            <text:p>-0.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95000" calcext:value-type="float">
            <text:p>85595000</text:p>
          </table:table-cell>
          <table:table-cell table:formula="of:=[.B1430]/1000000" office:value-type="float" office:value="85.595" calcext:value-type="float">
            <text:p>85.59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30]-[.E1430])" office:value-type="float" office:value="0.5" calcext:value-type="float">
            <text:p>0.5</text:p>
          </table:table-cell>
          <table:table-cell table:formula="of:= [.D1430]-[.E1430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615000" calcext:value-type="float">
            <text:p>85615000</text:p>
          </table:table-cell>
          <table:table-cell table:formula="of:=[.B1431]/1000000" office:value-type="float" office:value="85.615" calcext:value-type="float">
            <text:p>85.6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31]-[.E1431])" office:value-type="float" office:value="0.5" calcext:value-type="float">
            <text:p>0.5</text:p>
          </table:table-cell>
          <table:table-cell table:formula="of:= [.D1431]-[.E1431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635000" calcext:value-type="float">
            <text:p>85635000</text:p>
          </table:table-cell>
          <table:table-cell table:formula="of:=[.B1432]/1000000" office:value-type="float" office:value="85.635" calcext:value-type="float">
            <text:p>85.63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32]-[.E1432])" office:value-type="float" office:value="0.5" calcext:value-type="float">
            <text:p>0.5</text:p>
          </table:table-cell>
          <table:table-cell table:formula="of:= [.D1432]-[.E1432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655000" calcext:value-type="float">
            <text:p>85655000</text:p>
          </table:table-cell>
          <table:table-cell table:formula="of:=[.B1433]/1000000" office:value-type="float" office:value="85.655" calcext:value-type="float">
            <text:p>85.65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33]-[.E1433])" office:value-type="float" office:value="0.5" calcext:value-type="float">
            <text:p>0.5</text:p>
          </table:table-cell>
          <table:table-cell table:formula="of:= [.D1433]-[.E1433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675000" calcext:value-type="float">
            <text:p>85675000</text:p>
          </table:table-cell>
          <table:table-cell table:formula="of:=[.B1434]/1000000" office:value-type="float" office:value="85.675" calcext:value-type="float">
            <text:p>85.6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BS([.D1434]-[.E1434])" office:value-type="float" office:value="0.5" calcext:value-type="float">
            <text:p>0.5</text:p>
          </table:table-cell>
          <table:table-cell table:formula="of:= [.D1434]-[.E1434]" office:value-type="float" office:value="-0.5" calcext:value-type="float">
            <text:p>-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695000" calcext:value-type="float">
            <text:p>85695000</text:p>
          </table:table-cell>
          <table:table-cell table:formula="of:=[.B1435]/1000000" office:value-type="float" office:value="85.695" calcext:value-type="float">
            <text:p>85.695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ABS([.D1435]-[.E1435])" office:value-type="float" office:value="0.49" calcext:value-type="float">
            <text:p>0.49</text:p>
          </table:table-cell>
          <table:table-cell table:formula="of:= [.D1435]-[.E1435]" office:value-type="float" office:value="-0.49" calcext:value-type="float">
            <text:p>-0.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715000" calcext:value-type="float">
            <text:p>85715000</text:p>
          </table:table-cell>
          <table:table-cell table:formula="of:=[.B1436]/1000000" office:value-type="float" office:value="85.715" calcext:value-type="float">
            <text:p>85.715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ABS([.D1436]-[.E1436])" office:value-type="float" office:value="0.49" calcext:value-type="float">
            <text:p>0.49</text:p>
          </table:table-cell>
          <table:table-cell table:formula="of:= [.D1436]-[.E1436]" office:value-type="float" office:value="-0.49" calcext:value-type="float">
            <text:p>-0.49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48.045cm" svg:height="21.806cm" svg:x="0.001cm" svg:y="0.001cm">
            <draw:object draw:notify-on-update-of-ranges="Sheet1.C2:Sheet1.C1436 Sheet1.D1:Sheet1.D1 Sheet1.D2:Sheet1.D1436 Sheet1.C2:Sheet1.C1436 Sheet1.E1:Sheet1.E1 Sheet1.E2:Sheet1.E1436 Sheet1.C2:Sheet1.C1436 Sheet1.F1:Sheet1.F1 Sheet1.F2:Sheet1.F14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05:03:23.178837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5T05:32:56.324205064</dc:date>
    <meta:generator>LibreOffice/4.2.8.2$Linux_X86_64 LibreOffice_project/420m0$Build-2</meta:generator>
    <meta:editing-duration>P0D</meta:editing-duration>
    <meta:editing-cycles>2</meta:editing-cycles>
    <meta:document-statistic meta:table-count="2" meta:cell-count="86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8.046cm" svg:height="21.807cm" xlink:href=".." xlink:type="simple" chart:class="chart:scatter" chart:style-name="ch1">
        <chart:title svg:x="18.542cm" svg:y="0.572cm" chart:style-name="ch2">
          <text:p>Comparison of Desired Roll with Actual Roll Over Time</text:p>
        </chart:title>
        <chart:legend chart:legend-position="end" svg:x="43.818cm" svg:y="10.106cm" style:legend-expansion="high" chart:style-name="ch3"/>
        <chart:plot-area chart:style-name="ch4" table:cell-range-address="Sheet1.C2:Sheet1.F1436 Sheet1.D1:Sheet1.F1" chart:data-source-has-labels="row" svg:x="1.971cm" svg:y="1.813cm" svg:width="40.887cm" svg:height="18.577cm">
          <chartooo:coordinate-region svg:x="2.884cm" svg:y="2.012cm" svg:width="39.788cm" svg:height="18.179cm"/>
          <chart:axis chart:dimension="x" chart:name="primary-x" chart:style-name="ch5">
            <chart:title svg:x="20.809cm" svg:y="20.826cm" chart:style-name="ch6">
              <text:p>Roll angle in degrees</text:p>
            </chart:title>
          </chart:axis>
          <chart:axis chart:dimension="y" chart:name="primary-y" chart:style-name="ch5">
            <chart:title svg:x="0.451cm" svg:y="13.447cm" chart:style-name="ch7">
              <text:p>Time (s) since start of simulation</text:p>
            </chart:title>
            <chart:grid chart:style-name="ch8" chart:class="major"/>
          </chart:axis>
          <chart:series chart:style-name="ch9" chart:values-cell-range-address="Sheet1.D2:Sheet1.D1436" chart:label-cell-address="Sheet1.D1:Sheet1.D1" chart:class="chart:scatter">
            <chart:domain table:cell-range-address="Sheet1.C2:Sheet1.C1436"/>
            <chart:data-point chart:repeated="1435"/>
          </chart:series>
          <chart:series chart:style-name="ch10" chart:values-cell-range-address="Sheet1.E2:Sheet1.E1436" chart:label-cell-address="Sheet1.E1:Sheet1.E1" chart:class="chart:scatter">
            <chart:data-point chart:repeated="1435"/>
          </chart:series>
          <chart:series chart:style-name="ch11" chart:values-cell-range-address="Sheet1.F2:Sheet1.F1436" chart:label-cell-address="Sheet1.F1:Sheet1.F1" chart:class="chart:scatter">
            <chart:data-point chart:repeated="14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mmanded Roll</text:p>
                <draw:g>
                  <svg:desc>Sheet1.D1:Sheet1.D1</svg:desc>
                </draw:g>
              </table:table-cell>
              <table:table-cell office:value-type="string">
                <text:p>Actual Roll</text:p>
                <draw:g>
                  <svg:desc>Sheet1.E1:Sheet1.E1</svg:desc>
                </draw:g>
              </table:table-cell>
              <table:table-cell office:value-type="string">
                <text:p>Absolute Roll Error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.035">
                <text:p>57.035</text:p>
                <draw:g>
                  <svg:desc>Sheet1.C2:Sheet1.C1436</svg:desc>
                </draw:g>
              </table:table-cell>
              <table:table-cell office:value-type="float" office:value="0">
                <text:p>0</text:p>
                <draw:g>
                  <svg:desc>Sheet1.D2:Sheet1.D1436</svg:desc>
                </draw:g>
              </table:table-cell>
              <table:table-cell office:value-type="float" office:value="-14.58">
                <text:p>-14.58</text:p>
                <draw:g>
                  <svg:desc>Sheet1.E2:Sheet1.E1436</svg:desc>
                </draw:g>
              </table:table-cell>
              <table:table-cell office:value-type="float" office:value="14.58">
                <text:p>14.58</text:p>
                <draw:g>
                  <svg:desc>Sheet1.F2:Sheet1.F14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055">
                <text:p>57.055</text:p>
              </table:table-cell>
              <table:table-cell office:value-type="float" office:value="0">
                <text:p>0</text:p>
              </table:table-cell>
              <table:table-cell office:value-type="float" office:value="-14.83">
                <text:p>-14.83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75">
                <text:p>57.075</text:p>
              </table:table-cell>
              <table:table-cell office:value-type="float" office:value="0">
                <text:p>0</text:p>
              </table:table-cell>
              <table:table-cell office:value-type="float" office:value="-14.9">
                <text:p>-14.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095">
                <text:p>57.095</text:p>
              </table:table-cell>
              <table:table-cell office:value-type="float" office:value="0">
                <text:p>0</text:p>
              </table:table-cell>
              <table:table-cell office:value-type="float" office:value="-14.83">
                <text:p>-14.83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115">
                <text:p>57.115</text:p>
              </table:table-cell>
              <table:table-cell office:value-type="float" office:value="0">
                <text:p>0</text:p>
              </table:table-cell>
              <table:table-cell office:value-type="float" office:value="-14.63">
                <text:p>-14.63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135">
                <text:p>57.135</text:p>
              </table:table-cell>
              <table:table-cell office:value-type="float" office:value="0">
                <text:p>0</text:p>
              </table:table-cell>
              <table:table-cell office:value-type="float" office:value="-14.33">
                <text:p>-14.33</text:p>
              </table:table-cell>
              <table:table-cell office:value-type="float" office:value="14.33">
                <text:p>14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155">
                <text:p>57.155</text:p>
              </table:table-cell>
              <table:table-cell office:value-type="float" office:value="0">
                <text:p>0</text:p>
              </table:table-cell>
              <table:table-cell office:value-type="float" office:value="-13.95">
                <text:p>-13.95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175">
                <text:p>57.175</text:p>
              </table:table-cell>
              <table:table-cell office:value-type="float" office:value="0">
                <text:p>0</text:p>
              </table:table-cell>
              <table:table-cell office:value-type="float" office:value="-13.5">
                <text:p>-13.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195">
                <text:p>57.195</text:p>
              </table:table-cell>
              <table:table-cell office:value-type="float" office:value="0">
                <text:p>0</text:p>
              </table:table-cell>
              <table:table-cell office:value-type="float" office:value="-13">
                <text:p>-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215">
                <text:p>57.215</text:p>
              </table:table-cell>
              <table:table-cell office:value-type="float" office:value="0">
                <text:p>0</text:p>
              </table:table-cell>
              <table:table-cell office:value-type="float" office:value="-12.46">
                <text:p>-12.46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.235">
                <text:p>57.235</text:p>
              </table:table-cell>
              <table:table-cell office:value-type="float" office:value="0">
                <text:p>0</text:p>
              </table:table-cell>
              <table:table-cell office:value-type="float" office:value="-11.87">
                <text:p>-11.87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255">
                <text:p>57.255</text:p>
              </table:table-cell>
              <table:table-cell office:value-type="float" office:value="0">
                <text:p>0</text:p>
              </table:table-cell>
              <table:table-cell office:value-type="float" office:value="-11.29">
                <text:p>-11.29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75">
                <text:p>57.275</text:p>
              </table:table-cell>
              <table:table-cell office:value-type="float" office:value="0">
                <text:p>0</text:p>
              </table:table-cell>
              <table:table-cell office:value-type="float" office:value="-10.7">
                <text:p>-10.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295">
                <text:p>57.295</text:p>
              </table:table-cell>
              <table:table-cell office:value-type="float" office:value="0">
                <text:p>0</text:p>
              </table:table-cell>
              <table:table-cell office:value-type="float" office:value="-10.12">
                <text:p>-10.12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315">
                <text:p>57.315</text:p>
              </table:table-cell>
              <table:table-cell office:value-type="float" office:value="0">
                <text:p>0</text:p>
              </table:table-cell>
              <table:table-cell office:value-type="float" office:value="-9.53">
                <text:p>-9.53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335">
                <text:p>57.335</text:p>
              </table:table-cell>
              <table:table-cell office:value-type="float" office:value="0">
                <text:p>0</text:p>
              </table:table-cell>
              <table:table-cell office:value-type="float" office:value="-8.96">
                <text:p>-8.96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.355">
                <text:p>57.355</text:p>
              </table:table-cell>
              <table:table-cell office:value-type="float" office:value="0">
                <text:p>0</text:p>
              </table:table-cell>
              <table:table-cell office:value-type="float" office:value="-8.4">
                <text:p>-8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.375">
                <text:p>57.375</text:p>
              </table:table-cell>
              <table:table-cell office:value-type="float" office:value="0">
                <text:p>0</text:p>
              </table:table-cell>
              <table:table-cell office:value-type="float" office:value="-7.85">
                <text:p>-7.85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395">
                <text:p>57.395</text:p>
              </table:table-cell>
              <table:table-cell office:value-type="float" office:value="0">
                <text:p>0</text:p>
              </table:table-cell>
              <table:table-cell office:value-type="float" office:value="-7.32">
                <text:p>-7.32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415">
                <text:p>57.415</text:p>
              </table:table-cell>
              <table:table-cell office:value-type="float" office:value="0">
                <text:p>0</text:p>
              </table:table-cell>
              <table:table-cell office:value-type="float" office:value="-6.81">
                <text:p>-6.81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435">
                <text:p>57.435</text:p>
              </table:table-cell>
              <table:table-cell office:value-type="float" office:value="0">
                <text:p>0</text:p>
              </table:table-cell>
              <table:table-cell office:value-type="float" office:value="-6.33">
                <text:p>-6.33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455">
                <text:p>57.455</text:p>
              </table:table-cell>
              <table:table-cell office:value-type="float" office:value="0">
                <text:p>0</text:p>
              </table:table-cell>
              <table:table-cell office:value-type="float" office:value="-5.86">
                <text:p>-5.86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475">
                <text:p>57.475</text:p>
              </table:table-cell>
              <table:table-cell office:value-type="float" office:value="0">
                <text:p>0</text:p>
              </table:table-cell>
              <table:table-cell office:value-type="float" office:value="-5.42">
                <text:p>-5.42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.495">
                <text:p>57.495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515">
                <text:p>57.515</text:p>
              </table:table-cell>
              <table:table-cell office:value-type="float" office:value="0">
                <text:p>0</text:p>
              </table:table-cell>
              <table:table-cell office:value-type="float" office:value="-4.6">
                <text:p>-4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.535">
                <text:p>57.535</text:p>
              </table:table-cell>
              <table:table-cell office:value-type="float" office:value="0">
                <text:p>0</text:p>
              </table:table-cell>
              <table:table-cell office:value-type="float" office:value="-4.23">
                <text:p>-4.2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.555">
                <text:p>57.555</text:p>
              </table:table-cell>
              <table:table-cell office:value-type="float" office:value="0">
                <text:p>0</text:p>
              </table:table-cell>
              <table:table-cell office:value-type="float" office:value="-3.88">
                <text:p>-3.8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575">
                <text:p>57.575</text:p>
              </table:table-cell>
              <table:table-cell office:value-type="float" office:value="0">
                <text:p>0</text:p>
              </table:table-cell>
              <table:table-cell office:value-type="float" office:value="-3.55">
                <text:p>-3.5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595">
                <text:p>57.595</text:p>
              </table:table-cell>
              <table:table-cell office:value-type="float" office:value="0">
                <text:p>0</text:p>
              </table:table-cell>
              <table:table-cell office:value-type="float" office:value="-3.24">
                <text:p>-3.2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15">
                <text:p>57.615</text:p>
              </table:table-cell>
              <table:table-cell office:value-type="float" office:value="0">
                <text:p>0</text:p>
              </table:table-cell>
              <table:table-cell office:value-type="float" office:value="-2.95">
                <text:p>-2.9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.635">
                <text:p>57.635</text:p>
              </table:table-cell>
              <table:table-cell office:value-type="float" office:value="0">
                <text:p>0</text:p>
              </table:table-cell>
              <table:table-cell office:value-type="float" office:value="-2.68">
                <text:p>-2.68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.655">
                <text:p>57.655</text:p>
              </table:table-cell>
              <table:table-cell office:value-type="float" office:value="0">
                <text:p>0</text:p>
              </table:table-cell>
              <table:table-cell office:value-type="float" office:value="-2.43">
                <text:p>-2.43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.675">
                <text:p>57.675</text:p>
              </table:table-cell>
              <table:table-cell office:value-type="float" office:value="0">
                <text:p>0</text:p>
              </table:table-cell>
              <table:table-cell office:value-type="float" office:value="-2.19">
                <text:p>-2.19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.695">
                <text:p>57.695</text:p>
              </table:table-cell>
              <table:table-cell office:value-type="float" office:value="0">
                <text:p>0</text:p>
              </table:table-cell>
              <table:table-cell office:value-type="float" office:value="-1.98">
                <text:p>-1.9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.715">
                <text:p>57.715</text:p>
              </table:table-cell>
              <table:table-cell office:value-type="float" office:value="0">
                <text:p>0</text:p>
              </table:table-cell>
              <table:table-cell office:value-type="float" office:value="-1.77">
                <text:p>-1.7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.735">
                <text:p>57.735</text:p>
              </table:table-cell>
              <table:table-cell office:value-type="float" office:value="0">
                <text:p>0</text:p>
              </table:table-cell>
              <table:table-cell office:value-type="float" office:value="-1.58">
                <text:p>-1.58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755">
                <text:p>57.755</text:p>
              </table:table-cell>
              <table:table-cell office:value-type="float" office:value="0">
                <text:p>0</text:p>
              </table:table-cell>
              <table:table-cell office:value-type="float" office:value="-1.4">
                <text:p>-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.775">
                <text:p>57.775</text:p>
              </table:table-cell>
              <table:table-cell office:value-type="float" office:value="0">
                <text:p>0</text:p>
              </table:table-cell>
              <table:table-cell office:value-type="float" office:value="-1.24">
                <text:p>-1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.795">
                <text:p>57.795</text:p>
              </table:table-cell>
              <table:table-cell office:value-type="float" office:value="0">
                <text:p>0</text:p>
              </table:table-cell>
              <table:table-cell office:value-type="float" office:value="-1.08">
                <text:p>-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815">
                <text:p>57.815</text:p>
              </table:table-cell>
              <table:table-cell office:value-type="float" office:value="0">
                <text:p>0</text:p>
              </table:table-cell>
              <table:table-cell office:value-type="float" office:value="-0.94">
                <text:p>-0.9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35">
                <text:p>57.835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855">
                <text:p>57.855</text:p>
              </table:table-cell>
              <table:table-cell office:value-type="float" office:value="0">
                <text:p>0</text:p>
              </table:table-cell>
              <table:table-cell office:value-type="float" office:value="-0.68">
                <text:p>-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.875">
                <text:p>57.875</text:p>
              </table:table-cell>
              <table:table-cell office:value-type="float" office:value="0">
                <text:p>0</text:p>
              </table:table-cell>
              <table:table-cell office:value-type="float" office:value="-0.56">
                <text:p>-0.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.895">
                <text:p>57.895</text:p>
              </table:table-cell>
              <table:table-cell office:value-type="float" office:value="0">
                <text:p>0</text:p>
              </table:table-cell>
              <table:table-cell office:value-type="float" office:value="-0.45">
                <text:p>-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915">
                <text:p>57.915</text:p>
              </table:table-cell>
              <table:table-cell office:value-type="float" office:value="0">
                <text:p>0</text:p>
              </table:table-cell>
              <table:table-cell office:value-type="float" office:value="-0.34">
                <text:p>-0.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.935">
                <text:p>57.935</text:p>
              </table:table-cell>
              <table:table-cell office:value-type="float" office:value="0">
                <text:p>0</text:p>
              </table:table-cell>
              <table:table-cell office:value-type="float" office:value="-0.25">
                <text:p>-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.955">
                <text:p>57.955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.975">
                <text:p>57.975</text:p>
              </table:table-cell>
              <table:table-cell office:value-type="float" office:value="0">
                <text:p>0</text:p>
              </table:table-cell>
              <table:table-cell office:value-type="float" office:value="-0.07">
                <text:p>-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.995">
                <text:p>57.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.015">
                <text:p>58.015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035">
                <text:p>58.03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.055">
                <text:p>58.055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.075">
                <text:p>58.075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.095">
                <text:p>58.095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.115">
                <text:p>58.115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.135">
                <text:p>58.135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.155">
                <text:p>58.155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.175">
                <text:p>58.17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195">
                <text:p>58.195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215">
                <text:p>58.21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.235">
                <text:p>58.23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.255">
                <text:p>58.25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.275">
                <text:p>58.27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.295">
                <text:p>58.29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.315">
                <text:p>58.31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.335">
                <text:p>58.33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.355">
                <text:p>58.355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.375">
                <text:p>58.37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395">
                <text:p>58.39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.415">
                <text:p>58.41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.435">
                <text:p>58.43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455">
                <text:p>58.45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.475">
                <text:p>58.47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495">
                <text:p>58.49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.515">
                <text:p>58.51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.535">
                <text:p>58.53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.555">
                <text:p>58.55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.575">
                <text:p>58.57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.595">
                <text:p>58.59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.615">
                <text:p>58.61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.635">
                <text:p>58.63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.655">
                <text:p>58.65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675">
                <text:p>58.67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.695">
                <text:p>58.69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715">
                <text:p>58.71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.735">
                <text:p>58.73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.755">
                <text:p>58.75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.775">
                <text:p>58.775</text:p>
              </table:table-cell>
              <table:table-cell office:value-type="float" office:value="0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.795">
                <text:p>58.79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.815">
                <text:p>58.81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.835">
                <text:p>58.83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.855">
                <text:p>58.85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.875">
                <text:p>58.87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.895">
                <text:p>58.895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.915">
                <text:p>58.91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8.935">
                <text:p>58.93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.955">
                <text:p>58.95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.975">
                <text:p>58.97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995">
                <text:p>58.99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.015">
                <text:p>59.01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.035">
                <text:p>59.03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9.055">
                <text:p>59.05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.075">
                <text:p>59.07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9.095">
                <text:p>59.09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115">
                <text:p>59.11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.135">
                <text:p>59.13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.155">
                <text:p>59.15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.175">
                <text:p>59.17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.195">
                <text:p>59.19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.215">
                <text:p>59.21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.235">
                <text:p>59.235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.255">
                <text:p>59.25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.275">
                <text:p>59.27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.295">
                <text:p>59.295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.315">
                <text:p>59.315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335">
                <text:p>59.335</text:p>
              </table:table-cell>
              <table:table-cell office:value-type="float" office:value="0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.355">
                <text:p>59.355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.375">
                <text:p>59.375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.395">
                <text:p>59.39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415">
                <text:p>59.41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435">
                <text:p>59.435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455">
                <text:p>59.455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.475">
                <text:p>59.475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.495">
                <text:p>59.495</text:p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.515">
                <text:p>59.51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.535">
                <text:p>59.53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.555">
                <text:p>59.55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9.575">
                <text:p>59.57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.595">
                <text:p>59.59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9.615">
                <text:p>59.61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.635">
                <text:p>59.635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9.655">
                <text:p>59.65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.675">
                <text:p>59.67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.695">
                <text:p>59.69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.715">
                <text:p>59.71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9.735">
                <text:p>59.735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9.755">
                <text:p>59.75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.775">
                <text:p>59.77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9.795">
                <text:p>59.79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.815">
                <text:p>59.815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.835">
                <text:p>59.83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.855">
                <text:p>59.85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.875">
                <text:p>59.87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.895">
                <text:p>59.89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.915">
                <text:p>59.91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9.935">
                <text:p>59.935</text:p>
              </table:table-cell>
              <table:table-cell office:value-type="float" office:value="0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.955">
                <text:p>59.95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.975">
                <text:p>59.97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.995">
                <text:p>59.99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.015">
                <text:p>60.01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.035">
                <text:p>60.03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.055">
                <text:p>60.05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.075">
                <text:p>60.075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0.095">
                <text:p>60.09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.115">
                <text:p>60.11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.135">
                <text:p>60.13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.155">
                <text:p>60.15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.175">
                <text:p>60.17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.195">
                <text:p>60.19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.215">
                <text:p>60.21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.235">
                <text:p>60.23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.255">
                <text:p>60.25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0.275">
                <text:p>60.27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0.295">
                <text:p>60.29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0.315">
                <text:p>60.31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0.335">
                <text:p>60.33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0.355">
                <text:p>60.35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.375">
                <text:p>60.37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.395">
                <text:p>60.39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.415">
                <text:p>60.41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.435">
                <text:p>60.43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.455">
                <text:p>60.455</text:p>
              </table:table-cell>
              <table:table-cell office:value-type="float" office:value="0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0.475">
                <text:p>60.47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0.495">
                <text:p>60.49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.515">
                <text:p>60.51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0.535">
                <text:p>60.53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.555">
                <text:p>60.55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.575">
                <text:p>60.57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.595">
                <text:p>60.59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.615">
                <text:p>60.61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.635">
                <text:p>60.635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0.655">
                <text:p>60.655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0.675">
                <text:p>60.675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0.695">
                <text:p>60.695</text:p>
              </table:table-cell>
              <table:table-cell office:value-type="float" office:value="0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0.715">
                <text:p>60.71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.735">
                <text:p>60.73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0.755">
                <text:p>60.75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0.775">
                <text:p>60.77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.795">
                <text:p>60.795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.815">
                <text:p>60.81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.835">
                <text:p>60.835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.855">
                <text:p>60.855</text:p>
              </table:table-cell>
              <table:table-cell office:value-type="float" office:value="0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0.875">
                <text:p>60.875</text:p>
              </table:table-cell>
              <table:table-cell office:value-type="float" office:value="0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.895">
                <text:p>60.895</text:p>
              </table:table-cell>
              <table:table-cell office:value-type="float" office:value="0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.915">
                <text:p>60.91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.935">
                <text:p>60.93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.955">
                <text:p>60.95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0.975">
                <text:p>60.975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0.995">
                <text:p>60.995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1.015">
                <text:p>61.015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1.035">
                <text:p>61.035</text:p>
              </table:table-cell>
              <table:table-cell office:value-type="float" office:value="0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.055">
                <text:p>61.055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1.075">
                <text:p>61.075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1.095">
                <text:p>61.095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1.115">
                <text:p>61.115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.135">
                <text:p>61.135</text:p>
              </table:table-cell>
              <table:table-cell office:value-type="float" office:value="-64.94">
                <text:p>-64.94</text:p>
              </table:table-cell>
              <table:table-cell office:value-type="float" office:value="0.38">
                <text:p>0.38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.155">
                <text:p>61.155</text:p>
              </table:table-cell>
              <table:table-cell office:value-type="float" office:value="-64.94">
                <text:p>-64.94</text:p>
              </table:table-cell>
              <table:table-cell office:value-type="float" office:value="0.02">
                <text:p>0.02</text:p>
              </table:table-cell>
              <table:table-cell office:value-type="float" office:value="64.96">
                <text:p>64.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1.175">
                <text:p>61.175</text:p>
              </table:table-cell>
              <table:table-cell office:value-type="float" office:value="-64.94">
                <text:p>-64.94</text:p>
              </table:table-cell>
              <table:table-cell office:value-type="float" office:value="-0.47">
                <text:p>-0.47</text:p>
              </table:table-cell>
              <table:table-cell office:value-type="float" office:value="64.47">
                <text:p>64.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1.195">
                <text:p>61.195</text:p>
              </table:table-cell>
              <table:table-cell office:value-type="float" office:value="-64.93">
                <text:p>-64.93</text:p>
              </table:table-cell>
              <table:table-cell office:value-type="float" office:value="-1.1">
                <text:p>-1.1</text:p>
              </table:table-cell>
              <table:table-cell office:value-type="float" office:value="63.83">
                <text:p>63.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1.215">
                <text:p>61.215</text:p>
              </table:table-cell>
              <table:table-cell office:value-type="float" office:value="-64.93">
                <text:p>-64.93</text:p>
              </table:table-cell>
              <table:table-cell office:value-type="float" office:value="-1.85">
                <text:p>-1.85</text:p>
              </table:table-cell>
              <table:table-cell office:value-type="float" office:value="63.08">
                <text:p>63.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1.235">
                <text:p>61.235</text:p>
              </table:table-cell>
              <table:table-cell office:value-type="float" office:value="-64.93">
                <text:p>-64.93</text:p>
              </table:table-cell>
              <table:table-cell office:value-type="float" office:value="-2.69">
                <text:p>-2.69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1.255">
                <text:p>61.255</text:p>
              </table:table-cell>
              <table:table-cell office:value-type="float" office:value="-64.92">
                <text:p>-64.92</text:p>
              </table:table-cell>
              <table:table-cell office:value-type="float" office:value="-3.62">
                <text:p>-3.62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1.275">
                <text:p>61.275</text:p>
              </table:table-cell>
              <table:table-cell office:value-type="float" office:value="-64.92">
                <text:p>-64.92</text:p>
              </table:table-cell>
              <table:table-cell office:value-type="float" office:value="-4.62">
                <text:p>-4.62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1.295">
                <text:p>61.295</text:p>
              </table:table-cell>
              <table:table-cell office:value-type="float" office:value="-64.91">
                <text:p>-64.91</text:p>
              </table:table-cell>
              <table:table-cell office:value-type="float" office:value="-5.69">
                <text:p>-5.69</text:p>
              </table:table-cell>
              <table:table-cell office:value-type="float" office:value="59.22">
                <text:p>59.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.315">
                <text:p>61.315</text:p>
              </table:table-cell>
              <table:table-cell office:value-type="float" office:value="-64.91">
                <text:p>-64.91</text:p>
              </table:table-cell>
              <table:table-cell office:value-type="float" office:value="-6.82">
                <text:p>-6.82</text:p>
              </table:table-cell>
              <table:table-cell office:value-type="float" office:value="58.09">
                <text:p>58.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.335">
                <text:p>61.335</text:p>
              </table:table-cell>
              <table:table-cell office:value-type="float" office:value="-64.9">
                <text:p>-64.9</text:p>
              </table:table-cell>
              <table:table-cell office:value-type="float" office:value="-8.01">
                <text:p>-8.01</text:p>
              </table:table-cell>
              <table:table-cell office:value-type="float" office:value="56.89">
                <text:p>56.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355">
                <text:p>61.355</text:p>
              </table:table-cell>
              <table:table-cell office:value-type="float" office:value="-64.89">
                <text:p>-64.89</text:p>
              </table:table-cell>
              <table:table-cell office:value-type="float" office:value="-9.24">
                <text:p>-9.24</text:p>
              </table:table-cell>
              <table:table-cell office:value-type="float" office:value="55.65">
                <text:p>55.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.375">
                <text:p>61.375</text:p>
              </table:table-cell>
              <table:table-cell office:value-type="float" office:value="-64.89">
                <text:p>-64.89</text:p>
              </table:table-cell>
              <table:table-cell office:value-type="float" office:value="-10.51">
                <text:p>-10.51</text:p>
              </table:table-cell>
              <table:table-cell office:value-type="float" office:value="54.38">
                <text:p>54.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.395">
                <text:p>61.395</text:p>
              </table:table-cell>
              <table:table-cell office:value-type="float" office:value="-64.88">
                <text:p>-64.88</text:p>
              </table:table-cell>
              <table:table-cell office:value-type="float" office:value="-11.81">
                <text:p>-11.81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.415">
                <text:p>61.415</text:p>
              </table:table-cell>
              <table:table-cell office:value-type="float" office:value="-64.88">
                <text:p>-64.88</text:p>
              </table:table-cell>
              <table:table-cell office:value-type="float" office:value="-13.15">
                <text:p>-13.15</text:p>
              </table:table-cell>
              <table:table-cell office:value-type="float" office:value="51.73">
                <text:p>51.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.435">
                <text:p>61.435</text:p>
              </table:table-cell>
              <table:table-cell office:value-type="float" office:value="-64.87">
                <text:p>-64.87</text:p>
              </table:table-cell>
              <table:table-cell office:value-type="float" office:value="-14.51">
                <text:p>-14.51</text:p>
              </table:table-cell>
              <table:table-cell office:value-type="float" office:value="50.36">
                <text:p>50.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1.455">
                <text:p>61.455</text:p>
              </table:table-cell>
              <table:table-cell office:value-type="float" office:value="-64.87">
                <text:p>-64.87</text:p>
              </table:table-cell>
              <table:table-cell office:value-type="float" office:value="-15.9">
                <text:p>-15.9</text:p>
              </table:table-cell>
              <table:table-cell office:value-type="float" office:value="48.97">
                <text:p>48.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1.475">
                <text:p>61.475</text:p>
              </table:table-cell>
              <table:table-cell office:value-type="float" office:value="-64.87">
                <text:p>-64.87</text:p>
              </table:table-cell>
              <table:table-cell office:value-type="float" office:value="-17.31">
                <text:p>-17.31</text:p>
              </table:table-cell>
              <table:table-cell office:value-type="float" office:value="47.56">
                <text:p>47.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1.495">
                <text:p>61.495</text:p>
              </table:table-cell>
              <table:table-cell office:value-type="float" office:value="-64.86">
                <text:p>-64.86</text:p>
              </table:table-cell>
              <table:table-cell office:value-type="float" office:value="-18.74">
                <text:p>-18.74</text:p>
              </table:table-cell>
              <table:table-cell office:value-type="float" office:value="46.12">
                <text:p>46.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1.515">
                <text:p>61.515</text:p>
              </table:table-cell>
              <table:table-cell office:value-type="float" office:value="-64.86">
                <text:p>-64.86</text:p>
              </table:table-cell>
              <table:table-cell office:value-type="float" office:value="-20.19">
                <text:p>-20.19</text:p>
              </table:table-cell>
              <table:table-cell office:value-type="float" office:value="44.67">
                <text:p>44.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1.535">
                <text:p>61.535</text:p>
              </table:table-cell>
              <table:table-cell office:value-type="float" office:value="-64.86">
                <text:p>-64.86</text:p>
              </table:table-cell>
              <table:table-cell office:value-type="float" office:value="-21.66">
                <text:p>-21.66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1.555">
                <text:p>61.555</text:p>
              </table:table-cell>
              <table:table-cell office:value-type="float" office:value="-64.86">
                <text:p>-64.86</text:p>
              </table:table-cell>
              <table:table-cell office:value-type="float" office:value="-23.13">
                <text:p>-23.13</text:p>
              </table:table-cell>
              <table:table-cell office:value-type="float" office:value="41.73">
                <text:p>41.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.575">
                <text:p>61.575</text:p>
              </table:table-cell>
              <table:table-cell office:value-type="float" office:value="-64.86">
                <text:p>-64.86</text:p>
              </table:table-cell>
              <table:table-cell office:value-type="float" office:value="-24.62">
                <text:p>-24.62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1.595">
                <text:p>61.595</text:p>
              </table:table-cell>
              <table:table-cell office:value-type="float" office:value="-64.86">
                <text:p>-64.86</text:p>
              </table:table-cell>
              <table:table-cell office:value-type="float" office:value="-26.11">
                <text:p>-26.11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.615">
                <text:p>61.615</text:p>
              </table:table-cell>
              <table:table-cell office:value-type="float" office:value="-64.86">
                <text:p>-64.86</text:p>
              </table:table-cell>
              <table:table-cell office:value-type="float" office:value="-27.62">
                <text:p>-27.62</text:p>
              </table:table-cell>
              <table:table-cell office:value-type="float" office:value="37.24">
                <text:p>37.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1.635">
                <text:p>61.635</text:p>
              </table:table-cell>
              <table:table-cell office:value-type="float" office:value="-64.86">
                <text:p>-64.86</text:p>
              </table:table-cell>
              <table:table-cell office:value-type="float" office:value="-29.13">
                <text:p>-29.13</text:p>
              </table:table-cell>
              <table:table-cell office:value-type="float" office:value="35.73">
                <text:p>35.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.655">
                <text:p>61.655</text:p>
              </table:table-cell>
              <table:table-cell office:value-type="float" office:value="-64.86">
                <text:p>-64.86</text:p>
              </table:table-cell>
              <table:table-cell office:value-type="float" office:value="-30.65">
                <text:p>-30.65</text:p>
              </table:table-cell>
              <table:table-cell office:value-type="float" office:value="34.21">
                <text:p>34.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.675">
                <text:p>61.675</text:p>
              </table:table-cell>
              <table:table-cell office:value-type="float" office:value="-64.86">
                <text:p>-64.86</text:p>
              </table:table-cell>
              <table:table-cell office:value-type="float" office:value="-32.18">
                <text:p>-32.18</text:p>
              </table:table-cell>
              <table:table-cell office:value-type="float" office:value="32.68">
                <text:p>32.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.695">
                <text:p>61.695</text:p>
              </table:table-cell>
              <table:table-cell office:value-type="float" office:value="-64.86">
                <text:p>-64.86</text:p>
              </table:table-cell>
              <table:table-cell office:value-type="float" office:value="-33.71">
                <text:p>-33.71</text:p>
              </table:table-cell>
              <table:table-cell office:value-type="float" office:value="31.15">
                <text:p>31.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.715">
                <text:p>61.715</text:p>
              </table:table-cell>
              <table:table-cell office:value-type="float" office:value="-64.86">
                <text:p>-64.86</text:p>
              </table:table-cell>
              <table:table-cell office:value-type="float" office:value="-35.26">
                <text:p>-35.26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.735">
                <text:p>61.735</text:p>
              </table:table-cell>
              <table:table-cell office:value-type="float" office:value="-64.86">
                <text:p>-64.86</text:p>
              </table:table-cell>
              <table:table-cell office:value-type="float" office:value="-36.81">
                <text:p>-36.81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.755">
                <text:p>61.755</text:p>
              </table:table-cell>
              <table:table-cell office:value-type="float" office:value="-64.87">
                <text:p>-64.87</text:p>
              </table:table-cell>
              <table:table-cell office:value-type="float" office:value="-38.34">
                <text:p>-38.34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.775">
                <text:p>61.775</text:p>
              </table:table-cell>
              <table:table-cell office:value-type="float" office:value="-64.87">
                <text:p>-64.87</text:p>
              </table:table-cell>
              <table:table-cell office:value-type="float" office:value="-39.85">
                <text:p>-39.85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.795">
                <text:p>61.795</text:p>
              </table:table-cell>
              <table:table-cell office:value-type="float" office:value="-64.87">
                <text:p>-64.87</text:p>
              </table:table-cell>
              <table:table-cell office:value-type="float" office:value="-41.34">
                <text:p>-41.34</text:p>
              </table:table-cell>
              <table:table-cell office:value-type="float" office:value="23.53">
                <text:p>23.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.815">
                <text:p>61.815</text:p>
              </table:table-cell>
              <table:table-cell office:value-type="float" office:value="-64.87">
                <text:p>-64.87</text:p>
              </table:table-cell>
              <table:table-cell office:value-type="float" office:value="-42.79">
                <text:p>-42.79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1.835">
                <text:p>61.835</text:p>
              </table:table-cell>
              <table:table-cell office:value-type="float" office:value="-64.87">
                <text:p>-64.87</text:p>
              </table:table-cell>
              <table:table-cell office:value-type="float" office:value="-44.18">
                <text:p>-44.18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.855">
                <text:p>61.855</text:p>
              </table:table-cell>
              <table:table-cell office:value-type="float" office:value="-64.87">
                <text:p>-64.87</text:p>
              </table:table-cell>
              <table:table-cell office:value-type="float" office:value="-45.53">
                <text:p>-45.53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.875">
                <text:p>61.875</text:p>
              </table:table-cell>
              <table:table-cell office:value-type="float" office:value="-64.87">
                <text:p>-64.87</text:p>
              </table:table-cell>
              <table:table-cell office:value-type="float" office:value="-46.84">
                <text:p>-46.84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.895">
                <text:p>61.895</text:p>
              </table:table-cell>
              <table:table-cell office:value-type="float" office:value="-64.87">
                <text:p>-64.87</text:p>
              </table:table-cell>
              <table:table-cell office:value-type="float" office:value="-48.08">
                <text:p>-48.08</text:p>
              </table:table-cell>
              <table:table-cell office:value-type="float" office:value="16.79">
                <text:p>16.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915">
                <text:p>61.915</text:p>
              </table:table-cell>
              <table:table-cell office:value-type="float" office:value="-64.87">
                <text:p>-64.87</text:p>
              </table:table-cell>
              <table:table-cell office:value-type="float" office:value="-49.28">
                <text:p>-49.28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935">
                <text:p>61.935</text:p>
              </table:table-cell>
              <table:table-cell office:value-type="float" office:value="-64.87">
                <text:p>-64.87</text:p>
              </table:table-cell>
              <table:table-cell office:value-type="float" office:value="-50.41">
                <text:p>-50.41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.955">
                <text:p>61.955</text:p>
              </table:table-cell>
              <table:table-cell office:value-type="float" office:value="-64.86">
                <text:p>-64.86</text:p>
              </table:table-cell>
              <table:table-cell office:value-type="float" office:value="-51.49">
                <text:p>-51.49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.975">
                <text:p>61.975</text:p>
              </table:table-cell>
              <table:table-cell office:value-type="float" office:value="-64.86">
                <text:p>-64.86</text:p>
              </table:table-cell>
              <table:table-cell office:value-type="float" office:value="-52.51">
                <text:p>-52.51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1.995">
                <text:p>61.995</text:p>
              </table:table-cell>
              <table:table-cell office:value-type="float" office:value="-64.86">
                <text:p>-64.86</text:p>
              </table:table-cell>
              <table:table-cell office:value-type="float" office:value="-53.47">
                <text:p>-53.47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015">
                <text:p>62.015</text:p>
              </table:table-cell>
              <table:table-cell office:value-type="float" office:value="-64.86">
                <text:p>-64.86</text:p>
              </table:table-cell>
              <table:table-cell office:value-type="float" office:value="-54.37">
                <text:p>-54.37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.035">
                <text:p>62.035</text:p>
              </table:table-cell>
              <table:table-cell office:value-type="float" office:value="-64.85">
                <text:p>-64.85</text:p>
              </table:table-cell>
              <table:table-cell office:value-type="float" office:value="-55.2">
                <text:p>-55.2</text:p>
              </table:table-cell>
              <table:table-cell office:value-type="float" office:value="9.64999999999999">
                <text:p>9.649999999999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.055">
                <text:p>62.055</text:p>
              </table:table-cell>
              <table:table-cell office:value-type="float" office:value="-64.85">
                <text:p>-64.85</text:p>
              </table:table-cell>
              <table:table-cell office:value-type="float" office:value="-55.99">
                <text:p>-55.99</text:p>
              </table:table-cell>
              <table:table-cell office:value-type="float" office:value="8.85999999999999">
                <text:p>8.859999999999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.075">
                <text:p>62.075</text:p>
              </table:table-cell>
              <table:table-cell office:value-type="float" office:value="-64.85">
                <text:p>-64.85</text:p>
              </table:table-cell>
              <table:table-cell office:value-type="float" office:value="-56.74">
                <text:p>-56.74</text:p>
              </table:table-cell>
              <table:table-cell office:value-type="float" office:value="8.10999999999999">
                <text:p>8.109999999999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2.095">
                <text:p>62.095</text:p>
              </table:table-cell>
              <table:table-cell office:value-type="float" office:value="-64.84">
                <text:p>-64.84</text:p>
              </table:table-cell>
              <table:table-cell office:value-type="float" office:value="-57.44">
                <text:p>-57.44</text:p>
              </table:table-cell>
              <table:table-cell office:value-type="float" office:value="7.40000000000001">
                <text:p>7.400000000000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2.115">
                <text:p>62.115</text:p>
              </table:table-cell>
              <table:table-cell office:value-type="float" office:value="-64.84">
                <text:p>-64.84</text:p>
              </table:table-cell>
              <table:table-cell office:value-type="float" office:value="-58.09">
                <text:p>-58.09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2.135">
                <text:p>62.135</text:p>
              </table:table-cell>
              <table:table-cell office:value-type="float" office:value="-64.83">
                <text:p>-64.83</text:p>
              </table:table-cell>
              <table:table-cell office:value-type="float" office:value="-58.7">
                <text:p>-58.7</text:p>
              </table:table-cell>
              <table:table-cell office:value-type="float" office:value="6.13">
                <text:p>6.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2.155">
                <text:p>62.155</text:p>
              </table:table-cell>
              <table:table-cell office:value-type="float" office:value="-64.83">
                <text:p>-64.83</text:p>
              </table:table-cell>
              <table:table-cell office:value-type="float" office:value="-59.26">
                <text:p>-59.26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2.175">
                <text:p>62.175</text:p>
              </table:table-cell>
              <table:table-cell office:value-type="float" office:value="-64.82">
                <text:p>-64.82</text:p>
              </table:table-cell>
              <table:table-cell office:value-type="float" office:value="-59.79">
                <text:p>-59.79</text:p>
              </table:table-cell>
              <table:table-cell office:value-type="float" office:value="5.02999999999999">
                <text:p>5.029999999999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2.195">
                <text:p>62.195</text:p>
              </table:table-cell>
              <table:table-cell office:value-type="float" office:value="-64.82">
                <text:p>-64.82</text:p>
              </table:table-cell>
              <table:table-cell office:value-type="float" office:value="-60.27">
                <text:p>-60.27</text:p>
              </table:table-cell>
              <table:table-cell office:value-type="float" office:value="4.54999999999999">
                <text:p>4.549999999999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2.215">
                <text:p>62.215</text:p>
              </table:table-cell>
              <table:table-cell office:value-type="float" office:value="-64.82">
                <text:p>-64.82</text:p>
              </table:table-cell>
              <table:table-cell office:value-type="float" office:value="-60.72">
                <text:p>-60.72</text:p>
              </table:table-cell>
              <table:table-cell office:value-type="float" office:value="4.09999999999999">
                <text:p>4.099999999999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2.235">
                <text:p>62.235</text:p>
              </table:table-cell>
              <table:table-cell office:value-type="float" office:value="-64.81">
                <text:p>-64.81</text:p>
              </table:table-cell>
              <table:table-cell office:value-type="float" office:value="-61.08">
                <text:p>-61.08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2.255">
                <text:p>62.255</text:p>
              </table:table-cell>
              <table:table-cell office:value-type="float" office:value="-64.81">
                <text:p>-64.81</text:p>
              </table:table-cell>
              <table:table-cell office:value-type="float" office:value="-61.47">
                <text:p>-61.47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2.275">
                <text:p>62.275</text:p>
              </table:table-cell>
              <table:table-cell office:value-type="float" office:value="-64.81">
                <text:p>-64.81</text:p>
              </table:table-cell>
              <table:table-cell office:value-type="float" office:value="-61.82">
                <text:p>-61.8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2.295">
                <text:p>62.295</text:p>
              </table:table-cell>
              <table:table-cell office:value-type="float" office:value="-64.81">
                <text:p>-64.81</text:p>
              </table:table-cell>
              <table:table-cell office:value-type="float" office:value="-62.15">
                <text:p>-62.1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2.315">
                <text:p>62.315</text:p>
              </table:table-cell>
              <table:table-cell office:value-type="float" office:value="-64.81">
                <text:p>-64.81</text:p>
              </table:table-cell>
              <table:table-cell office:value-type="float" office:value="-62.46">
                <text:p>-62.4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2.335">
                <text:p>62.335</text:p>
              </table:table-cell>
              <table:table-cell office:value-type="float" office:value="-64.8">
                <text:p>-64.8</text:p>
              </table:table-cell>
              <table:table-cell office:value-type="float" office:value="-62.74">
                <text:p>-62.74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2.355">
                <text:p>62.355</text:p>
              </table:table-cell>
              <table:table-cell office:value-type="float" office:value="-64.8">
                <text:p>-64.8</text:p>
              </table:table-cell>
              <table:table-cell office:value-type="float" office:value="-63">
                <text:p>-6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2.375">
                <text:p>62.375</text:p>
              </table:table-cell>
              <table:table-cell office:value-type="float" office:value="-64.8">
                <text:p>-64.8</text:p>
              </table:table-cell>
              <table:table-cell office:value-type="float" office:value="-63.24">
                <text:p>-63.24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2.395">
                <text:p>62.395</text:p>
              </table:table-cell>
              <table:table-cell office:value-type="float" office:value="-64.8">
                <text:p>-64.8</text:p>
              </table:table-cell>
              <table:table-cell office:value-type="float" office:value="-63.46">
                <text:p>-63.4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415">
                <text:p>62.415</text:p>
              </table:table-cell>
              <table:table-cell office:value-type="float" office:value="-64.81">
                <text:p>-64.81</text:p>
              </table:table-cell>
              <table:table-cell office:value-type="float" office:value="-63.67">
                <text:p>-63.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435">
                <text:p>62.435</text:p>
              </table:table-cell>
              <table:table-cell office:value-type="float" office:value="-64.81">
                <text:p>-64.81</text:p>
              </table:table-cell>
              <table:table-cell office:value-type="float" office:value="-63.79">
                <text:p>-63.7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.455">
                <text:p>62.455</text:p>
              </table:table-cell>
              <table:table-cell office:value-type="float" office:value="-64.81">
                <text:p>-64.81</text:p>
              </table:table-cell>
              <table:table-cell office:value-type="float" office:value="-63.97">
                <text:p>-63.97</text:p>
              </table:table-cell>
              <table:table-cell office:value-type="float" office:value="0.840000000000003">
                <text:p>0.8400000000000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2.475">
                <text:p>62.475</text:p>
              </table:table-cell>
              <table:table-cell office:value-type="float" office:value="-64.82">
                <text:p>-64.82</text:p>
              </table:table-cell>
              <table:table-cell office:value-type="float" office:value="-64.13">
                <text:p>-64.13</text:p>
              </table:table-cell>
              <table:table-cell office:value-type="float" office:value="0.689999999999998">
                <text:p>0.6899999999999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495">
                <text:p>62.495</text:p>
              </table:table-cell>
              <table:table-cell office:value-type="float" office:value="-64.82">
                <text:p>-64.82</text:p>
              </table:table-cell>
              <table:table-cell office:value-type="float" office:value="-64.28">
                <text:p>-64.28</text:p>
              </table:table-cell>
              <table:table-cell office:value-type="float" office:value="0.539999999999992">
                <text:p>0.5399999999999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515">
                <text:p>62.515</text:p>
              </table:table-cell>
              <table:table-cell office:value-type="float" office:value="-64.82">
                <text:p>-64.82</text:p>
              </table:table-cell>
              <table:table-cell office:value-type="float" office:value="-64.42">
                <text:p>-64.42</text:p>
              </table:table-cell>
              <table:table-cell office:value-type="float" office:value="0.399999999999991">
                <text:p>0.3999999999999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535">
                <text:p>62.535</text:p>
              </table:table-cell>
              <table:table-cell office:value-type="float" office:value="-64.83">
                <text:p>-64.83</text:p>
              </table:table-cell>
              <table:table-cell office:value-type="float" office:value="-64.55">
                <text:p>-64.55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555">
                <text:p>62.555</text:p>
              </table:table-cell>
              <table:table-cell office:value-type="float" office:value="-64.83">
                <text:p>-64.83</text:p>
              </table:table-cell>
              <table:table-cell office:value-type="float" office:value="-64.66">
                <text:p>-64.66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575">
                <text:p>62.575</text:p>
              </table:table-cell>
              <table:table-cell office:value-type="float" office:value="-64.84">
                <text:p>-64.84</text:p>
              </table:table-cell>
              <table:table-cell office:value-type="float" office:value="-64.77">
                <text:p>-64.77</text:p>
              </table:table-cell>
              <table:table-cell office:value-type="float" office:value="0.0700000000000074">
                <text:p>0.07000000000000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595">
                <text:p>62.595</text:p>
              </table:table-cell>
              <table:table-cell office:value-type="float" office:value="-64.85">
                <text:p>-64.85</text:p>
              </table:table-cell>
              <table:table-cell office:value-type="float" office:value="-64.86">
                <text:p>-64.86</text:p>
              </table:table-cell>
              <table:table-cell office:value-type="float" office:value="0.0100000000000051">
                <text:p>0.01000000000000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615">
                <text:p>62.615</text:p>
              </table:table-cell>
              <table:table-cell office:value-type="float" office:value="-64.85">
                <text:p>-64.85</text:p>
              </table:table-cell>
              <table:table-cell office:value-type="float" office:value="-64.96">
                <text:p>-64.96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635">
                <text:p>62.635</text:p>
              </table:table-cell>
              <table:table-cell office:value-type="float" office:value="-64.86">
                <text:p>-64.86</text:p>
              </table:table-cell>
              <table:table-cell office:value-type="float" office:value="-64.96">
                <text:p>-64.96</text:p>
              </table:table-cell>
              <table:table-cell office:value-type="float" office:value="0.0999999999999943">
                <text:p>0.09999999999999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655">
                <text:p>62.655</text:p>
              </table:table-cell>
              <table:table-cell office:value-type="float" office:value="-64.87">
                <text:p>-64.87</text:p>
              </table:table-cell>
              <table:table-cell office:value-type="float" office:value="-65.04">
                <text:p>-65.04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.675">
                <text:p>62.675</text:p>
              </table:table-cell>
              <table:table-cell office:value-type="float" office:value="-64.88">
                <text:p>-64.88</text:p>
              </table:table-cell>
              <table:table-cell office:value-type="float" office:value="-65.11">
                <text:p>-65.11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2.695">
                <text:p>62.695</text:p>
              </table:table-cell>
              <table:table-cell office:value-type="float" office:value="-64.89">
                <text:p>-64.89</text:p>
              </table:table-cell>
              <table:table-cell office:value-type="float" office:value="-65.18">
                <text:p>-65.18</text:p>
              </table:table-cell>
              <table:table-cell office:value-type="float" office:value="0.290000000000006">
                <text:p>0.2900000000000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2.715">
                <text:p>62.715</text:p>
              </table:table-cell>
              <table:table-cell office:value-type="float" office:value="-64.89">
                <text:p>-64.89</text:p>
              </table:table-cell>
              <table:table-cell office:value-type="float" office:value="-65.24">
                <text:p>-65.24</text:p>
              </table:table-cell>
              <table:table-cell office:value-type="float" office:value="0.349999999999994">
                <text:p>0.3499999999999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2.735">
                <text:p>62.735</text:p>
              </table:table-cell>
              <table:table-cell office:value-type="float" office:value="-64.9">
                <text:p>-64.9</text:p>
              </table:table-cell>
              <table:table-cell office:value-type="float" office:value="-65.3">
                <text:p>-65.3</text:p>
              </table:table-cell>
              <table:table-cell office:value-type="float" office:value="0.399999999999991">
                <text:p>0.3999999999999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2.755">
                <text:p>62.755</text:p>
              </table:table-cell>
              <table:table-cell office:value-type="float" office:value="-64.91">
                <text:p>-64.91</text:p>
              </table:table-cell>
              <table:table-cell office:value-type="float" office:value="-65.35">
                <text:p>-65.35</text:p>
              </table:table-cell>
              <table:table-cell office:value-type="float" office:value="0.439999999999998">
                <text:p>0.4399999999999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2.775">
                <text:p>62.775</text:p>
              </table:table-cell>
              <table:table-cell office:value-type="float" office:value="-64.92">
                <text:p>-64.92</text:p>
              </table:table-cell>
              <table:table-cell office:value-type="float" office:value="-65.4">
                <text:p>-65.4</text:p>
              </table:table-cell>
              <table:table-cell office:value-type="float" office:value="0.480000000000004">
                <text:p>0.4800000000000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.795">
                <text:p>62.795</text:p>
              </table:table-cell>
              <table:table-cell office:value-type="float" office:value="-64.93">
                <text:p>-64.93</text:p>
              </table:table-cell>
              <table:table-cell office:value-type="float" office:value="-65.44">
                <text:p>-65.44</text:p>
              </table:table-cell>
              <table:table-cell office:value-type="float" office:value="0.509999999999991">
                <text:p>0.5099999999999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.815">
                <text:p>62.815</text:p>
              </table:table-cell>
              <table:table-cell office:value-type="float" office:value="-64.93">
                <text:p>-64.93</text:p>
              </table:table-cell>
              <table:table-cell office:value-type="float" office:value="-65.49">
                <text:p>-65.49</text:p>
              </table:table-cell>
              <table:table-cell office:value-type="float" office:value="0.559999999999988">
                <text:p>0.5599999999999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2.835">
                <text:p>62.835</text:p>
              </table:table-cell>
              <table:table-cell office:value-type="float" office:value="-64.94">
                <text:p>-64.94</text:p>
              </table:table-cell>
              <table:table-cell office:value-type="float" office:value="-65.46">
                <text:p>-65.46</text:p>
              </table:table-cell>
              <table:table-cell office:value-type="float" office:value="0.519999999999996">
                <text:p>0.5199999999999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.855">
                <text:p>62.855</text:p>
              </table:table-cell>
              <table:table-cell office:value-type="float" office:value="-64.95">
                <text:p>-64.95</text:p>
              </table:table-cell>
              <table:table-cell office:value-type="float" office:value="-65.5">
                <text:p>-65.5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2.875">
                <text:p>62.875</text:p>
              </table:table-cell>
              <table:table-cell office:value-type="float" office:value="-64.95">
                <text:p>-64.95</text:p>
              </table:table-cell>
              <table:table-cell office:value-type="float" office:value="-65.55">
                <text:p>-65.55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2.895">
                <text:p>62.895</text:p>
              </table:table-cell>
              <table:table-cell office:value-type="float" office:value="-64.96">
                <text:p>-64.96</text:p>
              </table:table-cell>
              <table:table-cell office:value-type="float" office:value="-65.59">
                <text:p>-65.59</text:p>
              </table:table-cell>
              <table:table-cell office:value-type="float" office:value="0.63000000000001">
                <text:p>0.630000000000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.915">
                <text:p>62.915</text:p>
              </table:table-cell>
              <table:table-cell office:value-type="float" office:value="-64.97">
                <text:p>-64.97</text:p>
              </table:table-cell>
              <table:table-cell office:value-type="float" office:value="-65.63">
                <text:p>-65.63</text:p>
              </table:table-cell>
              <table:table-cell office:value-type="float" office:value="0.659999999999997">
                <text:p>0.6599999999999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2.935">
                <text:p>62.935</text:p>
              </table:table-cell>
              <table:table-cell office:value-type="float" office:value="-64.97">
                <text:p>-64.97</text:p>
              </table:table-cell>
              <table:table-cell office:value-type="float" office:value="-65.67">
                <text:p>-65.67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2.955">
                <text:p>62.955</text:p>
              </table:table-cell>
              <table:table-cell office:value-type="float" office:value="-64.98">
                <text:p>-64.98</text:p>
              </table:table-cell>
              <table:table-cell office:value-type="float" office:value="-65.71">
                <text:p>-65.71</text:p>
              </table:table-cell>
              <table:table-cell office:value-type="float" office:value="0.72999999999999">
                <text:p>0.729999999999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2.975">
                <text:p>62.975</text:p>
              </table:table-cell>
              <table:table-cell office:value-type="float" office:value="-64.98">
                <text:p>-64.98</text:p>
              </table:table-cell>
              <table:table-cell office:value-type="float" office:value="-65.74">
                <text:p>-65.74</text:p>
              </table:table-cell>
              <table:table-cell office:value-type="float" office:value="0.759999999999991">
                <text:p>0.7599999999999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2.995">
                <text:p>62.995</text:p>
              </table:table-cell>
              <table:table-cell office:value-type="float" office:value="-64.98">
                <text:p>-64.98</text:p>
              </table:table-cell>
              <table:table-cell office:value-type="float" office:value="-65.78">
                <text:p>-65.78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3.015">
                <text:p>63.015</text:p>
              </table:table-cell>
              <table:table-cell office:value-type="float" office:value="-64.99">
                <text:p>-64.99</text:p>
              </table:table-cell>
              <table:table-cell office:value-type="float" office:value="-65.82">
                <text:p>-65.82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3.035">
                <text:p>63.035</text:p>
              </table:table-cell>
              <table:table-cell office:value-type="float" office:value="-64.99">
                <text:p>-64.99</text:p>
              </table:table-cell>
              <table:table-cell office:value-type="float" office:value="-65.79">
                <text:p>-65.79</text:p>
              </table:table-cell>
              <table:table-cell office:value-type="float" office:value="0.800000000000011">
                <text:p>0.8000000000000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3.055">
                <text:p>63.055</text:p>
              </table:table-cell>
              <table:table-cell office:value-type="float" office:value="-64.99">
                <text:p>-64.99</text:p>
              </table:table-cell>
              <table:table-cell office:value-type="float" office:value="-65.84">
                <text:p>-65.84</text:p>
              </table:table-cell>
              <table:table-cell office:value-type="float" office:value="0.850000000000009">
                <text:p>0.8500000000000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3.075">
                <text:p>63.075</text:p>
              </table:table-cell>
              <table:table-cell office:value-type="float" office:value="-64.99">
                <text:p>-64.99</text:p>
              </table:table-cell>
              <table:table-cell office:value-type="float" office:value="-65.88">
                <text:p>-65.88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3.095">
                <text:p>63.095</text:p>
              </table:table-cell>
              <table:table-cell office:value-type="float" office:value="-64.99">
                <text:p>-64.99</text:p>
              </table:table-cell>
              <table:table-cell office:value-type="float" office:value="-65.92">
                <text:p>-65.92</text:p>
              </table:table-cell>
              <table:table-cell office:value-type="float" office:value="0.930000000000007">
                <text:p>0.9300000000000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3.115">
                <text:p>63.115</text:p>
              </table:table-cell>
              <table:table-cell office:value-type="float" office:value="-64.99">
                <text:p>-64.99</text:p>
              </table:table-cell>
              <table:table-cell office:value-type="float" office:value="-65.96">
                <text:p>-65.96</text:p>
              </table:table-cell>
              <table:table-cell office:value-type="float" office:value="0.969999999999999">
                <text:p>0.9699999999999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3.135">
                <text:p>63.135</text:p>
              </table:table-cell>
              <table:table-cell office:value-type="float" office:value="-64.99">
                <text:p>-64.99</text:p>
              </table:table-cell>
              <table:table-cell office:value-type="float" office:value="-66">
                <text:p>-66</text:p>
              </table:table-cell>
              <table:table-cell office:value-type="float" office:value="1.01000000000001">
                <text:p>1.010000000000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3.155">
                <text:p>63.155</text:p>
              </table:table-cell>
              <table:table-cell office:value-type="float" office:value="-64.99">
                <text:p>-64.99</text:p>
              </table:table-cell>
              <table:table-cell office:value-type="float" office:value="-66.04">
                <text:p>-66.04</text:p>
              </table:table-cell>
              <table:table-cell office:value-type="float" office:value="1.05000000000001">
                <text:p>1.050000000000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3.175">
                <text:p>63.175</text:p>
              </table:table-cell>
              <table:table-cell office:value-type="float" office:value="-64.99">
                <text:p>-64.99</text:p>
              </table:table-cell>
              <table:table-cell office:value-type="float" office:value="-66.08">
                <text:p>-66.0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3.195">
                <text:p>63.195</text:p>
              </table:table-cell>
              <table:table-cell office:value-type="float" office:value="-64.99">
                <text:p>-64.99</text:p>
              </table:table-cell>
              <table:table-cell office:value-type="float" office:value="-66.12">
                <text:p>-66.12</text:p>
              </table:table-cell>
              <table:table-cell office:value-type="float" office:value="1.13000000000001">
                <text:p>1.130000000000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3.215">
                <text:p>63.215</text:p>
              </table:table-cell>
              <table:table-cell office:value-type="float" office:value="-64.99">
                <text:p>-64.99</text:p>
              </table:table-cell>
              <table:table-cell office:value-type="float" office:value="-66.16">
                <text:p>-66.1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3.235">
                <text:p>63.235</text:p>
              </table:table-cell>
              <table:table-cell office:value-type="float" office:value="-64.99">
                <text:p>-64.99</text:p>
              </table:table-cell>
              <table:table-cell office:value-type="float" office:value="-66.15">
                <text:p>-66.15</text:p>
              </table:table-cell>
              <table:table-cell office:value-type="float" office:value="1.16000000000001">
                <text:p>1.160000000000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3.255">
                <text:p>63.255</text:p>
              </table:table-cell>
              <table:table-cell office:value-type="float" office:value="-64.98">
                <text:p>-64.98</text:p>
              </table:table-cell>
              <table:table-cell office:value-type="float" office:value="-66.19">
                <text:p>-66.19</text:p>
              </table:table-cell>
              <table:table-cell office:value-type="float" office:value="1.20999999999999">
                <text:p>1.209999999999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3.275">
                <text:p>63.275</text:p>
              </table:table-cell>
              <table:table-cell office:value-type="float" office:value="-64.98">
                <text:p>-64.98</text:p>
              </table:table-cell>
              <table:table-cell office:value-type="float" office:value="-66.24">
                <text:p>-66.24</text:p>
              </table:table-cell>
              <table:table-cell office:value-type="float" office:value="1.25999999999999">
                <text:p>1.259999999999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3.295">
                <text:p>63.295</text:p>
              </table:table-cell>
              <table:table-cell office:value-type="float" office:value="-64.98">
                <text:p>-64.98</text:p>
              </table:table-cell>
              <table:table-cell office:value-type="float" office:value="-66.28">
                <text:p>-66.2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.315">
                <text:p>63.315</text:p>
              </table:table-cell>
              <table:table-cell office:value-type="float" office:value="-64.97">
                <text:p>-64.97</text:p>
              </table:table-cell>
              <table:table-cell office:value-type="float" office:value="-66.34">
                <text:p>-66.3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335">
                <text:p>63.335</text:p>
              </table:table-cell>
              <table:table-cell office:value-type="float" office:value="-64.97">
                <text:p>-64.97</text:p>
              </table:table-cell>
              <table:table-cell office:value-type="float" office:value="-66.39">
                <text:p>-66.3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355">
                <text:p>63.355</text:p>
              </table:table-cell>
              <table:table-cell office:value-type="float" office:value="-64.96">
                <text:p>-64.96</text:p>
              </table:table-cell>
              <table:table-cell office:value-type="float" office:value="-66.44">
                <text:p>-66.4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375">
                <text:p>63.375</text:p>
              </table:table-cell>
              <table:table-cell office:value-type="float" office:value="-64.96">
                <text:p>-64.96</text:p>
              </table:table-cell>
              <table:table-cell office:value-type="float" office:value="-66.49">
                <text:p>-66.4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395">
                <text:p>63.395</text:p>
              </table:table-cell>
              <table:table-cell office:value-type="float" office:value="-64.95">
                <text:p>-64.95</text:p>
              </table:table-cell>
              <table:table-cell office:value-type="float" office:value="-66.54">
                <text:p>-66.54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.415">
                <text:p>63.415</text:p>
              </table:table-cell>
              <table:table-cell office:value-type="float" office:value="-64.95">
                <text:p>-64.95</text:p>
              </table:table-cell>
              <table:table-cell office:value-type="float" office:value="-66.59">
                <text:p>-66.59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3.435">
                <text:p>63.435</text:p>
              </table:table-cell>
              <table:table-cell office:value-type="float" office:value="-64.94">
                <text:p>-64.94</text:p>
              </table:table-cell>
              <table:table-cell office:value-type="float" office:value="-66.59">
                <text:p>-66.59</text:p>
              </table:table-cell>
              <table:table-cell office:value-type="float" office:value="1.65000000000001">
                <text:p>1.650000000000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3.455">
                <text:p>63.455</text:p>
              </table:table-cell>
              <table:table-cell office:value-type="float" office:value="-64.94">
                <text:p>-64.94</text:p>
              </table:table-cell>
              <table:table-cell office:value-type="float" office:value="-66.63">
                <text:p>-66.6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.475">
                <text:p>63.475</text:p>
              </table:table-cell>
              <table:table-cell office:value-type="float" office:value="-64.93">
                <text:p>-64.93</text:p>
              </table:table-cell>
              <table:table-cell office:value-type="float" office:value="-66.68">
                <text:p>-66.6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3.495">
                <text:p>63.495</text:p>
              </table:table-cell>
              <table:table-cell office:value-type="float" office:value="-64.92">
                <text:p>-64.92</text:p>
              </table:table-cell>
              <table:table-cell office:value-type="float" office:value="-66.72">
                <text:p>-66.7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3.515">
                <text:p>63.515</text:p>
              </table:table-cell>
              <table:table-cell office:value-type="float" office:value="-64.92">
                <text:p>-64.92</text:p>
              </table:table-cell>
              <table:table-cell office:value-type="float" office:value="-66.76">
                <text:p>-66.7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.535">
                <text:p>63.535</text:p>
              </table:table-cell>
              <table:table-cell office:value-type="float" office:value="-64.91">
                <text:p>-64.91</text:p>
              </table:table-cell>
              <table:table-cell office:value-type="float" office:value="-66.81">
                <text:p>-66.81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3.555">
                <text:p>63.555</text:p>
              </table:table-cell>
              <table:table-cell office:value-type="float" office:value="-64.9">
                <text:p>-64.9</text:p>
              </table:table-cell>
              <table:table-cell office:value-type="float" office:value="-66.85">
                <text:p>-66.85</text:p>
              </table:table-cell>
              <table:table-cell office:value-type="float" office:value="1.94999999999999">
                <text:p>1.949999999999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3.575">
                <text:p>63.575</text:p>
              </table:table-cell>
              <table:table-cell office:value-type="float" office:value="-64.9">
                <text:p>-64.9</text:p>
              </table:table-cell>
              <table:table-cell office:value-type="float" office:value="-66.89">
                <text:p>-66.8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3.595">
                <text:p>63.595</text:p>
              </table:table-cell>
              <table:table-cell office:value-type="float" office:value="-64.89">
                <text:p>-64.89</text:p>
              </table:table-cell>
              <table:table-cell office:value-type="float" office:value="-66.92">
                <text:p>-66.92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3.615">
                <text:p>63.615</text:p>
              </table:table-cell>
              <table:table-cell office:value-type="float" office:value="-64.88">
                <text:p>-64.88</text:p>
              </table:table-cell>
              <table:table-cell office:value-type="float" office:value="-66.96">
                <text:p>-66.9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3.635">
                <text:p>63.635</text:p>
              </table:table-cell>
              <table:table-cell office:value-type="float" office:value="-64.88">
                <text:p>-64.88</text:p>
              </table:table-cell>
              <table:table-cell office:value-type="float" office:value="-66.97">
                <text:p>-66.97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3.655">
                <text:p>63.655</text:p>
              </table:table-cell>
              <table:table-cell office:value-type="float" office:value="-64.87">
                <text:p>-64.87</text:p>
              </table:table-cell>
              <table:table-cell office:value-type="float" office:value="-67">
                <text:p>-67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3.675">
                <text:p>63.675</text:p>
              </table:table-cell>
              <table:table-cell office:value-type="float" office:value="-64.86">
                <text:p>-64.86</text:p>
              </table:table-cell>
              <table:table-cell office:value-type="float" office:value="-67.03">
                <text:p>-67.0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3.695">
                <text:p>63.695</text:p>
              </table:table-cell>
              <table:table-cell office:value-type="float" office:value="-64.85">
                <text:p>-64.85</text:p>
              </table:table-cell>
              <table:table-cell office:value-type="float" office:value="-67.06">
                <text:p>-67.06</text:p>
              </table:table-cell>
              <table:table-cell office:value-type="float" office:value="2.21000000000001">
                <text:p>2.210000000000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3.715">
                <text:p>63.715</text:p>
              </table:table-cell>
              <table:table-cell office:value-type="float" office:value="-64.84">
                <text:p>-64.84</text:p>
              </table:table-cell>
              <table:table-cell office:value-type="float" office:value="-67.09">
                <text:p>-67.0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3.735">
                <text:p>63.735</text:p>
              </table:table-cell>
              <table:table-cell office:value-type="float" office:value="-64.83">
                <text:p>-64.83</text:p>
              </table:table-cell>
              <table:table-cell office:value-type="float" office:value="-67.12">
                <text:p>-67.12</text:p>
              </table:table-cell>
              <table:table-cell office:value-type="float" office:value="2.29000000000001">
                <text:p>2.29000000000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3.755">
                <text:p>63.755</text:p>
              </table:table-cell>
              <table:table-cell office:value-type="float" office:value="-64.82">
                <text:p>-64.82</text:p>
              </table:table-cell>
              <table:table-cell office:value-type="float" office:value="-67.14">
                <text:p>-67.14</text:p>
              </table:table-cell>
              <table:table-cell office:value-type="float" office:value="2.32000000000001">
                <text:p>2.320000000000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3.775">
                <text:p>63.775</text:p>
              </table:table-cell>
              <table:table-cell office:value-type="float" office:value="-64.81">
                <text:p>-64.81</text:p>
              </table:table-cell>
              <table:table-cell office:value-type="float" office:value="-67.17">
                <text:p>-67.1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3.795">
                <text:p>63.795</text:p>
              </table:table-cell>
              <table:table-cell office:value-type="float" office:value="-64.8">
                <text:p>-64.8</text:p>
              </table:table-cell>
              <table:table-cell office:value-type="float" office:value="-67.19">
                <text:p>-67.19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3.815">
                <text:p>63.815</text:p>
              </table:table-cell>
              <table:table-cell office:value-type="float" office:value="-64.79">
                <text:p>-64.79</text:p>
              </table:table-cell>
              <table:table-cell office:value-type="float" office:value="-67.22">
                <text:p>-67.22</text:p>
              </table:table-cell>
              <table:table-cell office:value-type="float" office:value="2.42999999999999">
                <text:p>2.429999999999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3.835">
                <text:p>63.835</text:p>
              </table:table-cell>
              <table:table-cell office:value-type="float" office:value="-64.79">
                <text:p>-64.79</text:p>
              </table:table-cell>
              <table:table-cell office:value-type="float" office:value="-67.23">
                <text:p>-67.23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3.855">
                <text:p>63.855</text:p>
              </table:table-cell>
              <table:table-cell office:value-type="float" office:value="-64.78">
                <text:p>-64.78</text:p>
              </table:table-cell>
              <table:table-cell office:value-type="float" office:value="-67.25">
                <text:p>-67.25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3.875">
                <text:p>63.875</text:p>
              </table:table-cell>
              <table:table-cell office:value-type="float" office:value="-64.77">
                <text:p>-64.77</text:p>
              </table:table-cell>
              <table:table-cell office:value-type="float" office:value="-67.28">
                <text:p>-67.28</text:p>
              </table:table-cell>
              <table:table-cell office:value-type="float" office:value="2.51000000000001">
                <text:p>2.510000000000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3.895">
                <text:p>63.895</text:p>
              </table:table-cell>
              <table:table-cell office:value-type="float" office:value="-64.76">
                <text:p>-64.76</text:p>
              </table:table-cell>
              <table:table-cell office:value-type="float" office:value="-67.3">
                <text:p>-67.3</text:p>
              </table:table-cell>
              <table:table-cell office:value-type="float" office:value="2.53999999999999">
                <text:p>2.539999999999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3.915">
                <text:p>63.915</text:p>
              </table:table-cell>
              <table:table-cell office:value-type="float" office:value="-64.75">
                <text:p>-64.75</text:p>
              </table:table-cell>
              <table:table-cell office:value-type="float" office:value="-67.32">
                <text:p>-67.32</text:p>
              </table:table-cell>
              <table:table-cell office:value-type="float" office:value="2.56999999999999">
                <text:p>2.569999999999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3.935">
                <text:p>63.935</text:p>
              </table:table-cell>
              <table:table-cell office:value-type="float" office:value="-64.74">
                <text:p>-64.74</text:p>
              </table:table-cell>
              <table:table-cell office:value-type="float" office:value="-67.34">
                <text:p>-67.34</text:p>
              </table:table-cell>
              <table:table-cell office:value-type="float" office:value="2.60000000000001">
                <text:p>2.600000000000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3.955">
                <text:p>63.955</text:p>
              </table:table-cell>
              <table:table-cell office:value-type="float" office:value="-64.73">
                <text:p>-64.73</text:p>
              </table:table-cell>
              <table:table-cell office:value-type="float" office:value="-67.36">
                <text:p>-67.36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3.975">
                <text:p>63.975</text:p>
              </table:table-cell>
              <table:table-cell office:value-type="float" office:value="-64.72">
                <text:p>-64.72</text:p>
              </table:table-cell>
              <table:table-cell office:value-type="float" office:value="-67.38">
                <text:p>-67.3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3.995">
                <text:p>63.995</text:p>
              </table:table-cell>
              <table:table-cell office:value-type="float" office:value="-64.71">
                <text:p>-64.71</text:p>
              </table:table-cell>
              <table:table-cell office:value-type="float" office:value="-67.4">
                <text:p>-67.4</text:p>
              </table:table-cell>
              <table:table-cell office:value-type="float" office:value="2.69000000000001">
                <text:p>2.690000000000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4.015">
                <text:p>64.015</text:p>
              </table:table-cell>
              <table:table-cell office:value-type="float" office:value="-64.7">
                <text:p>-64.7</text:p>
              </table:table-cell>
              <table:table-cell office:value-type="float" office:value="-67.42">
                <text:p>-67.4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4.035">
                <text:p>64.035</text:p>
              </table:table-cell>
              <table:table-cell office:value-type="float" office:value="-64.69">
                <text:p>-64.69</text:p>
              </table:table-cell>
              <table:table-cell office:value-type="float" office:value="-67.43">
                <text:p>-67.43</text:p>
              </table:table-cell>
              <table:table-cell office:value-type="float" office:value="2.74000000000001">
                <text:p>2.740000000000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4.055">
                <text:p>64.055</text:p>
              </table:table-cell>
              <table:table-cell office:value-type="float" office:value="-64.68">
                <text:p>-64.68</text:p>
              </table:table-cell>
              <table:table-cell office:value-type="float" office:value="-67.44">
                <text:p>-67.44</text:p>
              </table:table-cell>
              <table:table-cell office:value-type="float" office:value="2.75999999999999">
                <text:p>2.759999999999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4.075">
                <text:p>64.075</text:p>
              </table:table-cell>
              <table:table-cell office:value-type="float" office:value="-64.68">
                <text:p>-64.68</text:p>
              </table:table-cell>
              <table:table-cell office:value-type="float" office:value="-67.46">
                <text:p>-67.46</text:p>
              </table:table-cell>
              <table:table-cell office:value-type="float" office:value="2.77999999999999">
                <text:p>2.779999999999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4.095">
                <text:p>64.095</text:p>
              </table:table-cell>
              <table:table-cell office:value-type="float" office:value="-64.67">
                <text:p>-64.67</text:p>
              </table:table-cell>
              <table:table-cell office:value-type="float" office:value="-67.47">
                <text:p>-67.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4.115">
                <text:p>64.115</text:p>
              </table:table-cell>
              <table:table-cell office:value-type="float" office:value="-64.66">
                <text:p>-64.66</text:p>
              </table:table-cell>
              <table:table-cell office:value-type="float" office:value="-67.49">
                <text:p>-67.49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4.135">
                <text:p>64.135</text:p>
              </table:table-cell>
              <table:table-cell office:value-type="float" office:value="-64.65">
                <text:p>-64.65</text:p>
              </table:table-cell>
              <table:table-cell office:value-type="float" office:value="-67.5">
                <text:p>-67.5</text:p>
              </table:table-cell>
              <table:table-cell office:value-type="float" office:value="2.84999999999999">
                <text:p>2.849999999999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4.155">
                <text:p>64.155</text:p>
              </table:table-cell>
              <table:table-cell office:value-type="float" office:value="-64.64">
                <text:p>-64.64</text:p>
              </table:table-cell>
              <table:table-cell office:value-type="float" office:value="-67.51">
                <text:p>-67.51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4.175">
                <text:p>64.175</text:p>
              </table:table-cell>
              <table:table-cell office:value-type="float" office:value="-64.63">
                <text:p>-64.63</text:p>
              </table:table-cell>
              <table:table-cell office:value-type="float" office:value="-67.53">
                <text:p>-67.53</text:p>
              </table:table-cell>
              <table:table-cell office:value-type="float" office:value="2.90000000000001">
                <text:p>2.900000000000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4.195">
                <text:p>64.195</text:p>
              </table:table-cell>
              <table:table-cell office:value-type="float" office:value="-64.62">
                <text:p>-64.62</text:p>
              </table:table-cell>
              <table:table-cell office:value-type="float" office:value="-67.54">
                <text:p>-67.5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4.215">
                <text:p>64.215</text:p>
              </table:table-cell>
              <table:table-cell office:value-type="float" office:value="-64.61">
                <text:p>-64.61</text:p>
              </table:table-cell>
              <table:table-cell office:value-type="float" office:value="-67.55">
                <text:p>-67.55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4.235">
                <text:p>64.235</text:p>
              </table:table-cell>
              <table:table-cell office:value-type="float" office:value="-64.6">
                <text:p>-64.6</text:p>
              </table:table-cell>
              <table:table-cell office:value-type="float" office:value="-67.56">
                <text:p>-67.56</text:p>
              </table:table-cell>
              <table:table-cell office:value-type="float" office:value="2.96000000000001">
                <text:p>2.960000000000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4.255">
                <text:p>64.255</text:p>
              </table:table-cell>
              <table:table-cell office:value-type="float" office:value="-64.59">
                <text:p>-64.59</text:p>
              </table:table-cell>
              <table:table-cell office:value-type="float" office:value="-67.56">
                <text:p>-67.5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4.275">
                <text:p>64.275</text:p>
              </table:table-cell>
              <table:table-cell office:value-type="float" office:value="-64.58">
                <text:p>-64.58</text:p>
              </table:table-cell>
              <table:table-cell office:value-type="float" office:value="-67.57">
                <text:p>-67.57</text:p>
              </table:table-cell>
              <table:table-cell office:value-type="float" office:value="2.98999999999999">
                <text:p>2.989999999999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4.295">
                <text:p>64.295</text:p>
              </table:table-cell>
              <table:table-cell office:value-type="float" office:value="-64.57">
                <text:p>-64.57</text:p>
              </table:table-cell>
              <table:table-cell office:value-type="float" office:value="-67.58">
                <text:p>-67.58</text:p>
              </table:table-cell>
              <table:table-cell office:value-type="float" office:value="3.01000000000001">
                <text:p>3.010000000000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4.315">
                <text:p>64.315</text:p>
              </table:table-cell>
              <table:table-cell office:value-type="float" office:value="-64.56">
                <text:p>-64.56</text:p>
              </table:table-cell>
              <table:table-cell office:value-type="float" office:value="-67.59">
                <text:p>-67.5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4.335">
                <text:p>64.335</text:p>
              </table:table-cell>
              <table:table-cell office:value-type="float" office:value="-64.55">
                <text:p>-64.55</text:p>
              </table:table-cell>
              <table:table-cell office:value-type="float" office:value="-67.6">
                <text:p>-67.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4.355">
                <text:p>64.355</text:p>
              </table:table-cell>
              <table:table-cell office:value-type="float" office:value="-64.54">
                <text:p>-64.54</text:p>
              </table:table-cell>
              <table:table-cell office:value-type="float" office:value="-67.61">
                <text:p>-67.61</text:p>
              </table:table-cell>
              <table:table-cell office:value-type="float" office:value="3.06999999999999">
                <text:p>3.069999999999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4.375">
                <text:p>64.375</text:p>
              </table:table-cell>
              <table:table-cell office:value-type="float" office:value="-64.53">
                <text:p>-64.53</text:p>
              </table:table-cell>
              <table:table-cell office:value-type="float" office:value="-67.62">
                <text:p>-67.6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4.395">
                <text:p>64.395</text:p>
              </table:table-cell>
              <table:table-cell office:value-type="float" office:value="-64.53">
                <text:p>-64.53</text:p>
              </table:table-cell>
              <table:table-cell office:value-type="float" office:value="-67.63">
                <text:p>-67.63</text:p>
              </table:table-cell>
              <table:table-cell office:value-type="float" office:value="3.09999999999999">
                <text:p>3.099999999999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4.415">
                <text:p>64.415</text:p>
              </table:table-cell>
              <table:table-cell office:value-type="float" office:value="-64.52">
                <text:p>-64.52</text:p>
              </table:table-cell>
              <table:table-cell office:value-type="float" office:value="-67.64">
                <text:p>-67.6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4.435">
                <text:p>64.435</text:p>
              </table:table-cell>
              <table:table-cell office:value-type="float" office:value="-64.51">
                <text:p>-64.51</text:p>
              </table:table-cell>
              <table:table-cell office:value-type="float" office:value="-67.64">
                <text:p>-67.64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4.455">
                <text:p>64.455</text:p>
              </table:table-cell>
              <table:table-cell office:value-type="float" office:value="-64.5">
                <text:p>-64.5</text:p>
              </table:table-cell>
              <table:table-cell office:value-type="float" office:value="-67.64">
                <text:p>-67.6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4.475">
                <text:p>64.475</text:p>
              </table:table-cell>
              <table:table-cell office:value-type="float" office:value="-64.5">
                <text:p>-64.5</text:p>
              </table:table-cell>
              <table:table-cell office:value-type="float" office:value="-67.65">
                <text:p>-67.65</text:p>
              </table:table-cell>
              <table:table-cell office:value-type="float" office:value="3.15000000000001">
                <text:p>3.150000000000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4.495">
                <text:p>64.495</text:p>
              </table:table-cell>
              <table:table-cell office:value-type="float" office:value="-64.49">
                <text:p>-64.49</text:p>
              </table:table-cell>
              <table:table-cell office:value-type="float" office:value="-67.65">
                <text:p>-67.65</text:p>
              </table:table-cell>
              <table:table-cell office:value-type="float" office:value="3.16000000000001">
                <text:p>3.160000000000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4.515">
                <text:p>64.515</text:p>
              </table:table-cell>
              <table:table-cell office:value-type="float" office:value="-64.48">
                <text:p>-64.48</text:p>
              </table:table-cell>
              <table:table-cell office:value-type="float" office:value="-67.65">
                <text:p>-67.65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4.535">
                <text:p>64.535</text:p>
              </table:table-cell>
              <table:table-cell office:value-type="float" office:value="-64.47">
                <text:p>-64.47</text:p>
              </table:table-cell>
              <table:table-cell office:value-type="float" office:value="-67.65">
                <text:p>-67.65</text:p>
              </table:table-cell>
              <table:table-cell office:value-type="float" office:value="3.18000000000001">
                <text:p>3.18000000000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4.555">
                <text:p>64.555</text:p>
              </table:table-cell>
              <table:table-cell office:value-type="float" office:value="-64.46">
                <text:p>-64.46</text:p>
              </table:table-cell>
              <table:table-cell office:value-type="float" office:value="-67.65">
                <text:p>-67.65</text:p>
              </table:table-cell>
              <table:table-cell office:value-type="float" office:value="3.19000000000001">
                <text:p>3.190000000000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4.575">
                <text:p>64.575</text:p>
              </table:table-cell>
              <table:table-cell office:value-type="float" office:value="-64.46">
                <text:p>-64.46</text:p>
              </table:table-cell>
              <table:table-cell office:value-type="float" office:value="-67.65">
                <text:p>-67.65</text:p>
              </table:table-cell>
              <table:table-cell office:value-type="float" office:value="3.19000000000001">
                <text:p>3.190000000000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4.595">
                <text:p>64.595</text:p>
              </table:table-cell>
              <table:table-cell office:value-type="float" office:value="-64.45">
                <text:p>-64.45</text:p>
              </table:table-cell>
              <table:table-cell office:value-type="float" office:value="-67.65">
                <text:p>-67.6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4.615">
                <text:p>64.615</text:p>
              </table:table-cell>
              <table:table-cell office:value-type="float" office:value="-64.44">
                <text:p>-64.44</text:p>
              </table:table-cell>
              <table:table-cell office:value-type="float" office:value="-67.65">
                <text:p>-67.65</text:p>
              </table:table-cell>
              <table:table-cell office:value-type="float" office:value="3.21000000000001">
                <text:p>3.210000000000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4.635">
                <text:p>64.635</text:p>
              </table:table-cell>
              <table:table-cell office:value-type="float" office:value="-64.43">
                <text:p>-64.43</text:p>
              </table:table-cell>
              <table:table-cell office:value-type="float" office:value="-67.65">
                <text:p>-67.65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4.655">
                <text:p>64.655</text:p>
              </table:table-cell>
              <table:table-cell office:value-type="float" office:value="-64.43">
                <text:p>-64.43</text:p>
              </table:table-cell>
              <table:table-cell office:value-type="float" office:value="-67.64">
                <text:p>-67.64</text:p>
              </table:table-cell>
              <table:table-cell office:value-type="float" office:value="3.20999999999999">
                <text:p>3.209999999999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4.675">
                <text:p>64.675</text:p>
              </table:table-cell>
              <table:table-cell office:value-type="float" office:value="-64.42">
                <text:p>-64.42</text:p>
              </table:table-cell>
              <table:table-cell office:value-type="float" office:value="-67.64">
                <text:p>-67.6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4.695">
                <text:p>64.695</text:p>
              </table:table-cell>
              <table:table-cell office:value-type="float" office:value="-64.41">
                <text:p>-64.41</text:p>
              </table:table-cell>
              <table:table-cell office:value-type="float" office:value="-67.63">
                <text:p>-67.63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4.715">
                <text:p>64.715</text:p>
              </table:table-cell>
              <table:table-cell office:value-type="float" office:value="-64.41">
                <text:p>-64.41</text:p>
              </table:table-cell>
              <table:table-cell office:value-type="float" office:value="-67.62">
                <text:p>-67.62</text:p>
              </table:table-cell>
              <table:table-cell office:value-type="float" office:value="3.21000000000001">
                <text:p>3.210000000000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4.735">
                <text:p>64.735</text:p>
              </table:table-cell>
              <table:table-cell office:value-type="float" office:value="-64.4">
                <text:p>-64.4</text:p>
              </table:table-cell>
              <table:table-cell office:value-type="float" office:value="-67.61">
                <text:p>-67.61</text:p>
              </table:table-cell>
              <table:table-cell office:value-type="float" office:value="3.20999999999999">
                <text:p>3.209999999999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4.755">
                <text:p>64.755</text:p>
              </table:table-cell>
              <table:table-cell office:value-type="float" office:value="-64.39">
                <text:p>-64.39</text:p>
              </table:table-cell>
              <table:table-cell office:value-type="float" office:value="-67.61">
                <text:p>-67.61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4.775">
                <text:p>64.775</text:p>
              </table:table-cell>
              <table:table-cell office:value-type="float" office:value="-64.38">
                <text:p>-64.38</text:p>
              </table:table-cell>
              <table:table-cell office:value-type="float" office:value="-67.6">
                <text:p>-67.6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4.795">
                <text:p>64.795</text:p>
              </table:table-cell>
              <table:table-cell office:value-type="float" office:value="-64.37">
                <text:p>-64.37</text:p>
              </table:table-cell>
              <table:table-cell office:value-type="float" office:value="-67.59">
                <text:p>-67.59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.815">
                <text:p>64.815</text:p>
              </table:table-cell>
              <table:table-cell office:value-type="float" office:value="-64.37">
                <text:p>-64.37</text:p>
              </table:table-cell>
              <table:table-cell office:value-type="float" office:value="-67.59">
                <text:p>-67.59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4.835">
                <text:p>64.835</text:p>
              </table:table-cell>
              <table:table-cell office:value-type="float" office:value="-64.36">
                <text:p>-64.36</text:p>
              </table:table-cell>
              <table:table-cell office:value-type="float" office:value="-67.57">
                <text:p>-67.57</text:p>
              </table:table-cell>
              <table:table-cell office:value-type="float" office:value="3.20999999999999">
                <text:p>3.209999999999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4.855">
                <text:p>64.855</text:p>
              </table:table-cell>
              <table:table-cell office:value-type="float" office:value="-64.36">
                <text:p>-64.36</text:p>
              </table:table-cell>
              <table:table-cell office:value-type="float" office:value="-67.57">
                <text:p>-67.57</text:p>
              </table:table-cell>
              <table:table-cell office:value-type="float" office:value="3.20999999999999">
                <text:p>3.209999999999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4.875">
                <text:p>64.875</text:p>
              </table:table-cell>
              <table:table-cell office:value-type="float" office:value="-64.35">
                <text:p>-64.35</text:p>
              </table:table-cell>
              <table:table-cell office:value-type="float" office:value="-67.56">
                <text:p>-67.56</text:p>
              </table:table-cell>
              <table:table-cell office:value-type="float" office:value="3.21000000000001">
                <text:p>3.210000000000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4.895">
                <text:p>64.895</text:p>
              </table:table-cell>
              <table:table-cell office:value-type="float" office:value="-64.34">
                <text:p>-64.34</text:p>
              </table:table-cell>
              <table:table-cell office:value-type="float" office:value="-67.56">
                <text:p>-67.56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4.915">
                <text:p>64.915</text:p>
              </table:table-cell>
              <table:table-cell office:value-type="float" office:value="-64.34">
                <text:p>-64.34</text:p>
              </table:table-cell>
              <table:table-cell office:value-type="float" office:value="-67.55">
                <text:p>-67.55</text:p>
              </table:table-cell>
              <table:table-cell office:value-type="float" office:value="3.20999999999999">
                <text:p>3.209999999999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4.935">
                <text:p>64.935</text:p>
              </table:table-cell>
              <table:table-cell office:value-type="float" office:value="-64.33">
                <text:p>-64.33</text:p>
              </table:table-cell>
              <table:table-cell office:value-type="float" office:value="-67.53">
                <text:p>-67.5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4.955">
                <text:p>64.955</text:p>
              </table:table-cell>
              <table:table-cell office:value-type="float" office:value="-64.32">
                <text:p>-64.32</text:p>
              </table:table-cell>
              <table:table-cell office:value-type="float" office:value="-67.52">
                <text:p>-67.5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4.975">
                <text:p>64.975</text:p>
              </table:table-cell>
              <table:table-cell office:value-type="float" office:value="-64.31">
                <text:p>-64.31</text:p>
              </table:table-cell>
              <table:table-cell office:value-type="float" office:value="-67.51">
                <text:p>-67.5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4.995">
                <text:p>64.995</text:p>
              </table:table-cell>
              <table:table-cell office:value-type="float" office:value="-64.31">
                <text:p>-64.31</text:p>
              </table:table-cell>
              <table:table-cell office:value-type="float" office:value="-67.5">
                <text:p>-67.5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5.015">
                <text:p>65.015</text:p>
              </table:table-cell>
              <table:table-cell office:value-type="float" office:value="-64.3">
                <text:p>-64.3</text:p>
              </table:table-cell>
              <table:table-cell office:value-type="float" office:value="-67.48">
                <text:p>-67.48</text:p>
              </table:table-cell>
              <table:table-cell office:value-type="float" office:value="3.18000000000001">
                <text:p>3.180000000000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5.035">
                <text:p>65.035</text:p>
              </table:table-cell>
              <table:table-cell office:value-type="float" office:value="-64.29">
                <text:p>-64.29</text:p>
              </table:table-cell>
              <table:table-cell office:value-type="float" office:value="-67.47">
                <text:p>-67.47</text:p>
              </table:table-cell>
              <table:table-cell office:value-type="float" office:value="3.17999999999999">
                <text:p>3.179999999999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.055">
                <text:p>65.055</text:p>
              </table:table-cell>
              <table:table-cell office:value-type="float" office:value="-64.29">
                <text:p>-64.29</text:p>
              </table:table-cell>
              <table:table-cell office:value-type="float" office:value="-67.45">
                <text:p>-67.45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.075">
                <text:p>65.075</text:p>
              </table:table-cell>
              <table:table-cell office:value-type="float" office:value="-64.28">
                <text:p>-64.28</text:p>
              </table:table-cell>
              <table:table-cell office:value-type="float" office:value="-67.44">
                <text:p>-67.4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.095">
                <text:p>65.095</text:p>
              </table:table-cell>
              <table:table-cell office:value-type="float" office:value="-64.27">
                <text:p>-64.27</text:p>
              </table:table-cell>
              <table:table-cell office:value-type="float" office:value="-67.43">
                <text:p>-67.43</text:p>
              </table:table-cell>
              <table:table-cell office:value-type="float" office:value="3.16000000000001">
                <text:p>3.160000000000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.115">
                <text:p>65.115</text:p>
              </table:table-cell>
              <table:table-cell office:value-type="float" office:value="-64.27">
                <text:p>-64.27</text:p>
              </table:table-cell>
              <table:table-cell office:value-type="float" office:value="-67.43">
                <text:p>-67.43</text:p>
              </table:table-cell>
              <table:table-cell office:value-type="float" office:value="3.16000000000001">
                <text:p>3.160000000000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.135">
                <text:p>65.135</text:p>
              </table:table-cell>
              <table:table-cell office:value-type="float" office:value="-64.26">
                <text:p>-64.26</text:p>
              </table:table-cell>
              <table:table-cell office:value-type="float" office:value="-67.42">
                <text:p>-67.42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.155">
                <text:p>65.155</text:p>
              </table:table-cell>
              <table:table-cell office:value-type="float" office:value="-64.26">
                <text:p>-64.26</text:p>
              </table:table-cell>
              <table:table-cell office:value-type="float" office:value="-67.41">
                <text:p>-67.41</text:p>
              </table:table-cell>
              <table:table-cell office:value-type="float" office:value="3.14999999999999">
                <text:p>3.149999999999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.175">
                <text:p>65.175</text:p>
              </table:table-cell>
              <table:table-cell office:value-type="float" office:value="-64.25">
                <text:p>-64.25</text:p>
              </table:table-cell>
              <table:table-cell office:value-type="float" office:value="-67.41">
                <text:p>-67.41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.195">
                <text:p>65.195</text:p>
              </table:table-cell>
              <table:table-cell office:value-type="float" office:value="-64.25">
                <text:p>-64.25</text:p>
              </table:table-cell>
              <table:table-cell office:value-type="float" office:value="-67.41">
                <text:p>-67.41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.215">
                <text:p>65.215</text:p>
              </table:table-cell>
              <table:table-cell office:value-type="float" office:value="-64.25">
                <text:p>-64.25</text:p>
              </table:table-cell>
              <table:table-cell office:value-type="float" office:value="-67.4">
                <text:p>-67.4</text:p>
              </table:table-cell>
              <table:table-cell office:value-type="float" office:value="3.15000000000001">
                <text:p>3.150000000000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.235">
                <text:p>65.235</text:p>
              </table:table-cell>
              <table:table-cell office:value-type="float" office:value="64.24">
                <text:p>64.24</text:p>
              </table:table-cell>
              <table:table-cell office:value-type="float" office:value="-67.07">
                <text:p>-67.07</text:p>
              </table:table-cell>
              <table:table-cell office:value-type="float" office:value="131.31">
                <text:p>131.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.255">
                <text:p>65.255</text:p>
              </table:table-cell>
              <table:table-cell office:value-type="float" office:value="64.24">
                <text:p>64.24</text:p>
              </table:table-cell>
              <table:table-cell office:value-type="float" office:value="-66.49">
                <text:p>-66.49</text:p>
              </table:table-cell>
              <table:table-cell office:value-type="float" office:value="130.73">
                <text:p>130.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5.275">
                <text:p>65.275</text:p>
              </table:table-cell>
              <table:table-cell office:value-type="float" office:value="64.23">
                <text:p>64.23</text:p>
              </table:table-cell>
              <table:table-cell office:value-type="float" office:value="-65.69">
                <text:p>-65.69</text:p>
              </table:table-cell>
              <table:table-cell office:value-type="float" office:value="129.92">
                <text:p>129.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5.295">
                <text:p>65.295</text:p>
              </table:table-cell>
              <table:table-cell office:value-type="float" office:value="64.23">
                <text:p>64.23</text:p>
              </table:table-cell>
              <table:table-cell office:value-type="float" office:value="-64.73">
                <text:p>-64.73</text:p>
              </table:table-cell>
              <table:table-cell office:value-type="float" office:value="128.96">
                <text:p>128.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5.315">
                <text:p>65.315</text:p>
              </table:table-cell>
              <table:table-cell office:value-type="float" office:value="64.23">
                <text:p>64.23</text:p>
              </table:table-cell>
              <table:table-cell office:value-type="float" office:value="-63.61">
                <text:p>-63.61</text:p>
              </table:table-cell>
              <table:table-cell office:value-type="float" office:value="127.84">
                <text:p>127.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5.335">
                <text:p>65.335</text:p>
              </table:table-cell>
              <table:table-cell office:value-type="float" office:value="64.23">
                <text:p>64.23</text:p>
              </table:table-cell>
              <table:table-cell office:value-type="float" office:value="-62.36">
                <text:p>-62.36</text:p>
              </table:table-cell>
              <table:table-cell office:value-type="float" office:value="126.59">
                <text:p>126.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5.355">
                <text:p>65.355</text:p>
              </table:table-cell>
              <table:table-cell office:value-type="float" office:value="64.22">
                <text:p>64.22</text:p>
              </table:table-cell>
              <table:table-cell office:value-type="float" office:value="-61.01">
                <text:p>-61.01</text:p>
              </table:table-cell>
              <table:table-cell office:value-type="float" office:value="125.23">
                <text:p>125.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5.375">
                <text:p>65.375</text:p>
              </table:table-cell>
              <table:table-cell office:value-type="float" office:value="64.21">
                <text:p>64.21</text:p>
              </table:table-cell>
              <table:table-cell office:value-type="float" office:value="-59.58">
                <text:p>-59.58</text:p>
              </table:table-cell>
              <table:table-cell office:value-type="float" office:value="123.79">
                <text:p>123.7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5.395">
                <text:p>65.395</text:p>
              </table:table-cell>
              <table:table-cell office:value-type="float" office:value="64.21">
                <text:p>64.21</text:p>
              </table:table-cell>
              <table:table-cell office:value-type="float" office:value="-58.07">
                <text:p>-58.07</text:p>
              </table:table-cell>
              <table:table-cell office:value-type="float" office:value="122.28">
                <text:p>122.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5.415">
                <text:p>65.415</text:p>
              </table:table-cell>
              <table:table-cell office:value-type="float" office:value="64.2">
                <text:p>64.2</text:p>
              </table:table-cell>
              <table:table-cell office:value-type="float" office:value="-56.5">
                <text:p>-56.5</text:p>
              </table:table-cell>
              <table:table-cell office:value-type="float" office:value="120.7">
                <text:p>120.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5.435">
                <text:p>65.435</text:p>
              </table:table-cell>
              <table:table-cell office:value-type="float" office:value="64.19">
                <text:p>64.19</text:p>
              </table:table-cell>
              <table:table-cell office:value-type="float" office:value="-54.86">
                <text:p>-54.86</text:p>
              </table:table-cell>
              <table:table-cell office:value-type="float" office:value="119.05">
                <text:p>119.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5.455">
                <text:p>65.455</text:p>
              </table:table-cell>
              <table:table-cell office:value-type="float" office:value="64.18">
                <text:p>64.18</text:p>
              </table:table-cell>
              <table:table-cell office:value-type="float" office:value="-53.18">
                <text:p>-53.18</text:p>
              </table:table-cell>
              <table:table-cell office:value-type="float" office:value="117.36">
                <text:p>117.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5.475">
                <text:p>65.475</text:p>
              </table:table-cell>
              <table:table-cell office:value-type="float" office:value="64.17">
                <text:p>64.17</text:p>
              </table:table-cell>
              <table:table-cell office:value-type="float" office:value="-51.47">
                <text:p>-51.47</text:p>
              </table:table-cell>
              <table:table-cell office:value-type="float" office:value="115.64">
                <text:p>115.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5.495">
                <text:p>65.495</text:p>
              </table:table-cell>
              <table:table-cell office:value-type="float" office:value="64.16">
                <text:p>64.16</text:p>
              </table:table-cell>
              <table:table-cell office:value-type="float" office:value="-49.73">
                <text:p>-49.73</text:p>
              </table:table-cell>
              <table:table-cell office:value-type="float" office:value="113.89">
                <text:p>113.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5.515">
                <text:p>65.515</text:p>
              </table:table-cell>
              <table:table-cell office:value-type="float" office:value="64.15">
                <text:p>64.15</text:p>
              </table:table-cell>
              <table:table-cell office:value-type="float" office:value="-47.94">
                <text:p>-47.94</text:p>
              </table:table-cell>
              <table:table-cell office:value-type="float" office:value="112.09">
                <text:p>112.0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5.535">
                <text:p>65.535</text:p>
              </table:table-cell>
              <table:table-cell office:value-type="float" office:value="64.13">
                <text:p>64.13</text:p>
              </table:table-cell>
              <table:table-cell office:value-type="float" office:value="-46.13">
                <text:p>-46.13</text:p>
              </table:table-cell>
              <table:table-cell office:value-type="float" office:value="110.26">
                <text:p>110.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5.555">
                <text:p>65.555</text:p>
              </table:table-cell>
              <table:table-cell office:value-type="float" office:value="64.12">
                <text:p>64.12</text:p>
              </table:table-cell>
              <table:table-cell office:value-type="float" office:value="-44.3">
                <text:p>-44.3</text:p>
              </table:table-cell>
              <table:table-cell office:value-type="float" office:value="108.42">
                <text:p>108.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5.575">
                <text:p>65.575</text:p>
              </table:table-cell>
              <table:table-cell office:value-type="float" office:value="64.11">
                <text:p>64.11</text:p>
              </table:table-cell>
              <table:table-cell office:value-type="float" office:value="-42.45">
                <text:p>-42.45</text:p>
              </table:table-cell>
              <table:table-cell office:value-type="float" office:value="106.56">
                <text:p>106.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5.595">
                <text:p>65.595</text:p>
              </table:table-cell>
              <table:table-cell office:value-type="float" office:value="64.1">
                <text:p>64.1</text:p>
              </table:table-cell>
              <table:table-cell office:value-type="float" office:value="-40.58">
                <text:p>-40.58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5.615">
                <text:p>65.615</text:p>
              </table:table-cell>
              <table:table-cell office:value-type="float" office:value="64.09">
                <text:p>64.09</text:p>
              </table:table-cell>
              <table:table-cell office:value-type="float" office:value="-38.7">
                <text:p>-38.7</text:p>
              </table:table-cell>
              <table:table-cell office:value-type="float" office:value="102.79">
                <text:p>102.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5.635">
                <text:p>65.635</text:p>
              </table:table-cell>
              <table:table-cell office:value-type="float" office:value="64.09">
                <text:p>64.09</text:p>
              </table:table-cell>
              <table:table-cell office:value-type="float" office:value="-36.8">
                <text:p>-36.8</text:p>
              </table:table-cell>
              <table:table-cell office:value-type="float" office:value="100.89">
                <text:p>100.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5.655">
                <text:p>65.655</text:p>
              </table:table-cell>
              <table:table-cell office:value-type="float" office:value="64.09">
                <text:p>64.09</text:p>
              </table:table-cell>
              <table:table-cell office:value-type="float" office:value="-34.9">
                <text:p>-34.9</text:p>
              </table:table-cell>
              <table:table-cell office:value-type="float" office:value="98.99">
                <text:p>98.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5.675">
                <text:p>65.675</text:p>
              </table:table-cell>
              <table:table-cell office:value-type="float" office:value="64.08">
                <text:p>64.08</text:p>
              </table:table-cell>
              <table:table-cell office:value-type="float" office:value="-32.98">
                <text:p>-32.98</text:p>
              </table:table-cell>
              <table:table-cell office:value-type="float" office:value="97.06">
                <text:p>97.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5.695">
                <text:p>65.695</text:p>
              </table:table-cell>
              <table:table-cell office:value-type="float" office:value="64.09">
                <text:p>64.09</text:p>
              </table:table-cell>
              <table:table-cell office:value-type="float" office:value="-31.06">
                <text:p>-31.06</text:p>
              </table:table-cell>
              <table:table-cell office:value-type="float" office:value="95.15">
                <text:p>95.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5.715">
                <text:p>65.715</text:p>
              </table:table-cell>
              <table:table-cell office:value-type="float" office:value="64.09">
                <text:p>64.09</text:p>
              </table:table-cell>
              <table:table-cell office:value-type="float" office:value="-29.11">
                <text:p>-29.11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5.735">
                <text:p>65.735</text:p>
              </table:table-cell>
              <table:table-cell office:value-type="float" office:value="64.1">
                <text:p>64.1</text:p>
              </table:table-cell>
              <table:table-cell office:value-type="float" office:value="-27.16">
                <text:p>-27.16</text:p>
              </table:table-cell>
              <table:table-cell office:value-type="float" office:value="91.26">
                <text:p>91.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5.755">
                <text:p>65.755</text:p>
              </table:table-cell>
              <table:table-cell office:value-type="float" office:value="64.11">
                <text:p>64.11</text:p>
              </table:table-cell>
              <table:table-cell office:value-type="float" office:value="-25.2">
                <text:p>-25.2</text:p>
              </table:table-cell>
              <table:table-cell office:value-type="float" office:value="89.31">
                <text:p>89.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5.775">
                <text:p>65.775</text:p>
              </table:table-cell>
              <table:table-cell office:value-type="float" office:value="64.12">
                <text:p>64.12</text:p>
              </table:table-cell>
              <table:table-cell office:value-type="float" office:value="-23.24">
                <text:p>-23.24</text:p>
              </table:table-cell>
              <table:table-cell office:value-type="float" office:value="87.36">
                <text:p>87.3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5.795">
                <text:p>65.795</text:p>
              </table:table-cell>
              <table:table-cell office:value-type="float" office:value="64.13">
                <text:p>64.13</text:p>
              </table:table-cell>
              <table:table-cell office:value-type="float" office:value="-21.29">
                <text:p>-21.29</text:p>
              </table:table-cell>
              <table:table-cell office:value-type="float" office:value="85.42">
                <text:p>85.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5.815">
                <text:p>65.815</text:p>
              </table:table-cell>
              <table:table-cell office:value-type="float" office:value="64.15">
                <text:p>64.15</text:p>
              </table:table-cell>
              <table:table-cell office:value-type="float" office:value="-19.31">
                <text:p>-19.31</text:p>
              </table:table-cell>
              <table:table-cell office:value-type="float" office:value="83.46">
                <text:p>83.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5.835">
                <text:p>65.835</text:p>
              </table:table-cell>
              <table:table-cell office:value-type="float" office:value="64.17">
                <text:p>64.17</text:p>
              </table:table-cell>
              <table:table-cell office:value-type="float" office:value="-17.36">
                <text:p>-17.36</text:p>
              </table:table-cell>
              <table:table-cell office:value-type="float" office:value="81.53">
                <text:p>81.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5.855">
                <text:p>65.855</text:p>
              </table:table-cell>
              <table:table-cell office:value-type="float" office:value="64.18">
                <text:p>64.18</text:p>
              </table:table-cell>
              <table:table-cell office:value-type="float" office:value="-15.39">
                <text:p>-15.39</text:p>
              </table:table-cell>
              <table:table-cell office:value-type="float" office:value="79.57">
                <text:p>79.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5.875">
                <text:p>65.875</text:p>
              </table:table-cell>
              <table:table-cell office:value-type="float" office:value="64.2">
                <text:p>64.2</text:p>
              </table:table-cell>
              <table:table-cell office:value-type="float" office:value="-13.42">
                <text:p>-13.42</text:p>
              </table:table-cell>
              <table:table-cell office:value-type="float" office:value="77.62">
                <text:p>77.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5.895">
                <text:p>65.895</text:p>
              </table:table-cell>
              <table:table-cell office:value-type="float" office:value="64.22">
                <text:p>64.22</text:p>
              </table:table-cell>
              <table:table-cell office:value-type="float" office:value="-11.45">
                <text:p>-11.45</text:p>
              </table:table-cell>
              <table:table-cell office:value-type="float" office:value="75.67">
                <text:p>75.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5.915">
                <text:p>65.915</text:p>
              </table:table-cell>
              <table:table-cell office:value-type="float" office:value="64.25">
                <text:p>64.25</text:p>
              </table:table-cell>
              <table:table-cell office:value-type="float" office:value="-9.47">
                <text:p>-9.47</text:p>
              </table:table-cell>
              <table:table-cell office:value-type="float" office:value="73.72">
                <text:p>73.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.935">
                <text:p>65.935</text:p>
              </table:table-cell>
              <table:table-cell office:value-type="float" office:value="64.27">
                <text:p>64.27</text:p>
              </table:table-cell>
              <table:table-cell office:value-type="float" office:value="-7.5">
                <text:p>-7.5</text:p>
              </table:table-cell>
              <table:table-cell office:value-type="float" office:value="71.77">
                <text:p>71.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5.955">
                <text:p>65.955</text:p>
              </table:table-cell>
              <table:table-cell office:value-type="float" office:value="64.29">
                <text:p>64.29</text:p>
              </table:table-cell>
              <table:table-cell office:value-type="float" office:value="-5.53">
                <text:p>-5.53</text:p>
              </table:table-cell>
              <table:table-cell office:value-type="float" office:value="69.82">
                <text:p>69.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5.975">
                <text:p>65.975</text:p>
              </table:table-cell>
              <table:table-cell office:value-type="float" office:value="64.31">
                <text:p>64.31</text:p>
              </table:table-cell>
              <table:table-cell office:value-type="float" office:value="-3.57">
                <text:p>-3.57</text:p>
              </table:table-cell>
              <table:table-cell office:value-type="float" office:value="67.88">
                <text:p>67.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5.995">
                <text:p>65.995</text:p>
              </table:table-cell>
              <table:table-cell office:value-type="float" office:value="64.34">
                <text:p>64.34</text:p>
              </table:table-cell>
              <table:table-cell office:value-type="float" office:value="-1.61">
                <text:p>-1.61</text:p>
              </table:table-cell>
              <table:table-cell office:value-type="float" office:value="65.95">
                <text:p>65.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6.015">
                <text:p>66.015</text:p>
              </table:table-cell>
              <table:table-cell office:value-type="float" office:value="64.36">
                <text:p>64.36</text:p>
              </table:table-cell>
              <table:table-cell office:value-type="float" office:value="0.35">
                <text:p>0.35</text:p>
              </table:table-cell>
              <table:table-cell office:value-type="float" office:value="64.01">
                <text:p>64.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6.035">
                <text:p>66.035</text:p>
              </table:table-cell>
              <table:table-cell office:value-type="float" office:value="64.38">
                <text:p>64.38</text:p>
              </table:table-cell>
              <table:table-cell office:value-type="float" office:value="2.27">
                <text:p>2.27</text:p>
              </table:table-cell>
              <table:table-cell office:value-type="float" office:value="62.11">
                <text:p>62.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6.055">
                <text:p>66.055</text:p>
              </table:table-cell>
              <table:table-cell office:value-type="float" office:value="64.4">
                <text:p>64.4</text:p>
              </table:table-cell>
              <table:table-cell office:value-type="float" office:value="4.22">
                <text:p>4.22</text:p>
              </table:table-cell>
              <table:table-cell office:value-type="float" office:value="60.18">
                <text:p>60.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6.075">
                <text:p>66.075</text:p>
              </table:table-cell>
              <table:table-cell office:value-type="float" office:value="64.43">
                <text:p>64.43</text:p>
              </table:table-cell>
              <table:table-cell office:value-type="float" office:value="6.17">
                <text:p>6.17</text:p>
              </table:table-cell>
              <table:table-cell office:value-type="float" office:value="58.26">
                <text:p>58.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.095">
                <text:p>66.095</text:p>
              </table:table-cell>
              <table:table-cell office:value-type="float" office:value="64.45">
                <text:p>64.45</text:p>
              </table:table-cell>
              <table:table-cell office:value-type="float" office:value="8.11">
                <text:p>8.11</text:p>
              </table:table-cell>
              <table:table-cell office:value-type="float" office:value="56.34">
                <text:p>56.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6.115">
                <text:p>66.115</text:p>
              </table:table-cell>
              <table:table-cell office:value-type="float" office:value="64.47">
                <text:p>64.47</text:p>
              </table:table-cell>
              <table:table-cell office:value-type="float" office:value="10.06">
                <text:p>10.06</text:p>
              </table:table-cell>
              <table:table-cell office:value-type="float" office:value="54.41">
                <text:p>54.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6.135">
                <text:p>66.135</text:p>
              </table:table-cell>
              <table:table-cell office:value-type="float" office:value="64.49">
                <text:p>64.49</text:p>
              </table:table-cell>
              <table:table-cell office:value-type="float" office:value="12.01">
                <text:p>12.01</text:p>
              </table:table-cell>
              <table:table-cell office:value-type="float" office:value="52.48">
                <text:p>52.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6.155">
                <text:p>66.155</text:p>
              </table:table-cell>
              <table:table-cell office:value-type="float" office:value="64.51">
                <text:p>64.51</text:p>
              </table:table-cell>
              <table:table-cell office:value-type="float" office:value="13.96">
                <text:p>13.96</text:p>
              </table:table-cell>
              <table:table-cell office:value-type="float" office:value="50.55">
                <text:p>50.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6.175">
                <text:p>66.175</text:p>
              </table:table-cell>
              <table:table-cell office:value-type="float" office:value="64.52">
                <text:p>64.52</text:p>
              </table:table-cell>
              <table:table-cell office:value-type="float" office:value="15.89">
                <text:p>15.89</text:p>
              </table:table-cell>
              <table:table-cell office:value-type="float" office:value="48.63">
                <text:p>48.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6.195">
                <text:p>66.195</text:p>
              </table:table-cell>
              <table:table-cell office:value-type="float" office:value="64.54">
                <text:p>64.54</text:p>
              </table:table-cell>
              <table:table-cell office:value-type="float" office:value="17.82">
                <text:p>17.82</text:p>
              </table:table-cell>
              <table:table-cell office:value-type="float" office:value="46.72">
                <text:p>46.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6.215">
                <text:p>66.215</text:p>
              </table:table-cell>
              <table:table-cell office:value-type="float" office:value="64.56">
                <text:p>64.56</text:p>
              </table:table-cell>
              <table:table-cell office:value-type="float" office:value="19.77">
                <text:p>19.77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6.235">
                <text:p>66.235</text:p>
              </table:table-cell>
              <table:table-cell office:value-type="float" office:value="64.58">
                <text:p>64.58</text:p>
              </table:table-cell>
              <table:table-cell office:value-type="float" office:value="21.66">
                <text:p>21.66</text:p>
              </table:table-cell>
              <table:table-cell office:value-type="float" office:value="42.92">
                <text:p>42.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6.255">
                <text:p>66.255</text:p>
              </table:table-cell>
              <table:table-cell office:value-type="float" office:value="64.59">
                <text:p>64.59</text:p>
              </table:table-cell>
              <table:table-cell office:value-type="float" office:value="23.59">
                <text:p>23.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6.275">
                <text:p>66.275</text:p>
              </table:table-cell>
              <table:table-cell office:value-type="float" office:value="64.6">
                <text:p>64.6</text:p>
              </table:table-cell>
              <table:table-cell office:value-type="float" office:value="25.52">
                <text:p>25.52</text:p>
              </table:table-cell>
              <table:table-cell office:value-type="float" office:value="39.08">
                <text:p>39.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6.295">
                <text:p>66.295</text:p>
              </table:table-cell>
              <table:table-cell office:value-type="float" office:value="64.62">
                <text:p>64.62</text:p>
              </table:table-cell>
              <table:table-cell office:value-type="float" office:value="27.44">
                <text:p>27.44</text:p>
              </table:table-cell>
              <table:table-cell office:value-type="float" office:value="37.18">
                <text:p>37.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6.315">
                <text:p>66.315</text:p>
              </table:table-cell>
              <table:table-cell office:value-type="float" office:value="64.63">
                <text:p>64.63</text:p>
              </table:table-cell>
              <table:table-cell office:value-type="float" office:value="29.36">
                <text:p>29.36</text:p>
              </table:table-cell>
              <table:table-cell office:value-type="float" office:value="35.27">
                <text:p>35.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6.335">
                <text:p>66.335</text:p>
              </table:table-cell>
              <table:table-cell office:value-type="float" office:value="64.65">
                <text:p>64.65</text:p>
              </table:table-cell>
              <table:table-cell office:value-type="float" office:value="31.28">
                <text:p>31.28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6.355">
                <text:p>66.355</text:p>
              </table:table-cell>
              <table:table-cell office:value-type="float" office:value="64.66">
                <text:p>64.66</text:p>
              </table:table-cell>
              <table:table-cell office:value-type="float" office:value="33.18">
                <text:p>33.18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6.375">
                <text:p>66.375</text:p>
              </table:table-cell>
              <table:table-cell office:value-type="float" office:value="64.67">
                <text:p>64.67</text:p>
              </table:table-cell>
              <table:table-cell office:value-type="float" office:value="35.04">
                <text:p>35.04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6.395">
                <text:p>66.395</text:p>
              </table:table-cell>
              <table:table-cell office:value-type="float" office:value="64.69">
                <text:p>64.69</text:p>
              </table:table-cell>
              <table:table-cell office:value-type="float" office:value="36.85">
                <text:p>36.85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6.415">
                <text:p>66.415</text:p>
              </table:table-cell>
              <table:table-cell office:value-type="float" office:value="64.7">
                <text:p>64.7</text:p>
              </table:table-cell>
              <table:table-cell office:value-type="float" office:value="38.63">
                <text:p>38.63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6.435">
                <text:p>66.435</text:p>
              </table:table-cell>
              <table:table-cell office:value-type="float" office:value="64.71">
                <text:p>64.71</text:p>
              </table:table-cell>
              <table:table-cell office:value-type="float" office:value="40.3">
                <text:p>40.3</text:p>
              </table:table-cell>
              <table:table-cell office:value-type="float" office:value="24.41">
                <text:p>24.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6.455">
                <text:p>66.455</text:p>
              </table:table-cell>
              <table:table-cell office:value-type="float" office:value="64.72">
                <text:p>64.72</text:p>
              </table:table-cell>
              <table:table-cell office:value-type="float" office:value="41.95">
                <text:p>41.95</text:p>
              </table:table-cell>
              <table:table-cell office:value-type="float" office:value="22.77">
                <text:p>22.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6.475">
                <text:p>66.475</text:p>
              </table:table-cell>
              <table:table-cell office:value-type="float" office:value="64.73">
                <text:p>64.73</text:p>
              </table:table-cell>
              <table:table-cell office:value-type="float" office:value="43.54">
                <text:p>43.54</text:p>
              </table:table-cell>
              <table:table-cell office:value-type="float" office:value="21.19">
                <text:p>21.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6.495">
                <text:p>66.495</text:p>
              </table:table-cell>
              <table:table-cell office:value-type="float" office:value="64.74">
                <text:p>64.74</text:p>
              </table:table-cell>
              <table:table-cell office:value-type="float" office:value="45.05">
                <text:p>45.05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6.515">
                <text:p>66.515</text:p>
              </table:table-cell>
              <table:table-cell office:value-type="float" office:value="64.75">
                <text:p>64.75</text:p>
              </table:table-cell>
              <table:table-cell office:value-type="float" office:value="46.5">
                <text:p>46.5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6.535">
                <text:p>66.535</text:p>
              </table:table-cell>
              <table:table-cell office:value-type="float" office:value="64.76">
                <text:p>64.76</text:p>
              </table:table-cell>
              <table:table-cell office:value-type="float" office:value="47.88">
                <text:p>47.88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6.555">
                <text:p>66.555</text:p>
              </table:table-cell>
              <table:table-cell office:value-type="float" office:value="64.78">
                <text:p>64.78</text:p>
              </table:table-cell>
              <table:table-cell office:value-type="float" office:value="49.18">
                <text:p>49.18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6.575">
                <text:p>66.575</text:p>
              </table:table-cell>
              <table:table-cell office:value-type="float" office:value="64.79">
                <text:p>64.79</text:p>
              </table:table-cell>
              <table:table-cell office:value-type="float" office:value="50.42">
                <text:p>50.42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6.595">
                <text:p>66.595</text:p>
              </table:table-cell>
              <table:table-cell office:value-type="float" office:value="64.8">
                <text:p>64.8</text:p>
              </table:table-cell>
              <table:table-cell office:value-type="float" office:value="51.59">
                <text:p>51.59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6.615">
                <text:p>66.615</text:p>
              </table:table-cell>
              <table:table-cell office:value-type="float" office:value="64.81">
                <text:p>64.81</text:p>
              </table:table-cell>
              <table:table-cell office:value-type="float" office:value="52.71">
                <text:p>52.7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6.635">
                <text:p>66.635</text:p>
              </table:table-cell>
              <table:table-cell office:value-type="float" office:value="64.82">
                <text:p>64.82</text:p>
              </table:table-cell>
              <table:table-cell office:value-type="float" office:value="53.73">
                <text:p>53.73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6.655">
                <text:p>66.655</text:p>
              </table:table-cell>
              <table:table-cell office:value-type="float" office:value="64.83">
                <text:p>64.83</text:p>
              </table:table-cell>
              <table:table-cell office:value-type="float" office:value="54.72">
                <text:p>54.72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6.675">
                <text:p>66.675</text:p>
              </table:table-cell>
              <table:table-cell office:value-type="float" office:value="64.84">
                <text:p>64.84</text:p>
              </table:table-cell>
              <table:table-cell office:value-type="float" office:value="55.65">
                <text:p>55.65</text:p>
              </table:table-cell>
              <table:table-cell office:value-type="float" office:value="9.19000000000001">
                <text:p>9.190000000000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6.695">
                <text:p>66.695</text:p>
              </table:table-cell>
              <table:table-cell office:value-type="float" office:value="64.85">
                <text:p>64.85</text:p>
              </table:table-cell>
              <table:table-cell office:value-type="float" office:value="56.52">
                <text:p>56.52</text:p>
              </table:table-cell>
              <table:table-cell office:value-type="float" office:value="8.32999999999999">
                <text:p>8.329999999999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6.715">
                <text:p>66.715</text:p>
              </table:table-cell>
              <table:table-cell office:value-type="float" office:value="64.86">
                <text:p>64.86</text:p>
              </table:table-cell>
              <table:table-cell office:value-type="float" office:value="57.34">
                <text:p>57.34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6.735">
                <text:p>66.735</text:p>
              </table:table-cell>
              <table:table-cell office:value-type="float" office:value="64.87">
                <text:p>64.87</text:p>
              </table:table-cell>
              <table:table-cell office:value-type="float" office:value="58.1">
                <text:p>58.1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6.755">
                <text:p>66.755</text:p>
              </table:table-cell>
              <table:table-cell office:value-type="float" office:value="64.88">
                <text:p>64.88</text:p>
              </table:table-cell>
              <table:table-cell office:value-type="float" office:value="58.8">
                <text:p>58.8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6.775">
                <text:p>66.775</text:p>
              </table:table-cell>
              <table:table-cell office:value-type="float" office:value="64.89">
                <text:p>64.89</text:p>
              </table:table-cell>
              <table:table-cell office:value-type="float" office:value="59.46">
                <text:p>59.46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6.795">
                <text:p>66.795</text:p>
              </table:table-cell>
              <table:table-cell office:value-type="float" office:value="64.9">
                <text:p>64.9</text:p>
              </table:table-cell>
              <table:table-cell office:value-type="float" office:value="60.08">
                <text:p>60.08</text:p>
              </table:table-cell>
              <table:table-cell office:value-type="float" office:value="4.82000000000001">
                <text:p>4.820000000000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6.815">
                <text:p>66.815</text:p>
              </table:table-cell>
              <table:table-cell office:value-type="float" office:value="64.9">
                <text:p>64.9</text:p>
              </table:table-cell>
              <table:table-cell office:value-type="float" office:value="60.65">
                <text:p>60.65</text:p>
              </table:table-cell>
              <table:table-cell office:value-type="float" office:value="4.25000000000001">
                <text:p>4.250000000000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6.835">
                <text:p>66.835</text:p>
              </table:table-cell>
              <table:table-cell office:value-type="float" office:value="64.91">
                <text:p>64.91</text:p>
              </table:table-cell>
              <table:table-cell office:value-type="float" office:value="61.15">
                <text:p>61.15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6.855">
                <text:p>66.855</text:p>
              </table:table-cell>
              <table:table-cell office:value-type="float" office:value="64.92">
                <text:p>64.92</text:p>
              </table:table-cell>
              <table:table-cell office:value-type="float" office:value="61.64">
                <text:p>61.6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6.875">
                <text:p>66.875</text:p>
              </table:table-cell>
              <table:table-cell office:value-type="float" office:value="64.92">
                <text:p>64.92</text:p>
              </table:table-cell>
              <table:table-cell office:value-type="float" office:value="62.09">
                <text:p>62.09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6.895">
                <text:p>66.895</text:p>
              </table:table-cell>
              <table:table-cell office:value-type="float" office:value="64.93">
                <text:p>64.93</text:p>
              </table:table-cell>
              <table:table-cell office:value-type="float" office:value="62.51">
                <text:p>62.51</text:p>
              </table:table-cell>
              <table:table-cell office:value-type="float" office:value="2.42000000000001">
                <text:p>2.420000000000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6.915">
                <text:p>66.915</text:p>
              </table:table-cell>
              <table:table-cell office:value-type="float" office:value="64.93">
                <text:p>64.93</text:p>
              </table:table-cell>
              <table:table-cell office:value-type="float" office:value="62.89">
                <text:p>62.89</text:p>
              </table:table-cell>
              <table:table-cell office:value-type="float" office:value="2.04000000000001">
                <text:p>2.040000000000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6.935">
                <text:p>66.935</text:p>
              </table:table-cell>
              <table:table-cell office:value-type="float" office:value="64.94">
                <text:p>64.94</text:p>
              </table:table-cell>
              <table:table-cell office:value-type="float" office:value="63.24">
                <text:p>63.2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6.955">
                <text:p>66.955</text:p>
              </table:table-cell>
              <table:table-cell office:value-type="float" office:value="64.94">
                <text:p>64.94</text:p>
              </table:table-cell>
              <table:table-cell office:value-type="float" office:value="63.56">
                <text:p>63.5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6.975">
                <text:p>66.975</text:p>
              </table:table-cell>
              <table:table-cell office:value-type="float" office:value="64.95">
                <text:p>64.95</text:p>
              </table:table-cell>
              <table:table-cell office:value-type="float" office:value="63.86">
                <text:p>63.8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6.995">
                <text:p>66.995</text:p>
              </table:table-cell>
              <table:table-cell office:value-type="float" office:value="64.95">
                <text:p>64.95</text:p>
              </table:table-cell>
              <table:table-cell office:value-type="float" office:value="64.12">
                <text:p>64.12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7.015">
                <text:p>67.015</text:p>
              </table:table-cell>
              <table:table-cell office:value-type="float" office:value="64.95">
                <text:p>64.95</text:p>
              </table:table-cell>
              <table:table-cell office:value-type="float" office:value="64.36">
                <text:p>64.36</text:p>
              </table:table-cell>
              <table:table-cell office:value-type="float" office:value="0.590000000000003">
                <text:p>0.5900000000000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7.035">
                <text:p>67.035</text:p>
              </table:table-cell>
              <table:table-cell office:value-type="float" office:value="64.95">
                <text:p>64.95</text:p>
              </table:table-cell>
              <table:table-cell office:value-type="float" office:value="64.54">
                <text:p>64.54</text:p>
              </table:table-cell>
              <table:table-cell office:value-type="float" office:value="0.409999999999997">
                <text:p>0.4099999999999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7.055">
                <text:p>67.055</text:p>
              </table:table-cell>
              <table:table-cell office:value-type="float" office:value="64.96">
                <text:p>64.96</text:p>
              </table:table-cell>
              <table:table-cell office:value-type="float" office:value="64.73">
                <text:p>64.73</text:p>
              </table:table-cell>
              <table:table-cell office:value-type="float" office:value="0.22999999999999">
                <text:p>0.229999999999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7.075">
                <text:p>67.075</text:p>
              </table:table-cell>
              <table:table-cell office:value-type="float" office:value="64.96">
                <text:p>64.96</text:p>
              </table:table-cell>
              <table:table-cell office:value-type="float" office:value="64.91">
                <text:p>64.91</text:p>
              </table:table-cell>
              <table:table-cell office:value-type="float" office:value="0.0499999999999972">
                <text:p>0.04999999999999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7.095">
                <text:p>67.095</text:p>
              </table:table-cell>
              <table:table-cell office:value-type="float" office:value="64.96">
                <text:p>64.96</text:p>
              </table:table-cell>
              <table:table-cell office:value-type="float" office:value="65.07">
                <text:p>65.07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7.115">
                <text:p>67.115</text:p>
              </table:table-cell>
              <table:table-cell office:value-type="float" office:value="64.96">
                <text:p>64.96</text:p>
              </table:table-cell>
              <table:table-cell office:value-type="float" office:value="65.21">
                <text:p>65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7.135">
                <text:p>67.135</text:p>
              </table:table-cell>
              <table:table-cell office:value-type="float" office:value="64.96">
                <text:p>64.96</text:p>
              </table:table-cell>
              <table:table-cell office:value-type="float" office:value="65.33">
                <text:p>65.33</text:p>
              </table:table-cell>
              <table:table-cell office:value-type="float" office:value="0.370000000000005">
                <text:p>0.3700000000000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7.155">
                <text:p>67.155</text:p>
              </table:table-cell>
              <table:table-cell office:value-type="float" office:value="64.96">
                <text:p>64.96</text:p>
              </table:table-cell>
              <table:table-cell office:value-type="float" office:value="65.44">
                <text:p>65.44</text:p>
              </table:table-cell>
              <table:table-cell office:value-type="float" office:value="0.480000000000004">
                <text:p>0.4800000000000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7.175">
                <text:p>67.175</text:p>
              </table:table-cell>
              <table:table-cell office:value-type="float" office:value="64.96">
                <text:p>64.96</text:p>
              </table:table-cell>
              <table:table-cell office:value-type="float" office:value="65.53">
                <text:p>65.53</text:p>
              </table:table-cell>
              <table:table-cell office:value-type="float" office:value="0.570000000000007">
                <text:p>0.5700000000000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7.195">
                <text:p>67.195</text:p>
              </table:table-cell>
              <table:table-cell office:value-type="float" office:value="64.96">
                <text:p>64.96</text:p>
              </table:table-cell>
              <table:table-cell office:value-type="float" office:value="65.61">
                <text:p>65.61</text:p>
              </table:table-cell>
              <table:table-cell office:value-type="float" office:value="0.650000000000006">
                <text:p>0.6500000000000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7.215">
                <text:p>67.215</text:p>
              </table:table-cell>
              <table:table-cell office:value-type="float" office:value="64.96">
                <text:p>64.96</text:p>
              </table:table-cell>
              <table:table-cell office:value-type="float" office:value="65.68">
                <text:p>65.68</text:p>
              </table:table-cell>
              <table:table-cell office:value-type="float" office:value="0.720000000000013">
                <text:p>0.7200000000000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7.235">
                <text:p>67.235</text:p>
              </table:table-cell>
              <table:table-cell office:value-type="float" office:value="64.96">
                <text:p>64.96</text:p>
              </table:table-cell>
              <table:table-cell office:value-type="float" office:value="65.69">
                <text:p>65.69</text:p>
              </table:table-cell>
              <table:table-cell office:value-type="float" office:value="0.730000000000004">
                <text:p>0.7300000000000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7.255">
                <text:p>67.255</text:p>
              </table:table-cell>
              <table:table-cell office:value-type="float" office:value="64.96">
                <text:p>64.96</text:p>
              </table:table-cell>
              <table:table-cell office:value-type="float" office:value="65.74">
                <text:p>65.74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7.275">
                <text:p>67.275</text:p>
              </table:table-cell>
              <table:table-cell office:value-type="float" office:value="64.96">
                <text:p>64.96</text:p>
              </table:table-cell>
              <table:table-cell office:value-type="float" office:value="65.79">
                <text:p>65.79</text:p>
              </table:table-cell>
              <table:table-cell office:value-type="float" office:value="0.830000000000013">
                <text:p>0.8300000000000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7.295">
                <text:p>67.295</text:p>
              </table:table-cell>
              <table:table-cell office:value-type="float" office:value="64.96">
                <text:p>64.96</text:p>
              </table:table-cell>
              <table:table-cell office:value-type="float" office:value="65.83">
                <text:p>65.83</text:p>
              </table:table-cell>
              <table:table-cell office:value-type="float" office:value="0.870000000000005">
                <text:p>0.8700000000000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7.315">
                <text:p>67.315</text:p>
              </table:table-cell>
              <table:table-cell office:value-type="float" office:value="64.95">
                <text:p>64.95</text:p>
              </table:table-cell>
              <table:table-cell office:value-type="float" office:value="65.86">
                <text:p>65.86</text:p>
              </table:table-cell>
              <table:table-cell office:value-type="float" office:value="0.909999999999997">
                <text:p>0.90999999999999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7.335">
                <text:p>67.335</text:p>
              </table:table-cell>
              <table:table-cell office:value-type="float" office:value="64.95">
                <text:p>64.95</text:p>
              </table:table-cell>
              <table:table-cell office:value-type="float" office:value="65.88">
                <text:p>65.88</text:p>
              </table:table-cell>
              <table:table-cell office:value-type="float" office:value="0.929999999999993">
                <text:p>0.9299999999999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7.355">
                <text:p>67.355</text:p>
              </table:table-cell>
              <table:table-cell office:value-type="float" office:value="64.95">
                <text:p>64.95</text:p>
              </table:table-cell>
              <table:table-cell office:value-type="float" office:value="65.9">
                <text:p>65.9</text:p>
              </table:table-cell>
              <table:table-cell office:value-type="float" office:value="0.950000000000003">
                <text:p>0.9500000000000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7.375">
                <text:p>67.375</text:p>
              </table:table-cell>
              <table:table-cell office:value-type="float" office:value="64.95">
                <text:p>64.95</text:p>
              </table:table-cell>
              <table:table-cell office:value-type="float" office:value="65.92">
                <text:p>65.92</text:p>
              </table:table-cell>
              <table:table-cell office:value-type="float" office:value="0.969999999999999">
                <text:p>0.9699999999999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.395">
                <text:p>67.395</text:p>
              </table:table-cell>
              <table:table-cell office:value-type="float" office:value="64.94">
                <text:p>64.94</text:p>
              </table:table-cell>
              <table:table-cell office:value-type="float" office:value="65.93">
                <text:p>65.93</text:p>
              </table:table-cell>
              <table:table-cell office:value-type="float" office:value="0.990000000000009">
                <text:p>0.9900000000000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7.415">
                <text:p>67.415</text:p>
              </table:table-cell>
              <table:table-cell office:value-type="float" office:value="64.94">
                <text:p>64.94</text:p>
              </table:table-cell>
              <table:table-cell office:value-type="float" office:value="65.94">
                <text:p>65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7.435">
                <text:p>67.435</text:p>
              </table:table-cell>
              <table:table-cell office:value-type="float" office:value="64.94">
                <text:p>64.94</text:p>
              </table:table-cell>
              <table:table-cell office:value-type="float" office:value="65.88">
                <text:p>65.88</text:p>
              </table:table-cell>
              <table:table-cell office:value-type="float" office:value="0.939999999999998">
                <text:p>0.9399999999999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7.455">
                <text:p>67.455</text:p>
              </table:table-cell>
              <table:table-cell office:value-type="float" office:value="64.94">
                <text:p>64.94</text:p>
              </table:table-cell>
              <table:table-cell office:value-type="float" office:value="65.89">
                <text:p>65.89</text:p>
              </table:table-cell>
              <table:table-cell office:value-type="float" office:value="0.950000000000003">
                <text:p>0.9500000000000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7.475">
                <text:p>67.475</text:p>
              </table:table-cell>
              <table:table-cell office:value-type="float" office:value="64.93">
                <text:p>64.93</text:p>
              </table:table-cell>
              <table:table-cell office:value-type="float" office:value="65.89">
                <text:p>65.89</text:p>
              </table:table-cell>
              <table:table-cell office:value-type="float" office:value="0.959999999999994">
                <text:p>0.9599999999999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7.495">
                <text:p>67.495</text:p>
              </table:table-cell>
              <table:table-cell office:value-type="float" office:value="64.93">
                <text:p>64.93</text:p>
              </table:table-cell>
              <table:table-cell office:value-type="float" office:value="65.9">
                <text:p>65.9</text:p>
              </table:table-cell>
              <table:table-cell office:value-type="float" office:value="0.969999999999999">
                <text:p>0.9699999999999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7.515">
                <text:p>67.515</text:p>
              </table:table-cell>
              <table:table-cell office:value-type="float" office:value="64.93">
                <text:p>64.93</text:p>
              </table:table-cell>
              <table:table-cell office:value-type="float" office:value="65.9">
                <text:p>65.9</text:p>
              </table:table-cell>
              <table:table-cell office:value-type="float" office:value="0.969999999999999">
                <text:p>0.9699999999999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7.535">
                <text:p>67.535</text:p>
              </table:table-cell>
              <table:table-cell office:value-type="float" office:value="64.92">
                <text:p>64.92</text:p>
              </table:table-cell>
              <table:table-cell office:value-type="float" office:value="65.9">
                <text:p>65.9</text:p>
              </table:table-cell>
              <table:table-cell office:value-type="float" office:value="0.980000000000004">
                <text:p>0.9800000000000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7.555">
                <text:p>67.555</text:p>
              </table:table-cell>
              <table:table-cell office:value-type="float" office:value="64.92">
                <text:p>64.92</text:p>
              </table:table-cell>
              <table:table-cell office:value-type="float" office:value="65.91">
                <text:p>65.91</text:p>
              </table:table-cell>
              <table:table-cell office:value-type="float" office:value="0.989999999999995">
                <text:p>0.9899999999999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7.575">
                <text:p>67.575</text:p>
              </table:table-cell>
              <table:table-cell office:value-type="float" office:value="64.92">
                <text:p>64.92</text:p>
              </table:table-cell>
              <table:table-cell office:value-type="float" office:value="65.91">
                <text:p>65.91</text:p>
              </table:table-cell>
              <table:table-cell office:value-type="float" office:value="0.989999999999995">
                <text:p>0.9899999999999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7.595">
                <text:p>67.595</text:p>
              </table:table-cell>
              <table:table-cell office:value-type="float" office:value="64.91">
                <text:p>64.91</text:p>
              </table:table-cell>
              <table:table-cell office:value-type="float" office:value="65.92">
                <text:p>65.92</text:p>
              </table:table-cell>
              <table:table-cell office:value-type="float" office:value="1.01000000000001">
                <text:p>1.010000000000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7.615">
                <text:p>67.615</text:p>
              </table:table-cell>
              <table:table-cell office:value-type="float" office:value="64.91">
                <text:p>64.91</text:p>
              </table:table-cell>
              <table:table-cell office:value-type="float" office:value="65.92">
                <text:p>65.92</text:p>
              </table:table-cell>
              <table:table-cell office:value-type="float" office:value="1.01000000000001">
                <text:p>1.0100000000000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7.635">
                <text:p>67.635</text:p>
              </table:table-cell>
              <table:table-cell office:value-type="float" office:value="64.91">
                <text:p>64.91</text:p>
              </table:table-cell>
              <table:table-cell office:value-type="float" office:value="65.85">
                <text:p>65.85</text:p>
              </table:table-cell>
              <table:table-cell office:value-type="float" office:value="0.939999999999998">
                <text:p>0.9399999999999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7.655">
                <text:p>67.655</text:p>
              </table:table-cell>
              <table:table-cell office:value-type="float" office:value="64.9">
                <text:p>64.9</text:p>
              </table:table-cell>
              <table:table-cell office:value-type="float" office:value="65.86">
                <text:p>65.86</text:p>
              </table:table-cell>
              <table:table-cell office:value-type="float" office:value="0.959999999999994">
                <text:p>0.9599999999999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7.675">
                <text:p>67.675</text:p>
              </table:table-cell>
              <table:table-cell office:value-type="float" office:value="64.9">
                <text:p>64.9</text:p>
              </table:table-cell>
              <table:table-cell office:value-type="float" office:value="65.87">
                <text:p>65.87</text:p>
              </table:table-cell>
              <table:table-cell office:value-type="float" office:value="0.969999999999999">
                <text:p>0.9699999999999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7.695">
                <text:p>67.695</text:p>
              </table:table-cell>
              <table:table-cell office:value-type="float" office:value="64.9">
                <text:p>64.9</text:p>
              </table:table-cell>
              <table:table-cell office:value-type="float" office:value="65.88">
                <text:p>65.88</text:p>
              </table:table-cell>
              <table:table-cell office:value-type="float" office:value="0.97999999999999">
                <text:p>0.979999999999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7.715">
                <text:p>67.715</text:p>
              </table:table-cell>
              <table:table-cell office:value-type="float" office:value="64.89">
                <text:p>64.89</text:p>
              </table:table-cell>
              <table:table-cell office:value-type="float" office:value="65.89">
                <text:p>65.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7.735">
                <text:p>67.735</text:p>
              </table:table-cell>
              <table:table-cell office:value-type="float" office:value="64.89">
                <text:p>64.89</text:p>
              </table:table-cell>
              <table:table-cell office:value-type="float" office:value="65.9">
                <text:p>65.9</text:p>
              </table:table-cell>
              <table:table-cell office:value-type="float" office:value="1.01000000000001">
                <text:p>1.010000000000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7.755">
                <text:p>67.755</text:p>
              </table:table-cell>
              <table:table-cell office:value-type="float" office:value="64.89">
                <text:p>64.89</text:p>
              </table:table-cell>
              <table:table-cell office:value-type="float" office:value="65.91">
                <text:p>65.9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7.775">
                <text:p>67.775</text:p>
              </table:table-cell>
              <table:table-cell office:value-type="float" office:value="64.88">
                <text:p>64.88</text:p>
              </table:table-cell>
              <table:table-cell office:value-type="float" office:value="65.93">
                <text:p>65.93</text:p>
              </table:table-cell>
              <table:table-cell office:value-type="float" office:value="1.05000000000001">
                <text:p>1.050000000000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7.795">
                <text:p>67.795</text:p>
              </table:table-cell>
              <table:table-cell office:value-type="float" office:value="64.88">
                <text:p>64.88</text:p>
              </table:table-cell>
              <table:table-cell office:value-type="float" office:value="65.94">
                <text:p>65.9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7.815">
                <text:p>67.815</text:p>
              </table:table-cell>
              <table:table-cell office:value-type="float" office:value="64.88">
                <text:p>64.88</text:p>
              </table:table-cell>
              <table:table-cell office:value-type="float" office:value="65.96">
                <text:p>65.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7.835">
                <text:p>67.835</text:p>
              </table:table-cell>
              <table:table-cell office:value-type="float" office:value="64.87">
                <text:p>64.87</text:p>
              </table:table-cell>
              <table:table-cell office:value-type="float" office:value="65.89">
                <text:p>65.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.855">
                <text:p>67.855</text:p>
              </table:table-cell>
              <table:table-cell office:value-type="float" office:value="64.87">
                <text:p>64.87</text:p>
              </table:table-cell>
              <table:table-cell office:value-type="float" office:value="65.9">
                <text:p>65.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7.875">
                <text:p>67.875</text:p>
              </table:table-cell>
              <table:table-cell office:value-type="float" office:value="64.87">
                <text:p>64.87</text:p>
              </table:table-cell>
              <table:table-cell office:value-type="float" office:value="65.92">
                <text:p>65.9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7.895">
                <text:p>67.895</text:p>
              </table:table-cell>
              <table:table-cell office:value-type="float" office:value="64.87">
                <text:p>64.87</text:p>
              </table:table-cell>
              <table:table-cell office:value-type="float" office:value="65.94">
                <text:p>65.94</text:p>
              </table:table-cell>
              <table:table-cell office:value-type="float" office:value="1.06999999999999">
                <text:p>1.069999999999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7.915">
                <text:p>67.915</text:p>
              </table:table-cell>
              <table:table-cell office:value-type="float" office:value="64.86">
                <text:p>64.86</text:p>
              </table:table-cell>
              <table:table-cell office:value-type="float" office:value="65.96">
                <text:p>65.96</text:p>
              </table:table-cell>
              <table:table-cell office:value-type="float" office:value="1.09999999999999">
                <text:p>1.099999999999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7.935">
                <text:p>67.935</text:p>
              </table:table-cell>
              <table:table-cell office:value-type="float" office:value="64.86">
                <text:p>64.86</text:p>
              </table:table-cell>
              <table:table-cell office:value-type="float" office:value="65.98">
                <text:p>65.9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7.955">
                <text:p>67.955</text:p>
              </table:table-cell>
              <table:table-cell office:value-type="float" office:value="64.86">
                <text:p>64.86</text:p>
              </table:table-cell>
              <table:table-cell office:value-type="float" office:value="66.01">
                <text:p>66.01</text:p>
              </table:table-cell>
              <table:table-cell office:value-type="float" office:value="1.15000000000001">
                <text:p>1.1500000000000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7.975">
                <text:p>67.975</text:p>
              </table:table-cell>
              <table:table-cell office:value-type="float" office:value="64.86">
                <text:p>64.86</text:p>
              </table:table-cell>
              <table:table-cell office:value-type="float" office:value="66.03">
                <text:p>66.0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7.995">
                <text:p>67.995</text:p>
              </table:table-cell>
              <table:table-cell office:value-type="float" office:value="64.85">
                <text:p>64.85</text:p>
              </table:table-cell>
              <table:table-cell office:value-type="float" office:value="66.06">
                <text:p>66.06</text:p>
              </table:table-cell>
              <table:table-cell office:value-type="float" office:value="1.21000000000001">
                <text:p>1.210000000000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8.015">
                <text:p>68.015</text:p>
              </table:table-cell>
              <table:table-cell office:value-type="float" office:value="64.85">
                <text:p>64.85</text:p>
              </table:table-cell>
              <table:table-cell office:value-type="float" office:value="66.07">
                <text:p>66.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8.035">
                <text:p>68.035</text:p>
              </table:table-cell>
              <table:table-cell office:value-type="float" office:value="64.85">
                <text:p>64.85</text:p>
              </table:table-cell>
              <table:table-cell office:value-type="float" office:value="66">
                <text:p>66</text:p>
              </table:table-cell>
              <table:table-cell office:value-type="float" office:value="1.15000000000001">
                <text:p>1.1500000000000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8.055">
                <text:p>68.055</text:p>
              </table:table-cell>
              <table:table-cell office:value-type="float" office:value="64.85">
                <text:p>64.85</text:p>
              </table:table-cell>
              <table:table-cell office:value-type="float" office:value="66.03">
                <text:p>66.03</text:p>
              </table:table-cell>
              <table:table-cell office:value-type="float" office:value="1.18000000000001">
                <text:p>1.180000000000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8.075">
                <text:p>68.075</text:p>
              </table:table-cell>
              <table:table-cell office:value-type="float" office:value="64.85">
                <text:p>64.85</text:p>
              </table:table-cell>
              <table:table-cell office:value-type="float" office:value="66.05">
                <text:p>66.0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8.095">
                <text:p>68.095</text:p>
              </table:table-cell>
              <table:table-cell office:value-type="float" office:value="64.85">
                <text:p>64.85</text:p>
              </table:table-cell>
              <table:table-cell office:value-type="float" office:value="66.07">
                <text:p>66.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8.115">
                <text:p>68.115</text:p>
              </table:table-cell>
              <table:table-cell office:value-type="float" office:value="64.84">
                <text:p>64.84</text:p>
              </table:table-cell>
              <table:table-cell office:value-type="float" office:value="66.1">
                <text:p>66.1</text:p>
              </table:table-cell>
              <table:table-cell office:value-type="float" office:value="1.25999999999999">
                <text:p>1.259999999999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8.135">
                <text:p>68.135</text:p>
              </table:table-cell>
              <table:table-cell office:value-type="float" office:value="64.84">
                <text:p>64.84</text:p>
              </table:table-cell>
              <table:table-cell office:value-type="float" office:value="66.13">
                <text:p>66.13</text:p>
              </table:table-cell>
              <table:table-cell office:value-type="float" office:value="1.28999999999999">
                <text:p>1.289999999999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8.155">
                <text:p>68.155</text:p>
              </table:table-cell>
              <table:table-cell office:value-type="float" office:value="64.84">
                <text:p>64.84</text:p>
              </table:table-cell>
              <table:table-cell office:value-type="float" office:value="66.16">
                <text:p>66.16</text:p>
              </table:table-cell>
              <table:table-cell office:value-type="float" office:value="1.31999999999999">
                <text:p>1.3199999999999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8.175">
                <text:p>68.175</text:p>
              </table:table-cell>
              <table:table-cell office:value-type="float" office:value="64.84">
                <text:p>64.84</text:p>
              </table:table-cell>
              <table:table-cell office:value-type="float" office:value="66.19">
                <text:p>66.19</text:p>
              </table:table-cell>
              <table:table-cell office:value-type="float" office:value="1.34999999999999">
                <text:p>1.349999999999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8.195">
                <text:p>68.195</text:p>
              </table:table-cell>
              <table:table-cell office:value-type="float" office:value="64.84">
                <text:p>64.84</text:p>
              </table:table-cell>
              <table:table-cell office:value-type="float" office:value="66.22">
                <text:p>66.2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8.215">
                <text:p>68.215</text:p>
              </table:table-cell>
              <table:table-cell office:value-type="float" office:value="64.83">
                <text:p>64.83</text:p>
              </table:table-cell>
              <table:table-cell office:value-type="float" office:value="66.24">
                <text:p>66.2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8.235">
                <text:p>68.235</text:p>
              </table:table-cell>
              <table:table-cell office:value-type="float" office:value="64.83">
                <text:p>64.83</text:p>
              </table:table-cell>
              <table:table-cell office:value-type="float" office:value="66.17">
                <text:p>66.1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8.255">
                <text:p>68.255</text:p>
              </table:table-cell>
              <table:table-cell office:value-type="float" office:value="64.84">
                <text:p>64.84</text:p>
              </table:table-cell>
              <table:table-cell office:value-type="float" office:value="66.2">
                <text:p>66.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8.275">
                <text:p>68.275</text:p>
              </table:table-cell>
              <table:table-cell office:value-type="float" office:value="64.83">
                <text:p>64.83</text:p>
              </table:table-cell>
              <table:table-cell office:value-type="float" office:value="66.23">
                <text:p>66.23</text:p>
              </table:table-cell>
              <table:table-cell office:value-type="float" office:value="1.40000000000001">
                <text:p>1.400000000000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8.295">
                <text:p>68.295</text:p>
              </table:table-cell>
              <table:table-cell office:value-type="float" office:value="64.83">
                <text:p>64.83</text:p>
              </table:table-cell>
              <table:table-cell office:value-type="float" office:value="66.25">
                <text:p>66.2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8.315">
                <text:p>68.315</text:p>
              </table:table-cell>
              <table:table-cell office:value-type="float" office:value="64.83">
                <text:p>64.83</text:p>
              </table:table-cell>
              <table:table-cell office:value-type="float" office:value="66.28">
                <text:p>66.2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8.335">
                <text:p>68.335</text:p>
              </table:table-cell>
              <table:table-cell office:value-type="float" office:value="64.83">
                <text:p>64.83</text:p>
              </table:table-cell>
              <table:table-cell office:value-type="float" office:value="66.3">
                <text:p>66.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8.355">
                <text:p>68.355</text:p>
              </table:table-cell>
              <table:table-cell office:value-type="float" office:value="64.83">
                <text:p>64.83</text:p>
              </table:table-cell>
              <table:table-cell office:value-type="float" office:value="66.33">
                <text:p>66.3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8.375">
                <text:p>68.375</text:p>
              </table:table-cell>
              <table:table-cell office:value-type="float" office:value="64.83">
                <text:p>64.83</text:p>
              </table:table-cell>
              <table:table-cell office:value-type="float" office:value="66.36">
                <text:p>66.36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8.395">
                <text:p>68.395</text:p>
              </table:table-cell>
              <table:table-cell office:value-type="float" office:value="64.83">
                <text:p>64.83</text:p>
              </table:table-cell>
              <table:table-cell office:value-type="float" office:value="66.39">
                <text:p>66.3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8.415">
                <text:p>68.415</text:p>
              </table:table-cell>
              <table:table-cell office:value-type="float" office:value="64.82">
                <text:p>64.82</text:p>
              </table:table-cell>
              <table:table-cell office:value-type="float" office:value="66.4">
                <text:p>66.4</text:p>
              </table:table-cell>
              <table:table-cell office:value-type="float" office:value="1.58000000000001">
                <text:p>1.580000000000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8.435">
                <text:p>68.435</text:p>
              </table:table-cell>
              <table:table-cell office:value-type="float" office:value="64.82">
                <text:p>64.82</text:p>
              </table:table-cell>
              <table:table-cell office:value-type="float" office:value="66.31">
                <text:p>66.31</text:p>
              </table:table-cell>
              <table:table-cell office:value-type="float" office:value="1.49000000000001">
                <text:p>1.490000000000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.455">
                <text:p>68.455</text:p>
              </table:table-cell>
              <table:table-cell office:value-type="float" office:value="64.83">
                <text:p>64.83</text:p>
              </table:table-cell>
              <table:table-cell office:value-type="float" office:value="66.33">
                <text:p>66.3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.475">
                <text:p>68.475</text:p>
              </table:table-cell>
              <table:table-cell office:value-type="float" office:value="64.83">
                <text:p>64.83</text:p>
              </table:table-cell>
              <table:table-cell office:value-type="float" office:value="66.35">
                <text:p>66.3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.495">
                <text:p>68.495</text:p>
              </table:table-cell>
              <table:table-cell office:value-type="float" office:value="64.82">
                <text:p>64.82</text:p>
              </table:table-cell>
              <table:table-cell office:value-type="float" office:value="66.37">
                <text:p>66.37</text:p>
              </table:table-cell>
              <table:table-cell office:value-type="float" office:value="1.55000000000001">
                <text:p>1.550000000000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.515">
                <text:p>68.515</text:p>
              </table:table-cell>
              <table:table-cell office:value-type="float" office:value="64.82">
                <text:p>64.82</text:p>
              </table:table-cell>
              <table:table-cell office:value-type="float" office:value="66.39">
                <text:p>66.39</text:p>
              </table:table-cell>
              <table:table-cell office:value-type="float" office:value="1.57000000000001">
                <text:p>1.570000000000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.535">
                <text:p>68.535</text:p>
              </table:table-cell>
              <table:table-cell office:value-type="float" office:value="64.82">
                <text:p>64.82</text:p>
              </table:table-cell>
              <table:table-cell office:value-type="float" office:value="66.41">
                <text:p>66.41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.555">
                <text:p>68.555</text:p>
              </table:table-cell>
              <table:table-cell office:value-type="float" office:value="64.82">
                <text:p>64.82</text:p>
              </table:table-cell>
              <table:table-cell office:value-type="float" office:value="66.44">
                <text:p>66.4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8.575">
                <text:p>68.575</text:p>
              </table:table-cell>
              <table:table-cell office:value-type="float" office:value="64.82">
                <text:p>64.82</text:p>
              </table:table-cell>
              <table:table-cell office:value-type="float" office:value="66.46">
                <text:p>66.4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.595">
                <text:p>68.595</text:p>
              </table:table-cell>
              <table:table-cell office:value-type="float" office:value="64.82">
                <text:p>64.82</text:p>
              </table:table-cell>
              <table:table-cell office:value-type="float" office:value="66.49">
                <text:p>66.4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8.615">
                <text:p>68.615</text:p>
              </table:table-cell>
              <table:table-cell office:value-type="float" office:value="64.81">
                <text:p>64.81</text:p>
              </table:table-cell>
              <table:table-cell office:value-type="float" office:value="66.5">
                <text:p>66.5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8.635">
                <text:p>68.635</text:p>
              </table:table-cell>
              <table:table-cell office:value-type="float" office:value="64.81">
                <text:p>64.81</text:p>
              </table:table-cell>
              <table:table-cell office:value-type="float" office:value="66.41">
                <text:p>66.41</text:p>
              </table:table-cell>
              <table:table-cell office:value-type="float" office:value="1.59999999999999">
                <text:p>1.599999999999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8.655">
                <text:p>68.655</text:p>
              </table:table-cell>
              <table:table-cell office:value-type="float" office:value="64.82">
                <text:p>64.82</text:p>
              </table:table-cell>
              <table:table-cell office:value-type="float" office:value="66.44">
                <text:p>66.4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8.675">
                <text:p>68.675</text:p>
              </table:table-cell>
              <table:table-cell office:value-type="float" office:value="64.82">
                <text:p>64.82</text:p>
              </table:table-cell>
              <table:table-cell office:value-type="float" office:value="66.46">
                <text:p>66.4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8.695">
                <text:p>68.695</text:p>
              </table:table-cell>
              <table:table-cell office:value-type="float" office:value="64.82">
                <text:p>64.82</text:p>
              </table:table-cell>
              <table:table-cell office:value-type="float" office:value="66.48">
                <text:p>66.48</text:p>
              </table:table-cell>
              <table:table-cell office:value-type="float" office:value="1.66000000000001">
                <text:p>1.660000000000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8.715">
                <text:p>68.715</text:p>
              </table:table-cell>
              <table:table-cell office:value-type="float" office:value="64.81">
                <text:p>64.81</text:p>
              </table:table-cell>
              <table:table-cell office:value-type="float" office:value="66.5">
                <text:p>66.5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8.735">
                <text:p>68.735</text:p>
              </table:table-cell>
              <table:table-cell office:value-type="float" office:value="64.81">
                <text:p>64.81</text:p>
              </table:table-cell>
              <table:table-cell office:value-type="float" office:value="66.52">
                <text:p>66.52</text:p>
              </table:table-cell>
              <table:table-cell office:value-type="float" office:value="1.70999999999999">
                <text:p>1.7099999999999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8.755">
                <text:p>68.755</text:p>
              </table:table-cell>
              <table:table-cell office:value-type="float" office:value="64.81">
                <text:p>64.81</text:p>
              </table:table-cell>
              <table:table-cell office:value-type="float" office:value="66.55">
                <text:p>66.5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8.775">
                <text:p>68.775</text:p>
              </table:table-cell>
              <table:table-cell office:value-type="float" office:value="64.81">
                <text:p>64.81</text:p>
              </table:table-cell>
              <table:table-cell office:value-type="float" office:value="66.57">
                <text:p>66.57</text:p>
              </table:table-cell>
              <table:table-cell office:value-type="float" office:value="1.75999999999999">
                <text:p>1.759999999999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8.795">
                <text:p>68.795</text:p>
              </table:table-cell>
              <table:table-cell office:value-type="float" office:value="64.81">
                <text:p>64.81</text:p>
              </table:table-cell>
              <table:table-cell office:value-type="float" office:value="66.6">
                <text:p>66.6</text:p>
              </table:table-cell>
              <table:table-cell office:value-type="float" office:value="1.78999999999999">
                <text:p>1.789999999999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8.815">
                <text:p>68.815</text:p>
              </table:table-cell>
              <table:table-cell office:value-type="float" office:value="64.81">
                <text:p>64.81</text:p>
              </table:table-cell>
              <table:table-cell office:value-type="float" office:value="66.61">
                <text:p>66.6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8.835">
                <text:p>68.835</text:p>
              </table:table-cell>
              <table:table-cell office:value-type="float" office:value="64.81">
                <text:p>64.81</text:p>
              </table:table-cell>
              <table:table-cell office:value-type="float" office:value="66.52">
                <text:p>66.52</text:p>
              </table:table-cell>
              <table:table-cell office:value-type="float" office:value="1.70999999999999">
                <text:p>1.709999999999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.855">
                <text:p>68.855</text:p>
              </table:table-cell>
              <table:table-cell office:value-type="float" office:value="64.81">
                <text:p>64.81</text:p>
              </table:table-cell>
              <table:table-cell office:value-type="float" office:value="66.53">
                <text:p>66.5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8.875">
                <text:p>68.875</text:p>
              </table:table-cell>
              <table:table-cell office:value-type="float" office:value="64.81">
                <text:p>64.81</text:p>
              </table:table-cell>
              <table:table-cell office:value-type="float" office:value="66.55">
                <text:p>66.5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8.895">
                <text:p>68.895</text:p>
              </table:table-cell>
              <table:table-cell office:value-type="float" office:value="64.81">
                <text:p>64.81</text:p>
              </table:table-cell>
              <table:table-cell office:value-type="float" office:value="66.57">
                <text:p>66.57</text:p>
              </table:table-cell>
              <table:table-cell office:value-type="float" office:value="1.75999999999999">
                <text:p>1.759999999999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8.915">
                <text:p>68.915</text:p>
              </table:table-cell>
              <table:table-cell office:value-type="float" office:value="64.81">
                <text:p>64.81</text:p>
              </table:table-cell>
              <table:table-cell office:value-type="float" office:value="66.59">
                <text:p>66.5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8.935">
                <text:p>68.935</text:p>
              </table:table-cell>
              <table:table-cell office:value-type="float" office:value="64.81">
                <text:p>64.81</text:p>
              </table:table-cell>
              <table:table-cell office:value-type="float" office:value="66.62">
                <text:p>66.62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8.955">
                <text:p>68.955</text:p>
              </table:table-cell>
              <table:table-cell office:value-type="float" office:value="64.81">
                <text:p>64.81</text:p>
              </table:table-cell>
              <table:table-cell office:value-type="float" office:value="66.64">
                <text:p>66.6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8.975">
                <text:p>68.975</text:p>
              </table:table-cell>
              <table:table-cell office:value-type="float" office:value="64.81">
                <text:p>64.81</text:p>
              </table:table-cell>
              <table:table-cell office:value-type="float" office:value="66.66">
                <text:p>66.66</text:p>
              </table:table-cell>
              <table:table-cell office:value-type="float" office:value="1.84999999999999">
                <text:p>1.8499999999999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8.995">
                <text:p>68.995</text:p>
              </table:table-cell>
              <table:table-cell office:value-type="float" office:value="64.81">
                <text:p>64.81</text:p>
              </table:table-cell>
              <table:table-cell office:value-type="float" office:value="66.69">
                <text:p>66.69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9.015">
                <text:p>69.015</text:p>
              </table:table-cell>
              <table:table-cell office:value-type="float" office:value="64.8">
                <text:p>64.8</text:p>
              </table:table-cell>
              <table:table-cell office:value-type="float" office:value="66.7">
                <text:p>66.7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9.035">
                <text:p>69.035</text:p>
              </table:table-cell>
              <table:table-cell office:value-type="float" office:value="64.8">
                <text:p>64.8</text:p>
              </table:table-cell>
              <table:table-cell office:value-type="float" office:value="66.62">
                <text:p>66.62</text:p>
              </table:table-cell>
              <table:table-cell office:value-type="float" office:value="1.82000000000001">
                <text:p>1.820000000000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9.055">
                <text:p>69.055</text:p>
              </table:table-cell>
              <table:table-cell office:value-type="float" office:value="64.81">
                <text:p>64.81</text:p>
              </table:table-cell>
              <table:table-cell office:value-type="float" office:value="66.63">
                <text:p>66.63</text:p>
              </table:table-cell>
              <table:table-cell office:value-type="float" office:value="1.81999999999999">
                <text:p>1.819999999999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9.075">
                <text:p>69.075</text:p>
              </table:table-cell>
              <table:table-cell office:value-type="float" office:value="64.81">
                <text:p>64.81</text:p>
              </table:table-cell>
              <table:table-cell office:value-type="float" office:value="66.65">
                <text:p>66.6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9.095">
                <text:p>69.095</text:p>
              </table:table-cell>
              <table:table-cell office:value-type="float" office:value="64.81">
                <text:p>64.81</text:p>
              </table:table-cell>
              <table:table-cell office:value-type="float" office:value="66.67">
                <text:p>66.6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9.115">
                <text:p>69.115</text:p>
              </table:table-cell>
              <table:table-cell office:value-type="float" office:value="64.8">
                <text:p>64.8</text:p>
              </table:table-cell>
              <table:table-cell office:value-type="float" office:value="66.69">
                <text:p>66.6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9.135">
                <text:p>69.135</text:p>
              </table:table-cell>
              <table:table-cell office:value-type="float" office:value="64.8">
                <text:p>64.8</text:p>
              </table:table-cell>
              <table:table-cell office:value-type="float" office:value="66.71">
                <text:p>66.7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9.155">
                <text:p>69.155</text:p>
              </table:table-cell>
              <table:table-cell office:value-type="float" office:value="64.8">
                <text:p>64.8</text:p>
              </table:table-cell>
              <table:table-cell office:value-type="float" office:value="66.74">
                <text:p>66.7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9.175">
                <text:p>69.175</text:p>
              </table:table-cell>
              <table:table-cell office:value-type="float" office:value="64.8">
                <text:p>64.8</text:p>
              </table:table-cell>
              <table:table-cell office:value-type="float" office:value="66.76">
                <text:p>66.76</text:p>
              </table:table-cell>
              <table:table-cell office:value-type="float" office:value="1.96000000000001">
                <text:p>1.960000000000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9.195">
                <text:p>69.195</text:p>
              </table:table-cell>
              <table:table-cell office:value-type="float" office:value="64.8">
                <text:p>64.8</text:p>
              </table:table-cell>
              <table:table-cell office:value-type="float" office:value="66.79">
                <text:p>66.79</text:p>
              </table:table-cell>
              <table:table-cell office:value-type="float" office:value="1.99000000000001">
                <text:p>1.990000000000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.215">
                <text:p>69.215</text:p>
              </table:table-cell>
              <table:table-cell office:value-type="float" office:value="64.8">
                <text:p>64.8</text:p>
              </table:table-cell>
              <table:table-cell office:value-type="float" office:value="66.8">
                <text:p>66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9.235">
                <text:p>69.235</text:p>
              </table:table-cell>
              <table:table-cell office:value-type="float" office:value="64.8">
                <text:p>64.8</text:p>
              </table:table-cell>
              <table:table-cell office:value-type="float" office:value="66.73">
                <text:p>66.73</text:p>
              </table:table-cell>
              <table:table-cell office:value-type="float" office:value="1.93000000000001">
                <text:p>1.930000000000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9.255">
                <text:p>69.255</text:p>
              </table:table-cell>
              <table:table-cell office:value-type="float" office:value="64.81">
                <text:p>64.81</text:p>
              </table:table-cell>
              <table:table-cell office:value-type="float" office:value="66.74">
                <text:p>66.74</text:p>
              </table:table-cell>
              <table:table-cell office:value-type="float" office:value="1.92999999999999">
                <text:p>1.9299999999999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9.275">
                <text:p>69.275</text:p>
              </table:table-cell>
              <table:table-cell office:value-type="float" office:value="64.81">
                <text:p>64.81</text:p>
              </table:table-cell>
              <table:table-cell office:value-type="float" office:value="66.76">
                <text:p>66.7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.295">
                <text:p>69.295</text:p>
              </table:table-cell>
              <table:table-cell office:value-type="float" office:value="64.8">
                <text:p>64.8</text:p>
              </table:table-cell>
              <table:table-cell office:value-type="float" office:value="66.78">
                <text:p>66.7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9.315">
                <text:p>69.315</text:p>
              </table:table-cell>
              <table:table-cell office:value-type="float" office:value="64.8">
                <text:p>64.8</text:p>
              </table:table-cell>
              <table:table-cell office:value-type="float" office:value="66.8">
                <text:p>66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9.335">
                <text:p>69.335</text:p>
              </table:table-cell>
              <table:table-cell office:value-type="float" office:value="0">
                <text:p>0</text:p>
              </table:table-cell>
              <table:table-cell office:value-type="float" office:value="66.48">
                <text:p>66.48</text:p>
              </table:table-cell>
              <table:table-cell office:value-type="float" office:value="66.48">
                <text:p>66.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9.355">
                <text:p>69.355</text:p>
              </table:table-cell>
              <table:table-cell office:value-type="float" office:value="0">
                <text:p>0</text:p>
              </table:table-cell>
              <table:table-cell office:value-type="float" office:value="65.88">
                <text:p>65.88</text:p>
              </table:table-cell>
              <table:table-cell office:value-type="float" office:value="65.88">
                <text:p>65.8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9.375">
                <text:p>69.375</text:p>
              </table:table-cell>
              <table:table-cell office:value-type="float" office:value="0">
                <text:p>0</text:p>
              </table:table-cell>
              <table:table-cell office:value-type="float" office:value="65.05">
                <text:p>65.05</text:p>
              </table:table-cell>
              <table:table-cell office:value-type="float" office:value="65.05">
                <text:p>65.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9.395">
                <text:p>69.395</text:p>
              </table:table-cell>
              <table:table-cell office:value-type="float" office:value="0">
                <text:p>0</text:p>
              </table:table-cell>
              <table:table-cell office:value-type="float" office:value="64.03">
                <text:p>64.03</text:p>
              </table:table-cell>
              <table:table-cell office:value-type="float" office:value="64.03">
                <text:p>64.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9.415">
                <text:p>69.415</text:p>
              </table:table-cell>
              <table:table-cell office:value-type="float" office:value="0">
                <text:p>0</text:p>
              </table:table-cell>
              <table:table-cell office:value-type="float" office:value="62.84">
                <text:p>62.84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9.435">
                <text:p>69.435</text:p>
              </table:table-cell>
              <table:table-cell office:value-type="float" office:value="0">
                <text:p>0</text:p>
              </table:table-cell>
              <table:table-cell office:value-type="float" office:value="61.44">
                <text:p>61.44</text:p>
              </table:table-cell>
              <table:table-cell office:value-type="float" office:value="61.44">
                <text:p>61.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9.455">
                <text:p>69.455</text:p>
              </table:table-cell>
              <table:table-cell office:value-type="float" office:value="0">
                <text:p>0</text:p>
              </table:table-cell>
              <table:table-cell office:value-type="float" office:value="60.01">
                <text:p>60.01</text:p>
              </table:table-cell>
              <table:table-cell office:value-type="float" office:value="60.01">
                <text:p>60.0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9.475">
                <text:p>69.475</text:p>
              </table:table-cell>
              <table:table-cell office:value-type="float" office:value="0">
                <text:p>0</text:p>
              </table:table-cell>
              <table:table-cell office:value-type="float" office:value="58.47">
                <text:p>58.47</text:p>
              </table:table-cell>
              <table:table-cell office:value-type="float" office:value="58.47">
                <text:p>58.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9.495">
                <text:p>69.495</text:p>
              </table:table-cell>
              <table:table-cell office:value-type="float" office:value="0">
                <text:p>0</text:p>
              </table:table-cell>
              <table:table-cell office:value-type="float" office:value="56.86">
                <text:p>56.86</text:p>
              </table:table-cell>
              <table:table-cell office:value-type="float" office:value="56.86">
                <text:p>56.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9.515">
                <text:p>69.515</text:p>
              </table:table-cell>
              <table:table-cell office:value-type="float" office:value="0">
                <text:p>0</text:p>
              </table:table-cell>
              <table:table-cell office:value-type="float" office:value="55.18">
                <text:p>55.18</text:p>
              </table:table-cell>
              <table:table-cell office:value-type="float" office:value="55.18">
                <text:p>55.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9.535">
                <text:p>69.535</text:p>
              </table:table-cell>
              <table:table-cell office:value-type="float" office:value="0">
                <text:p>0</text:p>
              </table:table-cell>
              <table:table-cell office:value-type="float" office:value="53.44">
                <text:p>53.44</text:p>
              </table:table-cell>
              <table:table-cell office:value-type="float" office:value="53.44">
                <text:p>53.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9.555">
                <text:p>69.555</text:p>
              </table:table-cell>
              <table:table-cell office:value-type="float" office:value="0">
                <text:p>0</text:p>
              </table:table-cell>
              <table:table-cell office:value-type="float" office:value="51.66">
                <text:p>51.66</text:p>
              </table:table-cell>
              <table:table-cell office:value-type="float" office:value="51.66">
                <text:p>51.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9.575">
                <text:p>69.575</text:p>
              </table:table-cell>
              <table:table-cell office:value-type="float" office:value="0">
                <text:p>0</text:p>
              </table:table-cell>
              <table:table-cell office:value-type="float" office:value="49.84">
                <text:p>49.84</text:p>
              </table:table-cell>
              <table:table-cell office:value-type="float" office:value="49.84">
                <text:p>49.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9.595">
                <text:p>69.595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9.615">
                <text:p>69.615</text:p>
              </table:table-cell>
              <table:table-cell office:value-type="float" office:value="0">
                <text:p>0</text:p>
              </table:table-cell>
              <table:table-cell office:value-type="float" office:value="46.13">
                <text:p>46.13</text:p>
              </table:table-cell>
              <table:table-cell office:value-type="float" office:value="46.13">
                <text:p>46.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9.635">
                <text:p>69.635</text:p>
              </table:table-cell>
              <table:table-cell office:value-type="float" office:value="0">
                <text:p>0</text:p>
              </table:table-cell>
              <table:table-cell office:value-type="float" office:value="44.18">
                <text:p>44.18</text:p>
              </table:table-cell>
              <table:table-cell office:value-type="float" office:value="44.18">
                <text:p>44.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9.655">
                <text:p>69.655</text:p>
              </table:table-cell>
              <table:table-cell office:value-type="float" office:value="0">
                <text:p>0</text:p>
              </table:table-cell>
              <table:table-cell office:value-type="float" office:value="42.28">
                <text:p>42.28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9.675">
                <text:p>69.675</text:p>
              </table:table-cell>
              <table:table-cell office:value-type="float" office:value="0">
                <text:p>0</text:p>
              </table:table-cell>
              <table:table-cell office:value-type="float" office:value="40.36">
                <text:p>40.36</text:p>
              </table:table-cell>
              <table:table-cell office:value-type="float" office:value="40.36">
                <text:p>40.3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9.695">
                <text:p>69.695</text:p>
              </table:table-cell>
              <table:table-cell office:value-type="float" office:value="0">
                <text:p>0</text:p>
              </table:table-cell>
              <table:table-cell office:value-type="float" office:value="38.44">
                <text:p>38.44</text:p>
              </table:table-cell>
              <table:table-cell office:value-type="float" office:value="38.44">
                <text:p>38.4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9.715">
                <text:p>69.715</text:p>
              </table:table-cell>
              <table:table-cell office:value-type="float" office:value="0">
                <text:p>0</text:p>
              </table:table-cell>
              <table:table-cell office:value-type="float" office:value="36.52">
                <text:p>36.52</text:p>
              </table:table-cell>
              <table:table-cell office:value-type="float" office:value="36.52">
                <text:p>36.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9.735">
                <text:p>69.735</text:p>
              </table:table-cell>
              <table:table-cell office:value-type="float" office:value="0">
                <text:p>0</text:p>
              </table:table-cell>
              <table:table-cell office:value-type="float" office:value="34.63">
                <text:p>34.63</text:p>
              </table:table-cell>
              <table:table-cell office:value-type="float" office:value="34.63">
                <text:p>34.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9.755">
                <text:p>69.755</text:p>
              </table:table-cell>
              <table:table-cell office:value-type="float" office:value="0">
                <text:p>0</text:p>
              </table:table-cell>
              <table:table-cell office:value-type="float" office:value="32.78">
                <text:p>32.78</text:p>
              </table:table-cell>
              <table:table-cell office:value-type="float" office:value="32.78">
                <text:p>32.7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9.775">
                <text:p>69.775</text:p>
              </table:table-cell>
              <table:table-cell office:value-type="float" office:value="0">
                <text:p>0</text:p>
              </table:table-cell>
              <table:table-cell office:value-type="float" office:value="30.99">
                <text:p>30.99</text:p>
              </table:table-cell>
              <table:table-cell office:value-type="float" office:value="30.99">
                <text:p>30.9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9.795">
                <text:p>69.795</text:p>
              </table:table-cell>
              <table:table-cell office:value-type="float" office:value="0">
                <text:p>0</text:p>
              </table:table-cell>
              <table:table-cell office:value-type="float" office:value="29.27">
                <text:p>29.27</text:p>
              </table:table-cell>
              <table:table-cell office:value-type="float" office:value="29.27">
                <text:p>29.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9.815">
                <text:p>69.815</text:p>
              </table:table-cell>
              <table:table-cell office:value-type="float" office:value="0">
                <text:p>0</text:p>
              </table:table-cell>
              <table:table-cell office:value-type="float" office:value="27.61">
                <text:p>27.61</text:p>
              </table:table-cell>
              <table:table-cell office:value-type="float" office:value="27.61">
                <text:p>27.6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9.835">
                <text:p>69.835</text:p>
              </table:table-cell>
              <table:table-cell office:value-type="float" office:value="0">
                <text:p>0</text:p>
              </table:table-cell>
              <table:table-cell office:value-type="float" office:value="25.99">
                <text:p>25.99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9.855">
                <text:p>69.855</text:p>
              </table:table-cell>
              <table:table-cell office:value-type="float" office:value="0">
                <text:p>0</text:p>
              </table:table-cell>
              <table:table-cell office:value-type="float" office:value="24.48">
                <text:p>24.48</text:p>
              </table:table-cell>
              <table:table-cell office:value-type="float" office:value="24.48">
                <text:p>24.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9.875">
                <text:p>69.875</text:p>
              </table:table-cell>
              <table:table-cell office:value-type="float" office:value="0">
                <text:p>0</text:p>
              </table:table-cell>
              <table:table-cell office:value-type="float" office:value="23.04">
                <text:p>23.04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9.895">
                <text:p>69.895</text:p>
              </table:table-cell>
              <table:table-cell office:value-type="float" office:value="0">
                <text:p>0</text:p>
              </table:table-cell>
              <table:table-cell office:value-type="float" office:value="21.68">
                <text:p>21.68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9.915">
                <text:p>69.915</text:p>
              </table:table-cell>
              <table:table-cell office:value-type="float" office:value="0">
                <text:p>0</text:p>
              </table:table-cell>
              <table:table-cell office:value-type="float" office:value="20.39">
                <text:p>20.39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9.935">
                <text:p>69.935</text:p>
              </table:table-cell>
              <table:table-cell office:value-type="float" office:value="0">
                <text:p>0</text:p>
              </table:table-cell>
              <table:table-cell office:value-type="float" office:value="19.17">
                <text:p>19.17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9.955">
                <text:p>69.955</text:p>
              </table:table-cell>
              <table:table-cell office:value-type="float" office:value="0">
                <text:p>0</text:p>
              </table:table-cell>
              <table:table-cell office:value-type="float" office:value="18.03">
                <text:p>18.03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9.975">
                <text:p>69.975</text:p>
              </table:table-cell>
              <table:table-cell office:value-type="float" office:value="0">
                <text:p>0</text:p>
              </table:table-cell>
              <table:table-cell office:value-type="float" office:value="16.95">
                <text:p>16.95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9.995">
                <text:p>69.995</text:p>
              </table:table-cell>
              <table:table-cell office:value-type="float" office:value="0">
                <text:p>0</text:p>
              </table:table-cell>
              <table:table-cell office:value-type="float" office:value="15.94">
                <text:p>15.94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0.015">
                <text:p>70.015</text:p>
              </table:table-cell>
              <table:table-cell office:value-type="float" office:value="0">
                <text:p>0</text:p>
              </table:table-cell>
              <table:table-cell office:value-type="float" office:value="14.98">
                <text:p>14.98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0.035">
                <text:p>70.035</text:p>
              </table:table-cell>
              <table:table-cell office:value-type="float" office:value="0">
                <text:p>0</text:p>
              </table:table-cell>
              <table:table-cell office:value-type="float" office:value="14.08">
                <text:p>14.08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0.055">
                <text:p>70.055</text:p>
              </table:table-cell>
              <table:table-cell office:value-type="float" office:value="0">
                <text:p>0</text:p>
              </table:table-cell>
              <table:table-cell office:value-type="float" office:value="13.24">
                <text:p>13.24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0.075">
                <text:p>70.075</text:p>
              </table:table-cell>
              <table:table-cell office:value-type="float" office:value="0">
                <text:p>0</text:p>
              </table:table-cell>
              <table:table-cell office:value-type="float" office:value="12.45">
                <text:p>12.45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0.095">
                <text:p>70.095</text:p>
              </table:table-cell>
              <table:table-cell office:value-type="float" office:value="0">
                <text:p>0</text:p>
              </table:table-cell>
              <table:table-cell office:value-type="float" office:value="11.72">
                <text:p>11.72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0.115">
                <text:p>70.115</text:p>
              </table:table-cell>
              <table:table-cell office:value-type="float" office:value="0">
                <text:p>0</text:p>
              </table:table-cell>
              <table:table-cell office:value-type="float" office:value="11.03">
                <text:p>11.03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0.135">
                <text:p>70.135</text:p>
              </table:table-cell>
              <table:table-cell office:value-type="float" office:value="0">
                <text:p>0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0.155">
                <text:p>70.155</text:p>
              </table:table-cell>
              <table:table-cell office:value-type="float" office:value="0">
                <text:p>0</text:p>
              </table:table-cell>
              <table:table-cell office:value-type="float" office:value="9.81">
                <text:p>9.81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0.175">
                <text:p>70.175</text:p>
              </table:table-cell>
              <table:table-cell office:value-type="float" office:value="0">
                <text:p>0</text:p>
              </table:table-cell>
              <table:table-cell office:value-type="float" office:value="9.26">
                <text:p>9.26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0.195">
                <text:p>70.195</text:p>
              </table:table-cell>
              <table:table-cell office:value-type="float" office:value="0">
                <text:p>0</text:p>
              </table:table-cell>
              <table:table-cell office:value-type="float" office:value="8.73">
                <text:p>8.73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0.215">
                <text:p>70.215</text:p>
              </table:table-cell>
              <table:table-cell office:value-type="float" office:value="0">
                <text:p>0</text:p>
              </table:table-cell>
              <table:table-cell office:value-type="float" office:value="8.23">
                <text:p>8.23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0.235">
                <text:p>70.235</text:p>
              </table:table-cell>
              <table:table-cell office:value-type="float" office:value="0">
                <text:p>0</text:p>
              </table:table-cell>
              <table:table-cell office:value-type="float" office:value="7.77">
                <text:p>7.77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0.255">
                <text:p>70.255</text:p>
              </table:table-cell>
              <table:table-cell office:value-type="float" office:value="0">
                <text:p>0</text:p>
              </table:table-cell>
              <table:table-cell office:value-type="float" office:value="7.34">
                <text:p>7.34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0.275">
                <text:p>70.275</text:p>
              </table:table-cell>
              <table:table-cell office:value-type="float" office:value="0">
                <text:p>0</text:p>
              </table:table-cell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0.295">
                <text:p>70.295</text:p>
              </table:table-cell>
              <table:table-cell office:value-type="float" office:value="0">
                <text:p>0</text:p>
              </table:table-cell>
              <table:table-cell office:value-type="float" office:value="6.57">
                <text:p>6.57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0.315">
                <text:p>70.315</text:p>
              </table:table-cell>
              <table:table-cell office:value-type="float" office:value="0">
                <text:p>0</text:p>
              </table:table-cell>
              <table:table-cell office:value-type="float" office:value="6.23">
                <text:p>6.23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0.335">
                <text:p>70.335</text:p>
              </table:table-cell>
              <table:table-cell office:value-type="float" office:value="0">
                <text:p>0</text:p>
              </table:table-cell>
              <table:table-cell office:value-type="float" office:value="5.91">
                <text:p>5.91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0.355">
                <text:p>70.355</text:p>
              </table:table-cell>
              <table:table-cell office:value-type="float" office:value="0">
                <text:p>0</text:p>
              </table:table-cell>
              <table:table-cell office:value-type="float" office:value="5.61">
                <text:p>5.61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.375">
                <text:p>70.375</text:p>
              </table:table-cell>
              <table:table-cell office:value-type="float" office:value="0">
                <text:p>0</text:p>
              </table:table-cell>
              <table:table-cell office:value-type="float" office:value="5.34">
                <text:p>5.34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0.395">
                <text:p>70.395</text:p>
              </table:table-cell>
              <table:table-cell office:value-type="float" office:value="0">
                <text:p>0</text:p>
              </table:table-cell>
              <table:table-cell office:value-type="float" office:value="5.08">
                <text:p>5.08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0.415">
                <text:p>70.415</text:p>
              </table:table-cell>
              <table:table-cell office:value-type="float" office:value="0">
                <text:p>0</text:p>
              </table:table-cell>
              <table:table-cell office:value-type="float" office:value="4.84">
                <text:p>4.8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0.435">
                <text:p>70.435</text:p>
              </table:table-cell>
              <table:table-cell office:value-type="float" office:value="0">
                <text:p>0</text:p>
              </table:table-cell>
              <table:table-cell office:value-type="float" office:value="4.62">
                <text:p>4.62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.455">
                <text:p>70.455</text:p>
              </table:table-cell>
              <table:table-cell office:value-type="float" office:value="0">
                <text:p>0</text:p>
              </table:table-cell>
              <table:table-cell office:value-type="float" office:value="4.41">
                <text:p>4.41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0.475">
                <text:p>70.475</text:p>
              </table:table-cell>
              <table:table-cell office:value-type="float" office:value="0">
                <text:p>0</text:p>
              </table:table-cell>
              <table:table-cell office:value-type="float" office:value="4.22">
                <text:p>4.2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0.495">
                <text:p>70.495</text:p>
              </table:table-cell>
              <table:table-cell office:value-type="float" office:value="0">
                <text:p>0</text:p>
              </table:table-cell>
              <table:table-cell office:value-type="float" office:value="4.05">
                <text:p>4.0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.515">
                <text:p>70.515</text:p>
              </table:table-cell>
              <table:table-cell office:value-type="float" office:value="0">
                <text:p>0</text:p>
              </table:table-cell>
              <table:table-cell office:value-type="float" office:value="3.88">
                <text:p>3.8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.535">
                <text:p>70.535</text:p>
              </table:table-cell>
              <table:table-cell office:value-type="float" office:value="0">
                <text:p>0</text:p>
              </table:table-cell>
              <table:table-cell office:value-type="float" office:value="3.73">
                <text:p>3.73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.555">
                <text:p>70.555</text:p>
              </table:table-cell>
              <table:table-cell office:value-type="float" office:value="0">
                <text:p>0</text:p>
              </table:table-cell>
              <table:table-cell office:value-type="float" office:value="3.59">
                <text:p>3.59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.575">
                <text:p>70.575</text:p>
              </table:table-cell>
              <table:table-cell office:value-type="float" office:value="0">
                <text:p>0</text:p>
              </table:table-cell>
              <table:table-cell office:value-type="float" office:value="3.46">
                <text:p>3.46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.595">
                <text:p>70.595</text:p>
              </table:table-cell>
              <table:table-cell office:value-type="float" office:value="0">
                <text:p>0</text:p>
              </table:table-cell>
              <table:table-cell office:value-type="float" office:value="3.34">
                <text:p>3.3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.615">
                <text:p>70.615</text:p>
              </table:table-cell>
              <table:table-cell office:value-type="float" office:value="0">
                <text:p>0</text:p>
              </table:table-cell>
              <table:table-cell office:value-type="float" office:value="3.23">
                <text:p>3.23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.635">
                <text:p>70.635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0.655">
                <text:p>70.655</text:p>
              </table:table-cell>
              <table:table-cell office:value-type="float" office:value="0">
                <text:p>0</text:p>
              </table:table-cell>
              <table:table-cell office:value-type="float" office:value="3.03">
                <text:p>3.0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0.675">
                <text:p>70.675</text:p>
              </table:table-cell>
              <table:table-cell office:value-type="float" office:value="0">
                <text:p>0</text:p>
              </table:table-cell>
              <table:table-cell office:value-type="float" office:value="2.94">
                <text:p>2.9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.695">
                <text:p>70.695</text:p>
              </table:table-cell>
              <table:table-cell office:value-type="float" office:value="0">
                <text:p>0</text:p>
              </table:table-cell>
              <table:table-cell office:value-type="float" office:value="2.85">
                <text:p>2.8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.715">
                <text:p>70.715</text:p>
              </table:table-cell>
              <table:table-cell office:value-type="float" office:value="0">
                <text:p>0</text:p>
              </table:table-cell>
              <table:table-cell office:value-type="float" office:value="2.77">
                <text:p>2.77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0.735">
                <text:p>70.735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0.755">
                <text:p>70.755</text:p>
              </table:table-cell>
              <table:table-cell office:value-type="float" office:value="0">
                <text:p>0</text:p>
              </table:table-cell>
              <table:table-cell office:value-type="float" office:value="2.64">
                <text:p>2.6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0.775">
                <text:p>70.775</text:p>
              </table:table-cell>
              <table:table-cell office:value-type="float" office:value="0">
                <text:p>0</text:p>
              </table:table-cell>
              <table:table-cell office:value-type="float" office:value="2.58">
                <text:p>2.5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0.795">
                <text:p>70.795</text:p>
              </table:table-cell>
              <table:table-cell office:value-type="float" office:value="0">
                <text:p>0</text:p>
              </table:table-cell>
              <table:table-cell office:value-type="float" office:value="2.52">
                <text:p>2.52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.815">
                <text:p>70.815</text:p>
              </table:table-cell>
              <table:table-cell office:value-type="float" office:value="0">
                <text:p>0</text:p>
              </table:table-cell>
              <table:table-cell office:value-type="float" office:value="2.47">
                <text:p>2.47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.835">
                <text:p>70.835</text:p>
              </table:table-cell>
              <table:table-cell office:value-type="float" office:value="0">
                <text:p>0</text:p>
              </table:table-cell>
              <table:table-cell office:value-type="float" office:value="2.42">
                <text:p>2.42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.855">
                <text:p>70.855</text:p>
              </table:table-cell>
              <table:table-cell office:value-type="float" office:value="0">
                <text:p>0</text:p>
              </table:table-cell>
              <table:table-cell office:value-type="float" office:value="2.37">
                <text:p>2.37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.875">
                <text:p>70.875</text:p>
              </table:table-cell>
              <table:table-cell office:value-type="float" office:value="0">
                <text:p>0</text:p>
              </table:table-cell>
              <table:table-cell office:value-type="float" office:value="2.33">
                <text:p>2.33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.895">
                <text:p>70.895</text:p>
              </table:table-cell>
              <table:table-cell office:value-type="float" office:value="0">
                <text:p>0</text:p>
              </table:table-cell>
              <table:table-cell office:value-type="float" office:value="2.29">
                <text:p>2.29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0.915">
                <text:p>70.915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0.935">
                <text:p>70.935</text:p>
              </table:table-cell>
              <table:table-cell office:value-type="float" office:value="0">
                <text:p>0</text:p>
              </table:table-cell>
              <table:table-cell office:value-type="float" office:value="2.22">
                <text:p>2.22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.955">
                <text:p>70.955</text:p>
              </table:table-cell>
              <table:table-cell office:value-type="float" office:value="0">
                <text:p>0</text:p>
              </table:table-cell>
              <table:table-cell office:value-type="float" office:value="2.18">
                <text:p>2.1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.975">
                <text:p>70.975</text:p>
              </table:table-cell>
              <table:table-cell office:value-type="float" office:value="0">
                <text:p>0</text:p>
              </table:table-cell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.995">
                <text:p>70.995</text:p>
              </table:table-cell>
              <table:table-cell office:value-type="float" office:value="0">
                <text:p>0</text:p>
              </table:table-cell>
              <table:table-cell office:value-type="float" office:value="2.13">
                <text:p>2.13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1.015">
                <text:p>71.015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1.035">
                <text:p>71.035</text:p>
              </table:table-cell>
              <table:table-cell office:value-type="float" office:value="0">
                <text:p>0</text:p>
              </table:table-cell>
              <table:table-cell office:value-type="float" office:value="2.08">
                <text:p>2.0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1.055">
                <text:p>71.055</text:p>
              </table:table-cell>
              <table:table-cell office:value-type="float" office:value="0">
                <text:p>0</text:p>
              </table:table-cell>
              <table:table-cell office:value-type="float" office:value="2.05">
                <text:p>2.0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1.075">
                <text:p>71.075</text:p>
              </table:table-cell>
              <table:table-cell office:value-type="float" office:value="0">
                <text:p>0</text:p>
              </table:table-cell>
              <table:table-cell office:value-type="float" office:value="2.03">
                <text:p>2.03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1.095">
                <text:p>71.095</text:p>
              </table:table-cell>
              <table:table-cell office:value-type="float" office:value="0">
                <text:p>0</text:p>
              </table:table-cell>
              <table:table-cell office:value-type="float" office:value="2.01">
                <text:p>2.01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1.115">
                <text:p>71.115</text:p>
              </table:table-cell>
              <table:table-cell office:value-type="float" office:value="0">
                <text:p>0</text:p>
              </table:table-cell>
              <table:table-cell office:value-type="float" office:value="1.99">
                <text:p>1.9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1.135">
                <text:p>71.135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1.155">
                <text:p>71.155</text:p>
              </table:table-cell>
              <table:table-cell office:value-type="float" office:value="0">
                <text:p>0</text:p>
              </table:table-cell>
              <table:table-cell office:value-type="float" office:value="1.96">
                <text:p>1.9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1.175">
                <text:p>71.175</text:p>
              </table:table-cell>
              <table:table-cell office:value-type="float" office:value="0">
                <text:p>0</text:p>
              </table:table-cell>
              <table:table-cell office:value-type="float" office:value="1.94">
                <text:p>1.9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.195">
                <text:p>71.195</text:p>
              </table:table-cell>
              <table:table-cell office:value-type="float" office:value="0">
                <text:p>0</text:p>
              </table:table-cell>
              <table:table-cell office:value-type="float" office:value="1.93">
                <text:p>1.9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.215">
                <text:p>71.215</text:p>
              </table:table-cell>
              <table:table-cell office:value-type="float" office:value="0">
                <text:p>0</text:p>
              </table:table-cell>
              <table:table-cell office:value-type="float" office:value="1.91">
                <text:p>1.9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.235">
                <text:p>71.235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255">
                <text:p>71.255</text:p>
              </table:table-cell>
              <table:table-cell office:value-type="float" office:value="0">
                <text:p>0</text:p>
              </table:table-cell>
              <table:table-cell office:value-type="float" office:value="1.89">
                <text:p>1.8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275">
                <text:p>71.275</text:p>
              </table:table-cell>
              <table:table-cell office:value-type="float" office:value="0">
                <text:p>0</text:p>
              </table:table-cell>
              <table:table-cell office:value-type="float" office:value="1.87">
                <text:p>1.8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295">
                <text:p>71.295</text:p>
              </table:table-cell>
              <table:table-cell office:value-type="float" office:value="0">
                <text:p>0</text:p>
              </table:table-cell>
              <table:table-cell office:value-type="float" office:value="1.86">
                <text:p>1.8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315">
                <text:p>71.315</text:p>
              </table:table-cell>
              <table:table-cell office:value-type="float" office:value="0">
                <text:p>0</text:p>
              </table:table-cell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335">
                <text:p>71.335</text:p>
              </table:table-cell>
              <table:table-cell office:value-type="float" office:value="0">
                <text:p>0</text:p>
              </table:table-cell>
              <table:table-cell office:value-type="float" office:value="1.84">
                <text:p>1.8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355">
                <text:p>71.355</text:p>
              </table:table-cell>
              <table:table-cell office:value-type="float" office:value="0">
                <text:p>0</text:p>
              </table:table-cell>
              <table:table-cell office:value-type="float" office:value="1.83">
                <text:p>1.8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375">
                <text:p>71.375</text:p>
              </table:table-cell>
              <table:table-cell office:value-type="float" office:value="0">
                <text:p>0</text:p>
              </table:table-cell>
              <table:table-cell office:value-type="float" office:value="1.82">
                <text:p>1.8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395">
                <text:p>71.395</text:p>
              </table:table-cell>
              <table:table-cell office:value-type="float" office:value="0">
                <text:p>0</text:p>
              </table:table-cell>
              <table:table-cell office:value-type="float" office:value="1.81">
                <text:p>1.8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.415">
                <text:p>71.415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1.435">
                <text:p>71.435</text:p>
              </table:table-cell>
              <table:table-cell office:value-type="float" office:value="0">
                <text:p>0</text:p>
              </table:table-cell>
              <table:table-cell office:value-type="float" office:value="1.79">
                <text:p>1.79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1.455">
                <text:p>71.455</text:p>
              </table:table-cell>
              <table:table-cell office:value-type="float" office:value="0">
                <text:p>0</text:p>
              </table:table-cell>
              <table:table-cell office:value-type="float" office:value="1.78">
                <text:p>1.7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1.475">
                <text:p>71.475</text:p>
              </table:table-cell>
              <table:table-cell office:value-type="float" office:value="0">
                <text:p>0</text:p>
              </table:table-cell>
              <table:table-cell office:value-type="float" office:value="1.77">
                <text:p>1.7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1.495">
                <text:p>71.495</text:p>
              </table:table-cell>
              <table:table-cell office:value-type="float" office:value="0">
                <text:p>0</text:p>
              </table:table-cell>
              <table:table-cell office:value-type="float" office:value="1.76">
                <text:p>1.7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1.515">
                <text:p>71.515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1.535">
                <text:p>71.535</text:p>
              </table:table-cell>
              <table:table-cell office:value-type="float" office:value="0">
                <text:p>0</text:p>
              </table:table-cell>
              <table:table-cell office:value-type="float" office:value="1.74">
                <text:p>1.7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1.555">
                <text:p>71.555</text:p>
              </table:table-cell>
              <table:table-cell office:value-type="float" office:value="0">
                <text:p>0</text:p>
              </table:table-cell>
              <table:table-cell office:value-type="float" office:value="1.73">
                <text:p>1.7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1.575">
                <text:p>71.575</text:p>
              </table:table-cell>
              <table:table-cell office:value-type="float" office:value="0">
                <text:p>0</text:p>
              </table:table-cell>
              <table:table-cell office:value-type="float" office:value="1.73">
                <text:p>1.7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1.595">
                <text:p>71.595</text:p>
              </table:table-cell>
              <table:table-cell office:value-type="float" office:value="0">
                <text:p>0</text:p>
              </table:table-cell>
              <table:table-cell office:value-type="float" office:value="1.72">
                <text:p>1.7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1.615">
                <text:p>71.615</text:p>
              </table:table-cell>
              <table:table-cell office:value-type="float" office:value="0">
                <text:p>0</text:p>
              </table:table-cell>
              <table:table-cell office:value-type="float" office:value="1.71">
                <text:p>1.71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1.635">
                <text:p>71.635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1.655">
                <text:p>71.655</text:p>
              </table:table-cell>
              <table:table-cell office:value-type="float" office:value="0">
                <text:p>0</text:p>
              </table:table-cell>
              <table:table-cell office:value-type="float" office:value="1.69">
                <text:p>1.6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1.675">
                <text:p>71.675</text:p>
              </table:table-cell>
              <table:table-cell office:value-type="float" office:value="0">
                <text:p>0</text:p>
              </table:table-cell>
              <table:table-cell office:value-type="float" office:value="1.69">
                <text:p>1.6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1.695">
                <text:p>71.695</text:p>
              </table:table-cell>
              <table:table-cell office:value-type="float" office:value="0">
                <text:p>0</text:p>
              </table:table-cell>
              <table:table-cell office:value-type="float" office:value="1.68">
                <text:p>1.68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1.715">
                <text:p>71.715</text:p>
              </table:table-cell>
              <table:table-cell office:value-type="float" office:value="0">
                <text:p>0</text:p>
              </table:table-cell>
              <table:table-cell office:value-type="float" office:value="1.67">
                <text:p>1.67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1.735">
                <text:p>71.735</text:p>
              </table:table-cell>
              <table:table-cell office:value-type="float" office:value="0">
                <text:p>0</text:p>
              </table:table-cell>
              <table:table-cell office:value-type="float" office:value="1.66">
                <text:p>1.66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1.755">
                <text:p>71.755</text:p>
              </table:table-cell>
              <table:table-cell office:value-type="float" office:value="0">
                <text:p>0</text:p>
              </table:table-cell>
              <table:table-cell office:value-type="float" office:value="1.66">
                <text:p>1.66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1.775">
                <text:p>71.775</text:p>
              </table:table-cell>
              <table:table-cell office:value-type="float" office:value="0">
                <text:p>0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1.795">
                <text:p>71.795</text:p>
              </table:table-cell>
              <table:table-cell office:value-type="float" office:value="0">
                <text:p>0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1.815">
                <text:p>71.815</text:p>
              </table:table-cell>
              <table:table-cell office:value-type="float" office:value="0">
                <text:p>0</text:p>
              </table:table-cell>
              <table:table-cell office:value-type="float" office:value="1.64">
                <text:p>1.64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1.835">
                <text:p>71.835</text:p>
              </table:table-cell>
              <table:table-cell office:value-type="float" office:value="0">
                <text:p>0</text:p>
              </table:table-cell>
              <table:table-cell office:value-type="float" office:value="1.64">
                <text:p>1.64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1.855">
                <text:p>71.855</text:p>
              </table:table-cell>
              <table:table-cell office:value-type="float" office:value="0">
                <text:p>0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1.875">
                <text:p>71.875</text:p>
              </table:table-cell>
              <table:table-cell office:value-type="float" office:value="0">
                <text:p>0</text:p>
              </table:table-cell>
              <table:table-cell office:value-type="float" office:value="1.63">
                <text:p>1.6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1.895">
                <text:p>71.895</text:p>
              </table:table-cell>
              <table:table-cell office:value-type="float" office:value="0">
                <text:p>0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1.915">
                <text:p>71.915</text:p>
              </table:table-cell>
              <table:table-cell office:value-type="float" office:value="0">
                <text:p>0</text:p>
              </table:table-cell>
              <table:table-cell office:value-type="float" office:value="1.62">
                <text:p>1.62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1.935">
                <text:p>71.935</text:p>
              </table:table-cell>
              <table:table-cell office:value-type="float" office:value="0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1.955">
                <text:p>71.955</text:p>
              </table:table-cell>
              <table:table-cell office:value-type="float" office:value="0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1.975">
                <text:p>71.975</text:p>
              </table:table-cell>
              <table:table-cell office:value-type="float" office:value="0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1.995">
                <text:p>71.99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2.015">
                <text:p>72.01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2.035">
                <text:p>72.035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2.055">
                <text:p>72.055</text:p>
              </table:table-cell>
              <table:table-cell office:value-type="float" office:value="0">
                <text:p>0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2.075">
                <text:p>72.075</text:p>
              </table:table-cell>
              <table:table-cell office:value-type="float" office:value="0">
                <text:p>0</text:p>
              </table:table-cell>
              <table:table-cell office:value-type="float" office:value="1.58">
                <text:p>1.58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2.095">
                <text:p>72.095</text:p>
              </table:table-cell>
              <table:table-cell office:value-type="float" office:value="0">
                <text:p>0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2.115">
                <text:p>72.115</text:p>
              </table:table-cell>
              <table:table-cell office:value-type="float" office:value="0">
                <text:p>0</text:p>
              </table:table-cell>
              <table:table-cell office:value-type="float" office:value="1.57">
                <text:p>1.5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2.135">
                <text:p>72.135</text:p>
              </table:table-cell>
              <table:table-cell office:value-type="float" office:value="0">
                <text:p>0</text:p>
              </table:table-cell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2.155">
                <text:p>72.155</text:p>
              </table:table-cell>
              <table:table-cell office:value-type="float" office:value="0">
                <text:p>0</text:p>
              </table:table-cell>
              <table:table-cell office:value-type="float" office:value="1.56">
                <text:p>1.56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2.175">
                <text:p>72.175</text:p>
              </table:table-cell>
              <table:table-cell office:value-type="float" office:value="0">
                <text:p>0</text:p>
              </table:table-cell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2.195">
                <text:p>72.195</text:p>
              </table:table-cell>
              <table:table-cell office:value-type="float" office:value="0">
                <text:p>0</text:p>
              </table:table-cell>
              <table:table-cell office:value-type="float" office:value="1.54">
                <text:p>1.5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2.215">
                <text:p>72.215</text:p>
              </table:table-cell>
              <table:table-cell office:value-type="float" office:value="0">
                <text:p>0</text:p>
              </table:table-cell>
              <table:table-cell office:value-type="float" office:value="1.54">
                <text:p>1.5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2.235">
                <text:p>72.235</text:p>
              </table:table-cell>
              <table:table-cell office:value-type="float" office:value="0">
                <text:p>0</text:p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2.255">
                <text:p>72.255</text:p>
              </table:table-cell>
              <table:table-cell office:value-type="float" office:value="0">
                <text:p>0</text:p>
              </table:table-cell>
              <table:table-cell office:value-type="float" office:value="1.52">
                <text:p>1.5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2.275">
                <text:p>72.275</text:p>
              </table:table-cell>
              <table:table-cell office:value-type="float" office:value="0">
                <text:p>0</text:p>
              </table:table-cell>
              <table:table-cell office:value-type="float" office:value="1.52">
                <text:p>1.5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2.295">
                <text:p>72.295</text:p>
              </table:table-cell>
              <table:table-cell office:value-type="float" office:value="0">
                <text:p>0</text:p>
              </table:table-cell>
              <table:table-cell office:value-type="float" office:value="1.51">
                <text:p>1.5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2.315">
                <text:p>72.315</text:p>
              </table:table-cell>
              <table:table-cell office:value-type="float" office:value="0">
                <text:p>0</text:p>
              </table:table-cell>
              <table:table-cell office:value-type="float" office:value="1.51">
                <text:p>1.5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2.335">
                <text:p>72.33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2.355">
                <text:p>72.355</text:p>
              </table:table-cell>
              <table:table-cell office:value-type="float" office:value="0">
                <text:p>0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2.375">
                <text:p>72.375</text:p>
              </table:table-cell>
              <table:table-cell office:value-type="float" office:value="0">
                <text:p>0</text:p>
              </table:table-cell>
              <table:table-cell office:value-type="float" office:value="1.49">
                <text:p>1.49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2.395">
                <text:p>72.395</text:p>
              </table:table-cell>
              <table:table-cell office:value-type="float" office:value="0">
                <text:p>0</text:p>
              </table:table-cell>
              <table:table-cell office:value-type="float" office:value="1.48">
                <text:p>1.4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2.415">
                <text:p>72.415</text:p>
              </table:table-cell>
              <table:table-cell office:value-type="float" office:value="0">
                <text:p>0</text:p>
              </table:table-cell>
              <table:table-cell office:value-type="float" office:value="1.48">
                <text:p>1.4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2.435">
                <text:p>72.435</text:p>
              </table:table-cell>
              <table:table-cell office:value-type="float" office:value="0">
                <text:p>0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2.455">
                <text:p>72.455</text:p>
              </table:table-cell>
              <table:table-cell office:value-type="float" office:value="0">
                <text:p>0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2.475">
                <text:p>72.475</text:p>
              </table:table-cell>
              <table:table-cell office:value-type="float" office:value="0">
                <text:p>0</text:p>
              </table:table-cell>
              <table:table-cell office:value-type="float" office:value="1.46">
                <text:p>1.4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2.495">
                <text:p>72.495</text:p>
              </table:table-cell>
              <table:table-cell office:value-type="float" office:value="0">
                <text:p>0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2.515">
                <text:p>72.515</text:p>
              </table:table-cell>
              <table:table-cell office:value-type="float" office:value="0">
                <text:p>0</text:p>
              </table:table-cell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2.535">
                <text:p>72.535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2.555">
                <text:p>72.555</text:p>
              </table:table-cell>
              <table:table-cell office:value-type="float" office:value="0">
                <text:p>0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2.575">
                <text:p>72.575</text:p>
              </table:table-cell>
              <table:table-cell office:value-type="float" office:value="0">
                <text:p>0</text:p>
              </table:table-cell>
              <table:table-cell office:value-type="float" office:value="1.43">
                <text:p>1.43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2.595">
                <text:p>72.595</text:p>
              </table:table-cell>
              <table:table-cell office:value-type="float" office:value="0">
                <text:p>0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2.615">
                <text:p>72.615</text:p>
              </table:table-cell>
              <table:table-cell office:value-type="float" office:value="0">
                <text:p>0</text:p>
              </table:table-cell>
              <table:table-cell office:value-type="float" office:value="1.42">
                <text:p>1.4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2.635">
                <text:p>72.635</text:p>
              </table:table-cell>
              <table:table-cell office:value-type="float" office:value="0">
                <text:p>0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2.655">
                <text:p>72.655</text:p>
              </table:table-cell>
              <table:table-cell office:value-type="float" office:value="0">
                <text:p>0</text:p>
              </table:table-cell>
              <table:table-cell office:value-type="float" office:value="1.41">
                <text:p>1.4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2.675">
                <text:p>72.675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2.695">
                <text:p>72.695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2.715">
                <text:p>72.715</text:p>
              </table:table-cell>
              <table:table-cell office:value-type="float" office:value="0">
                <text:p>0</text:p>
              </table:table-cell>
              <table:table-cell office:value-type="float" office:value="1.39">
                <text:p>1.3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2.735">
                <text:p>72.735</text:p>
              </table:table-cell>
              <table:table-cell office:value-type="float" office:value="0">
                <text:p>0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2.755">
                <text:p>72.755</text:p>
              </table:table-cell>
              <table:table-cell office:value-type="float" office:value="0">
                <text:p>0</text:p>
              </table:table-cell>
              <table:table-cell office:value-type="float" office:value="1.38">
                <text:p>1.3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2.775">
                <text:p>72.775</text:p>
              </table:table-cell>
              <table:table-cell office:value-type="float" office:value="0">
                <text:p>0</text:p>
              </table:table-cell>
              <table:table-cell office:value-type="float" office:value="1.37">
                <text:p>1.3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2.795">
                <text:p>72.795</text:p>
              </table:table-cell>
              <table:table-cell office:value-type="float" office:value="0">
                <text:p>0</text:p>
              </table:table-cell>
              <table:table-cell office:value-type="float" office:value="1.37">
                <text:p>1.3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2.815">
                <text:p>72.815</text:p>
              </table:table-cell>
              <table:table-cell office:value-type="float" office:value="0">
                <text:p>0</text:p>
              </table:table-cell>
              <table:table-cell office:value-type="float" office:value="1.37">
                <text:p>1.3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2.835">
                <text:p>72.835</text:p>
              </table:table-cell>
              <table:table-cell office:value-type="float" office:value="0">
                <text:p>0</text:p>
              </table:table-cell>
              <table:table-cell office:value-type="float" office:value="1.36">
                <text:p>1.3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2.855">
                <text:p>72.855</text:p>
              </table:table-cell>
              <table:table-cell office:value-type="float" office:value="0">
                <text:p>0</text:p>
              </table:table-cell>
              <table:table-cell office:value-type="float" office:value="1.36">
                <text:p>1.3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2.875">
                <text:p>72.875</text:p>
              </table:table-cell>
              <table:table-cell office:value-type="float" office:value="0">
                <text:p>0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2.895">
                <text:p>72.895</text:p>
              </table:table-cell>
              <table:table-cell office:value-type="float" office:value="0">
                <text:p>0</text:p>
              </table:table-cell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2.915">
                <text:p>72.915</text:p>
              </table:table-cell>
              <table:table-cell office:value-type="float" office:value="0">
                <text:p>0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2.935">
                <text:p>72.935</text:p>
              </table:table-cell>
              <table:table-cell office:value-type="float" office:value="0">
                <text:p>0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2.955">
                <text:p>72.955</text:p>
              </table:table-cell>
              <table:table-cell office:value-type="float" office:value="0">
                <text:p>0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2.975">
                <text:p>72.975</text:p>
              </table:table-cell>
              <table:table-cell office:value-type="float" office:value="0">
                <text:p>0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2.995">
                <text:p>72.995</text:p>
              </table:table-cell>
              <table:table-cell office:value-type="float" office:value="0">
                <text:p>0</text:p>
              </table:table-cell>
              <table:table-cell office:value-type="float" office:value="1.33">
                <text:p>1.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3.015">
                <text:p>73.015</text:p>
              </table:table-cell>
              <table:table-cell office:value-type="float" office:value="0">
                <text:p>0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3.035">
                <text:p>73.035</text:p>
              </table:table-cell>
              <table:table-cell office:value-type="float" office:value="0">
                <text:p>0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3.055">
                <text:p>73.055</text:p>
              </table:table-cell>
              <table:table-cell office:value-type="float" office:value="0">
                <text:p>0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3.075">
                <text:p>73.075</text:p>
              </table:table-cell>
              <table:table-cell office:value-type="float" office:value="0">
                <text:p>0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3.095">
                <text:p>73.095</text:p>
              </table:table-cell>
              <table:table-cell office:value-type="float" office:value="0">
                <text:p>0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3.115">
                <text:p>73.115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3.135">
                <text:p>73.135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3.155">
                <text:p>73.155</text:p>
              </table:table-cell>
              <table:table-cell office:value-type="float" office:value="0">
                <text:p>0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3.175">
                <text:p>73.175</text:p>
              </table:table-cell>
              <table:table-cell office:value-type="float" office:value="0">
                <text:p>0</text:p>
              </table:table-cell>
              <table:table-cell office:value-type="float" office:value="1.29">
                <text:p>1.2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3.195">
                <text:p>73.195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3.215">
                <text:p>73.215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3.235">
                <text:p>73.235</text:p>
              </table:table-cell>
              <table:table-cell office:value-type="float" office:value="0">
                <text:p>0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3.255">
                <text:p>73.255</text:p>
              </table:table-cell>
              <table:table-cell office:value-type="float" office:value="0">
                <text:p>0</text:p>
              </table:table-cell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3.275">
                <text:p>73.275</text:p>
              </table:table-cell>
              <table:table-cell office:value-type="float" office:value="0">
                <text:p>0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3.295">
                <text:p>73.295</text:p>
              </table:table-cell>
              <table:table-cell office:value-type="float" office:value="0">
                <text:p>0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3.315">
                <text:p>73.31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3.335">
                <text:p>73.33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3.355">
                <text:p>73.355</text:p>
              </table:table-cell>
              <table:table-cell office:value-type="float" office:value="0">
                <text:p>0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3.375">
                <text:p>73.375</text:p>
              </table:table-cell>
              <table:table-cell office:value-type="float" office:value="0">
                <text:p>0</text:p>
              </table:table-cell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3.395">
                <text:p>73.395</text:p>
              </table:table-cell>
              <table:table-cell office:value-type="float" office:value="0">
                <text:p>0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3.415">
                <text:p>73.415</text:p>
              </table:table-cell>
              <table:table-cell office:value-type="float" office:value="0">
                <text:p>0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3.435">
                <text:p>73.435</text:p>
              </table:table-cell>
              <table:table-cell office:value-type="float" office:value="64.95">
                <text:p>64.95</text:p>
              </table:table-cell>
              <table:table-cell office:value-type="float" office:value="1.45">
                <text:p>1.4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3.455">
                <text:p>73.455</text:p>
              </table:table-cell>
              <table:table-cell office:value-type="float" office:value="64.95">
                <text:p>64.95</text:p>
              </table:table-cell>
              <table:table-cell office:value-type="float" office:value="1.86">
                <text:p>1.86</text:p>
              </table:table-cell>
              <table:table-cell office:value-type="float" office:value="63.09">
                <text:p>63.0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3.475">
                <text:p>73.475</text:p>
              </table:table-cell>
              <table:table-cell office:value-type="float" office:value="64.95">
                <text:p>64.95</text:p>
              </table:table-cell>
              <table:table-cell office:value-type="float" office:value="2.44">
                <text:p>2.44</text:p>
              </table:table-cell>
              <table:table-cell office:value-type="float" office:value="62.51">
                <text:p>62.5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3.495">
                <text:p>73.495</text:p>
              </table:table-cell>
              <table:table-cell office:value-type="float" office:value="64.95">
                <text:p>64.95</text:p>
              </table:table-cell>
              <table:table-cell office:value-type="float" office:value="3.16">
                <text:p>3.16</text:p>
              </table:table-cell>
              <table:table-cell office:value-type="float" office:value="61.79">
                <text:p>61.7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3.515">
                <text:p>73.515</text:p>
              </table:table-cell>
              <table:table-cell office:value-type="float" office:value="64.94">
                <text:p>64.94</text:p>
              </table:table-cell>
              <table:table-cell office:value-type="float" office:value="4">
                <text:p>4</text:p>
              </table:table-cell>
              <table:table-cell office:value-type="float" office:value="60.94">
                <text:p>60.9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3.535">
                <text:p>73.535</text:p>
              </table:table-cell>
              <table:table-cell office:value-type="float" office:value="64.93">
                <text:p>64.93</text:p>
              </table:table-cell>
              <table:table-cell office:value-type="float" office:value="4.95">
                <text:p>4.95</text:p>
              </table:table-cell>
              <table:table-cell office:value-type="float" office:value="59.98">
                <text:p>59.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3.555">
                <text:p>73.555</text:p>
              </table:table-cell>
              <table:table-cell office:value-type="float" office:value="64.92">
                <text:p>64.92</text:p>
              </table:table-cell>
              <table:table-cell office:value-type="float" office:value="5.99">
                <text:p>5.99</text:p>
              </table:table-cell>
              <table:table-cell office:value-type="float" office:value="58.93">
                <text:p>58.9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3.575">
                <text:p>73.575</text:p>
              </table:table-cell>
              <table:table-cell office:value-type="float" office:value="64.91">
                <text:p>64.91</text:p>
              </table:table-cell>
              <table:table-cell office:value-type="float" office:value="7.11">
                <text:p>7.11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3.595">
                <text:p>73.595</text:p>
              </table:table-cell>
              <table:table-cell office:value-type="float" office:value="64.9">
                <text:p>64.9</text:p>
              </table:table-cell>
              <table:table-cell office:value-type="float" office:value="8.3">
                <text:p>8.3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3.615">
                <text:p>73.615</text:p>
              </table:table-cell>
              <table:table-cell office:value-type="float" office:value="64.89">
                <text:p>64.89</text:p>
              </table:table-cell>
              <table:table-cell office:value-type="float" office:value="9.55">
                <text:p>9.55</text:p>
              </table:table-cell>
              <table:table-cell office:value-type="float" office:value="55.34">
                <text:p>55.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3.635">
                <text:p>73.635</text:p>
              </table:table-cell>
              <table:table-cell office:value-type="float" office:value="64.88">
                <text:p>64.88</text:p>
              </table:table-cell>
              <table:table-cell office:value-type="float" office:value="10.85">
                <text:p>10.85</text:p>
              </table:table-cell>
              <table:table-cell office:value-type="float" office:value="54.03">
                <text:p>54.0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3.655">
                <text:p>73.655</text:p>
              </table:table-cell>
              <table:table-cell office:value-type="float" office:value="64.87">
                <text:p>64.87</text:p>
              </table:table-cell>
              <table:table-cell office:value-type="float" office:value="12.19">
                <text:p>12.19</text:p>
              </table:table-cell>
              <table:table-cell office:value-type="float" office:value="52.68">
                <text:p>52.6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3.675">
                <text:p>73.675</text:p>
              </table:table-cell>
              <table:table-cell office:value-type="float" office:value="64.85">
                <text:p>64.85</text:p>
              </table:table-cell>
              <table:table-cell office:value-type="float" office:value="13.57">
                <text:p>13.57</text:p>
              </table:table-cell>
              <table:table-cell office:value-type="float" office:value="51.28">
                <text:p>51.2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3.695">
                <text:p>73.695</text:p>
              </table:table-cell>
              <table:table-cell office:value-type="float" office:value="64.84">
                <text:p>64.84</text:p>
              </table:table-cell>
              <table:table-cell office:value-type="float" office:value="14.98">
                <text:p>14.98</text:p>
              </table:table-cell>
              <table:table-cell office:value-type="float" office:value="49.86">
                <text:p>49.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3.715">
                <text:p>73.715</text:p>
              </table:table-cell>
              <table:table-cell office:value-type="float" office:value="64.82">
                <text:p>64.82</text:p>
              </table:table-cell>
              <table:table-cell office:value-type="float" office:value="16.42">
                <text:p>16.42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3.735">
                <text:p>73.735</text:p>
              </table:table-cell>
              <table:table-cell office:value-type="float" office:value="64.81">
                <text:p>64.81</text:p>
              </table:table-cell>
              <table:table-cell office:value-type="float" office:value="17.88">
                <text:p>17.88</text:p>
              </table:table-cell>
              <table:table-cell office:value-type="float" office:value="46.93">
                <text:p>46.9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3.755">
                <text:p>73.755</text:p>
              </table:table-cell>
              <table:table-cell office:value-type="float" office:value="64.8">
                <text:p>64.8</text:p>
              </table:table-cell>
              <table:table-cell office:value-type="float" office:value="19.35">
                <text:p>19.35</text:p>
              </table:table-cell>
              <table:table-cell office:value-type="float" office:value="45.45">
                <text:p>45.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3.775">
                <text:p>73.775</text:p>
              </table:table-cell>
              <table:table-cell office:value-type="float" office:value="64.78">
                <text:p>64.78</text:p>
              </table:table-cell>
              <table:table-cell office:value-type="float" office:value="20.84">
                <text:p>20.84</text:p>
              </table:table-cell>
              <table:table-cell office:value-type="float" office:value="43.94">
                <text:p>43.9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3.795">
                <text:p>73.795</text:p>
              </table:table-cell>
              <table:table-cell office:value-type="float" office:value="64.77">
                <text:p>64.77</text:p>
              </table:table-cell>
              <table:table-cell office:value-type="float" office:value="22.35">
                <text:p>22.35</text:p>
              </table:table-cell>
              <table:table-cell office:value-type="float" office:value="42.42">
                <text:p>42.4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3.815">
                <text:p>73.815</text:p>
              </table:table-cell>
              <table:table-cell office:value-type="float" office:value="64.76">
                <text:p>64.76</text:p>
              </table:table-cell>
              <table:table-cell office:value-type="float" office:value="23.86">
                <text:p>23.86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3.835">
                <text:p>73.835</text:p>
              </table:table-cell>
              <table:table-cell office:value-type="float" office:value="64.74">
                <text:p>64.74</text:p>
              </table:table-cell>
              <table:table-cell office:value-type="float" office:value="25.38">
                <text:p>25.38</text:p>
              </table:table-cell>
              <table:table-cell office:value-type="float" office:value="39.36">
                <text:p>39.3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3.855">
                <text:p>73.855</text:p>
              </table:table-cell>
              <table:table-cell office:value-type="float" office:value="64.73">
                <text:p>64.73</text:p>
              </table:table-cell>
              <table:table-cell office:value-type="float" office:value="26.91">
                <text:p>26.91</text:p>
              </table:table-cell>
              <table:table-cell office:value-type="float" office:value="37.82">
                <text:p>37.8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3.875">
                <text:p>73.875</text:p>
              </table:table-cell>
              <table:table-cell office:value-type="float" office:value="64.72">
                <text:p>64.72</text:p>
              </table:table-cell>
              <table:table-cell office:value-type="float" office:value="28.45">
                <text:p>28.45</text:p>
              </table:table-cell>
              <table:table-cell office:value-type="float" office:value="36.27">
                <text:p>36.2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3.895">
                <text:p>73.895</text:p>
              </table:table-cell>
              <table:table-cell office:value-type="float" office:value="64.71">
                <text:p>64.71</text:p>
              </table:table-cell>
              <table:table-cell office:value-type="float" office:value="29.99">
                <text:p>29.99</text:p>
              </table:table-cell>
              <table:table-cell office:value-type="float" office:value="34.72">
                <text:p>34.7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3.915">
                <text:p>73.915</text:p>
              </table:table-cell>
              <table:table-cell office:value-type="float" office:value="64.7">
                <text:p>64.7</text:p>
              </table:table-cell>
              <table:table-cell office:value-type="float" office:value="31.53">
                <text:p>31.53</text:p>
              </table:table-cell>
              <table:table-cell office:value-type="float" office:value="33.17">
                <text:p>33.1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3.935">
                <text:p>73.935</text:p>
              </table:table-cell>
              <table:table-cell office:value-type="float" office:value="64.69">
                <text:p>64.69</text:p>
              </table:table-cell>
              <table:table-cell office:value-type="float" office:value="33.08">
                <text:p>33.08</text:p>
              </table:table-cell>
              <table:table-cell office:value-type="float" office:value="31.61">
                <text:p>31.6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3.955">
                <text:p>73.955</text:p>
              </table:table-cell>
              <table:table-cell office:value-type="float" office:value="64.68">
                <text:p>64.68</text:p>
              </table:table-cell>
              <table:table-cell office:value-type="float" office:value="34.62">
                <text:p>34.62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3.975">
                <text:p>73.975</text:p>
              </table:table-cell>
              <table:table-cell office:value-type="float" office:value="64.67">
                <text:p>64.67</text:p>
              </table:table-cell>
              <table:table-cell office:value-type="float" office:value="36.17">
                <text:p>36.17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3.995">
                <text:p>73.995</text:p>
              </table:table-cell>
              <table:table-cell office:value-type="float" office:value="64.66">
                <text:p>64.66</text:p>
              </table:table-cell>
              <table:table-cell office:value-type="float" office:value="37.7">
                <text:p>37.7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4.015">
                <text:p>74.015</text:p>
              </table:table-cell>
              <table:table-cell office:value-type="float" office:value="64.65">
                <text:p>64.65</text:p>
              </table:table-cell>
              <table:table-cell office:value-type="float" office:value="39.2">
                <text:p>39.2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4.035">
                <text:p>74.035</text:p>
              </table:table-cell>
              <table:table-cell office:value-type="float" office:value="64.65">
                <text:p>64.65</text:p>
              </table:table-cell>
              <table:table-cell office:value-type="float" office:value="40.66">
                <text:p>40.66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4.055">
                <text:p>74.055</text:p>
              </table:table-cell>
              <table:table-cell office:value-type="float" office:value="64.64">
                <text:p>64.64</text:p>
              </table:table-cell>
              <table:table-cell office:value-type="float" office:value="42.08">
                <text:p>42.08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4.075">
                <text:p>74.075</text:p>
              </table:table-cell>
              <table:table-cell office:value-type="float" office:value="64.63">
                <text:p>64.63</text:p>
              </table:table-cell>
              <table:table-cell office:value-type="float" office:value="43.46">
                <text:p>43.46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4.095">
                <text:p>74.095</text:p>
              </table:table-cell>
              <table:table-cell office:value-type="float" office:value="64.62">
                <text:p>64.62</text:p>
              </table:table-cell>
              <table:table-cell office:value-type="float" office:value="44.78">
                <text:p>44.78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4.115">
                <text:p>74.115</text:p>
              </table:table-cell>
              <table:table-cell office:value-type="float" office:value="64.62">
                <text:p>64.62</text:p>
              </table:table-cell>
              <table:table-cell office:value-type="float" office:value="46.05">
                <text:p>46.05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4.135">
                <text:p>74.135</text:p>
              </table:table-cell>
              <table:table-cell office:value-type="float" office:value="64.61">
                <text:p>64.61</text:p>
              </table:table-cell>
              <table:table-cell office:value-type="float" office:value="47.26">
                <text:p>47.26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4.155">
                <text:p>74.155</text:p>
              </table:table-cell>
              <table:table-cell office:value-type="float" office:value="64.6">
                <text:p>64.6</text:p>
              </table:table-cell>
              <table:table-cell office:value-type="float" office:value="48.41">
                <text:p>48.41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4.175">
                <text:p>74.175</text:p>
              </table:table-cell>
              <table:table-cell office:value-type="float" office:value="64.59">
                <text:p>64.59</text:p>
              </table:table-cell>
              <table:table-cell office:value-type="float" office:value="49.5">
                <text:p>49.5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4.195">
                <text:p>74.195</text:p>
              </table:table-cell>
              <table:table-cell office:value-type="float" office:value="64.58">
                <text:p>64.58</text:p>
              </table:table-cell>
              <table:table-cell office:value-type="float" office:value="50.53">
                <text:p>50.53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4.215">
                <text:p>74.215</text:p>
              </table:table-cell>
              <table:table-cell office:value-type="float" office:value="64.57">
                <text:p>64.57</text:p>
              </table:table-cell>
              <table:table-cell office:value-type="float" office:value="51.51">
                <text:p>51.51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4.235">
                <text:p>74.235</text:p>
              </table:table-cell>
              <table:table-cell office:value-type="float" office:value="64.57">
                <text:p>64.57</text:p>
              </table:table-cell>
              <table:table-cell office:value-type="float" office:value="52.4">
                <text:p>52.4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4.255">
                <text:p>74.255</text:p>
              </table:table-cell>
              <table:table-cell office:value-type="float" office:value="64.56">
                <text:p>64.56</text:p>
              </table:table-cell>
              <table:table-cell office:value-type="float" office:value="53.25">
                <text:p>53.25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4.275">
                <text:p>74.275</text:p>
              </table:table-cell>
              <table:table-cell office:value-type="float" office:value="64.55">
                <text:p>64.55</text:p>
              </table:table-cell>
              <table:table-cell office:value-type="float" office:value="54.05">
                <text:p>54.0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4.295">
                <text:p>74.295</text:p>
              </table:table-cell>
              <table:table-cell office:value-type="float" office:value="64.54">
                <text:p>64.54</text:p>
              </table:table-cell>
              <table:table-cell office:value-type="float" office:value="54.8">
                <text:p>54.8</text:p>
              </table:table-cell>
              <table:table-cell office:value-type="float" office:value="9.74000000000001">
                <text:p>9.7400000000000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4.315">
                <text:p>74.315</text:p>
              </table:table-cell>
              <table:table-cell office:value-type="float" office:value="64.53">
                <text:p>64.53</text:p>
              </table:table-cell>
              <table:table-cell office:value-type="float" office:value="55.49">
                <text:p>55.49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4.335">
                <text:p>74.335</text:p>
              </table:table-cell>
              <table:table-cell office:value-type="float" office:value="64.52">
                <text:p>64.52</text:p>
              </table:table-cell>
              <table:table-cell office:value-type="float" office:value="56.14">
                <text:p>56.14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4.355">
                <text:p>74.355</text:p>
              </table:table-cell>
              <table:table-cell office:value-type="float" office:value="64.51">
                <text:p>64.51</text:p>
              </table:table-cell>
              <table:table-cell office:value-type="float" office:value="56.73">
                <text:p>56.73</text:p>
              </table:table-cell>
              <table:table-cell office:value-type="float" office:value="7.78000000000001">
                <text:p>7.780000000000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4.375">
                <text:p>74.375</text:p>
              </table:table-cell>
              <table:table-cell office:value-type="float" office:value="64.5">
                <text:p>64.5</text:p>
              </table:table-cell>
              <table:table-cell office:value-type="float" office:value="57.27">
                <text:p>57.27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4.395">
                <text:p>74.395</text:p>
              </table:table-cell>
              <table:table-cell office:value-type="float" office:value="64.49">
                <text:p>64.49</text:p>
              </table:table-cell>
              <table:table-cell office:value-type="float" office:value="57.77">
                <text:p>57.77</text:p>
              </table:table-cell>
              <table:table-cell office:value-type="float" office:value="6.71999999999999">
                <text:p>6.719999999999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4.415">
                <text:p>74.415</text:p>
              </table:table-cell>
              <table:table-cell office:value-type="float" office:value="64.48">
                <text:p>64.48</text:p>
              </table:table-cell>
              <table:table-cell office:value-type="float" office:value="58.24">
                <text:p>58.24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4.435">
                <text:p>74.435</text:p>
              </table:table-cell>
              <table:table-cell office:value-type="float" office:value="64.47">
                <text:p>64.47</text:p>
              </table:table-cell>
              <table:table-cell office:value-type="float" office:value="58.62">
                <text:p>58.6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4.455">
                <text:p>74.455</text:p>
              </table:table-cell>
              <table:table-cell office:value-type="float" office:value="64.46">
                <text:p>64.46</text:p>
              </table:table-cell>
              <table:table-cell office:value-type="float" office:value="59">
                <text:p>59</text:p>
              </table:table-cell>
              <table:table-cell office:value-type="float" office:value="5.45999999999999">
                <text:p>5.4599999999999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4.475">
                <text:p>74.475</text:p>
              </table:table-cell>
              <table:table-cell office:value-type="float" office:value="64.45">
                <text:p>64.45</text:p>
              </table:table-cell>
              <table:table-cell office:value-type="float" office:value="59.35">
                <text:p>59.3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4.495">
                <text:p>74.495</text:p>
              </table:table-cell>
              <table:table-cell office:value-type="float" office:value="64.45">
                <text:p>64.45</text:p>
              </table:table-cell>
              <table:table-cell office:value-type="float" office:value="59.67">
                <text:p>59.6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4.515">
                <text:p>74.515</text:p>
              </table:table-cell>
              <table:table-cell office:value-type="float" office:value="64.44">
                <text:p>64.44</text:p>
              </table:table-cell>
              <table:table-cell office:value-type="float" office:value="59.95">
                <text:p>59.9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4.535">
                <text:p>74.535</text:p>
              </table:table-cell>
              <table:table-cell office:value-type="float" office:value="64.44">
                <text:p>64.44</text:p>
              </table:table-cell>
              <table:table-cell office:value-type="float" office:value="60.21">
                <text:p>60.2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4.555">
                <text:p>74.555</text:p>
              </table:table-cell>
              <table:table-cell office:value-type="float" office:value="64.44">
                <text:p>64.44</text:p>
              </table:table-cell>
              <table:table-cell office:value-type="float" office:value="60.44">
                <text:p>60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4.575">
                <text:p>74.575</text:p>
              </table:table-cell>
              <table:table-cell office:value-type="float" office:value="64.44">
                <text:p>64.44</text:p>
              </table:table-cell>
              <table:table-cell office:value-type="float" office:value="60.65">
                <text:p>60.6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4.595">
                <text:p>74.595</text:p>
              </table:table-cell>
              <table:table-cell office:value-type="float" office:value="64.44">
                <text:p>64.44</text:p>
              </table:table-cell>
              <table:table-cell office:value-type="float" office:value="60.83">
                <text:p>60.83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4.615">
                <text:p>74.615</text:p>
              </table:table-cell>
              <table:table-cell office:value-type="float" office:value="64.44">
                <text:p>64.44</text:p>
              </table:table-cell>
              <table:table-cell office:value-type="float" office:value="61">
                <text:p>61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4.635">
                <text:p>74.635</text:p>
              </table:table-cell>
              <table:table-cell office:value-type="float" office:value="64.44">
                <text:p>64.44</text:p>
              </table:table-cell>
              <table:table-cell office:value-type="float" office:value="61.1">
                <text:p>61.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4.655">
                <text:p>74.655</text:p>
              </table:table-cell>
              <table:table-cell office:value-type="float" office:value="64.45">
                <text:p>64.45</text:p>
              </table:table-cell>
              <table:table-cell office:value-type="float" office:value="61.23">
                <text:p>61.23</text:p>
              </table:table-cell>
              <table:table-cell office:value-type="float" office:value="3.22000000000001">
                <text:p>3.220000000000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4.675">
                <text:p>74.675</text:p>
              </table:table-cell>
              <table:table-cell office:value-type="float" office:value="64.46">
                <text:p>64.46</text:p>
              </table:table-cell>
              <table:table-cell office:value-type="float" office:value="61.35">
                <text:p>61.35</text:p>
              </table:table-cell>
              <table:table-cell office:value-type="float" office:value="3.10999999999999">
                <text:p>3.1099999999999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4.695">
                <text:p>74.695</text:p>
              </table:table-cell>
              <table:table-cell office:value-type="float" office:value="64.46">
                <text:p>64.46</text:p>
              </table:table-cell>
              <table:table-cell office:value-type="float" office:value="61.45">
                <text:p>61.45</text:p>
              </table:table-cell>
              <table:table-cell office:value-type="float" office:value="3.00999999999999">
                <text:p>3.0099999999999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4.715">
                <text:p>74.715</text:p>
              </table:table-cell>
              <table:table-cell office:value-type="float" office:value="64.47">
                <text:p>64.47</text:p>
              </table:table-cell>
              <table:table-cell office:value-type="float" office:value="61.54">
                <text:p>61.5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4.735">
                <text:p>74.735</text:p>
              </table:table-cell>
              <table:table-cell office:value-type="float" office:value="64.48">
                <text:p>64.48</text:p>
              </table:table-cell>
              <table:table-cell office:value-type="float" office:value="61.63">
                <text:p>61.63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4.755">
                <text:p>74.755</text:p>
              </table:table-cell>
              <table:table-cell office:value-type="float" office:value="64.49">
                <text:p>64.49</text:p>
              </table:table-cell>
              <table:table-cell office:value-type="float" office:value="61.7">
                <text:p>61.7</text:p>
              </table:table-cell>
              <table:table-cell office:value-type="float" office:value="2.78999999999999">
                <text:p>2.7899999999999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4.775">
                <text:p>74.775</text:p>
              </table:table-cell>
              <table:table-cell office:value-type="float" office:value="64.51">
                <text:p>64.51</text:p>
              </table:table-cell>
              <table:table-cell office:value-type="float" office:value="61.77">
                <text:p>61.77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4.795">
                <text:p>74.795</text:p>
              </table:table-cell>
              <table:table-cell office:value-type="float" office:value="64.52">
                <text:p>64.52</text:p>
              </table:table-cell>
              <table:table-cell office:value-type="float" office:value="61.83">
                <text:p>61.83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4.815">
                <text:p>74.815</text:p>
              </table:table-cell>
              <table:table-cell office:value-type="float" office:value="64.53">
                <text:p>64.53</text:p>
              </table:table-cell>
              <table:table-cell office:value-type="float" office:value="61.88">
                <text:p>61.88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4.835">
                <text:p>74.835</text:p>
              </table:table-cell>
              <table:table-cell office:value-type="float" office:value="64.55">
                <text:p>64.55</text:p>
              </table:table-cell>
              <table:table-cell office:value-type="float" office:value="61.87">
                <text:p>61.8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4.855">
                <text:p>74.855</text:p>
              </table:table-cell>
              <table:table-cell office:value-type="float" office:value="64.56">
                <text:p>64.56</text:p>
              </table:table-cell>
              <table:table-cell office:value-type="float" office:value="61.91">
                <text:p>61.91</text:p>
              </table:table-cell>
              <table:table-cell office:value-type="float" office:value="2.65000000000001">
                <text:p>2.6500000000000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4.875">
                <text:p>74.875</text:p>
              </table:table-cell>
              <table:table-cell office:value-type="float" office:value="64.58">
                <text:p>64.58</text:p>
              </table:table-cell>
              <table:table-cell office:value-type="float" office:value="61.95">
                <text:p>61.95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4.895">
                <text:p>74.895</text:p>
              </table:table-cell>
              <table:table-cell office:value-type="float" office:value="64.59">
                <text:p>64.59</text:p>
              </table:table-cell>
              <table:table-cell office:value-type="float" office:value="61.99">
                <text:p>61.9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4.915">
                <text:p>74.915</text:p>
              </table:table-cell>
              <table:table-cell office:value-type="float" office:value="64.61">
                <text:p>64.61</text:p>
              </table:table-cell>
              <table:table-cell office:value-type="float" office:value="62.03">
                <text:p>62.03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4.935">
                <text:p>74.935</text:p>
              </table:table-cell>
              <table:table-cell office:value-type="float" office:value="64.63">
                <text:p>64.63</text:p>
              </table:table-cell>
              <table:table-cell office:value-type="float" office:value="62.07">
                <text:p>62.07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4.955">
                <text:p>74.955</text:p>
              </table:table-cell>
              <table:table-cell office:value-type="float" office:value="64.64">
                <text:p>64.64</text:p>
              </table:table-cell>
              <table:table-cell office:value-type="float" office:value="62.11">
                <text:p>62.11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4.975">
                <text:p>74.975</text:p>
              </table:table-cell>
              <table:table-cell office:value-type="float" office:value="64.66">
                <text:p>64.66</text:p>
              </table:table-cell>
              <table:table-cell office:value-type="float" office:value="62.14">
                <text:p>62.14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4.995">
                <text:p>74.995</text:p>
              </table:table-cell>
              <table:table-cell office:value-type="float" office:value="64.67">
                <text:p>64.67</text:p>
              </table:table-cell>
              <table:table-cell office:value-type="float" office:value="62.17">
                <text:p>62.1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5.015">
                <text:p>75.015</text:p>
              </table:table-cell>
              <table:table-cell office:value-type="float" office:value="64.69">
                <text:p>64.69</text:p>
              </table:table-cell>
              <table:table-cell office:value-type="float" office:value="62.21">
                <text:p>62.21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5.035">
                <text:p>75.035</text:p>
              </table:table-cell>
              <table:table-cell office:value-type="float" office:value="64.7">
                <text:p>64.7</text:p>
              </table:table-cell>
              <table:table-cell office:value-type="float" office:value="62.16">
                <text:p>62.16</text:p>
              </table:table-cell>
              <table:table-cell office:value-type="float" office:value="2.54000000000001">
                <text:p>2.540000000000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5.055">
                <text:p>75.055</text:p>
              </table:table-cell>
              <table:table-cell office:value-type="float" office:value="64.72">
                <text:p>64.72</text:p>
              </table:table-cell>
              <table:table-cell office:value-type="float" office:value="62.2">
                <text:p>62.2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5.075">
                <text:p>75.075</text:p>
              </table:table-cell>
              <table:table-cell office:value-type="float" office:value="64.73">
                <text:p>64.73</text:p>
              </table:table-cell>
              <table:table-cell office:value-type="float" office:value="62.23">
                <text:p>62.23</text:p>
              </table:table-cell>
              <table:table-cell office:value-type="float" office:value="2.50000000000001">
                <text:p>2.5000000000000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5.095">
                <text:p>75.095</text:p>
              </table:table-cell>
              <table:table-cell office:value-type="float" office:value="64.74">
                <text:p>64.74</text:p>
              </table:table-cell>
              <table:table-cell office:value-type="float" office:value="62.26">
                <text:p>62.26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5.115">
                <text:p>75.115</text:p>
              </table:table-cell>
              <table:table-cell office:value-type="float" office:value="64.76">
                <text:p>64.76</text:p>
              </table:table-cell>
              <table:table-cell office:value-type="float" office:value="62.31">
                <text:p>62.31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5.135">
                <text:p>75.135</text:p>
              </table:table-cell>
              <table:table-cell office:value-type="float" office:value="64.77">
                <text:p>64.77</text:p>
              </table:table-cell>
              <table:table-cell office:value-type="float" office:value="62.35">
                <text:p>62.35</text:p>
              </table:table-cell>
              <table:table-cell office:value-type="float" office:value="2.41999999999999">
                <text:p>2.4199999999999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5.155">
                <text:p>75.155</text:p>
              </table:table-cell>
              <table:table-cell office:value-type="float" office:value="64.78">
                <text:p>64.78</text:p>
              </table:table-cell>
              <table:table-cell office:value-type="float" office:value="62.38">
                <text:p>62.3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5.175">
                <text:p>75.175</text:p>
              </table:table-cell>
              <table:table-cell office:value-type="float" office:value="64.79">
                <text:p>64.79</text:p>
              </table:table-cell>
              <table:table-cell office:value-type="float" office:value="62.42">
                <text:p>62.4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5.195">
                <text:p>75.195</text:p>
              </table:table-cell>
              <table:table-cell office:value-type="float" office:value="64.8">
                <text:p>64.8</text:p>
              </table:table-cell>
              <table:table-cell office:value-type="float" office:value="62.46">
                <text:p>62.4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5.215">
                <text:p>75.215</text:p>
              </table:table-cell>
              <table:table-cell office:value-type="float" office:value="64.81">
                <text:p>64.81</text:p>
              </table:table-cell>
              <table:table-cell office:value-type="float" office:value="62.51">
                <text:p>62.5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75.235">
                <text:p>75.235</text:p>
              </table:table-cell>
              <table:table-cell office:value-type="float" office:value="64.82">
                <text:p>64.82</text:p>
              </table:table-cell>
              <table:table-cell office:value-type="float" office:value="62.47">
                <text:p>62.47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5.255">
                <text:p>75.255</text:p>
              </table:table-cell>
              <table:table-cell office:value-type="float" office:value="64.83">
                <text:p>64.83</text:p>
              </table:table-cell>
              <table:table-cell office:value-type="float" office:value="62.51">
                <text:p>62.51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5.275">
                <text:p>75.275</text:p>
              </table:table-cell>
              <table:table-cell office:value-type="float" office:value="64.84">
                <text:p>64.84</text:p>
              </table:table-cell>
              <table:table-cell office:value-type="float" office:value="62.55">
                <text:p>62.55</text:p>
              </table:table-cell>
              <table:table-cell office:value-type="float" office:value="2.29000000000001">
                <text:p>2.2900000000000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5.295">
                <text:p>75.295</text:p>
              </table:table-cell>
              <table:table-cell office:value-type="float" office:value="64.85">
                <text:p>64.85</text:p>
              </table:table-cell>
              <table:table-cell office:value-type="float" office:value="62.59">
                <text:p>62.59</text:p>
              </table:table-cell>
              <table:table-cell office:value-type="float" office:value="2.25999999999999">
                <text:p>2.2599999999999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5.315">
                <text:p>75.315</text:p>
              </table:table-cell>
              <table:table-cell office:value-type="float" office:value="64.86">
                <text:p>64.86</text:p>
              </table:table-cell>
              <table:table-cell office:value-type="float" office:value="62.65">
                <text:p>62.6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5.335">
                <text:p>75.335</text:p>
              </table:table-cell>
              <table:table-cell office:value-type="float" office:value="64.86">
                <text:p>64.86</text:p>
              </table:table-cell>
              <table:table-cell office:value-type="float" office:value="62.7">
                <text:p>62.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5.355">
                <text:p>75.355</text:p>
              </table:table-cell>
              <table:table-cell office:value-type="float" office:value="64.87">
                <text:p>64.87</text:p>
              </table:table-cell>
              <table:table-cell office:value-type="float" office:value="62.75">
                <text:p>62.75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5.375">
                <text:p>75.375</text:p>
              </table:table-cell>
              <table:table-cell office:value-type="float" office:value="64.88">
                <text:p>64.88</text:p>
              </table:table-cell>
              <table:table-cell office:value-type="float" office:value="62.8">
                <text:p>62.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5.395">
                <text:p>75.395</text:p>
              </table:table-cell>
              <table:table-cell office:value-type="float" office:value="64.89">
                <text:p>64.89</text:p>
              </table:table-cell>
              <table:table-cell office:value-type="float" office:value="62.85">
                <text:p>62.85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5.415">
                <text:p>75.415</text:p>
              </table:table-cell>
              <table:table-cell office:value-type="float" office:value="64.89">
                <text:p>64.89</text:p>
              </table:table-cell>
              <table:table-cell office:value-type="float" office:value="62.9">
                <text:p>62.9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5.435">
                <text:p>75.435</text:p>
              </table:table-cell>
              <table:table-cell office:value-type="float" office:value="64.9">
                <text:p>64.9</text:p>
              </table:table-cell>
              <table:table-cell office:value-type="float" office:value="62.87">
                <text:p>62.87</text:p>
              </table:table-cell>
              <table:table-cell office:value-type="float" office:value="2.03000000000001">
                <text:p>2.0300000000000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5.455">
                <text:p>75.455</text:p>
              </table:table-cell>
              <table:table-cell office:value-type="float" office:value="64.91">
                <text:p>64.91</text:p>
              </table:table-cell>
              <table:table-cell office:value-type="float" office:value="62.92">
                <text:p>62.92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5.475">
                <text:p>75.475</text:p>
              </table:table-cell>
              <table:table-cell office:value-type="float" office:value="64.91">
                <text:p>64.91</text:p>
              </table:table-cell>
              <table:table-cell office:value-type="float" office:value="62.97">
                <text:p>62.9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5.495">
                <text:p>75.495</text:p>
              </table:table-cell>
              <table:table-cell office:value-type="float" office:value="64.92">
                <text:p>64.92</text:p>
              </table:table-cell>
              <table:table-cell office:value-type="float" office:value="63.01">
                <text:p>63.01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5.515">
                <text:p>75.515</text:p>
              </table:table-cell>
              <table:table-cell office:value-type="float" office:value="64.92">
                <text:p>64.92</text:p>
              </table:table-cell>
              <table:table-cell office:value-type="float" office:value="63.07">
                <text:p>63.07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5.535">
                <text:p>75.535</text:p>
              </table:table-cell>
              <table:table-cell office:value-type="float" office:value="64.93">
                <text:p>64.93</text:p>
              </table:table-cell>
              <table:table-cell office:value-type="float" office:value="63.12">
                <text:p>63.12</text:p>
              </table:table-cell>
              <table:table-cell office:value-type="float" office:value="1.81000000000001">
                <text:p>1.8100000000000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5.555">
                <text:p>75.555</text:p>
              </table:table-cell>
              <table:table-cell office:value-type="float" office:value="64.93">
                <text:p>64.93</text:p>
              </table:table-cell>
              <table:table-cell office:value-type="float" office:value="63.17">
                <text:p>63.17</text:p>
              </table:table-cell>
              <table:table-cell office:value-type="float" office:value="1.76000000000001">
                <text:p>1.760000000000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5.575">
                <text:p>75.575</text:p>
              </table:table-cell>
              <table:table-cell office:value-type="float" office:value="64.94">
                <text:p>64.94</text:p>
              </table:table-cell>
              <table:table-cell office:value-type="float" office:value="63.22">
                <text:p>63.2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5.595">
                <text:p>75.595</text:p>
              </table:table-cell>
              <table:table-cell office:value-type="float" office:value="64.94">
                <text:p>64.94</text:p>
              </table:table-cell>
              <table:table-cell office:value-type="float" office:value="63.27">
                <text:p>63.27</text:p>
              </table:table-cell>
              <table:table-cell office:value-type="float" office:value="1.66999999999999">
                <text:p>1.6699999999999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5.615">
                <text:p>75.615</text:p>
              </table:table-cell>
              <table:table-cell office:value-type="float" office:value="64.95">
                <text:p>64.95</text:p>
              </table:table-cell>
              <table:table-cell office:value-type="float" office:value="63.33">
                <text:p>63.33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5.635">
                <text:p>75.635</text:p>
              </table:table-cell>
              <table:table-cell office:value-type="float" office:value="64.95">
                <text:p>64.95</text:p>
              </table:table-cell>
              <table:table-cell office:value-type="float" office:value="63.31">
                <text:p>63.31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5.655">
                <text:p>75.655</text:p>
              </table:table-cell>
              <table:table-cell office:value-type="float" office:value="64.95">
                <text:p>64.95</text:p>
              </table:table-cell>
              <table:table-cell office:value-type="float" office:value="63.36">
                <text:p>63.3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5.675">
                <text:p>75.675</text:p>
              </table:table-cell>
              <table:table-cell office:value-type="float" office:value="64.96">
                <text:p>64.96</text:p>
              </table:table-cell>
              <table:table-cell office:value-type="float" office:value="63.42">
                <text:p>63.42</text:p>
              </table:table-cell>
              <table:table-cell office:value-type="float" office:value="1.53999999999999">
                <text:p>1.539999999999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75.695">
                <text:p>75.695</text:p>
              </table:table-cell>
              <table:table-cell office:value-type="float" office:value="64.96">
                <text:p>64.96</text:p>
              </table:table-cell>
              <table:table-cell office:value-type="float" office:value="63.47">
                <text:p>63.4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5.715">
                <text:p>75.715</text:p>
              </table:table-cell>
              <table:table-cell office:value-type="float" office:value="64.96">
                <text:p>64.96</text:p>
              </table:table-cell>
              <table:table-cell office:value-type="float" office:value="63.52">
                <text:p>63.52</text:p>
              </table:table-cell>
              <table:table-cell office:value-type="float" office:value="1.43999999999999">
                <text:p>1.4399999999999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75.735">
                <text:p>75.735</text:p>
              </table:table-cell>
              <table:table-cell office:value-type="float" office:value="64.97">
                <text:p>64.97</text:p>
              </table:table-cell>
              <table:table-cell office:value-type="float" office:value="63.57">
                <text:p>63.5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5.755">
                <text:p>75.755</text:p>
              </table:table-cell>
              <table:table-cell office:value-type="float" office:value="64.97">
                <text:p>64.97</text:p>
              </table:table-cell>
              <table:table-cell office:value-type="float" office:value="63.61">
                <text:p>63.6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5.775">
                <text:p>75.775</text:p>
              </table:table-cell>
              <table:table-cell office:value-type="float" office:value="64.97">
                <text:p>64.97</text:p>
              </table:table-cell>
              <table:table-cell office:value-type="float" office:value="63.66">
                <text:p>63.6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5.795">
                <text:p>75.795</text:p>
              </table:table-cell>
              <table:table-cell office:value-type="float" office:value="64.97">
                <text:p>64.97</text:p>
              </table:table-cell>
              <table:table-cell office:value-type="float" office:value="63.71">
                <text:p>63.7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5.815">
                <text:p>75.815</text:p>
              </table:table-cell>
              <table:table-cell office:value-type="float" office:value="64.98">
                <text:p>64.98</text:p>
              </table:table-cell>
              <table:table-cell office:value-type="float" office:value="63.76">
                <text:p>63.76</text:p>
              </table:table-cell>
              <table:table-cell office:value-type="float" office:value="1.22000000000001">
                <text:p>1.2200000000000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5.835">
                <text:p>75.835</text:p>
              </table:table-cell>
              <table:table-cell office:value-type="float" office:value="64.98">
                <text:p>64.98</text:p>
              </table:table-cell>
              <table:table-cell office:value-type="float" office:value="63.74">
                <text:p>63.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5.855">
                <text:p>75.855</text:p>
              </table:table-cell>
              <table:table-cell office:value-type="float" office:value="64.98">
                <text:p>64.98</text:p>
              </table:table-cell>
              <table:table-cell office:value-type="float" office:value="63.79">
                <text:p>63.7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5.875">
                <text:p>75.875</text:p>
              </table:table-cell>
              <table:table-cell office:value-type="float" office:value="64.98">
                <text:p>64.98</text:p>
              </table:table-cell>
              <table:table-cell office:value-type="float" office:value="63.84">
                <text:p>63.8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5.895">
                <text:p>75.895</text:p>
              </table:table-cell>
              <table:table-cell office:value-type="float" office:value="64.99">
                <text:p>64.99</text:p>
              </table:table-cell>
              <table:table-cell office:value-type="float" office:value="63.89">
                <text:p>63.89</text:p>
              </table:table-cell>
              <table:table-cell office:value-type="float" office:value="1.09999999999999">
                <text:p>1.0999999999999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5.915">
                <text:p>75.915</text:p>
              </table:table-cell>
              <table:table-cell office:value-type="float" office:value="64.99">
                <text:p>64.99</text:p>
              </table:table-cell>
              <table:table-cell office:value-type="float" office:value="63.94">
                <text:p>63.9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5.935">
                <text:p>75.935</text:p>
              </table:table-cell>
              <table:table-cell office:value-type="float" office:value="64.99">
                <text:p>64.99</text:p>
              </table:table-cell>
              <table:table-cell office:value-type="float" office:value="63.99">
                <text:p>63.99</text:p>
              </table:table-cell>
              <table:table-cell office:value-type="float" office:value="0.999999999999993">
                <text:p>0.99999999999999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5.955">
                <text:p>75.955</text:p>
              </table:table-cell>
              <table:table-cell office:value-type="float" office:value="64.99">
                <text:p>64.99</text:p>
              </table:table-cell>
              <table:table-cell office:value-type="float" office:value="64.04">
                <text:p>64.04</text:p>
              </table:table-cell>
              <table:table-cell office:value-type="float" office:value="0.949999999999989">
                <text:p>0.94999999999998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75.975">
                <text:p>75.975</text:p>
              </table:table-cell>
              <table:table-cell office:value-type="float" office:value="64.99">
                <text:p>64.99</text:p>
              </table:table-cell>
              <table:table-cell office:value-type="float" office:value="64.08">
                <text:p>64.08</text:p>
              </table:table-cell>
              <table:table-cell office:value-type="float" office:value="0.909999999999997">
                <text:p>0.9099999999999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75.995">
                <text:p>75.995</text:p>
              </table:table-cell>
              <table:table-cell office:value-type="float" office:value="64.99">
                <text:p>64.99</text:p>
              </table:table-cell>
              <table:table-cell office:value-type="float" office:value="64.13">
                <text:p>64.13</text:p>
              </table:table-cell>
              <table:table-cell office:value-type="float" office:value="0.859999999999999">
                <text:p>0.85999999999999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6.015">
                <text:p>76.015</text:p>
              </table:table-cell>
              <table:table-cell office:value-type="float" office:value="64.99">
                <text:p>64.99</text:p>
              </table:table-cell>
              <table:table-cell office:value-type="float" office:value="64.17">
                <text:p>64.17</text:p>
              </table:table-cell>
              <table:table-cell office:value-type="float" office:value="0.819999999999993">
                <text:p>0.81999999999999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76.035">
                <text:p>76.035</text:p>
              </table:table-cell>
              <table:table-cell office:value-type="float" office:value="64.99">
                <text:p>64.99</text:p>
              </table:table-cell>
              <table:table-cell office:value-type="float" office:value="64.14">
                <text:p>64.14</text:p>
              </table:table-cell>
              <table:table-cell office:value-type="float" office:value="0.849999999999994">
                <text:p>0.84999999999999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6.055">
                <text:p>76.055</text:p>
              </table:table-cell>
              <table:table-cell office:value-type="float" office:value="64.99">
                <text:p>64.99</text:p>
              </table:table-cell>
              <table:table-cell office:value-type="float" office:value="64.18">
                <text:p>64.18</text:p>
              </table:table-cell>
              <table:table-cell office:value-type="float" office:value="0.809999999999988">
                <text:p>0.8099999999999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6.075">
                <text:p>76.075</text:p>
              </table:table-cell>
              <table:table-cell office:value-type="float" office:value="64.99">
                <text:p>64.99</text:p>
              </table:table-cell>
              <table:table-cell office:value-type="float" office:value="64.22">
                <text:p>64.22</text:p>
              </table:table-cell>
              <table:table-cell office:value-type="float" office:value="0.769999999999996">
                <text:p>0.76999999999999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6.095">
                <text:p>76.095</text:p>
              </table:table-cell>
              <table:table-cell office:value-type="float" office:value="64.99">
                <text:p>64.99</text:p>
              </table:table-cell>
              <table:table-cell office:value-type="float" office:value="64.25">
                <text:p>64.25</text:p>
              </table:table-cell>
              <table:table-cell office:value-type="float" office:value="0.739999999999995">
                <text:p>0.73999999999999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6.115">
                <text:p>76.115</text:p>
              </table:table-cell>
              <table:table-cell office:value-type="float" office:value="64.99">
                <text:p>64.99</text:p>
              </table:table-cell>
              <table:table-cell office:value-type="float" office:value="64.29">
                <text:p>64.29</text:p>
              </table:table-cell>
              <table:table-cell office:value-type="float" office:value="0.699999999999989">
                <text:p>0.69999999999998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6.135">
                <text:p>76.135</text:p>
              </table:table-cell>
              <table:table-cell office:value-type="float" office:value="65">
                <text:p>65</text:p>
              </table:table-cell>
              <table:table-cell office:value-type="float" office:value="64.33">
                <text:p>64.33</text:p>
              </table:table-cell>
              <table:table-cell office:value-type="float" office:value="0.670000000000002">
                <text:p>0.6700000000000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6.155">
                <text:p>76.155</text:p>
              </table:table-cell>
              <table:table-cell office:value-type="float" office:value="64.99">
                <text:p>64.99</text:p>
              </table:table-cell>
              <table:table-cell office:value-type="float" office:value="64.36">
                <text:p>64.36</text:p>
              </table:table-cell>
              <table:table-cell office:value-type="float" office:value="0.629999999999995">
                <text:p>0.6299999999999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6.175">
                <text:p>76.175</text:p>
              </table:table-cell>
              <table:table-cell office:value-type="float" office:value="64.99">
                <text:p>64.99</text:p>
              </table:table-cell>
              <table:table-cell office:value-type="float" office:value="64.4">
                <text:p>64.4</text:p>
              </table:table-cell>
              <table:table-cell office:value-type="float" office:value="0.589999999999989">
                <text:p>0.58999999999998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6.195">
                <text:p>76.195</text:p>
              </table:table-cell>
              <table:table-cell office:value-type="float" office:value="64.99">
                <text:p>64.99</text:p>
              </table:table-cell>
              <table:table-cell office:value-type="float" office:value="64.44">
                <text:p>64.44</text:p>
              </table:table-cell>
              <table:table-cell office:value-type="float" office:value="0.549999999999997">
                <text:p>0.54999999999999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6.215">
                <text:p>76.215</text:p>
              </table:table-cell>
              <table:table-cell office:value-type="float" office:value="64.99">
                <text:p>64.99</text:p>
              </table:table-cell>
              <table:table-cell office:value-type="float" office:value="64.47">
                <text:p>64.47</text:p>
              </table:table-cell>
              <table:table-cell office:value-type="float" office:value="0.519999999999996">
                <text:p>0.51999999999999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6.235">
                <text:p>76.235</text:p>
              </table:table-cell>
              <table:table-cell office:value-type="float" office:value="64.99">
                <text:p>64.99</text:p>
              </table:table-cell>
              <table:table-cell office:value-type="float" office:value="64.45">
                <text:p>64.45</text:p>
              </table:table-cell>
              <table:table-cell office:value-type="float" office:value="0.539999999999992">
                <text:p>0.53999999999999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6.255">
                <text:p>76.255</text:p>
              </table:table-cell>
              <table:table-cell office:value-type="float" office:value="64.99">
                <text:p>64.99</text:p>
              </table:table-cell>
              <table:table-cell office:value-type="float" office:value="64.48">
                <text:p>64.48</text:p>
              </table:table-cell>
              <table:table-cell office:value-type="float" office:value="0.509999999999991">
                <text:p>0.50999999999999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6.275">
                <text:p>76.275</text:p>
              </table:table-cell>
              <table:table-cell office:value-type="float" office:value="64.99">
                <text:p>64.99</text:p>
              </table:table-cell>
              <table:table-cell office:value-type="float" office:value="64.52">
                <text:p>64.52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6.295">
                <text:p>76.295</text:p>
              </table:table-cell>
              <table:table-cell office:value-type="float" office:value="64.99">
                <text:p>64.99</text:p>
              </table:table-cell>
              <table:table-cell office:value-type="float" office:value="64.55">
                <text:p>64.55</text:p>
              </table:table-cell>
              <table:table-cell office:value-type="float" office:value="0.439999999999998">
                <text:p>0.43999999999999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6.315">
                <text:p>76.315</text:p>
              </table:table-cell>
              <table:table-cell office:value-type="float" office:value="64.99">
                <text:p>64.99</text:p>
              </table:table-cell>
              <table:table-cell office:value-type="float" office:value="64.59">
                <text:p>64.59</text:p>
              </table:table-cell>
              <table:table-cell office:value-type="float" office:value="0.399999999999991">
                <text:p>0.39999999999999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6.335">
                <text:p>76.335</text:p>
              </table:table-cell>
              <table:table-cell office:value-type="float" office:value="64.99">
                <text:p>64.99</text:p>
              </table:table-cell>
              <table:table-cell office:value-type="float" office:value="64.62">
                <text:p>64.62</text:p>
              </table:table-cell>
              <table:table-cell office:value-type="float" office:value="0.36999999999999">
                <text:p>0.3699999999999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6.355">
                <text:p>76.355</text:p>
              </table:table-cell>
              <table:table-cell office:value-type="float" office:value="64.99">
                <text:p>64.99</text:p>
              </table:table-cell>
              <table:table-cell office:value-type="float" office:value="64.65">
                <text:p>64.65</text:p>
              </table:table-cell>
              <table:table-cell office:value-type="float" office:value="0.339999999999989">
                <text:p>0.33999999999998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6.375">
                <text:p>76.375</text:p>
              </table:table-cell>
              <table:table-cell office:value-type="float" office:value="64.99">
                <text:p>64.99</text:p>
              </table:table-cell>
              <table:table-cell office:value-type="float" office:value="64.68">
                <text:p>64.68</text:p>
              </table:table-cell>
              <table:table-cell office:value-type="float" office:value="0.309999999999988">
                <text:p>0.30999999999998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6.395">
                <text:p>76.395</text:p>
              </table:table-cell>
              <table:table-cell office:value-type="float" office:value="64.98">
                <text:p>64.98</text:p>
              </table:table-cell>
              <table:table-cell office:value-type="float" office:value="64.71">
                <text:p>64.71</text:p>
              </table:table-cell>
              <table:table-cell office:value-type="float" office:value="0.27000000000001">
                <text:p>0.2700000000000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6.415">
                <text:p>76.415</text:p>
              </table:table-cell>
              <table:table-cell office:value-type="float" office:value="64.98">
                <text:p>64.98</text:p>
              </table:table-cell>
              <table:table-cell office:value-type="float" office:value="64.75">
                <text:p>64.75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6.435">
                <text:p>76.435</text:p>
              </table:table-cell>
              <table:table-cell office:value-type="float" office:value="64.98">
                <text:p>64.98</text:p>
              </table:table-cell>
              <table:table-cell office:value-type="float" office:value="64.74">
                <text:p>64.74</text:p>
              </table:table-cell>
              <table:table-cell office:value-type="float" office:value="0.240000000000009">
                <text:p>0.24000000000000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6.455">
                <text:p>76.455</text:p>
              </table:table-cell>
              <table:table-cell office:value-type="float" office:value="64.98">
                <text:p>64.98</text:p>
              </table:table-cell>
              <table:table-cell office:value-type="float" office:value="64.78">
                <text:p>64.78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6.475">
                <text:p>76.475</text:p>
              </table:table-cell>
              <table:table-cell office:value-type="float" office:value="64.98">
                <text:p>64.98</text:p>
              </table:table-cell>
              <table:table-cell office:value-type="float" office:value="64.81">
                <text:p>64.81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6.495">
                <text:p>76.495</text:p>
              </table:table-cell>
              <table:table-cell office:value-type="float" office:value="64.97">
                <text:p>64.97</text:p>
              </table:table-cell>
              <table:table-cell office:value-type="float" office:value="64.85">
                <text:p>64.85</text:p>
              </table:table-cell>
              <table:table-cell office:value-type="float" office:value="0.120000000000005">
                <text:p>0.12000000000000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6.515">
                <text:p>76.515</text:p>
              </table:table-cell>
              <table:table-cell office:value-type="float" office:value="64.97">
                <text:p>64.97</text:p>
              </table:table-cell>
              <table:table-cell office:value-type="float" office:value="64.89">
                <text:p>64.89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6.535">
                <text:p>76.535</text:p>
              </table:table-cell>
              <table:table-cell office:value-type="float" office:value="64.97">
                <text:p>64.97</text:p>
              </table:table-cell>
              <table:table-cell office:value-type="float" office:value="64.92">
                <text:p>64.92</text:p>
              </table:table-cell>
              <table:table-cell office:value-type="float" office:value="0.0499999999999972">
                <text:p>0.04999999999999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6.555">
                <text:p>76.555</text:p>
              </table:table-cell>
              <table:table-cell office:value-type="float" office:value="64.97">
                <text:p>64.97</text:p>
              </table:table-cell>
              <table:table-cell office:value-type="float" office:value="64.96">
                <text:p>64.96</text:p>
              </table:table-cell>
              <table:table-cell office:value-type="float" office:value="0.0100000000000051">
                <text:p>0.01000000000000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6.575">
                <text:p>76.575</text:p>
              </table:table-cell>
              <table:table-cell office:value-type="float" office:value="64.97">
                <text:p>64.97</text:p>
              </table:table-cell>
              <table:table-cell office:value-type="float" office:value="64.99">
                <text:p>64.99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6.595">
                <text:p>76.595</text:p>
              </table:table-cell>
              <table:table-cell office:value-type="float" office:value="64.96">
                <text:p>64.96</text:p>
              </table:table-cell>
              <table:table-cell office:value-type="float" office:value="65.02">
                <text:p>65.02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6.615">
                <text:p>76.615</text:p>
              </table:table-cell>
              <table:table-cell office:value-type="float" office:value="64.96">
                <text:p>64.96</text:p>
              </table:table-cell>
              <table:table-cell office:value-type="float" office:value="65.05">
                <text:p>65.05</text:p>
              </table:table-cell>
              <table:table-cell office:value-type="float" office:value="0.0900000000000034">
                <text:p>0.09000000000000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6.635">
                <text:p>76.635</text:p>
              </table:table-cell>
              <table:table-cell office:value-type="float" office:value="64.96">
                <text:p>64.96</text:p>
              </table:table-cell>
              <table:table-cell office:value-type="float" office:value="65.04">
                <text:p>65.04</text:p>
              </table:table-cell>
              <table:table-cell office:value-type="float" office:value="0.0800000000000125">
                <text:p>0.08000000000001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76.655">
                <text:p>76.655</text:p>
              </table:table-cell>
              <table:table-cell office:value-type="float" office:value="64.96">
                <text:p>64.96</text:p>
              </table:table-cell>
              <table:table-cell office:value-type="float" office:value="65.06">
                <text:p>65.06</text:p>
              </table:table-cell>
              <table:table-cell office:value-type="float" office:value="0.100000000000009">
                <text:p>0.10000000000000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6.675">
                <text:p>76.675</text:p>
              </table:table-cell>
              <table:table-cell office:value-type="float" office:value="64.95">
                <text:p>64.95</text:p>
              </table:table-cell>
              <table:table-cell office:value-type="float" office:value="65.09">
                <text:p>65.09</text:p>
              </table:table-cell>
              <table:table-cell office:value-type="float" office:value="0.140000000000001">
                <text:p>0.14000000000000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6.695">
                <text:p>76.695</text:p>
              </table:table-cell>
              <table:table-cell office:value-type="float" office:value="64.95">
                <text:p>64.95</text:p>
              </table:table-cell>
              <table:table-cell office:value-type="float" office:value="65.11">
                <text:p>65.11</text:p>
              </table:table-cell>
              <table:table-cell office:value-type="float" office:value="0.159999999999997">
                <text:p>0.15999999999999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6.715">
                <text:p>76.715</text:p>
              </table:table-cell>
              <table:table-cell office:value-type="float" office:value="64.95">
                <text:p>64.95</text:p>
              </table:table-cell>
              <table:table-cell office:value-type="float" office:value="65.14">
                <text:p>65.14</text:p>
              </table:table-cell>
              <table:table-cell office:value-type="float" office:value="0.189999999999998">
                <text:p>0.1899999999999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76.735">
                <text:p>76.735</text:p>
              </table:table-cell>
              <table:table-cell office:value-type="float" office:value="64.94">
                <text:p>64.94</text:p>
              </table:table-cell>
              <table:table-cell office:value-type="float" office:value="65.17">
                <text:p>65.17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6.755">
                <text:p>76.755</text:p>
              </table:table-cell>
              <table:table-cell office:value-type="float" office:value="64.94">
                <text:p>64.94</text:p>
              </table:table-cell>
              <table:table-cell office:value-type="float" office:value="65.2">
                <text:p>65.2</text:p>
              </table:table-cell>
              <table:table-cell office:value-type="float" office:value="0.260000000000005">
                <text:p>0.2600000000000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76.775">
                <text:p>76.775</text:p>
              </table:table-cell>
              <table:table-cell office:value-type="float" office:value="64.94">
                <text:p>64.94</text:p>
              </table:table-cell>
              <table:table-cell office:value-type="float" office:value="65.23">
                <text:p>65.23</text:p>
              </table:table-cell>
              <table:table-cell office:value-type="float" office:value="0.290000000000006">
                <text:p>0.2900000000000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6.795">
                <text:p>76.795</text:p>
              </table:table-cell>
              <table:table-cell office:value-type="float" office:value="64.94">
                <text:p>64.94</text:p>
              </table:table-cell>
              <table:table-cell office:value-type="float" office:value="65.26">
                <text:p>65.26</text:p>
              </table:table-cell>
              <table:table-cell office:value-type="float" office:value="0.320000000000007">
                <text:p>0.32000000000000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6.815">
                <text:p>76.815</text:p>
              </table:table-cell>
              <table:table-cell office:value-type="float" office:value="64.93">
                <text:p>64.93</text:p>
              </table:table-cell>
              <table:table-cell office:value-type="float" office:value="65.29">
                <text:p>65.29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6.835">
                <text:p>76.835</text:p>
              </table:table-cell>
              <table:table-cell office:value-type="float" office:value="64.93">
                <text:p>64.93</text:p>
              </table:table-cell>
              <table:table-cell office:value-type="float" office:value="65.28">
                <text:p>65.28</text:p>
              </table:table-cell>
              <table:table-cell office:value-type="float" office:value="0.349999999999994">
                <text:p>0.34999999999999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6.855">
                <text:p>76.855</text:p>
              </table:table-cell>
              <table:table-cell office:value-type="float" office:value="64.93">
                <text:p>64.93</text:p>
              </table:table-cell>
              <table:table-cell office:value-type="float" office:value="65.31">
                <text:p>65.31</text:p>
              </table:table-cell>
              <table:table-cell office:value-type="float" office:value="0.379999999999995">
                <text:p>0.37999999999999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76.875">
                <text:p>76.875</text:p>
              </table:table-cell>
              <table:table-cell office:value-type="float" office:value="64.92">
                <text:p>64.92</text:p>
              </table:table-cell>
              <table:table-cell office:value-type="float" office:value="65.34">
                <text:p>65.34</text:p>
              </table:table-cell>
              <table:table-cell office:value-type="float" office:value="0.420000000000002">
                <text:p>0.42000000000000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6.895">
                <text:p>76.895</text:p>
              </table:table-cell>
              <table:table-cell office:value-type="float" office:value="64.92">
                <text:p>64.92</text:p>
              </table:table-cell>
              <table:table-cell office:value-type="float" office:value="65.37">
                <text:p>65.37</text:p>
              </table:table-cell>
              <table:table-cell office:value-type="float" office:value="0.450000000000003">
                <text:p>0.45000000000000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76.915">
                <text:p>76.915</text:p>
              </table:table-cell>
              <table:table-cell office:value-type="float" office:value="64.92">
                <text:p>64.92</text:p>
              </table:table-cell>
              <table:table-cell office:value-type="float" office:value="65.4">
                <text:p>65.4</text:p>
              </table:table-cell>
              <table:table-cell office:value-type="float" office:value="0.480000000000004">
                <text:p>0.4800000000000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6.935">
                <text:p>76.935</text:p>
              </table:table-cell>
              <table:table-cell office:value-type="float" office:value="64.91">
                <text:p>64.91</text:p>
              </table:table-cell>
              <table:table-cell office:value-type="float" office:value="65.42">
                <text:p>65.42</text:p>
              </table:table-cell>
              <table:table-cell office:value-type="float" office:value="0.510000000000005">
                <text:p>0.5100000000000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76.955">
                <text:p>76.955</text:p>
              </table:table-cell>
              <table:table-cell office:value-type="float" office:value="64.91">
                <text:p>64.91</text:p>
              </table:table-cell>
              <table:table-cell office:value-type="float" office:value="65.44">
                <text:p>65.44</text:p>
              </table:table-cell>
              <table:table-cell office:value-type="float" office:value="0.530000000000001">
                <text:p>0.53000000000000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76.975">
                <text:p>76.975</text:p>
              </table:table-cell>
              <table:table-cell office:value-type="float" office:value="64.91">
                <text:p>64.91</text:p>
              </table:table-cell>
              <table:table-cell office:value-type="float" office:value="65.47">
                <text:p>65.47</text:p>
              </table:table-cell>
              <table:table-cell office:value-type="float" office:value="0.560000000000002">
                <text:p>0.56000000000000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6.995">
                <text:p>76.995</text:p>
              </table:table-cell>
              <table:table-cell office:value-type="float" office:value="64.9">
                <text:p>64.9</text:p>
              </table:table-cell>
              <table:table-cell office:value-type="float" office:value="65.5">
                <text:p>65.5</text:p>
              </table:table-cell>
              <table:table-cell office:value-type="float" office:value="0.599999999999994">
                <text:p>0.59999999999999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7.015">
                <text:p>77.015</text:p>
              </table:table-cell>
              <table:table-cell office:value-type="float" office:value="64.9">
                <text:p>64.9</text:p>
              </table:table-cell>
              <table:table-cell office:value-type="float" office:value="65.52">
                <text:p>65.52</text:p>
              </table:table-cell>
              <table:table-cell office:value-type="float" office:value="0.61999999999999">
                <text:p>0.6199999999999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77.035">
                <text:p>77.035</text:p>
              </table:table-cell>
              <table:table-cell office:value-type="float" office:value="64.9">
                <text:p>64.9</text:p>
              </table:table-cell>
              <table:table-cell office:value-type="float" office:value="65.52">
                <text:p>65.52</text:p>
              </table:table-cell>
              <table:table-cell office:value-type="float" office:value="0.61999999999999">
                <text:p>0.6199999999999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7.055">
                <text:p>77.055</text:p>
              </table:table-cell>
              <table:table-cell office:value-type="float" office:value="64.9">
                <text:p>64.9</text:p>
              </table:table-cell>
              <table:table-cell office:value-type="float" office:value="65.54">
                <text:p>65.54</text:p>
              </table:table-cell>
              <table:table-cell office:value-type="float" office:value="0.640000000000001">
                <text:p>0.64000000000000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77.075">
                <text:p>77.075</text:p>
              </table:table-cell>
              <table:table-cell office:value-type="float" office:value="64.89">
                <text:p>64.89</text:p>
              </table:table-cell>
              <table:table-cell office:value-type="float" office:value="65.57">
                <text:p>65.57</text:p>
              </table:table-cell>
              <table:table-cell office:value-type="float" office:value="0.679999999999993">
                <text:p>0.67999999999999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7.095">
                <text:p>77.095</text:p>
              </table:table-cell>
              <table:table-cell office:value-type="float" office:value="64.89">
                <text:p>64.89</text:p>
              </table:table-cell>
              <table:table-cell office:value-type="float" office:value="65.59">
                <text:p>65.59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7.115">
                <text:p>77.115</text:p>
              </table:table-cell>
              <table:table-cell office:value-type="float" office:value="64.89">
                <text:p>64.89</text:p>
              </table:table-cell>
              <table:table-cell office:value-type="float" office:value="65.62">
                <text:p>65.62</text:p>
              </table:table-cell>
              <table:table-cell office:value-type="float" office:value="0.730000000000004">
                <text:p>0.73000000000000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7.135">
                <text:p>77.135</text:p>
              </table:table-cell>
              <table:table-cell office:value-type="float" office:value="64.88">
                <text:p>64.88</text:p>
              </table:table-cell>
              <table:table-cell office:value-type="float" office:value="65.64">
                <text:p>65.64</text:p>
              </table:table-cell>
              <table:table-cell office:value-type="float" office:value="0.760000000000005">
                <text:p>0.76000000000000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7.155">
                <text:p>77.155</text:p>
              </table:table-cell>
              <table:table-cell office:value-type="float" office:value="64.88">
                <text:p>64.88</text:p>
              </table:table-cell>
              <table:table-cell office:value-type="float" office:value="65.66">
                <text:p>65.66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77.175">
                <text:p>77.175</text:p>
              </table:table-cell>
              <table:table-cell office:value-type="float" office:value="64.88">
                <text:p>64.88</text:p>
              </table:table-cell>
              <table:table-cell office:value-type="float" office:value="65.69">
                <text:p>65.69</text:p>
              </table:table-cell>
              <table:table-cell office:value-type="float" office:value="0.810000000000002">
                <text:p>0.81000000000000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77.195">
                <text:p>77.195</text:p>
              </table:table-cell>
              <table:table-cell office:value-type="float" office:value="64.87">
                <text:p>64.87</text:p>
              </table:table-cell>
              <table:table-cell office:value-type="float" office:value="65.71">
                <text:p>65.71</text:p>
              </table:table-cell>
              <table:table-cell office:value-type="float" office:value="0.839999999999989">
                <text:p>0.83999999999998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77.215">
                <text:p>77.215</text:p>
              </table:table-cell>
              <table:table-cell office:value-type="float" office:value="64.87">
                <text:p>64.87</text:p>
              </table:table-cell>
              <table:table-cell office:value-type="float" office:value="65.73">
                <text:p>65.73</text:p>
              </table:table-cell>
              <table:table-cell office:value-type="float" office:value="0.859999999999999">
                <text:p>0.85999999999999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77.235">
                <text:p>77.235</text:p>
              </table:table-cell>
              <table:table-cell office:value-type="float" office:value="64.87">
                <text:p>64.87</text:p>
              </table:table-cell>
              <table:table-cell office:value-type="float" office:value="65.74">
                <text:p>65.74</text:p>
              </table:table-cell>
              <table:table-cell office:value-type="float" office:value="0.86999999999999">
                <text:p>0.8699999999999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77.255">
                <text:p>77.255</text:p>
              </table:table-cell>
              <table:table-cell office:value-type="float" office:value="64.86">
                <text:p>64.86</text:p>
              </table:table-cell>
              <table:table-cell office:value-type="float" office:value="65.76">
                <text:p>65.76</text:p>
              </table:table-cell>
              <table:table-cell office:value-type="float" office:value="0.900000000000006">
                <text:p>0.90000000000000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7.275">
                <text:p>77.275</text:p>
              </table:table-cell>
              <table:table-cell office:value-type="float" office:value="64.86">
                <text:p>64.86</text:p>
              </table:table-cell>
              <table:table-cell office:value-type="float" office:value="65.78">
                <text:p>65.78</text:p>
              </table:table-cell>
              <table:table-cell office:value-type="float" office:value="0.920000000000002">
                <text:p>0.92000000000000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7.295">
                <text:p>77.295</text:p>
              </table:table-cell>
              <table:table-cell office:value-type="float" office:value="64.86">
                <text:p>64.86</text:p>
              </table:table-cell>
              <table:table-cell office:value-type="float" office:value="65.8">
                <text:p>65.8</text:p>
              </table:table-cell>
              <table:table-cell office:value-type="float" office:value="0.939999999999998">
                <text:p>0.93999999999999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7.315">
                <text:p>77.315</text:p>
              </table:table-cell>
              <table:table-cell office:value-type="float" office:value="64.86">
                <text:p>64.86</text:p>
              </table:table-cell>
              <table:table-cell office:value-type="float" office:value="65.82">
                <text:p>65.82</text:p>
              </table:table-cell>
              <table:table-cell office:value-type="float" office:value="0.959999999999994">
                <text:p>0.95999999999999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7.335">
                <text:p>77.335</text:p>
              </table:table-cell>
              <table:table-cell office:value-type="float" office:value="64.85">
                <text:p>64.85</text:p>
              </table:table-cell>
              <table:table-cell office:value-type="float" office:value="65.84">
                <text:p>65.84</text:p>
              </table:table-cell>
              <table:table-cell office:value-type="float" office:value="0.990000000000009">
                <text:p>0.9900000000000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7.355">
                <text:p>77.355</text:p>
              </table:table-cell>
              <table:table-cell office:value-type="float" office:value="64.85">
                <text:p>64.85</text:p>
              </table:table-cell>
              <table:table-cell office:value-type="float" office:value="65.86">
                <text:p>65.86</text:p>
              </table:table-cell>
              <table:table-cell office:value-type="float" office:value="1.01000000000001">
                <text:p>1.0100000000000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7.375">
                <text:p>77.375</text:p>
              </table:table-cell>
              <table:table-cell office:value-type="float" office:value="64.85">
                <text:p>64.85</text:p>
              </table:table-cell>
              <table:table-cell office:value-type="float" office:value="65.87">
                <text:p>65.87</text:p>
              </table:table-cell>
              <table:table-cell office:value-type="float" office:value="1.02000000000001">
                <text:p>1.0200000000000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7.395">
                <text:p>77.395</text:p>
              </table:table-cell>
              <table:table-cell office:value-type="float" office:value="64.84">
                <text:p>64.84</text:p>
              </table:table-cell>
              <table:table-cell office:value-type="float" office:value="65.89">
                <text:p>65.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7.415">
                <text:p>77.415</text:p>
              </table:table-cell>
              <table:table-cell office:value-type="float" office:value="64.84">
                <text:p>64.84</text:p>
              </table:table-cell>
              <table:table-cell office:value-type="float" office:value="65.91">
                <text:p>65.91</text:p>
              </table:table-cell>
              <table:table-cell office:value-type="float" office:value="1.06999999999999">
                <text:p>1.0699999999999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77.435">
                <text:p>77.435</text:p>
              </table:table-cell>
              <table:table-cell office:value-type="float" office:value="64.84">
                <text:p>64.84</text:p>
              </table:table-cell>
              <table:table-cell office:value-type="float" office:value="65.9">
                <text:p>65.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77.455">
                <text:p>77.455</text:p>
              </table:table-cell>
              <table:table-cell office:value-type="float" office:value="64.83">
                <text:p>64.83</text:p>
              </table:table-cell>
              <table:table-cell office:value-type="float" office:value="65.92">
                <text:p>65.9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77.475">
                <text:p>77.475</text:p>
              </table:table-cell>
              <table:table-cell office:value-type="float" office:value="64.83">
                <text:p>64.83</text:p>
              </table:table-cell>
              <table:table-cell office:value-type="float" office:value="65.93">
                <text:p>65.93</text:p>
              </table:table-cell>
              <table:table-cell office:value-type="float" office:value="1.10000000000001">
                <text:p>1.1000000000000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7.495">
                <text:p>77.495</text:p>
              </table:table-cell>
              <table:table-cell office:value-type="float" office:value="64.83">
                <text:p>64.83</text:p>
              </table:table-cell>
              <table:table-cell office:value-type="float" office:value="65.95">
                <text:p>65.9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7.515">
                <text:p>77.515</text:p>
              </table:table-cell>
              <table:table-cell office:value-type="float" office:value="64.82">
                <text:p>64.82</text:p>
              </table:table-cell>
              <table:table-cell office:value-type="float" office:value="65.96">
                <text:p>65.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77.535">
                <text:p>77.535</text:p>
              </table:table-cell>
              <table:table-cell office:value-type="float" office:value="-64.82">
                <text:p>-64.82</text:p>
              </table:table-cell>
              <table:table-cell office:value-type="float" office:value="65.63">
                <text:p>65.63</text:p>
              </table:table-cell>
              <table:table-cell office:value-type="float" office:value="130.45">
                <text:p>130.4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7.555">
                <text:p>77.555</text:p>
              </table:table-cell>
              <table:table-cell office:value-type="float" office:value="-64.82">
                <text:p>-64.82</text:p>
              </table:table-cell>
              <table:table-cell office:value-type="float" office:value="65.01">
                <text:p>65.01</text:p>
              </table:table-cell>
              <table:table-cell office:value-type="float" office:value="129.83">
                <text:p>129.8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7.575">
                <text:p>77.575</text:p>
              </table:table-cell>
              <table:table-cell office:value-type="float" office:value="-64.82">
                <text:p>-64.82</text:p>
              </table:table-cell>
              <table:table-cell office:value-type="float" office:value="64.16">
                <text:p>64.16</text:p>
              </table:table-cell>
              <table:table-cell office:value-type="float" office:value="128.98">
                <text:p>128.9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7.595">
                <text:p>77.595</text:p>
              </table:table-cell>
              <table:table-cell office:value-type="float" office:value="-64.82">
                <text:p>-64.82</text:p>
              </table:table-cell>
              <table:table-cell office:value-type="float" office:value="63.11">
                <text:p>63.11</text:p>
              </table:table-cell>
              <table:table-cell office:value-type="float" office:value="127.93">
                <text:p>127.9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7.615">
                <text:p>77.615</text:p>
              </table:table-cell>
              <table:table-cell office:value-type="float" office:value="-64.81">
                <text:p>-64.81</text:p>
              </table:table-cell>
              <table:table-cell office:value-type="float" office:value="61.89">
                <text:p>61.89</text:p>
              </table:table-cell>
              <table:table-cell office:value-type="float" office:value="126.7">
                <text:p>126.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7.635">
                <text:p>77.635</text:p>
              </table:table-cell>
              <table:table-cell office:value-type="float" office:value="-64.81">
                <text:p>-64.81</text:p>
              </table:table-cell>
              <table:table-cell office:value-type="float" office:value="60.53">
                <text:p>60.53</text:p>
              </table:table-cell>
              <table:table-cell office:value-type="float" office:value="125.34">
                <text:p>125.3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7.655">
                <text:p>77.655</text:p>
              </table:table-cell>
              <table:table-cell office:value-type="float" office:value="-64.81">
                <text:p>-64.81</text:p>
              </table:table-cell>
              <table:table-cell office:value-type="float" office:value="59.05">
                <text:p>59.05</text:p>
              </table:table-cell>
              <table:table-cell office:value-type="float" office:value="123.86">
                <text:p>123.8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7.675">
                <text:p>77.675</text:p>
              </table:table-cell>
              <table:table-cell office:value-type="float" office:value="-64.81">
                <text:p>-64.81</text:p>
              </table:table-cell>
              <table:table-cell office:value-type="float" office:value="57.49">
                <text:p>57.49</text:p>
              </table:table-cell>
              <table:table-cell office:value-type="float" office:value="122.3">
                <text:p>122.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7.695">
                <text:p>77.695</text:p>
              </table:table-cell>
              <table:table-cell office:value-type="float" office:value="-64.8">
                <text:p>-64.8</text:p>
              </table:table-cell>
              <table:table-cell office:value-type="float" office:value="55.84">
                <text:p>55.84</text:p>
              </table:table-cell>
              <table:table-cell office:value-type="float" office:value="120.64">
                <text:p>120.6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77.715">
                <text:p>77.715</text:p>
              </table:table-cell>
              <table:table-cell office:value-type="float" office:value="-64.8">
                <text:p>-64.8</text:p>
              </table:table-cell>
              <table:table-cell office:value-type="float" office:value="54.12">
                <text:p>54.12</text:p>
              </table:table-cell>
              <table:table-cell office:value-type="float" office:value="118.92">
                <text:p>118.9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77.735">
                <text:p>77.735</text:p>
              </table:table-cell>
              <table:table-cell office:value-type="float" office:value="-64.79">
                <text:p>-64.79</text:p>
              </table:table-cell>
              <table:table-cell office:value-type="float" office:value="52.34">
                <text:p>52.34</text:p>
              </table:table-cell>
              <table:table-cell office:value-type="float" office:value="117.13">
                <text:p>117.1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7.755">
                <text:p>77.755</text:p>
              </table:table-cell>
              <table:table-cell office:value-type="float" office:value="-64.78">
                <text:p>-64.78</text:p>
              </table:table-cell>
              <table:table-cell office:value-type="float" office:value="50.52">
                <text:p>50.52</text:p>
              </table:table-cell>
              <table:table-cell office:value-type="float" office:value="115.3">
                <text:p>115.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7.775">
                <text:p>77.775</text:p>
              </table:table-cell>
              <table:table-cell office:value-type="float" office:value="-64.78">
                <text:p>-64.78</text:p>
              </table:table-cell>
              <table:table-cell office:value-type="float" office:value="48.66">
                <text:p>48.66</text:p>
              </table:table-cell>
              <table:table-cell office:value-type="float" office:value="113.44">
                <text:p>113.4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7.795">
                <text:p>77.795</text:p>
              </table:table-cell>
              <table:table-cell office:value-type="float" office:value="-64.77">
                <text:p>-64.77</text:p>
              </table:table-cell>
              <table:table-cell office:value-type="float" office:value="46.78">
                <text:p>46.78</text:p>
              </table:table-cell>
              <table:table-cell office:value-type="float" office:value="111.55">
                <text:p>111.5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7.815">
                <text:p>77.815</text:p>
              </table:table-cell>
              <table:table-cell office:value-type="float" office:value="-64.76">
                <text:p>-64.76</text:p>
              </table:table-cell>
              <table:table-cell office:value-type="float" office:value="44.87">
                <text:p>44.87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7.835">
                <text:p>77.835</text:p>
              </table:table-cell>
              <table:table-cell office:value-type="float" office:value="-64.75">
                <text:p>-64.75</text:p>
              </table:table-cell>
              <table:table-cell office:value-type="float" office:value="42.94">
                <text:p>42.94</text:p>
              </table:table-cell>
              <table:table-cell office:value-type="float" office:value="107.69">
                <text:p>107.6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7.855">
                <text:p>77.855</text:p>
              </table:table-cell>
              <table:table-cell office:value-type="float" office:value="-64.75">
                <text:p>-64.75</text:p>
              </table:table-cell>
              <table:table-cell office:value-type="float" office:value="40.99">
                <text:p>40.99</text:p>
              </table:table-cell>
              <table:table-cell office:value-type="float" office:value="105.74">
                <text:p>105.7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7.875">
                <text:p>77.875</text:p>
              </table:table-cell>
              <table:table-cell office:value-type="float" office:value="-64.74">
                <text:p>-64.74</text:p>
              </table:table-cell>
              <table:table-cell office:value-type="float" office:value="39.04">
                <text:p>39.04</text:p>
              </table:table-cell>
              <table:table-cell office:value-type="float" office:value="103.78">
                <text:p>103.7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7.895">
                <text:p>77.895</text:p>
              </table:table-cell>
              <table:table-cell office:value-type="float" office:value="-64.74">
                <text:p>-64.74</text:p>
              </table:table-cell>
              <table:table-cell office:value-type="float" office:value="37.07">
                <text:p>37.07</text:p>
              </table:table-cell>
              <table:table-cell office:value-type="float" office:value="101.81">
                <text:p>101.8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7.915">
                <text:p>77.915</text:p>
              </table:table-cell>
              <table:table-cell office:value-type="float" office:value="-64.73">
                <text:p>-64.73</text:p>
              </table:table-cell>
              <table:table-cell office:value-type="float" office:value="35.08">
                <text:p>35.08</text:p>
              </table:table-cell>
              <table:table-cell office:value-type="float" office:value="99.81">
                <text:p>99.8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77.935">
                <text:p>77.935</text:p>
              </table:table-cell>
              <table:table-cell office:value-type="float" office:value="-64.72">
                <text:p>-64.72</text:p>
              </table:table-cell>
              <table:table-cell office:value-type="float" office:value="33.08">
                <text:p>33.08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77.955">
                <text:p>77.955</text:p>
              </table:table-cell>
              <table:table-cell office:value-type="float" office:value="-64.72">
                <text:p>-64.72</text:p>
              </table:table-cell>
              <table:table-cell office:value-type="float" office:value="31.08">
                <text:p>31.08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7.975">
                <text:p>77.975</text:p>
              </table:table-cell>
              <table:table-cell office:value-type="float" office:value="-64.72">
                <text:p>-64.72</text:p>
              </table:table-cell>
              <table:table-cell office:value-type="float" office:value="29.08">
                <text:p>29.08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77.995">
                <text:p>77.995</text:p>
              </table:table-cell>
              <table:table-cell office:value-type="float" office:value="-64.71">
                <text:p>-64.71</text:p>
              </table:table-cell>
              <table:table-cell office:value-type="float" office:value="27.08">
                <text:p>27.08</text:p>
              </table:table-cell>
              <table:table-cell office:value-type="float" office:value="91.79">
                <text:p>91.7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78.015">
                <text:p>78.015</text:p>
              </table:table-cell>
              <table:table-cell office:value-type="float" office:value="-64.71">
                <text:p>-64.71</text:p>
              </table:table-cell>
              <table:table-cell office:value-type="float" office:value="25.08">
                <text:p>25.08</text:p>
              </table:table-cell>
              <table:table-cell office:value-type="float" office:value="89.79">
                <text:p>89.7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78.035">
                <text:p>78.035</text:p>
              </table:table-cell>
              <table:table-cell office:value-type="float" office:value="-64.71">
                <text:p>-64.71</text:p>
              </table:table-cell>
              <table:table-cell office:value-type="float" office:value="23.1">
                <text:p>23.1</text:p>
              </table:table-cell>
              <table:table-cell office:value-type="float" office:value="87.81">
                <text:p>87.8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78.055">
                <text:p>78.055</text:p>
              </table:table-cell>
              <table:table-cell office:value-type="float" office:value="-64.72">
                <text:p>-64.72</text:p>
              </table:table-cell>
              <table:table-cell office:value-type="float" office:value="21.1">
                <text:p>21.1</text:p>
              </table:table-cell>
              <table:table-cell office:value-type="float" office:value="85.82">
                <text:p>85.8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78.075">
                <text:p>78.075</text:p>
              </table:table-cell>
              <table:table-cell office:value-type="float" office:value="-64.72">
                <text:p>-64.72</text:p>
              </table:table-cell>
              <table:table-cell office:value-type="float" office:value="19.11">
                <text:p>19.11</text:p>
              </table:table-cell>
              <table:table-cell office:value-type="float" office:value="83.83">
                <text:p>83.8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78.095">
                <text:p>78.095</text:p>
              </table:table-cell>
              <table:table-cell office:value-type="float" office:value="-64.72">
                <text:p>-64.72</text:p>
              </table:table-cell>
              <table:table-cell office:value-type="float" office:value="17.11">
                <text:p>17.11</text:p>
              </table:table-cell>
              <table:table-cell office:value-type="float" office:value="81.83">
                <text:p>81.8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8.115">
                <text:p>78.115</text:p>
              </table:table-cell>
              <table:table-cell office:value-type="float" office:value="-64.73">
                <text:p>-64.73</text:p>
              </table:table-cell>
              <table:table-cell office:value-type="float" office:value="15.11">
                <text:p>15.11</text:p>
              </table:table-cell>
              <table:table-cell office:value-type="float" office:value="79.84">
                <text:p>79.8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78.135">
                <text:p>78.135</text:p>
              </table:table-cell>
              <table:table-cell office:value-type="float" office:value="-64.73">
                <text:p>-64.73</text:p>
              </table:table-cell>
              <table:table-cell office:value-type="float" office:value="13.1">
                <text:p>13.1</text:p>
              </table:table-cell>
              <table:table-cell office:value-type="float" office:value="77.83">
                <text:p>77.8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78.155">
                <text:p>78.155</text:p>
              </table:table-cell>
              <table:table-cell office:value-type="float" office:value="-64.74">
                <text:p>-64.74</text:p>
              </table:table-cell>
              <table:table-cell office:value-type="float" office:value="11.11">
                <text:p>11.11</text:p>
              </table:table-cell>
              <table:table-cell office:value-type="float" office:value="75.85">
                <text:p>75.8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78.175">
                <text:p>78.175</text:p>
              </table:table-cell>
              <table:table-cell office:value-type="float" office:value="-64.75">
                <text:p>-64.75</text:p>
              </table:table-cell>
              <table:table-cell office:value-type="float" office:value="9.11">
                <text:p>9.11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78.195">
                <text:p>78.195</text:p>
              </table:table-cell>
              <table:table-cell office:value-type="float" office:value="-64.75">
                <text:p>-64.75</text:p>
              </table:table-cell>
              <table:table-cell office:value-type="float" office:value="7.13">
                <text:p>7.13</text:p>
              </table:table-cell>
              <table:table-cell office:value-type="float" office:value="71.88">
                <text:p>71.8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78.215">
                <text:p>78.215</text:p>
              </table:table-cell>
              <table:table-cell office:value-type="float" office:value="-64.76">
                <text:p>-64.76</text:p>
              </table:table-cell>
              <table:table-cell office:value-type="float" office:value="5.14">
                <text:p>5.14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8.235">
                <text:p>78.235</text:p>
              </table:table-cell>
              <table:table-cell office:value-type="float" office:value="-64.77">
                <text:p>-64.77</text:p>
              </table:table-cell>
              <table:table-cell office:value-type="float" office:value="3.21">
                <text:p>3.21</text:p>
              </table:table-cell>
              <table:table-cell office:value-type="float" office:value="67.98">
                <text:p>67.9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78.255">
                <text:p>78.255</text:p>
              </table:table-cell>
              <table:table-cell office:value-type="float" office:value="-64.78">
                <text:p>-64.78</text:p>
              </table:table-cell>
              <table:table-cell office:value-type="float" office:value="1.23">
                <text:p>1.23</text:p>
              </table:table-cell>
              <table:table-cell office:value-type="float" office:value="66.01">
                <text:p>66.0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8.275">
                <text:p>78.275</text:p>
              </table:table-cell>
              <table:table-cell office:value-type="float" office:value="-64.79">
                <text:p>-64.79</text:p>
              </table:table-cell>
              <table:table-cell office:value-type="float" office:value="-0.74">
                <text:p>-0.74</text:p>
              </table:table-cell>
              <table:table-cell office:value-type="float" office:value="64.05">
                <text:p>64.0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78.295">
                <text:p>78.295</text:p>
              </table:table-cell>
              <table:table-cell office:value-type="float" office:value="-64.79">
                <text:p>-64.79</text:p>
              </table:table-cell>
              <table:table-cell office:value-type="float" office:value="-2.7">
                <text:p>-2.7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8.315">
                <text:p>78.315</text:p>
              </table:table-cell>
              <table:table-cell office:value-type="float" office:value="-64.8">
                <text:p>-64.8</text:p>
              </table:table-cell>
              <table:table-cell office:value-type="float" office:value="-4.68">
                <text:p>-4.68</text:p>
              </table:table-cell>
              <table:table-cell office:value-type="float" office:value="60.12">
                <text:p>60.1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8.335">
                <text:p>78.335</text:p>
              </table:table-cell>
              <table:table-cell office:value-type="float" office:value="-64.81">
                <text:p>-64.81</text:p>
              </table:table-cell>
              <table:table-cell office:value-type="float" office:value="-6.65">
                <text:p>-6.65</text:p>
              </table:table-cell>
              <table:table-cell office:value-type="float" office:value="58.16">
                <text:p>58.1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8.355">
                <text:p>78.355</text:p>
              </table:table-cell>
              <table:table-cell office:value-type="float" office:value="-64.82">
                <text:p>-64.82</text:p>
              </table:table-cell>
              <table:table-cell office:value-type="float" office:value="-8.61">
                <text:p>-8.61</text:p>
              </table:table-cell>
              <table:table-cell office:value-type="float" office:value="56.21">
                <text:p>56.2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8.375">
                <text:p>78.375</text:p>
              </table:table-cell>
              <table:table-cell office:value-type="float" office:value="-64.82">
                <text:p>-64.82</text:p>
              </table:table-cell>
              <table:table-cell office:value-type="float" office:value="-10.57">
                <text:p>-10.57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8.395">
                <text:p>78.395</text:p>
              </table:table-cell>
              <table:table-cell office:value-type="float" office:value="-64.83">
                <text:p>-64.83</text:p>
              </table:table-cell>
              <table:table-cell office:value-type="float" office:value="-12.52">
                <text:p>-12.52</text:p>
              </table:table-cell>
              <table:table-cell office:value-type="float" office:value="52.31">
                <text:p>52.3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8.415">
                <text:p>78.415</text:p>
              </table:table-cell>
              <table:table-cell office:value-type="float" office:value="-64.83">
                <text:p>-64.83</text:p>
              </table:table-cell>
              <table:table-cell office:value-type="float" office:value="-14.48">
                <text:p>-14.48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8.435">
                <text:p>78.435</text:p>
              </table:table-cell>
              <table:table-cell office:value-type="float" office:value="-64.84">
                <text:p>-64.84</text:p>
              </table:table-cell>
              <table:table-cell office:value-type="float" office:value="-16.37">
                <text:p>-16.37</text:p>
              </table:table-cell>
              <table:table-cell office:value-type="float" office:value="48.47">
                <text:p>48.4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8.455">
                <text:p>78.455</text:p>
              </table:table-cell>
              <table:table-cell office:value-type="float" office:value="-64.85">
                <text:p>-64.85</text:p>
              </table:table-cell>
              <table:table-cell office:value-type="float" office:value="-18.32">
                <text:p>-18.32</text:p>
              </table:table-cell>
              <table:table-cell office:value-type="float" office:value="46.53">
                <text:p>46.5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8.475">
                <text:p>78.475</text:p>
              </table:table-cell>
              <table:table-cell office:value-type="float" office:value="-64.85">
                <text:p>-64.85</text:p>
              </table:table-cell>
              <table:table-cell office:value-type="float" office:value="-20.26">
                <text:p>-20.26</text:p>
              </table:table-cell>
              <table:table-cell office:value-type="float" office:value="44.59">
                <text:p>44.5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8.495">
                <text:p>78.495</text:p>
              </table:table-cell>
              <table:table-cell office:value-type="float" office:value="-64.86">
                <text:p>-64.86</text:p>
              </table:table-cell>
              <table:table-cell office:value-type="float" office:value="-22.19">
                <text:p>-22.19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8.515">
                <text:p>78.515</text:p>
              </table:table-cell>
              <table:table-cell office:value-type="float" office:value="-64.86">
                <text:p>-64.86</text:p>
              </table:table-cell>
              <table:table-cell office:value-type="float" office:value="-24.13">
                <text:p>-24.13</text:p>
              </table:table-cell>
              <table:table-cell office:value-type="float" office:value="40.73">
                <text:p>40.7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78.535">
                <text:p>78.535</text:p>
              </table:table-cell>
              <table:table-cell office:value-type="float" office:value="-64.87">
                <text:p>-64.87</text:p>
              </table:table-cell>
              <table:table-cell office:value-type="float" office:value="-26.06">
                <text:p>-26.06</text:p>
              </table:table-cell>
              <table:table-cell office:value-type="float" office:value="38.81">
                <text:p>38.8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8.555">
                <text:p>78.555</text:p>
              </table:table-cell>
              <table:table-cell office:value-type="float" office:value="-64.87">
                <text:p>-64.87</text:p>
              </table:table-cell>
              <table:table-cell office:value-type="float" office:value="-27.99">
                <text:p>-27.99</text:p>
              </table:table-cell>
              <table:table-cell office:value-type="float" office:value="36.88">
                <text:p>36.8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78.575">
                <text:p>78.575</text:p>
              </table:table-cell>
              <table:table-cell office:value-type="float" office:value="-64.87">
                <text:p>-64.87</text:p>
              </table:table-cell>
              <table:table-cell office:value-type="float" office:value="-29.91">
                <text:p>-29.91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8.595">
                <text:p>78.595</text:p>
              </table:table-cell>
              <table:table-cell office:value-type="float" office:value="-64.88">
                <text:p>-64.88</text:p>
              </table:table-cell>
              <table:table-cell office:value-type="float" office:value="-31.79">
                <text:p>-31.79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78.615">
                <text:p>78.615</text:p>
              </table:table-cell>
              <table:table-cell office:value-type="float" office:value="-64.88">
                <text:p>-64.88</text:p>
              </table:table-cell>
              <table:table-cell office:value-type="float" office:value="-33.63">
                <text:p>-33.63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8.635">
                <text:p>78.635</text:p>
              </table:table-cell>
              <table:table-cell office:value-type="float" office:value="-64.89">
                <text:p>-64.89</text:p>
              </table:table-cell>
              <table:table-cell office:value-type="float" office:value="-35.37">
                <text:p>-35.37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78.655">
                <text:p>78.655</text:p>
              </table:table-cell>
              <table:table-cell office:value-type="float" office:value="-64.89">
                <text:p>-64.89</text:p>
              </table:table-cell>
              <table:table-cell office:value-type="float" office:value="-37.1">
                <text:p>-37.1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8.675">
                <text:p>78.675</text:p>
              </table:table-cell>
              <table:table-cell office:value-type="float" office:value="-64.89">
                <text:p>-64.89</text:p>
              </table:table-cell>
              <table:table-cell office:value-type="float" office:value="-38.78">
                <text:p>-38.78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78.695">
                <text:p>78.695</text:p>
              </table:table-cell>
              <table:table-cell office:value-type="float" office:value="-64.9">
                <text:p>-64.9</text:p>
              </table:table-cell>
              <table:table-cell office:value-type="float" office:value="-40.38">
                <text:p>-40.38</text:p>
              </table:table-cell>
              <table:table-cell office:value-type="float" office:value="24.52">
                <text:p>24.5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8.715">
                <text:p>78.715</text:p>
              </table:table-cell>
              <table:table-cell office:value-type="float" office:value="-64.9">
                <text:p>-64.9</text:p>
              </table:table-cell>
              <table:table-cell office:value-type="float" office:value="-41.93">
                <text:p>-41.93</text:p>
              </table:table-cell>
              <table:table-cell office:value-type="float" office:value="22.97">
                <text:p>22.9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78.735">
                <text:p>78.735</text:p>
              </table:table-cell>
              <table:table-cell office:value-type="float" office:value="-64.9">
                <text:p>-64.9</text:p>
              </table:table-cell>
              <table:table-cell office:value-type="float" office:value="-43.41">
                <text:p>-43.41</text:p>
              </table:table-cell>
              <table:table-cell office:value-type="float" office:value="21.49">
                <text:p>21.4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8.755">
                <text:p>78.755</text:p>
              </table:table-cell>
              <table:table-cell office:value-type="float" office:value="-64.91">
                <text:p>-64.91</text:p>
              </table:table-cell>
              <table:table-cell office:value-type="float" office:value="-44.81">
                <text:p>-44.81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8.775">
                <text:p>78.775</text:p>
              </table:table-cell>
              <table:table-cell office:value-type="float" office:value="-64.91">
                <text:p>-64.91</text:p>
              </table:table-cell>
              <table:table-cell office:value-type="float" office:value="-46.15">
                <text:p>-46.15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78.795">
                <text:p>78.795</text:p>
              </table:table-cell>
              <table:table-cell office:value-type="float" office:value="-64.92">
                <text:p>-64.92</text:p>
              </table:table-cell>
              <table:table-cell office:value-type="float" office:value="-47.41">
                <text:p>-47.41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78.815">
                <text:p>78.815</text:p>
              </table:table-cell>
              <table:table-cell office:value-type="float" office:value="-64.92">
                <text:p>-64.92</text:p>
              </table:table-cell>
              <table:table-cell office:value-type="float" office:value="-48.62">
                <text:p>-48.62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78.835">
                <text:p>78.835</text:p>
              </table:table-cell>
              <table:table-cell office:value-type="float" office:value="-64.92">
                <text:p>-64.92</text:p>
              </table:table-cell>
              <table:table-cell office:value-type="float" office:value="-49.71">
                <text:p>-49.71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78.855">
                <text:p>78.855</text:p>
              </table:table-cell>
              <table:table-cell office:value-type="float" office:value="-64.93">
                <text:p>-64.93</text:p>
              </table:table-cell>
              <table:table-cell office:value-type="float" office:value="-50.79">
                <text:p>-50.79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78.875">
                <text:p>78.875</text:p>
              </table:table-cell>
              <table:table-cell office:value-type="float" office:value="-64.93">
                <text:p>-64.93</text:p>
              </table:table-cell>
              <table:table-cell office:value-type="float" office:value="-51.81">
                <text:p>-51.81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8.895">
                <text:p>78.895</text:p>
              </table:table-cell>
              <table:table-cell office:value-type="float" office:value="-64.94">
                <text:p>-64.94</text:p>
              </table:table-cell>
              <table:table-cell office:value-type="float" office:value="-52.78">
                <text:p>-52.78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78.915">
                <text:p>78.915</text:p>
              </table:table-cell>
              <table:table-cell office:value-type="float" office:value="-64.94">
                <text:p>-64.94</text:p>
              </table:table-cell>
              <table:table-cell office:value-type="float" office:value="-53.69">
                <text:p>-53.6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8.935">
                <text:p>78.935</text:p>
              </table:table-cell>
              <table:table-cell office:value-type="float" office:value="-64.95">
                <text:p>-64.95</text:p>
              </table:table-cell>
              <table:table-cell office:value-type="float" office:value="-54.54">
                <text:p>-54.54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8.955">
                <text:p>78.955</text:p>
              </table:table-cell>
              <table:table-cell office:value-type="float" office:value="-64.95">
                <text:p>-64.95</text:p>
              </table:table-cell>
              <table:table-cell office:value-type="float" office:value="-55.35">
                <text:p>-55.3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8.975">
                <text:p>78.975</text:p>
              </table:table-cell>
              <table:table-cell office:value-type="float" office:value="-64.96">
                <text:p>-64.96</text:p>
              </table:table-cell>
              <table:table-cell office:value-type="float" office:value="-56.11">
                <text:p>-56.11</text:p>
              </table:table-cell>
              <table:table-cell office:value-type="float" office:value="8.84999999999999">
                <text:p>8.8499999999999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8.995">
                <text:p>78.995</text:p>
              </table:table-cell>
              <table:table-cell office:value-type="float" office:value="-64.96">
                <text:p>-64.96</text:p>
              </table:table-cell>
              <table:table-cell office:value-type="float" office:value="-56.82">
                <text:p>-56.82</text:p>
              </table:table-cell>
              <table:table-cell office:value-type="float" office:value="8.13999999999999">
                <text:p>8.1399999999999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9.015">
                <text:p>79.015</text:p>
              </table:table-cell>
              <table:table-cell office:value-type="float" office:value="-64.96">
                <text:p>-64.96</text:p>
              </table:table-cell>
              <table:table-cell office:value-type="float" office:value="-57.49">
                <text:p>-57.49</text:p>
              </table:table-cell>
              <table:table-cell office:value-type="float" office:value="7.46999999999999">
                <text:p>7.4699999999999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9.035">
                <text:p>79.035</text:p>
              </table:table-cell>
              <table:table-cell office:value-type="float" office:value="-64.97">
                <text:p>-64.97</text:p>
              </table:table-cell>
              <table:table-cell office:value-type="float" office:value="-58.08">
                <text:p>-58.08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9.055">
                <text:p>79.055</text:p>
              </table:table-cell>
              <table:table-cell office:value-type="float" office:value="-64.97">
                <text:p>-64.97</text:p>
              </table:table-cell>
              <table:table-cell office:value-type="float" office:value="-58.67">
                <text:p>-58.6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9.075">
                <text:p>79.075</text:p>
              </table:table-cell>
              <table:table-cell office:value-type="float" office:value="-64.97">
                <text:p>-64.97</text:p>
              </table:table-cell>
              <table:table-cell office:value-type="float" office:value="-59.23">
                <text:p>-59.23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79.095">
                <text:p>79.095</text:p>
              </table:table-cell>
              <table:table-cell office:value-type="float" office:value="-64.98">
                <text:p>-64.98</text:p>
              </table:table-cell>
              <table:table-cell office:value-type="float" office:value="-59.76">
                <text:p>-59.76</text:p>
              </table:table-cell>
              <table:table-cell office:value-type="float" office:value="5.22000000000001">
                <text:p>5.2200000000000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79.115">
                <text:p>79.115</text:p>
              </table:table-cell>
              <table:table-cell office:value-type="float" office:value="-64.98">
                <text:p>-64.98</text:p>
              </table:table-cell>
              <table:table-cell office:value-type="float" office:value="-60.26">
                <text:p>-60.26</text:p>
              </table:table-cell>
              <table:table-cell office:value-type="float" office:value="4.72000000000001">
                <text:p>4.7200000000000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79.135">
                <text:p>79.135</text:p>
              </table:table-cell>
              <table:table-cell office:value-type="float" office:value="-64.98">
                <text:p>-64.98</text:p>
              </table:table-cell>
              <table:table-cell office:value-type="float" office:value="-60.73">
                <text:p>-60.73</text:p>
              </table:table-cell>
              <table:table-cell office:value-type="float" office:value="4.25000000000001">
                <text:p>4.2500000000000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79.155">
                <text:p>79.155</text:p>
              </table:table-cell>
              <table:table-cell office:value-type="float" office:value="-64.98">
                <text:p>-64.98</text:p>
              </table:table-cell>
              <table:table-cell office:value-type="float" office:value="-61.17">
                <text:p>-61.17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9.175">
                <text:p>79.175</text:p>
              </table:table-cell>
              <table:table-cell office:value-type="float" office:value="-64.99">
                <text:p>-64.99</text:p>
              </table:table-cell>
              <table:table-cell office:value-type="float" office:value="-61.59">
                <text:p>-61.59</text:p>
              </table:table-cell>
              <table:table-cell office:value-type="float" office:value="3.39999999999999">
                <text:p>3.3999999999999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9.195">
                <text:p>79.195</text:p>
              </table:table-cell>
              <table:table-cell office:value-type="float" office:value="-64.99">
                <text:p>-64.99</text:p>
              </table:table-cell>
              <table:table-cell office:value-type="float" office:value="-61.98">
                <text:p>-61.98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9.215">
                <text:p>79.215</text:p>
              </table:table-cell>
              <table:table-cell office:value-type="float" office:value="-64.99">
                <text:p>-64.99</text:p>
              </table:table-cell>
              <table:table-cell office:value-type="float" office:value="-62.34">
                <text:p>-62.34</text:p>
              </table:table-cell>
              <table:table-cell office:value-type="float" office:value="2.64999999999999">
                <text:p>2.6499999999999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9.235">
                <text:p>79.235</text:p>
              </table:table-cell>
              <table:table-cell office:value-type="float" office:value="-64.99">
                <text:p>-64.99</text:p>
              </table:table-cell>
              <table:table-cell office:value-type="float" office:value="-62.62">
                <text:p>-62.6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79.255">
                <text:p>79.255</text:p>
              </table:table-cell>
              <table:table-cell office:value-type="float" office:value="-64.99">
                <text:p>-64.99</text:p>
              </table:table-cell>
              <table:table-cell office:value-type="float" office:value="-62.94">
                <text:p>-62.94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79.275">
                <text:p>79.275</text:p>
              </table:table-cell>
              <table:table-cell office:value-type="float" office:value="-64.99">
                <text:p>-64.99</text:p>
              </table:table-cell>
              <table:table-cell office:value-type="float" office:value="-63.25">
                <text:p>-63.2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79.295">
                <text:p>79.295</text:p>
              </table:table-cell>
              <table:table-cell office:value-type="float" office:value="-64.99">
                <text:p>-64.99</text:p>
              </table:table-cell>
              <table:table-cell office:value-type="float" office:value="-63.53">
                <text:p>-63.53</text:p>
              </table:table-cell>
              <table:table-cell office:value-type="float" office:value="1.45999999999999">
                <text:p>1.4599999999999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79.315">
                <text:p>79.315</text:p>
              </table:table-cell>
              <table:table-cell office:value-type="float" office:value="-64.99">
                <text:p>-64.99</text:p>
              </table:table-cell>
              <table:table-cell office:value-type="float" office:value="-63.8">
                <text:p>-63.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79.335">
                <text:p>79.335</text:p>
              </table:table-cell>
              <table:table-cell office:value-type="float" office:value="-64.99">
                <text:p>-64.99</text:p>
              </table:table-cell>
              <table:table-cell office:value-type="float" office:value="-64.05">
                <text:p>-64.05</text:p>
              </table:table-cell>
              <table:table-cell office:value-type="float" office:value="0.939999999999998">
                <text:p>0.93999999999999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79.355">
                <text:p>79.355</text:p>
              </table:table-cell>
              <table:table-cell office:value-type="float" office:value="-64.99">
                <text:p>-64.99</text:p>
              </table:table-cell>
              <table:table-cell office:value-type="float" office:value="-64.29">
                <text:p>-64.29</text:p>
              </table:table-cell>
              <table:table-cell office:value-type="float" office:value="0.699999999999989">
                <text:p>0.69999999999998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79.375">
                <text:p>79.375</text:p>
              </table:table-cell>
              <table:table-cell office:value-type="float" office:value="-64.99">
                <text:p>-64.99</text:p>
              </table:table-cell>
              <table:table-cell office:value-type="float" office:value="-64.51">
                <text:p>-64.51</text:p>
              </table:table-cell>
              <table:table-cell office:value-type="float" office:value="0.47999999999999">
                <text:p>0.4799999999999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79.395">
                <text:p>79.395</text:p>
              </table:table-cell>
              <table:table-cell office:value-type="float" office:value="-64.99">
                <text:p>-64.99</text:p>
              </table:table-cell>
              <table:table-cell office:value-type="float" office:value="-64.72">
                <text:p>-64.72</text:p>
              </table:table-cell>
              <table:table-cell office:value-type="float" office:value="0.269999999999996">
                <text:p>0.26999999999999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79.415">
                <text:p>79.415</text:p>
              </table:table-cell>
              <table:table-cell office:value-type="float" office:value="-64.99">
                <text:p>-64.99</text:p>
              </table:table-cell>
              <table:table-cell office:value-type="float" office:value="-64.91">
                <text:p>-64.91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79.435">
                <text:p>79.435</text:p>
              </table:table-cell>
              <table:table-cell office:value-type="float" office:value="-64.99">
                <text:p>-64.99</text:p>
              </table:table-cell>
              <table:table-cell office:value-type="float" office:value="-65.02">
                <text:p>-65.02</text:p>
              </table:table-cell>
              <table:table-cell office:value-type="float" office:value="0.0300000000000011">
                <text:p>0.030000000000001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79.455">
                <text:p>79.455</text:p>
              </table:table-cell>
              <table:table-cell office:value-type="float" office:value="-64.99">
                <text:p>-64.99</text:p>
              </table:table-cell>
              <table:table-cell office:value-type="float" office:value="-65.19">
                <text:p>-65.19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9.475">
                <text:p>79.475</text:p>
              </table:table-cell>
              <table:table-cell office:value-type="float" office:value="-64.99">
                <text:p>-64.99</text:p>
              </table:table-cell>
              <table:table-cell office:value-type="float" office:value="-65.35">
                <text:p>-65.35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9.495">
                <text:p>79.495</text:p>
              </table:table-cell>
              <table:table-cell office:value-type="float" office:value="-64.99">
                <text:p>-64.99</text:p>
              </table:table-cell>
              <table:table-cell office:value-type="float" office:value="-65.5">
                <text:p>-65.5</text:p>
              </table:table-cell>
              <table:table-cell office:value-type="float" office:value="0.510000000000005">
                <text:p>0.51000000000000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9.515">
                <text:p>79.515</text:p>
              </table:table-cell>
              <table:table-cell office:value-type="float" office:value="-64.99">
                <text:p>-64.99</text:p>
              </table:table-cell>
              <table:table-cell office:value-type="float" office:value="-65.64">
                <text:p>-65.64</text:p>
              </table:table-cell>
              <table:table-cell office:value-type="float" office:value="0.650000000000006">
                <text:p>0.65000000000000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79.535">
                <text:p>79.535</text:p>
              </table:table-cell>
              <table:table-cell office:value-type="float" office:value="-64.99">
                <text:p>-64.99</text:p>
              </table:table-cell>
              <table:table-cell office:value-type="float" office:value="-65.77">
                <text:p>-65.77</text:p>
              </table:table-cell>
              <table:table-cell office:value-type="float" office:value="0.780000000000001">
                <text:p>0.78000000000000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9.555">
                <text:p>79.555</text:p>
              </table:table-cell>
              <table:table-cell office:value-type="float" office:value="-64.99">
                <text:p>-64.99</text:p>
              </table:table-cell>
              <table:table-cell office:value-type="float" office:value="-65.89">
                <text:p>-65.89</text:p>
              </table:table-cell>
              <table:table-cell office:value-type="float" office:value="0.900000000000006">
                <text:p>0.90000000000000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79.575">
                <text:p>79.575</text:p>
              </table:table-cell>
              <table:table-cell office:value-type="float" office:value="-64.99">
                <text:p>-64.99</text:p>
              </table:table-cell>
              <table:table-cell office:value-type="float" office:value="-66.01">
                <text:p>-66.01</text:p>
              </table:table-cell>
              <table:table-cell office:value-type="float" office:value="1.02000000000001">
                <text:p>1.0200000000000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79.595">
                <text:p>79.595</text:p>
              </table:table-cell>
              <table:table-cell office:value-type="float" office:value="-64.99">
                <text:p>-64.99</text:p>
              </table:table-cell>
              <table:table-cell office:value-type="float" office:value="-66.12">
                <text:p>-66.12</text:p>
              </table:table-cell>
              <table:table-cell office:value-type="float" office:value="1.13000000000001">
                <text:p>1.1300000000000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9.615">
                <text:p>79.615</text:p>
              </table:table-cell>
              <table:table-cell office:value-type="float" office:value="-64.99">
                <text:p>-64.99</text:p>
              </table:table-cell>
              <table:table-cell office:value-type="float" office:value="-66.21">
                <text:p>-66.2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79.635">
                <text:p>79.635</text:p>
              </table:table-cell>
              <table:table-cell office:value-type="float" office:value="-64.99">
                <text:p>-64.99</text:p>
              </table:table-cell>
              <table:table-cell office:value-type="float" office:value="-66.23">
                <text:p>-66.23</text:p>
              </table:table-cell>
              <table:table-cell office:value-type="float" office:value="1.24000000000001">
                <text:p>1.2400000000000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79.655">
                <text:p>79.655</text:p>
              </table:table-cell>
              <table:table-cell office:value-type="float" office:value="-64.99">
                <text:p>-64.99</text:p>
              </table:table-cell>
              <table:table-cell office:value-type="float" office:value="-66.32">
                <text:p>-66.3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79.675">
                <text:p>79.675</text:p>
              </table:table-cell>
              <table:table-cell office:value-type="float" office:value="-64.99">
                <text:p>-64.99</text:p>
              </table:table-cell>
              <table:table-cell office:value-type="float" office:value="-66.4">
                <text:p>-66.4</text:p>
              </table:table-cell>
              <table:table-cell office:value-type="float" office:value="1.41000000000001">
                <text:p>1.4100000000000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79.695">
                <text:p>79.695</text:p>
              </table:table-cell>
              <table:table-cell office:value-type="float" office:value="-64.99">
                <text:p>-64.99</text:p>
              </table:table-cell>
              <table:table-cell office:value-type="float" office:value="-66.48">
                <text:p>-66.48</text:p>
              </table:table-cell>
              <table:table-cell office:value-type="float" office:value="1.49000000000001">
                <text:p>1.4900000000000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79.715">
                <text:p>79.715</text:p>
              </table:table-cell>
              <table:table-cell office:value-type="float" office:value="-64.99">
                <text:p>-64.99</text:p>
              </table:table-cell>
              <table:table-cell office:value-type="float" office:value="-66.55">
                <text:p>-66.5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79.735">
                <text:p>79.735</text:p>
              </table:table-cell>
              <table:table-cell office:value-type="float" office:value="-64.99">
                <text:p>-64.99</text:p>
              </table:table-cell>
              <table:table-cell office:value-type="float" office:value="-66.61">
                <text:p>-66.6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9.755">
                <text:p>79.755</text:p>
              </table:table-cell>
              <table:table-cell office:value-type="float" office:value="-64.99">
                <text:p>-64.99</text:p>
              </table:table-cell>
              <table:table-cell office:value-type="float" office:value="-66.67">
                <text:p>-66.67</text:p>
              </table:table-cell>
              <table:table-cell office:value-type="float" office:value="1.68000000000001">
                <text:p>1.6800000000000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79.775">
                <text:p>79.775</text:p>
              </table:table-cell>
              <table:table-cell office:value-type="float" office:value="-64.99">
                <text:p>-64.99</text:p>
              </table:table-cell>
              <table:table-cell office:value-type="float" office:value="-66.73">
                <text:p>-66.73</text:p>
              </table:table-cell>
              <table:table-cell office:value-type="float" office:value="1.74000000000001">
                <text:p>1.7400000000000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79.795">
                <text:p>79.795</text:p>
              </table:table-cell>
              <table:table-cell office:value-type="float" office:value="-64.99">
                <text:p>-64.99</text:p>
              </table:table-cell>
              <table:table-cell office:value-type="float" office:value="-66.78">
                <text:p>-66.78</text:p>
              </table:table-cell>
              <table:table-cell office:value-type="float" office:value="1.79000000000001">
                <text:p>1.7900000000000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9.815">
                <text:p>79.815</text:p>
              </table:table-cell>
              <table:table-cell office:value-type="float" office:value="-64.99">
                <text:p>-64.99</text:p>
              </table:table-cell>
              <table:table-cell office:value-type="float" office:value="-66.83">
                <text:p>-66.8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79.835">
                <text:p>79.835</text:p>
              </table:table-cell>
              <table:table-cell office:value-type="float" office:value="-64.99">
                <text:p>-64.99</text:p>
              </table:table-cell>
              <table:table-cell office:value-type="float" office:value="-66.8">
                <text:p>-66.8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79.855">
                <text:p>79.855</text:p>
              </table:table-cell>
              <table:table-cell office:value-type="float" office:value="-64.98">
                <text:p>-64.98</text:p>
              </table:table-cell>
              <table:table-cell office:value-type="float" office:value="-66.84">
                <text:p>-66.8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9.875">
                <text:p>79.875</text:p>
              </table:table-cell>
              <table:table-cell office:value-type="float" office:value="-64.98">
                <text:p>-64.98</text:p>
              </table:table-cell>
              <table:table-cell office:value-type="float" office:value="-66.89">
                <text:p>-66.8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9.895">
                <text:p>79.895</text:p>
              </table:table-cell>
              <table:table-cell office:value-type="float" office:value="-64.98">
                <text:p>-64.98</text:p>
              </table:table-cell>
              <table:table-cell office:value-type="float" office:value="-66.93">
                <text:p>-66.9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9.915">
                <text:p>79.915</text:p>
              </table:table-cell>
              <table:table-cell office:value-type="float" office:value="-64.98">
                <text:p>-64.98</text:p>
              </table:table-cell>
              <table:table-cell office:value-type="float" office:value="-66.96">
                <text:p>-66.96</text:p>
              </table:table-cell>
              <table:table-cell office:value-type="float" office:value="1.97999999999999">
                <text:p>1.9799999999999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9.935">
                <text:p>79.935</text:p>
              </table:table-cell>
              <table:table-cell office:value-type="float" office:value="-64.98">
                <text:p>-64.98</text:p>
              </table:table-cell>
              <table:table-cell office:value-type="float" office:value="-67">
                <text:p>-67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79.955">
                <text:p>79.955</text:p>
              </table:table-cell>
              <table:table-cell office:value-type="float" office:value="-64.98">
                <text:p>-64.98</text:p>
              </table:table-cell>
              <table:table-cell office:value-type="float" office:value="-67.03">
                <text:p>-67.0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79.975">
                <text:p>79.975</text:p>
              </table:table-cell>
              <table:table-cell office:value-type="float" office:value="-64.97">
                <text:p>-64.97</text:p>
              </table:table-cell>
              <table:table-cell office:value-type="float" office:value="-67.06">
                <text:p>-67.06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79.995">
                <text:p>79.995</text:p>
              </table:table-cell>
              <table:table-cell office:value-type="float" office:value="-64.97">
                <text:p>-64.97</text:p>
              </table:table-cell>
              <table:table-cell office:value-type="float" office:value="-67.09">
                <text:p>-67.09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80.015">
                <text:p>80.015</text:p>
              </table:table-cell>
              <table:table-cell office:value-type="float" office:value="-64.97">
                <text:p>-64.97</text:p>
              </table:table-cell>
              <table:table-cell office:value-type="float" office:value="-67.12">
                <text:p>-67.12</text:p>
              </table:table-cell>
              <table:table-cell office:value-type="float" office:value="2.15000000000001">
                <text:p>2.1500000000000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80.035">
                <text:p>80.035</text:p>
              </table:table-cell>
              <table:table-cell office:value-type="float" office:value="-64.97">
                <text:p>-64.97</text:p>
              </table:table-cell>
              <table:table-cell office:value-type="float" office:value="-67.06">
                <text:p>-67.06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80.055">
                <text:p>80.055</text:p>
              </table:table-cell>
              <table:table-cell office:value-type="float" office:value="-64.97">
                <text:p>-64.97</text:p>
              </table:table-cell>
              <table:table-cell office:value-type="float" office:value="-67.09">
                <text:p>-67.09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80.075">
                <text:p>80.075</text:p>
              </table:table-cell>
              <table:table-cell office:value-type="float" office:value="-64.96">
                <text:p>-64.96</text:p>
              </table:table-cell>
              <table:table-cell office:value-type="float" office:value="-67.11">
                <text:p>-67.11</text:p>
              </table:table-cell>
              <table:table-cell office:value-type="float" office:value="2.15000000000001">
                <text:p>2.1500000000000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80.095">
                <text:p>80.095</text:p>
              </table:table-cell>
              <table:table-cell office:value-type="float" office:value="-64.96">
                <text:p>-64.96</text:p>
              </table:table-cell>
              <table:table-cell office:value-type="float" office:value="-67.14">
                <text:p>-67.14</text:p>
              </table:table-cell>
              <table:table-cell office:value-type="float" office:value="2.18000000000001">
                <text:p>2.1800000000000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80.115">
                <text:p>80.115</text:p>
              </table:table-cell>
              <table:table-cell office:value-type="float" office:value="-64.96">
                <text:p>-64.96</text:p>
              </table:table-cell>
              <table:table-cell office:value-type="float" office:value="-67.16">
                <text:p>-67.1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80.135">
                <text:p>80.135</text:p>
              </table:table-cell>
              <table:table-cell office:value-type="float" office:value="-64.96">
                <text:p>-64.96</text:p>
              </table:table-cell>
              <table:table-cell office:value-type="float" office:value="-67.18">
                <text:p>-67.18</text:p>
              </table:table-cell>
              <table:table-cell office:value-type="float" office:value="2.22000000000001">
                <text:p>2.2200000000000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80.155">
                <text:p>80.155</text:p>
              </table:table-cell>
              <table:table-cell office:value-type="float" office:value="-64.96">
                <text:p>-64.96</text:p>
              </table:table-cell>
              <table:table-cell office:value-type="float" office:value="-67.2">
                <text:p>-67.2</text:p>
              </table:table-cell>
              <table:table-cell office:value-type="float" office:value="2.24000000000001">
                <text:p>2.2400000000000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80.175">
                <text:p>80.175</text:p>
              </table:table-cell>
              <table:table-cell office:value-type="float" office:value="-64.95">
                <text:p>-64.95</text:p>
              </table:table-cell>
              <table:table-cell office:value-type="float" office:value="-67.22">
                <text:p>-67.2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80.195">
                <text:p>80.195</text:p>
              </table:table-cell>
              <table:table-cell office:value-type="float" office:value="-64.95">
                <text:p>-64.95</text:p>
              </table:table-cell>
              <table:table-cell office:value-type="float" office:value="-67.23">
                <text:p>-67.23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80.215">
                <text:p>80.215</text:p>
              </table:table-cell>
              <table:table-cell office:value-type="float" office:value="-64.95">
                <text:p>-64.95</text:p>
              </table:table-cell>
              <table:table-cell office:value-type="float" office:value="-67.25">
                <text:p>-67.2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80.235">
                <text:p>80.235</text:p>
              </table:table-cell>
              <table:table-cell office:value-type="float" office:value="-64.94">
                <text:p>-64.94</text:p>
              </table:table-cell>
              <table:table-cell office:value-type="float" office:value="-67.17">
                <text:p>-67.17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80.255">
                <text:p>80.255</text:p>
              </table:table-cell>
              <table:table-cell office:value-type="float" office:value="-64.94">
                <text:p>-64.94</text:p>
              </table:table-cell>
              <table:table-cell office:value-type="float" office:value="-67.18">
                <text:p>-67.18</text:p>
              </table:table-cell>
              <table:table-cell office:value-type="float" office:value="2.24000000000001">
                <text:p>2.2400000000000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0.275">
                <text:p>80.275</text:p>
              </table:table-cell>
              <table:table-cell office:value-type="float" office:value="-64.94">
                <text:p>-64.94</text:p>
              </table:table-cell>
              <table:table-cell office:value-type="float" office:value="-67.19">
                <text:p>-67.1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80.295">
                <text:p>80.295</text:p>
              </table:table-cell>
              <table:table-cell office:value-type="float" office:value="-64.94">
                <text:p>-64.94</text:p>
              </table:table-cell>
              <table:table-cell office:value-type="float" office:value="-67.21">
                <text:p>-67.21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80.315">
                <text:p>80.315</text:p>
              </table:table-cell>
              <table:table-cell office:value-type="float" office:value="-64.93">
                <text:p>-64.93</text:p>
              </table:table-cell>
              <table:table-cell office:value-type="float" office:value="-67.22">
                <text:p>-67.22</text:p>
              </table:table-cell>
              <table:table-cell office:value-type="float" office:value="2.28999999999999">
                <text:p>2.2899999999999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80.335">
                <text:p>80.335</text:p>
              </table:table-cell>
              <table:table-cell office:value-type="float" office:value="-64.93">
                <text:p>-64.93</text:p>
              </table:table-cell>
              <table:table-cell office:value-type="float" office:value="-67.24">
                <text:p>-67.24</text:p>
              </table:table-cell>
              <table:table-cell office:value-type="float" office:value="2.30999999999999">
                <text:p>2.3099999999999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80.355">
                <text:p>80.355</text:p>
              </table:table-cell>
              <table:table-cell office:value-type="float" office:value="-64.93">
                <text:p>-64.93</text:p>
              </table:table-cell>
              <table:table-cell office:value-type="float" office:value="-67.25">
                <text:p>-67.25</text:p>
              </table:table-cell>
              <table:table-cell office:value-type="float" office:value="2.31999999999999">
                <text:p>2.3199999999999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80.375">
                <text:p>80.375</text:p>
              </table:table-cell>
              <table:table-cell office:value-type="float" office:value="-64.92">
                <text:p>-64.92</text:p>
              </table:table-cell>
              <table:table-cell office:value-type="float" office:value="-67.27">
                <text:p>-67.27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80.395">
                <text:p>80.395</text:p>
              </table:table-cell>
              <table:table-cell office:value-type="float" office:value="-64.92">
                <text:p>-64.92</text:p>
              </table:table-cell>
              <table:table-cell office:value-type="float" office:value="-67.28">
                <text:p>-67.28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80.415">
                <text:p>80.415</text:p>
              </table:table-cell>
              <table:table-cell office:value-type="float" office:value="-64.92">
                <text:p>-64.92</text:p>
              </table:table-cell>
              <table:table-cell office:value-type="float" office:value="-67.29">
                <text:p>-67.29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0.435">
                <text:p>80.435</text:p>
              </table:table-cell>
              <table:table-cell office:value-type="float" office:value="-64.91">
                <text:p>-64.91</text:p>
              </table:table-cell>
              <table:table-cell office:value-type="float" office:value="-67.2">
                <text:p>-67.2</text:p>
              </table:table-cell>
              <table:table-cell office:value-type="float" office:value="2.29000000000001">
                <text:p>2.2900000000000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0.455">
                <text:p>80.455</text:p>
              </table:table-cell>
              <table:table-cell office:value-type="float" office:value="-64.91">
                <text:p>-64.91</text:p>
              </table:table-cell>
              <table:table-cell office:value-type="float" office:value="-67.21">
                <text:p>-67.2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0.475">
                <text:p>80.475</text:p>
              </table:table-cell>
              <table:table-cell office:value-type="float" office:value="-64.91">
                <text:p>-64.91</text:p>
              </table:table-cell>
              <table:table-cell office:value-type="float" office:value="-67.22">
                <text:p>-67.2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0.495">
                <text:p>80.495</text:p>
              </table:table-cell>
              <table:table-cell office:value-type="float" office:value="-64.9">
                <text:p>-64.9</text:p>
              </table:table-cell>
              <table:table-cell office:value-type="float" office:value="-67.23">
                <text:p>-67.23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80.515">
                <text:p>80.515</text:p>
              </table:table-cell>
              <table:table-cell office:value-type="float" office:value="-64.9">
                <text:p>-64.9</text:p>
              </table:table-cell>
              <table:table-cell office:value-type="float" office:value="-67.24">
                <text:p>-67.24</text:p>
              </table:table-cell>
              <table:table-cell office:value-type="float" office:value="2.33999999999999">
                <text:p>2.3399999999999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80.535">
                <text:p>80.535</text:p>
              </table:table-cell>
              <table:table-cell office:value-type="float" office:value="-64.9">
                <text:p>-64.9</text:p>
              </table:table-cell>
              <table:table-cell office:value-type="float" office:value="-67.25">
                <text:p>-67.25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80.555">
                <text:p>80.555</text:p>
              </table:table-cell>
              <table:table-cell office:value-type="float" office:value="-64.89">
                <text:p>-64.89</text:p>
              </table:table-cell>
              <table:table-cell office:value-type="float" office:value="-67.26">
                <text:p>-67.26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80.575">
                <text:p>80.575</text:p>
              </table:table-cell>
              <table:table-cell office:value-type="float" office:value="-64.89">
                <text:p>-64.89</text:p>
              </table:table-cell>
              <table:table-cell office:value-type="float" office:value="-67.27">
                <text:p>-67.2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80.595">
                <text:p>80.595</text:p>
              </table:table-cell>
              <table:table-cell office:value-type="float" office:value="-64.89">
                <text:p>-64.89</text:p>
              </table:table-cell>
              <table:table-cell office:value-type="float" office:value="-67.28">
                <text:p>-67.28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80.615">
                <text:p>80.615</text:p>
              </table:table-cell>
              <table:table-cell office:value-type="float" office:value="-64.88">
                <text:p>-64.88</text:p>
              </table:table-cell>
              <table:table-cell office:value-type="float" office:value="-67.28">
                <text:p>-67.28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80.635">
                <text:p>80.635</text:p>
              </table:table-cell>
              <table:table-cell office:value-type="float" office:value="-64.88">
                <text:p>-64.88</text:p>
              </table:table-cell>
              <table:table-cell office:value-type="float" office:value="-67.2">
                <text:p>-67.2</text:p>
              </table:table-cell>
              <table:table-cell office:value-type="float" office:value="2.32000000000001">
                <text:p>2.3200000000000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80.655">
                <text:p>80.655</text:p>
              </table:table-cell>
              <table:table-cell office:value-type="float" office:value="-64.88">
                <text:p>-64.88</text:p>
              </table:table-cell>
              <table:table-cell office:value-type="float" office:value="-67.21">
                <text:p>-67.21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80.675">
                <text:p>80.675</text:p>
              </table:table-cell>
              <table:table-cell office:value-type="float" office:value="-64.87">
                <text:p>-64.87</text:p>
              </table:table-cell>
              <table:table-cell office:value-type="float" office:value="-67.22">
                <text:p>-67.22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80.695">
                <text:p>80.695</text:p>
              </table:table-cell>
              <table:table-cell office:value-type="float" office:value="-64.87">
                <text:p>-64.87</text:p>
              </table:table-cell>
              <table:table-cell office:value-type="float" office:value="-67.22">
                <text:p>-67.22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80.715">
                <text:p>80.715</text:p>
              </table:table-cell>
              <table:table-cell office:value-type="float" office:value="-64.87">
                <text:p>-64.87</text:p>
              </table:table-cell>
              <table:table-cell office:value-type="float" office:value="-67.23">
                <text:p>-67.23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0.735">
                <text:p>80.735</text:p>
              </table:table-cell>
              <table:table-cell office:value-type="float" office:value="-64.87">
                <text:p>-64.87</text:p>
              </table:table-cell>
              <table:table-cell office:value-type="float" office:value="-67.24">
                <text:p>-67.24</text:p>
              </table:table-cell>
              <table:table-cell office:value-type="float" office:value="2.36999999999999">
                <text:p>2.3699999999999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80.755">
                <text:p>80.755</text:p>
              </table:table-cell>
              <table:table-cell office:value-type="float" office:value="-64.86">
                <text:p>-64.86</text:p>
              </table:table-cell>
              <table:table-cell office:value-type="float" office:value="-67.25">
                <text:p>-67.25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80.775">
                <text:p>80.775</text:p>
              </table:table-cell>
              <table:table-cell office:value-type="float" office:value="-64.86">
                <text:p>-64.86</text:p>
              </table:table-cell>
              <table:table-cell office:value-type="float" office:value="-67.26">
                <text:p>-67.26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80.795">
                <text:p>80.795</text:p>
              </table:table-cell>
              <table:table-cell office:value-type="float" office:value="-64.86">
                <text:p>-64.86</text:p>
              </table:table-cell>
              <table:table-cell office:value-type="float" office:value="-67.26">
                <text:p>-67.26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80.815">
                <text:p>80.815</text:p>
              </table:table-cell>
              <table:table-cell office:value-type="float" office:value="-64.85">
                <text:p>-64.85</text:p>
              </table:table-cell>
              <table:table-cell office:value-type="float" office:value="-67.27">
                <text:p>-67.27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80.835">
                <text:p>80.835</text:p>
              </table:table-cell>
              <table:table-cell office:value-type="float" office:value="-64.85">
                <text:p>-64.85</text:p>
              </table:table-cell>
              <table:table-cell office:value-type="float" office:value="-67.19">
                <text:p>-67.19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80.855">
                <text:p>80.855</text:p>
              </table:table-cell>
              <table:table-cell office:value-type="float" office:value="-64.85">
                <text:p>-64.85</text:p>
              </table:table-cell>
              <table:table-cell office:value-type="float" office:value="-67.21">
                <text:p>-67.21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0.875">
                <text:p>80.875</text:p>
              </table:table-cell>
              <table:table-cell office:value-type="float" office:value="-64.85">
                <text:p>-64.85</text:p>
              </table:table-cell>
              <table:table-cell office:value-type="float" office:value="-67.22">
                <text:p>-67.2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0.895">
                <text:p>80.895</text:p>
              </table:table-cell>
              <table:table-cell office:value-type="float" office:value="-64.84">
                <text:p>-64.84</text:p>
              </table:table-cell>
              <table:table-cell office:value-type="float" office:value="-67.23">
                <text:p>-67.2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80.915">
                <text:p>80.915</text:p>
              </table:table-cell>
              <table:table-cell office:value-type="float" office:value="-64.84">
                <text:p>-64.84</text:p>
              </table:table-cell>
              <table:table-cell office:value-type="float" office:value="-67.23">
                <text:p>-67.2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80.935">
                <text:p>80.935</text:p>
              </table:table-cell>
              <table:table-cell office:value-type="float" office:value="-64.84">
                <text:p>-64.84</text:p>
              </table:table-cell>
              <table:table-cell office:value-type="float" office:value="-67.23">
                <text:p>-67.2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80.955">
                <text:p>80.955</text:p>
              </table:table-cell>
              <table:table-cell office:value-type="float" office:value="-64.84">
                <text:p>-64.84</text:p>
              </table:table-cell>
              <table:table-cell office:value-type="float" office:value="-67.24">
                <text:p>-67.24</text:p>
              </table:table-cell>
              <table:table-cell office:value-type="float" office:value="2.39999999999999">
                <text:p>2.3999999999999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80.975">
                <text:p>80.975</text:p>
              </table:table-cell>
              <table:table-cell office:value-type="float" office:value="-64.83">
                <text:p>-64.83</text:p>
              </table:table-cell>
              <table:table-cell office:value-type="float" office:value="-67.24">
                <text:p>-67.24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80.995">
                <text:p>80.995</text:p>
              </table:table-cell>
              <table:table-cell office:value-type="float" office:value="-64.83">
                <text:p>-64.83</text:p>
              </table:table-cell>
              <table:table-cell office:value-type="float" office:value="-67.24">
                <text:p>-67.24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81.015">
                <text:p>81.015</text:p>
              </table:table-cell>
              <table:table-cell office:value-type="float" office:value="-64.83">
                <text:p>-64.83</text:p>
              </table:table-cell>
              <table:table-cell office:value-type="float" office:value="-67.25">
                <text:p>-67.25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81.035">
                <text:p>81.035</text:p>
              </table:table-cell>
              <table:table-cell office:value-type="float" office:value="-64.83">
                <text:p>-64.83</text:p>
              </table:table-cell>
              <table:table-cell office:value-type="float" office:value="-67.18">
                <text:p>-67.18</text:p>
              </table:table-cell>
              <table:table-cell office:value-type="float" office:value="2.35000000000001">
                <text:p>2.3500000000000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81.055">
                <text:p>81.055</text:p>
              </table:table-cell>
              <table:table-cell office:value-type="float" office:value="-64.83">
                <text:p>-64.83</text:p>
              </table:table-cell>
              <table:table-cell office:value-type="float" office:value="-67.18">
                <text:p>-67.18</text:p>
              </table:table-cell>
              <table:table-cell office:value-type="float" office:value="2.35000000000001">
                <text:p>2.3500000000000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81.075">
                <text:p>81.075</text:p>
              </table:table-cell>
              <table:table-cell office:value-type="float" office:value="-64.82">
                <text:p>-64.82</text:p>
              </table:table-cell>
              <table:table-cell office:value-type="float" office:value="-67.19">
                <text:p>-67.19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81.095">
                <text:p>81.095</text:p>
              </table:table-cell>
              <table:table-cell office:value-type="float" office:value="-64.82">
                <text:p>-64.82</text:p>
              </table:table-cell>
              <table:table-cell office:value-type="float" office:value="-67.2">
                <text:p>-67.2</text:p>
              </table:table-cell>
              <table:table-cell office:value-type="float" office:value="2.38000000000001">
                <text:p>2.3800000000000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81.115">
                <text:p>81.115</text:p>
              </table:table-cell>
              <table:table-cell office:value-type="float" office:value="-64.82">
                <text:p>-64.82</text:p>
              </table:table-cell>
              <table:table-cell office:value-type="float" office:value="-67.21">
                <text:p>-67.21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81.135">
                <text:p>81.135</text:p>
              </table:table-cell>
              <table:table-cell office:value-type="float" office:value="-64.82">
                <text:p>-64.82</text:p>
              </table:table-cell>
              <table:table-cell office:value-type="float" office:value="-67.22">
                <text:p>-67.22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81.155">
                <text:p>81.155</text:p>
              </table:table-cell>
              <table:table-cell office:value-type="float" office:value="-64.82">
                <text:p>-64.82</text:p>
              </table:table-cell>
              <table:table-cell office:value-type="float" office:value="-67.22">
                <text:p>-67.22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81.175">
                <text:p>81.175</text:p>
              </table:table-cell>
              <table:table-cell office:value-type="float" office:value="-64.81">
                <text:p>-64.81</text:p>
              </table:table-cell>
              <table:table-cell office:value-type="float" office:value="-67.23">
                <text:p>-67.23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81.195">
                <text:p>81.195</text:p>
              </table:table-cell>
              <table:table-cell office:value-type="float" office:value="-64.81">
                <text:p>-64.81</text:p>
              </table:table-cell>
              <table:table-cell office:value-type="float" office:value="-67.24">
                <text:p>-67.24</text:p>
              </table:table-cell>
              <table:table-cell office:value-type="float" office:value="2.42999999999999">
                <text:p>2.4299999999999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81.215">
                <text:p>81.215</text:p>
              </table:table-cell>
              <table:table-cell office:value-type="float" office:value="-64.81">
                <text:p>-64.81</text:p>
              </table:table-cell>
              <table:table-cell office:value-type="float" office:value="-67.24">
                <text:p>-67.24</text:p>
              </table:table-cell>
              <table:table-cell office:value-type="float" office:value="2.42999999999999">
                <text:p>2.4299999999999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81.235">
                <text:p>81.235</text:p>
              </table:table-cell>
              <table:table-cell office:value-type="float" office:value="-64.81">
                <text:p>-64.81</text:p>
              </table:table-cell>
              <table:table-cell office:value-type="float" office:value="-67.17">
                <text:p>-67.1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81.255">
                <text:p>81.255</text:p>
              </table:table-cell>
              <table:table-cell office:value-type="float" office:value="-64.81">
                <text:p>-64.81</text:p>
              </table:table-cell>
              <table:table-cell office:value-type="float" office:value="-67.17">
                <text:p>-67.17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81.275">
                <text:p>81.275</text:p>
              </table:table-cell>
              <table:table-cell office:value-type="float" office:value="-64.8">
                <text:p>-64.8</text:p>
              </table:table-cell>
              <table:table-cell office:value-type="float" office:value="-67.17">
                <text:p>-67.17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81.295">
                <text:p>81.295</text:p>
              </table:table-cell>
              <table:table-cell office:value-type="float" office:value="-64.8">
                <text:p>-64.8</text:p>
              </table:table-cell>
              <table:table-cell office:value-type="float" office:value="-67.17">
                <text:p>-67.17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1.315">
                <text:p>81.315</text:p>
              </table:table-cell>
              <table:table-cell office:value-type="float" office:value="-64.8">
                <text:p>-64.8</text:p>
              </table:table-cell>
              <table:table-cell office:value-type="float" office:value="-67.17">
                <text:p>-67.17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1.335">
                <text:p>81.335</text:p>
              </table:table-cell>
              <table:table-cell office:value-type="float" office:value="-64.8">
                <text:p>-64.8</text:p>
              </table:table-cell>
              <table:table-cell office:value-type="float" office:value="-67.17">
                <text:p>-67.17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81.355">
                <text:p>81.355</text:p>
              </table:table-cell>
              <table:table-cell office:value-type="float" office:value="-64.79">
                <text:p>-64.79</text:p>
              </table:table-cell>
              <table:table-cell office:value-type="float" office:value="-67.17">
                <text:p>-67.1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1.375">
                <text:p>81.375</text:p>
              </table:table-cell>
              <table:table-cell office:value-type="float" office:value="-64.79">
                <text:p>-64.79</text:p>
              </table:table-cell>
              <table:table-cell office:value-type="float" office:value="-67.17">
                <text:p>-67.1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1.395">
                <text:p>81.395</text:p>
              </table:table-cell>
              <table:table-cell office:value-type="float" office:value="-64.79">
                <text:p>-64.79</text:p>
              </table:table-cell>
              <table:table-cell office:value-type="float" office:value="-67.17">
                <text:p>-67.1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81.415">
                <text:p>81.415</text:p>
              </table:table-cell>
              <table:table-cell office:value-type="float" office:value="-64.79">
                <text:p>-64.79</text:p>
              </table:table-cell>
              <table:table-cell office:value-type="float" office:value="-67.17">
                <text:p>-67.1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1.435">
                <text:p>81.435</text:p>
              </table:table-cell>
              <table:table-cell office:value-type="float" office:value="-64.79">
                <text:p>-64.79</text:p>
              </table:table-cell>
              <table:table-cell office:value-type="float" office:value="-67.12">
                <text:p>-67.12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1.455">
                <text:p>81.455</text:p>
              </table:table-cell>
              <table:table-cell office:value-type="float" office:value="-64.79">
                <text:p>-64.79</text:p>
              </table:table-cell>
              <table:table-cell office:value-type="float" office:value="-67.12">
                <text:p>-67.12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1.475">
                <text:p>81.475</text:p>
              </table:table-cell>
              <table:table-cell office:value-type="float" office:value="-64.79">
                <text:p>-64.79</text:p>
              </table:table-cell>
              <table:table-cell office:value-type="float" office:value="-67.13">
                <text:p>-67.13</text:p>
              </table:table-cell>
              <table:table-cell office:value-type="float" office:value="2.33999999999999">
                <text:p>2.3399999999999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81.495">
                <text:p>81.495</text:p>
              </table:table-cell>
              <table:table-cell office:value-type="float" office:value="-64.78">
                <text:p>-64.78</text:p>
              </table:table-cell>
              <table:table-cell office:value-type="float" office:value="-67.13">
                <text:p>-67.13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1.515">
                <text:p>81.515</text:p>
              </table:table-cell>
              <table:table-cell office:value-type="float" office:value="-64.78">
                <text:p>-64.78</text:p>
              </table:table-cell>
              <table:table-cell office:value-type="float" office:value="-67.13">
                <text:p>-67.13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1.535">
                <text:p>81.535</text:p>
              </table:table-cell>
              <table:table-cell office:value-type="float" office:value="-64.78">
                <text:p>-64.78</text:p>
              </table:table-cell>
              <table:table-cell office:value-type="float" office:value="-67.13">
                <text:p>-67.13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1.555">
                <text:p>81.555</text:p>
              </table:table-cell>
              <table:table-cell office:value-type="float" office:value="-64.78">
                <text:p>-64.78</text:p>
              </table:table-cell>
              <table:table-cell office:value-type="float" office:value="-67.13">
                <text:p>-67.13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1.575">
                <text:p>81.575</text:p>
              </table:table-cell>
              <table:table-cell office:value-type="float" office:value="-64.78">
                <text:p>-64.78</text:p>
              </table:table-cell>
              <table:table-cell office:value-type="float" office:value="-67.13">
                <text:p>-67.13</text:p>
              </table:table-cell>
              <table:table-cell office:value-type="float" office:value="2.34999999999999">
                <text:p>2.3499999999999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1.595">
                <text:p>81.595</text:p>
              </table:table-cell>
              <table:table-cell office:value-type="float" office:value="-64.77">
                <text:p>-64.77</text:p>
              </table:table-cell>
              <table:table-cell office:value-type="float" office:value="-67.13">
                <text:p>-67.13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81.615">
                <text:p>81.615</text:p>
              </table:table-cell>
              <table:table-cell office:value-type="float" office:value="-64.77">
                <text:p>-64.77</text:p>
              </table:table-cell>
              <table:table-cell office:value-type="float" office:value="-67.13">
                <text:p>-67.13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81.635">
                <text:p>81.635</text:p>
              </table:table-cell>
              <table:table-cell office:value-type="float" office:value="0">
                <text:p>0</text:p>
              </table:table-cell>
              <table:table-cell office:value-type="float" office:value="-66.75">
                <text:p>-66.75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1.655">
                <text:p>81.655</text:p>
              </table:table-cell>
              <table:table-cell office:value-type="float" office:value="0">
                <text:p>0</text:p>
              </table:table-cell>
              <table:table-cell office:value-type="float" office:value="-66.13">
                <text:p>-66.13</text:p>
              </table:table-cell>
              <table:table-cell office:value-type="float" office:value="66.13">
                <text:p>66.1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81.675">
                <text:p>81.675</text:p>
              </table:table-cell>
              <table:table-cell office:value-type="float" office:value="0">
                <text:p>0</text:p>
              </table:table-cell>
              <table:table-cell office:value-type="float" office:value="-65.29">
                <text:p>-65.29</text:p>
              </table:table-cell>
              <table:table-cell office:value-type="float" office:value="65.29">
                <text:p>65.2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1.695">
                <text:p>81.695</text:p>
              </table:table-cell>
              <table:table-cell office:value-type="float" office:value="0">
                <text:p>0</text:p>
              </table:table-cell>
              <table:table-cell office:value-type="float" office:value="-64.25">
                <text:p>-64.25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81.715">
                <text:p>81.715</text:p>
              </table:table-cell>
              <table:table-cell office:value-type="float" office:value="0">
                <text:p>0</text:p>
              </table:table-cell>
              <table:table-cell office:value-type="float" office:value="-63.05">
                <text:p>-63.05</text:p>
              </table:table-cell>
              <table:table-cell office:value-type="float" office:value="63.05">
                <text:p>63.0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81.735">
                <text:p>81.735</text:p>
              </table:table-cell>
              <table:table-cell office:value-type="float" office:value="0">
                <text:p>0</text:p>
              </table:table-cell>
              <table:table-cell office:value-type="float" office:value="-61.71">
                <text:p>-61.71</text:p>
              </table:table-cell>
              <table:table-cell office:value-type="float" office:value="61.71">
                <text:p>61.7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81.755">
                <text:p>81.755</text:p>
              </table:table-cell>
              <table:table-cell office:value-type="float" office:value="0">
                <text:p>0</text:p>
              </table:table-cell>
              <table:table-cell office:value-type="float" office:value="-60.25">
                <text:p>-60.25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1.775">
                <text:p>81.775</text:p>
              </table:table-cell>
              <table:table-cell office:value-type="float" office:value="0">
                <text:p>0</text:p>
              </table:table-cell>
              <table:table-cell office:value-type="float" office:value="-58.71">
                <text:p>-58.71</text:p>
              </table:table-cell>
              <table:table-cell office:value-type="float" office:value="58.71">
                <text:p>58.7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1.795">
                <text:p>81.795</text:p>
              </table:table-cell>
              <table:table-cell office:value-type="float" office:value="0">
                <text:p>0</text:p>
              </table:table-cell>
              <table:table-cell office:value-type="float" office:value="-57.09">
                <text:p>-57.09</text:p>
              </table:table-cell>
              <table:table-cell office:value-type="float" office:value="57.09">
                <text:p>57.0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81.815">
                <text:p>81.815</text:p>
              </table:table-cell>
              <table:table-cell office:value-type="float" office:value="0">
                <text:p>0</text:p>
              </table:table-cell>
              <table:table-cell office:value-type="float" office:value="-55.39">
                <text:p>-55.39</text:p>
              </table:table-cell>
              <table:table-cell office:value-type="float" office:value="55.39">
                <text:p>55.3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1.835">
                <text:p>81.835</text:p>
              </table:table-cell>
              <table:table-cell office:value-type="float" office:value="0">
                <text:p>0</text:p>
              </table:table-cell>
              <table:table-cell office:value-type="float" office:value="-53.61">
                <text:p>-53.61</text:p>
              </table:table-cell>
              <table:table-cell office:value-type="float" office:value="53.61">
                <text:p>53.6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1.855">
                <text:p>81.855</text:p>
              </table:table-cell>
              <table:table-cell office:value-type="float" office:value="0">
                <text:p>0</text:p>
              </table:table-cell>
              <table:table-cell office:value-type="float" office:value="-51.82">
                <text:p>-51.82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1.875">
                <text:p>81.875</text:p>
              </table:table-cell>
              <table:table-cell office:value-type="float" office:value="0">
                <text:p>0</text:p>
              </table:table-cell>
              <table:table-cell office:value-type="float" office:value="-49.99">
                <text:p>-49.99</text:p>
              </table:table-cell>
              <table:table-cell office:value-type="float" office:value="49.99">
                <text:p>49.9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1.895">
                <text:p>81.895</text:p>
              </table:table-cell>
              <table:table-cell office:value-type="float" office:value="0">
                <text:p>0</text:p>
              </table:table-cell>
              <table:table-cell office:value-type="float" office:value="-48.12">
                <text:p>-48.12</text:p>
              </table:table-cell>
              <table:table-cell office:value-type="float" office:value="48.12">
                <text:p>48.1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1.915">
                <text:p>81.915</text:p>
              </table:table-cell>
              <table:table-cell office:value-type="float" office:value="0">
                <text:p>0</text:p>
              </table:table-cell>
              <table:table-cell office:value-type="float" office:value="-46.23">
                <text:p>-46.23</text:p>
              </table:table-cell>
              <table:table-cell office:value-type="float" office:value="46.23">
                <text:p>46.2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1.935">
                <text:p>81.935</text:p>
              </table:table-cell>
              <table:table-cell office:value-type="float" office:value="0">
                <text:p>0</text:p>
              </table:table-cell>
              <table:table-cell office:value-type="float" office:value="-44.31">
                <text:p>-44.31</text:p>
              </table:table-cell>
              <table:table-cell office:value-type="float" office:value="44.31">
                <text:p>44.3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1.955">
                <text:p>81.955</text:p>
              </table:table-cell>
              <table:table-cell office:value-type="float" office:value="0">
                <text:p>0</text:p>
              </table:table-cell>
              <table:table-cell office:value-type="float" office:value="-42.38">
                <text:p>-42.38</text:p>
              </table:table-cell>
              <table:table-cell office:value-type="float" office:value="42.38">
                <text:p>42.3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1.975">
                <text:p>81.975</text:p>
              </table:table-cell>
              <table:table-cell office:value-type="float" office:value="0">
                <text:p>0</text:p>
              </table:table-cell>
              <table:table-cell office:value-type="float" office:value="-40.42">
                <text:p>-40.42</text:p>
              </table:table-cell>
              <table:table-cell office:value-type="float" office:value="40.42">
                <text:p>40.4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1.995">
                <text:p>81.995</text:p>
              </table:table-cell>
              <table:table-cell office:value-type="float" office:value="0">
                <text:p>0</text:p>
              </table:table-cell>
              <table:table-cell office:value-type="float" office:value="-38.46">
                <text:p>-38.46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2.015">
                <text:p>82.015</text:p>
              </table:table-cell>
              <table:table-cell office:value-type="float" office:value="0">
                <text:p>0</text:p>
              </table:table-cell>
              <table:table-cell office:value-type="float" office:value="-36.49">
                <text:p>-36.49</text:p>
              </table:table-cell>
              <table:table-cell office:value-type="float" office:value="36.49">
                <text:p>36.4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2.035">
                <text:p>82.035</text:p>
              </table:table-cell>
              <table:table-cell office:value-type="float" office:value="0">
                <text:p>0</text:p>
              </table:table-cell>
              <table:table-cell office:value-type="float" office:value="-34.53">
                <text:p>-34.53</text:p>
              </table:table-cell>
              <table:table-cell office:value-type="float" office:value="34.53">
                <text:p>34.5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2.055">
                <text:p>82.055</text:p>
              </table:table-cell>
              <table:table-cell office:value-type="float" office:value="0">
                <text:p>0</text:p>
              </table:table-cell>
              <table:table-cell office:value-type="float" office:value="-32.62">
                <text:p>-32.62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82.075">
                <text:p>82.075</text:p>
              </table:table-cell>
              <table:table-cell office:value-type="float" office:value="0">
                <text:p>0</text:p>
              </table:table-cell>
              <table:table-cell office:value-type="float" office:value="-30.75">
                <text:p>-30.75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2.095">
                <text:p>82.095</text:p>
              </table:table-cell>
              <table:table-cell office:value-type="float" office:value="0">
                <text:p>0</text:p>
              </table:table-cell>
              <table:table-cell office:value-type="float" office:value="-28.95">
                <text:p>-28.95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2.115">
                <text:p>82.115</text:p>
              </table:table-cell>
              <table:table-cell office:value-type="float" office:value="0">
                <text:p>0</text:p>
              </table:table-cell>
              <table:table-cell office:value-type="float" office:value="-27.2">
                <text:p>-27.2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82.135">
                <text:p>82.135</text:p>
              </table:table-cell>
              <table:table-cell office:value-type="float" office:value="0">
                <text:p>0</text:p>
              </table:table-cell>
              <table:table-cell office:value-type="float" office:value="-25.52">
                <text:p>-25.52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82.155">
                <text:p>82.155</text:p>
              </table:table-cell>
              <table:table-cell office:value-type="float" office:value="0">
                <text:p>0</text:p>
              </table:table-cell>
              <table:table-cell office:value-type="float" office:value="-23.91">
                <text:p>-23.91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82.175">
                <text:p>82.175</text:p>
              </table:table-cell>
              <table:table-cell office:value-type="float" office:value="0">
                <text:p>0</text:p>
              </table:table-cell>
              <table:table-cell office:value-type="float" office:value="-22.38">
                <text:p>-22.38</text:p>
              </table:table-cell>
              <table:table-cell office:value-type="float" office:value="22.38">
                <text:p>22.3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2.195">
                <text:p>82.195</text:p>
              </table:table-cell>
              <table:table-cell office:value-type="float" office:value="0">
                <text:p>0</text:p>
              </table:table-cell>
              <table:table-cell office:value-type="float" office:value="-20.93">
                <text:p>-20.93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2.215">
                <text:p>82.215</text:p>
              </table:table-cell>
              <table:table-cell office:value-type="float" office:value="0">
                <text:p>0</text:p>
              </table:table-cell>
              <table:table-cell office:value-type="float" office:value="-19.54">
                <text:p>-19.54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2.235">
                <text:p>82.235</text:p>
              </table:table-cell>
              <table:table-cell office:value-type="float" office:value="0">
                <text:p>0</text:p>
              </table:table-cell>
              <table:table-cell office:value-type="float" office:value="-18.25">
                <text:p>-18.25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82.255">
                <text:p>82.255</text:p>
              </table:table-cell>
              <table:table-cell office:value-type="float" office:value="0">
                <text:p>0</text:p>
              </table:table-cell>
              <table:table-cell office:value-type="float" office:value="-17.01">
                <text:p>-17.01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82.275">
                <text:p>82.275</text:p>
              </table:table-cell>
              <table:table-cell office:value-type="float" office:value="0">
                <text:p>0</text:p>
              </table:table-cell>
              <table:table-cell office:value-type="float" office:value="-15.84">
                <text:p>-15.84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82.295">
                <text:p>82.295</text:p>
              </table:table-cell>
              <table:table-cell office:value-type="float" office:value="0">
                <text:p>0</text:p>
              </table:table-cell>
              <table:table-cell office:value-type="float" office:value="-14.73">
                <text:p>-14.73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82.315">
                <text:p>82.315</text:p>
              </table:table-cell>
              <table:table-cell office:value-type="float" office:value="0">
                <text:p>0</text:p>
              </table:table-cell>
              <table:table-cell office:value-type="float" office:value="-13.7">
                <text:p>-13.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82.335">
                <text:p>82.335</text:p>
              </table:table-cell>
              <table:table-cell office:value-type="float" office:value="0">
                <text:p>0</text:p>
              </table:table-cell>
              <table:table-cell office:value-type="float" office:value="-12.73">
                <text:p>-12.73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82.355">
                <text:p>82.355</text:p>
              </table:table-cell>
              <table:table-cell office:value-type="float" office:value="0">
                <text:p>0</text:p>
              </table:table-cell>
              <table:table-cell office:value-type="float" office:value="-11.82">
                <text:p>-11.82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82.375">
                <text:p>82.375</text:p>
              </table:table-cell>
              <table:table-cell office:value-type="float" office:value="0">
                <text:p>0</text:p>
              </table:table-cell>
              <table:table-cell office:value-type="float" office:value="-10.96">
                <text:p>-10.96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82.395">
                <text:p>82.395</text:p>
              </table:table-cell>
              <table:table-cell office:value-type="float" office:value="0">
                <text:p>0</text:p>
              </table:table-cell>
              <table:table-cell office:value-type="float" office:value="-10.17">
                <text:p>-10.17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82.415">
                <text:p>82.415</text:p>
              </table:table-cell>
              <table:table-cell office:value-type="float" office:value="0">
                <text:p>0</text:p>
              </table:table-cell>
              <table:table-cell office:value-type="float" office:value="-9.42">
                <text:p>-9.42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82.435">
                <text:p>82.435</text:p>
              </table:table-cell>
              <table:table-cell office:value-type="float" office:value="0">
                <text:p>0</text:p>
              </table:table-cell>
              <table:table-cell office:value-type="float" office:value="-8.76">
                <text:p>-8.76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2.455">
                <text:p>82.455</text:p>
              </table:table-cell>
              <table:table-cell office:value-type="float" office:value="0">
                <text:p>0</text:p>
              </table:table-cell>
              <table:table-cell office:value-type="float" office:value="-8.11">
                <text:p>-8.11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82.475">
                <text:p>82.475</text:p>
              </table:table-cell>
              <table:table-cell office:value-type="float" office:value="0">
                <text:p>0</text:p>
              </table:table-cell>
              <table:table-cell office:value-type="float" office:value="-7.5">
                <text:p>-7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82.495">
                <text:p>82.495</text:p>
              </table:table-cell>
              <table:table-cell office:value-type="float" office:value="0">
                <text:p>0</text:p>
              </table:table-cell>
              <table:table-cell office:value-type="float" office:value="-6.94">
                <text:p>-6.94</text:p>
              </table:table-cell>
              <table:table-cell office:value-type="float" office:value="6.94">
                <text:p>6.9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82.515">
                <text:p>82.515</text:p>
              </table:table-cell>
              <table:table-cell office:value-type="float" office:value="0">
                <text:p>0</text:p>
              </table:table-cell>
              <table:table-cell office:value-type="float" office:value="-6.39">
                <text:p>-6.39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2.535">
                <text:p>82.535</text:p>
              </table:table-cell>
              <table:table-cell office:value-type="float" office:value="0">
                <text:p>0</text:p>
              </table:table-cell>
              <table:table-cell office:value-type="float" office:value="-5.89">
                <text:p>-5.89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2.555">
                <text:p>82.555</text:p>
              </table:table-cell>
              <table:table-cell office:value-type="float" office:value="0">
                <text:p>0</text:p>
              </table:table-cell>
              <table:table-cell office:value-type="float" office:value="-5.41">
                <text:p>-5.41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82.575">
                <text:p>82.575</text:p>
              </table:table-cell>
              <table:table-cell office:value-type="float" office:value="0">
                <text:p>0</text:p>
              </table:table-cell>
              <table:table-cell office:value-type="float" office:value="-4.97">
                <text:p>-4.97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2.595">
                <text:p>82.595</text:p>
              </table:table-cell>
              <table:table-cell office:value-type="float" office:value="0">
                <text:p>0</text:p>
              </table:table-cell>
              <table:table-cell office:value-type="float" office:value="-4.56">
                <text:p>-4.56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2.615">
                <text:p>82.615</text:p>
              </table:table-cell>
              <table:table-cell office:value-type="float" office:value="0">
                <text:p>0</text:p>
              </table:table-cell>
              <table:table-cell office:value-type="float" office:value="-4.17">
                <text:p>-4.1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2.635">
                <text:p>82.635</text:p>
              </table:table-cell>
              <table:table-cell office:value-type="float" office:value="0">
                <text:p>0</text:p>
              </table:table-cell>
              <table:table-cell office:value-type="float" office:value="-3.82">
                <text:p>-3.8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2.655">
                <text:p>82.655</text:p>
              </table:table-cell>
              <table:table-cell office:value-type="float" office:value="0">
                <text:p>0</text:p>
              </table:table-cell>
              <table:table-cell office:value-type="float" office:value="-3.49">
                <text:p>-3.4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2.675">
                <text:p>82.675</text:p>
              </table:table-cell>
              <table:table-cell office:value-type="float" office:value="0">
                <text:p>0</text:p>
              </table:table-cell>
              <table:table-cell office:value-type="float" office:value="-3.19">
                <text:p>-3.1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2.695">
                <text:p>82.695</text:p>
              </table:table-cell>
              <table:table-cell office:value-type="float" office:value="0">
                <text:p>0</text:p>
              </table:table-cell>
              <table:table-cell office:value-type="float" office:value="-2.91">
                <text:p>-2.91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2.715">
                <text:p>82.715</text:p>
              </table:table-cell>
              <table:table-cell office:value-type="float" office:value="0">
                <text:p>0</text:p>
              </table:table-cell>
              <table:table-cell office:value-type="float" office:value="-2.64">
                <text:p>-2.6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2.735">
                <text:p>82.735</text:p>
              </table:table-cell>
              <table:table-cell office:value-type="float" office:value="0">
                <text:p>0</text:p>
              </table:table-cell>
              <table:table-cell office:value-type="float" office:value="-2.4">
                <text:p>-2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2.755">
                <text:p>82.755</text:p>
              </table:table-cell>
              <table:table-cell office:value-type="float" office:value="0">
                <text:p>0</text:p>
              </table:table-cell>
              <table:table-cell office:value-type="float" office:value="-2.17">
                <text:p>-2.1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82.775">
                <text:p>82.775</text:p>
              </table:table-cell>
              <table:table-cell office:value-type="float" office:value="0">
                <text:p>0</text:p>
              </table:table-cell>
              <table:table-cell office:value-type="float" office:value="-1.96">
                <text:p>-1.9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2.795">
                <text:p>82.795</text:p>
              </table:table-cell>
              <table:table-cell office:value-type="float" office:value="0">
                <text:p>0</text:p>
              </table:table-cell>
              <table:table-cell office:value-type="float" office:value="-1.77">
                <text:p>-1.7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82.815">
                <text:p>82.815</text:p>
              </table:table-cell>
              <table:table-cell office:value-type="float" office:value="0">
                <text:p>0</text:p>
              </table:table-cell>
              <table:table-cell office:value-type="float" office:value="-1.59">
                <text:p>-1.59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2.835">
                <text:p>82.835</text:p>
              </table:table-cell>
              <table:table-cell office:value-type="float" office:value="0">
                <text:p>0</text:p>
              </table:table-cell>
              <table:table-cell office:value-type="float" office:value="-1.42">
                <text:p>-1.4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2.855">
                <text:p>82.855</text:p>
              </table:table-cell>
              <table:table-cell office:value-type="float" office:value="0">
                <text:p>0</text:p>
              </table:table-cell>
              <table:table-cell office:value-type="float" office:value="-1.27">
                <text:p>-1.2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82.875">
                <text:p>82.875</text:p>
              </table:table-cell>
              <table:table-cell office:value-type="float" office:value="0">
                <text:p>0</text:p>
              </table:table-cell>
              <table:table-cell office:value-type="float" office:value="-1.12">
                <text:p>-1.1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2.895">
                <text:p>82.895</text:p>
              </table:table-cell>
              <table:table-cell office:value-type="float" office:value="0">
                <text:p>0</text:p>
              </table:table-cell>
              <table:table-cell office:value-type="float" office:value="-0.99">
                <text:p>-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82.915">
                <text:p>82.915</text:p>
              </table:table-cell>
              <table:table-cell office:value-type="float" office:value="0">
                <text:p>0</text:p>
              </table:table-cell>
              <table:table-cell office:value-type="float" office:value="-0.87">
                <text:p>-0.8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2.935">
                <text:p>82.935</text:p>
              </table:table-cell>
              <table:table-cell office:value-type="float" office:value="0">
                <text:p>0</text:p>
              </table:table-cell>
              <table:table-cell office:value-type="float" office:value="-0.75">
                <text:p>-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2.955">
                <text:p>82.955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82.975">
                <text:p>82.975</text:p>
              </table:table-cell>
              <table:table-cell office:value-type="float" office:value="0">
                <text:p>0</text:p>
              </table:table-cell>
              <table:table-cell office:value-type="float" office:value="-0.55">
                <text:p>-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2.995">
                <text:p>82.995</text:p>
              </table:table-cell>
              <table:table-cell office:value-type="float" office:value="0">
                <text:p>0</text:p>
              </table:table-cell>
              <table:table-cell office:value-type="float" office:value="-0.46">
                <text:p>-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3.015">
                <text:p>83.015</text:p>
              </table:table-cell>
              <table:table-cell office:value-type="float" office:value="0">
                <text:p>0</text:p>
              </table:table-cell>
              <table:table-cell office:value-type="float" office:value="-0.38">
                <text:p>-0.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3.035">
                <text:p>83.035</text:p>
              </table:table-cell>
              <table:table-cell office:value-type="float" office:value="0">
                <text:p>0</text:p>
              </table:table-cell>
              <table:table-cell office:value-type="float" office:value="-0.3">
                <text:p>-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3.055">
                <text:p>83.055</text:p>
              </table:table-cell>
              <table:table-cell office:value-type="float" office:value="0">
                <text:p>0</text:p>
              </table:table-cell>
              <table:table-cell office:value-type="float" office:value="-0.23">
                <text:p>-0.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83.075">
                <text:p>83.075</text:p>
              </table:table-cell>
              <table:table-cell office:value-type="float" office:value="0">
                <text:p>0</text:p>
              </table:table-cell>
              <table:table-cell office:value-type="float" office:value="-0.16">
                <text:p>-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83.095">
                <text:p>83.095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83.115">
                <text:p>83.115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3.135">
                <text:p>83.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83.155">
                <text:p>83.15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83.175">
                <text:p>83.175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83.195">
                <text:p>83.19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83.215">
                <text:p>83.215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83.235">
                <text:p>83.235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83.255">
                <text:p>83.255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83.275">
                <text:p>83.275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83.295">
                <text:p>83.295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3.315">
                <text:p>83.315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3.335">
                <text:p>83.335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3.355">
                <text:p>83.355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83.375">
                <text:p>83.375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3.395">
                <text:p>83.395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83.415">
                <text:p>83.415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83.435">
                <text:p>83.43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83.455">
                <text:p>83.455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83.475">
                <text:p>83.47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83.495">
                <text:p>83.495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3.515">
                <text:p>83.515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83.535">
                <text:p>83.535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3.555">
                <text:p>83.555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83.575">
                <text:p>83.575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3.595">
                <text:p>83.59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3.615">
                <text:p>83.61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3.635">
                <text:p>83.6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83.655">
                <text:p>83.65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83.675">
                <text:p>83.67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83.695">
                <text:p>83.69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83.715">
                <text:p>83.71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83.735">
                <text:p>83.73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83.755">
                <text:p>83.75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83.775">
                <text:p>83.77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83.795">
                <text:p>83.79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83.815">
                <text:p>83.81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83.835">
                <text:p>83.83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83.855">
                <text:p>83.85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3.875">
                <text:p>83.87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83.895">
                <text:p>83.89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83.915">
                <text:p>83.91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83.935">
                <text:p>83.93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83.955">
                <text:p>83.95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83.975">
                <text:p>83.97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83.995">
                <text:p>83.99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84.015">
                <text:p>84.01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84.035">
                <text:p>84.03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84.055">
                <text:p>84.05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84.075">
                <text:p>84.07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84.095">
                <text:p>84.09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4.115">
                <text:p>84.11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4.135">
                <text:p>84.13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84.155">
                <text:p>84.15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84.175">
                <text:p>84.17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84.195">
                <text:p>84.19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84.215">
                <text:p>84.21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84.235">
                <text:p>84.23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84.255">
                <text:p>84.25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84.275">
                <text:p>84.275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84.295">
                <text:p>84.29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84.315">
                <text:p>84.31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84.335">
                <text:p>84.33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84.355">
                <text:p>84.35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4.375">
                <text:p>84.37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84.395">
                <text:p>84.39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84.415">
                <text:p>84.41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84.435">
                <text:p>84.43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84.455">
                <text:p>84.45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4.475">
                <text:p>84.475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4.495">
                <text:p>84.49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4.515">
                <text:p>84.51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4.535">
                <text:p>84.53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84.555">
                <text:p>84.55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84.575">
                <text:p>84.57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84.595">
                <text:p>84.59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84.615">
                <text:p>84.61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84.635">
                <text:p>84.63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84.655">
                <text:p>84.65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4.675">
                <text:p>84.67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84.695">
                <text:p>84.69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84.715">
                <text:p>84.71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4.735">
                <text:p>84.73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4.755">
                <text:p>84.75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84.775">
                <text:p>84.775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84.795">
                <text:p>84.79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84.815">
                <text:p>84.81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4.835">
                <text:p>84.8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4.855">
                <text:p>84.85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4.875">
                <text:p>84.87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4.895">
                <text:p>84.89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4.915">
                <text:p>84.91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4.935">
                <text:p>84.9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4.955">
                <text:p>84.95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4.975">
                <text:p>84.97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84.995">
                <text:p>84.99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85.015">
                <text:p>85.01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5.035">
                <text:p>85.0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85.055">
                <text:p>85.05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5.075">
                <text:p>85.07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5.095">
                <text:p>85.09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5.115">
                <text:p>85.11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5.135">
                <text:p>85.13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5.155">
                <text:p>85.15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85.175">
                <text:p>85.17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5.195">
                <text:p>85.19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5.215">
                <text:p>85.21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5.235">
                <text:p>85.23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5.255">
                <text:p>85.25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5.275">
                <text:p>85.27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85.295">
                <text:p>85.29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85.315">
                <text:p>85.31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85.335">
                <text:p>85.3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5.355">
                <text:p>85.35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85.375">
                <text:p>85.37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85.395">
                <text:p>85.39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5.415">
                <text:p>85.41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5.435">
                <text:p>85.4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85.455">
                <text:p>85.45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85.475">
                <text:p>85.47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85.495">
                <text:p>85.49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85.515">
                <text:p>85.51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85.535">
                <text:p>85.53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85.555">
                <text:p>85.55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85.575">
                <text:p>85.575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5.595">
                <text:p>85.59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85.615">
                <text:p>85.61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85.635">
                <text:p>85.63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85.655">
                <text:p>85.65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5.675">
                <text:p>85.67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5.695">
                <text:p>85.695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85.715">
                <text:p>85.715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